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Symbol" svg:font-family="Symbol"/>
  </office:font-face-decls>
  <office:automatic-styles>
    <style:style style:name="ce1" style:family="table-cell" style:parent-style-name="Default" style:data-style-name="N0"/>
    <style:style style:name="ce2"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weight="bold" style:font-weight-asian="bold" style:font-weight-complex="bold"/>
    </style:style>
    <style:style style:name="ce4" style:family="table-cell" style:parent-style-name="Default" style:data-style-name="N30">
      <style:table-cell-properties fo:border-top="none" fo:border-bottom="thin solid #000000" fo:border-left="thin solid #000000" fo:border-right="2pt solid #000000" style:vertical-align="top" fo:wrap-option="wrap" fo:background-color="transparent" style:repeat-content="false"/>
      <style:paragraph-properties fo:text-align="start" fo:margin-left="0cm"/>
    </style:style>
    <style:style style:name="ce5" style:family="table-cell" style:parent-style-name="Default" style:data-style-name="N30">
      <style:table-cell-properties fo:border-top="none" fo:border-bottom="thin solid #000000" fo:border-left="2pt solid #000000" fo:border-right="2pt solid #000000" style:vertical-align="top" fo:wrap-option="wrap" fo:background-color="transparent" style:repeat-content="false"/>
      <style:paragraph-properties fo:text-align="start" fo:margin-left="0cm"/>
    </style:style>
    <style:style style:name="ce6"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style>
    <style:style style:name="ce7" style:family="table-cell" style:parent-style-name="Default" style:data-style-name="N30">
      <style:table-cell-properties fo:border-top="thin solid #000000" fo:border-bottom="thin solid #000000" fo:border-left="2pt solid #000000" fo:border-right="2pt solid #000000" style:vertical-align="top" fo:wrap-option="wrap" fo:background-color="transparent" style:repeat-content="false"/>
      <style:paragraph-properties fo:text-align="start" fo:margin-left="0cm"/>
    </style:style>
    <style:style style:name="ce8" style:family="table-cell" style:parent-style-name="Berechnung" style:data-style-name="N30">
      <style:table-cell-properties fo:border-top="thin solid #000000" fo:border-bottom="thin solid #000000" fo:border-left="2pt solid #000000" fo:border-right="2pt solid #000000"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9" style:family="table-cell" style:parent-style-name="Default" style:data-style-name="N30">
      <style:table-cell-properties fo:border-top="thin solid #000000" fo:border-bottom="thin solid #000000" fo:border-left="2pt solid #000000" fo:border-right="2pt solid #000000" style:vertical-align="top" fo:wrap-option="wrap" fo:background-color="transparent"/>
    </style:style>
    <style:style style:name="ce10" style:family="table-cell" style:parent-style-name="Link" style:data-style-name="N30">
      <style:table-cell-properties fo:border-top="thin solid #000000" fo:border-bottom="thin solid #000000" fo:border-left="2pt solid #000000" fo:border-right="2pt solid #000000" style:vertical-align="top" fo:wrap-option="wrap" fo:background-color="transparent"/>
      <style:text-properties fo:color="#000000" style:text-underline-style="solid" style:text-underline-type="single"/>
    </style:style>
    <style:style style:name="ce11" style:family="table-cell" style:parent-style-name="Link" style:data-style-name="N30">
      <style:table-cell-properties style:vertical-align="automatic" fo:wrap-option="wrap" fo:background-color="transparent"/>
      <style:text-properties fo:color="#000000" style:text-underline-style="solid" style:text-underline-type="single"/>
    </style:style>
    <style:style style:name="ce12" style:family="table-cell" style:parent-style-name="Default" style:data-style-name="N30">
      <style:table-cell-properties fo:border-top="thin solid #000000" fo:border-bottom="thin solid #000000" fo:border-left="2pt solid #000000" fo:border-right="2pt solid #000000" style:vertical-align="top" fo:background-color="transparent" style:repeat-content="false"/>
      <style:paragraph-properties fo:text-align="start" fo:margin-left="0cm"/>
    </style:style>
    <style:style style:name="ce13" style:family="table-cell" style:parent-style-name="Default" style:data-style-name="N30">
      <style:table-cell-properties style:vertical-align="top" fo:wrap-option="wrap" fo:background-color="transparent"/>
    </style:style>
    <style:style style:name="ce14" style:family="table-cell" style:parent-style-name="Link" style:data-style-name="N30">
      <style:table-cell-properties style:vertical-align="top" fo:wrap-option="wrap" fo:background-color="transparent"/>
      <style:text-properties fo:color="#000000" style:text-underline-style="solid" style:text-underline-type="single"/>
    </style:style>
    <style:style style:name="ce15" style:family="table-cell" style:parent-style-name="Link" style:data-style-name="N30">
      <style:table-cell-properties fo:border-top="none" fo:border-bottom="thin solid #000000" fo:border-left="2pt solid #000000" fo:border-right="2pt solid #000000" style:vertical-align="top" fo:wrap-option="wrap" fo:background-color="transparent"/>
      <style:text-properties fo:color="#000000" style:text-underline-style="solid" style:text-underline-type="single"/>
    </style:style>
    <style:style style:name="ce16" style:family="table-cell" style:parent-style-name="Link" style:data-style-name="N30">
      <style:table-cell-properties fo:border-top="thin solid #000000" fo:border-bottom="thin solid #000000" fo:border-left="2pt solid #000000" fo:border-right="2pt solid #000000" style:vertical-align="automatic" fo:wrap-option="wrap" fo:background-color="transparent"/>
      <style:text-properties fo:color="#000000" style:text-underline-style="solid" style:text-underline-type="single"/>
    </style:style>
    <style:style style:name="ce17" style:family="table-cell" style:parent-style-name="Default" style:data-style-name="N30">
      <style:table-cell-properties style:vertical-align="top" fo:wrap-option="wrap" fo:background-color="transparent" style:repeat-content="false"/>
      <style:paragraph-properties fo:text-align="start" fo:margin-left="0cm"/>
    </style:style>
    <style:style style:name="ce18" style:family="table-cell" style:parent-style-name="Berechnung" style:data-style-name="N30">
      <style:table-cell-properties fo:border="thin solid #7F7F7F" style:vertical-align="top" fo:wrap-option="wrap" fo:background-color="transparent"/>
      <style:text-properties fo:color="#000000" fo:font-weight="normal" style:font-weight-asian="normal" style:font-weight-complex="normal"/>
    </style:style>
    <style:style style:name="ce19" style:family="table-cell" style:parent-style-name="Berechnung" style:data-style-name="N30">
      <style:table-cell-properties fo:border="thin solid #7F7F7F"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20" style:family="table-cell" style:parent-style-name="Default" style:data-style-name="N3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style>
    <style:style style:name="ce21" style:family="table-cell" style:parent-style-name="Berechnung" style:data-style-name="N30">
      <style:table-cell-properties fo:border-top="thin solid #000000" fo:border-bottom="none" fo:border-left="2pt solid #000000" fo:border-right="2pt solid #000000"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22" style:family="table-cell" style:parent-style-name="Default" style:data-style-name="N30">
      <style:table-cell-properties fo:border-top="thin solid #000000" fo:border-bottom="thin solid #000000" fo:border-left="none" fo:border-right="2pt solid #000000" style:vertical-align="top" fo:wrap-option="wrap" fo:background-color="transparent" style:repeat-content="false"/>
      <style:paragraph-properties fo:text-align="start" fo:margin-left="0cm"/>
    </style:style>
    <style:style style:name="ce23" style:family="table-cell" style:parent-style-name="Berechnung" style:data-style-name="N30">
      <style:table-cell-properties fo:border-top="thin solid #000000" fo:border-bottom="2pt solid #000000" fo:border-left="2pt solid #000000" fo:border-right="2pt solid #000000"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24" style:family="table-cell" style:parent-style-name="Berechnung" style:data-style-name="N30">
      <style:table-cell-properties fo:border-top="none" fo:border-bottom="thin solid #7F7F7F" fo:border-left="thin solid #7F7F7F" fo:border-right="thin solid #7F7F7F"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25" style:family="table-cell" style:parent-style-name="Berechnung" style:data-style-name="N30">
      <style:table-cell-properties fo:border="none" style:vertical-align="top" fo:wrap-option="wrap" fo:background-color="transparent" style:repeat-content="false"/>
      <style:paragraph-properties fo:text-align="start" fo:margin-left="0cm"/>
      <style:text-properties fo:color="#000000" fo:font-weight="normal" style:font-weight-asian="normal" style:font-weight-complex="normal"/>
    </style:style>
    <style:style style:name="ce26" style:family="table-cell" style:parent-style-name="Default" style:data-style-name="N30">
      <style:table-cell-properties fo:border-top="thin solid #000000" fo:border-bottom="2pt solid #000000" fo:border-left="2pt solid #000000" fo:border-right="2pt solid #000000" style:vertical-align="top" fo:wrap-option="wrap" fo:background-color="transparent" style:repeat-content="false"/>
      <style:paragraph-properties fo:text-align="start" fo:margin-left="0cm"/>
    </style:style>
    <style:style style:name="ce27" style:family="table-cell" style:parent-style-name="Default" style:data-style-name="N0">
      <style:table-cell-properties style:vertical-align="automatic"/>
    </style:style>
    <style:style style:name="ce28" style:family="table-cell" style:parent-style-name="Default" style:data-style-name="N0">
      <style:table-cell-properties fo:border-top="none" fo:border-bottom="2pt solid #000000" fo:border-left="2pt solid #000000" fo:border-right="2pt solid #000000" fo:background-color="#FFF2CC"/>
    </style:style>
    <style:style style:name="ce29" style:family="table-cell" style:parent-style-name="Default" style:data-style-name="N0">
      <style:table-cell-properties fo:border-top="none" fo:border-bottom="2pt solid #000000" fo:border-left="thin solid #000000" fo:border-right="none" fo:background-color="#FCE4D6"/>
    </style:style>
    <style:style style:name="ce30" style:family="table-cell" style:parent-style-name="Default" style:data-style-name="N0">
      <style:table-cell-properties fo:border-top="none" fo:border-bottom="2pt solid #000000" fo:border-left="thin solid #000000" fo:border-right="thin solid #000000" fo:background-color="#FCE4D6"/>
    </style:style>
    <style:style style:name="ce31" style:family="table-cell" style:parent-style-name="Default" style:data-style-name="N0">
      <style:table-cell-properties fo:border-top="none" fo:border-bottom="2pt solid #000000" fo:border-left="thin solid #000000" fo:border-right="thin solid #000000" style:vertical-align="automatic" fo:background-color="#FCE4D6"/>
    </style:style>
    <style:style style:name="ce32" style:family="table-cell" style:parent-style-name="Default" style:data-style-name="N0">
      <style:table-cell-properties fo:border-top="none" fo:border-bottom="2pt solid #000000" fo:border-left="2pt solid #000000" fo:border-right="thin solid #000000" fo:background-color="#FCE4D6"/>
    </style:style>
    <style:style style:name="ce33" style:family="table-cell" style:parent-style-name="Default" style:data-style-name="N0">
      <style:table-cell-properties fo:border-top="none" fo:border-bottom="2pt solid #000000" fo:border-left="2pt solid #000000" fo:border-right="none" fo:background-color="#E2EFDA"/>
    </style:style>
    <style:style style:name="ce34" style:family="table-cell" style:parent-style-name="Default" style:data-style-name="N0">
      <style:table-cell-properties fo:border-top="2pt solid #000000" fo:border-bottom="2pt solid #000000" fo:border-left="2pt solid #000000" fo:border-right="none"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35" style:family="table-cell" style:parent-style-name="Default" style:data-style-name="N0">
      <style:table-cell-properties fo:border="2pt solid #000000" fo:background-color="#FFF2CC"/>
    </style:style>
    <style:style style:name="ce36" style:family="table-cell" style:parent-style-name="Default" style:data-style-name="N0">
      <style:table-cell-properties fo:border-top="2pt solid #000000" fo:border-bottom="2pt solid #000000" fo:border-left="thin solid #000000" fo:border-right="none" fo:background-color="#FCE4D6"/>
    </style:style>
    <style:style style:name="ce37" style:family="table-cell" style:parent-style-name="Default" style:data-style-name="N0">
      <style:table-cell-properties fo:border-top="2pt solid #000000" fo:border-bottom="2pt solid #000000" fo:border-left="thin solid #000000" fo:border-right="thin solid #000000" fo:background-color="#FCE4D6"/>
    </style:style>
    <style:style style:name="ce38" style:family="table-cell" style:parent-style-name="Default" style:data-style-name="N0">
      <style:table-cell-properties fo:border-top="2pt solid #000000" fo:border-bottom="2pt solid #000000" fo:border-left="thin solid #000000" fo:border-right="thin solid #000000" style:vertical-align="automatic" fo:background-color="#FCE4D6"/>
    </style:style>
    <style:style style:name="ce39" style:family="table-cell" style:parent-style-name="Default" style:data-style-name="N0">
      <style:table-cell-properties fo:border-top="2pt solid #000000" fo:border-bottom="2pt solid #000000" fo:border-left="2pt solid #000000" fo:border-right="thin solid #000000" fo:background-color="#FCE4D6"/>
    </style:style>
    <style:style style:name="ce40" style:family="table-cell" style:parent-style-name="Default" style:data-style-name="N0">
      <style:table-cell-properties fo:border-top="2pt solid #000000" fo:border-bottom="2pt solid #000000" fo:border-left="2pt solid #000000" fo:border-right="none" fo:background-color="#E2EFDA"/>
    </style:style>
    <style:style style:name="ce41" style:family="table-cell" style:parent-style-name="Default" style:data-style-name="N0">
      <style:table-cell-properties fo:border-top="thin solid #000000" fo:border-bottom="none" fo:border-left="2pt solid #000000" fo:border-right="2pt solid #000000" fo:background-color="#FFF2CC"/>
    </style:style>
    <style:style style:name="ce42" style:family="table-cell" style:parent-style-name="Default" style:data-style-name="N0">
      <style:table-cell-properties fo:border-top="thin solid #000000" fo:border-bottom="none" fo:border-left="thin solid #000000" fo:border-right="none" fo:background-color="#FCE4D6"/>
    </style:style>
    <style:style style:name="ce43" style:family="table-cell" style:parent-style-name="Default" style:data-style-name="N0">
      <style:table-cell-properties fo:border-top="thin solid #000000" fo:border-bottom="none" fo:border-left="thin solid #000000" fo:border-right="thin solid #000000" fo:background-color="#FCE4D6"/>
    </style:style>
    <style:style style:name="ce44" style:family="table-cell" style:parent-style-name="Default" style:data-style-name="N0">
      <style:table-cell-properties fo:border-top="thin solid #000000" fo:border-bottom="none" fo:border-left="thin solid #000000" fo:border-right="thin solid #000000" style:vertical-align="automatic" fo:background-color="#FCE4D6"/>
    </style:style>
    <style:style style:name="ce45" style:family="table-cell" style:parent-style-name="Default" style:data-style-name="N0">
      <style:table-cell-properties fo:border-top="thin solid #000000" fo:border-bottom="none" fo:border-left="2pt solid #000000" fo:border-right="thin solid #000000" fo:background-color="#FCE4D6"/>
    </style:style>
    <style:style style:name="ce46" style:family="table-cell" style:parent-style-name="Default" style:data-style-name="N0">
      <style:table-cell-properties fo:border-top="thin solid #000000" fo:border-bottom="2pt solid #000000" fo:border-left="2pt solid #000000" fo:border-right="none" fo:background-color="#E2EFDA"/>
    </style:style>
    <style:style style:name="ce47"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48" style:family="table-cell" style:parent-style-name="Default" style:data-style-name="N0">
      <style:table-cell-properties fo:border-top="thin solid #000000" fo:border-bottom="thin solid #000000" fo:border-left="2pt solid #000000" fo:border-right="2pt solid #000000" fo:background-color="#FFF2CC"/>
    </style:style>
    <style:style style:name="ce49" style:family="table-cell" style:parent-style-name="Default" style:data-style-name="N0">
      <style:table-cell-properties fo:border-top="thin solid #000000" fo:border-bottom="thin solid #000000" fo:border-left="thin solid #000000" fo:border-right="none" fo:background-color="#FCE4D6"/>
    </style:style>
    <style:style style:name="ce50" style:family="table-cell" style:parent-style-name="Default" style:data-style-name="N0">
      <style:table-cell-properties fo:border="thin solid #000000" fo:background-color="#FCE4D6"/>
    </style:style>
    <style:style style:name="ce51" style:family="table-cell" style:parent-style-name="Default" style:data-style-name="N0">
      <style:table-cell-properties fo:border="thin solid #000000" style:vertical-align="automatic" fo:background-color="#FCE4D6"/>
    </style:style>
    <style:style style:name="ce52" style:family="table-cell" style:parent-style-name="Default" style:data-style-name="N0">
      <style:table-cell-properties fo:border-top="thin solid #000000" fo:border-bottom="thin solid #000000" fo:border-left="2pt solid #000000" fo:border-right="thin solid #000000" fo:background-color="#FCE4D6"/>
    </style:style>
    <style:style style:name="ce53" style:family="table-cell" style:parent-style-name="Default" style:data-style-name="N0">
      <style:table-cell-properties fo:border-top="thin solid #000000" fo:border-bottom="thin solid #000000" fo:border-left="2pt solid #000000" fo:border-right="none" fo:background-color="#E2EFDA"/>
    </style:style>
    <style:style style:name="ce54" style:family="table-cell" style:parent-style-name="Default" style:data-style-name="N0">
      <style:table-cell-properties fo:border-top="thin solid #000000" fo:border-bottom="thin solid #000000" fo:border-left="2pt solid #000000" fo:border-right="none" fo:background-color="#E2EFDA"/>
      <style:text-properties style:font-name="Arial" style:font-name-asian="Arial" style:font-name-complex="Arial"/>
    </style:style>
    <style:style style:name="ce55" style:family="table-cell" style:parent-style-name="Default" style:data-style-name="N0">
      <style:table-cell-properties fo:border-top="none" fo:border-bottom="thin solid #000000" fo:border-left="2pt solid #000000" fo:border-right="2pt solid #000000" fo:background-color="#FFF2CC"/>
    </style:style>
    <style:style style:name="ce56" style:family="table-cell" style:parent-style-name="Default" style:data-style-name="N0">
      <style:table-cell-properties fo:border-top="none" fo:border-bottom="thin solid #000000" fo:border-left="thin solid #000000" fo:border-right="none" fo:background-color="#FCE4D6"/>
    </style:style>
    <style:style style:name="ce57" style:family="table-cell" style:parent-style-name="Default" style:data-style-name="N0">
      <style:table-cell-properties fo:border-top="none" fo:border-bottom="thin solid #000000" fo:border-left="thin solid #000000" fo:border-right="thin solid #000000" fo:background-color="#FCE4D6"/>
    </style:style>
    <style:style style:name="ce58" style:family="table-cell" style:parent-style-name="Default" style:data-style-name="N0">
      <style:table-cell-properties fo:border-top="none" fo:border-bottom="thin solid #000000" fo:border-left="thin solid #000000" fo:border-right="thin solid #000000" style:vertical-align="automatic" fo:background-color="#FCE4D6"/>
    </style:style>
    <style:style style:name="ce59" style:family="table-cell" style:parent-style-name="Default" style:data-style-name="N0">
      <style:table-cell-properties fo:border-top="none" fo:border-bottom="thin solid #000000" fo:border-left="2pt solid #000000" fo:border-right="thin solid #000000" fo:background-color="#FCE4D6"/>
    </style:style>
    <style:style style:name="ce60" style:family="table-cell" style:parent-style-name="Default" style:data-style-name="N0">
      <style:table-cell-properties fo:border-top="none" fo:border-bottom="thin solid #000000" fo:border-left="2pt solid #000000" fo:border-right="none" fo:background-color="#E2EFDA"/>
    </style:style>
    <style:style style:name="ce61" style:family="table-cell" style:parent-style-name="Default" style:data-style-name="N0">
      <style:table-cell-properties fo:border-top="thin solid #000000" fo:border-bottom="2pt solid #000000" fo:border-left="2pt solid #000000" fo:border-right="2pt solid #000000" fo:background-color="#FFF2CC"/>
    </style:style>
    <style:style style:name="ce62" style:family="table-cell" style:parent-style-name="Default" style:data-style-name="N0">
      <style:table-cell-properties fo:border-top="thin solid #000000" fo:border-bottom="2pt solid #000000" fo:border-left="thin solid #000000" fo:border-right="none" fo:background-color="#FCE4D6"/>
    </style:style>
    <style:style style:name="ce63" style:family="table-cell" style:parent-style-name="Default" style:data-style-name="N0">
      <style:table-cell-properties fo:border-top="thin solid #000000" fo:border-bottom="2pt solid #000000" fo:border-left="thin solid #000000" fo:border-right="thin solid #000000" fo:background-color="#FCE4D6"/>
    </style:style>
    <style:style style:name="ce64" style:family="table-cell" style:parent-style-name="Default" style:data-style-name="N0">
      <style:table-cell-properties fo:border-top="thin solid #000000" fo:border-bottom="2pt solid #000000" fo:border-left="thin solid #000000" fo:border-right="thin solid #000000" style:vertical-align="automatic" fo:background-color="#FCE4D6"/>
    </style:style>
    <style:style style:name="ce65" style:family="table-cell" style:parent-style-name="Default" style:data-style-name="N0">
      <style:table-cell-properties fo:border-top="thin solid #000000" fo:border-bottom="2pt solid #000000" fo:border-left="2pt solid #000000" fo:border-right="thin solid #000000" fo:background-color="#FCE4D6"/>
    </style:style>
    <style:style style:name="ce66" style:family="table-cell" style:parent-style-name="Default" style:data-style-name="N0">
      <style:table-cell-properties fo:border="thin solid #000000" style:vertical-align="automatic" fo:background-color="#FCE4D6"/>
    </style:style>
    <style:style style:name="ce67" style:family="table-cell" style:parent-style-name="Default" style:data-style-name="N0">
      <style:table-cell-properties fo:border="thin solid #000000" style:vertical-align="middle" fo:background-color="#FCE4D6" style:repeat-content="false"/>
      <style:paragraph-properties fo:text-align="start" fo:margin-left="5.295cm"/>
      <style:text-properties style:font-name="Arial" style:font-name-asian="Arial" style:font-name-complex="Arial"/>
    </style:style>
    <style:style style:name="ce68" style:family="table-cell" style:parent-style-name="Default" style:data-style-name="N0">
      <style:table-cell-properties fo:border-top="2pt solid #000000" fo:border-bottom="thin solid #000000" fo:border-left="2pt solid #000000" fo:border-right="2pt solid #000000" fo:background-color="#FFF2CC"/>
    </style:style>
    <style:style style:name="ce69" style:family="table-cell" style:parent-style-name="Default" style:data-style-name="N0">
      <style:table-cell-properties fo:border-top="2pt solid #000000" fo:border-bottom="thin solid #000000" fo:border-left="thin solid #000000" fo:border-right="none" fo:background-color="#FCE4D6"/>
    </style:style>
    <style:style style:name="ce70" style:family="table-cell" style:parent-style-name="Default" style:data-style-name="N0">
      <style:table-cell-properties fo:border-top="2pt solid #000000" fo:border-bottom="thin solid #000000" fo:border-left="thin solid #000000" fo:border-right="thin solid #000000" fo:background-color="#FCE4D6"/>
    </style:style>
    <style:style style:name="ce71" style:family="table-cell" style:parent-style-name="Default" style:data-style-name="N0">
      <style:table-cell-properties fo:border-top="2pt solid #000000" fo:border-bottom="thin solid #000000" fo:border-left="2pt solid #000000" fo:border-right="thin solid #000000" fo:background-color="#FCE4D6"/>
    </style:style>
    <style:style style:name="ce72" style:family="table-cell" style:parent-style-name="Default" style:data-style-name="N0">
      <style:table-cell-properties fo:border-top="2pt solid #000000" fo:border-bottom="thin solid #000000" fo:border-left="2pt solid #000000" fo:border-right="none" fo:background-color="#E2EFDA"/>
    </style:style>
    <style:style style:name="ce73" style:family="table-cell" style:parent-style-name="Default" style:data-style-name="N0">
      <style:table-cell-properties fo:border-top="thin solid #000000" fo:border-bottom="none" fo:border-left="2pt solid #000000" fo:border-right="none" fo:background-color="#E2EFDA"/>
    </style:style>
    <style:style style:name="ce74" style:family="table-cell" style:parent-style-name="Default" style:data-style-name="N0">
      <style:table-cell-properties fo:border-top="thin solid #000000" fo:border-bottom="2pt solid #000000" fo:border-left="thin solid #000000" fo:border-right="thin solid #000000" style:vertical-align="top" fo:background-color="#FCE4D6" style:repeat-content="false"/>
      <style:paragraph-properties fo:text-align="end" fo:margin-right="5.295cm"/>
      <style:text-properties fo:color="#2E74B5" style:font-name="Arial" style:font-name-asian="Arial" style:font-name-complex="Arial"/>
    </style:style>
    <style:style style:name="ce75" style:family="table-cell" style:parent-style-name="Default" style:data-style-name="N0">
      <style:table-cell-properties fo:border="thin solid #000000" style:vertical-align="top" fo:background-color="#FCE4D6" style:repeat-content="false"/>
      <style:paragraph-properties fo:text-align="end" fo:margin-right="5.295cm"/>
      <style:text-properties fo:color="#2E74B5" style:font-name="Arial" style:font-name-asian="Arial" style:font-name-complex="Arial"/>
    </style:style>
    <style:style style:name="ce76" style:family="table-cell" style:parent-style-name="Default" style:data-style-name="N0">
      <style:table-cell-properties fo:border-top="2pt solid #000000" fo:border-bottom="thin solid #000000" fo:border-left="thin solid #000000" fo:border-right="thin solid #000000" style:vertical-align="automatic" fo:background-color="#FCE4D6"/>
    </style:style>
    <style:style style:name="ce77" style:family="table-cell" style:parent-style-name="Default" style:data-style-name="N0">
      <style:table-cell-properties fo:border-top="none" fo:border-bottom="none" fo:border-left="2pt solid #000000" fo:border-right="2pt solid #000000" fo:background-color="#FFF2CC"/>
    </style:style>
    <style:style style:name="ce78" style:family="table-cell" style:parent-style-name="Default" style:data-style-name="N0">
      <style:table-cell-properties fo:border-top="none" fo:border-bottom="none" fo:border-left="thin solid #000000" fo:border-right="none" fo:background-color="#FCE4D6"/>
    </style:style>
    <style:style style:name="ce79" style:family="table-cell" style:parent-style-name="Default" style:data-style-name="N0">
      <style:table-cell-properties fo:border-top="none" fo:border-bottom="none" fo:border-left="thin solid #000000" fo:border-right="thin solid #000000" fo:background-color="#FCE4D6"/>
    </style:style>
    <style:style style:name="ce80" style:family="table-cell" style:parent-style-name="Default" style:data-style-name="N0">
      <style:table-cell-properties fo:border-top="none" fo:border-bottom="none" fo:border-left="thin solid #000000" fo:border-right="thin solid #000000" style:vertical-align="automatic" fo:background-color="#FCE4D6"/>
    </style:style>
    <style:style style:name="ce81" style:family="table-cell" style:parent-style-name="Default" style:data-style-name="N0">
      <style:table-cell-properties fo:border-top="none" fo:border-bottom="none" fo:border-left="2pt solid #000000" fo:border-right="thin solid #000000" fo:background-color="#FCE4D6"/>
    </style:style>
    <style:style style:name="ce82" style:family="table-cell" style:parent-style-name="Default" style:data-style-name="N0">
      <style:table-cell-properties fo:border-top="none" fo:border-bottom="none" fo:border-left="2pt solid #000000" fo:border-right="none" fo:background-color="#E2EFDA"/>
    </style:style>
    <style:style style:name="ce83" style:family="table-cell" style:parent-style-name="Default" style:data-style-name="N0">
      <style:table-cell-properties fo:border-top="none" fo:border-bottom="2pt solid #000000" fo:border-left="2pt solid #000000" fo:border-right="none"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84" style:family="table-cell" style:parent-style-name="Default" style:data-style-name="N0">
      <style:table-cell-properties fo:border-top="thin solid #000000" fo:border-bottom="2pt solid #000000" fo:border-left="thin solid #000000" fo:border-right="thin solid #000000" fo:background-color="#FCE4D6"/>
      <style:text-properties fo:color="#2E74B5" style:font-name="Arial" style:font-name-asian="Arial" style:font-name-complex="Arial"/>
    </style:style>
    <style:style style:name="ce85" style:family="table-cell" style:parent-style-name="Default" style:data-style-name="N0">
      <style:table-cell-properties fo:border="thin solid #000000" style:vertical-align="middle" fo:background-color="#FCE4D6" style:repeat-content="false"/>
      <style:paragraph-properties fo:text-align="start" fo:margin-left="5.295cm"/>
      <style:text-properties fo:color="#2E74B5" style:font-name="Symbol" style:font-name-asian="Symbol" style:font-name-complex="Symbol" style:font-family-generic="roman" style:font-charset="x-symbol"/>
    </style:style>
    <style:style style:name="ce86" style:family="table-cell" style:parent-style-name="Default" style:data-style-name="N0">
      <style:table-cell-properties fo:border-top="2pt solid #000000" fo:border-bottom="thin solid #000000" fo:border-left="thin solid #000000" fo:border-right="thin solid #000000" style:vertical-align="automatic" fo:background-color="#FCE4D6"/>
    </style:style>
    <style:style style:name="ce87" style:family="table-cell" style:parent-style-name="Default" style:data-style-name="N0">
      <style:table-cell-properties fo:border-top="2pt solid #000000" fo:border-bottom="thin solid #000000" fo:border-left="thin solid #000000" fo:border-right="thin solid #000000" style:vertical-align="middle" fo:background-color="#FCE4D6" style:repeat-content="false"/>
      <style:paragraph-properties fo:text-align="start" fo:margin-left="5.295cm"/>
      <style:text-properties fo:color="#2E74B5" style:font-name="Symbol" style:font-name-asian="Symbol" style:font-name-complex="Symbol" style:font-family-generic="roman" style:font-charset="x-symbol"/>
    </style:style>
    <style:style style:name="ce88" style:family="table-cell" style:parent-style-name="Default" style:data-style-name="N0">
      <style:table-cell-properties fo:border-top="thin solid #000000" fo:border-bottom="thin solid #000000" fo:border-left="2pt solid #000000" fo:border-right="none" style:vertical-align="automatic" fo:wrap-option="wrap" fo:background-color="#E2EFDA"/>
    </style:style>
    <style:style style:name="ce89" style:family="table-cell" style:parent-style-name="Default" style:data-style-name="N0">
      <style:table-cell-properties fo:border-top="thin solid #000000" fo:border-bottom="2pt solid #000000" fo:border-left="2pt solid #000000" fo:border-right="thin solid #000000" style:vertical-align="automatic" fo:background-color="#FCE4D6" style:repeat-content="false"/>
      <style:paragraph-properties fo:text-align="start" fo:margin-left="0cm"/>
    </style:style>
    <style:style style:name="ce90" style:family="table-cell" style:parent-style-name="Default" style:data-style-name="N0">
      <style:table-cell-properties fo:border-top="thin solid #000000" fo:border-bottom="2pt solid #000000" fo:border-left="2pt solid #000000" fo:border-right="none" style:vertical-align="automatic" fo:background-color="#E2EFDA" style:repeat-content="false"/>
      <style:paragraph-properties fo:text-align="start" fo:margin-left="0cm"/>
    </style:style>
    <style:style style:name="ce91" style:family="table-cell" style:parent-style-name="Default" style:data-style-name="N0">
      <style:table-cell-properties fo:border-top="2pt solid #000000" fo:border-bottom="thin solid #000000" fo:border-left="2pt solid #000000" fo:border-right="thin solid #000000" style:vertical-align="automatic" fo:background-color="#FCE4D6" style:repeat-content="false"/>
      <style:paragraph-properties fo:text-align="start" fo:margin-left="0cm"/>
    </style:style>
    <style:style style:name="ce92" style:family="table-cell" style:parent-style-name="Default" style:data-style-name="N0">
      <style:table-cell-properties fo:border-top="2pt solid #000000" fo:border-bottom="thin solid #000000" fo:border-left="2pt solid #000000" fo:border-right="none" style:vertical-align="automatic" fo:background-color="#E2EFDA" style:repeat-content="false"/>
      <style:paragraph-properties fo:text-align="start" fo:margin-left="0cm"/>
    </style:style>
    <style:style style:name="ce93" style:family="table-cell" style:parent-style-name="Default" style:data-style-name="N0">
      <style:table-cell-properties fo:border="2pt solid #000000" style:vertical-align="middle" fo:background-color="#FFF2CC"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fo:border="2pt solid #000000" style:vertical-align="middle" fo:background-color="#FCE4D6" style:repeat-content="false"/>
      <style:paragraph-properties fo:text-align="start" fo:margin-left="0cm"/>
      <style:text-properties fo:font-weight="bold" style:font-weight-asian="bold" style:font-weight-complex="bold"/>
    </style:style>
    <style:style style:name="ce95" style:family="table-cell" style:parent-style-name="Default" style:data-style-name="N0">
      <style:table-cell-properties fo:border-top="2pt solid #000000" fo:border-bottom="2pt solid #000000" fo:border-left="2pt solid #000000" fo:border-right="none" style:vertical-align="middle" fo:background-color="#E2EFDA" style:repeat-content="false"/>
      <style:paragraph-properties fo:text-align="center"/>
      <style:text-properties fo:font-weight="bold" style:font-weight-asian="bold" style:font-weight-complex="bold"/>
    </style:style>
    <style:style style:name="ce96" style:family="table-cell" style:parent-style-name="Default" style:data-style-name="N0">
      <style:table-cell-properties fo:border-top="2pt solid #000000" fo:border-bottom="2pt solid #000000" fo:border-left="2pt solid #000000" fo:border-right="none"/>
    </style:style>
    <style:style style:name="co1" style:family="table-column">
      <style:table-column-properties fo:break-before="auto" style:column-width="2.936875cm"/>
    </style:style>
    <style:style style:name="co2" style:family="table-column">
      <style:table-column-properties fo:break-before="auto" style:column-width="3.01625cm"/>
    </style:style>
    <style:style style:name="co3" style:family="table-column">
      <style:table-column-properties fo:break-before="auto" style:column-width="2.11666666666667cm"/>
    </style:style>
    <style:style style:name="co4" style:family="table-column">
      <style:table-column-properties fo:break-before="auto" style:column-width="3.413125cm"/>
    </style:style>
    <style:style style:name="co5" style:family="table-column">
      <style:table-column-properties fo:break-before="auto" style:column-width="2.778125cm"/>
    </style:style>
    <style:style style:name="co6" style:family="table-column">
      <style:table-column-properties fo:break-before="auto" style:column-width="3.14854166666667cm"/>
    </style:style>
    <style:style style:name="co7" style:family="table-column">
      <style:table-column-properties fo:break-before="auto" style:column-width="6.50875cm"/>
    </style:style>
    <style:style style:name="co8" style:family="table-column">
      <style:table-column-properties fo:break-before="auto" style:column-width="4.39208333333333cm"/>
    </style:style>
    <style:style style:name="co9" style:family="table-column">
      <style:table-column-properties fo:break-before="auto" style:column-width="7.62cm"/>
    </style:style>
    <style:style style:name="co10" style:family="table-column">
      <style:table-column-properties fo:break-before="auto" style:column-width="5.82083333333333cm"/>
    </style:style>
    <style:style style:name="co11" style:family="table-column">
      <style:table-column-properties fo:break-before="auto" style:column-width="3.51895833333333cm"/>
    </style:style>
    <style:style style:name="co12" style:family="table-column">
      <style:table-column-properties fo:break-before="auto" style:column-width="4.41854166666667cm"/>
    </style:style>
    <style:style style:name="co13" style:family="table-column">
      <style:table-column-properties fo:break-before="auto" style:column-width="2.88395833333333cm"/>
    </style:style>
    <style:style style:name="co14" style:family="table-column">
      <style:table-column-properties fo:break-before="auto" style:column-width="5.26520833333333cm"/>
    </style:style>
    <style:style style:name="co15" style:family="table-column">
      <style:table-column-properties fo:break-before="auto" style:column-width="12.7529166666667cm"/>
    </style:style>
    <style:style style:name="co16" style:family="table-column">
      <style:table-column-properties fo:break-before="auto" style:column-width="5.42395833333333cm"/>
    </style:style>
    <style:style style:name="co17" style:family="table-column">
      <style:table-column-properties fo:break-before="auto" style:column-width="4.33916666666667cm"/>
    </style:style>
    <style:style style:name="co18" style:family="table-column">
      <style:table-column-properties fo:break-before="auto" style:column-width="3.96875cm"/>
    </style:style>
    <style:style style:name="co19" style:family="table-column">
      <style:table-column-properties fo:break-before="auto" style:column-width="3.75708333333333cm"/>
    </style:style>
    <style:style style:name="co20" style:family="table-column">
      <style:table-column-properties fo:break-before="auto" style:column-width="3.175cm"/>
    </style:style>
    <style:style style:name="co21" style:family="table-column">
      <style:table-column-properties fo:break-before="auto" style:column-width="3.4925cm"/>
    </style:style>
    <style:style style:name="co22" style:family="table-column">
      <style:table-column-properties fo:break-before="auto" style:column-width="5.68854166666667cm"/>
    </style:style>
    <style:style style:name="co23" style:family="table-column">
      <style:table-column-properties fo:break-before="auto" style:column-width="8.38729166666667cm"/>
    </style:style>
    <style:style style:name="ro1" style:family="table-row">
      <style:table-row-properties style:row-height="47.25pt" style:use-optimal-row-height="true" fo:break-before="auto"/>
    </style:style>
    <style:style style:name="ro2" style:family="table-row">
      <style:table-row-properties style:row-height="375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330pt" style:use-optimal-row-height="true" fo:break-before="auto"/>
    </style:style>
    <style:style style:name="ro5" style:family="table-row">
      <style:table-row-properties style:row-height="405pt" style:use-optimal-row-height="true" fo:break-before="auto"/>
    </style:style>
    <style:style style:name="ro6" style:family="table-row">
      <style:table-row-properties style:row-height="31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240pt" style:use-optimal-row-height="true" fo:break-before="auto"/>
    </style:style>
    <style:style style:name="ro9" style:family="table-row">
      <style:table-row-properties style:row-height="345pt" style:use-optimal-row-height="true" fo:break-before="auto"/>
    </style:style>
    <style:style style:name="ro10" style:family="table-row">
      <style:table-row-properties style:row-height="180pt" style:use-optimal-row-height="true" fo:break-before="auto"/>
    </style:style>
    <style:style style:name="ro11" style:family="table-row">
      <style:table-row-properties style:row-height="285pt" style:use-optimal-row-height="true" fo:break-before="auto"/>
    </style:style>
    <style:style style:name="ro12" style:family="table-row">
      <style:table-row-properties style:row-height="255pt" style:use-optimal-row-height="true" fo:break-before="auto"/>
    </style:style>
    <style:style style:name="ro13" style:family="table-row">
      <style:table-row-properties style:row-height="270pt" style:use-optimal-row-height="true" fo:break-before="auto"/>
    </style:style>
    <style:style style:name="ro14" style:family="table-row">
      <style:table-row-properties style:row-height="150pt" style:use-optimal-row-height="true" fo:break-before="auto"/>
    </style:style>
    <style:style style:name="ro15" style:family="table-row">
      <style:table-row-properties style:row-height="195pt" style:use-optimal-row-height="true" fo:break-before="auto"/>
    </style:style>
    <style:style style:name="ro16" style:family="table-row">
      <style:table-row-properties style:row-height="210pt" style:use-optimal-row-height="true" fo:break-before="auto"/>
    </style:style>
    <style:style style:name="ro17" style:family="table-row">
      <style:table-row-properties style:row-height="390pt" style:use-optimal-row-height="true" fo:break-before="auto"/>
    </style:style>
    <style:style style:name="ro18" style:family="table-row">
      <style:table-row-properties style:row-height="300pt" style:use-optimal-row-height="true" fo:break-before="auto"/>
    </style:style>
    <style:style style:name="ro19" style:family="table-row">
      <style:table-row-properties style:row-height="135pt" style:use-optimal-row-height="true" fo:break-before="auto"/>
    </style:style>
    <style:style style:name="ro20" style:family="table-row">
      <style:table-row-properties style:row-height="105pt" style:use-optimal-row-height="true" fo:break-before="auto"/>
    </style:style>
    <style:style style:name="ro21" style:family="table-row">
      <style:table-row-properties style:row-height="225pt" style:use-optimal-row-height="true" fo:break-before="auto"/>
    </style:style>
    <style:style style:name="ro22" style:family="table-row">
      <style:table-row-properties style:row-height="120pt" style:use-optimal-row-height="true" fo:break-before="auto"/>
    </style:style>
    <style:style style:name="ro23" style:family="table-row">
      <style:table-row-properties style:row-height="360pt" style:use-optimal-row-height="true" fo:break-before="auto"/>
    </style:style>
    <style:style style:name="ro24" style:family="table-row">
      <style:table-row-properties style:row-height="15pt" style:use-optimal-row-height="true" fo:break-before="auto"/>
    </style:style>
    <style:style style:name="ro25" style:family="table-row">
      <style:table-row-properties style:row-height="31.5pt" style:use-optimal-row-height="false" fo:break-before="auto"/>
    </style:style>
    <style:style style:name="ro26" style:family="table-row">
      <style:table-row-properties style:row-height="20.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utomotive_Security_Attacks_ex"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number-columns-repeated="5" table:default-cell-style-name="ce1"/>
        <table:table-column table:style-name="co5" table:default-cell-style-name="ce1"/>
        <table:table-column table:style-name="co3" table:default-cell-style-name="ce1"/>
        <table:table-column table:style-name="co6" table:default-cell-style-name="ce1"/>
        <table:table-column table:style-name="co7" table:default-cell-style-name="ce1"/>
        <table:table-column table:style-name="co3" table:number-columns-repeated="2" table:default-cell-style-name="ce1"/>
        <table:table-column table:style-name="co8" table:default-cell-style-name="ce1"/>
        <table:table-column table:style-name="co3" table:default-cell-style-name="ce1"/>
        <table:table-column table:style-name="co9" table:default-cell-style-name="ce1"/>
        <table:table-column table:style-name="co3"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59" table:default-cell-style-name="ce1"/>
        <table:table-row table:style-name="ro1">
          <table:table-cell office:value-type="string" table:style-name="ce2">
            <text:p>ID</text:p>
          </table:table-cell>
          <table:table-cell office:value-type="string" table:style-name="ce2">
            <text:p>Description</text:p>
          </table:table-cell>
          <table:table-cell office:value-type="string" table:style-name="ce2">
            <text:p>Reference</text:p>
          </table:table-cell>
          <table:table-cell office:value-type="string" table:style-name="ce2">
            <text:p>Year</text:p>
          </table:table-cell>
          <table:table-cell office:value-type="string" table:style-name="ce2">
            <text:p>Attack Motivation</text:p>
          </table:table-cell>
          <table:table-cell office:value-type="string" table:style-name="ce2">
            <text:p>Attack Class</text:p>
          </table:table-cell>
          <table:table-cell office:value-type="string" table:style-name="ce2">
            <text:p>Attack Base</text:p>
          </table:table-cell>
          <table:table-cell office:value-type="string" table:style-name="ce2">
            <text:p>Attack Type</text:p>
          </table:table-cell>
          <table:table-cell office:value-type="string" table:style-name="ce2">
            <text:p>Violated Security Property</text:p>
          </table:table-cell>
          <table:table-cell office:value-type="string" table:style-name="ce2">
            <text:p>Affected Asset</text:p>
          </table:table-cell>
          <table:table-cell office:value-type="string" table:style-name="ce2">
            <text:p>Vulnerability</text:p>
          </table:table-cell>
          <table:table-cell office:value-type="string" table:style-name="ce2">
            <text:p>Interface</text:p>
          </table:table-cell>
          <table:table-cell office:value-type="string" table:style-name="ce2">
            <text:p>Consequence</text:p>
          </table:table-cell>
          <table:table-cell office:value-type="string" table:style-name="ce2">
            <text:p>Attack Path</text:p>
          </table:table-cell>
          <table:table-cell office:value-type="string" table:style-name="ce2">
            <text:p>Requirement</text:p>
          </table:table-cell>
          <table:table-cell office:value-type="string" table:style-name="ce2">
            <text:p>Acquired Priviledges</text:p>
          </table:table-cell>
          <table:table-cell office:value-type="string" table:style-name="ce2">
            <text:p>Restriction</text:p>
          </table:table-cell>
          <table:table-cell office:value-type="string" table:style-name="ce2">
            <text:p>Attack Level</text:p>
          </table:table-cell>
          <table:table-cell office:value-type="string" table:style-name="ce2">
            <text:p>Domain / Network</text:p>
          </table:table-cell>
          <table:table-cell office:value-type="string" table:style-name="ce2">
            <text:p>Vehicle</text:p>
          </table:table-cell>
          <table:table-cell office:value-type="string" table:style-name="ce2">
            <text:p>Component</text:p>
          </table:table-cell>
          <table:table-cell office:value-type="string" table:style-name="ce2">
            <text:p>Tools</text:p>
          </table:table-cell>
          <table:table-cell office:value-type="string" table:style-name="ce2">
            <text:p>Entry in Vulnerability Database</text:p>
          </table:table-cell>
          <table:table-cell office:value-type="string" table:style-name="ce3">
            <text:p>CVSSv3 Base Metric</text:p>
          </table:table-cell>
          <table:table-cell office:value-type="string" table:style-name="ce3">
            <text:p>CVSSv3 Exploitability</text:p>
          </table:table-cell>
          <table:table-cell office:value-type="string" table:style-name="ce3">
            <text:p>CWE-ID</text:p>
          </table:table-cell>
          <table:table-cell table:number-columns-repeated="16358"/>
        </table:table-row>
        <table:table-row table:style-name="ro2">
          <table:table-cell office:value-type="string" table:style-name="ce4">
            <text:p>ID-2010-KC-1</text:p>
          </table:table-cell>
          <table:table-cell office:value-type="string" table:style-name="ce5">
            <text:p>Brute force attack on security access lead to extraction of the key in 1.5 days.</text:p>
          </table:table-cell>
          <table:table-cell office:value-type="string" table:style-name="ce5">
            <text:p>Experimental Security Analysis of a Modern Automobile</text:p>
            <text:p>K. Koscher, et. Al</text:p>
          </table:table-cell>
          <table:table-cell office:value-type="float" office:value="2010" table:style-name="ce5">
            <text:p>2010</text:p>
          </table:table-cell>
          <table:table-cell office:value-type="string" table:style-name="ce5">
            <text:p>Security Evaluation</text:p>
            <text:p>Evaluation of security properties of components in cars.</text:p>
            <text:p>Analysis of <text:s/>security properties of <text:s/>underlying network.</text:p>
          </table:table-cell>
          <table:table-cell office:value-type="string" table:style-name="ce5">
            <text:p>Spoofing</text:p>
            <text:p>Brute Force</text:p>
          </table:table-cell>
          <table:table-cell office:value-type="string" table:style-name="ce5">
            <text:p>Crypto Attack</text:p>
          </table:table-cell>
          <table:table-cell office:value-type="string" table:style-name="ce5">
            <text:p>Real Attack</text:p>
          </table:table-cell>
          <table:table-cell office:value-type="string" table:style-name="ce5">
            <text:p>Confidentiality</text:p>
          </table:table-cell>
          <table:table-cell office:value-type="string" table:style-name="ce5">
            <text:p>Information Security</text:p>
          </table:table-cell>
          <table:table-cell office:value-type="string" table:style-name="ce5">
            <text:p>Protection Mechanism Failure</text:p>
            <text:p>Key of the Seed and Key Algorithm too short and no limitation of tries</text:p>
          </table:table-cell>
          <table:table-cell office:value-type="string" table:style-name="ce5">
            <text:p>ECU</text:p>
          </table:table-cell>
          <table:table-cell office:value-type="string" table:style-name="ce5">
            <text:p>Key could be found in 1.5 days</text:p>
          </table:table-cell>
          <table:table-cell office:value-type="string" table:style-name="ce5">
            <text:p>Physical access to ECU (removed from car).</text:p>
            <text:p>Supply Voltage applied to ECU.</text:p>
            <text:p>CAN-to-USB-Converter and oscilloscope connected to ECU.</text:p>
            <text:p>Brute forcing the seeds from the security access by sending of CAN diagnostic messages with varrying seeds.</text:p>
            <text:p>During brute force: powercycling of the ECU to reduce the brute force time because of sending intervall (see restrictions)</text:p>
          </table:table-cell>
          <table:table-cell office:value-type="string" table:style-name="ce5">
            <text:p>Required Access/Connection</text:p>
            <text:p>ECU</text:p>
            <text:p>-</text:p>
          </table:table-cell>
          <table:table-cell office:value-type="string" table:style-name="ce5">
            <text:p>Read (functional component)</text:p>
          </table:table-cell>
          <table:table-cell office:value-type="string" table:style-name="ce5">
            <text:p>Physical Restriction</text:p>
            <text:p>Computability</text:p>
            <text:p>Time for brute force<text:s text:c="2"/></text:p>
            <text:p/>
            <text:p>Security Feature</text:p>
            <text:p>Security Access</text:p>
            <text:p>ECU only allows seeds in 10 second intervalls</text:p>
          </table:table-cell>
          <table:table-cell office:value-type="string" table:style-name="ce5">
            <text:p>Local Software</text:p>
          </table:table-cell>
          <table:table-cell office:value-type="string" table:style-name="ce5">
            <text:p>Gateway{Body Control ECU(Body Control Module)+Telematics ECU(Telematics Module), Bus(High-Speed-CAN), Bus(Low-Speed-CAN)}</text:p>
            <text:p>Bus(High-Speed-CAN){Body Control ECU(Body Control Module)+Telematics ECU(Telematics Module), Engine ECU(Engine Control Module), Electronic Brake ECU(Electronic Brake Control Module), Transmission ECU(Transmission Control Module)}</text:p>
            <text:p>Bus(Low-Speed-CAN){Body Control ECU(Body Control Module)+Telematics ECU(Telematics Module), Car Access ECU(Remote Control Door Lock Receiver), Air Condition ECU(Heating, Ventilation, Air Conditioning), Airbag ECU(Inflatable Restraint Sensing and Diagnostic Module), Instrument Cluster(Instrument Panel Cluster/Driver Information Center), Radio ECU(Radio), Theft Warning System(Theft Deterrent Module)}</text:p>
          </table:table-cell>
          <table:table-cell office:value-type="string" table:style-name="ce5">
            <text:p>Vehicle brand not known</text:p>
          </table:table-cell>
          <table:table-cell office:value-type="string" table:style-name="ce5">
            <text:p>Electronic Brake ECU</text:p>
            <text:p>Electronic Brake Control Module (EBCM)</text:p>
          </table:table-cell>
          <table:table-cell office:value-type="string" table:style-name="ce5">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5">
            <text:p>Keine</text:p>
          </table:table-cell>
          <table:table-cell office:value-type="string" table:style-name="ce5">
            <text:p>CVSS:3.0/AV:A/AC:L/PR:N/UI:N/S:U/C:H/I:N/A:N; 6,5</text:p>
          </table:table-cell>
          <table:table-cell office:value-type="float" office:value="2.84" table:style-name="ce5">
            <text:p>2,84</text:p>
          </table:table-cell>
          <table:table-cell office:value-type="string" table:style-name="ce5">
            <text:p>CWE-307, CWE-309, CWE-521</text:p>
          </table:table-cell>
          <table:table-cell table:number-columns-repeated="16358"/>
        </table:table-row>
        <table:table-row table:style-name="ro3">
          <table:table-cell office:value-type="string" table:style-name="ce6">
            <text:p>ID-2010-KC-2</text:p>
          </table:table-cell>
          <table:table-cell office:value-type="string" table:style-name="ce7">
            <text:p>Deactivation of the ECU communication over CAN by using a standard diagnostic functio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Denial of Service</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mproper Adherence to Coding Standards</text:p>
            <text:p>Standard not met because "disable CAN communication" command cannot be executed when vehicle is in motion</text:p>
          </table:table-cell>
          <table:table-cell office:value-type="string" table:style-name="ce7">
            <text:p>OBD</text:p>
          </table:table-cell>
          <table:table-cell office:value-type="string" table:style-name="ce7">
            <text:p>ECU communication disabled while driving</text:p>
          </table:table-cell>
          <table:table-cell office:value-type="string" table:style-name="ce7">
            <text:p>Sending the standard command for disabling the CAN communication via OBD</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Body Control ECU(Body Control Module)+Telematics ECU(Telematics Module), Bus(High-Speed-CAN), Bus(Low-Speed-CAN)}</text:p>
            <text:p>Bus(High-Speed-CAN){Body Control ECU(Body Control Module)+Telematics ECU(Telematics Module), Engine ECU(Engine Control Module), Electronic Brake ECU(Electronic Brake Control Module), Transmission ECU(Transmission Control Module)}</text:p>
            <text:p>Bus(Low-Speed-CAN){Body Control ECU(Body Control Module)+Telematics ECU(Telematics Module), Car Access ECU(Remote Control Door Lock Receiver), Air Condition ECU(Heating, Ventilation, Air Conditioning), Airbag ECU(Inflatable Restraint Sensing and Diagnostic Module), Instrument Cluster(Instrument Panel Cluster/Driver Information Center), Radio ECU(Radio), Theft Warning System(Theft Deterrent Module)}</text:p>
          </table:table-cell>
          <table:table-cell office:value-type="string" table:style-name="ce7">
            <text:p>Vehicle brand not known</text:p>
          </table:table-cell>
          <table:table-cell office:value-type="string" table:style-name="ce7">
            <text:p>Engine ECU</text:p>
            <text:p>Engine Control Module (ECM)</text:p>
            <text:p/>
            <text:p>Electronic Brake ECU</text:p>
            <text:p>Electronic Brake Control Module (EBCM)</text:p>
            <text:p/>
            <text:p>Transmission ECU</text:p>
            <text:p>Transmission Control Module (TCM)</text:p>
            <text:p/>
            <text:p>Body Control ECU</text:p>
            <text:p>Body Control Module (BCM)</text:p>
            <text:p/>
            <text:p>Telematics ECU</text:p>
            <text:p>Telematics Module (Telematics)</text:p>
            <text:p/>
            <text:p>Car Access ECU</text:p>
            <text:p>Remote Control Door Lock Receiver (RCDLR)</text:p>
            <text:p/>
            <text:p>Air Condition ECU</text:p>
            <text:p>Heating, Ventilation, Air Conditioning (HVAC)</text:p>
            <text:p/>
            <text:p>Airbag ECU</text:p>
            <text:p>Inflatable Restraint Sensing and Diagnostic Module (SDM)</text:p>
            <text:p/>
            <text:p>Instrument Cluster</text:p>
            <text:p>Instrument Cluster/Driver Information Center (IPC/DIC)</text:p>
            <text:p/>
            <text:p>Radio ECU</text:p>
            <text:p>Radio<text:s/></text:p>
            <text:p/>
            <text:p>Theft Warning System</text:p>
            <text:p>Theft Deterrent Module (TDM)</text:p>
          </table:table-cell>
          <table:table-cell office:value-type="string" table:style-name="ce7">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Keine</text:p>
          </table:table-cell>
          <table:table-cell office:value-type="string" table:style-name="ce7">
            <text:p>CVSS:3.0/AV:A/AC:L/PR:N/UI:N/S:C/C:N/I:N/A:H; 7,4</text:p>
          </table:table-cell>
          <table:table-cell office:value-type="float" office:value="2.84" table:style-name="ce7">
            <text:p>2,84</text:p>
          </table:table-cell>
          <table:table-cell office:value-type="string" table:style-name="ce7">
            <text:p>CWE-284</text:p>
          </table:table-cell>
          <table:table-cell table:number-columns-repeated="16358"/>
        </table:table-row>
        <table:table-row table:style-name="ro2">
          <table:table-cell office:value-type="string" table:style-name="ce6">
            <text:p>ID-2010-KC-3</text:p>
          </table:table-cell>
          <table:table-cell office:value-type="string" table:style-name="ce7">
            <text:p>Engine shutdown through setting the ECU into flash mode while the vehicle is driving by sending a standard command via CA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Denial of Service</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Improper Adherence to Coding Standards</text:p>
            <text:p>Standard not complied with, as flash requests must not be made while the motor is running.</text:p>
          </table:table-cell>
          <table:table-cell office:value-type="string" table:style-name="ce7">
            <text:p>OBD</text:p>
          </table:table-cell>
          <table:table-cell office:value-type="string" table:style-name="ce7">
            <text:p>Engine shutdown during change to flash mode</text:p>
          </table:table-cell>
          <table:table-cell office:value-type="string" table:style-name="ce7">
            <text:p>Sending the standard command for reflashing the ECU via OBD</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Body Control ECU(Body Control Module)+Telematics ECU(Telematics Module), Bus(High-Speed-CAN), Bus(Low-Speed-CAN)}</text:p>
            <text:p>Bus(High-Speed-CAN){Body Control ECU(Body Control Module)+Telematics ECU(Telematics Module), Engine ECU(Engine Control Module), Electronic Brake ECU(Electronic Brake Control Module), Transmission ECU(Transmission Control Module)}</text:p>
            <text:p>Bus(Low-Speed-CAN){Body Control ECU(Body Control Module)+Telematics ECU(Telematics Module), Car Access ECU(Remote Control Door Lock Receiver), Air Condition ECU(Heating, Ventilation, Air Conditioning), Airbag ECU(Inflatable Restraint Sensing and Diagnostic Module), Instrument Cluster(Instrument Panel Cluster/Driver Information Center), Radio ECU(Radio), Theft Warning System(Theft Deterrent Module)}</text:p>
          </table:table-cell>
          <table:table-cell office:value-type="string" table:style-name="ce7">
            <text:p>Vehicle brand not known</text:p>
          </table:table-cell>
          <table:table-cell office:value-type="string" table:style-name="ce7">
            <text:p>Engine ECU</text:p>
            <text:p>Engine Control Module (ECM),</text:p>
            <text:p/>
            <text:p>Transmission ECU</text:p>
            <text:p>Transmission Control Module (TCM)</text:p>
          </table:table-cell>
          <table:table-cell office:value-type="string" table:style-name="ce7">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Keine</text:p>
          </table:table-cell>
          <table:table-cell office:value-type="string" table:style-name="ce7">
            <text:p>CVSS:3.0/AV:A/AC:L/PR:N/UI:N/S:C/C:N/I:N/A:H; 7,4</text:p>
          </table:table-cell>
          <table:table-cell office:value-type="float" office:value="2.84" table:style-name="ce7">
            <text:p>2,84</text:p>
          </table:table-cell>
          <table:table-cell office:value-type="string" table:style-name="ce7">
            <text:p>CWE-284</text:p>
          </table:table-cell>
          <table:table-cell table:number-columns-repeated="16358"/>
        </table:table-row>
        <table:table-row table:style-name="ro4">
          <table:table-cell office:value-type="string" table:style-name="ce6">
            <text:p>ID-2010-KC-4</text:p>
          </table:table-cell>
          <table:table-cell office:value-type="string" table:style-name="ce7">
            <text:p>Exploiting missing authentication vulnerability to compromise the telematic ECU</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Use of Insufficiently Random Values</text:p>
            <text:p>hardcoded Challenge and Response table that is identical across multiple vehicles.</text:p>
            <text:p/>
            <text:p>Protection Mechanism Failure</text:p>
            <text:p>Missing Authentication</text:p>
            <text:p/>
            <text:p>Improper Adherence to Coding Standards</text:p>
            <text:p>Violation of the standard</text:p>
          </table:table-cell>
          <table:table-cell office:value-type="string" table:style-name="ce7">
            <text:p>OBD</text:p>
          </table:table-cell>
          <table:table-cell office:value-type="string" table:style-name="ce7">
            <text:p>Firmware extraction from ECU and extracting sensitive data.</text:p>
            <text:p>Flashing of malicious firmware on the ECU</text:p>
          </table:table-cell>
          <table:table-cell office:value-type="string" table:style-name="ce7">
            <text:p>Sending the standard command for reading sensitive memory areas of the ECU via OBD.</text:p>
            <text:p>Sending the standard command for reflashing the ECU via OBD.</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Impact Restriction</text:p>
            <text:p>-</text:p>
            <text:p>While the attack code is running the telematic is not running</text:p>
          </table:table-cell>
          <table:table-cell office:value-type="string" table:style-name="ce7">
            <text:p>Local Network</text:p>
          </table:table-cell>
          <table:table-cell office:value-type="string" table:style-name="ce7">
            <text:p>Gateway{Body Control ECU(Body Control Module)+Telematics ECU(Telematics Module), Bus(High-Speed-CAN), Bus(Low-Speed-CAN)}</text:p>
            <text:p>Bus(High-Speed-CAN){Body Control ECU(Body Control Module)+Telematics ECU(Telematics Module), Engine ECU(Engine Control Module), Electronic Brake ECU(Electronic Brake Control Module), Transmission ECU(Transmission Control Module)}</text:p>
            <text:p>Bus(Low-Speed-CAN){Body Control ECU(Body Control Module)+Telematics ECU(Telematics Module), Car Access ECU(Remote Control Door Lock Receiver), Air Condition ECU(Heating, Ventilation, Air Conditioning), Airbag ECU(Inflatable Restraint Sensing and Diagnostic Module), Instrument Cluster(Instrument Panel Cluster/Driver Information Center), Radio ECU(Radio), Theft Warning System(Theft Deterrent Module)}</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Hardware Tool</text:p>
            <text:p>Interface</text:p>
            <text:p>CAN-to-USB-Converter</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Keine</text:p>
          </table:table-cell>
          <table:table-cell office:value-type="string" table:style-name="ce7">
            <text:p>CVSS:3.0/AV:A/AC:L/PR:N/UI:N/S:U/C:H/I:H/A:N; 8,1</text:p>
          </table:table-cell>
          <table:table-cell office:value-type="float" office:value="2.84" table:style-name="ce7">
            <text:p>2,84</text:p>
          </table:table-cell>
          <table:table-cell office:value-type="string" table:style-name="ce7">
            <text:p>CWE-798</text:p>
          </table:table-cell>
          <table:table-cell table:number-columns-repeated="16358"/>
        </table:table-row>
        <table:table-row table:style-name="ro4">
          <table:table-cell office:value-type="string" table:style-name="ce6">
            <text:p>ID-2010-KC-4a</text:p>
          </table:table-cell>
          <table:table-cell office:value-type="string" table:style-name="ce7">
            <text:p>Reading memory contents from the telematics ECU without sufficient authenticatio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hardcoded Challenge and Response table that is identical across multiple vehicles.</text:p>
            <text:p/>
            <text:p>Protection Mechanism Failure</text:p>
            <text:p>Missing Authentication</text:p>
            <text:p/>
            <text:p>Improper Adherence to Coding Standards</text:p>
            <text:p>Violation of the standard</text:p>
          </table:table-cell>
          <table:table-cell office:value-type="string" table:style-name="ce7">
            <text:p>OBD</text:p>
          </table:table-cell>
          <table:table-cell office:value-type="string" table:style-name="ce7">
            <text:p>Firmware with hardcoded keys could be extracted without any authentication</text:p>
          </table:table-cell>
          <table:table-cell office:value-type="string" table:style-name="ce7">
            <text:p>Sending the standard command for reading sensitive memory areas of the ECU via OBD.</text:p>
            <text:p>Authentication not neccessary.</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Body Control ECU(Body Control Module)+Telematics ECU(Telematics Module), Bus(High-Speed-CAN), Bus(Low-Speed-CAN)}</text:p>
            <text:p>Bus(High-Speed-CAN){Body Control ECU(Body Control Module)+Telematics ECU(Telematics Module), Engine ECU(Engine Control Module), Electronic Brake ECU(Electronic Brake Control Module), Transmission ECU(Transmission Control Module)}</text:p>
            <text:p>Bus(Low-Speed-CAN){Body Control ECU(Body Control Module)+Telematics ECU(Telematics Module), Car Access ECU(Remote Control Door Lock Receiver), Air Condition ECU(Heating, Ventilation, Air Conditioning), Airbag ECU(Inflatable Restraint Sensing and Diagnostic Module), Instrument Cluster(Instrument Panel Cluster/Driver Information Center), Radio ECU(Radio), Theft Warning System(Theft Deterrent Module)}</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Hardware Tool</text:p>
            <text:p>Interface</text:p>
            <text:p>CAN-to-USB-Converter</text:p>
            <text:p/>
            <text:p>Hardware Tool<text:s/></text:p>
            <text:p>Evaluation Board</text:p>
            <text:p>Atmel AVR-CAN</text:p>
            <text:p/>
            <text:p>Hardware Tool</text:p>
            <text:p>Interface</text:p>
            <text:p>CANCapture ECOM Cable</text:p>
            <text:p/>
            <text:p>Software Tool</text:p>
            <text:p>Communication Tool</text:p>
            <text:p>CARSHARK</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653</text:p>
          </table:table-cell>
          <table:table-cell table:number-columns-repeated="16358"/>
        </table:table-row>
        <table:table-row table:style-name="ro4">
          <table:table-cell office:value-type="string" table:style-name="ce6">
            <text:p>ID-2010-KC-4c</text:p>
          </table:table-cell>
          <table:table-cell office:value-type="string" table:style-name="ce7">
            <text:p>Reverse Engineering of the firmware from the telematics ECU</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Infor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hardcoded Challenge and Response table that is identical across multiple vehicles.</text:p>
            <text:p/>
            <text:p>Protection Mechanism Failure</text:p>
            <text:p>Missing Authentication</text:p>
            <text:p/>
            <text:p>Improper Adherence to Coding Standards</text:p>
            <text:p>Violation of the standard</text:p>
          </table:table-cell>
          <table:table-cell office:value-type="string" table:style-name="ce7">
            <text:p>OBD</text:p>
          </table:table-cell>
          <table:table-cell office:value-type="string" table:style-name="ce7">
            <text:p>Firmware could be reverse engineered. Firmware functions could be identified</text:p>
          </table:table-cell>
          <table:table-cell office:value-type="string" table:style-name="ce7">
            <text:p>Reverse Engineering of the telematics firmware.</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Body Control ECU(Body Control Module)+Telematics ECU(Telematics Module), Bus(High-Speed-CAN), Bus(Low-Speed-CAN)}</text:p>
            <text:p>Bus(High-Speed-CAN){Body Control ECU(Body Control Module)+Telematics ECU(Telematics Module), Engine ECU(Engine Control Module), Electronic Brake ECU(Electronic Brake Control Module), Transmission ECU(Transmission Control Module)}</text:p>
            <text:p>Bus(Low-Speed-CAN){Body Control ECU(Body Control Module)+Telematics ECU(Telematics Module), Car Access ECU(Remote Control Door Lock Receiver), Air Condition ECU(Heating, Ventilation, Air Conditioning), Airbag ECU(Inflatable Restraint Sensing and Diagnostic Module), Instrument Cluster(Instrument Panel Cluster/Driver Information Center), Radio ECU(Radio), Theft Warning System(Theft Deterrent Module)}</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798</text:p>
          </table:table-cell>
          <table:table-cell table:number-columns-repeated="16358"/>
        </table:table-row>
        <table:table-row table:style-name="ro4">
          <table:table-cell office:value-type="string" table:style-name="ce6">
            <text:p>ID-2010-KC-6</text:p>
          </table:table-cell>
          <table:table-cell office:value-type="string" table:style-name="ce7">
            <text:p>Bridging of two CAN networks by flashing modified firmware on the telematics ECU</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Tampering</text:p>
            <text:p>Firmware Modification</text:p>
            <text:p>Bridging Networks</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Adherence to Coding Standards</text:p>
            <text:p>The module is only programmable via the Low Speed CAN, which violates the standard.</text:p>
          </table:table-cell>
          <table:table-cell office:value-type="string" table:style-name="ce7">
            <text:p>OBD</text:p>
          </table:table-cell>
          <table:table-cell office:value-type="string" table:style-name="ce7">
            <text:p>Bridging of both CAN networks through injection of malicious code into the telematic module</text:p>
          </table:table-cell>
          <table:table-cell office:value-type="string" table:style-name="ce7">
            <text:p>Uploading modified firmware on the ECU by sending the standard command for reflashing the ECU via OBD.</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Impact Restriction</text:p>
            <text:p>-</text:p>
            <text:p>While the attack code is running the telematic is not running</text:p>
          </table:table-cell>
          <table:table-cell office:value-type="string" table:style-name="ce7">
            <text:p>Local Network</text:p>
          </table:table-cell>
          <table:table-cell office:value-type="string" table:style-name="ce7">
            <text:p>Gateway{Body Control ECU(Body Control Module)+Telematics ECU(Telematics Module), Bus(High-Speed-CAN), Bus(Low-Speed-CAN)}</text:p>
            <text:p>Bus(High-Speed-CAN){Body Control ECU(Body Control Module)+Telematics ECU(Telematics Module), Engine ECU(Engine Control Module), Electronic Brake ECU(Electronic Brake Control Module), Transmission ECU(Transmission Control Module)}</text:p>
            <text:p>Bus(Low-Speed-CAN){Body Control ECU(Body Control Module)+Telematics ECU(Telematics Module), Car Access ECU(Remote Control Door Lock Receiver), Air Condition ECU(Heating, Ventilation, Air Conditioning), Airbag ECU(Inflatable Restraint Sensing and Diagnostic Module), Instrument Cluster(Instrument Panel Cluster/Driver Information Center), Radio ECU(Radio), Theft Warning System(Theft Deterrent Module)}</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Hardware Tool</text:p>
            <text:p>Interface</text:p>
            <text:p>CAN-to-USB-Converter</text:p>
            <text:p/>
            <text:p>Hardware Tool</text:p>
            <text:p>Laptop/PC</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306</text:p>
          </table:table-cell>
          <table:table-cell table:number-columns-repeated="16358"/>
        </table:table-row>
        <table:table-row table:style-name="ro3">
          <table:table-cell office:value-type="string" table:style-name="ce6">
            <text:p>ID-2010-KC-5</text:p>
          </table:table-cell>
          <table:table-cell office:value-type="string" table:style-name="ce7">
            <text:p>Unsafe activation of different vehicle functions by sending DeviceControl messages to different ECUs via CA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Missing Authentication</text:p>
            <text:p/>
            <text:p>Improper Adherence to Coding Standards</text:p>
            <text:p>Violation of standard</text:p>
          </table:table-cell>
          <table:table-cell office:value-type="string" table:style-name="ce7">
            <text:p>OBD</text:p>
          </table:table-cell>
          <table:table-cell office:value-type="string" table:style-name="ce7">
            <text:p>BCM:<text:s/></text:p>
            <text:p>Activation of vehicle lock, activation of windscreen wiper, opening of luggage compartment, deactivation of immobiliser, activation of horn, deactivation of dipped beam lights (Auto Light Control), deactivation of additional lights, deactivation of window lifter and key lock, activation of spray nozzles, change of horn frequency, change of brightness of interior lighting, change of brightness of instrument lighting, deactivation of brake and additional lights, deactivation of windscreen wiper,<text:s/></text:p>
            <text:p>Activation of the alarm system, de- and retriggering of the vehicle, remote start of the vehicle</text:p>
            <text:p/>
            <text:p>EBCM:</text:p>
            <text:p>Brake actuation and release, parking prevention</text:p>
            <text:p/>
            <text:p>IPC:</text:p>
            <text:p>Changing the speed display, changing the display display</text:p>
            <text:p/>
            <text:p>Radio:</text:p>
            <text:p>Broadcast a tick tone, increase the radio volume, change the display</text:p>
          </table:table-cell>
          <table:table-cell office:value-type="string" table:style-name="ce7">
            <text:p>Sending DeviceControl messages via OBD to the CAN bus in order to activate the functions of different ECUs</text:p>
          </table:table-cell>
          <table:table-cell office:value-type="string" table:style-name="ce7">
            <text:p>Required Access/Connection</text:p>
            <text:p>OBD</text:p>
            <text:p>-</text:p>
            <text:p/>
            <text:p>Required Setup</text:p>
            <text:p>Manipulated Message</text:p>
            <text:p>Speed update packets with current speed and malicious packets with false speed.</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Body Control ECU(Body Control Module)+Telematics ECU(Telematics Module), Bus(High-Speed-CAN), Bus(Low-Speed-CAN)}</text:p>
            <text:p>Bus(High-Speed-CAN){Body Control ECU(Body Control Module)+Telematics ECU(Telematics Module), Engine ECU(Engine Control Module), Electronic Brake ECU(Electronic Brake Control Module), Transmission ECU(Transmission Control Module)}</text:p>
            <text:p>Bus(Low-Speed-CAN){Body Control ECU(Body Control Module)+Telematics ECU(Telematics Module), Car Access ECU(Remote Control Door Lock Receiver), Air Condition ECU(Heating, Ventilation, Air Conditioning), Airbag ECU(Inflatable Restraint Sensing and Diagnostic Module), Instrument Cluster(Instrument Panel Cluster/Driver Information Center), Radio ECU(Radio), Theft Warning System(Theft Deterrent Module)}</text:p>
          </table:table-cell>
          <table:table-cell office:value-type="string" table:style-name="ce7">
            <text:p>Vehicle brand not known</text:p>
          </table:table-cell>
          <table:table-cell office:value-type="string" table:style-name="ce7">
            <text:p>Body Control ECU</text:p>
            <text:p>Body Control Module (BCM)</text:p>
            <text:p/>
            <text:p>Electronic Brake ECU</text:p>
            <text:p>Electronic Brake Control Module (EBCM)</text:p>
            <text:p/>
            <text:p>Radio ECU</text:p>
            <text:p>Radio (Radio)</text:p>
            <text:p/>
            <text:p>Engine ECU</text:p>
            <text:p>Engine Control Module (ECM)</text:p>
            <text:p/>
            <text:p>Instrument Cluster</text:p>
            <text:p>Instrument Panel Cluster (IPC)</text:p>
          </table:table-cell>
          <table:table-cell office:value-type="string" table:style-name="ce7">
            <text:p>Hardware Tool</text:p>
            <text:p>Interface</text:p>
            <text:p>CAN-to-USB-Converter</text:p>
            <text:p/>
            <text:p>Hardware Tool</text:p>
            <text:p>Laptop/PC</text:p>
            <text:p/>
            <text:p>Hardware Tool</text:p>
            <text:p>Interface</text:p>
            <text:p>CANCapture ECOM Cable</text:p>
            <text:p/>
            <text:p>Software Tool</text:p>
            <text:p>Communication Tool</text:p>
            <text:p>CARSHARK</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287, CWE-306</text:p>
          </table:table-cell>
          <table:table-cell table:number-columns-repeated="16358"/>
        </table:table-row>
        <table:table-row table:style-name="ro5">
          <table:table-cell office:value-type="string" table:style-name="ce6">
            <text:p>ID-2011-CK-1</text:p>
          </table:table-cell>
          <table:table-cell office:value-type="string" table:style-name="ce8">
            <text:p>Firmware update on ECU by a custom ISO 9660 formatted CD</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7">
            <text:p>CD</text:p>
          </table:table-cell>
          <table:table-cell office:value-type="string" table:style-name="ce7">
            <text:p>Attacker Code could be loaded on the ECU</text:p>
          </table:table-cell>
          <table:table-cell office:value-type="string" table:style-name="ce7">
            <text:p>Connection to CAN via OBD.</text:p>
            <text:p>Firmware extraction of the media player.</text:p>
            <text:p>Reverse Engineering of the media player firmware.</text:p>
            <text:p>Because of restriction (see category) attackers developed an in-circuit debugger that communicates over an unused serial port. Dumping of memory possible. Found functional pointers to overwrite.</text:p>
            <text:p>Creating a CD with malicious WMA audio file that exploits the WMA parser vulnerability and sends malicous CAN messages</text:p>
          </table:table-cell>
          <table:table-cell office:value-type="string" table:style-name="ce7">
            <text:p>Required Access/Connection</text:p>
            <text:p>ECU</text:p>
            <text:p>CD player</text:p>
          </table:table-cell>
          <table:table-cell office:value-type="string" table:style-name="ce7">
            <text:p>Full Control (functional component)</text:p>
          </table:table-cell>
          <table:table-cell office:value-type="string" table:style-name="ce7">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7">
            <text:p>Local Softwar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Keine</text:p>
          </table:table-cell>
          <table:table-cell office:value-type="string" table:style-name="ce7">
            <text:p>CVSS:3.0/AV:P/AC:H/PR:N/UI:N/S:C/C:N/I:H/A:N; 4,9</text:p>
          </table:table-cell>
          <table:table-cell office:value-type="float" office:value="0.52" table:style-name="ce7">
            <text:p>0,52</text:p>
          </table:table-cell>
          <table:table-cell office:value-type="string" table:style-name="ce7">
            <text:p>CWE-120</text:p>
          </table:table-cell>
          <table:table-cell table:number-columns-repeated="16358"/>
        </table:table-row>
        <table:table-row table:style-name="ro5">
          <table:table-cell office:value-type="string" table:style-name="ce6">
            <text:p>ID-2011-CK-1a</text:p>
          </table:table-cell>
          <table:table-cell office:value-type="string" table:style-name="ce8">
            <text:p>Firmware Extraction</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7">
            <text:p>CD</text:p>
          </table:table-cell>
          <table:table-cell office:value-type="string" table:style-name="ce7">
            <text:p>Firmware could be extracted</text:p>
          </table:table-cell>
          <table:table-cell office:value-type="string" table:style-name="ce7">
            <text:p>Connection to CAN via OBD.</text:p>
            <text:p>Firmware extraction of the media player.</text:p>
          </table:table-cell>
          <table:table-cell office:value-type="string" table:style-name="ce7">
            <text:p>Required Access/Connection</text:p>
            <text:p>ECU</text:p>
            <text:p>CD player</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306</text:p>
          </table:table-cell>
          <table:table-cell table:number-columns-repeated="16358"/>
        </table:table-row>
        <table:table-row table:style-name="ro5">
          <table:table-cell office:value-type="string" table:style-name="ce6">
            <text:p>ID-2011-CK-1b</text:p>
          </table:table-cell>
          <table:table-cell office:value-type="string" table:style-name="ce8">
            <text:p>Reverse Engineering Firmwar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7">
            <text:p>CD</text:p>
          </table:table-cell>
          <table:table-cell office:value-type="string" table:style-name="ce7">
            <text:p>Information Gain of Firmware Functionality</text:p>
          </table:table-cell>
          <table:table-cell office:value-type="string" table:style-name="ce7">
            <text:p>Reverse Engineering of the media player firmware.</text:p>
          </table:table-cell>
          <table:table-cell office:value-type="string" table:style-name="ce7">
            <text:p>Required System Knowledge</text:p>
            <text:p>Captured Data<text:s/></text:p>
            <text:p>Access to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53</text:p>
          </table:table-cell>
          <table:table-cell table:number-columns-repeated="16358"/>
        </table:table-row>
        <table:table-row table:style-name="ro5">
          <table:table-cell office:value-type="string" table:style-name="ce6">
            <text:p>ID-2011-CK-1c</text:p>
          </table:table-cell>
          <table:table-cell office:value-type="string" table:style-name="ce8">
            <text:p>Memory Dump and identification of exploitable funtion pointers</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7">
            <text:p>CD</text:p>
          </table:table-cell>
          <table:table-cell office:value-type="string" table:style-name="ce7">
            <text:p>Identification of funtion pointers that could be overwritten</text:p>
          </table:table-cell>
          <table:table-cell office:value-type="string" table:style-name="ce7">
            <text:p>Because of restriction (see category) attackers developed an in-circuit debugger that communicates over an unused serial port. Dumping of memory possible. Found functional pointers to overwrite.</text:p>
          </table:table-cell>
          <table:table-cell office:value-type="string" table:style-name="ce7">
            <text:p>Required System Knowledge</text:p>
            <text:p>Captured Data<text:s/></text:p>
            <text:p>Access to Firmware</text:p>
          </table:table-cell>
          <table:table-cell office:value-type="string" table:style-name="ce7">
            <text:p>Write (functional component)</text:p>
          </table:table-cell>
          <table:table-cell office:value-type="string" table:style-name="ce7">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7">
            <text:p>Local Softwar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552</text:p>
          </table:table-cell>
          <table:table-cell table:number-columns-repeated="16358"/>
        </table:table-row>
        <table:table-row table:style-name="ro6">
          <table:table-cell office:value-type="string" table:style-name="ce6">
            <text:p>ID-2011-CK-1d</text:p>
          </table:table-cell>
          <table:table-cell office:value-type="string" table:style-name="ce8">
            <text:p>Execution of any code function by exploiting a buffer overflow vulnerability in the WMA parser.</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Elevation of Priviledge</text:p>
            <text:p>Buffer Overflow</text:p>
          </table:table-cell>
          <table:table-cell office:value-type="string" table:style-name="ce7">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Reliability</text:p>
          </table:table-cell>
          <table:table-cell office:value-type="string" table:style-name="ce7">
            <text:p>Incorrect Calculation</text:p>
            <text:p>Missing check of message length.</text:p>
          </table:table-cell>
          <table:table-cell office:value-type="string" table:style-name="ce7">
            <text:p>CD</text:p>
          </table:table-cell>
          <table:table-cell office:value-type="string" table:style-name="ce7">
            <text:p>Sending of any CAN message to the network</text:p>
          </table:table-cell>
          <table:table-cell office:value-type="string" table:style-name="ce7">
            <text:p>Creating a CD with malicious WMA audio file that exploits the WMA parser vulnerability and sends malicous CAN messages</text:p>
          </table:table-cell>
          <table:table-cell office:value-type="string" table:style-name="ce7">
            <text:p>Required Access/Connection</text:p>
            <text:p>ECU</text:p>
            <text:p>CD player</text:p>
          </table:table-cell>
          <table:table-cell office:value-type="string" table:style-name="ce7">
            <text:p>Full Control (functional component)</text:p>
          </table:table-cell>
          <table:table-cell office:value-type="string" table:style-name="ce7">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7">
            <text:p>Local Softwar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Keine</text:p>
          </table:table-cell>
          <table:table-cell office:value-type="string" table:style-name="ce7">
            <text:p>CVSS:3.0/AV:P/AC:H/PR:N/UI:N/S:C/C:N/I:H/A:N; 4,9</text:p>
          </table:table-cell>
          <table:table-cell office:value-type="float" office:value="0.52" table:style-name="ce7">
            <text:p>0,52</text:p>
          </table:table-cell>
          <table:table-cell office:value-type="string" table:style-name="ce7">
            <text:p>CWE-131</text:p>
          </table:table-cell>
          <table:table-cell table:number-columns-repeated="16358"/>
        </table:table-row>
        <table:table-row table:style-name="ro6">
          <table:table-cell office:value-type="string" table:style-name="ce6">
            <text:p>ID-2011-CK-2</text:p>
          </table:table-cell>
          <table:table-cell office:value-type="string" table:style-name="ce8">
            <text:p>Unauthorized Sending of CAN messages on the bus through Wi-Fi connection to diagnostic PassThru device which is attached to OBD</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Spoofing</text:p>
            <text:p>Man-in-the-Middle</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office:value-type="string" table:style-name="ce7">
            <text:p>Sending of any CAN message to the network.</text:p>
            <text:p>If the attacker is connected to the WiFi network of a dealership she can activate all PassThru devices (worm possible)</text:p>
          </table:table-cell>
          <table:table-cell office:value-type="string" table:style-name="ce7">
            <text:p>Information Gathering from Device Communication</text:p>
            <text:p>Reverse Engineering of the communication between PassThru and PC. Identification of input validation bugs in the implementation of the protocol that allow an attacker to run arbitrary Bourne Shell commands via shell-injection, thus compromising the unit.<text:s/></text:p>
            <text:p>Implementation of exploit that runs the shell injection attack.</text:p>
            <text:p>Installation a malicious binary on the PassThru device that sends pre-programmed CAN messages on the bus.</text:p>
          </table:table-cell>
          <table:table-cell office:value-type="string" table:style-name="ce7">
            <text:p>Required Access/Connection</text:p>
            <text:p>OBD</text:p>
            <text:p>Device attached on OBD</text:p>
            <text:p/>
            <text:p>Required Access/Connection</text:p>
            <text:p>WLAN</text:p>
            <text:p>Attacker has to be in the network of the dealership</text:p>
          </table:table-cell>
          <table:table-cell office:value-type="string" table:style-name="ce7">
            <text:p>Write (functional component)</text:p>
          </table:table-cell>
          <table:table-cell office:value-type="string" table:style-name="ce7">
            <text:p>Operational Restriction</text:p>
            <text:p>-</text:p>
            <text:p>Only a single application can communicate with the PassThru device at a time</text:p>
          </table:table-cell>
          <table:table-cell office:value-type="string" table:style-name="ce7">
            <text:p>Local Network</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287</text:p>
          </table:table-cell>
          <table:table-cell table:number-columns-repeated="16358"/>
        </table:table-row>
        <table:table-row table:style-name="ro6">
          <table:table-cell office:value-type="string" table:style-name="ce6">
            <text:p>ID-2011-CK-2a</text:p>
          </table:table-cell>
          <table:table-cell office:value-type="string" table:style-name="ce8">
            <text:p>Information Gathering</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office:value-type="string" table:style-name="ce7">
            <text:p>Information Gain of Communication between Devices</text:p>
          </table:table-cell>
          <table:table-cell office:value-type="string" table:style-name="ce7">
            <text:p>Information Gathering from Device Communication</text:p>
          </table:table-cell>
          <table:table-cell office:value-type="string" table:style-name="ce7">
            <text:p>Required Access/Connection</text:p>
            <text:p>OBD</text:p>
            <text:p>Device attached on OB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00</text:p>
          </table:table-cell>
          <table:table-cell table:number-columns-repeated="16358"/>
        </table:table-row>
        <table:table-row table:style-name="ro6">
          <table:table-cell office:value-type="string" table:style-name="ce6">
            <text:p>ID-2011-CK-2b</text:p>
          </table:table-cell>
          <table:table-cell office:value-type="string" table:style-name="ce8">
            <text:p>Reverse Engineering of Communication</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office:value-type="string" table:style-name="ce7">
            <text:p>Identification of input validation bugs in the implementation of the protocol that allow an attacker to run arbitrary Bourne Shell commands via shell-injection, thus compromising the unit.</text:p>
          </table:table-cell>
          <table:table-cell office:value-type="string" table:style-name="ce7">
            <text:p>Reverse Engineering of the communication between PassThru and PC. Identification of input validation bugs in the implementation of the protocol that allow an attacker to run arbitrary Bourne Shell commands via shell-injection, thus compromising the unit.</text:p>
          </table:table-cell>
          <table:table-cell office:value-type="string" table:style-name="ce7">
            <text:p>Required System Knowledge</text:p>
            <text:p>Captured Data</text:p>
            <text:p>Communication Data between PassThru Device and PC neccessary</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table:style-name="ce7"/>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0</text:p>
          </table:table-cell>
          <table:table-cell table:number-columns-repeated="16358"/>
        </table:table-row>
        <table:table-row table:style-name="ro6">
          <table:table-cell office:value-type="string" table:style-name="ce6">
            <text:p>ID-2011-CK-2c</text:p>
          </table:table-cell>
          <table:table-cell table:style-name="ce8"/>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Tampering</text:p>
            <text:p>Command Injection</text:p>
          </table:table-cell>
          <table:table-cell office:value-type="string" table:style-name="ce7">
            <text:p>Software Attack</text:p>
          </table:table-cell>
          <table:table-cell office:value-type="string" table:style-name="ce7">
            <text:p>Real Attack</text:p>
          </table:table-cell>
          <table:table-cell table:number-columns-repeated="2" table:style-name="ce7"/>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table:style-name="ce7"/>
          <table:table-cell office:value-type="string" table:style-name="ce7">
            <text:p>Implementation of exploit that runs the shell injection attack.</text:p>
          </table:table-cell>
          <table:table-cell table:number-columns-repeated="3" table:style-name="ce7"/>
          <table:table-cell office:value-type="string" table:style-name="ce7">
            <text:p>Local Network</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table:style-name="ce7"/>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20</text:p>
          </table:table-cell>
          <table:table-cell table:number-columns-repeated="16358"/>
        </table:table-row>
        <table:table-row table:style-name="ro6">
          <table:table-cell office:value-type="string" table:style-name="ce6">
            <text:p>ID-2011-CK-2d</text:p>
          </table:table-cell>
          <table:table-cell office:value-type="string" table:style-name="ce8">
            <text:p>Sending malicious CAN messages</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Tampering</text:p>
            <text:p>Command Injec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office:value-type="string" table:style-name="ce7">
            <text:p>Sending of any CAN message to the network.</text:p>
            <text:p>If the attacker is connected to the WiFi network of a dealership she can activate all PassThru devices (worm possible)</text:p>
          </table:table-cell>
          <table:table-cell office:value-type="string" table:style-name="ce7">
            <text:p>Installation a malicious binary on the PassThru device that sends pre-programmed CAN messages on the bus.</text:p>
          </table:table-cell>
          <table:table-cell office:value-type="string" table:style-name="ce7">
            <text:p>Required Access/Connection</text:p>
            <text:p>WLAN</text:p>
            <text:p>Attacker has to be in the network of the dealership</text:p>
          </table:table-cell>
          <table:table-cell office:value-type="string" table:style-name="ce7">
            <text:p>Execute (functional component)</text:p>
          </table:table-cell>
          <table:table-cell office:value-type="string" table:style-name="ce7">
            <text:p>Operational Restriction</text:p>
            <text:p>-</text:p>
            <text:p>Only a single application can communicate with the PassThru device at a time</text:p>
          </table:table-cell>
          <table:table-cell office:value-type="string" table:style-name="ce7">
            <text:p>Local Network</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table:style-name="ce7"/>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284</text:p>
          </table:table-cell>
          <table:table-cell table:number-columns-repeated="16358"/>
        </table:table-row>
        <table:table-row table:style-name="ro6">
          <table:table-cell office:value-type="string" table:style-name="ce6">
            <text:p>ID-2011-CK-3</text:p>
          </table:table-cell>
          <table:table-cell office:value-type="string" table:style-name="ce8">
            <text:p>Connection to Bluetooth module (pairing) without user interaction. Afterwards brute force of the used PIN that assigned automatically.</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Eavesdropping<text:s/></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alculation</text:p>
            <text:p>Calls of strcpy() without length check.</text:p>
          </table:table-cell>
          <table:table-cell office:value-type="string" table:style-name="ce7">
            <text:p>Bluetooth</text:p>
          </table:table-cell>
          <table:table-cell office:value-type="string" table:style-name="ce7">
            <text:p>Buffer overflow with paired Android</text:p>
            <text:p>phone and Trojan app</text:p>
          </table:table-cell>
          <table:table-cell office:value-type="string" table:style-name="ce7">
            <text:p>Firmware extraction of the telematics ECU by CAN diagnostic function via OBD.</text:p>
            <text:p>Reverse Engineering of the firmware.<text:s/></text:p>
            <text:p>Development of malicious smartphone application for authorized user smartphone that checks for new Bluetooth connections. If a telematic device is in range the app connects to it.<text:s/></text:p>
            <text:p>App sends malicious payload for buffer overflow via Bluetooth.</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7">
            <text:p>Keine</text:p>
          </table:table-cell>
          <table:table-cell office:value-type="string" table:style-name="ce7">
            <text:p>CVSS:3.0/AV:N/AC:L/PR:N/UI:N/S:U/C:H/I:L/A:N; 8,2</text:p>
          </table:table-cell>
          <table:table-cell office:value-type="float" office:value="3.89" table:style-name="ce7">
            <text:p>3,89</text:p>
          </table:table-cell>
          <table:table-cell office:value-type="string" table:style-name="ce7">
            <text:p>CWE-120</text:p>
          </table:table-cell>
          <table:table-cell table:number-columns-repeated="16358"/>
        </table:table-row>
        <table:table-row table:style-name="ro7">
          <table:table-cell office:value-type="string" table:style-name="ce6">
            <text:p>ID-2011-CK-3a</text:p>
          </table:table-cell>
          <table:table-cell office:value-type="string" table:style-name="ce8">
            <text:p>Firmware Extraction</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alculation</text:p>
            <text:p>Calls of strcpy() without length check.</text:p>
          </table:table-cell>
          <table:table-cell office:value-type="string" table:style-name="ce7">
            <text:p>Bluetooth</text:p>
          </table:table-cell>
          <table:table-cell office:value-type="string" table:style-name="ce7">
            <text:p>Obtainment of Telematic Firmware</text:p>
          </table:table-cell>
          <table:table-cell office:value-type="string" table:style-name="ce7">
            <text:p>Firmware extraction of the telematics ECU by CAN diagnostic function via OBD.</text:p>
          </table:table-cell>
          <table:table-cell office:value-type="string" table:style-name="ce7">
            <text:p>Required Access/Connection</text:p>
            <text:p>CAN</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text:p>
          </table:table-cell>
          <table:table-cell table:number-columns-repeated="16358"/>
        </table:table-row>
        <table:table-row table:style-name="ro7">
          <table:table-cell office:value-type="string" table:style-name="ce6">
            <text:p>ID-2011-CK-3b</text:p>
          </table:table-cell>
          <table:table-cell office:value-type="string" table:style-name="ce8">
            <text:p>Reverse Engineering Firmwar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alculation</text:p>
            <text:p>Calls of strcpy() without length check.</text:p>
          </table:table-cell>
          <table:table-cell office:value-type="string" table:style-name="ce7">
            <text:p>Bluetooth</text:p>
          </table:table-cell>
          <table:table-cell office:value-type="string" table:style-name="ce7">
            <text:p>Information Gain of Firmware Functionality</text:p>
          </table:table-cell>
          <table:table-cell office:value-type="string" table:style-name="ce7">
            <text:p>Reverse Engineering of the firmware.</text:p>
          </table:table-cell>
          <table:table-cell office:value-type="string" table:style-name="ce7">
            <text:p>Required System Knowledge</text:p>
            <text:p>Captured data</text:p>
            <text:p>Firmware extraced from ECU</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00</text:p>
          </table:table-cell>
          <table:table-cell table:number-columns-repeated="16358"/>
        </table:table-row>
        <table:table-row table:style-name="ro7">
          <table:table-cell office:value-type="string" table:style-name="ce6">
            <text:p>ID-2011-CK-3c</text:p>
          </table:table-cell>
          <table:table-cell table:style-name="ce8"/>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No attack class?</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table:style-name="ce7"/>
          <table:table-cell office:value-type="string" table:style-name="ce7">
            <text:p>Incorrect Calculation</text:p>
            <text:p>Calls of strcpy() without length check.</text:p>
          </table:table-cell>
          <table:table-cell office:value-type="string" table:style-name="ce7">
            <text:p>Bluetooth</text:p>
          </table:table-cell>
          <table:table-cell table:style-name="ce7"/>
          <table:table-cell office:value-type="string" table:style-name="ce7">
            <text:p>Development of malicious smartphone application for authorized user smartphone that checks for new Bluetooth connections. If a telematic device is in range the app connects to it.</text:p>
          </table:table-cell>
          <table:table-cell table:number-columns-repeated="3" table:style-name="ce7"/>
          <table:table-cell office:value-type="string" table:style-name="ce7">
            <text:p>Local Softwar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20</text:p>
          </table:table-cell>
          <table:table-cell table:number-columns-repeated="16358"/>
        </table:table-row>
        <table:table-row table:style-name="ro3">
          <table:table-cell office:value-type="string" table:style-name="ce6">
            <text:p>ID-2011-CK-3d</text:p>
          </table:table-cell>
          <table:table-cell office:value-type="string" table:style-name="ce8">
            <text:p>Sending malicious Payload</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Elevation of Priviledge</text:p>
            <text:p>Buffer Overflow</text:p>
          </table:table-cell>
          <table:table-cell office:value-type="string" table:style-name="ce7">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Reliability</text:p>
          </table:table-cell>
          <table:table-cell office:value-type="string" table:style-name="ce7">
            <text:p>Incorrect Calculation</text:p>
            <text:p>Calls of strcpy() without length check.</text:p>
          </table:table-cell>
          <table:table-cell office:value-type="string" table:style-name="ce7">
            <text:p>Bluetooth</text:p>
          </table:table-cell>
          <table:table-cell office:value-type="string" table:style-name="ce7">
            <text:p>Buffer overflow with paired Android</text:p>
            <text:p>phone and Trojan app</text:p>
          </table:table-cell>
          <table:table-cell office:value-type="string" table:style-name="ce7">
            <text:p>App sends malicious payload for buffer overflow via Bluetooth.</text:p>
          </table:table-cell>
          <table:table-cell office:value-type="string" table:style-name="ce7">
            <text:p>Required Setup</text:p>
            <text:p>Attack Configuration</text:p>
            <text:p>Development of malicious smartphone application for authorized user smartphone that checks for new Bluetooth connections. If a telematic device is in range the app connects to it.</text:p>
            <text:p/>
            <text:p>Organisational Requirement</text:p>
            <text:p>Organisation</text:p>
            <text:p>Smartphone App has to be installed at users smartphone</text:p>
          </table:table-cell>
          <table:table-cell office:value-type="string" table:style-name="ce7">
            <text:p>Wri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120</text:p>
          </table:table-cell>
          <table:table-cell table:number-columns-repeated="16358"/>
        </table:table-row>
        <table:table-row table:style-name="ro2">
          <table:table-cell office:value-type="string" table:style-name="ce6">
            <text:p>ID-2011-CK-4</text:p>
          </table:table-cell>
          <table:table-cell office:value-type="string" table:style-name="ce8">
            <text:p>Execution of malicious code by every connected Bluetooth devic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alculation</text:p>
            <text:p>Calls of strcpy() without length check.</text:p>
            <text:p/>
            <text:p>Incorrect Access of Indexable Resource<text:s/></text:p>
            <text:p>No user interaction required for pairing (enables brute force).</text:p>
          </table:table-cell>
          <table:table-cell office:value-type="string" table:style-name="ce7">
            <text:p>Bluetooth</text:p>
          </table:table-cell>
          <table:table-cell office:value-type="string" table:style-name="ce7">
            <text:p>Sniff MAC address, brute force PIN,</text:p>
            <text:p>buffer overflow</text:p>
          </table:table-cell>
          <table:table-cell office:value-type="string" table:style-name="ce7">
            <text:p>Sniffing of the Bluetooth MAC address by monitoring the data traffic.</text:p>
            <text:p>Brute Force Attack to get the Bluetooth PIN and pairing of the Bluetooth devices.<text:s/></text:p>
            <text:p>Injection of malicious messages</text:p>
          </table:table-cell>
          <table:table-cell office:value-type="string" table:style-name="ce7">
            <text:p>Required Access/Connection</text:p>
            <text:p>Bluetooth</text:p>
            <text:p>Pairing neccessary</text:p>
            <text:p/>
            <text:p>Required System Knowledge</text:p>
            <text:p>Capured data</text:p>
            <text:p>Bluetooth MAC addresse neccessary</text:p>
            <text:p/>
            <text:p>Required System Knowledge</text:p>
            <text:p>Capured data</text:p>
            <text:p>Bluetooth PIN neccessary</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120</text:p>
          </table:table-cell>
          <table:table-cell table:number-columns-repeated="16358"/>
        </table:table-row>
        <table:table-row table:style-name="ro8">
          <table:table-cell office:value-type="string" table:style-name="ce6">
            <text:p>ID-2011-CK-4a</text:p>
          </table:table-cell>
          <table:table-cell office:value-type="string" table:style-name="ce8">
            <text:p>Monitoring Data Traffic</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Eavesdropp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alculation</text:p>
            <text:p>Calls of strcpy() without length check.</text:p>
            <text:p/>
            <text:p>Incorrect Access of Indexable Resource<text:s/></text:p>
            <text:p>No user interaction required for pairing (enables brute force).</text:p>
          </table:table-cell>
          <table:table-cell office:value-type="string" table:style-name="ce7">
            <text:p>Bluetooth</text:p>
          </table:table-cell>
          <table:table-cell office:value-type="string" table:style-name="ce7">
            <text:p>Obtainment of Bluetooth MAC address</text:p>
          </table:table-cell>
          <table:table-cell office:value-type="string" table:style-name="ce7">
            <text:p>Sniffing of the Bluetooth MAC address by monitoring the data traffic.</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19</text:p>
          </table:table-cell>
          <table:table-cell table:number-columns-repeated="16358"/>
        </table:table-row>
        <table:table-row table:style-name="ro8">
          <table:table-cell office:value-type="string" table:style-name="ce6">
            <text:p>ID-2011-CK-4b</text:p>
          </table:table-cell>
          <table:table-cell office:value-type="string" table:style-name="ce8">
            <text:p>Brute Forcing PIN</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Incorrect Calculation</text:p>
            <text:p>Calls of strcpy() without length check.</text:p>
            <text:p/>
            <text:p>Incorrect Access of Indexable Resource<text:s/></text:p>
            <text:p>No user interaction required for pairing (enables brute force).</text:p>
          </table:table-cell>
          <table:table-cell office:value-type="string" table:style-name="ce7">
            <text:p>Bluetooth</text:p>
          </table:table-cell>
          <table:table-cell office:value-type="string" table:style-name="ce7">
            <text:p>Obtainment of Bluetooth PIN</text:p>
          </table:table-cell>
          <table:table-cell office:value-type="string" table:style-name="ce7">
            <text:p>Brute Force Attack to get the Bluetooth PIN and pairing of the Bluetooth devices.</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521</text:p>
          </table:table-cell>
          <table:table-cell table:number-columns-repeated="16358"/>
        </table:table-row>
        <table:table-row table:style-name="ro2">
          <table:table-cell office:value-type="string" table:style-name="ce6">
            <text:p>ID-2011-CK-4c</text:p>
          </table:table-cell>
          <table:table-cell office:value-type="string" table:style-name="ce8">
            <text:p>Sending malicious messages</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Tampering</text:p>
            <text:p>Command Injec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aliability</text:p>
          </table:table-cell>
          <table:table-cell office:value-type="string" table:style-name="ce7">
            <text:p>Incorrect Calculation</text:p>
            <text:p>Calls of strcpy() without length check.</text:p>
            <text:p/>
            <text:p>Incorrect Access of Indexable Resource<text:s/></text:p>
            <text:p>No user interaction required for pairing (enables brute force).</text:p>
          </table:table-cell>
          <table:table-cell office:value-type="string" table:style-name="ce7">
            <text:p>Bluetooth</text:p>
          </table:table-cell>
          <table:table-cell office:value-type="string" table:style-name="ce7">
            <text:p>Buffer Overflow on Bluetooth</text:p>
          </table:table-cell>
          <table:table-cell office:value-type="string" table:style-name="ce7">
            <text:p>Injection of malicious messages</text:p>
          </table:table-cell>
          <table:table-cell office:value-type="string" table:style-name="ce7">
            <text:p>Required Access/Connection</text:p>
            <text:p>Bluetooth</text:p>
            <text:p>Pairing neccessary</text:p>
            <text:p/>
            <text:p>Required System Knowledge</text:p>
            <text:p>Capured data</text:p>
            <text:p>Bluetooth MAC addresse neccessary</text:p>
            <text:p/>
            <text:p>Required System Knowledge</text:p>
            <text:p>Capured data</text:p>
            <text:p>Bluetooth PIN neccessary</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0</text:p>
          </table:table-cell>
          <table:table-cell table:number-columns-repeated="16358"/>
        </table:table-row>
        <table:table-row table:style-name="ro3">
          <table:table-cell office:value-type="string" table:style-name="ce6">
            <text:p>ID-2011-CK-5</text:p>
          </table:table-cell>
          <table:table-cell office:value-type="string" table:style-name="ce8">
            <text:p>Exploitation of a buffer overflow vulnerability over 3G interface in order to bring the telematics ECU to download additional payload cod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Elevation of Priviledge</text:p>
            <text:p>Buffer Overflow</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7">
            <text:p>Cellular<text:s/></text:p>
            <text:p>3G</text:p>
          </table:table-cell>
          <table:table-cell office:value-type="string" table:style-name="ce7">
            <text:p>end-to-end, exploits the found buffer overflow vulnerability. The exploit then forces the telematics unit</text:p>
            <text:p>to download and execute additional payload code from</text:p>
            <text:p>the Internet using the IP-addressable 3G data capability. Same result by dialing car on phone and playing malicious audio file</text:p>
          </table:table-cell>
          <table:table-cell office:value-type="string" table:style-name="ce7">
            <text:p>Firmware extraction of the telematics ECU over CAN via OBD.</text:p>
            <text:p>Reverse Engineering of the aqLink protocol. Implementation of aqLink-compatible software modem in C. Reverse Engineering of the Gateway and Command programms of the telematic.<text:s/></text:p>
            <text:p>Implementation of end-to-end attack that runs the implemented software modem and calls the car until it authenticates, changes the timout from 12 to 60 secondes and then recalls the car to exploit the found buffer overflow vulnerability.</text:p>
          </table:table-cell>
          <table:table-cell office:value-type="string" table:style-name="ce7">
            <text:p>Required Operational State</text:p>
            <text:p>Authentication</text:p>
            <text:p>-</text:p>
            <text:p/>
            <text:p>Required Access/Connection</text:p>
            <text:p>Software</text:p>
            <text:p>Access to firmware</text:p>
          </table:table-cell>
          <table:table-cell office:value-type="string" table:style-name="ce7">
            <text:p>Write (functional component)</text:p>
          </table:table-cell>
          <table:table-cell office:value-type="string" table:style-name="ce7">
            <text:p>Communication Restriction</text:p>
            <text:p>-</text:p>
            <text:p>Buffer Overflow requires 300 transmitted bytes. The protocol specifies that 21 bytes/sec can be transferred so there is not enough time to transmit the 300 bytes because the connection gets terminated meanwhile</text:p>
          </table:table-cell>
          <table:table-cell office:value-type="string" table:style-name="ce7">
            <text:p>Remot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7, CWE-120</text:p>
          </table:table-cell>
          <table:table-cell table:number-columns-repeated="16358"/>
        </table:table-row>
        <table:table-row table:style-name="ro3">
          <table:table-cell office:value-type="string" table:style-name="ce6">
            <text:p>ID-2011-CK-5a</text:p>
          </table:table-cell>
          <table:table-cell office:value-type="string" table:style-name="ce8">
            <text:p>Firmware Extraction</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7">
            <text:p>Cellular<text:s/></text:p>
            <text:p>3G</text:p>
          </table:table-cell>
          <table:table-cell office:value-type="string" table:style-name="ce7">
            <text:p>Obtainment of Telematic Firmware</text:p>
          </table:table-cell>
          <table:table-cell office:value-type="string" table:style-name="ce7">
            <text:p>Firmware extraction of the telematics ECU over CAN via OBD.</text:p>
          </table:table-cell>
          <table:table-cell office:value-type="string" table:style-name="ce7">
            <text:p>Required Access/Connection</text:p>
            <text:p>Cellular Connection</text:p>
            <text:p>3G</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00</text:p>
          </table:table-cell>
          <table:table-cell table:number-columns-repeated="16358"/>
        </table:table-row>
        <table:table-row table:style-name="ro3">
          <table:table-cell office:value-type="string" table:style-name="ce6">
            <text:p>ID-2011-CK-5b</text:p>
          </table:table-cell>
          <table:table-cell office:value-type="string" table:style-name="ce8">
            <text:p>Reverse Engineering Firmwar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7">
            <text:p>Cellular<text:s/></text:p>
            <text:p>3G</text:p>
          </table:table-cell>
          <table:table-cell office:value-type="string" table:style-name="ce7">
            <text:p>Information Gain of aqLink-Function, Gateway and Command</text:p>
          </table:table-cell>
          <table:table-cell office:value-type="string" table:style-name="ce7">
            <text:p>Reverse Engineering of the aqLink protocol. Implementation of aqLink-compatible software modem in C. Reverse Engineering of the Gateway and Command programms of the telematic.</text:p>
          </table:table-cell>
          <table:table-cell office:value-type="string" table:style-name="ce7">
            <text:p>Required Access/Connection</text:p>
            <text:p>Software</text:p>
            <text:p>Access to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668</text:p>
          </table:table-cell>
          <table:table-cell table:number-columns-repeated="16358"/>
        </table:table-row>
        <table:table-row table:style-name="ro3">
          <table:table-cell office:value-type="string" table:style-name="ce6">
            <text:p>ID-2011-CK-5c</text:p>
          </table:table-cell>
          <table:table-cell office:value-type="string" table:style-name="ce8">
            <text:p>Buffer Overflow on Telematics</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Spoofing</text:p>
            <text:p>Buffer Overflow</text:p>
          </table:table-cell>
          <table:table-cell office:value-type="string" table:style-name="ce7">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ability</text:p>
          </table:table-cell>
          <table:table-cell office:value-type="string" table:style-name="ce7">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7">
            <text:p>Cellular<text:s/></text:p>
            <text:p>3G</text:p>
          </table:table-cell>
          <table:table-cell office:value-type="string" table:style-name="ce7">
            <text:p>Buffer Overflow on Telematics</text:p>
          </table:table-cell>
          <table:table-cell office:value-type="string" table:style-name="ce7">
            <text:p>Implementation of end-to-end attack that runs the implemented software modem and calls the car until it authenticates, changes the timout from 12 to 60 secondes and then recalls the car to exploit the found buffer overflow vulnerability.</text:p>
          </table:table-cell>
          <table:table-cell office:value-type="string" table:style-name="ce7">
            <text:p>Required Operational State</text:p>
            <text:p>Authentication</text:p>
            <text:p>-</text:p>
          </table:table-cell>
          <table:table-cell office:value-type="string" table:style-name="ce7">
            <text:p>Write (functional component)</text:p>
          </table:table-cell>
          <table:table-cell office:value-type="string" table:style-name="ce7">
            <text:p>Communication Restriction</text:p>
            <text:p>-</text:p>
            <text:p>Buffer Overflow requires 300 transmitted bytes. The protocol specifies that 21 bytes/sec can be transferred so there is not enough time to transmit the 300 bytes because the connection gets terminated meanwhile</text:p>
          </table:table-cell>
          <table:table-cell office:value-type="string" table:style-name="ce7">
            <text:p>Remote</text:p>
          </table:table-cell>
          <table:table-cell office:value-type="string" table:style-name="ce7">
            <text:p>Gateway{0}</text:p>
            <text:p>Bus(CAN){0, OBD(OBD Port), Infotainment ECU(Media Player), Telematics ECU(Telematik), Tire Presure Measurement System ECU(TPMS)}</text:p>
          </table:table-cell>
          <table:table-cell office:value-type="string" table:style-name="ce7">
            <text:p>Vehicle brand not known</text:p>
          </table:table-cell>
          <table:table-cell office:value-type="string" table:style-name="ce7">
            <text:p>Telematics ECU</text:p>
            <text:p>Telematik (UNIX-OS)</text:p>
          </table:table-cell>
          <table:table-cell table:style-name="ce7"/>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120</text:p>
          </table:table-cell>
          <table:table-cell table:number-columns-repeated="16358"/>
        </table:table-row>
        <table:table-row table:style-name="ro4">
          <table:table-cell office:value-type="string" table:style-name="ce6">
            <text:p>ID-2013-MV-1</text:p>
          </table:table-cell>
          <table:table-cell office:value-type="string" table:style-name="ce7">
            <text:p>Replay of a valid CAN message to activate the open door control light in the instrument cluster</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Display shows open driver door</text:p>
          </table:table-cell>
          <table:table-cell office:value-type="string" table:style-name="ce7">
            <text:p>CAN messages was captured via connection to OBD. Identification of accurate packet.</text:p>
            <text:p>Replay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Only works until the door sensor sends the real state of the door</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Instrument Cluster</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4">
          <table:table-cell office:value-type="string" table:style-name="ce6">
            <text:p>ID-2013-MV-1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text:p>
            <text:p>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Instrument Cluster</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00</text:p>
          </table:table-cell>
          <table:table-cell table:number-columns-repeated="16358"/>
        </table:table-row>
        <table:table-row table:style-name="ro4">
          <table:table-cell office:value-type="string" table:style-name="ce6">
            <text:p>ID-2013-MV-1b</text:p>
          </table:table-cell>
          <table:table-cell office:value-type="string" table:style-name="ce7">
            <text:p>Replay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abil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Display shows open driver door</text:p>
          </table:table-cell>
          <table:table-cell office:value-type="string" table:style-name="ce7">
            <text:p>Replay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Only works until the door sensor sends the real state of the door</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Instrument Cluster</text:p>
          </table:table-cell>
          <table:table-cell table:style-name="ce7"/>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5">
          <table:table-cell office:value-type="string" table:style-name="ce6">
            <text:p>ID-2013-MV-2</text:p>
          </table:table-cell>
          <table:table-cell office:value-type="string" table:style-name="ce7">
            <text:p>Replay of a valid CAN message to manipulate the vehicle speed displayed in the instrument cluster</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Any speed can be displayed on the instrument cluster</text:p>
          </table:table-cell>
          <table:table-cell office:value-type="string" table:style-name="ce7">
            <text:p>CAN messages was captured via connection to OBD. Identification of accurate packet.</text:p>
            <text:p>Replay CAN message on the bus</text:p>
          </table:table-cell>
          <table:table-cell office:value-type="string" table:style-name="ce7">
            <text:p>Required Access/Connection</text:p>
            <text:p>CAN</text:p>
            <text:p>Access to ECU via CAN</text:p>
            <text:p/>
            <text:p>Required Setup</text:p>
            <text:p>Attack Configuration</text:p>
            <text:p>Message has to be sent continuously</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Instrument Cluster</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5">
          <table:table-cell office:value-type="string" table:style-name="ce6">
            <text:p>ID-2013-MV-2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text:p>
            <text:p>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Instrument Cluster</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00</text:p>
          </table:table-cell>
          <table:table-cell table:number-columns-repeated="16358"/>
        </table:table-row>
        <table:table-row table:style-name="ro5">
          <table:table-cell office:value-type="string" table:style-name="ce6">
            <text:p>ID-2013-MV-2b</text:p>
          </table:table-cell>
          <table:table-cell office:value-type="string" table:style-name="ce7">
            <text:p>Replay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abil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Any speed can be displayed on the instrument cluster</text:p>
          </table:table-cell>
          <table:table-cell office:value-type="string" table:style-name="ce7">
            <text:p>Replay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Instrument Cluster</text:p>
          </table:table-cell>
          <table:table-cell table:style-name="ce7"/>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9">
          <table:table-cell office:value-type="string" table:style-name="ce6">
            <text:p>ID-2013-MV-3</text:p>
          </table:table-cell>
          <table:table-cell office:value-type="string" table:style-name="ce7">
            <text:p>Replay of a valid CAN message to manipulate the vehicle speed and the engines rotational speed displayed in the instrument cluster and changing the displayed vehicle position displayed in the navigation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ext:p>Reliability</text:p>
          </table:table-cell>
          <table:table-cell office:value-type="string" table:style-name="ce7">
            <text:p>Protection Mechanism Failure</text:p>
            <text:p>No protection against replay attacks</text:p>
            <text:p/>
            <text:p>Incorrect Comparison</text:p>
            <text:p>No plausibility check of the data</text:p>
          </table:table-cell>
          <table:table-cell office:value-type="string" table:style-name="ce7">
            <text:p>OBD</text:p>
          </table:table-cell>
          <table:table-cell office:value-type="string" table:style-name="ce7">
            <text:p>Any vehicle speed and rotational speed can be displayed on the instrument cluster. Manipulation of the mileage. Position changing on the navigation system</text:p>
          </table:table-cell>
          <table:table-cell office:value-type="string" table:style-name="ce7">
            <text:p>CAN messages was captured via connection to OBD. Identification of accurate packet.</text:p>
            <text:p>Replay CAN message on the bus</text:p>
          </table:table-cell>
          <table:table-cell office:value-type="string" table:style-name="ce7">
            <text:p>Required Access/Connection</text:p>
            <text:p>CAN</text:p>
            <text:p>Access to ECU via CAN</text:p>
            <text:p/>
            <text:p>Required Setup</text:p>
            <text:p>Attack Configuration</text:p>
            <text:p>Odometer and navigation system require a slowly changing value instead of a static value</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Instrument Cluster</text:p>
            <text:p/>
            <text:p>Navigation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4">
          <table:table-cell office:value-type="string" table:style-name="ce6">
            <text:p>ID-2013-MV-3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text:p>
            <text:p>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play attacks</text:p>
            <text:p/>
            <text:p>Incorrect Comparison</text:p>
            <text:p>No plausibility check of the data</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Instrument Cluster</text:p>
            <text:p/>
            <text:p>Navigation ECU</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00</text:p>
          </table:table-cell>
          <table:table-cell table:number-columns-repeated="16358"/>
        </table:table-row>
        <table:table-row table:style-name="ro4">
          <table:table-cell office:value-type="string" table:style-name="ce6">
            <text:p>ID-2013-MV-3b</text:p>
          </table:table-cell>
          <table:table-cell office:value-type="string" table:style-name="ce7">
            <text:p>Replay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ability</text:p>
          </table:table-cell>
          <table:table-cell office:value-type="string" table:style-name="ce7">
            <text:p>Protection Mechanism Failure</text:p>
            <text:p>No protection against replay attacks</text:p>
            <text:p/>
            <text:p>Incorrect Comparison</text:p>
            <text:p>No plausibility check of the data</text:p>
          </table:table-cell>
          <table:table-cell office:value-type="string" table:style-name="ce7">
            <text:p>OBD</text:p>
          </table:table-cell>
          <table:table-cell office:value-type="string" table:style-name="ce7">
            <text:p>Any vehicle speed and rotational speed can be displayed on the instrument cluster. Manipulation of the mileage. Position changing on the navigation system</text:p>
          </table:table-cell>
          <table:table-cell office:value-type="string" table:style-name="ce7">
            <text:p>Replay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Instrument Cluster</text:p>
            <text:p/>
            <text:p>Navigation ECU</text:p>
          </table:table-cell>
          <table:table-cell table:style-name="ce7"/>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4">
          <table:table-cell office:value-type="string" table:style-name="ce6">
            <text:p>ID-2013-MV-4</text:p>
          </table:table-cell>
          <table:table-cell office:value-type="string" table:style-name="ce7">
            <text:p>DoS-Angriff auf das CAN-Netzwerk mit CAN-ID 0, welche laut Standard nicht erlaubt ist, führt zum Ausfall der Lenkunterstützung und eines eingeschränkten maximalen Lenkwinkels (Ford).</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Denial-of-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Improper Adherence to Coding StandardsViolation of the CAN standard</text:p>
          </table:table-cell>
          <table:table-cell office:value-type="string" table:style-name="ce7">
            <text:p>OBD</text:p>
          </table:table-cell>
          <table:table-cell office:value-type="string" table:style-name="ce7">
            <text:p>Failure of the steering support through shutdown of the PSCM ECU. After that only a steering of 45% was possible</text:p>
          </table:table-cell>
          <table:table-cell office:value-type="string" table:style-name="ce7">
            <text:p>Access to CAN via OBD.</text:p>
            <text:p>Continuously sending CAN messages with high priority</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Works only in this case because the CAN standard was violated, but the attacker could send other low priority messages</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Ford Integrated Diagnostic Software Tool (IDS)</text:p>
            <text:p>FORDISO1423032.dll</text:p>
          </table:table-cell>
          <table:table-cell office:value-type="string" table:style-name="ce7">
            <text:p>Keine</text:p>
          </table:table-cell>
          <table:table-cell office:value-type="string" table:style-name="ce7">
            <text:p>CVSS:3.0/AV:A/AC:L/PR:N/UI:N/S:C/C:N/I:N/A:H; 7,4</text:p>
          </table:table-cell>
          <table:table-cell office:value-type="float" office:value="2.84" table:style-name="ce7">
            <text:p>2,84</text:p>
          </table:table-cell>
          <table:table-cell office:value-type="string" table:style-name="ce7">
            <text:p>CWE-710, CWE-294</text:p>
          </table:table-cell>
          <table:table-cell table:number-columns-repeated="16358"/>
        </table:table-row>
        <table:table-row table:style-name="ro4">
          <table:table-cell office:value-type="string" table:style-name="ce6">
            <text:p>ID-2013-MV-5</text:p>
          </table:table-cell>
          <table:table-cell office:value-type="string" table:style-name="ce7">
            <text:p>Denial of service attack to prevent the start of the vehicle engine by continous sending of CAN messages with ID 0 (violation of CAN standard)</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Denial-of-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mproper Adherence to Coding StandardsViolation of the CAN standard</text:p>
          </table:table-cell>
          <table:table-cell office:value-type="string" table:style-name="ce7">
            <text:p>OBD</text:p>
          </table:table-cell>
          <table:table-cell office:value-type="string" table:style-name="ce7">
            <text:p>Engine doesn't start</text:p>
          </table:table-cell>
          <table:table-cell office:value-type="string" table:style-name="ce7">
            <text:p>Access to CAN via OBD.</text:p>
            <text:p>Continuously sending CAN messages with high priority</text:p>
          </table:table-cell>
          <table:table-cell office:value-type="string" table:style-name="ce7">
            <text:p>Required Access/Connection</text:p>
            <text:p>CAN</text:p>
            <text:p>Access to ECU via CAN</text:p>
            <text:p/>
            <text:p>Required Operational State</text:p>
            <text:p>Vehicle State</text:p>
            <text:p>Vehicle not startet before</text:p>
          </table:table-cell>
          <table:table-cell office:value-type="string" table:style-name="ce7">
            <text:p>Execute (functional component)</text:p>
          </table:table-cell>
          <table:table-cell office:value-type="string" table:style-name="ce7">
            <text:p>Impact Restriction</text:p>
            <text:p>-</text:p>
            <text:p>Works only in this case because the CAN standard was violated, but the attacker could send other low priority messages</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Engine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C/C:N/I:N/A:H; 7,4</text:p>
          </table:table-cell>
          <table:table-cell office:value-type="float" office:value="2.84" table:style-name="ce7">
            <text:p>2,84</text:p>
          </table:table-cell>
          <table:table-cell office:value-type="string" table:style-name="ce7">
            <text:p>CWE-710, CWE-294</text:p>
          </table:table-cell>
          <table:table-cell table:number-columns-repeated="16358"/>
        </table:table-row>
        <table:table-row table:style-name="ro4">
          <table:table-cell office:value-type="string" table:style-name="ce6">
            <text:p>ID-2013-MV-6</text:p>
          </table:table-cell>
          <table:table-cell office:value-type="string" table:style-name="ce7">
            <text:p>Steering intervention by spoofing of a valid CAN message of the parking assistance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Collision with already parking vehicle during automatic parking</text:p>
          </table:table-cell>
          <table:table-cell office:value-type="string" table:style-name="ce7">
            <text:p>Access to CAN via OBD.</text:p>
            <text:p>Continuously sending CAN messages with small changes to the values of the steering position</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Works only to a vehicle speed of 5mph</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Power Steering ECU</text:p>
            <text:p>Power Steering Control Module (PSCM)</text:p>
            <text:p/>
            <text:p>Park Assistance ECU</text:p>
            <text:p>Park Assistance Module (PAM)</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5">
          <table:table-cell office:value-type="string" table:style-name="ce6">
            <text:p>ID-2013-MV-7</text:p>
          </table:table-cell>
          <table:table-cell office:value-type="string" table:style-name="ce7">
            <text:p>Deceleration of the vehicle until standstill by spoofing of a valid pre-collision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eceleration of the vehicle until the vehicle stops</text:p>
          </table:table-cell>
          <table:table-cell office:value-type="string" table:style-name="ce7">
            <text:p>Access to CAN via OBD.</text:p>
            <text:p>Monitoring the CAN traffic to identify the relevant messages.</text:p>
            <text:p>Sending false message on the CAN</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re-Collision ECU</text:p>
            <text:p>Pre-Collision System (PC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5">
          <table:table-cell office:value-type="string" table:style-name="ce6">
            <text:p>ID-2013-MV-8</text:p>
          </table:table-cell>
          <table:table-cell office:value-type="string" table:style-name="ce7">
            <text:p>Acceleration of the vehicle by spoofing the CAN message of the gas pedal.</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ECU</text:p>
          </table:table-cell>
          <table:table-cell office:value-type="string" table:style-name="ce7">
            <text:p>Acceleration of the vehicle for a few seconds</text:p>
          </table:table-cell>
          <table:table-cell office:value-type="string" table:style-name="ce7">
            <text:p>Access to CAN via PMC, ECM or the CAN bridges.</text:p>
            <text:p>Continuous spoofing of the malicious CAN message</text:p>
          </table:table-cell>
          <table:table-cell office:value-type="string" table:style-name="ce7">
            <text:p>Required Access/Connection</text:p>
            <text:p>CAN</text:p>
            <text:p>Access to ECU via CAN</text:p>
            <text:p/>
            <text:p>Required Operational State</text:p>
            <text:p>Vehicle State</text:p>
            <text:p>Combustion Engine has to be activated and then deactivated afterwards</text:p>
          </table:table-cell>
          <table:table-cell office:value-type="string" table:style-name="ce7">
            <text:p>Execute (functional component)</text:p>
          </table:table-cell>
          <table:table-cell office:value-type="string" table:style-name="ce7">
            <text:p>Knowledge Restriction</text:p>
            <text:p>-</text:p>
            <text:p>The relevant CAN message can only be seen between CAN V1 and CAN V2 bridges</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ower Management ECU</text:p>
            <text:p>Power Management Control (PMC)<text:s/></text:p>
            <text:p/>
            <text:p>Engine ECU</text:p>
            <text:p>Engine Control Module (2 CPUs, NEC v850, Renesas M16/C)</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3">
          <table:table-cell office:value-type="string" table:style-name="ce6">
            <text:p>ID-2013-MV-9</text:p>
          </table:table-cell>
          <table:table-cell office:value-type="string" table:style-name="ce7">
            <text:p>Steering intervention by spoofing a valid CAN message of the Intelligent Parking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intervention during driving</text:p>
          </table:table-cell>
          <table:table-cell office:value-type="string" table:style-name="ce7">
            <text:p>CAN messages was captured via connection to OBD. Identification of accurate packet.</text:p>
            <text:p>Reverse Engineering of the logic behind the Intelligent Parking System.</text:p>
            <text:p>Sending modified CAN message on the bus.</text:p>
          </table:table-cell>
          <table:table-cell office:value-type="string" table:style-name="ce7">
            <text:p>Required Access/Connection</text:p>
            <text:p>CAN</text:p>
            <text:p>Access to ECU via CAN</text:p>
            <text:p/>
            <text:p>Required Setup</text:p>
            <text:p>Manipulated message</text:p>
            <text:p>For higher speeds CAN messages with the gear position and the vehicle speed has to be spoofed</text:p>
            <text:p/>
            <text:p>Organisational requirement</text:p>
            <text:p>Equipment</text:p>
            <text:p>Second ECOM cable neccessary</text:p>
          </table:table-cell>
          <table:table-cell office:value-type="string" table:style-name="ce7">
            <text:p>Execute (functional component)</text:p>
          </table:table-cell>
          <table:table-cell office:value-type="string" table:style-name="ce7">
            <text:p>Impact Restriction</text:p>
            <text:p>-</text:p>
            <text:p>For vehicle speeds higher than 4mph the attacker has to spoof CAN frames with the gear position and the speed</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ark Assistance ECU</text:p>
            <text:p>Intelligence Park Assist System (IPA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5">
          <table:table-cell office:value-type="string" table:style-name="ce6">
            <text:p>ID-2013-MV-9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ark Assistance ECU</text:p>
            <text:p>Intelligence Park Assist System (IPAS)</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5">
          <table:table-cell office:value-type="string" table:style-name="ce6">
            <text:p>ID-2013-MV-9b</text:p>
          </table:table-cell>
          <table:table-cell office:value-type="string" table:style-name="ce7">
            <text:p>Reverse Engineering Parking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formation Gain of Parking System Functionality</text:p>
          </table:table-cell>
          <table:table-cell office:value-type="string" table:style-name="ce7">
            <text:p>Reverse Engineering of the logic behind the Intelligent Parking System.</text:p>
          </table:table-cell>
          <table:table-cell office:value-type="string" table:style-name="ce7">
            <text:p>Required Access/Connection</text:p>
            <text:p>Software</text:p>
            <text:p>Access to firmware</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ark Assistance ECU</text:p>
            <text:p>Intelligence Park Assist System (IPAS)</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5">
          <table:table-cell office:value-type="string" table:style-name="ce6">
            <text:p>ID-2013-MV-9c</text:p>
          </table:table-cell>
          <table:table-cell office:value-type="string" table:style-name="ce7">
            <text:p>Sending malicious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intervention during driving</text:p>
          </table:table-cell>
          <table:table-cell office:value-type="string" table:style-name="ce7">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For vehicle speeds higher than 4mph the attacker has to spoof CAN frames with the gear position and the speed</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ark Assistance ECU</text:p>
            <text:p>Intelligence Park Assist System (IPAS)</text:p>
          </table:table-cell>
          <table:table-cell table:style-name="ce7"/>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5">
          <table:table-cell office:value-type="string" table:style-name="ce6">
            <text:p>ID-2013-MV-10</text:p>
          </table:table-cell>
          <table:table-cell office:value-type="string" table:style-name="ce7">
            <text:p>Steering intervention by replay of valid CAN messages of the Lane Keeping Assistant</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intervention by 5°</text:p>
          </table:table-cell>
          <table:table-cell office:value-type="string" table:style-name="ce7">
            <text:p>CAN messages was captured via connection to OBD. Identification of accurate packet.</text:p>
            <text:p>Reverse Engineering of the logic behind the Lane Keep Assistant.</text:p>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Only possible for steering angles to 5°</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Lane Keep Assist ECU</text:p>
            <text:p>Lane Keep Assist (LKA)</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5">
          <table:table-cell office:value-type="string" table:style-name="ce6">
            <text:p>ID-2013-MV-10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Lane Keep Assist ECU</text:p>
            <text:p>Lane Keep Assist (LKA)</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5">
          <table:table-cell office:value-type="string" table:style-name="ce6">
            <text:p>ID-2013-MV-10b</text:p>
          </table:table-cell>
          <table:table-cell office:value-type="string" table:style-name="ce7">
            <text:p>Reverse Engineering Lane Keeping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formation Gain of Lane Keeping Functionality</text:p>
          </table:table-cell>
          <table:table-cell office:value-type="string" table:style-name="ce7">
            <text:p>Reverse Engineering of the logic behind the Lane Keep Assistant.</text:p>
          </table:table-cell>
          <table:table-cell office:value-type="string" table:style-name="ce7">
            <text:p>Required Access/Connection</text:p>
            <text:p>Software</text:p>
            <text:p>Access to firmware</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Lane Keep Assist ECU</text:p>
            <text:p>Lane Keep Assist (LKA)</text:p>
          </table:table-cell>
          <table:table-cell table:style-name="ce7"/>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5">
          <table:table-cell office:value-type="string" table:style-name="ce6">
            <text:p>ID-2013-MV-10c</text:p>
          </table:table-cell>
          <table:table-cell office:value-type="string" table:style-name="ce7">
            <text:p>Sending malicious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intervention by 5°</text:p>
          </table:table-cell>
          <table:table-cell office:value-type="string" table:style-name="ce7">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Only possible for steering angles to 5°</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Lane Keep Assist ECU</text:p>
            <text:p>Lane Keep Assist (LKA)</text:p>
          </table:table-cell>
          <table:table-cell table:style-name="ce7"/>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4">
          <table:table-cell office:value-type="string" table:style-name="ce6">
            <text:p>ID-2013-MV-11</text:p>
          </table:table-cell>
          <table:table-cell office:value-type="string" table:style-name="ce8">
            <text:p>Extraction of the security access keys from the Parking Assistance Module or the Ford Integrated Diagnostic Software tool by Reverse Engineering of the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s/></text:p>
            <text:p>Reverse Engineering</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ECU always sends the same seed, whereby the same response is always calculated.</text:p>
            <text:p/>
            <text:p>Use of Insufficiently Random Values</text:p>
            <text:p>Keys are fixed in the Ford IDS and can be read by reverse engineering</text:p>
          </table:table-cell>
          <table:table-cell office:value-type="string" table:style-name="ce7">
            <text:p>OBD</text:p>
          </table:table-cell>
          <table:table-cell office:value-type="string" table:style-name="ce7">
            <text:p>407 Keys found,<text:s/></text:p>
            <text:p>Brake activation so the car can't move,</text:p>
            <text:p>Brake bleeding so the vehicle can't be stopped</text:p>
          </table:table-cell>
          <table:table-cell office:value-type="string" table:style-name="ce7">
            <text:p>Reverse Engineering of the Ford Integrated Diagnostic Software tool (IDS).</text:p>
            <text:p>Spoofing of different messages in order to activate several functions.</text:p>
          </table:table-cell>
          <table:table-cell office:value-type="string" table:style-name="ce7">
            <text:p>-</text:p>
            <text:p>-</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H/I:L/A:N; 7,1</text:p>
          </table:table-cell>
          <table:table-cell office:value-type="float" office:value="2.84" table:style-name="ce7">
            <text:p>2,84</text:p>
          </table:table-cell>
          <table:table-cell office:value-type="string" table:style-name="ce7">
            <text:p>CWE-344, CWE-323</text:p>
          </table:table-cell>
          <table:table-cell table:number-columns-repeated="16358"/>
        </table:table-row>
        <table:table-row table:style-name="ro4">
          <table:table-cell office:value-type="string" table:style-name="ce6">
            <text:p>ID-2013-MV-11a</text:p>
          </table:table-cell>
          <table:table-cell office:value-type="string" table:style-name="ce8">
            <text:p>Reverse Engineering Diagnostic Tool</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ECU always sends the same seed, whereby the same response is always calculated.</text:p>
            <text:p/>
            <text:p>Use of Insufficiently Random Values</text:p>
            <text:p>Keys are fixed in the Ford IDS and can be read by reverse engineering</text:p>
          </table:table-cell>
          <table:table-cell office:value-type="string" table:style-name="ce7">
            <text:p>OBD</text:p>
          </table:table-cell>
          <table:table-cell office:value-type="string" table:style-name="ce7">
            <text:p>407 Keys found in the PAM, identification of diagnostic messages</text:p>
          </table:table-cell>
          <table:table-cell office:value-type="string" table:style-name="ce7">
            <text:p>Reverse Engineering of the Ford Integrated Diagnostic Software tool (IDS).</text:p>
          </table:table-cell>
          <table:table-cell office:value-type="string" table:style-name="ce7">
            <text:p>Required Access/Connection</text:p>
            <text:p>Hardware</text:p>
            <text:p>Access to Ford Integrated Diagnostic Tool</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Park Assistance ECU</text:p>
            <text:p>Parking Assistance Module (PAM)</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344, CWE-323</text:p>
          </table:table-cell>
          <table:table-cell table:number-columns-repeated="16358"/>
        </table:table-row>
        <table:table-row table:style-name="ro4">
          <table:table-cell office:value-type="string" table:style-name="ce6">
            <text:p>ID-2013-MV-11b</text:p>
          </table:table-cell>
          <table:table-cell office:value-type="string" table:style-name="ce8">
            <text:p>Prevent vehicle from moving by applying the brakes through a diagnostic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Brake activation so the car can't move</text:p>
          </table:table-cell>
          <table:table-cell office:value-type="string" table:style-name="ce7">
            <text:p>Spoofing of CAN messages</text:p>
          </table:table-cell>
          <table:table-cell office:value-type="string" table:style-name="ce7">
            <text:p>Required Operational State</text:p>
            <text:p>Authentication</text:p>
            <text:p>Security Access neccessary</text:p>
            <text:p/>
            <text:p>Required System State</text:p>
            <text:p>Vehicle State</text:p>
            <text:p>Vehicle is standing still</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L/UI:N/S:U/C:N/I:H/A:N; 5,7</text:p>
          </table:table-cell>
          <table:table-cell office:value-type="float" office:value="2.0699999999999998" table:style-name="ce7">
            <text:p>2,07</text:p>
          </table:table-cell>
          <table:table-cell office:value-type="string" table:style-name="ce7">
            <text:p>CWE-294, CWE-284</text:p>
          </table:table-cell>
          <table:table-cell table:number-columns-repeated="16358"/>
        </table:table-row>
        <table:table-row table:style-name="ro4">
          <table:table-cell office:value-type="string" table:style-name="ce6">
            <text:p>ID-2013-MV-11c</text:p>
          </table:table-cell>
          <table:table-cell office:value-type="string" table:style-name="ce7">
            <text:p>Bleeding the brakes by spoofing a diagnotic CAN message when vehicle is slower than 5 mph</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Incorrect Comparison</text:p>
            <text:p>No plausibility check of the data</text:p>
          </table:table-cell>
          <table:table-cell office:value-type="string" table:style-name="ce7">
            <text:p>OBD</text:p>
          </table:table-cell>
          <table:table-cell office:value-type="string" table:style-name="ce7">
            <text:p>Brake bleeding so the vehicle can't be stopped</text:p>
          </table:table-cell>
          <table:table-cell office:value-type="string" table:style-name="ce7">
            <text:p>Spoofing of CAN messages</text:p>
          </table:table-cell>
          <table:table-cell office:value-type="string" table:style-name="ce7">
            <text:p>Required Operational State</text:p>
            <text:p>Authentication</text:p>
            <text:p>Security Access neccessary</text:p>
          </table:table-cell>
          <table:table-cell office:value-type="string" table:style-name="ce7">
            <text:p>Execute (functional component)</text:p>
          </table:table-cell>
          <table:table-cell office:value-type="string" table:style-name="ce7">
            <text:p>Impact Restriction</text:p>
            <text:p>-</text:p>
            <text:p>Works only to a vehicle speed of 5mph</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Brake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L/UI:N/S:U/C:N/I:H/A:N; 5,7</text:p>
          </table:table-cell>
          <table:table-cell office:value-type="float" office:value="2.0699999999999998" table:style-name="ce7">
            <text:p>2,07</text:p>
          </table:table-cell>
          <table:table-cell office:value-type="string" table:style-name="ce7">
            <text:p>CWE-294, CWE-284</text:p>
          </table:table-cell>
          <table:table-cell table:number-columns-repeated="16358"/>
        </table:table-row>
        <table:table-row table:style-name="ro2">
          <table:table-cell office:value-type="string" table:style-name="ce6">
            <text:p>ID-2013-MV-12</text:p>
          </table:table-cell>
          <table:table-cell office:value-type="string" table:style-name="ce8">
            <text:p>Deactivating the lighting of the vehicle by spoofing a diagnostic message after overcoming the security acces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of the vehicle lightning</text:p>
          </table:table-cell>
          <table:table-cell office:value-type="string" table:style-name="ce7">
            <text:p>CAN messages was captured via connection to OBD. Identification of accurate packet.</text:p>
            <text:p>Sending modified CAN message on the bus</text:p>
          </table:table-cell>
          <table:table-cell office:value-type="string" table:style-name="ce7">
            <text:p>Required Operational State</text:p>
            <text:p>Authentication</text:p>
            <text:p>Security Access neccessary</text:p>
            <text:p/>
            <text:p>Required System State</text:p>
            <text:p>Vehicle State</text:p>
            <text:p>Vehicle is standing still before the attack. After that the attack is also possible while the vehicle is moving</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Ford Escape<text:s/></text:p>
            <text:p>Smart Junction Box (SJB)</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L/UI:N/S:U/C:N/I:H/A:N; 5,7</text:p>
          </table:table-cell>
          <table:table-cell office:value-type="float" office:value="2.0699999999999998" table:style-name="ce7">
            <text:p>2,07</text:p>
          </table:table-cell>
          <table:table-cell office:value-type="string" table:style-name="ce7">
            <text:p>CWE-294, CWE-284</text:p>
          </table:table-cell>
          <table:table-cell table:number-columns-repeated="16358"/>
        </table:table-row>
        <table:table-row table:style-name="ro4">
          <table:table-cell office:value-type="string" table:style-name="ce6">
            <text:p>ID-2013-MV-12a</text:p>
          </table:table-cell>
          <table:table-cell office:value-type="string" table:style-name="ce8">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Ford Escape<text:s/></text:p>
            <text:p>Smart Junction Box (SJB)</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4">
          <table:table-cell office:value-type="string" table:style-name="ce6">
            <text:p>ID-2013-MV-12b</text:p>
          </table:table-cell>
          <table:table-cell office:value-type="string" table:style-name="ce8">
            <text:p>Sending malicious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of the vehicle lightning</text:p>
          </table:table-cell>
          <table:table-cell office:value-type="string" table:style-name="ce7">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Ford Escape<text:s/></text:p>
            <text:p>Smart Junction Box (SJB)</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4">
          <table:table-cell office:value-type="string" table:style-name="ce6">
            <text:p>ID-2013-MV-13</text:p>
          </table:table-cell>
          <table:table-cell office:value-type="string" table:style-name="ce7">
            <text:p>Engine shutdown by spoofing a modified diagnostic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Incorrect Comparison</text:p>
            <text:p>No plausibility check of the data</text:p>
          </table:table-cell>
          <table:table-cell office:value-type="string" table:style-name="ce7">
            <text:p>OBD</text:p>
          </table:table-cell>
          <table:table-cell office:value-type="string" table:style-name="ce7">
            <text:p>Engine shutdown by any speed</text:p>
          </table:table-cell>
          <table:table-cell office:value-type="string" table:style-name="ce7">
            <text:p>CAN messages was captured via connection to OBD. Identification of accurate packet.</text:p>
            <text:p>Sending modified CAN message on the bu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Engine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4">
          <table:table-cell office:value-type="string" table:style-name="ce6">
            <text:p>ID-2013-MV-13a</text:p>
          </table:table-cell>
          <table:table-cell office:value-type="string" table:style-name="ce7">
            <text:p>Monitoring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omparison</text:p>
            <text:p>No plausibility check of the data</text:p>
          </table:table-cell>
          <table:table-cell office:value-type="string" table:style-name="ce7">
            <text:p>OBD</text:p>
          </table:table-cell>
          <table:table-cell office:value-type="string" table:style-name="ce7">
            <text:p>Obtainment of CAN messages</text:p>
          </table:table-cell>
          <table:table-cell office:value-type="string" table:style-name="ce7">
            <text:p>CAN messages was captured via connection to OBD. Identification of accurate packet.</text:p>
          </table:table-cell>
          <table:table-cell office:value-type="string" table:style-name="ce7">
            <text:p>Required Access/Connection</text:p>
            <text:p>CAN</text:p>
            <text:p>Access to ECU via CAN</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Engine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4">
          <table:table-cell office:value-type="string" table:style-name="ce6">
            <text:p>ID-2013-MV-13b</text:p>
          </table:table-cell>
          <table:table-cell office:value-type="string" table:style-name="ce7">
            <text:p>Sending malicious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Incorrect Comparison</text:p>
            <text:p>No plausibility check of the data</text:p>
          </table:table-cell>
          <table:table-cell office:value-type="string" table:style-name="ce7">
            <text:p>OBD</text:p>
          </table:table-cell>
          <table:table-cell office:value-type="string" table:style-name="ce7">
            <text:p>Engine shutdown by any speed</text:p>
          </table:table-cell>
          <table:table-cell office:value-type="string" table:style-name="ce7">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Engine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4">
          <table:table-cell office:value-type="string" table:style-name="ce6">
            <text:p>ID-2013-MV-14</text:p>
          </table:table-cell>
          <table:table-cell office:value-type="string" table:style-name="ce7">
            <text:p>Deactivation of the outer vehicle lighting and stoboscope effect of the inner lighting by setting the Smart Junction Box into programming mod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Tampering<text:s/></text:p>
            <text:p>Firmware Modification</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protection mechanisms to prevent reprogramming</text:p>
          </table:table-cell>
          <table:table-cell office:value-type="string" table:style-name="ce7">
            <text:p>OBD</text:p>
          </table:table-cell>
          <table:table-cell office:value-type="string" table:style-name="ce7">
            <text:p>Failure of the vehicle lightning on the outside. Blinking of the inner vehicle lightning</text:p>
          </table:table-cell>
          <table:table-cell office:value-type="string" table:style-name="ce7">
            <text:p>Starting a diagnostic reprogramming session of the Junction Box Ecu to the point where the data gets erased and the ECU switches into programming mode.</text:p>
          </table:table-cell>
          <table:table-cell office:value-type="string" table:style-name="ce7">
            <text:p>Required Operational State</text:p>
            <text:p>Authentication</text:p>
            <text:p>Security Access neccessary</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Junction Box</text:p>
            <text:p>Smart Junction Box (SJB)</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Keine</text:p>
          </table:table-cell>
          <table:table-cell office:value-type="string" table:style-name="ce7">
            <text:p>CVSS:3.0/AV:A/AC:L/PR:L/UI:N/S:C/C:N/I:H/A:N; 6,8</text:p>
          </table:table-cell>
          <table:table-cell office:value-type="float" office:value="2.27" table:style-name="ce7">
            <text:p>2,27</text:p>
          </table:table-cell>
          <table:table-cell office:value-type="string" table:style-name="ce7">
            <text:p>CWE-294, CWE-287</text:p>
          </table:table-cell>
          <table:table-cell table:number-columns-repeated="16358"/>
        </table:table-row>
        <table:table-row table:style-name="ro5">
          <table:table-cell office:value-type="string" table:style-name="ce6">
            <text:p>ID-2013-MV-15</text:p>
          </table:table-cell>
          <table:table-cell office:value-type="string" table:style-name="ce7">
            <text:p>Breaking the security access by reverse engineering of the Toyota Calibration Update Wizard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Unsecure (simple) algorithm for key calculation</text:p>
          </table:table-cell>
          <table:table-cell office:value-type="string" table:style-name="ce7">
            <text:p>Component</text:p>
            <text:p>Toyota Calibration Update Wizard</text:p>
          </table:table-cell>
          <table:table-cell office:value-type="string" table:style-name="ce7">
            <text:p>Seed and key algorithm could be extracted from the Toyota CUW</text:p>
          </table:table-cell>
          <table:table-cell office:value-type="string" table:style-name="ce7">
            <text:p>Reverse Engineering of the Firmware of the Toyota Techstream Utility Software.</text:p>
            <text:p>Spoofing of different diagnostic messages in order to activate several vehicle functions</text:p>
          </table:table-cell>
          <table:table-cell office:value-type="string" table:style-name="ce7">
            <text:p>Required Access/Connection</text:p>
            <text:p>Application</text:p>
            <text:p>Access to Toyota CUW</text:p>
          </table:table-cell>
          <table:table-cell office:value-type="string" table:style-name="ce7">
            <text:p>Read (functional component)</text:p>
          </table:table-cell>
          <table:table-cell office:value-type="string" table:style-name="ce7">
            <text:p>Security Feature</text:p>
            <text:p>Security Access</text:p>
            <text:p>Seed changes after 10 invalid attempts</text:p>
          </table:table-cell>
          <table:table-cell office:value-type="string" table:style-name="ce7">
            <text:p>Local Software</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L/AC:H/PR:N/UI:N/S:U/C:H/I:H/A:N; 6,7</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5">
          <table:table-cell office:value-type="string" table:style-name="ce6">
            <text:p>ID-2013-MV-15a</text:p>
          </table:table-cell>
          <table:table-cell office:value-type="string" table:style-name="ce7">
            <text:p>Reverse Engineering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of Toyota Techstream Utility Software</text:p>
          </table:table-cell>
          <table:table-cell office:value-type="string" table:style-name="ce7">
            <text:p>Component</text:p>
            <text:p>Toyota Calibration Update Wizard</text:p>
          </table:table-cell>
          <table:table-cell office:value-type="string" table:style-name="ce7">
            <text:p>Information Gain on various Functionalities of the vehicle</text:p>
          </table:table-cell>
          <table:table-cell office:value-type="string" table:style-name="ce7">
            <text:p>Reverse Engineering of the Firmware of the Toyota Techstream Utility Software.</text:p>
          </table:table-cell>
          <table:table-cell office:value-type="string" table:style-name="ce7">
            <text:p>Required Access/Connection</text:p>
            <text:p>Application</text:p>
            <text:p>Access to Toyota CUW</text:p>
          </table:table-cell>
          <table:table-cell office:value-type="string" table:style-name="ce7">
            <text:p>Read (functional component)</text:p>
          </table:table-cell>
          <table:table-cell office:value-type="string" table:style-name="ce7">
            <text:p>Security Feature</text:p>
            <text:p>Security Access</text:p>
            <text:p>Seed changes after 10 invalid attempts</text:p>
          </table:table-cell>
          <table:table-cell office:value-type="string" table:style-name="ce7">
            <text:p>Local Software</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5">
          <table:table-cell office:value-type="string" table:style-name="ce6">
            <text:p>ID-2013-MV-15b</text:p>
          </table:table-cell>
          <table:table-cell office:value-type="string" table:style-name="ce7">
            <text:p>Activating/Deactivating the outer lighting by spoofing a diagnostic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of the vehicle lightning</text:p>
          </table:table-cell>
          <table:table-cell office:value-type="string" table:style-name="ce7">
            <text:p>Sending of diagnostic command to turn off the lights</text:p>
          </table:table-cell>
          <table:table-cell office:value-type="string" table:style-name="ce7">
            <text:p>Required Setup</text:p>
            <text:p>System Configuration</text:p>
            <text:p>Light switch has to be in AUTO mode</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External Vehicle Light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5">
          <table:table-cell office:value-type="string" table:style-name="ce6">
            <text:p>ID-2013-MV-15c</text:p>
          </table:table-cell>
          <table:table-cell office:value-type="string" table:style-name="ce7">
            <text:p>Activating/Deactivating the horn by spoofing a diagnostic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and activation of the horn</text:p>
          </table:table-cell>
          <table:table-cell office:value-type="string" table:style-name="ce7">
            <text:p>Sending of diagnostic command to turn the horn on and off</text:p>
          </table:table-cell>
          <table:table-cell office:value-type="string" table:style-name="ce7">
            <text:p>Required Access/Connection</text:p>
            <text:p>OBD</text:p>
            <text:p>-</text:p>
            <text:p/>
            <text:p>Required Setup</text:p>
            <text:p>Attack Configuration</text:p>
            <text:p>Message has to be sent cyclic</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Horn</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5">
          <table:table-cell office:value-type="string" table:style-name="ce6">
            <text:p>ID-2013-MV-15d</text:p>
          </table:table-cell>
          <table:table-cell office:value-type="string" table:style-name="ce7">
            <text:p>Activation of the belt tensioner by spoofing a valid diagnostic message while driving</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Belt tensioner can be activated by any time</text:p>
          </table:table-cell>
          <table:table-cell office:value-type="string" table:style-name="ce7">
            <text:p>Sending of diagnostic command to activate the seat belt tensioner</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re-Collision ECU</text:p>
            <text:p>Pre-Collision-System (PC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5">
          <table:table-cell office:value-type="string" table:style-name="ce6">
            <text:p>ID-2013-MV-15e</text:p>
          </table:table-cell>
          <table:table-cell office:value-type="string" table:style-name="ce7">
            <text:p>Locking and unlocking the door locks by spoofing a diagnostic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oors can be locked and unlocked.</text:p>
            <text:p>Possible vehicle access by the attacker if attack is carried out by remote</text:p>
          </table:table-cell>
          <table:table-cell office:value-type="string" table:style-name="ce7">
            <text:p>Sending of diagnostic command to lock and unlock the doors</text:p>
          </table:table-cell>
          <table:table-cell office:value-type="string" table:style-name="ce7">
            <text:p>Required Access/Connection</text:p>
            <text:p>Remote access to vehicle</text:p>
            <text:p>-</text:p>
          </table:table-cell>
          <table:table-cell office:value-type="string" table:style-name="ce7">
            <text:p>Execute (functional component)</text:p>
          </table:table-cell>
          <table:table-cell office:value-type="string" table:style-name="ce7">
            <text:p>Impact Restriction</text:p>
            <text:p>-</text:p>
            <text:p>Door can be opened manualy by the driver</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Door Lock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5">
          <table:table-cell office:value-type="string" table:style-name="ce6">
            <text:p>ID-2013-MV-15f</text:p>
          </table:table-cell>
          <table:table-cell office:value-type="string" table:style-name="ce7">
            <text:p>Manupulation of fuel level displayed in the instrument cluster by spoofing a diagnostic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Wrong fuel indication displayed in the instrument cluster</text:p>
          </table:table-cell>
          <table:table-cell office:value-type="string" table:style-name="ce7">
            <text:p>Sending of diagnostic message to change the fuel indication in the instrument cluster</text:p>
          </table:table-cell>
          <table:table-cell office:value-type="string" table:style-name="ce7">
            <text:p>Required Access/Connection</text:p>
            <text:p>OBD</text:p>
            <text:p>-</text:p>
            <text:p/>
            <text:p>Required Setup</text:p>
            <text:p>Attack Configuration</text:p>
            <text:p>Message has to be sent cyclic</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Instrument Cluster</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4</text:p>
          </table:table-cell>
          <table:table-cell table:number-columns-repeated="16358"/>
        </table:table-row>
        <table:table-row table:style-name="ro4">
          <table:table-cell office:value-type="string" table:style-name="ce6">
            <text:p>ID-2013-MV-23</text:p>
          </table:table-cell>
          <table:table-cell office:value-type="string" table:style-name="ce7">
            <text:p>Extraction and reverse engineering vom the Parking Assistance Module firmware over an integrated Background Debug Mode interfac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ecurity Access function randomizes the seed, but then overwrites the received value with "11 22 33".</text:p>
          </table:table-cell>
          <table:table-cell office:value-type="string" table:style-name="ce7">
            <text:p>ECU</text:p>
          </table:table-cell>
          <table:table-cell office:value-type="string" table:style-name="ce7">
            <text:p>Identified diagnostic messages.</text:p>
            <text:p>Algorithm for security access found</text:p>
          </table:table-cell>
          <table:table-cell office:value-type="string" table:style-name="ce7">
            <text:p>Firmware download by connecting ECU to a debugger</text:p>
            <text:p>Reverse Engineering of the firmware</text:p>
          </table:table-cell>
          <table:table-cell office:value-type="string" table:style-name="ce7">
            <text:p>Required Access/Connection</text:p>
            <text:p>ECU</text:p>
            <text:p>-</text:p>
            <text:p/>
            <text:p>Required System Knowledge</text:p>
            <text:p>Captured data</text:p>
            <text:p>Firmware extraced from ECU and reverse engineered</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330, CWE-323</text:p>
          </table:table-cell>
          <table:table-cell table:number-columns-repeated="16358"/>
        </table:table-row>
        <table:table-row table:style-name="ro4">
          <table:table-cell office:value-type="string" table:style-name="ce6">
            <text:p>ID-2013-MV-23a</text:p>
          </table:table-cell>
          <table:table-cell office:value-type="string" table:style-name="ce7">
            <text:p>Firmware Extraction</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able:table-cell>
          <table:table-cell office:value-type="string" table:style-name="ce7">
            <text:p>Obtainment of Firmware</text:p>
          </table:table-cell>
          <table:table-cell office:value-type="string" table:style-name="ce7">
            <text:p>Firmware download by connecting ECU to a debugger</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330, CWE-323</text:p>
          </table:table-cell>
          <table:table-cell table:number-columns-repeated="16358"/>
        </table:table-row>
        <table:table-row table:style-name="ro4">
          <table:table-cell office:value-type="string" table:style-name="ce6">
            <text:p>ID-2013-MV-23b</text:p>
          </table:table-cell>
          <table:table-cell office:value-type="string" table:style-name="ce7">
            <text:p>Reverse Engineering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able:table-cell>
          <table:table-cell office:value-type="string" table:style-name="ce7">
            <text:p>Information Gain of Firmware Functionality</text:p>
          </table:table-cell>
          <table:table-cell office:value-type="string" table:style-name="ce7">
            <text:p>Reverse Engineering of the firmware</text:p>
          </table:table-cell>
          <table:table-cell office:value-type="string" table:style-name="ce7">
            <text:p>Required System Knowledge</text:p>
            <text:p>Captured data</text:p>
            <text:p>Firmware extraced from ECU and reverse engineered</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0, CWE-323</text:p>
          </table:table-cell>
          <table:table-cell table:number-columns-repeated="16358"/>
        </table:table-row>
        <table:table-row table:style-name="ro5">
          <table:table-cell office:value-type="string" table:style-name="ce6">
            <text:p>ID-2013-MV-23c</text:p>
          </table:table-cell>
          <table:table-cell office:value-type="string" table:style-name="ce7">
            <text:p>Firmware Modification and download on the Park Assistance Module in order to execute any code on the ECU to send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ext:p/>
            <text:p>Protection Mechanism Failure</text:p>
            <text:p>Reprogramming possible</text:p>
          </table:table-cell>
          <table:table-cell office:value-type="string" table:style-name="ce7">
            <text:p>ECU</text:p>
          </table:table-cell>
          <table:table-cell office:value-type="string" table:style-name="ce7">
            <text:p>Injected code on ECU allows sending of any CAN message on the network</text:p>
          </table:table-cell>
          <table:table-cell office:value-type="string" table:style-name="ce7">
            <text:p>Uploading modified code (just a piece of code, not the whole firmware) on the ECU.</text:p>
          </table:table-cell>
          <table:table-cell office:value-type="string" table:style-name="ce7">
            <text:p>Required System Knowledge</text:p>
            <text:p>Captured data</text:p>
            <text:p>Firmware extraced from ECU and reverse engineered</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ext:p/>
            <text:p>Software Tool</text:p>
            <text:p>Framework</text:p>
            <text:p>GNU toolchain<text:s/></text:p>
            <text:p>m6811</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7</text:p>
          </table:table-cell>
          <table:table-cell table:number-columns-repeated="16358"/>
        </table:table-row>
        <table:table-row table:style-name="ro5">
          <table:table-cell office:value-type="string" table:style-name="ce6">
            <text:p>ID-2013-MV-24</text:p>
          </table:table-cell>
          <table:table-cell office:value-type="string" table:style-name="ce8">
            <text:p>Unauthorized flashing of malicious code on the engine ECU by using the diagnostic reprogramming routin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ext:p/>
            <text:p>Tampering</text:p>
            <text:p>Firmware Modification</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authentication of CAN messages</text:p>
            <text:p/>
            <text:p>Protection Mechanism Failure</text:p>
            <text:p>Reprogramming possible</text:p>
          </table:table-cell>
          <table:table-cell office:value-type="string" table:style-name="ce7">
            <text:p>OBD</text:p>
          </table:table-cell>
          <table:table-cell office:value-type="string" table:style-name="ce7">
            <text:p>Flashing of malicious code on ECU</text:p>
          </table:table-cell>
          <table:table-cell office:value-type="string" table:style-name="ce7">
            <text:p>Downloading a new calibration update for ECU from manufacturer. Reverse Engineering of the Toyota Update Calibration Wizard (CUW).</text:p>
            <text:p>Monitoring the update process.<text:s/></text:p>
            <text:p>Reverse Engineering update algorithm for calibration updates.</text:p>
            <text:p>Modification of calibration update.</text:p>
            <text:p>Reflashing of malicious firmware.</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Security Feature</text:p>
            <text:p>Security Access</text:p>
            <text:p>Additional Security Layer which is tied to the Calibration Version and allows only one time overwriting</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A/AC:H/PR:N/UI:N/S:U/C:H/I:H/A:N; 6,8</text:p>
          </table:table-cell>
          <table:table-cell office:value-type="float" office:value="1.62" table:style-name="ce7">
            <text:p>1,62</text:p>
          </table:table-cell>
          <table:table-cell office:value-type="string" table:style-name="ce7">
            <text:p>CWE-294, CWE-287</text:p>
          </table:table-cell>
          <table:table-cell table:number-columns-repeated="16358"/>
        </table:table-row>
        <table:table-row table:style-name="ro5">
          <table:table-cell office:value-type="string" table:style-name="ce6">
            <text:p>ID-2013-MV-24a</text:p>
          </table:table-cell>
          <table:table-cell office:value-type="string" table:style-name="ce8">
            <text:p>Downloading and Reverse Engineering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r Authorization for Firmware Obtainment from Manufacturer</text:p>
          </table:table-cell>
          <table:table-cell office:value-type="string" table:style-name="ce7">
            <text:p>Software</text:p>
          </table:table-cell>
          <table:table-cell office:value-type="string" table:style-name="ce7">
            <text:p>Information Gain on various Functionalities of the vehicle</text:p>
          </table:table-cell>
          <table:table-cell office:value-type="string" table:style-name="ce7">
            <text:p>Downloading a new calibration update for ECU from manufacturer. Reverse Engineering of the Toyota Update Calibration Wizard (CUW)</text:p>
          </table:table-cell>
          <table:table-cell office:value-type="string" table:style-name="ce7">
            <text:p>Required Access/Connection</text:p>
            <text:p>Application</text:p>
            <text:p>Access to Toyota CUW</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94, CWE-287</text:p>
          </table:table-cell>
          <table:table-cell table:number-columns-repeated="16358"/>
        </table:table-row>
        <table:table-row table:style-name="ro5">
          <table:table-cell office:value-type="string" table:style-name="ce6">
            <text:p>ID-2013-MV-24b</text:p>
          </table:table-cell>
          <table:table-cell office:value-type="string" table:style-name="ce8">
            <text:p>Monitoring Firmware Updat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Eavesdropp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Software</text:p>
          </table:table-cell>
          <table:table-cell office:value-type="string" table:style-name="ce7">
            <text:p>Information Gain of update process for calibration updates</text:p>
          </table:table-cell>
          <table:table-cell office:value-type="string" table:style-name="ce7">
            <text:p>Monitoring the update process</text:p>
          </table:table-cell>
          <table:table-cell office:value-type="string" table:style-name="ce7">
            <text:p>Required Access/Connection</text:p>
            <text:p>Software</text:p>
            <text:p>Calibration Updat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294, CWE-287</text:p>
          </table:table-cell>
          <table:table-cell table:number-columns-repeated="16358"/>
        </table:table-row>
        <table:table-row table:style-name="ro5">
          <table:table-cell office:value-type="string" table:style-name="ce6">
            <text:p>ID-2013-MV-24c</text:p>
          </table:table-cell>
          <table:table-cell office:value-type="string" table:style-name="ce8">
            <text:p>Reverse Engineering Update Algorith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of the calibration update against alterations</text:p>
          </table:table-cell>
          <table:table-cell office:value-type="string" table:style-name="ce7">
            <text:p>Software</text:p>
          </table:table-cell>
          <table:table-cell office:value-type="string" table:style-name="ce7">
            <text:p>Information Gain of Update Algorithm for calibration updates</text:p>
          </table:table-cell>
          <table:table-cell office:value-type="string" table:style-name="ce7">
            <text:p>Reverse Engineering update algorithm for calibration updates.</text:p>
          </table:table-cell>
          <table:table-cell office:value-type="string" table:style-name="ce7">
            <text:p>Required Access/Connection</text:p>
            <text:p>Software</text:p>
            <text:p>Calibration Updat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94, CWE-287</text:p>
          </table:table-cell>
          <table:table-cell table:number-columns-repeated="16358"/>
        </table:table-row>
        <table:table-row table:style-name="ro5">
          <table:table-cell office:value-type="string" table:style-name="ce6">
            <text:p>ID-2013-MV-24d</text:p>
          </table:table-cell>
          <table:table-cell office:value-type="string" table:style-name="ce8">
            <text:p>Modification of Calibration Updat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Unsecure protection of the calibration update against alterations</text:p>
          </table:table-cell>
          <table:table-cell office:value-type="string" table:style-name="ce7">
            <text:p>Software</text:p>
          </table:table-cell>
          <table:table-cell office:value-type="string" table:style-name="ce7">
            <text:p>Malicious Calibration Update that can be flashed on ECU</text:p>
          </table:table-cell>
          <table:table-cell office:value-type="string" table:style-name="ce7">
            <text:p>Modification of calibration update.</text:p>
          </table:table-cell>
          <table:table-cell office:value-type="string" table:style-name="ce7">
            <text:p>Required Access/Connection</text:p>
            <text:p>Software</text:p>
            <text:p>Calibration Update</text:p>
          </table:table-cell>
          <table:table-cell office:value-type="string" table:style-name="ce7">
            <text:p>Write (functional component)</text:p>
          </table:table-cell>
          <table:table-cell office:value-type="string" table:style-name="ce7">
            <text:p>Security Feature</text:p>
            <text:p>Security Access</text:p>
            <text:p>Additional Security Layer which is tied to the Calibration Version and allows only one time overwriting</text:p>
          </table:table-cell>
          <table:table-cell office:value-type="string" table:style-name="ce7">
            <text:p>Local Software</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294, CWE-287</text:p>
          </table:table-cell>
          <table:table-cell table:number-columns-repeated="16358"/>
        </table:table-row>
        <table:table-row table:style-name="ro5">
          <table:table-cell office:value-type="string" table:style-name="ce6">
            <text:p>ID-2013-MV-24e</text:p>
          </table:table-cell>
          <table:table-cell office:value-type="string" table:style-name="ce8">
            <text:p>Flashing malicious Updat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Reprogramming possible</text:p>
          </table:table-cell>
          <table:table-cell office:value-type="string" table:style-name="ce7">
            <text:p>OBD</text:p>
          </table:table-cell>
          <table:table-cell office:value-type="string" table:style-name="ce7">
            <text:p>Flashing of malicious code on ECU</text:p>
          </table:table-cell>
          <table:table-cell office:value-type="string" table:style-name="ce7">
            <text:p>Reflashing of malicious firmware</text:p>
          </table:table-cell>
          <table:table-cell office:value-type="string" table:style-name="ce7">
            <text:p>Required Access/Connection</text:p>
            <text:p>Software</text:p>
            <text:p>Calibration Update</text:p>
          </table:table-cell>
          <table:table-cell office:value-type="string" table:style-name="ce7">
            <text:p>Full Control (functional component)</text:p>
          </table:table-cell>
          <table:table-cell office:value-type="string" table:style-name="ce7">
            <text:p>Security Feature</text:p>
            <text:p>Security Access</text:p>
            <text:p>Additional Security Layer which is tied to the Calibration Version and allows only one time overwriting</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7</text:p>
          </table:table-cell>
          <table:table-cell table:number-columns-repeated="16358"/>
        </table:table-row>
        <table:table-row table:style-name="ro3">
          <table:table-cell office:value-type="string" table:style-name="ce6">
            <text:p>ID-2015-MV-1</text:p>
          </table:table-cell>
          <table:table-cell office:value-type="string" table:style-name="ce8">
            <text:p>Reverse engneering of the OMAP chip in the WLAN module and brute forcing the WLAN password</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Random password is only a function of the system time. A password list can be generated to perform a brute force attack on the WPA2 encryption.</text:p>
          </table:table-cell>
          <table:table-cell office:value-type="string" table:style-name="ce7">
            <text:p>WLAN</text:p>
          </table:table-cell>
          <table:table-cell office:value-type="string" table:style-name="ce7">
            <text:p>Password extraction via brute force possible (not carried out)</text:p>
          </table:table-cell>
          <table:table-cell office:value-type="string" table:style-name="ce7">
            <text:p>Reverse engineering of the OMAP chip.</text:p>
            <text:p>Disassembling the firmware, especially the WifiSvc binary, to get the key calculation algorithm.<text:s/></text:p>
            <text:p>With the help of the year of construction password lists can be created to start a brute force attack afterwards.</text:p>
          </table:table-cell>
          <table:table-cell office:value-type="string" table:style-name="ce7">
            <text:p>Required Access/Connection</text:p>
            <text:p>Remote access to vehicle</text:p>
            <text:p>-</text:p>
            <text:p/>
            <text:p>Required System Knowledge</text:p>
            <text:p>Information</text:p>
            <text:p>Construction Year and month has to be known</text:p>
          </table:table-cell>
          <table:table-cell office:value-type="string" table:style-name="ce7">
            <text:p>Read (functional component)</text:p>
          </table:table-cell>
          <table:table-cell office:value-type="string" table:style-name="ce7">
            <text:p>Physical Restriction</text:p>
            <text:p>Computability</text:p>
            <text:p>Time for brute force</text:p>
          </table:table-cell>
          <table:table-cell office:value-type="string" table:style-name="ce7">
            <text:p>Remot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1, CWE-340</text:p>
          </table:table-cell>
          <table:table-cell table:number-columns-repeated="16358"/>
        </table:table-row>
        <table:table-row table:style-name="ro3">
          <table:table-cell office:value-type="string" table:style-name="ce6">
            <text:p>ID-2015-MV-1a</text:p>
          </table:table-cell>
          <table:table-cell office:value-type="string" table:style-name="ce8">
            <text:p>Reverse Engineering Chip</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ECU</text:p>
          </table:table-cell>
          <table:table-cell office:value-type="string" table:style-name="ce7">
            <text:p>Information Gain of OMAP chip Functionality</text:p>
          </table:table-cell>
          <table:table-cell office:value-type="string" table:style-name="ce7">
            <text:p>Reverse engineering of the OMAP chip.</text:p>
          </table:table-cell>
          <table:table-cell office:value-type="string" table:style-name="ce7">
            <text:p>Required Access/Connection</text:p>
            <text:p>ECU</text:p>
            <text:p>Physical Access to OMAP chip on the ECU</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Physical</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331, CWE-340</text:p>
          </table:table-cell>
          <table:table-cell table:number-columns-repeated="16358"/>
        </table:table-row>
        <table:table-row table:style-name="ro3">
          <table:table-cell office:value-type="string" table:style-name="ce6">
            <text:p>ID-2015-MV-1b</text:p>
          </table:table-cell>
          <table:table-cell office:value-type="string" table:style-name="ce8">
            <text:p>Disassembling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disassembling of Firmware</text:p>
          </table:table-cell>
          <table:table-cell office:value-type="string" table:style-name="ce7">
            <text:p>Software</text:p>
          </table:table-cell>
          <table:table-cell office:value-type="string" table:style-name="ce7">
            <text:p>Identification of the Key Calculation Algorithm</text:p>
          </table:table-cell>
          <table:table-cell office:value-type="string" table:style-name="ce7">
            <text:p>Disassembling the firmware, especially the WifiSvc binary, to get the key calculation algorithm.</text:p>
          </table:table-cell>
          <table:table-cell office:value-type="string" table:style-name="ce7">
            <text:p>Required Access/Connection</text:p>
            <text:p>Software</text:p>
            <text:p>Access to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1, CWE-340</text:p>
          </table:table-cell>
          <table:table-cell table:number-columns-repeated="16358"/>
        </table:table-row>
        <table:table-row table:style-name="ro3">
          <table:table-cell office:value-type="string" table:style-name="ce6">
            <text:p>ID-2015-MV-1c</text:p>
          </table:table-cell>
          <table:table-cell office:value-type="string" table:style-name="ce8">
            <text:p>Briute Forcing WLAN Password</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ext:p>Brute Forc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Use of Insufficiently Random Values</text:p>
            <text:p>Random password is only a function of the system time. A password list can be generated to perform a brute force attack on the WPA2 encryption.</text:p>
          </table:table-cell>
          <table:table-cell office:value-type="string" table:style-name="ce7">
            <text:p>WLAN</text:p>
          </table:table-cell>
          <table:table-cell office:value-type="string" table:style-name="ce7">
            <text:p>Password extraction via brute force possible (not carried out)</text:p>
          </table:table-cell>
          <table:table-cell office:value-type="string" table:style-name="ce7">
            <text:p>Brute Forcing the WLAN password possible</text:p>
          </table:table-cell>
          <table:table-cell office:value-type="string" table:style-name="ce7">
            <text:p>Required Access/Connection</text:p>
            <text:p>Software</text:p>
            <text:p>Access to firmware</text:p>
          </table:table-cell>
          <table:table-cell office:value-type="string" table:style-name="ce7">
            <text:p>Read (functional component)</text:p>
          </table:table-cell>
          <table:table-cell office:value-type="string" table:style-name="ce7">
            <text:p>Physical Restriction</text:p>
            <text:p>Computability</text:p>
            <text:p>Time for brute force</text:p>
          </table:table-cell>
          <table:table-cell office:value-type="string" table:style-name="ce7">
            <text:p>Remot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1, CWE-340</text:p>
          </table:table-cell>
          <table:table-cell table:number-columns-repeated="16358"/>
        </table:table-row>
        <table:table-row table:style-name="ro3">
          <table:table-cell office:value-type="string" table:style-name="ce6">
            <text:p>ID-2015-MV-1d</text:p>
          </table:table-cell>
          <table:table-cell office:value-type="string" table:style-name="ce8">
            <text:p>Reverse engneering of the OMAP chip in the WLAN module and brute forcing the WLAN password. Reduction of the search room.</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Only a small number of passwords that actually need to be checked.</text:p>
            <text:p>The system time is obtained from GPS satellites or from a Network Time Protocol (NTP) server. Both sources are not yet available at the time the password is created, which means that only a few different sources are available. The system is based on a database of passwords (presumably less than 10) that covers the entire fleet.</text:p>
          </table:table-cell>
          <table:table-cell office:value-type="string" table:style-name="ce7">
            <text:p>WLAN</text:p>
          </table:table-cell>
          <table:table-cell office:value-type="string" table:style-name="ce7">
            <text:p>Password extraction via brute force possible (not carried out)</text:p>
          </table:table-cell>
          <table:table-cell office:value-type="string" table:style-name="ce7">
            <text:p>Reduction of the search space because the password gets created with the information of the construction year and month. Creating a password list will reduce the time for brute forcing the key</text:p>
          </table:table-cell>
          <table:table-cell office:value-type="string" table:style-name="ce7">
            <text:p>Required Access/Connection</text:p>
            <text:p>Remote access to vehicle</text:p>
            <text:p>-</text:p>
            <text:p/>
            <text:p>Required System Knowledge</text:p>
            <text:p>Information</text:p>
            <text:p>Construction Year and month has to be known</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1</text:p>
          </table:table-cell>
          <table:table-cell table:number-columns-repeated="16358"/>
        </table:table-row>
        <table:table-row table:style-name="ro3">
          <table:table-cell office:value-type="string" table:style-name="ce6">
            <text:p>ID-2015-MV-3</text:p>
          </table:table-cell>
          <table:table-cell office:value-type="string" table:style-name="ce7">
            <text:p>Update of the head unit with malicious firmware over a USB stick.</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Improper Control of a Resource Through its Lifetime</text:p>
            <text:p>Poor verification of the USB stick</text:p>
          </table:table-cell>
          <table:table-cell office:value-type="string" table:style-name="ce7">
            <text:p>USB</text:p>
          </table:table-cell>
          <table:table-cell office:value-type="string" table:style-name="ce7">
            <text:p>Flashed software can contain malicious code</text:p>
            <text:p>Root-Passwords can be changed</text:p>
          </table:table-cell>
          <table:table-cell office:value-type="string" table:style-name="ce7">
            <text:p>Starting Update function of the Uconnect device <text:s/>with valid USB.</text:p>
            <text:p>Pull out USB at reboot</text:p>
            <text:p>Insert new USB with malicious code</text:p>
          </table:table-cell>
          <table:table-cell office:value-type="string" table:style-name="ce7">
            <text:p>Required Access/Connection</text:p>
            <text:p>USB</text:p>
            <text:p>Access to USB-Port at the Uconnect-System</text:p>
          </table:table-cell>
          <table:table-cell office:value-type="string" table:style-name="ce7">
            <text:p>Full Control (functional component)</text:p>
          </table:table-cell>
          <table:table-cell office:value-type="string" table:style-name="ce7">
            <text:p>Software Restrictions</text:p>
            <text:p>-</text:p>
            <text:p>Modified Firmware on the USB stick has to be similar to the original firmware</text:p>
          </table:table-cell>
          <table:table-cell office:value-type="string" table:style-name="ce7">
            <text:p>Local Physical</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P/AC:L/PR:N/UI:N/S:C/C:N/I:H/A:N; 5,3</text:p>
          </table:table-cell>
          <table:table-cell office:value-type="float" office:value="0.91" table:style-name="ce7">
            <text:p>0,91</text:p>
          </table:table-cell>
          <table:table-cell office:value-type="string" table:style-name="ce7">
            <text:p>CWE-669, CWE-494</text:p>
          </table:table-cell>
          <table:table-cell table:number-columns-repeated="16358"/>
        </table:table-row>
        <table:table-row table:style-name="ro3">
          <table:table-cell office:value-type="string" table:style-name="ce6">
            <text:p>ID-2015-MV-4</text:p>
          </table:table-cell>
          <table:table-cell office:value-type="string" table:style-name="ce7">
            <text:p>Communicating with internal D-Bus network by spoofing messages with custom python script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Open Access to D-Bus</text:p>
          </table:table-cell>
          <table:table-cell office:value-type="string" table:style-name="ce7">
            <text:p>D-Bus</text:p>
          </table:table-cell>
          <table:table-cell office:value-type="string" table:style-name="ce7">
            <text:p>Access to different services possible</text:p>
          </table:table-cell>
          <table:table-cell office:value-type="string" table:style-name="ce7">
            <text:p>Analyzing the D-Bus by communication via pre-programmed python scripts. Found several services for direct interaction with the head unit.</text:p>
            <text:p>Analyzing the D-Bus services.<text:s/></text:p>
            <text:p>Running arbitrary command shell.</text:p>
          </table:table-cell>
          <table:table-cell office:value-type="string" table:style-name="ce7">
            <text:p>Required Access/Connection</text:p>
            <text:p>D-Bus</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oftware Tool</text:p>
            <text:p>Communication Tool</text:p>
            <text:p>netcat</text:p>
          </table:table-cell>
          <table:table-cell office:value-type="string" table:style-name="ce7">
            <text:p>Keine</text:p>
          </table:table-cell>
          <table:table-cell office:value-type="string" table:style-name="ce7">
            <text:p>CVSS:3.0/AV:L/AC:L/PR:N/UI:N/S:U/C:N/I:H/A:N; 6,2</text:p>
          </table:table-cell>
          <table:table-cell office:value-type="float" office:value="2.52" table:style-name="ce7">
            <text:p>2,52</text:p>
          </table:table-cell>
          <table:table-cell office:value-type="string" table:style-name="ce7">
            <text:p>CWE-284</text:p>
          </table:table-cell>
          <table:table-cell table:number-columns-repeated="16358"/>
        </table:table-row>
        <table:table-row table:style-name="ro3">
          <table:table-cell office:value-type="string" table:style-name="ce6">
            <text:p>ID-2015-MV-4a</text:p>
          </table:table-cell>
          <table:table-cell office:value-type="string" table:style-name="ce7">
            <text:p>Reverse Engineering D-Bu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D-Bus service allows native execution of any shell code.</text:p>
          </table:table-cell>
          <table:table-cell office:value-type="string" table:style-name="ce7">
            <text:p>D-Bus</text:p>
          </table:table-cell>
          <table:table-cell office:value-type="string" table:style-name="ce7">
            <text:p>Information Gain of D-Bus Communication</text:p>
          </table:table-cell>
          <table:table-cell office:value-type="string" table:style-name="ce7">
            <text:p>Analyzing the D-Bus by communication via pre-programmed python scripts. Found several services for direct interaction with the head unit.</text:p>
          </table:table-cell>
          <table:table-cell office:value-type="string" table:style-name="ce7">
            <text:p>Required Access/Connection</text:p>
            <text:p>D-Bus</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oftware Tool</text:p>
            <text:p>Software Library</text:p>
            <text:p>Python-D-Bus-Library<text:s/></text:p>
            <text:p>Self-written Python-Scripts</text:p>
            <text:p/>
            <text:p>Software Tool</text:p>
            <text:p>Debugger</text:p>
            <text:p>Dfeet</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84</text:p>
          </table:table-cell>
          <table:table-cell table:number-columns-repeated="16358"/>
        </table:table-row>
        <table:table-row table:style-name="ro3">
          <table:table-cell office:value-type="string" table:style-name="ce6">
            <text:p>ID-2015-MV-4b</text:p>
          </table:table-cell>
          <table:table-cell office:value-type="string" table:style-name="ce7">
            <text:p>Reverse Engineering D-Bus Service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D-Bus service allows native execution of any shell code.</text:p>
          </table:table-cell>
          <table:table-cell office:value-type="string" table:style-name="ce7">
            <text:p>D-Bus</text:p>
          </table:table-cell>
          <table:table-cell office:value-type="string" table:style-name="ce7">
            <text:p>Information Gain of D-Bus Servcies</text:p>
          </table:table-cell>
          <table:table-cell office:value-type="string" table:style-name="ce7">
            <text:p>Analyzing the D-Bus services.</text:p>
          </table:table-cell>
          <table:table-cell office:value-type="string" table:style-name="ce7">
            <text:p>Required Access/Connection</text:p>
            <text:p>D-Bus</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oftware Tool</text:p>
            <text:p>Software Library</text:p>
            <text:p>Python-D-Bus-Library<text:s/></text:p>
            <text:p>Self-written Python-Scripts</text:p>
            <text:p/>
            <text:p>Software Tool</text:p>
            <text:p>Debugger</text:p>
            <text:p>Dfeet</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84</text:p>
          </table:table-cell>
          <table:table-cell table:number-columns-repeated="16358"/>
        </table:table-row>
        <table:table-row table:style-name="ro3">
          <table:table-cell office:value-type="string" table:style-name="ce6">
            <text:p>ID-2015-MV-4c</text:p>
          </table:table-cell>
          <table:table-cell office:value-type="string" table:style-name="ce7">
            <text:p>Shell-command injection over D-Bus in order to execute commands on the head unit</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Command Injec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D-Bus service allows native execution of any shell code.</text:p>
          </table:table-cell>
          <table:table-cell office:value-type="string" table:style-name="ce7">
            <text:p>D-Bus</text:p>
          </table:table-cell>
          <table:table-cell office:value-type="string" table:style-name="ce7">
            <text:p>Command Injection possible.</text:p>
            <text:p>Running arbitrary shell commands.</text:p>
            <text:p>Executing commands on the head unit</text:p>
          </table:table-cell>
          <table:table-cell office:value-type="string" table:style-name="ce7">
            <text:p>Running arbitrary command shell.</text:p>
          </table:table-cell>
          <table:table-cell office:value-type="string" table:style-name="ce7">
            <text:p>Required Access/Connection</text:p>
            <text:p>D-Bus</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oftware Tool</text:p>
            <text:p>Software Library</text:p>
            <text:p>Python-D-Bus-Library<text:s/></text:p>
            <text:p>Self-written Python-Scripts</text:p>
            <text:p/>
            <text:p>Software Tool</text:p>
            <text:p>Debugger</text:p>
            <text:p>Dfeet</text:p>
          </table:table-cell>
          <table:table-cell office:value-type="string" table:style-name="ce7">
            <text:p>Keine</text:p>
          </table:table-cell>
          <table:table-cell office:value-type="string" table:style-name="ce7">
            <text:p>CVSS:3.0/AV:L/AC:L/PR:N/UI:N/S:U/C:N/I:H/A:N; 6,2</text:p>
          </table:table-cell>
          <table:table-cell office:value-type="float" office:value="2.52" table:style-name="ce7">
            <text:p>2,52</text:p>
          </table:table-cell>
          <table:table-cell office:value-type="string" table:style-name="ce7">
            <text:p>CWE-287</text:p>
          </table:table-cell>
          <table:table-cell table:number-columns-repeated="16358"/>
        </table:table-row>
        <table:table-row table:style-name="ro3">
          <table:table-cell office:value-type="string" table:style-name="ce6">
            <text:p>ID-2015-MV-6</text:p>
          </table:table-cell>
          <table:table-cell office:value-type="string" table:style-name="ce7">
            <text:p>Identification of open ports by portscanning the default gateway.</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Portscann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Open Ports</text:p>
          </table:table-cell>
          <table:table-cell office:value-type="string" table:style-name="ce7">
            <text:p>WLAN</text:p>
          </table:table-cell>
          <table:table-cell office:value-type="string" table:style-name="ce7">
            <text:p>Found open ports. Intervention in the communication between different processes possible. Port 6667 is IRC (D-Bus)</text:p>
          </table:table-cell>
          <table:table-cell office:value-type="string" table:style-name="ce7">
            <text:p>Portscanning of the default gateway for open ports</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Information Gathering Tool</text:p>
            <text:p>Portscanner</text:p>
          </table:table-cell>
          <table:table-cell office:value-type="string" table:style-name="ce7">
            <text:p>Keine</text:p>
          </table:table-cell>
          <table:table-cell office:value-type="string" table:style-name="ce7">
            <text:p>CVSS:3.0/AV:N/AC:L/PR:N/UI:N/S:C/C:N/I:H/A:N; 8,6</text:p>
          </table:table-cell>
          <table:table-cell office:value-type="float" office:value="3.89" table:style-name="ce7">
            <text:p>3,89</text:p>
          </table:table-cell>
          <table:table-cell office:value-type="string" table:style-name="ce7">
            <text:p>CWE-421</text:p>
          </table:table-cell>
          <table:table-cell table:number-columns-repeated="16358"/>
        </table:table-row>
        <table:table-row table:style-name="ro3">
          <table:table-cell office:value-type="string" table:style-name="ce6">
            <text:p>ID-2015-MV-7</text:p>
          </table:table-cell>
          <table:table-cell office:value-type="string" table:style-name="ce7">
            <text:p>Detection of other vehicles by portscanning the port 6667 for different IP adresses. Vehicle worm possibl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Portscann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Control of a Resource Through its Lifetime</text:p>
            <text:p>Scanning from Port 6667 for other Vehicles possible</text:p>
          </table:table-cell>
          <table:table-cell office:value-type="string" table:style-name="ce7">
            <text:p>Cellular</text:p>
          </table:table-cell>
          <table:table-cell office:value-type="string" table:style-name="ce7">
            <text:p>Found vehicles which afre connected to the Uconnect system.</text:p>
            <text:p>Vehicle worm attack possible that can affect all vehicles which are detected by scan</text:p>
          </table:table-cell>
          <table:table-cell office:value-type="string" table:style-name="ce7">
            <text:p>Scanning for other vehicles over a sprint device and cellular towers for Port 6667 in order to get access to the other vehicles Uconnect service and its D-Bus.</text:p>
          </table:table-cell>
          <table:table-cell office:value-type="string" table:style-name="ce7">
            <text:p>Required Access/Connection</text:p>
            <text:p>Cellular Connection</text:p>
            <text:p>Cellular Connection to Uconnect system</text:p>
          </table:table-cell>
          <table:table-cell office:value-type="string" table:style-name="ce7">
            <text:p>Read (functional component)</text:p>
          </table:table-cell>
          <table:table-cell office:value-type="string" table:style-name="ce7">
            <text:p>Connection Restrictions</text:p>
            <text:p>-</text:p>
            <text:p>You can only scan for vehicles that are connected to Uconnect</text:p>
          </table:table-cell>
          <table:table-cell office:value-type="string" table:style-name="ce7">
            <text:p>Remot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
            <text:p>Dodge</text:p>
            <text:p/>
            <text:p>RAM</text:p>
            <text:p/>
            <text:p>Jeep</text:p>
            <text:p/>
            <text:p>Chrysler</text:p>
            <text:p/>
            <text:p>2695 Vehicle</text:p>
          </table:table-cell>
          <table:table-cell office:value-type="string" table:style-name="ce7">
            <text:p>Infotainment ECU</text:p>
            <text:p>Harman Uconnect</text:p>
          </table:table-cell>
          <table:table-cell office:value-type="string" table:style-name="ce7">
            <text:p>Wireless Tool</text:p>
            <text:p>WLAN Tool</text:p>
            <text:p>Sprint Airave 2.0 Device</text:p>
            <text:p/>
            <text:p>Wireless Tool</text:p>
            <text:p>Cellular Tool</text:p>
            <text:p>Sprint Device</text:p>
          </table:table-cell>
          <table:table-cell office:value-type="string" table:style-name="ce7">
            <text:p>Keine</text:p>
          </table:table-cell>
          <table:table-cell office:value-type="string" table:style-name="ce7">
            <text:p>CVSS:3.0/AV:N/AC:L/PR:N/UI:N/S:C/C:H/I:N/A:N; 8,6</text:p>
          </table:table-cell>
          <table:table-cell office:value-type="float" office:value="3.89" table:style-name="ce7">
            <text:p>3,89</text:p>
          </table:table-cell>
          <table:table-cell office:value-type="string" table:style-name="ce7">
            <text:p>CWE-1000, CWE-201</text:p>
          </table:table-cell>
          <table:table-cell table:number-columns-repeated="16358"/>
        </table:table-row>
        <table:table-row table:style-name="ro3">
          <table:table-cell office:value-type="string" table:style-name="ce6">
            <text:p>ID-2015-MV-8</text:p>
          </table:table-cell>
          <table:table-cell office:value-type="string" table:style-name="ce8">
            <text:p>Flashing of the IOC chip which is reponsible for CAN communication with modified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verification of cryptographic signatures of the firmware</text:p>
          </table:table-cell>
          <table:table-cell office:value-type="string" table:style-name="ce7">
            <text:p>WLAN</text:p>
          </table:table-cell>
          <table:table-cell office:value-type="string" table:style-name="ce7">
            <text:p>Sending of any CAN messages possible due to full control over ECU</text:p>
          </table:table-cell>
          <table:table-cell office:value-type="string" table:style-name="ce7">
            <text:p>Getting firmware from the ECU.</text:p>
            <text:p>Reverse Engineering of the firmware.</text:p>
            <text:p>Firmware modification for CAN access</text:p>
            <text:p>Flashing Firmware on ECU</text:p>
          </table:table-cell>
          <table:table-cell office:value-type="string" table:style-name="ce7">
            <text:p>Required Access/Connection</text:p>
            <text:p>ECU</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345, CWE-347</text:p>
          </table:table-cell>
          <table:table-cell table:number-columns-repeated="16358"/>
        </table:table-row>
        <table:table-row table:style-name="ro3">
          <table:table-cell office:value-type="string" table:style-name="ce6">
            <text:p>ID-2015-MV-8a</text:p>
          </table:table-cell>
          <table:table-cell office:value-type="string" table:style-name="ce8">
            <text:p>Firmware Extraction</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WLAN</text:p>
          </table:table-cell>
          <table:table-cell office:value-type="string" table:style-name="ce7">
            <text:p>Obtainment of Firmware</text:p>
          </table:table-cell>
          <table:table-cell office:value-type="string" table:style-name="ce7">
            <text:p>Getting firmware from the ECU.</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345, CWE-347</text:p>
          </table:table-cell>
          <table:table-cell table:number-columns-repeated="16358"/>
        </table:table-row>
        <table:table-row table:style-name="ro3">
          <table:table-cell office:value-type="string" table:style-name="ce6">
            <text:p>ID-2015-MV-8b</text:p>
          </table:table-cell>
          <table:table-cell office:value-type="string" table:style-name="ce8">
            <text:p>Reverse Engineering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Software</text:p>
          </table:table-cell>
          <table:table-cell office:value-type="string" table:style-name="ce7">
            <text:p>Information Gain of Firmware Functionality</text:p>
          </table:table-cell>
          <table:table-cell office:value-type="string" table:style-name="ce7">
            <text:p>Reverse Engineering of the firmware.</text:p>
          </table:table-cell>
          <table:table-cell office:value-type="string" table:style-name="ce7">
            <text:p>Required Access/Connection</text:p>
            <text:p>Software</text:p>
            <text:p>Access to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45, CWE-347</text:p>
          </table:table-cell>
          <table:table-cell table:number-columns-repeated="16358"/>
        </table:table-row>
        <table:table-row table:style-name="ro3">
          <table:table-cell office:value-type="string" table:style-name="ce6">
            <text:p>ID-2015-MV-8c</text:p>
          </table:table-cell>
          <table:table-cell office:value-type="string" table:style-name="ce8">
            <text:p>Firmware Modification<text:s text:c="2"/></text:p>
            <text:p/>
            <text:p>Flashing-Schritt fehlt</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rgity</text:p>
          </table:table-cell>
          <table:table-cell office:value-type="string" table:style-name="ce7">
            <text:p>Reliability</text:p>
          </table:table-cell>
          <table:table-cell office:value-type="string" table:style-name="ce7">
            <text:p>Protection Mechanism Failure</text:p>
            <text:p>No verification of cryptographic signatures of the firmware</text:p>
          </table:table-cell>
          <table:table-cell office:value-type="string" table:style-name="ce7">
            <text:p>Software</text:p>
          </table:table-cell>
          <table:table-cell office:value-type="string" table:style-name="ce7">
            <text:p>Sending of any CAN messages possible due to full control over ECU</text:p>
          </table:table-cell>
          <table:table-cell office:value-type="string" table:style-name="ce7">
            <text:p>Firmware modification for CAN access.</text:p>
            <text:p/>
            <text:p>Flashing-Schritt fehlt</text:p>
          </table:table-cell>
          <table:table-cell office:value-type="string" table:style-name="ce7">
            <text:p>Required Access/Connection</text:p>
            <text:p>Software</text:p>
            <text:p>Access to firmware</text:p>
          </table:table-cell>
          <table:table-cell office:value-type="string" table:style-name="ce7">
            <text:p>Write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345, CWE-347</text:p>
          </table:table-cell>
          <table:table-cell table:number-columns-repeated="16358"/>
        </table:table-row>
        <table:table-row table:style-name="ro3">
          <table:table-cell office:value-type="string" table:style-name="ce6">
            <text:p>ID-2015-MV-9</text:p>
          </table:table-cell>
          <table:table-cell office:value-type="string" table:style-name="ce8">
            <text:p>Mounting the /fs/mmc0 Partition of the Infotainment ECU and setting it writeable <text:s/>in order to flash malicious code on the ECU</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ISO modification possible</text:p>
          </table:table-cell>
          <table:table-cell office:value-type="string" table:style-name="ce7">
            <text:p>WLAN</text:p>
          </table:table-cell>
          <table:table-cell office:value-type="string" table:style-name="ce7">
            <text:p>Update without USB possible</text:p>
          </table:table-cell>
          <table:table-cell office:value-type="string" table:style-name="ce7">
            <text:p>Bringing the V850 into update mode via CAN message.</text:p>
            <text:p>Bringing OMAP chip in bootrom mode via CAN message.</text:p>
            <text:p>Mounting the /fs/mmc0 partition and setting it writeable.</text:p>
            <text:p>Replacing application code by uploading malicious code.</text:p>
          </table:table-cell>
          <table:table-cell office:value-type="string" table:style-name="ce7">
            <text:p>Required Access/Connection</text:p>
            <text:p>Software</text:p>
            <text:p>Firmware has to be modified</text:p>
          </table:table-cell>
          <table:table-cell office:value-type="string" table:style-name="ce7">
            <text:p>Full Control (functional component)</text:p>
          </table:table-cell>
          <table:table-cell office:value-type="string" table:style-name="ce7">
            <text:p>Impact Restriction</text:p>
            <text:p>-</text:p>
            <text:p>Head Unit is in Update-Mode during the update so not all files are mounted. In this case not all functions are available</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284, CWE-250, CWE-270, CWE-732</text:p>
          </table:table-cell>
          <table:table-cell table:number-columns-repeated="16358"/>
        </table:table-row>
        <table:table-row table:style-name="ro3">
          <table:table-cell office:value-type="string" table:style-name="ce6">
            <text:p>ID-2015-MV-9a</text:p>
          </table:table-cell>
          <table:table-cell office:value-type="string" table:style-name="ce8">
            <text:p>Sending CAN messages to activate update mod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V850 is in Update Mode</text:p>
          </table:table-cell>
          <table:table-cell office:value-type="string" table:style-name="ce7">
            <text:p>Bringing the V850 into update mode via CAN messag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50, CWE-270, CWE-732</text:p>
          </table:table-cell>
          <table:table-cell table:number-columns-repeated="16358"/>
        </table:table-row>
        <table:table-row table:style-name="ro3">
          <table:table-cell office:value-type="string" table:style-name="ce6">
            <text:p>ID-2015-MV-9b</text:p>
          </table:table-cell>
          <table:table-cell office:value-type="string" table:style-name="ce8">
            <text:p>Sending CAN messages to activate bootrom mod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MAP chip is in Bootrom Mode</text:p>
          </table:table-cell>
          <table:table-cell office:value-type="string" table:style-name="ce7">
            <text:p>Bringing OMAP chip in bootrom mode via CAN messag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50, CWE-270, CWE-732</text:p>
          </table:table-cell>
          <table:table-cell table:number-columns-repeated="16358"/>
        </table:table-row>
        <table:table-row table:style-name="ro3">
          <table:table-cell office:value-type="string" table:style-name="ce6">
            <text:p>ID-2015-MV-9c</text:p>
          </table:table-cell>
          <table:table-cell table:style-name="ce8"/>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No attack class?</text:p>
          </table:table-cell>
          <table:table-cell table:style-name="ce7"/>
          <table:table-cell office:value-type="string" table:style-name="ce7">
            <text:p>Real Attack</text:p>
          </table:table-cell>
          <table:table-cell office:value-type="string" table:style-name="ce7">
            <text:p>Integrity</text:p>
          </table:table-cell>
          <table:table-cell table:number-columns-repeated="4" table:style-name="ce7"/>
          <table:table-cell office:value-type="string" table:style-name="ce7">
            <text:p>Mounting the /fs/mmc0 partition and setting it writeable.</text:p>
          </table:table-cell>
          <table:table-cell table:style-name="ce7"/>
          <table:table-cell office:value-type="string" table:style-name="ce7">
            <text:p>Write (functional component)</text:p>
          </table:table-cell>
          <table:table-cell table:style-name="ce7"/>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284, CWE-250, CWE-270, CWE-732</text:p>
          </table:table-cell>
          <table:table-cell table:number-columns-repeated="16358"/>
        </table:table-row>
        <table:table-row table:style-name="ro3">
          <table:table-cell office:value-type="string" table:style-name="ce6">
            <text:p>ID-2015-MV-9d</text:p>
          </table:table-cell>
          <table:table-cell office:value-type="string" table:style-name="ce8">
            <text:p>Loading malicious Code on ECU</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Bus Attack</text:p>
          </table:table-cell>
          <table:table-cell office:value-type="string" table:style-name="ce7">
            <text:p>Real Attack</text:p>
          </table:table-cell>
          <table:table-cell office:value-type="string" table:style-name="ce7">
            <text:p>Inter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Update without USB possible</text:p>
          </table:table-cell>
          <table:table-cell office:value-type="string" table:style-name="ce7">
            <text:p>Replacing application code by uploading malicious code.</text:p>
          </table:table-cell>
          <table:table-cell office:value-type="string" table:style-name="ce7">
            <text:p>Required Access/Connection</text:p>
            <text:p>Software</text:p>
            <text:p>Firmware has to be modified</text:p>
          </table:table-cell>
          <table:table-cell office:value-type="string" table:style-name="ce7">
            <text:p>Full Control (functional component)</text:p>
          </table:table-cell>
          <table:table-cell office:value-type="string" table:style-name="ce7">
            <text:p>Impact Restriction</text:p>
            <text:p>-</text:p>
            <text:p>Head Unit is in Update-Mode during the update so not all files are mounted. In this case not all functions are available</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Keine</text:p>
          </table:table-cell>
          <table:table-cell office:value-type="string" table:style-name="ce7">
            <text:p>CVSS:3.0/AV:L/AC:L/PR:N/UI:N/S:U/C:N/I:H/A:N; 6,2</text:p>
          </table:table-cell>
          <table:table-cell office:value-type="float" office:value="2.52" table:style-name="ce7">
            <text:p>2,52</text:p>
          </table:table-cell>
          <table:table-cell office:value-type="string" table:style-name="ce7">
            <text:p>CWE-284, CWE-250, CWE-270, CWE-732</text:p>
          </table:table-cell>
          <table:table-cell table:number-columns-repeated="16358"/>
        </table:table-row>
        <table:table-row table:style-name="ro3">
          <table:table-cell office:value-type="string" table:style-name="ce6">
            <text:p>ID-2015-MV-10</text:p>
          </table:table-cell>
          <table:table-cell office:value-type="string" table:style-name="ce8">
            <text:p>Manipulating the turning signals, door locks and the speedometer by spoofing of standard CAN message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ECU</text:p>
            <text:p>SPI</text:p>
          </table:table-cell>
          <table:table-cell office:value-type="string" table:style-name="ce7">
            <text:p>Activation of actuators (Door locks, turning signals, speedometer) via standard messages</text:p>
          </table:table-cell>
          <table:table-cell office:value-type="string" table:style-name="ce7">
            <text:p>Reverser Engineering the message protocol between OMAP chip and SPI.</text:p>
            <text:p>Reverse Engineering of parts of the V850 firmware.</text:p>
            <text:p>Sending CAN data via SPI to V850 firmware functions.</text:p>
          </table:table-cell>
          <table:table-cell office:value-type="string" table:style-name="ce7">
            <text:p>Required Access/Connection</text:p>
            <text:p>Remote access to vehicle</text:p>
            <text:p>-</text:p>
            <text:p/>
            <text:p>Required Access/Connection</text:p>
            <text:p>Software</text:p>
            <text:p>Firmware has to be modified</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Door Locks</text:p>
            <text:p/>
            <text:p>Turn Signals</text:p>
            <text:p/>
            <text:p>Instrument Cluster</text:p>
            <text:p>Speedometer</text:p>
          </table:table-cell>
          <table:table-cell office:value-type="string" table:style-name="ce7">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287</text:p>
          </table:table-cell>
          <table:table-cell table:number-columns-repeated="16358"/>
        </table:table-row>
        <table:table-row table:style-name="ro3">
          <table:table-cell office:value-type="string" table:style-name="ce6">
            <text:p>ID-2015-MV-10a</text:p>
          </table:table-cell>
          <table:table-cell office:value-type="string" table:style-name="ce8">
            <text:p>Reverse Engineering message protocol</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ECU</text:p>
            <text:p>SPI</text:p>
          </table:table-cell>
          <table:table-cell office:value-type="string" table:style-name="ce7">
            <text:p>Information Gain of message protocol</text:p>
          </table:table-cell>
          <table:table-cell office:value-type="string" table:style-name="ce7">
            <text:p>Reverser Engineering the message protocol between OMAP chip and SPI.</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Door Locks</text:p>
            <text:p/>
            <text:p>Turn Signals</text:p>
            <text:p/>
            <text:p>Instrument Cluster</text:p>
            <text:p>Speedometer</text:p>
          </table:table-cell>
          <table:table-cell office:value-type="string" table:style-name="ce7">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87</text:p>
          </table:table-cell>
          <table:table-cell table:number-columns-repeated="16358"/>
        </table:table-row>
        <table:table-row table:style-name="ro3">
          <table:table-cell office:value-type="string" table:style-name="ce6">
            <text:p>ID-2015-MV-10b</text:p>
          </table:table-cell>
          <table:table-cell office:value-type="string" table:style-name="ce8">
            <text:p>Reverse Engineering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ECU</text:p>
            <text:p>SPI</text:p>
          </table:table-cell>
          <table:table-cell office:value-type="string" table:style-name="ce7">
            <text:p>Information Gain of Firmware Functionality</text:p>
          </table:table-cell>
          <table:table-cell office:value-type="string" table:style-name="ce7">
            <text:p>Reverse Engineering of parts of the V850 firmware.</text:p>
          </table:table-cell>
          <table:table-cell office:value-type="string" table:style-name="ce7">
            <text:p>Required Access/Connection</text:p>
            <text:p>Software</text:p>
            <text:p>Access to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Door Locks</text:p>
            <text:p/>
            <text:p>Turn Signals</text:p>
            <text:p/>
            <text:p>Instrument Cluster</text:p>
            <text:p>Speedometer</text:p>
          </table:table-cell>
          <table:table-cell office:value-type="string" table:style-name="ce7">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87</text:p>
          </table:table-cell>
          <table:table-cell table:number-columns-repeated="16358"/>
        </table:table-row>
        <table:table-row table:style-name="ro3">
          <table:table-cell office:value-type="string" table:style-name="ce6">
            <text:p>ID-2015-MV-10c</text:p>
          </table:table-cell>
          <table:table-cell office:value-type="string" table:style-name="ce8">
            <text:p>Sending malicious CAN message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r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ECU</text:p>
            <text:p>SPI</text:p>
          </table:table-cell>
          <table:table-cell office:value-type="string" table:style-name="ce7">
            <text:p>Activation of actuators (Door locks, turning signals, speedometer) via standard messages</text:p>
          </table:table-cell>
          <table:table-cell office:value-type="string" table:style-name="ce7">
            <text:p>Sending CAN data via SPI to V850 firmware functions.</text:p>
          </table:table-cell>
          <table:table-cell office:value-type="string" table:style-name="ce7">
            <text:p>Required Access/Connection</text:p>
            <text:p>ECU</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Door Locks</text:p>
            <text:p/>
            <text:p>Turn Signals</text:p>
            <text:p/>
            <text:p>Instrument Cluster</text:p>
            <text:p>Speedometer</text:p>
          </table:table-cell>
          <table:table-cell office:value-type="string" table:style-name="ce7">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text:p>
          </table:table-cell>
          <table:table-cell table:number-columns-repeated="16358"/>
        </table:table-row>
        <table:table-row table:style-name="ro3">
          <table:table-cell office:value-type="string" table:style-name="ce6">
            <text:p>ID-2015-MV-11</text:p>
          </table:table-cell>
          <table:table-cell office:value-type="string" table:style-name="ce7">
            <text:p>Reverse Engineering the Security Access of the Park Assistence Module (PAM).</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verse engineering</text:p>
          </table:table-cell>
          <table:table-cell office:value-type="string" table:style-name="ce7">
            <text:p>Software</text:p>
          </table:table-cell>
          <table:table-cell office:value-type="string" table:style-name="ce7">
            <text:p>Sending of CAN messages possible</text:p>
          </table:table-cell>
          <table:table-cell office:value-type="string" table:style-name="ce7">
            <text:p>Reverse Engineering the Security Access of PAM with diagnostic tool software.</text:p>
            <text:p>Download of PAM firmware via diagnostic tool.</text:p>
            <text:p>Reverse Engineering of the PAM Chip (Renesas V850) firmware.</text:p>
          </table:table-cell>
          <table:table-cell office:value-type="string" table:style-name="ce7">
            <text:p>Required Access/Connection</text:p>
            <text:p>ECU</text:p>
            <text:p>Access to Park Assistance Module</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Park Assistance ECU</text:p>
            <text:p>Park Assistence Module (PAM)<text:s/></text:p>
            <text:p>Serial number: 56038998AJ manufactured by Bosch. Main MDU D70F3634 (Renesas V850)</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56, CWE-798</text:p>
          </table:table-cell>
          <table:table-cell table:number-columns-repeated="16358"/>
        </table:table-row>
        <table:table-row table:style-name="ro3">
          <table:table-cell office:value-type="string" table:style-name="ce6">
            <text:p>ID-2015-MV-11a</text:p>
          </table:table-cell>
          <table:table-cell office:value-type="string" table:style-name="ce7">
            <text:p>Reverse Engineering Security Acces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Information Gain of Security Access</text:p>
          </table:table-cell>
          <table:table-cell office:value-type="string" table:style-name="ce7">
            <text:p>Reverse Engineering the Security Access of PAM with diagnostic tool software.</text:p>
          </table:table-cell>
          <table:table-cell office:value-type="string" table:style-name="ce7">
            <text:p>Required Access/Connection</text:p>
            <text:p>Software</text:p>
            <text:p>Access to diagnostic tool soft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Park Assistance ECU</text:p>
            <text:p>Park Assistence Module (PAM)<text:s/></text:p>
            <text:p>Serial number: 56038998AJ manufactured by Bosch. Main MDU D70F3634 (Renesas V850)</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656, CWE-798</text:p>
          </table:table-cell>
          <table:table-cell table:number-columns-repeated="16358"/>
        </table:table-row>
        <table:table-row table:style-name="ro3">
          <table:table-cell office:value-type="string" table:style-name="ce6">
            <text:p>ID-2015-MV-11b</text:p>
          </table:table-cell>
          <table:table-cell office:value-type="string" table:style-name="ce7">
            <text:p>Firmware Extraction</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Firmware Extraction</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Software</text:p>
          </table:table-cell>
          <table:table-cell office:value-type="string" table:style-name="ce7">
            <text:p>Obtainment of Firmware</text:p>
          </table:table-cell>
          <table:table-cell office:value-type="string" table:style-name="ce7">
            <text:p>Download of PAM firmware via diagnostic tool</text:p>
          </table:table-cell>
          <table:table-cell office:value-type="string" table:style-name="ce7">
            <text:p>Required Access/Connection</text:p>
            <text:p>Software</text:p>
            <text:p>Access to diagnostic tool soft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Park Assistance ECU</text:p>
            <text:p>Park Assistence Module (PAM)<text:s/></text:p>
            <text:p>Serial number: 56038998AJ manufactured by Bosch. Main MDU D70F3634 (Renesas V850)</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656, CWE-798</text:p>
          </table:table-cell>
          <table:table-cell table:number-columns-repeated="16358"/>
        </table:table-row>
        <table:table-row table:style-name="ro3">
          <table:table-cell office:value-type="string" table:style-name="ce6">
            <text:p>ID-2015-MV-11c</text:p>
          </table:table-cell>
          <table:table-cell office:value-type="string" table:style-name="ce7">
            <text:p>Reverse Engineering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Software</text:p>
          </table:table-cell>
          <table:table-cell office:value-type="string" table:style-name="ce7">
            <text:p>Information Gain of Firmware</text:p>
            <text:p>Sending of CAN messages possible</text:p>
          </table:table-cell>
          <table:table-cell office:value-type="string" table:style-name="ce7">
            <text:p>Reverse Engineering of the PAM Chip (Renesas V850) firmware.</text:p>
          </table:table-cell>
          <table:table-cell office:value-type="string" table:style-name="ce7">
            <text:p>Required Access/Connection</text:p>
            <text:p>ECU</text:p>
            <text:p>Access to Park Assistance Modul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Park Assistance ECU</text:p>
            <text:p>Park Assistence Module (PAM)<text:s/></text:p>
            <text:p>Serial number: 56038998AJ manufactured by Bosch. Main MDU D70F3634 (Renesas V850)</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656, CWE-798</text:p>
          </table:table-cell>
          <table:table-cell table:number-columns-repeated="16358"/>
        </table:table-row>
        <table:table-row table:style-name="ro3">
          <table:table-cell office:value-type="string" table:style-name="ce6">
            <text:p>ID-2015-MV-12</text:p>
          </table:table-cell>
          <table:table-cell office:value-type="string" table:style-name="ce7">
            <text:p>Manipulation of vehicle functions (deactivation of engine cylinder, bleeding brakes, steering intervention) by spoofing of diagnostic CAN message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Activation of actuators (Steering, kill engine, no brakes) via diagnostic messages.</text:p>
          </table:table-cell>
          <table:table-cell office:value-type="string" table:style-name="ce7">
            <text:p>Starting Diagnostic session by spoofing the relevant diagnostic message. Spoofing of diagnostic command to activate actuators.</text:p>
          </table:table-cell>
          <table:table-cell office:value-type="string" table:style-name="ce7">
            <text:p>Required Access/Connection</text:p>
            <text:p>Remote access to vehicle</text:p>
            <text:p>-</text:p>
            <text:p/>
            <text:p>Required Access/Connection</text:p>
            <text:p>Software</text:p>
            <text:p>Firmware has to be modified</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Engine</text:p>
            <text:p/>
            <text:p>Brakes</text:p>
            <text:p/>
            <text:p>Steering</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306, CWE-286</text:p>
          </table:table-cell>
          <table:table-cell table:number-columns-repeated="16358"/>
        </table:table-row>
        <table:table-row table:style-name="ro10">
          <table:table-cell office:value-type="string" table:style-name="ce6">
            <text:p>ID-2015-RD-1</text:p>
          </table:table-cell>
          <table:table-cell office:value-type="string" table:style-name="ce8">
            <text:p>Deactivating single engine cylinders by spoofing diagnostic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Reverse Engineering</text:p>
            <text:p/>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Engine shutdown by any speed</text:p>
          </table:table-cell>
          <table:table-cell office:value-type="string" table:style-name="ce7">
            <text:p>Capturing the CAN data traffic.</text:p>
            <text:p>Reverse Engineering of diagnostic functions.</text:p>
            <text:p>Spoofing of diagnostic CAN messages to activate actuators</text:p>
          </table:table-cell>
          <table:table-cell office:value-type="string" table:style-name="ce7">
            <text:p>Required Access/Connection</text:p>
            <text:p>Physical access to vehicle</text:p>
            <text:p>-</text:p>
          </table:table-cell>
          <table:table-cell office:value-type="string" table:style-name="ce7">
            <text:p>Execute (functional component)</text:p>
          </table:table-cell>
          <table:table-cell office:value-type="string" table:style-name="ce7">
            <text:p>Knowledge Restriction</text:p>
            <text:p>-</text:p>
            <text:p>Cylinder are controlled with hex values which are unknown to the attacker</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Engine ECU</text:p>
            <text:p/>
            <text:p>Injector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L/I:H/A:N; 7,1</text:p>
          </table:table-cell>
          <table:table-cell office:value-type="float" office:value="2.84" table:style-name="ce7">
            <text:p>2,84</text:p>
          </table:table-cell>
          <table:table-cell office:value-type="string" table:style-name="ce7">
            <text:p>CWE-287, CWE-286</text:p>
          </table:table-cell>
          <table:table-cell table:number-columns-repeated="16358"/>
        </table:table-row>
        <table:table-row table:style-name="ro7">
          <table:table-cell office:value-type="string" table:style-name="ce6">
            <text:p>ID-2015-RD-1a</text:p>
          </table:table-cell>
          <table:table-cell office:value-type="string" table:style-name="ce8">
            <text:p>Monitoring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pturing the CAN data traffic.</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Engine ECU</text:p>
            <text:p/>
            <text:p>Injector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7, CWE-286</text:p>
          </table:table-cell>
          <table:table-cell table:number-columns-repeated="16358"/>
        </table:table-row>
        <table:table-row table:style-name="ro7">
          <table:table-cell office:value-type="string" table:style-name="ce6">
            <text:p>ID-2015-RD-1b</text:p>
          </table:table-cell>
          <table:table-cell office:value-type="string" table:style-name="ce8">
            <text:p>Reverse Engineering Diagnostic Function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formation Gain of Diagnostic Functions and Protocols</text:p>
          </table:table-cell>
          <table:table-cell office:value-type="string" table:style-name="ce7">
            <text:p>Reverse Engineering of diagnostic functions.</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Engine ECU</text:p>
            <text:p/>
            <text:p>Injector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87, CWE-286</text:p>
          </table:table-cell>
          <table:table-cell table:number-columns-repeated="16358"/>
        </table:table-row>
        <table:table-row table:style-name="ro7">
          <table:table-cell office:value-type="string" table:style-name="ce6">
            <text:p>ID-2015-RD-1c</text:p>
          </table:table-cell>
          <table:table-cell office:value-type="string" table:style-name="ce8">
            <text:p>Sending malicious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Engine shutdown by any speed</text:p>
          </table:table-cell>
          <table:table-cell office:value-type="string" table:style-name="ce7">
            <text:p>Spoofing of diagnostic CAN messages to activate actuator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Knowledge Restriction</text:p>
            <text:p>-</text:p>
            <text:p>Cylinder are controlled with hex values which are unknown to the attacker</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Engine ECU</text:p>
            <text:p/>
            <text:p>Injector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 CWE-286</text:p>
          </table:table-cell>
          <table:table-cell table:number-columns-repeated="16358"/>
        </table:table-row>
        <table:table-row table:style-name="ro11">
          <table:table-cell office:value-type="string" table:style-name="ce6">
            <text:p>ID-2015-RD-2</text:p>
          </table:table-cell>
          <table:table-cell office:value-type="string" table:style-name="ce8">
            <text:p>Activation of the chassis rodeo diagnostic function by replaying the captured diagnostic routine</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ext:p>Replay</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Execution of rodeo routine <text:s/>by any speed</text:p>
          </table:table-cell>
          <table:table-cell office:value-type="string" table:style-name="ce7">
            <text:p>Capturing the CAN data traffic.</text:p>
            <text:p>Reverse Engineering of diagnostic functions.</text:p>
            <text:p>Replay of the captured rodeo routine.</text:p>
          </table:table-cell>
          <table:table-cell office:value-type="string" table:style-name="ce7">
            <text:p>Required Access/Connection</text:p>
            <text:p>Physical access to vehicle</text:p>
            <text:p>-</text:p>
            <text:p/>
            <text:p>Required System Knowledge</text:p>
            <text:p>Captured Data</text:p>
            <text:p>Rodeo-Routine has to be logged via diagnostic tester</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Chassis ECU</text:p>
            <text:p/>
            <text:p>Air Chassi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 CWE-286</text:p>
          </table:table-cell>
          <table:table-cell table:number-columns-repeated="16358"/>
        </table:table-row>
        <table:table-row table:style-name="ro7">
          <table:table-cell office:value-type="string" table:style-name="ce6">
            <text:p>ID-2015-RD-2a</text:p>
          </table:table-cell>
          <table:table-cell office:value-type="string" table:style-name="ce8">
            <text:p>Monitoring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pturing the CAN data traffic.</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Chassis ECU</text:p>
            <text:p/>
            <text:p>Air Chassi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7, CWE-286</text:p>
          </table:table-cell>
          <table:table-cell table:number-columns-repeated="16358"/>
        </table:table-row>
        <table:table-row table:style-name="ro7">
          <table:table-cell office:value-type="string" table:style-name="ce6">
            <text:p>ID-2015-RD-2b</text:p>
          </table:table-cell>
          <table:table-cell office:value-type="string" table:style-name="ce8">
            <text:p>Reverse Engineering Diagnostic Function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formation Gain of Diagnostic Functions and Protocols</text:p>
          </table:table-cell>
          <table:table-cell office:value-type="string" table:style-name="ce7">
            <text:p>Reverse Engineering of diagnostic functions.</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Chassis ECU</text:p>
            <text:p/>
            <text:p>Air Chassi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287, CWE-286</text:p>
          </table:table-cell>
          <table:table-cell table:number-columns-repeated="16358"/>
        </table:table-row>
        <table:table-row table:style-name="ro7">
          <table:table-cell office:value-type="string" table:style-name="ce6">
            <text:p>ID-2015-RD-2c</text:p>
          </table:table-cell>
          <table:table-cell office:value-type="string" table:style-name="ce8">
            <text:p>Replay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ext:p>Replay</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Execution of rodeo routine <text:s/>by any speed</text:p>
          </table:table-cell>
          <table:table-cell office:value-type="string" table:style-name="ce7">
            <text:p>Replay of the captured rodeo routin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Chassis ECU</text:p>
            <text:p/>
            <text:p>Air Chassi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 CWE-286</text:p>
          </table:table-cell>
          <table:table-cell table:number-columns-repeated="16358"/>
        </table:table-row>
        <table:table-row table:style-name="ro10">
          <table:table-cell office:value-type="string" table:style-name="ce6">
            <text:p>ID-2015-RD-3</text:p>
          </table:table-cell>
          <table:table-cell office:value-type="string" table:style-name="ce9">
            <text:p>Denial of service attack on the CAN network by spoofing CAN messages<text:s/></text:p>
            <text:p>with high priority which leads to failure of different displays and the infotainment system</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Denial-of-Service</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Suppression of messages</text:p>
            <text:p>Failure of different functions like Infotainment</text:p>
          </table:table-cell>
          <table:table-cell office:value-type="string" table:style-name="ce7">
            <text:p>Connecting to different CAN networks in the vehicle and sending messages with high priority in parallel. (Forcing a Denial of Service)</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Infotainment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C/C:N/I:L/A:H; 8,2</text:p>
          </table:table-cell>
          <table:table-cell office:value-type="float" office:value="2.84" table:style-name="ce7">
            <text:p>2,84</text:p>
          </table:table-cell>
          <table:table-cell office:value-type="string" table:style-name="ce7">
            <text:p>CWE-287, CWE-286</text:p>
          </table:table-cell>
          <table:table-cell table:number-columns-repeated="16358"/>
        </table:table-row>
        <table:table-row table:style-name="ro3">
          <table:table-cell office:value-type="string" table:style-name="ce6">
            <text:p>ID-2015-RD-4</text:p>
          </table:table-cell>
          <table:table-cell office:value-type="string" table:style-name="ce9">
            <text:p>Deactivation of the powertrain during driving by spoofing a CAN diagnostic message which leads to decelerate the vehicle until standstill.</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Deactivation of electric motors. Vehicle stops by any speed</text:p>
          </table:table-cell>
          <table:table-cell office:value-type="string" table:style-name="ce7">
            <text:p>Capturing the CAN data traffic.</text:p>
            <text:p>Reverse Engineering of diagnostic functions.</text:p>
            <text:p>Spoofing of diagnostic CAN message to execute an ECU reset.</text:p>
          </table:table-cell>
          <table:table-cell office:value-type="string" table:style-name="ce7">
            <text:p>Required Access/Connection</text:p>
            <text:p>Physical access to vehicle</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ZGM BDC), Bus(Diagnostic CAN), Peer_to_Peer(Ethernet), Bus(K-CAN2), Bus(K-CAN3), Bus(K-CAN4), Peer_to_Peer(Ethernet2), Bus(PT-CAN), Bus(FlexRay)}</text:p>
            <text:p>Bus(Diagnostic CAN){Central Gateway(ZGM BDC), OBD(OBD Port)}</text:p>
            <text:p>Peer_to_Peer(Ethernet){Central Gateway(ZGM BDC), OBD(OBD Port)}</text:p>
            <text:p>Bus(K-CAN2){Central Gateway(ZGM BDC), (FZD), (CSM), (PDC PMA)}</text:p>
            <text:p>Bus(K-CAN3){Central Gateway(ZGM BDC), (FLER), (FLEL), (TRSVC), (VSG)}</text:p>
            <text:p>Bus(K-CAN4){Central Gateway(ZGM BDC), (IHKA IHKR), (TBX), (CON), (TCB), (AMP), (HEADUNIT), Peer_to_Peer(Ethernet2)}</text:p>
            <text:p>Peer_to_Peer(Ethernet2){(HEADUNIT), Central Gateway(ZGM BDC)}</text:p>
            <text:p>Bus(FlexRay){Central Gateway(ZGM BDC), (ACSM), (EPS), (DSC), (SAS), Bus(Local-CAN), (EDME), Bus(PT-CAN), Bus(PT-CAN2)}</text:p>
            <text:p>Bus(Local-CAN){(SAS), (KAFAS)}</text:p>
            <text:p>Bus(PT-CAN){(KOMBI), (EDME), (GWS), (RDME), (EME), (KAFAS), (TFE), (LIM), Bus(Local-CAN2)}</text:p>
            <text:p>Bus(Local-CAN2){(LIM), Connector()}</text:p>
            <text:p>Bus(PT-CAN2){(EDME), (GWS), (RDME), (EME), (KLE), (REME), (SME)}</text:p>
          </table:table-cell>
          <table:table-cell office:value-type="string" table:style-name="ce7">
            <text:p>BMW<text:s/></text:p>
            <text:p>i Series</text:p>
            <text:p>2014</text:p>
            <text:p>i3</text:p>
          </table:table-cell>
          <table:table-cell office:value-type="string" table:style-name="ce7">
            <text:p>Hybrid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C/C:N/I:N/A:H; 7,4</text:p>
          </table:table-cell>
          <table:table-cell office:value-type="float" office:value="2.84" table:style-name="ce7">
            <text:p>2,84</text:p>
          </table:table-cell>
          <table:table-cell office:value-type="string" table:style-name="ce7">
            <text:p>CWE-287, CWE-286</text:p>
          </table:table-cell>
          <table:table-cell table:number-columns-repeated="16358"/>
        </table:table-row>
        <table:table-row table:style-name="ro3">
          <table:table-cell office:value-type="string" table:style-name="ce6">
            <text:p>ID-2015-RD-4a</text:p>
          </table:table-cell>
          <table:table-cell office:value-type="string" table:style-name="ce9">
            <text:p>Monitoring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pturing the CAN data traffic.</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ZGM BDC), Bus(Diagnostic CAN), Peer_to_Peer(Ethernet), Bus(K-CAN2), Bus(K-CAN3), Bus(K-CAN4), Peer_to_Peer(Ethernet2), Bus(PT-CAN), Bus(FlexRay)}</text:p>
            <text:p>Bus(Diagnostic CAN){Central Gateway(ZGM BDC), OBD(OBD Port)}</text:p>
            <text:p>Peer_to_Peer(Ethernet){Central Gateway(ZGM BDC), OBD(OBD Port)}</text:p>
            <text:p>Bus(K-CAN2){Central Gateway(ZGM BDC), (FZD), (CSM), (PDC PMA)}</text:p>
            <text:p>Bus(K-CAN3){Central Gateway(ZGM BDC), (FLER), (FLEL), (TRSVC), (VSG)}</text:p>
            <text:p>Bus(K-CAN4){Central Gateway(ZGM BDC), (IHKA IHKR), (TBX), (CON), (TCB), (AMP), (HEADUNIT), Peer_to_Peer(Ethernet2)}</text:p>
            <text:p>Peer_to_Peer(Ethernet2){(HEADUNIT), Central Gateway(ZGM BDC)}</text:p>
            <text:p>Bus(FlexRay){Central Gateway(ZGM BDC), (ACSM), (EPS), (DSC), (SAS), Bus(Local-CAN), (EDME), Bus(PT-CAN), Bus(PT-CAN2)}</text:p>
            <text:p>Bus(Local-CAN){(SAS), (KAFAS)}</text:p>
            <text:p>Bus(PT-CAN){(KOMBI), (EDME), (GWS), (RDME), (EME), (KAFAS), (TFE), (LIM), Bus(Local-CAN2)}</text:p>
            <text:p>Bus(Local-CAN2){(LIM), Connector()}</text:p>
            <text:p>Bus(PT-CAN2){(EDME), (GWS), (RDME), (EME), (KLE), (REME), (SME)}</text:p>
          </table:table-cell>
          <table:table-cell office:value-type="string" table:style-name="ce7">
            <text:p>BMW<text:s/></text:p>
            <text:p>i Series</text:p>
            <text:p>2014</text:p>
            <text:p>i3</text:p>
          </table:table-cell>
          <table:table-cell office:value-type="string" table:style-name="ce7">
            <text:p>Hybrid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7, CWE-286</text:p>
          </table:table-cell>
          <table:table-cell table:number-columns-repeated="16358"/>
        </table:table-row>
        <table:table-row table:style-name="ro3">
          <table:table-cell office:value-type="string" table:style-name="ce6">
            <text:p>ID-2015-RD-4b</text:p>
          </table:table-cell>
          <table:table-cell office:value-type="string" table:style-name="ce9">
            <text:p>Reverse Engineering Diagnostic Function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formation Gain of Diagnostic Functions and Protocols</text:p>
          </table:table-cell>
          <table:table-cell office:value-type="string" table:style-name="ce7">
            <text:p>Reverse Engineering of diagnostic functions.</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ZGM BDC), Bus(Diagnostic CAN), Peer_to_Peer(Ethernet), Bus(K-CAN2), Bus(K-CAN3), Bus(K-CAN4), Peer_to_Peer(Ethernet2), Bus(PT-CAN), Bus(FlexRay)}</text:p>
            <text:p>Bus(Diagnostic CAN){Central Gateway(ZGM BDC), OBD(OBD Port)}</text:p>
            <text:p>Peer_to_Peer(Ethernet){Central Gateway(ZGM BDC), OBD(OBD Port)}</text:p>
            <text:p>Bus(K-CAN2){Central Gateway(ZGM BDC), (FZD), (CSM), (PDC PMA)}</text:p>
            <text:p>Bus(K-CAN3){Central Gateway(ZGM BDC), (FLER), (FLEL), (TRSVC), (VSG)}</text:p>
            <text:p>Bus(K-CAN4){Central Gateway(ZGM BDC), (IHKA IHKR), (TBX), (CON), (TCB), (AMP), (HEADUNIT), Peer_to_Peer(Ethernet2)}</text:p>
            <text:p>Peer_to_Peer(Ethernet2){(HEADUNIT), Central Gateway(ZGM BDC)}</text:p>
            <text:p>Bus(FlexRay){Central Gateway(ZGM BDC), (ACSM), (EPS), (DSC), (SAS), Bus(Local-CAN), (EDME), Bus(PT-CAN), Bus(PT-CAN2)}</text:p>
            <text:p>Bus(Local-CAN){(SAS), (KAFAS)}</text:p>
            <text:p>Bus(PT-CAN){(KOMBI), (EDME), (GWS), (RDME), (EME), (KAFAS), (TFE), (LIM), Bus(Local-CAN2)}</text:p>
            <text:p>Bus(Local-CAN2){(LIM), Connector()}</text:p>
            <text:p>Bus(PT-CAN2){(EDME), (GWS), (RDME), (EME), (KLE), (REME), (SME)}</text:p>
          </table:table-cell>
          <table:table-cell office:value-type="string" table:style-name="ce7">
            <text:p>BMW<text:s/></text:p>
            <text:p>i Series</text:p>
            <text:p>2014</text:p>
            <text:p>i3</text:p>
          </table:table-cell>
          <table:table-cell office:value-type="string" table:style-name="ce7">
            <text:p>Hybrid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87, CWE-286</text:p>
          </table:table-cell>
          <table:table-cell table:number-columns-repeated="16358"/>
        </table:table-row>
        <table:table-row table:style-name="ro3">
          <table:table-cell office:value-type="string" table:style-name="ce6">
            <text:p>ID-2015-RD-4c</text:p>
          </table:table-cell>
          <table:table-cell office:value-type="string" table:style-name="ce9">
            <text:p>Replay CAN messages</text:p>
          </table:table-cell>
          <table:table-cell office:value-type="string" table:style-name="ce7">
            <text:p>Own Investigations at Karlsruhe University of Applied Sciences</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eactivation of electric motors. Vehicle stops by any speed</text:p>
          </table:table-cell>
          <table:table-cell office:value-type="string" table:style-name="ce7">
            <text:p>Spoofing of diagnostic CAN message to execute an ECU reset.</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ZGM BDC), Bus(Diagnostic CAN), Peer_to_Peer(Ethernet), Bus(K-CAN2), Bus(K-CAN3), Bus(K-CAN4), Peer_to_Peer(Ethernet2), Bus(PT-CAN), Bus(FlexRay)}</text:p>
            <text:p>Bus(Diagnostic CAN){Central Gateway(ZGM BDC), OBD(OBD Port)}</text:p>
            <text:p>Peer_to_Peer(Ethernet){Central Gateway(ZGM BDC), OBD(OBD Port)}</text:p>
            <text:p>Bus(K-CAN2){Central Gateway(ZGM BDC), (FZD), (CSM), (PDC PMA)}</text:p>
            <text:p>Bus(K-CAN3){Central Gateway(ZGM BDC), (FLER), (FLEL), (TRSVC), (VSG)}</text:p>
            <text:p>Bus(K-CAN4){Central Gateway(ZGM BDC), (IHKA IHKR), (TBX), (CON), (TCB), (AMP), (HEADUNIT), Peer_to_Peer(Ethernet2)}</text:p>
            <text:p>Peer_to_Peer(Ethernet2){(HEADUNIT), Central Gateway(ZGM BDC)}</text:p>
            <text:p>Bus(FlexRay){Central Gateway(ZGM BDC), (ACSM), (EPS), (DSC), (SAS), Bus(Local-CAN), (EDME), Bus(PT-CAN), Bus(PT-CAN2)}</text:p>
            <text:p>Bus(Local-CAN){(SAS), (KAFAS)}</text:p>
            <text:p>Bus(PT-CAN){(KOMBI), (EDME), (GWS), (RDME), (EME), (KAFAS), (TFE), (LIM), Bus(Local-CAN2)}</text:p>
            <text:p>Bus(Local-CAN2){(LIM), Connector()}</text:p>
            <text:p>Bus(PT-CAN2){(EDME), (GWS), (RDME), (EME), (KLE), (REME), (SME)}</text:p>
          </table:table-cell>
          <table:table-cell office:value-type="string" table:style-name="ce7">
            <text:p>BMW<text:s/></text:p>
            <text:p>i Series</text:p>
            <text:p>2014</text:p>
            <text:p>i3</text:p>
          </table:table-cell>
          <table:table-cell office:value-type="string" table:style-name="ce7">
            <text:p>Hybrid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 CWE-286</text:p>
          </table:table-cell>
          <table:table-cell table:number-columns-repeated="16358"/>
        </table:table-row>
        <table:table-row table:style-name="ro11">
          <table:table-cell office:value-type="string" table:style-name="ce6">
            <text:p>ID-2015-So-1</text:p>
          </table:table-cell>
          <table:table-cell office:value-type="string" table:style-name="ce7">
            <text:p>Portscanning the vehicle networks for ECUs, services and subroutines by sending diagnostic CAN requests and validating the responses</text:p>
          </table:table-cell>
          <table:table-cell office:value-type="string" table:style-name="ce7">
            <text:p>Entwicklung eines Portscanners für CAN, LIN und Ethernet</text:p>
            <text:p>F. Sommer</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Portscann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text:s/></text:p>
            <text:p>diagnostic testers or components connected to the vehicle</text:p>
            <text:p/>
            <text:p>Protection Mechanism Failure</text:p>
            <text:p>No authentication between vehicle ECUs</text:p>
          </table:table-cell>
          <table:table-cell office:value-type="string" table:style-name="ce7">
            <text:p>OBD</text:p>
          </table:table-cell>
          <table:table-cell office:value-type="string" table:style-name="ce7">
            <text:p>Determination of all ECUs, services and subroutines. Activation of actuators possible like shutdown of injection, activation of rodeo routine.</text:p>
            <text:p>Reading of vehicle infomration (SW-versions, chassis number, ECU names, ...)</text:p>
          </table:table-cell>
          <table:table-cell office:value-type="string" table:style-name="ce7">
            <text:p>Portscanning of ECUs, Services and Subfunctions via diagnostic messages</text:p>
          </table:table-cell>
          <table:table-cell office:value-type="string" table:style-name="ce7">
            <text:p>Required Access/Connection</text:p>
            <text:p>Physical access to vehicle</text:p>
            <text:p>-</text:p>
          </table:table-cell>
          <table:table-cell office:value-type="string" table:style-name="ce7">
            <text:p>Read (functional component)</text:p>
          </table:table-cell>
          <table:table-cell office:value-type="string" table:style-name="ce7">
            <text:p>Security Feature</text:p>
            <text:p>Security Access</text:p>
            <text:p>-</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L/I:N/A:N; 4,3</text:p>
          </table:table-cell>
          <table:table-cell office:value-type="float" office:value="2.84" table:style-name="ce7">
            <text:p>2,84</text:p>
          </table:table-cell>
          <table:table-cell office:value-type="string" table:style-name="ce7">
            <text:p>CWE-287, CWE-200</text:p>
          </table:table-cell>
          <table:table-cell table:number-columns-repeated="16358"/>
        </table:table-row>
        <table:table-row table:style-name="ro10">
          <table:table-cell office:value-type="string" table:style-name="ce6">
            <text:p>ID-2015-Re-1</text:p>
          </table:table-cell>
          <table:table-cell office:value-type="string" table:style-name="ce8">
            <text:p>Breaking the security access by reverse engineering the data traffic and reverse engineering the the security access algorithm with extracted seed and key pairs</text:p>
          </table:table-cell>
          <table:table-cell office:value-type="string" table:style-name="ce7">
            <text:p>Kommunikation mit dem Diagnosetester über CAN Interface</text:p>
            <text:p>T. Rensen</text:p>
          </table:table-cell>
          <table:table-cell office:value-type="float" office:value="2014" table:style-name="ce7">
            <text:p>2014</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Eavesdropping</text:p>
            <text:p/>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cryptography and weak Security Access</text:p>
          </table:table-cell>
          <table:table-cell office:value-type="string" table:style-name="ce7">
            <text:p>OBD</text:p>
          </table:table-cell>
          <table:table-cell office:value-type="string" table:style-name="ce7">
            <text:p>Seeds and keys could be read.</text:p>
            <text:p>Security access algorithm could be reverse engineered for the airbag ECU</text:p>
          </table:table-cell>
          <table:table-cell office:value-type="string" table:style-name="ce7">
            <text:p>Capturing CAN data traffic while a diagnostic tester is doing the security access routine with a vehicles ECU.<text:s/></text:p>
            <text:p>Sending different seeds to the diagnostic tester in order to capture the relating keys.</text:p>
            <text:p>Manual reverse engineering of the security access algorithm.</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Security Feature</text:p>
            <text:p>Security Access</text:p>
            <text:p>ECU gets locked after several attempts</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Airbag ECU</text:p>
            <text:p/>
            <text:p>ABS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261</text:p>
          </table:table-cell>
          <table:table-cell table:number-columns-repeated="16358"/>
        </table:table-row>
        <table:table-row table:style-name="ro12">
          <table:table-cell office:value-type="string" table:style-name="ce6">
            <text:p>ID-2015-Re-1a</text:p>
          </table:table-cell>
          <table:table-cell office:value-type="string" table:style-name="ce8">
            <text:p>Monitoring CAN messages</text:p>
          </table:table-cell>
          <table:table-cell office:value-type="string" table:style-name="ce7">
            <text:p>Kommunikation mit dem Diagnosetester über CAN Interface</text:p>
            <text:p>T. Rensen</text:p>
          </table:table-cell>
          <table:table-cell office:value-type="float" office:value="2014" table:style-name="ce7">
            <text:p>2014</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CAN messages</text:p>
          </table:table-cell>
          <table:table-cell office:value-type="string" table:style-name="ce7">
            <text:p>Capturing CAN data traffic while a diagnostic tester is doing the security access routine with a vehicles ECU.</text:p>
          </table:table-cell>
          <table:table-cell office:value-type="string" table:style-name="ce7">
            <text:p>Required Access/Connection</text:p>
            <text:p>OBD</text:p>
            <text:p>-</text:p>
            <text:p/>
            <text:p>Required Setup</text:p>
            <text:p>System Configuration</text:p>
            <text:p>Diagnostic Tester has to execute the security access routine</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Airbag ECU</text:p>
            <text:p/>
            <text:p>ABS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61</text:p>
          </table:table-cell>
          <table:table-cell table:number-columns-repeated="16358"/>
        </table:table-row>
        <table:table-row table:style-name="ro7">
          <table:table-cell office:value-type="string" table:style-name="ce6">
            <text:p>ID-2015-Re-1b</text:p>
          </table:table-cell>
          <table:table-cell office:value-type="string" table:style-name="ce8">
            <text:p>Monitoring Security Access</text:p>
          </table:table-cell>
          <table:table-cell office:value-type="string" table:style-name="ce7">
            <text:p>Kommunikation mit dem Diagnosetester über CAN Interface</text:p>
            <text:p>T. Rensen</text:p>
          </table:table-cell>
          <table:table-cell office:value-type="float" office:value="2014" table:style-name="ce7">
            <text:p>2014</text:p>
          </table:table-cell>
          <table:table-cell office:value-type="string" table:style-name="ce7">
            <text:p>Security Evaluation</text:p>
            <text:p>Investigation of the security measures of diagnostic services in cars</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Obtainment of Seed and Key Pairs</text:p>
          </table:table-cell>
          <table:table-cell office:value-type="string" table:style-name="ce7">
            <text:p>Sending different seeds to the diagnostic tester in order to capture the relating keys.</text:p>
          </table:table-cell>
          <table:table-cell office:value-type="string" table:style-name="ce7">
            <text:p>Required Access/Connection</text:p>
            <text:p>Component</text:p>
            <text:p>Connection to Diagnostic Tester</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Airbag ECU</text:p>
            <text:p/>
            <text:p>ABS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A/AC:L/PR:N/UI:N/S:U/C:L/I:N/A:N; 4,3</text:p>
          </table:table-cell>
          <table:table-cell office:value-type="float" office:value="2.84" table:style-name="ce7">
            <text:p>2,84</text:p>
          </table:table-cell>
          <table:table-cell office:value-type="string" table:style-name="ce7">
            <text:p>CWE-261</text:p>
          </table:table-cell>
          <table:table-cell table:number-columns-repeated="16358"/>
        </table:table-row>
        <table:table-row table:style-name="ro7">
          <table:table-cell office:value-type="string" table:style-name="ce6">
            <text:p>ID-2015-Re-1c</text:p>
          </table:table-cell>
          <table:table-cell office:value-type="string" table:style-name="ce8">
            <text:p>Reverse Engineering Security Access</text:p>
          </table:table-cell>
          <table:table-cell office:value-type="string" table:style-name="ce7">
            <text:p>Kommunikation mit dem Diagnosetester über CAN Interface</text:p>
            <text:p>T. Rensen</text:p>
          </table:table-cell>
          <table:table-cell office:value-type="float" office:value="2014" table:style-name="ce7">
            <text:p>2014</text:p>
          </table:table-cell>
          <table:table-cell office:value-type="string" table:style-name="ce7">
            <text:p>Security Evaluation</text:p>
            <text:p>Investigation of the security measures of diagnostic services in cars</text:p>
          </table:table-cell>
          <table:table-cell office:value-type="string" table:style-name="ce7">
            <text:p>Information</text:p>
            <text:p>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OBD</text:p>
          </table:table-cell>
          <table:table-cell office:value-type="string" table:style-name="ce7">
            <text:p>Seeds and keys could be read.</text:p>
            <text:p>Security access algorithm could be reverse engineered for the airbag ECU</text:p>
          </table:table-cell>
          <table:table-cell office:value-type="string" table:style-name="ce7">
            <text:p>Manual reverse engineering of the security access algorithm.</text:p>
          </table:table-cell>
          <table:table-cell office:value-type="string" table:style-name="ce7">
            <text:p>Required System Knowledge</text:p>
            <text:p>Captured Data</text:p>
            <text:p>Seed and Key Pairs</text:p>
          </table:table-cell>
          <table:table-cell office:value-type="string" table:style-name="ce7">
            <text:p>Read (functional component)</text:p>
          </table:table-cell>
          <table:table-cell office:value-type="string" table:style-name="ce7">
            <text:p>Security Feature</text:p>
            <text:p>Access Control</text:p>
            <text:p>Security Access Algorithm</text:p>
          </table:table-cell>
          <table:table-cell office:value-type="string" table:style-name="ce7">
            <text:p>Local Software</text:p>
          </table:table-cell>
          <table:table-cell office:value-type="string" table:style-name="ce7">
            <text:p>-</text:p>
          </table:table-cell>
          <table:table-cell office:value-type="string" table:style-name="ce7">
            <text:p>Mercedes<text:s/></text:p>
            <text:p>CL500<text:s/></text:p>
            <text:p>2010</text:p>
            <text:p>C216</text:p>
          </table:table-cell>
          <table:table-cell office:value-type="string" table:style-name="ce7">
            <text:p>Airbag ECU</text:p>
            <text:p/>
            <text:p>ABS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13">
          <table:table-cell office:value-type="string" table:style-name="ce6">
            <text:p>ID-2016-Lo-1</text:p>
          </table:table-cell>
          <table:table-cell office:value-type="string" table:style-name="ce7">
            <text:p>Extracting the Pre-Shared-Key of the Wi-Fi connection by brute force attack</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ext:p>Brute Forc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Pre-Shared Key is in the user manual, format of the key very simple and key too short</text:p>
          </table:table-cell>
          <table:table-cell office:value-type="string" table:style-name="ce7">
            <text:p>WLAN</text:p>
          </table:table-cell>
          <table:table-cell office:value-type="string" table:style-name="ce7">
            <text:p>Shared Key could be cracked within four days by using four GPUs</text:p>
          </table:table-cell>
          <table:table-cell office:value-type="string" table:style-name="ce7">
            <text:p>Deauthenticating the mobile device from the home Wi-Fi router continously until it connect to the cars Wi-Fi in order to capture the handshake between the two devices.</text:p>
            <text:p>Brute Forcing the Shared Key.</text:p>
            <text:p>Sniffing the Wi-Fi connection.<text:s/></text:p>
            <text:p>Reverse Engineering of the data protocols.</text:p>
            <text:p>Sending messages to the car in order to activate different functions.</text:p>
          </table:table-cell>
          <table:table-cell office:value-type="string" table:style-name="ce7">
            <text:p>Required System Knowledge</text:p>
            <text:p>Captured Data</text:p>
            <text:p>Pre-Shared-Key</text:p>
            <text:p/>
            <text:p>Required System Knowledge</text:p>
            <text:p>Captured Data</text:p>
            <text:p>Capturing the handshake while Connecting</text:p>
          </table:table-cell>
          <table:table-cell office:value-type="string" table:style-name="ce7">
            <text:p>Read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Smartphone can communicate with the vehicles Wi-Fi Hotspot through a mobile app. the Wi-Fi Hotspot is connected to different ECUs with different functions</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61, <text:s/>CWE-521, CWE-256,</text:p>
          </table:table-cell>
          <table:table-cell table:number-columns-repeated="16358"/>
        </table:table-row>
        <table:table-row table:style-name="ro14">
          <table:table-cell office:value-type="string" table:style-name="ce6">
            <text:p>ID-2016-Lo-1a</text:p>
          </table:table-cell>
          <table:table-cell office:value-type="string" table:style-name="ce7">
            <text:p>Deauthentication of mobile device</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Unsecure Protection against unauthorized Deauthentication</text:p>
          </table:table-cell>
          <table:table-cell office:value-type="string" table:style-name="ce7">
            <text:p>WLAN</text:p>
          </table:table-cell>
          <table:table-cell office:value-type="string" table:style-name="ce7">
            <text:p>Obtainment of the Handshake Process between WLAN router and mobile device</text:p>
          </table:table-cell>
          <table:table-cell office:value-type="string" table:style-name="ce7">
            <text:p>Deauthenticating the mobile device from the home Wi-Fi router continously until it connect to the cars Wi-Fi in order to capture the handshake between the two devices.</text:p>
          </table:table-cell>
          <table:table-cell office:value-type="string" table:style-name="ce7">
            <text:p>Required Access/Connection</text:p>
            <text:p>WLAN</text:p>
            <text:p>-</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Smartphone can communicate with the vehicles Wi-Fi Hotspot through a mobile app. the Wi-Fi Hotspot is connected to different ECUs with different functions</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L/PR:N/UI:N/S:U/C:L/I:L/A:H; 8,6</text:p>
          </table:table-cell>
          <table:table-cell office:value-type="float" office:value="3.89" table:style-name="ce7">
            <text:p>3,89</text:p>
          </table:table-cell>
          <table:table-cell office:value-type="string" table:style-name="ce7">
            <text:p>CWE-261, <text:s/>CWE-521, CWE-256,</text:p>
          </table:table-cell>
          <table:table-cell table:number-columns-repeated="16358"/>
        </table:table-row>
        <table:table-row table:style-name="ro15">
          <table:table-cell office:value-type="string" table:style-name="ce6">
            <text:p>ID-2016-Lo-1b</text:p>
          </table:table-cell>
          <table:table-cell office:value-type="string" table:style-name="ce7">
            <text:p>Brute Forcing Key</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ext:p>Brute Forc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Pre-Shared Key is in the user manual, format of the key very simple and key too short</text:p>
          </table:table-cell>
          <table:table-cell office:value-type="string" table:style-name="ce7">
            <text:p>WLAN</text:p>
          </table:table-cell>
          <table:table-cell office:value-type="string" table:style-name="ce7">
            <text:p>Shared Key could be cracked within four days by using four GPUs</text:p>
          </table:table-cell>
          <table:table-cell office:value-type="string" table:style-name="ce7">
            <text:p>Brute Forcing the Shared Key.</text:p>
          </table:table-cell>
          <table:table-cell office:value-type="string" table:style-name="ce7">
            <text:p>Required Access/Connection</text:p>
            <text:p>WLAN</text:p>
            <text:p>-</text:p>
            <text:p/>
            <text:p>Required System Knowledge</text:p>
            <text:p>Captured Data</text:p>
            <text:p>Pre-Shared-Key</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Smartphone can communicate with the vehicles Wi-Fi Hotspot through a mobile app. the Wi-Fi Hotspot is connected to different ECUs with different functions</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 <text:s/>CWE-521, CWE-256,</text:p>
          </table:table-cell>
          <table:table-cell table:number-columns-repeated="16358"/>
        </table:table-row>
        <table:table-row table:style-name="ro14">
          <table:table-cell office:value-type="string" table:style-name="ce6">
            <text:p>ID-2016-Lo-1c</text:p>
          </table:table-cell>
          <table:table-cell office:value-type="string" table:style-name="ce7">
            <text:p>Monitoring WLAN connection</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unauthenticated Reading</text:p>
          </table:table-cell>
          <table:table-cell office:value-type="string" table:style-name="ce7">
            <text:p>WLAN</text:p>
          </table:table-cell>
          <table:table-cell office:value-type="string" table:style-name="ce7">
            <text:p>Obtainment of WLAN messages</text:p>
          </table:table-cell>
          <table:table-cell office:value-type="string" table:style-name="ce7">
            <text:p>Sniffing the Wi-Fi connection.</text:p>
          </table:table-cell>
          <table:table-cell office:value-type="string" table:style-name="ce7">
            <text:p>Required Access/Connection</text:p>
            <text:p>WLAN</text:p>
            <text:p>-</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Smartphone can communicate with the vehicles Wi-Fi Hotspot through a mobile app. the Wi-Fi Hotspot is connected to different ECUs with different functions</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L/PR:L/UI:N/S:U/C:H/I:N/A:N; 6,5</text:p>
          </table:table-cell>
          <table:table-cell office:value-type="float" office:value="2.84" table:style-name="ce7">
            <text:p>2,84</text:p>
          </table:table-cell>
          <table:table-cell office:value-type="string" table:style-name="ce7">
            <text:p>CWE-261, <text:s/>CWE-521, CWE-256,</text:p>
          </table:table-cell>
          <table:table-cell table:number-columns-repeated="16358"/>
        </table:table-row>
        <table:table-row table:style-name="ro8">
          <table:table-cell office:value-type="string" table:style-name="ce6">
            <text:p>ID-2016-Lo-1d</text:p>
          </table:table-cell>
          <table:table-cell office:value-type="string" table:style-name="ce7">
            <text:p>Reverse Engineering Protocol</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against Reverse Engineering</text:p>
          </table:table-cell>
          <table:table-cell office:value-type="string" table:style-name="ce7">
            <text:p>WLAN</text:p>
          </table:table-cell>
          <table:table-cell office:value-type="string" table:style-name="ce7">
            <text:p>Information Gain of WLAN data protocols</text:p>
          </table:table-cell>
          <table:table-cell office:value-type="string" table:style-name="ce7">
            <text:p>Reverse Engineering of the data protocols.</text:p>
          </table:table-cell>
          <table:table-cell office:value-type="string" table:style-name="ce7">
            <text:p>Required Access/Connection</text:p>
            <text:p>WLAN</text:p>
            <text:p>-</text:p>
            <text:p/>
            <text:p>Required System Knowledge</text:p>
            <text:p>Captured Data</text:p>
            <text:p>Capturing the handshake while Connecting</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Smartphone can communicate with the vehicles Wi-Fi Hotspot through a mobile app. the Wi-Fi Hotspot is connected to different ECUs with different functions</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61, <text:s/>CWE-521, CWE-256,</text:p>
          </table:table-cell>
          <table:table-cell table:number-columns-repeated="16358"/>
        </table:table-row>
        <table:table-row table:style-name="ro15">
          <table:table-cell office:value-type="string" table:style-name="ce6">
            <text:p>ID-2016-Lo-1e</text:p>
          </table:table-cell>
          <table:table-cell office:value-type="string" table:style-name="ce7">
            <text:p>Manipulating vehicle functions (battery charging, alarm, lighting, …) by spoofing of messages of the WLAN connection with the smart phone app of the vehicle manufacturer</text:p>
          </table:table-cell>
          <table:table-cell office:value-type="string" table:style-name="ce10">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Unsecure authentication mechanism</text:p>
          </table:table-cell>
          <table:table-cell office:value-type="string" table:style-name="ce7">
            <text:p>WLAN</text:p>
          </table:table-cell>
          <table:table-cell office:value-type="string" table:style-name="ce7">
            <text:p>Activation of Air Conditioning, Heating, Battery Draining.</text:p>
            <text:p>Disabling alarm, unlocking the car</text:p>
          </table:table-cell>
          <table:table-cell office:value-type="string" table:style-name="ce7">
            <text:p>Sending messages to the car in order to activate different functions.</text:p>
          </table:table-cell>
          <table:table-cell office:value-type="string" table:style-name="ce7">
            <text:p>Required Access/Connection</text:p>
            <text:p>WLAN</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Smartphone can communicate with the vehicles Wi-Fi Hotspot through a mobile app. the Wi-Fi Hotspot is connected to different ECUs with different functions</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61, <text:s/>CWE-521, CWE-256,</text:p>
          </table:table-cell>
          <table:table-cell table:number-columns-repeated="16358"/>
        </table:table-row>
        <table:table-row table:style-name="ro16">
          <table:table-cell office:value-type="string" table:style-name="ce6">
            <text:p>ID-2016-Lo-2</text:p>
          </table:table-cell>
          <table:table-cell office:value-type="string" table:style-name="ce8">
            <text:p>Tracking of vehicle locations on the website www.wigle.net.</text:p>
          </table:table-cell>
          <table:table-cell office:value-type="string" table:style-name="ce11">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ext:p>Availability</text:p>
          </table:table-cell>
          <table:table-cell office:value-type="string" table:style-name="ce7">
            <text:p>Reliability</text:p>
          </table:table-cell>
          <table:table-cell office:value-type="string" table:style-name="ce7">
            <text:p>Improper Control of a Resource Through its Lifetime</text:p>
            <text:p>Static IP address and unique SSID across multiple vehicles.</text:p>
          </table:table-cell>
          <table:table-cell office:value-type="string" table:style-name="ce7">
            <text:p>WLAN</text:p>
          </table:table-cell>
          <table:table-cell office:value-type="string" table:style-name="ce7">
            <text:p>Sensing of messages via mobile phone app. Switching the light on and off. Changing of the charging rate. Activation of the vntilation and heating. Draining the battery. Deactivation of the alarm</text:p>
          </table:table-cell>
          <table:table-cell office:value-type="string" table:style-name="ce7">
            <text:p>Tracking of vehicle locations on the website www.wigle.net.</text:p>
            <text:p>Due to the unique SSID the attacker could locate other Outlander PHEVs.</text:p>
          </table:table-cell>
          <table:table-cell office:value-type="string" table:style-name="ce7">
            <text:p>Required System Knowledge</text:p>
            <text:p>Captured Data</text:p>
            <text:p>Pre-Shared-Key</text:p>
            <text:p/>
            <text:p>Required System Knowledge</text:p>
            <text:p>Captured Data</text:p>
            <text:p>SSID</text:p>
          </table:table-cell>
          <table:table-cell table:style-name="ce7"/>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Smartphone can communicate with the vehicles Wi-Fi Hotspot through a mobile app. the Wi-Fi Hotspot is connected to different ECUs with different functions</text:p>
          </table:table-cell>
          <table:table-cell office:value-type="string" table:style-name="ce7">
            <text:p>Mitsubishi<text:s/></text:p>
            <text:p>Outlander<text:s/></text:p>
            <text:p>-</text:p>
            <text:p>Plug in hybrid electric vehicle (PHEV)</text:p>
          </table:table-cell>
          <table:table-cell office:value-type="string" table:style-name="ce7">
            <text:p>Remote Gateway</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Keine</text:p>
          </table:table-cell>
          <table:table-cell office:value-type="string" table:style-name="ce7">
            <text:p>CVSS:3.0/AV:N/AC:H/PR:N/UI:N/S:U/C:H/I:L/A:N; 6,5</text:p>
          </table:table-cell>
          <table:table-cell office:value-type="float" office:value="2.2200000000000002" table:style-name="ce7">
            <text:p>2,22</text:p>
          </table:table-cell>
          <table:table-cell office:value-type="string" table:style-name="ce7">
            <text:p>CWE-664</text:p>
          </table:table-cell>
          <table:table-cell table:number-columns-repeated="16358"/>
        </table:table-row>
        <table:table-row table:style-name="ro13">
          <table:table-cell office:value-type="string" table:style-name="ce6">
            <text:p>ID-2010-HK-1</text:p>
          </table:table-cell>
          <table:table-cell office:value-type="string" table:style-name="ce7">
            <text:p>Replay of a valid CAN message in order to open and close the window</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ext:p>Replay</text:p>
          </table:table-cell>
          <table:table-cell office:value-type="string" table:style-name="ce7">
            <text:p>Bus Attack</text:p>
          </table:table-cell>
          <table:table-cell office:value-type="string" table:style-name="ce7">
            <text:p>Simulation</text:p>
          </table:table-cell>
          <table:table-cell office:value-type="string" table:style-name="ce7">
            <text:p>Integrity</text:p>
            <text:p>Availability</text:p>
          </table:table-cell>
          <table:table-cell office:value-type="string" table:style-name="ce7">
            <text:p>Reliability</text:p>
            <text:p>Safety</text:p>
          </table:table-cell>
          <table:table-cell office:value-type="string" table:style-name="ce7">
            <text:p>Protection Mechanism Failure</text:p>
            <text:p>No protection against replay attacks</text:p>
          </table:table-cell>
          <table:table-cell office:value-type="string" table:style-name="ce7">
            <text:p>CAN-Bus</text:p>
          </table:table-cell>
          <table:table-cell office:value-type="string" table:style-name="ce7">
            <text:p>Activation of different actuators bei spoofing CAN messages</text:p>
          </table:table-cell>
          <table:table-cell office:value-type="string" table:style-name="ce7">
            <text:p>Capturing real CAN data traffic</text:p>
            <text:p>Building up a simulation with CANoe, simulating CAN traffic and building up a testbench with real hardware</text:p>
            <text:p>Spoofing false messages in order to get knowledge about the communication funtionality</text:p>
          </table:table-cell>
          <table:table-cell office:value-type="string" table:style-name="ce7">
            <text:p>Required System Knowledge</text:p>
            <text:p>Captured Data</text:p>
            <text:p>Sniffing of relevant CAN message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AN Gateway ECU), Bus(CAN 1), Bus(CAN 2), Bus(CAN 3), Bus(CAN 4)}</text:p>
            <text:p>Bus(CAN 1){Central Gateway(CAN Gateway ECU), ECU(), ECU(ECU with user interface), Connector(CAN connector)}</text:p>
            <text:p>Bus(CAN 2){Central Gateway(CAN Gateway ECU), ECU()}</text:p>
            <text:p>Bus(CAN 3){Central Gateway(CAN Gateway ECU), Instrument Cluster()}</text:p>
            <text:p>Bus(CAN 4){Central Gateway(CAN Gateway ECU), OBD(OBD Port)}</text:p>
            <text:p/>
            <text:p>Testbench. Laptop or tester connected top the vehicles OBD-Port. The OBD-Port is connected to the gateway which is connected to different ECUs and the instrument cluster</text:p>
          </table:table-cell>
          <table:table-cell office:value-type="string" table:style-name="ce7">
            <text:p>-</text:p>
          </table:table-cell>
          <table:table-cell office:value-type="string" table:style-name="ce7">
            <text:p>Window lift</text:p>
          </table:table-cell>
          <table:table-cell office:value-type="string" table:style-name="ce7">
            <text:p>Hardware Tool</text:p>
            <text:p>Laptop/PC</text:p>
            <text:p><text:s/></text:p>
            <text:p>Hardware Tool</text:p>
            <text:p>Vehicle Diagnostic Tool</text:p>
            <text:p/>
            <text:p>Software Tool</text:p>
            <text:p>Simulation Tool<text:s/></text:p>
            <text:p>Vector CANoe</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7</text:p>
          </table:table-cell>
          <table:table-cell table:number-columns-repeated="16358"/>
        </table:table-row>
        <table:table-row table:style-name="ro13">
          <table:table-cell office:value-type="string" table:style-name="ce6">
            <text:p>ID-2010-HK-1a</text:p>
          </table:table-cell>
          <table:table-cell office:value-type="string" table:style-name="ce7">
            <text:p>Monitoring CAN messages</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Simulation</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Obtainment of CAN messages</text:p>
          </table:table-cell>
          <table:table-cell office:value-type="string" table:style-name="ce7">
            <text:p>Capturing real CAN data traffic</text:p>
          </table:table-cell>
          <table:table-cell office:value-type="string" table:style-name="ce7">
            <text:p>Required Access/Connection</text:p>
            <text:p>CAN</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AN Gateway ECU), Bus(CAN 1), Bus(CAN 2), Bus(CAN 3), Bus(CAN 4)}</text:p>
            <text:p>Bus(CAN 1){Central Gateway(CAN Gateway ECU), ECU(), ECU(ECU with user interface), Connector(CAN connector)}</text:p>
            <text:p>Bus(CAN 2){Central Gateway(CAN Gateway ECU), ECU()}</text:p>
            <text:p>Bus(CAN 3){Central Gateway(CAN Gateway ECU), Instrument Cluster()}</text:p>
            <text:p>Bus(CAN 4){Central Gateway(CAN Gateway ECU), OBD(OBD Port)}</text:p>
            <text:p/>
            <text:p>Testbench. Laptop or tester connected top the vehicles OBD-Port. The OBD-Port is connected to the gateway which is connected to different ECUs and the instrument cluster</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text:s/></text:p>
            <text:p>Hardware Tool</text:p>
            <text:p>Vehicle Diagnostic Tool</text:p>
            <text:p/>
            <text:p>Software Tool</text:p>
            <text:p>Communication Tool<text:s/></text:p>
            <text:p>Vector CANoe</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94, CWE-287</text:p>
          </table:table-cell>
          <table:table-cell table:number-columns-repeated="16358"/>
        </table:table-row>
        <table:table-row table:style-name="ro13">
          <table:table-cell office:value-type="string" table:style-name="ce6">
            <text:p>ID-2010-HK-1c</text:p>
          </table:table-cell>
          <table:table-cell office:value-type="string" table:style-name="ce7">
            <text:p>Sending malicious CAN messages</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able:table-cell>
          <table:table-cell office:value-type="string" table:style-name="ce7">
            <text:p>Bus Attack</text:p>
          </table:table-cell>
          <table:table-cell office:value-type="string" table:style-name="ce7">
            <text:p>Simulation</text:p>
          </table:table-cell>
          <table:table-cell office:value-type="string" table:style-name="ce7">
            <text:p>Authentication</text:p>
          </table:table-cell>
          <table:table-cell office:value-type="string" table:style-name="ce7">
            <text:p>Reali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Opening the window by activation of the window lift</text:p>
          </table:table-cell>
          <table:table-cell office:value-type="string" table:style-name="ce7">
            <text:p>Spoofing false messages to open the vehicle window, Verification with real window lift</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AN Gateway ECU), Bus(CAN 1), Bus(CAN 2), Bus(CAN 3), Bus(CAN 4)}</text:p>
            <text:p>Bus(CAN 1){Central Gateway(CAN Gateway ECU), ECU(), ECU(ECU with user interface), Connector(CAN connector)}</text:p>
            <text:p>Bus(CAN 2){Central Gateway(CAN Gateway ECU), ECU()}</text:p>
            <text:p>Bus(CAN 3){Central Gateway(CAN Gateway ECU), Instrument Cluster()}</text:p>
            <text:p>Bus(CAN 4){Central Gateway(CAN Gateway ECU), OBD(OBD Port)}</text:p>
            <text:p/>
            <text:p>Testbench. Laptop or tester connected top the vehicles OBD-Port. The OBD-Port is connected to the gateway which is connected to different ECUs and the instrument cluster</text:p>
          </table:table-cell>
          <table:table-cell office:value-type="string" table:style-name="ce7">
            <text:p>-</text:p>
          </table:table-cell>
          <table:table-cell office:value-type="string" table:style-name="ce7">
            <text:p>Window lift</text:p>
          </table:table-cell>
          <table:table-cell office:value-type="string" table:style-name="ce7">
            <text:p>Hardware Tool</text:p>
            <text:p>Laptop/PC</text:p>
            <text:p><text:s/></text:p>
            <text:p>Hardware Tool</text:p>
            <text:p>Vehicle Diagnostic Tool</text:p>
            <text:p/>
            <text:p>Software Tool</text:p>
            <text:p>Communication Tool<text:s/></text:p>
            <text:p>Vector CANoe</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 CWE-287</text:p>
          </table:table-cell>
          <table:table-cell table:number-columns-repeated="16358"/>
        </table:table-row>
        <table:table-row table:style-name="ro13">
          <table:table-cell office:value-type="string" table:style-name="ce6">
            <text:p>ID-2010-HK-1d</text:p>
          </table:table-cell>
          <table:table-cell office:value-type="string" table:style-name="ce7">
            <text:p>Surpressing the turning signals by spoofing of a valid CAN message</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able:table-cell>
          <table:table-cell office:value-type="string" table:style-name="ce7">
            <text:p>Bu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Turning signal could be suppressed</text:p>
          </table:table-cell>
          <table:table-cell office:value-type="string" table:style-name="ce7">
            <text:p>Spoofing false messages to surpress the blinking lights of the car</text:p>
          </table:table-cell>
          <table:table-cell office:value-type="string" table:style-name="ce7">
            <text:p>Required System Knowledge</text:p>
            <text:p>Captured Data</text:p>
            <text:p>Sniffing of relevant CAN message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AN Gateway ECU), Bus(CAN 1), Bus(CAN 2), Bus(CAN 3), Bus(CAN 4)}</text:p>
            <text:p>Bus(CAN 1){Central Gateway(CAN Gateway ECU), ECU(), ECU(ECU with user interface), Connector(CAN connector)}</text:p>
            <text:p>Bus(CAN 2){Central Gateway(CAN Gateway ECU), ECU()}</text:p>
            <text:p>Bus(CAN 3){Central Gateway(CAN Gateway ECU), Instrument Cluster()}</text:p>
            <text:p>Bus(CAN 4){Central Gateway(CAN Gateway ECU), OBD(OBD Port)}</text:p>
            <text:p/>
            <text:p>Testbench. Laptop or tester connected top the vehicles OBD-Port. The OBD-Port is connected to the gateway which is connected to different ECUs and the instrument cluster</text:p>
          </table:table-cell>
          <table:table-cell office:value-type="string" table:style-name="ce7">
            <text:p>-</text:p>
          </table:table-cell>
          <table:table-cell office:value-type="string" table:style-name="ce7">
            <text:p>Turn Signals</text:p>
          </table:table-cell>
          <table:table-cell office:value-type="string" table:style-name="ce7">
            <text:p>Hardware Tool</text:p>
            <text:p>Laptop/PC</text:p>
            <text:p><text:s/></text:p>
            <text:p>Hardware Tool</text:p>
            <text:p>Vehicle Diagnostic Tool</text:p>
            <text:p/>
            <text:p>Software Tool</text:p>
            <text:p>Communication Tool<text:s/></text:p>
            <text:p>Vector CANoe</text:p>
          </table:table-cell>
          <table:table-cell office:value-type="string" table:style-name="ce7">
            <text:p>Keine</text:p>
          </table:table-cell>
          <table:table-cell office:value-type="string" table:style-name="ce7">
            <text:p>CVSS:3.0/AV:A/AC:L/PR:N/UI:N/S:C/C:N/I:H/A:N; 7,4</text:p>
          </table:table-cell>
          <table:table-cell office:value-type="float" office:value="2.84" table:style-name="ce7">
            <text:p>2,84</text:p>
          </table:table-cell>
          <table:table-cell office:value-type="string" table:style-name="ce7">
            <text:p>CWE-287</text:p>
          </table:table-cell>
          <table:table-cell table:number-columns-repeated="16358"/>
        </table:table-row>
        <table:table-row table:style-name="ro13">
          <table:table-cell office:value-type="string" table:style-name="ce6">
            <text:p>ID-2010-HK-1e</text:p>
          </table:table-cell>
          <table:table-cell office:value-type="string" table:style-name="ce7">
            <text:p>Activation of the control light in the instrument cluster by spoofing CAN messages from an emulated airbag ECU</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able:table-cell>
          <table:table-cell office:value-type="string" table:style-name="ce7">
            <text:p>Bus Attack</text:p>
          </table:table-cell>
          <table:table-cell office:value-type="string" table:style-name="ce7">
            <text:p>Simulation</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Airbag control light in the instrument cluster could be activated</text:p>
          </table:table-cell>
          <table:table-cell office:value-type="string" table:style-name="ce7">
            <text:p>Spoofing false messages to activate the control light in the instrument cluster</text:p>
          </table:table-cell>
          <table:table-cell office:value-type="string" table:style-name="ce7">
            <text:p>Required System Knowledge</text:p>
            <text:p>Captured Data</text:p>
            <text:p>Sniffing of relevant CAN message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AN Gateway ECU), Bus(CAN 1), Bus(CAN 2), Bus(CAN 3), Bus(CAN 4)}</text:p>
            <text:p>Bus(CAN 1){Central Gateway(CAN Gateway ECU), ECU(), ECU(ECU with user interface), Connector(CAN connector)}</text:p>
            <text:p>Bus(CAN 2){Central Gateway(CAN Gateway ECU), ECU()}</text:p>
            <text:p>Bus(CAN 3){Central Gateway(CAN Gateway ECU), Instrument Cluster()}</text:p>
            <text:p>Bus(CAN 4){Central Gateway(CAN Gateway ECU), OBD(OBD Port)}</text:p>
            <text:p/>
            <text:p>Testbench. Laptop or tester connected top the vehicles OBD-Port. The OBD-Port is connected to the gateway which is connected to different ECUs and the instrument cluster</text:p>
          </table:table-cell>
          <table:table-cell office:value-type="string" table:style-name="ce7">
            <text:p>-</text:p>
          </table:table-cell>
          <table:table-cell office:value-type="string" table:style-name="ce7">
            <text:p>Intrument Cluster</text:p>
            <text:p/>
            <text:p>Airbag</text:p>
          </table:table-cell>
          <table:table-cell office:value-type="string" table:style-name="ce7">
            <text:p>Hardware Tool</text:p>
            <text:p>Laptop/PC</text:p>
            <text:p><text:s/></text:p>
            <text:p>Hardware Tool</text:p>
            <text:p>Vehicle Diagnostic Tool</text:p>
            <text:p/>
            <text:p>Software Tool</text:p>
            <text:p>Simulation Tool<text:s/></text:p>
            <text:p>Vector CANoe</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text:p>
          </table:table-cell>
          <table:table-cell table:number-columns-repeated="16358"/>
        </table:table-row>
        <table:table-row table:style-name="ro13">
          <table:table-cell office:value-type="string" table:style-name="ce6">
            <text:p>ID-2010-HK-1f</text:p>
          </table:table-cell>
          <table:table-cell office:value-type="string" table:style-name="ce7">
            <text:p>Information gathering by capturing the CAN traffic</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Information Disclosure</text:p>
            <text:p>Eavesdropping</text:p>
            <text:p/>
            <text:p>Spoofing</text:p>
          </table:table-cell>
          <table:table-cell office:value-type="string" table:style-name="ce7">
            <text:p>Bus Attack</text:p>
          </table:table-cell>
          <table:table-cell office:value-type="string" table:style-name="ce7">
            <text:p>Simulation</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Reverse Engineered Gateway functionality</text:p>
          </table:table-cell>
          <table:table-cell office:value-type="string" table:style-name="ce7">
            <text:p>Reading and Spoofing of CAN messages in order to get knowledge about the Gateway ECU functionality</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AN Gateway ECU), Bus(CAN 1), Bus(CAN 2), Bus(CAN 3), Bus(CAN 4)}</text:p>
            <text:p>Bus(CAN 1){Central Gateway(CAN Gateway ECU), ECU(), ECU(ECU with user interface), Connector(CAN connector)}</text:p>
            <text:p>Bus(CAN 2){Central Gateway(CAN Gateway ECU), ECU()}</text:p>
            <text:p>Bus(CAN 3){Central Gateway(CAN Gateway ECU), Instrument Cluster()}</text:p>
            <text:p>Bus(CAN 4){Central Gateway(CAN Gateway ECU), OBD(OBD Port)}</text:p>
            <text:p/>
            <text:p>Testbench. Laptop or tester connected top the vehicles OBD-Port. The OBD-Port is connected to the gateway which is connected to different ECUs and the instrument cluster</text:p>
          </table:table-cell>
          <table:table-cell office:value-type="string" table:style-name="ce7">
            <text:p>-</text:p>
          </table:table-cell>
          <table:table-cell office:value-type="string" table:style-name="ce7">
            <text:p>Central Gateway ECU</text:p>
          </table:table-cell>
          <table:table-cell office:value-type="string" table:style-name="ce7">
            <text:p>Hardware Tool</text:p>
            <text:p>Laptop/PC</text:p>
            <text:p><text:s/></text:p>
            <text:p>Hardware Tool</text:p>
            <text:p>Vehicle Diagnostic Tool</text:p>
            <text:p/>
            <text:p>Software Tool</text:p>
            <text:p>Simulation Tool<text:s/></text:p>
            <text:p>Vector CANoe</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7, CWE-319, CWE-200</text:p>
          </table:table-cell>
          <table:table-cell table:number-columns-repeated="16358"/>
        </table:table-row>
        <table:table-row table:style-name="ro3">
          <table:table-cell office:value-type="string" table:style-name="ce6">
            <text:p>ID-2010-RM-1</text:p>
          </table:table-cell>
          <table:table-cell office:value-type="string" table:style-name="ce8">
            <text:p>Tracking of vehicles by triggering the TPMS sensors and capturing the responses</text:p>
          </table:table-cell>
          <table:table-cell office:value-type="string" table:style-name="ce7">
            <text:p>Security and Privacy Vulnerabilities of In-Car Wireless Networks: A Tire Pressure Monitoring System Case Study<text:s/></text:p>
            <text:p>I. Rouf, et. al.</text:p>
          </table:table-cell>
          <table:table-cell office:value-type="float" office:value="2010" table:style-name="ce7">
            <text:p>2010</text:p>
          </table:table-cell>
          <table:table-cell office:value-type="string" table:style-name="ce7">
            <text:p>Security Evaluation</text:p>
            <text:p>Investigation of Tire Presure Measurement Systems for a better understanding of the security risks of current automotive wireless technologies</text:p>
          </table:table-cell>
          <table:table-cell office:value-type="string" table:style-name="ce7">
            <text:p>Information Disclosure</text:p>
            <text:p>Eavesdropping</text:p>
            <text:p/>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7">
            <text:p>TPMS</text:p>
          </table:table-cell>
          <table:table-cell office:value-type="string" table:style-name="ce7">
            <text:p>Tracking of vehicles possible</text:p>
          </table:table-cell>
          <table:table-cell office:value-type="string" table:style-name="ce7">
            <text:p>Two representative TPMS sensors were put close to a signal analyzer and USRP. Triggering the sensor by usage of a TPMS trigger tool.<text:s/></text:p>
            <text:p>Capturing TPMS sensors transmissions.</text:p>
            <text:p>Signal analysis with MATLAB to understand modulation and coding schemes and also the message format.</text:p>
            <text:p/>
            <text:p>Eavesdropping with live decoder (GNU Radio, Python script rx cfile.py) 250 kHz.</text:p>
            <text:p>Tests on a Highway with two vehicles on different speeds and different angles.</text:p>
          </table:table-cell>
          <table:table-cell office:value-type="string" table:style-name="ce7">
            <text:p>Required Access/Connection</text:p>
            <text:p>TPMS</text:p>
            <text:p>Range: 10m - 40m, 315 MHz or 433 MHz (UHF), ASK- or FSK-Modulation</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7">
            <text:p>Remote</text:p>
          </table:table-cell>
          <table:table-cell office:value-type="string" table:style-name="ce7">
            <text:p>-</text:p>
            <text:p>Sensor communicates with Tire Presure Control Unit (TPCU) via Radio Frequency (RF). TPCU sends to the Central Car Computer via CAN.</text:p>
          </table:table-cell>
          <table:table-cell office:value-type="string" table:style-name="ce7">
            <text:p>Vehicle brand not known</text:p>
          </table:table-cell>
          <table:table-cell office:value-type="string" table:style-name="ce7">
            <text:p>Tire Presure Measurement System ECU</text:p>
            <text:p>Tire Presure Measurement System (TPMS)</text:p>
          </table:table-cell>
          <table:table-cell office:value-type="string" table:style-name="ce7">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7">
            <text:p>Keine</text:p>
          </table:table-cell>
          <table:table-cell office:value-type="string" table:style-name="ce7">
            <text:p>CVSS:3.0/AV:N/AC:L/PR:N/UI:N/S:U/C:L/I:N/A:N; 5,3</text:p>
          </table:table-cell>
          <table:table-cell office:value-type="float" office:value="3.89" table:style-name="ce7">
            <text:p>3,89</text:p>
          </table:table-cell>
          <table:table-cell office:value-type="string" table:style-name="ce7">
            <text:p>CWE-200</text:p>
          </table:table-cell>
          <table:table-cell table:number-columns-repeated="16358"/>
        </table:table-row>
        <table:table-row table:style-name="ro3">
          <table:table-cell office:value-type="string" table:style-name="ce6">
            <text:p>ID-2010-RM-1a</text:p>
          </table:table-cell>
          <table:table-cell office:value-type="string" table:style-name="ce8">
            <text:p>Monitoring TPMS data traffic</text:p>
          </table:table-cell>
          <table:table-cell office:value-type="string" table:style-name="ce7">
            <text:p>Security and Privacy Vulnerabilities of In-Car Wireless Networks: A Tire Pressure Monitoring System Case Study<text:s/></text:p>
            <text:p>I. Rouf, et. al.</text:p>
          </table:table-cell>
          <table:table-cell office:value-type="float" office:value="2010" table:style-name="ce7">
            <text:p>2010</text:p>
          </table:table-cell>
          <table:table-cell office:value-type="string" table:style-name="ce7">
            <text:p>Security Evaluation</text:p>
            <text:p>Investigation of Tire Presure Measurement Systems for a better understanding of the security risks of current automotive wireless technologies</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7">
            <text:p>TPMS</text:p>
          </table:table-cell>
          <table:table-cell office:value-type="string" table:style-name="ce7">
            <text:p>Information Gain of Signal Modulation and Coding Schemes</text:p>
          </table:table-cell>
          <table:table-cell office:value-type="string" table:style-name="ce7">
            <text:p>Two representative TPMS sensors were put close to a signal analyzer and USRP. Triggering the sensor by usage of a TPMS trigger tool.<text:s/></text:p>
            <text:p>Capturing TPMS sensors transmissions.</text:p>
            <text:p>Signal analysis with MATLAB to understand modulation and coding schemes and also the message format.</text:p>
          </table:table-cell>
          <table:table-cell office:value-type="string" table:style-name="ce7">
            <text:p>Required Access/Connection</text:p>
            <text:p>TPMS</text:p>
            <text:p>Range: 10m - 40m, 315 MHz or 433 MHz (UHF), ASK- or FSK-Modulation</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text:p>
            <text:p/>
            <text:p/>
            <text:p>Physical Restriction</text:p>
            <text:p>Energy</text:p>
            <text:p>-</text:p>
          </table:table-cell>
          <table:table-cell office:value-type="string" table:style-name="ce7">
            <text:p>Remote</text:p>
          </table:table-cell>
          <table:table-cell office:value-type="string" table:style-name="ce7">
            <text:p>-</text:p>
            <text:p>Sensor communicates with Tire Presure Control Unit (TPCU) via Radio Frequency (RF). TPCU sends to the Central Car Computer via CAN.</text:p>
          </table:table-cell>
          <table:table-cell office:value-type="string" table:style-name="ce7">
            <text:p>Vehicle brand not known</text:p>
          </table:table-cell>
          <table:table-cell office:value-type="string" table:style-name="ce7">
            <text:p>Tire Presure Measurement System ECU</text:p>
            <text:p>Tire Presure Measurement System (TPMS)</text:p>
          </table:table-cell>
          <table:table-cell office:value-type="string" table:style-name="ce7">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7">
            <text:p>Keine</text:p>
          </table:table-cell>
          <table:table-cell office:value-type="string" table:style-name="ce7">
            <text:p>CVSS:3.0/AV:N/AC:H/PR:N/UI:N/S:U/C:L/I:N/A:N; 3,7</text:p>
          </table:table-cell>
          <table:table-cell office:value-type="float" office:value="2.2200000000000002" table:style-name="ce7">
            <text:p>2,22</text:p>
          </table:table-cell>
          <table:table-cell office:value-type="string" table:style-name="ce7">
            <text:p>CWE-200</text:p>
          </table:table-cell>
          <table:table-cell table:number-columns-repeated="16358"/>
        </table:table-row>
        <table:table-row table:style-name="ro3">
          <table:table-cell office:value-type="string" table:style-name="ce6">
            <text:p>ID-2010-RM-1b</text:p>
          </table:table-cell>
          <table:table-cell office:value-type="string" table:style-name="ce8">
            <text:p>Monitoring TPMS data traffic under real driving conditions</text:p>
          </table:table-cell>
          <table:table-cell office:value-type="string" table:style-name="ce7">
            <text:p>Security and Privacy Vulnerabilities of In-Car Wireless Networks: A Tire Pressure Monitoring System Case Study<text:s/></text:p>
            <text:p>I. Rouf, et. al.</text:p>
          </table:table-cell>
          <table:table-cell office:value-type="float" office:value="2010" table:style-name="ce7">
            <text:p>2010</text:p>
          </table:table-cell>
          <table:table-cell office:value-type="string" table:style-name="ce7">
            <text:p>Security Evaluation</text:p>
            <text:p>Investigation of Tire Presure Measurement Systems for a better understanding of the security risks of current automotive wireless technologies</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7">
            <text:p>TPMS</text:p>
          </table:table-cell>
          <table:table-cell office:value-type="string" table:style-name="ce7">
            <text:p>Tracking of vehicles possible</text:p>
          </table:table-cell>
          <table:table-cell office:value-type="string" table:style-name="ce7">
            <text:p>Eavesdropping with live decoder (GNU Radio, Python script rx cfile.py) 250 kHz.</text:p>
            <text:p>Tests on a Highway with two vehicles on different speeds and different angles.</text:p>
          </table:table-cell>
          <table:table-cell office:value-type="string" table:style-name="ce7">
            <text:p>Required Access/Connection</text:p>
            <text:p>TPMS</text:p>
            <text:p>Range: 10m - 40m, 315 MHz or 433 MHz (UHF), ASK- or FSK-Modulation</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7">
            <text:p>Remote</text:p>
          </table:table-cell>
          <table:table-cell office:value-type="string" table:style-name="ce7">
            <text:p>-</text:p>
            <text:p>Sensor communicates with Tire Presure Control Unit (TPCU) via Radio Frequency (RF). TPCU sends to the Central Car Computer via CAN.</text:p>
          </table:table-cell>
          <table:table-cell office:value-type="string" table:style-name="ce7">
            <text:p>Vehicle brand not known</text:p>
          </table:table-cell>
          <table:table-cell office:value-type="string" table:style-name="ce7">
            <text:p>Tire Presure Measurement System ECU</text:p>
            <text:p>Tire Presure Measurement System (TPMS)</text:p>
          </table:table-cell>
          <table:table-cell office:value-type="string" table:style-name="ce7">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7">
            <text:p>Keine</text:p>
          </table:table-cell>
          <table:table-cell office:value-type="string" table:style-name="ce7">
            <text:p>CVSS:3.0/AV:N/AC:H/PR:N/UI:N/S:U/C:L/I:N/A:N; 3,7</text:p>
          </table:table-cell>
          <table:table-cell office:value-type="float" office:value="2.2200000000000002" table:style-name="ce7">
            <text:p>2,22</text:p>
          </table:table-cell>
          <table:table-cell office:value-type="string" table:style-name="ce7">
            <text:p>CWE-200</text:p>
          </table:table-cell>
          <table:table-cell table:number-columns-repeated="16358"/>
        </table:table-row>
        <table:table-row table:style-name="ro3">
          <table:table-cell office:value-type="string" table:style-name="ce6">
            <text:p>ID-2010-RM-1c</text:p>
          </table:table-cell>
          <table:table-cell office:value-type="string" table:style-name="ce8">
            <text:p>Triggering of tire pressure warning for the vehicle driver by spoofing of TPMS messages</text:p>
          </table:table-cell>
          <table:table-cell office:value-type="string" table:style-name="ce7">
            <text:p>Security and Privacy Vulnerabilities of In-Car Wireless Networks: A Tire Pressure Monitoring System Case Study<text:s text:c="2"/></text:p>
            <text:p>I. Rouf, et. al.</text:p>
          </table:table-cell>
          <table:table-cell office:value-type="float" office:value="2010" table:style-name="ce7">
            <text:p>2010</text:p>
          </table:table-cell>
          <table:table-cell office:value-type="string" table:style-name="ce7">
            <text:p>Security Evaluation</text:p>
            <text:p>Investigation of Tire Presure Measurement Systems for a better understanding of the security risks of current automotive wireless technologi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7">
            <text:p>TPMS</text:p>
          </table:table-cell>
          <table:table-cell office:value-type="string" table:style-name="ce7">
            <text:p>Monitoring or spoofing of messages via remote.<text:s/></text:p>
            <text:p>Triggering of warning lights and tyre pressure indication in the instrument cluster.</text:p>
            <text:p>Packet spoofing can drain battery.</text:p>
            <text:p>After two days of experiment, the ECU crashed and the TPMS service was no longer functional (permanent defect).</text:p>
          </table:table-cell>
          <table:table-cell office:value-type="string" table:style-name="ce7">
            <text:p>Spoofing: Packet Generator sending packets. Transmission of data packages to victim vehicle on 55 km/h and 110 km/h</text:p>
          </table:table-cell>
          <table:table-cell office:value-type="string" table:style-name="ce7">
            <text:p>Required Access/Connection</text:p>
            <text:p>TPMS</text:p>
            <text:p>Range: 10m - 40m, 315 MHz or 433 MHz (UHF), ASK- or FSK-Modulation</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7">
            <text:p>Remote</text:p>
          </table:table-cell>
          <table:table-cell office:value-type="string" table:style-name="ce7">
            <text:p>-</text:p>
            <text:p>Sensor communicates with Tire Presure Control Unit (TPCU) via Radio Frequency (RF). TPCU sends to the Central Car Computer via CAN.</text:p>
          </table:table-cell>
          <table:table-cell office:value-type="string" table:style-name="ce7">
            <text:p>Vehicle brand not known</text:p>
          </table:table-cell>
          <table:table-cell office:value-type="string" table:style-name="ce7">
            <text:p>Tire Presure Measurement System ECU</text:p>
            <text:p>Tire Presure Measurement System (TPMS)</text:p>
          </table:table-cell>
          <table:table-cell office:value-type="string" table:style-name="ce7">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00, CWE-287</text:p>
          </table:table-cell>
          <table:table-cell table:number-columns-repeated="16358"/>
        </table:table-row>
        <table:table-row table:style-name="ro17">
          <table:table-cell office:value-type="string" table:style-name="ce6">
            <text:p>ID-2016-Hu-1</text:p>
          </table:table-cell>
          <table:table-cell office:value-type="string" table:style-name="ce8">
            <text:p>Extraction of personal information by connecting smartphone app with the infotainment system of the vehicle.</text:p>
            <text:p>Activation of different services (Start/Stop of charging, air conditioning, ...) by spoofing of messages.</text:p>
            <text:p>Connection to random vehicles by brute forcing the Vehicle Identification Number in order to connect the smartphone app with the vehicle.</text:p>
          </table:table-cell>
          <table:table-cell office:value-type="string" table:style-name="ce10">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9">
            <text:p>Information Disclosure</text:p>
            <text:p>Eavesdropp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ext:p>Reliabili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Bluetooth</text:p>
            <text:p>USB possible</text:p>
          </table:table-cell>
          <table:table-cell office:value-type="string" table:style-name="ce7">
            <text:p>Personal Information and vehicle information could be read. Activation of the air conditioner. Starting and stopping of charging.</text:p>
            <text:p>Connection to random Nissan Vehicle.</text:p>
          </table:table-cell>
          <table:table-cell office:value-type="string" table:style-name="ce7">
            <text:p>Proxying smartphone with debugging proxy. Connection between smartphone app and telematics ECU. Monitoring of data traffic.</text:p>
            <text:p>Spoofing of messages to activate different components.</text:p>
            <text:p>Proxying Chrome with Burp Suite.</text:p>
            <text:p>Brute Forcing Vehicle Identification Numbers in order to communicate with these vehicles.</text:p>
          </table:table-cell>
          <table:table-cell office:value-type="string" table:style-name="ce7">
            <text:p>Required Access/Connection</text:p>
            <text:p>Application</text:p>
            <text:p>Connection from App to telematics</text:p>
          </table:table-cell>
          <table:table-cell office:value-type="string" table:style-name="ce7">
            <text:p>Read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NissanConnect EV App verbindet sich per Bluetooth mit der Telematikeinheit des Fahrzeugs, die mit anderen ECUs verbunden ist</text:p>
          </table:table-cell>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Keine</text:p>
          </table:table-cell>
          <table:table-cell office:value-type="string" table:style-name="ce7">
            <text:p>CVSS:3.0/AV:N/AC:H/PR:N/UI:N/S:U/C:H/I:L/A:N; 6,5</text:p>
          </table:table-cell>
          <table:table-cell office:value-type="float" office:value="2.2200000000000002" table:style-name="ce7">
            <text:p>2,22</text:p>
          </table:table-cell>
          <table:table-cell office:value-type="string" table:style-name="ce7">
            <text:p>CWE-284, CWE-287</text:p>
          </table:table-cell>
          <table:table-cell table:number-columns-repeated="16358"/>
        </table:table-row>
        <table:table-row table:style-name="ro11">
          <table:table-cell office:value-type="string" table:style-name="ce6">
            <text:p>ID-2016-Hu-1a</text:p>
          </table:table-cell>
          <table:table-cell office:value-type="string" table:style-name="ce8">
            <text:p>Monitoring Bluetooth traffic</text:p>
          </table:table-cell>
          <table:table-cell office:value-type="string" table:style-name="ce10">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9">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Protection of information data</text:p>
          </table:table-cell>
          <table:table-cell office:value-type="string" table:style-name="ce7">
            <text:p>Bluetooth</text:p>
            <text:p>USB possible</text:p>
          </table:table-cell>
          <table:table-cell office:value-type="string" table:style-name="ce7">
            <text:p>Personal Information and vehicle information could be read.</text:p>
          </table:table-cell>
          <table:table-cell office:value-type="string" table:style-name="ce7">
            <text:p>Proxying smartphone with debugging proxy. Connection between smartphone app and telematics ECU. Monitoring of data traffic.</text:p>
          </table:table-cell>
          <table:table-cell office:value-type="string" table:style-name="ce7">
            <text:p>Required Access/Connection</text:p>
            <text:p>Application</text:p>
            <text:p>Connection from App to telematic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NissanConnect EV App verbindet sich per Bluetooth mit der Telematikeinheit des Fahrzeugs, die mit anderen ECUs verbunden ist</text:p>
          </table:table-cell>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84, CWE-287</text:p>
          </table:table-cell>
          <table:table-cell table:number-columns-repeated="16358"/>
        </table:table-row>
        <table:table-row table:style-name="ro11">
          <table:table-cell office:value-type="string" table:style-name="ce6">
            <text:p>ID-2016-Hu-1b</text:p>
          </table:table-cell>
          <table:table-cell office:value-type="string" table:style-name="ce8">
            <text:p>Sending malicious messages</text:p>
          </table:table-cell>
          <table:table-cell office:value-type="string" table:style-name="ce10">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9">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able:table-cell>
          <table:table-cell office:value-type="string" table:style-name="ce7">
            <text:p>Bluetooth</text:p>
            <text:p>USB possible</text:p>
          </table:table-cell>
          <table:table-cell office:value-type="string" table:style-name="ce7">
            <text:p>Activation of the air conditioner. Starting and stopping of charging.</text:p>
            <text:p>Connection to random Nissan Vehicle.</text:p>
          </table:table-cell>
          <table:table-cell office:value-type="string" table:style-name="ce7">
            <text:p>Spoofing of messages to activate different components.</text:p>
          </table:table-cell>
          <table:table-cell office:value-type="string" table:style-name="ce7">
            <text:p>Required Access/Connection</text:p>
            <text:p>Application</text:p>
            <text:p>Connection from App to telematics</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NissanConnect EV App verbindet sich per Bluetooth mit der Telematikeinheit des Fahrzeugs, die mit anderen ECUs verbunden ist</text:p>
          </table:table-cell>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84, CWE-287</text:p>
          </table:table-cell>
          <table:table-cell table:number-columns-repeated="16358"/>
        </table:table-row>
        <table:table-row table:style-name="ro11">
          <table:table-cell office:value-type="string" table:style-name="ce6">
            <text:p>ID-2016-Hu-1c</text:p>
          </table:table-cell>
          <table:table-cell table:style-name="ce8"/>
          <table:table-cell office:value-type="string" table:style-name="ce10">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9">
            <text:p>Information Disclosure</text:p>
            <text:p>Eavesdropp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number-columns-repeated="3" table:style-name="ce7"/>
          <table:table-cell office:value-type="string" table:style-name="ce7">
            <text:p>Proxying Chrome with Burp Suite.</text:p>
          </table:table-cell>
          <table:table-cell table:number-columns-repeated="4" table:style-name="ce7"/>
          <table:table-cell office:value-type="string" table:style-name="ce7">
            <text:p>-</text:p>
            <text:p>NissanConnect EV App verbindet sich per Bluetooth mit der Telematikeinheit des Fahrzeugs, die mit anderen ECUs verbunden ist</text:p>
          </table:table-cell>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Keine</text:p>
          </table:table-cell>
          <table:table-cell office:value-type="string" table:style-name="ce7">
            <text:p>CVSS:3.0/AV:L/AC:L/PR:N/UI:N/S:U/C:H/I:N/A:N; 6,2</text:p>
          </table:table-cell>
          <table:table-cell office:value-type="float" office:value="2.52" table:style-name="ce7">
            <text:p>2,52</text:p>
          </table:table-cell>
          <table:table-cell office:value-type="string" table:style-name="ce7">
            <text:p>CWE-284, CWE-287</text:p>
          </table:table-cell>
          <table:table-cell table:number-columns-repeated="16358"/>
        </table:table-row>
        <table:table-row table:style-name="ro11">
          <table:table-cell office:value-type="string" table:style-name="ce6">
            <text:p>ID-2016-Hu-1d</text:p>
          </table:table-cell>
          <table:table-cell office:value-type="string" table:style-name="ce8">
            <text:p>Brute Forcing Vehicle Identification Numbers</text:p>
          </table:table-cell>
          <table:table-cell office:value-type="string" table:style-name="ce10">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9">
            <text:p>Spoofing</text:p>
            <text:p>Brute Forc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No mechanism against brute force</text:p>
          </table:table-cell>
          <table:table-cell office:value-type="string" table:style-name="ce7">
            <text:p>Bluetooth</text:p>
            <text:p>USB possible</text:p>
          </table:table-cell>
          <table:table-cell office:value-type="string" table:style-name="ce7">
            <text:p>Personal Information and vehicle information could be read. Activation of the air conditioner. Starting and stopping of charging.</text:p>
            <text:p>Connection to random Nissan Vehicle.</text:p>
          </table:table-cell>
          <table:table-cell office:value-type="string" table:style-name="ce7">
            <text:p>Brute Forcing Vehicle Identification Numbers in order to communicate with these vehicles.</text:p>
          </table:table-cell>
          <table:table-cell office:value-type="string" table:style-name="ce7">
            <text:p>Required Access/Connection</text:p>
            <text:p>Application</text:p>
            <text:p>Connection from App to telematic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NissanConnect EV App verbindet sich per Bluetooth mit der Telematikeinheit des Fahrzeugs, die mit anderen ECUs verbunden ist</text:p>
          </table:table-cell>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84, CWE-287</text:p>
          </table:table-cell>
          <table:table-cell table:number-columns-repeated="16358"/>
        </table:table-row>
        <table:table-row table:style-name="ro18">
          <table:table-cell office:value-type="string" table:style-name="ce6">
            <text:p>ID-2015-Sp-1</text:p>
          </table:table-cell>
          <table:table-cell office:value-type="string" table:style-name="ce7">
            <text:p>Extraction of hard coded keys by dumping and reverse enginering the remote gateway firmware</text:p>
          </table:table-cell>
          <table:table-cell office:value-type="string" table:style-name="ce10">
            <text:p><text:a xlink:href="http://heise.de/-2536384%20D.%20Spaar">http://heise.de/-2536384<text:s/><text:line-break/>D. Spaar</text:a></text:p>
          </table:table-cell>
          <table:table-cell office:value-type="float" office:value="2015" table:style-name="ce12">
            <text:p>2015</text:p>
          </table:table-cell>
          <table:table-cell office:value-type="string" table:style-name="ce7">
            <text:p>Security Evaluation</text:p>
            <text:p>Investigation of data transmission from car to manufacturer</text:p>
          </table:table-cell>
          <table:table-cell office:value-type="string" table:style-name="ce7">
            <text:p>Information Disclosure</text:p>
            <text:p>Reverse Engineering</text:p>
          </table:table-cell>
          <table:table-cell office:value-type="string" table:style-name="ce7">
            <text:p>Software Attack</text:p>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hardcoded key in firmware</text:p>
          </table:table-cell>
          <table:table-cell office:value-type="string" table:style-name="ce7">
            <text:p>ECU</text:p>
            <text:p>Flah Chip</text:p>
          </table:table-cell>
          <table:table-cell office:value-type="string" table:style-name="ce7">
            <text:p>Identification of crypto and hash algorithms, used tables and constants from the firmware.</text:p>
            <text:p>-&gt; Encryption and signature over 16 pairs of two 64-bit keys. DES algorithm</text:p>
            <text:p/>
            <text:p>Decoded Emergency SMS</text:p>
          </table:table-cell>
          <table:table-cell office:value-type="string" table:style-name="ce7">
            <text:p>Access to the Combox, desoldering the Flash Chips of the Modem Module, coupling the chip to adapter board and STM32</text:p>
            <text:p>Reading the firmware as assembler code and decoding the emergency SMS by using a hard-coded data block as a key</text:p>
          </table:table-cell>
          <table:table-cell office:value-type="string" table:style-name="ce7">
            <text:p>Required Access/Connection</text:p>
            <text:p>ECU</text:p>
            <text:p>Flash Chip on Combobox</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ext:p>Driver uses Smartphone with BMW remote app to communicate with the BMW backend.</text:p>
          </table:table-cell>
          <table:table-cell office:value-type="string" table:style-name="ce7">
            <text:p>BMW<text:s/></text:p>
            <text:p>3 Series</text:p>
            <text:p>-</text:p>
            <text:p>320d</text:p>
            <text:p>-</text:p>
            <text:p>Other BMW models affected</text:p>
          </table:table-cell>
          <table:table-cell office:value-type="string" table:style-name="ce7">
            <text:p>Remote Gateway ECU</text:p>
            <text:p>BMW ConnectedDrive</text:p>
            <text:p>ConnectedDrive ECU (Combox), module from Cinterion for cellular communication via GSM/GPRS/EDGE, V850ES-Renesas Chip.</text:p>
          </table:table-cell>
          <table:table-cell office:value-type="string" table:style-name="ce7">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98</text:p>
          </table:table-cell>
          <table:table-cell table:number-columns-repeated="16358"/>
        </table:table-row>
        <table:table-row table:style-name="ro3">
          <table:table-cell office:value-type="string" table:style-name="ce6">
            <text:p>ID-2015-Sp-2</text:p>
          </table:table-cell>
          <table:table-cell office:value-type="string" table:style-name="ce13">
            <text:p>Unlocking the door locks by replaying the unlocking routine between the smartphone app and the backend server of the vehicle manufacturer</text:p>
          </table:table-cell>
          <table:table-cell office:value-type="string" table:style-name="ce10">
            <text:p><text:a xlink:href="http://heise.de/-2536384%20D.%20Spaar">http://heise.de/-2536384<text:s/><text:line-break/>D. Spaar</text:a></text:p>
          </table:table-cell>
          <table:table-cell office:value-type="float" office:value="2015" table:style-name="ce7">
            <text:p>2015</text:p>
          </table:table-cell>
          <table:table-cell office:value-type="string" table:style-name="ce7">
            <text:p>Security Evaluation</text:p>
            <text:p>Investigation of data transmission from car to manufacturer</text:p>
          </table:table-cell>
          <table:table-cell office:value-type="string" table:style-name="ce9">
            <text:p>Information Disclosure</text:p>
            <text:p>Eavesdropping</text:p>
            <text:p/>
            <text:p>Spoofing</text:p>
            <text:p>Replay</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Financial Asset</text:p>
          </table:table-cell>
          <table:table-cell office:value-type="string" table:style-name="ce7">
            <text:p>Protection Mechanism Failure</text:p>
            <text:p>No transport encryption via TLS when communicating with the backend</text:p>
            <text:p/>
            <text:p>Protection Mechanism Failure</text:p>
            <text:p>Use insecure crypto algorithms like DES and DES CBC MAC</text:p>
            <text:p/>
            <text:p>Use of Insufficiently Random Values</text:p>
            <text:p>usage of the same symmetric key for all vehicles</text:p>
            <text:p/>
            <text:p>Protection Mechanism Failure</text:p>
            <text:p>ConnectedDrive configuration integrity not protected<text:s/></text:p>
            <text:p/>
            <text:p/>
            <text:p>Protection Mechanism Failure</text:p>
            <text:p>Combox reveals the VIN of the vehicle in plaintext with NGTP error message</text:p>
            <text:p/>
            <text:p>Protection Mechanism Failure</text:p>
            <text:p>No protection against replay attacks</text:p>
          </table:table-cell>
          <table:table-cell office:value-type="string" table:style-name="ce7">
            <text:p>Cellular</text:p>
          </table:table-cell>
          <table:table-cell office:value-type="string" table:style-name="ce7">
            <text:p>Unlocking the driver door</text:p>
          </table:table-cell>
          <table:table-cell office:value-type="string" table:style-name="ce7">
            <text:p>Recording the backend communication</text:p>
            <text:p>Performing a replay attack:</text:p>
            <text:p>Owner gives command in BMW Remote App to unlock the door</text:p>
            <text:p>SMS from backend to vehicle</text:p>
            <text:p>Modem in ECU boots system</text:p>
            <text:p>Unencrypted data connection request from vehicle to backend</text:p>
            <text:p>Backend sends command for door release</text:p>
            <text:p>Door is unlocked</text:p>
          </table:table-cell>
          <table:table-cell office:value-type="string" table:style-name="ce7">
            <text:p>Required Access/Connection</text:p>
            <text:p>Component</text:p>
            <text:p>Backend of Manufactur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Driver uses Smartphone with BMW remote app to communicate with the BMW backend.</text:p>
          </table:table-cell>
          <table:table-cell office:value-type="string" table:style-name="ce7">
            <text:p>BMW<text:s/></text:p>
            <text:p>3 Series</text:p>
            <text:p>-</text:p>
            <text:p>320d</text:p>
            <text:p>-</text:p>
            <text:p>Other BMW models affected</text:p>
          </table:table-cell>
          <table:table-cell office:value-type="string" table:style-name="ce7">
            <text:p>Remote Gateway ECU</text:p>
            <text:p>BMW ConnectedDrive</text:p>
            <text:p>ConnectedDrive ECU (Combox), module from Cinterion for cellular communication via GSM/GPRS/EDGE, V850ES-Renesas Chip.</text:p>
          </table:table-cell>
          <table:table-cell office:value-type="string" table:style-name="ce7">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7">
            <text:p>Keine</text:p>
          </table:table-cell>
          <table:table-cell office:value-type="string" table:style-name="ce7">
            <text:p>CVSS:3.0/AV:N/AC:H/PR:N/UI:N/S:U/C:H/I:L/A:N; 6,5</text:p>
          </table:table-cell>
          <table:table-cell office:value-type="float" office:value="2.2200000000000002" table:style-name="ce7">
            <text:p>2,22</text:p>
          </table:table-cell>
          <table:table-cell office:value-type="string" table:style-name="ce7">
            <text:p>CWE-311</text:p>
          </table:table-cell>
          <table:table-cell table:number-columns-repeated="16358"/>
        </table:table-row>
        <table:table-row table:style-name="ro18">
          <table:table-cell table:style-name="ce6"/>
          <table:table-cell office:value-type="string" table:style-name="ce8">
            <text:p>Monitoring Backend communication</text:p>
          </table:table-cell>
          <table:table-cell office:value-type="string" table:style-name="ce10">
            <text:p><text:a xlink:href="http://heise.de/-2536384%20D.%20Spaar">http://heise.de/-2536384<text:s/><text:line-break/>D. Spaar</text:a></text:p>
          </table:table-cell>
          <table:table-cell office:value-type="float" office:value="2015" table:style-name="ce7">
            <text:p>2015</text:p>
          </table:table-cell>
          <table:table-cell office:value-type="string" table:style-name="ce7">
            <text:p>Security Evaluation</text:p>
            <text:p>Investigation of data transmission from car to manufacturer</text:p>
          </table:table-cell>
          <table:table-cell office:value-type="string" table:style-name="ce9">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transport encryption via TLS when communicating with the backend</text:p>
          </table:table-cell>
          <table:table-cell office:value-type="string" table:style-name="ce7">
            <text:p>Cellular</text:p>
          </table:table-cell>
          <table:table-cell office:value-type="string" table:style-name="ce7">
            <text:p>Unlocking Communicating Routine could be recorded</text:p>
          </table:table-cell>
          <table:table-cell office:value-type="string" table:style-name="ce7">
            <text:p>Recording the backend communication</text:p>
          </table:table-cell>
          <table:table-cell office:value-type="string" table:style-name="ce7">
            <text:p>Required Access/Connection</text:p>
            <text:p>Component</text:p>
            <text:p>Backend of Manufacturer</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Driver uses Smartphone with BMW remote app to communicate with the BMW backend.</text:p>
          </table:table-cell>
          <table:table-cell office:value-type="string" table:style-name="ce7">
            <text:p>BMW<text:s/></text:p>
            <text:p>3 Series</text:p>
            <text:p>-</text:p>
            <text:p>320d</text:p>
            <text:p>-</text:p>
            <text:p>Other BMW models affected</text:p>
          </table:table-cell>
          <table:table-cell office:value-type="string" table:style-name="ce7">
            <text:p>Remote Gateway ECU</text:p>
            <text:p>BMW ConnectedDrive</text:p>
            <text:p>ConnectedDrive ECU (Combox), module from Cinterion for cellular communication via GSM/GPRS/EDGE, V850ES-Renesas Chip.</text:p>
          </table:table-cell>
          <table:table-cell office:value-type="string" table:style-name="ce7">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311</text:p>
          </table:table-cell>
          <table:table-cell table:number-columns-repeated="16358"/>
        </table:table-row>
        <table:table-row table:style-name="ro3">
          <table:table-cell table:style-name="ce6"/>
          <table:table-cell office:value-type="string" table:style-name="ce8">
            <text:p>Replay of car unlocking routine</text:p>
          </table:table-cell>
          <table:table-cell office:value-type="string" table:style-name="ce10">
            <text:p><text:a xlink:href="http://heise.de/-2536384%20D.%20Spaar">http://heise.de/-2536384<text:s/><text:line-break/>D. Spaar</text:a></text:p>
          </table:table-cell>
          <table:table-cell office:value-type="float" office:value="2015" table:style-name="ce7">
            <text:p>2015</text:p>
          </table:table-cell>
          <table:table-cell office:value-type="string" table:style-name="ce7">
            <text:p>Security Evaluation</text:p>
            <text:p>Investigation of data transmission from car to manufacturer</text:p>
          </table:table-cell>
          <table:table-cell office:value-type="string" table:style-name="ce9">
            <text:p>Spoofing</text:p>
            <text:p>Replay</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transport encryption via TLS when communicating with the backend</text:p>
            <text:p/>
            <text:p>Protection Mechanism Failure</text:p>
            <text:p>Use insecure crypto algorithms like DES and DES CBC MAC</text:p>
            <text:p/>
            <text:p>Use of Insufficiently Random Values</text:p>
            <text:p>usage of the same symmetric key for all vehicles</text:p>
            <text:p/>
            <text:p>Protection Mechanism Failure</text:p>
            <text:p>ConnectedDrive configuration integrity not protected<text:s/></text:p>
            <text:p/>
            <text:p/>
            <text:p>Protection Mechanism Failure</text:p>
            <text:p>Combox reveals the VIN of the vehicle in plaintext with NGTP error message</text:p>
            <text:p/>
            <text:p>Protection Mechanism Failure</text:p>
            <text:p>No protection against replay attacks</text:p>
          </table:table-cell>
          <table:table-cell office:value-type="string" table:style-name="ce7">
            <text:p>Cellular</text:p>
          </table:table-cell>
          <table:table-cell office:value-type="string" table:style-name="ce7">
            <text:p>Unlocking the driver door</text:p>
          </table:table-cell>
          <table:table-cell office:value-type="string" table:style-name="ce7">
            <text:p>Performing a replay attack:</text:p>
            <text:p>Owner gives command in BMW Remote App to unlock the door</text:p>
            <text:p>SMS from backend to vehicle</text:p>
            <text:p>Modem in ECU boots system</text:p>
            <text:p>Unencrypted data connection request from vehicle to backend</text:p>
            <text:p>Backend sends command for door release</text:p>
            <text:p>Door is unlocked</text:p>
          </table:table-cell>
          <table:table-cell office:value-type="string" table:style-name="ce7">
            <text:p>Required System Knowledge</text:p>
            <text:p>Captured Data</text:p>
            <text:p>Captured valid unlocking routine through communication with backend</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Driver uses Smartphone with BMW remote app to communicate with the BMW backend.</text:p>
          </table:table-cell>
          <table:table-cell office:value-type="string" table:style-name="ce7">
            <text:p>BMW<text:s/></text:p>
            <text:p>3 Series</text:p>
            <text:p>-</text:p>
            <text:p>320d</text:p>
            <text:p>-</text:p>
            <text:p>Other BMW models affected</text:p>
          </table:table-cell>
          <table:table-cell office:value-type="string" table:style-name="ce7">
            <text:p>Remote Gateway ECU</text:p>
            <text:p>BMW ConnectedDrive</text:p>
            <text:p>ConnectedDrive ECU (Combox), module from Cinterion for cellular communication via GSM/GPRS/EDGE, V850ES-Renesas Chip.</text:p>
          </table:table-cell>
          <table:table-cell office:value-type="string" table:style-name="ce7">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311</text:p>
          </table:table-cell>
          <table:table-cell table:number-columns-repeated="16358"/>
        </table:table-row>
        <table:table-row table:style-name="ro10">
          <table:table-cell office:value-type="string" table:style-name="ce6">
            <text:p>ID-2014-Ho-1</text:p>
          </table:table-cell>
          <table:table-cell office:value-type="string" table:style-name="ce8">
            <text:p>Flashing of modified firmware by reverse engineering and modification (including the CRC checksum) of the ECUs firmware</text:p>
          </table:table-cell>
          <table:table-cell office:value-type="string" table:style-name="ce7">
            <text:p>Prävention, Detektion und Reaktion gegen drei Ausprägungsformen automotiver Malware</text:p>
            <text:p>T. Hoppe</text:p>
          </table:table-cell>
          <table:table-cell office:value-type="float" office:value="2014" table:style-name="ce7">
            <text:p>2014</text:p>
          </table:table-cell>
          <table:table-cell office:value-type="string" table:style-name="ce7">
            <text:p>Security Evaluation</text:p>
            <text:p>Investigation of the attack potential through malware in the automotive domain</text:p>
          </table:table-cell>
          <table:table-cell office:value-type="string" table:style-name="ce7">
            <text:p>Information Disclosure</text:p>
            <text:p>Reverse Engineering</text:p>
            <text:p/>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integrity protection</text:p>
          </table:table-cell>
          <table:table-cell office:value-type="string" table:style-name="ce7">
            <text:p>Software</text:p>
          </table:table-cell>
          <table:table-cell office:value-type="string" table:style-name="ce7">
            <text:p>Firmware of the navigation device could be changed. Because of the connection of the navigation device to the infotainment CAN, manipulations via the CAN are possible.</text:p>
          </table:table-cell>
          <table:table-cell office:value-type="string" table:style-name="ce7">
            <text:p>Getting navigation ECU firmware by Manufacturer (CD or ISO image) and Reverse Engineering of the firmware.</text:p>
            <text:p>Firmware modification (including CRC adaption) and loading modified firmware on ECU.</text:p>
          </table:table-cell>
          <table:table-cell office:value-type="string" table:style-name="ce7">
            <text:p>Required Access/Connection</text:p>
            <text:p>ECU</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Navigation ECU is connected to the Infotainment CAN</text:p>
          </table:table-cell>
          <table:table-cell office:value-type="string" table:style-name="ce7">
            <text:p>VW</text:p>
          </table:table-cell>
          <table:table-cell office:value-type="string" table:style-name="ce7">
            <text:p>Navigation ECU</text:p>
            <text:p>DVD-Navigation-System:</text:p>
            <text:p>ARM-based MCU, OS: Wind River VxWorks</text:p>
          </table:table-cell>
          <table:table-cell office:value-type="string" table:style-name="ce7">
            <text:p>Software Tool</text:p>
            <text:p>Simulation Tool</text:p>
            <text:p>Vector CANoe v7.0 SP6</text:p>
            <text:p/>
            <text:p>Software Tool</text:p>
            <text:p>Vehicle Diagnostic Software</text:p>
            <text:p>VW Diagnostic Software</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354, CWE-353</text:p>
          </table:table-cell>
          <table:table-cell table:number-columns-repeated="16358"/>
        </table:table-row>
        <table:table-row table:style-name="ro14">
          <table:table-cell table:style-name="ce6"/>
          <table:table-cell office:value-type="string" table:style-name="ce8">
            <text:p>Firmware Extraction</text:p>
          </table:table-cell>
          <table:table-cell office:value-type="string" table:style-name="ce7">
            <text:p>Prävention, Detektion und Reaktion gegen drei Ausprägungsformen automotiver Malware</text:p>
            <text:p>T. Hoppe</text:p>
          </table:table-cell>
          <table:table-cell office:value-type="float" office:value="2014" table:style-name="ce7">
            <text:p>2014</text:p>
          </table:table-cell>
          <table:table-cell office:value-type="string" table:style-name="ce7">
            <text:p>Security Evaluation</text:p>
            <text:p>Investigation of the attack potential through malware in the automotive domain</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integrity protection</text:p>
          </table:table-cell>
          <table:table-cell office:value-type="string" table:style-name="ce7">
            <text:p>Software</text:p>
          </table:table-cell>
          <table:table-cell office:value-type="string" table:style-name="ce7">
            <text:p>Information Gain of Firmware Functionality</text:p>
          </table:table-cell>
          <table:table-cell office:value-type="string" table:style-name="ce7">
            <text:p>Getting navigation ECU firmware by Manufacturer (CD or ISO image) and Reverse Engineering of the firmware.</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Navigation ECU is connected to the Infotainment CAN</text:p>
          </table:table-cell>
          <table:table-cell office:value-type="string" table:style-name="ce7">
            <text:p>VW</text:p>
          </table:table-cell>
          <table:table-cell office:value-type="string" table:style-name="ce7">
            <text:p>Navigation ECU</text:p>
            <text:p>DVD-Navigation-System:</text:p>
            <text:p>ARM-based MCU, OS: Wind River VxWorks</text:p>
          </table:table-cell>
          <table:table-cell office:value-type="string" table:style-name="ce7">
            <text:p>Software Tool</text:p>
            <text:p>Simulation Tool</text:p>
            <text:p>Vector CANoe v7.0 SP6</text:p>
            <text:p/>
            <text:p>Software Tool</text:p>
            <text:p>Vehicle Diagnostic Software</text:p>
            <text:p>VW Diagnostic Software</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354, CWE-353</text:p>
          </table:table-cell>
          <table:table-cell table:number-columns-repeated="16358"/>
        </table:table-row>
        <table:table-row table:style-name="ro10">
          <table:table-cell table:style-name="ce6"/>
          <table:table-cell office:value-type="string" table:style-name="ce8">
            <text:p>Firmware Modification</text:p>
          </table:table-cell>
          <table:table-cell office:value-type="string" table:style-name="ce7">
            <text:p>Prävention, Detektion und Reaktion gegen drei Ausprägungsformen automotiver Malware</text:p>
            <text:p>T. Hoppe</text:p>
          </table:table-cell>
          <table:table-cell office:value-type="float" office:value="2014" table:style-name="ce7">
            <text:p>2014</text:p>
          </table:table-cell>
          <table:table-cell office:value-type="string" table:style-name="ce7">
            <text:p>Security Evaluation</text:p>
            <text:p>Investigation of the attack potential through malware in the automotive domain</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integrity protection</text:p>
          </table:table-cell>
          <table:table-cell office:value-type="string" table:style-name="ce7">
            <text:p>Software</text:p>
          </table:table-cell>
          <table:table-cell office:value-type="string" table:style-name="ce7">
            <text:p>Firmware of the navigation device could be changed. Because of the connection of the navigation device to the infotainment CAN, manipulations via the CAN are possible.</text:p>
          </table:table-cell>
          <table:table-cell office:value-type="string" table:style-name="ce7">
            <text:p>Firmware modification (including CRC adaption) and loading modified firmware on ECU.</text:p>
          </table:table-cell>
          <table:table-cell office:value-type="string" table:style-name="ce7">
            <text:p>Required Access/Connection</text:p>
            <text:p>ECU</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Navigation ECU is connected to the Infotainment CAN</text:p>
          </table:table-cell>
          <table:table-cell office:value-type="string" table:style-name="ce7">
            <text:p>VW</text:p>
          </table:table-cell>
          <table:table-cell office:value-type="string" table:style-name="ce7">
            <text:p>Navigation ECU</text:p>
            <text:p>DVD-Navigation-System:</text:p>
            <text:p>ARM-based MCU, OS: Wind River VxWorks</text:p>
          </table:table-cell>
          <table:table-cell office:value-type="string" table:style-name="ce7">
            <text:p>Software Tool</text:p>
            <text:p>Simulation Tool</text:p>
            <text:p>Vector CANoe v7.0 SP6</text:p>
            <text:p/>
            <text:p>Software Tool</text:p>
            <text:p>Vehicle Diagnostic Software</text:p>
            <text:p>VW Diagnostic Software</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354, CWE-353</text:p>
          </table:table-cell>
          <table:table-cell table:number-columns-repeated="16358"/>
        </table:table-row>
        <table:table-row table:style-name="ro19">
          <table:table-cell office:value-type="string" table:style-name="ce6">
            <text:p>ID-2011-Ba-1</text:p>
          </table:table-cell>
          <table:table-cell office:value-type="string" table:style-name="ce8">
            <text:p>Unlocking and starting of vehicles by using a malicious SMS</text:p>
          </table:table-cell>
          <table:table-cell office:value-type="string" table:style-name="ce14">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Information Disclosure</text:p>
            <text:p>Reverse Engineer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Financial Asset</text:p>
          </table:table-cell>
          <table:table-cell office:value-type="string" table:style-name="ce7">
            <text:p>Protection Mechanism Failure</text:p>
            <text:p>Protocols are not secured and therefore reverse engineering is possible</text:p>
          </table:table-cell>
          <table:table-cell office:value-type="string" table:style-name="ce7">
            <text:p>Cellular</text:p>
          </table:table-cell>
          <table:table-cell office:value-type="string" table:style-name="ce7">
            <text:p>Unlocking the doord. Deactivation of the alarm</text:p>
          </table:table-cell>
          <table:table-cell office:value-type="string" table:style-name="ce7">
            <text:p>Setting up a GSM network and Reverse Engineering of the data transmissions.</text:p>
            <text:p>Spoofing of Server identity in order to communicate directly with the on board computer.</text:p>
            <text:p>Sending commands to unlock the doors and deactivate the alarm.</text:p>
            <text:p>Capturing GPS coordinates.</text:p>
          </table:table-cell>
          <table:table-cell office:value-type="string" table:style-name="ce7">
            <text:p>Required Access/Connection</text:p>
            <text:p>GSM</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GSM connection between Attacker Laptop and the Cellular ECU of the vehicle. Cellular ECU is connected with the On-Board-Computer and other ECUs</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19">
          <table:table-cell table:style-name="ce6"/>
          <table:table-cell office:value-type="string" table:style-name="ce8">
            <text:p>Reverse Engineering GSM connection</text:p>
          </table:table-cell>
          <table:table-cell office:value-type="string" table:style-name="ce15">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Protocols are not secured and therefore reverse engineering is possible</text:p>
          </table:table-cell>
          <table:table-cell office:value-type="string" table:style-name="ce7">
            <text:p>Cellular</text:p>
          </table:table-cell>
          <table:table-cell office:value-type="string" table:style-name="ce7">
            <text:p>Information Gain of Data Transmissions of the GSM network</text:p>
          </table:table-cell>
          <table:table-cell office:value-type="string" table:style-name="ce7">
            <text:p>Setting up a GSM network and Reverse Engineering of the data transmissions.</text:p>
          </table:table-cell>
          <table:table-cell office:value-type="string" table:style-name="ce7">
            <text:p>Required Access/Connection</text:p>
            <text:p>GSM</text:p>
            <text:p>-</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GSM connection between Attacker Laptop and the Cellular ECU of the vehicle. Cellular ECU is connected with the On-Board-Computer and other ECUs</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19">
          <table:table-cell table:style-name="ce6"/>
          <table:table-cell office:value-type="string" table:style-name="ce8">
            <text:p>Sending malicious messages to communicate with board computer</text:p>
          </table:table-cell>
          <table:table-cell office:value-type="string" table:style-name="ce10">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Unsecure authentication mechanism</text:p>
          </table:table-cell>
          <table:table-cell office:value-type="string" table:style-name="ce7">
            <text:p>Cellular</text:p>
          </table:table-cell>
          <table:table-cell office:value-type="string" table:style-name="ce7">
            <text:p>Communication with Board Computer</text:p>
          </table:table-cell>
          <table:table-cell office:value-type="string" table:style-name="ce7">
            <text:p>Spoofing of Server identity in order to communicate directly with the on board computer.</text:p>
          </table:table-cell>
          <table:table-cell office:value-type="string" table:style-name="ce7">
            <text:p>Required Access/Connection</text:p>
            <text:p>GSM</text:p>
            <text:p>-</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GSM connection between Attacker Laptop and the Cellular ECU of the vehicle. Cellular ECU is connected with the On-Board-Computer and other ECUs</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19">
          <table:table-cell table:style-name="ce6"/>
          <table:table-cell office:value-type="string" table:style-name="ce8">
            <text:p>Sending malicious messages to unlock doors</text:p>
          </table:table-cell>
          <table:table-cell office:value-type="string" table:style-name="ce14">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bility</text:p>
          </table:table-cell>
          <table:table-cell office:value-type="string" table:style-name="ce7">
            <text:p>Protection Mechanism Failure</text:p>
            <text:p>Unsecure authentication mechanism</text:p>
          </table:table-cell>
          <table:table-cell office:value-type="string" table:style-name="ce7">
            <text:p>Cellular</text:p>
          </table:table-cell>
          <table:table-cell office:value-type="string" table:style-name="ce7">
            <text:p>Unlocking the doord. Deactivation of the alarm</text:p>
          </table:table-cell>
          <table:table-cell office:value-type="string" table:style-name="ce7">
            <text:p>Sending commands to unlock the doors and deactivate the alarm.</text:p>
          </table:table-cell>
          <table:table-cell office:value-type="string" table:style-name="ce7">
            <text:p>Required Access/Connection</text:p>
            <text:p>GSM</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GSM connection between Attacker Laptop and the Cellular ECU of the vehicle. Cellular ECU is connected with the On-Board-Computer and other ECUs</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14">
          <table:table-cell office:value-type="string" table:style-name="ce6">
            <text:p>ID-2011-Ba-2</text:p>
          </table:table-cell>
          <table:table-cell office:value-type="string" table:style-name="ce8">
            <text:p>Capturing GPS coordinates by setting um an ad-hoc GSM network and catching SMS (contains coordinates) that is sent from car to server</text:p>
          </table:table-cell>
          <table:table-cell office:value-type="string" table:style-name="ce10">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Unsecure authentication mechanism</text:p>
          </table:table-cell>
          <table:table-cell office:value-type="string" table:style-name="ce7">
            <text:p>Cellular</text:p>
          </table:table-cell>
          <table:table-cell office:value-type="string" table:style-name="ce7">
            <text:p>Capturing of GPS coordinates. Locating the vehicle</text:p>
          </table:table-cell>
          <table:table-cell office:value-type="string" table:style-name="ce7">
            <text:p>Capturing GPS coordinates.</text:p>
          </table:table-cell>
          <table:table-cell office:value-type="string" table:style-name="ce7">
            <text:p>Required Access/Connection</text:p>
            <text:p>GSM</text:p>
            <text:p>-</text:p>
          </table:table-cell>
          <table:table-cell office:value-type="string" table:style-name="ce7">
            <text:p>Read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GSM connection between Attacker Laptop and the Cellular ECU of the vehicle. Cellular ECU is connected with the On-Board-Computer and other ECUs</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10">
          <table:table-cell office:value-type="string" table:style-name="ce6">
            <text:p>ID-2010-Po-1</text:p>
          </table:table-cell>
          <table:table-cell office:value-type="string" table:style-name="ce13">
            <text:p>Prevent engine from starting and activation of the vehicle</text:p>
            <text:p><text:s/>horn by command spoofing from web application (insider attack)</text:p>
          </table:table-cell>
          <table:table-cell office:value-type="string" table:style-name="ce10">
            <text:p><text:a xlink:href="https://www.wired.com/2010/03/hacker-bricks-cars/%20K.%20Poulsen">https://www.wired.com/2010/03/hacker-bricks-cars/<text:s/><text:line-break/>K. Poulsen</text:a></text:p>
          </table:table-cell>
          <table:table-cell office:value-type="float" office:value="2010" table:style-name="ce7">
            <text:p>2010</text:p>
          </table:table-cell>
          <table:table-cell office:value-type="string" table:style-name="ce7">
            <text:p>Damage</text:p>
            <text:p>Revenge of a former worker in response to his dismissal</text:p>
          </table:table-cell>
          <table:table-cell office:value-type="string" table:style-name="ce7">
            <text:p>Elevation of Priviledge</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ext:p>Integrity</text:p>
          </table:table-cell>
          <table:table-cell office:value-type="string" table:style-name="ce7">
            <text:p>Reliabili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Cellular</text:p>
          </table:table-cell>
          <table:table-cell office:value-type="string" table:style-name="ce7">
            <text:p>Prevention of engine start. Durable activation of the horn (scaling attack on different car manufacturers).</text:p>
          </table:table-cell>
          <table:table-cell office:value-type="string" table:style-name="ce7">
            <text:p>Fired coworker of a vehicle dealership wanted revenge and logged in into the Webtech Plus application to call different Reliabilitys which were executed by the immobilization system.</text:p>
          </table:table-cell>
          <table:table-cell office:value-type="string" table:style-name="ce7">
            <text:p>Required Access/Connection</text:p>
            <text:p>Application</text:p>
            <text:p>Access to Webtech Plus</text:p>
          </table:table-cell>
          <table:table-cell office:value-type="string" table:style-name="ce7">
            <text:p>Execute (functional component)</text:p>
          </table:table-cell>
          <table:table-cell office:value-type="string" table:style-name="ce7">
            <text:p>Operational Restriction</text:p>
            <text:p>-</text:p>
            <text:p>Works only for vehicles that are not completely payed by the driver and have installed the immobilization box</text:p>
          </table:table-cell>
          <table:table-cell office:value-type="string" table:style-name="ce7">
            <text:p>Remote</text:p>
          </table:table-cell>
          <table:table-cell office:value-type="string" table:style-name="ce7">
            <text:p>-</text:p>
            <text:p>small black box in vehicle that responds to commands issued through a central website, and relayed over a wireless pager network</text:p>
          </table:table-cell>
          <table:table-cell office:value-type="string" table:style-name="ce7">
            <text:p>Vehicle brand not known</text:p>
          </table:table-cell>
          <table:table-cell office:value-type="string" table:style-name="ce7">
            <text:p>Immobilizer</text:p>
          </table:table-cell>
          <table:table-cell office:value-type="string" table:style-name="ce7">
            <text:p>Software Tool</text:p>
            <text:p>Web Application</text:p>
            <text:p>WebTech Plus</text:p>
          </table:table-cell>
          <table:table-cell office:value-type="string" table:style-name="ce7">
            <text:p>Keine</text:p>
          </table:table-cell>
          <table:table-cell office:value-type="string" table:style-name="ce7">
            <text:p>CVSS:3.0/AV:N/AC:H/PR:N/UI:N/S:C/C:N/I:H/A:H; 8,7</text:p>
          </table:table-cell>
          <table:table-cell office:value-type="float" office:value="2.2200000000000002" table:style-name="ce7">
            <text:p>2,22</text:p>
          </table:table-cell>
          <table:table-cell office:value-type="string" table:style-name="ce7">
            <text:p>CWE-287, CWE-286</text:p>
          </table:table-cell>
          <table:table-cell table:number-columns-repeated="16358"/>
        </table:table-row>
        <table:table-row table:style-name="ro16">
          <table:table-cell office:value-type="string" table:style-name="ce6">
            <text:p>ID-2012-Ho-1</text:p>
          </table:table-cell>
          <table:table-cell office:value-type="string" table:style-name="ce7">
            <text:p>Extraction of secret keys via OBD after breaking into vehicles</text:p>
          </table:table-cell>
          <table:table-cell office:value-type="string" table:style-name="ce16">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7">
            <text:p>2012</text:p>
          </table:table-cell>
          <table:table-cell office:value-type="string" table:style-name="ce7">
            <text:p>Financial Gain</text:p>
            <text:p>Car theft</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Weak encryption of the keys</text:p>
            <text:p/>
            <text:p>Protection Mechanism Failure</text:p>
            <text:p>No authentication of CAN messages</text:p>
          </table:table-cell>
          <table:table-cell office:value-type="string" table:style-name="ce7">
            <text:p>OBD</text:p>
          </table:table-cell>
          <table:table-cell office:value-type="string" table:style-name="ce7">
            <text:p>Keys and other information could be read</text:p>
          </table:table-cell>
          <table:table-cell office:value-type="string" table:style-name="ce7">
            <text:p>Disabling the theft intrusion alarm by decoding and hacking the door locks.</text:p>
            <text:p>Accessing the OBD and Information gathering (reading keys from ECU) via OBD</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OBD is connected with ECU that stores secret keys</text:p>
          </table:table-cell>
          <table:table-cell office:value-type="string" table:style-name="ce7">
            <text:p>BMW</text:p>
          </table:table-cell>
          <table:table-cell office:value-type="string" table:style-name="ce7">
            <text:p>-</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61, CWE-287</text:p>
          </table:table-cell>
          <table:table-cell table:number-columns-repeated="16358"/>
        </table:table-row>
        <table:table-row table:style-name="ro10">
          <table:table-cell table:style-name="ce6"/>
          <table:table-cell office:value-type="string" table:style-name="ce7">
            <text:p>Disabling alarm and opening doors</text:p>
          </table:table-cell>
          <table:table-cell office:value-type="string" table:style-name="ce16">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7">
            <text:p>2012</text:p>
          </table:table-cell>
          <table:table-cell office:value-type="string" table:style-name="ce7">
            <text:p>Financial Gain</text:p>
            <text:p>Car theft</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Financial Asset</text:p>
          </table:table-cell>
          <table:table-cell table:style-name="ce7"/>
          <table:table-cell office:value-type="string" table:style-name="ce7">
            <text:p>RFID</text:p>
          </table:table-cell>
          <table:table-cell office:value-type="string" table:style-name="ce7">
            <text:p>Access to the car</text:p>
          </table:table-cell>
          <table:table-cell office:value-type="string" table:style-name="ce7">
            <text:p>Disabling the theft intrusion alarm by decoding and hacking the door locks.</text:p>
          </table:table-cell>
          <table:table-cell office:value-type="string" table:style-name="ce7">
            <text:p>Required Access/Connection</text:p>
            <text:p>RFI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OBD is connected with ECU that stores secret keys</text:p>
          </table:table-cell>
          <table:table-cell office:value-type="string" table:style-name="ce7">
            <text:p>BMW</text:p>
          </table:table-cell>
          <table:table-cell office:value-type="string" table:style-name="ce7">
            <text:p>-</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A/AC:H/PR:N/UI:N/S:U/C:H/I:L/A:N; 5,9</text:p>
          </table:table-cell>
          <table:table-cell office:value-type="float" office:value="1.62" table:style-name="ce7">
            <text:p>1,62</text:p>
          </table:table-cell>
          <table:table-cell office:value-type="string" table:style-name="ce7">
            <text:p>CWE-261, CWE-287</text:p>
          </table:table-cell>
          <table:table-cell table:number-columns-repeated="16358"/>
        </table:table-row>
        <table:table-row table:style-name="ro16">
          <table:table-cell table:style-name="ce6"/>
          <table:table-cell office:value-type="string" table:style-name="ce7">
            <text:p>Monitoring of Information</text:p>
          </table:table-cell>
          <table:table-cell office:value-type="string" table:style-name="ce16">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7">
            <text:p>2012</text:p>
          </table:table-cell>
          <table:table-cell office:value-type="string" table:style-name="ce7">
            <text:p>Financial Gain</text:p>
            <text:p>Car theft</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 encryption of the keys</text:p>
            <text:p/>
            <text:p>Protection Mechanism Failure</text:p>
            <text:p>No authentication of CAN messages</text:p>
          </table:table-cell>
          <table:table-cell office:value-type="string" table:style-name="ce7">
            <text:p>OBD</text:p>
          </table:table-cell>
          <table:table-cell office:value-type="string" table:style-name="ce7">
            <text:p>Keys and other information could be read</text:p>
          </table:table-cell>
          <table:table-cell office:value-type="string" table:style-name="ce7">
            <text:p>Accessing the OBD and Information gathering (reading keys from ECU) via OBD</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OBD is connected with ECU that stores secret keys</text:p>
          </table:table-cell>
          <table:table-cell office:value-type="string" table:style-name="ce7">
            <text:p>BMW</text:p>
          </table:table-cell>
          <table:table-cell office:value-type="string" table:style-name="ce7">
            <text:p>-</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61, CWE-287</text:p>
          </table:table-cell>
          <table:table-cell table:number-columns-repeated="16358"/>
        </table:table-row>
        <table:table-row table:style-name="ro5">
          <table:table-cell office:value-type="string" table:style-name="ce6">
            <text:p>ID-2016-MV-1a</text:p>
          </table:table-cell>
          <table:table-cell office:value-type="string" table:style-name="ce8">
            <text:p>Deactivation of park assistance by setting the park assistance ECU into bootrom mod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eactivation of the parking assistance module</text:p>
          </table:table-cell>
          <table:table-cell office:value-type="string" table:style-name="ce7">
            <text:p>Setting PAM into Bootrom Mode via Diagnostic Messages.<text:s/></text:p>
            <text:p>Get Security Access.<text:s/></text:p>
            <text:p>Erasing the firmware via Diagnostic messages. Diagnostic messages to tell ECU that new firmware will be downloaded (but is actually not downloaded).</text:p>
            <text:p>Spoofing of false speed .</text:p>
            <text:p>Spoofing of steering commands.</text:p>
          </table:table-cell>
          <table:table-cell office:value-type="string" table:style-name="ce7">
            <text:p>Required Operational State</text:p>
            <text:p>Vehicle State</text:p>
            <text:p>Diagnostic Mode</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L/UI:N/S:U/C:N/I:H/A:H; 7,3</text:p>
          </table:table-cell>
          <table:table-cell office:value-type="float" office:value="2.0699999999999998" table:style-name="ce7">
            <text:p>2,07</text:p>
          </table:table-cell>
          <table:table-cell office:value-type="string" table:style-name="ce7">
            <text:p>CWE-284, CWE-287</text:p>
          </table:table-cell>
          <table:table-cell table:number-columns-repeated="16358"/>
        </table:table-row>
        <table:table-row table:style-name="ro5">
          <table:table-cell table:style-name="ce6"/>
          <table:table-cell office:value-type="string" table:style-name="ce8">
            <text:p>Sending CAN messages to activate bootrom mod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1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Setting PAM into Bootrom Mode via Diagnostic Messages.</text:p>
          </table:table-cell>
          <table:table-cell office:value-type="string" table:style-name="ce7">
            <text:p>Required Access/Connection</text:p>
            <text:p>CAN</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5">
          <table:table-cell table:style-name="ce6"/>
          <table:table-cell office:value-type="string" table:style-name="ce8">
            <text:p>Getting Security Acces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Get Security Access.</text:p>
          </table:table-cell>
          <table:table-cell office:value-type="string" table:style-name="ce7">
            <text:p>Required Access/Connection</text:p>
            <text:p>CAN</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5">
          <table:table-cell table:style-name="ce6"/>
          <table:table-cell office:value-type="string" table:style-name="ce8">
            <text:p>Deleting Firmwar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Erasing the firmware via Diagnostic messages. Diagnostic messages to tell ECU that new firmware will be downloaded (but is actually not downloaded)</text:p>
          </table:table-cell>
          <table:table-cell office:value-type="string" table:style-name="ce7">
            <text:p>Required Access/Connection</text:p>
            <text:p>CAN</text:p>
            <text:p>-</text:p>
            <text:p/>
            <text:p>Required Operational State</text:p>
            <text:p>Priviledge State</text:p>
            <text:p>Security Access has to be establishe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5">
          <table:table-cell table:style-name="ce6"/>
          <table:table-cell office:value-type="string" table:style-name="ce8">
            <text:p>Sending malicious CAN messages with vehicle speed</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Spoofing of false speed</text:p>
          </table:table-cell>
          <table:table-cell office:value-type="string" table:style-name="ce7">
            <text:p>Required Access/Connection</text:p>
            <text:p>CAN</text:p>
            <text:p>-</text:p>
            <text:p/>
            <text:p>Required Operational State</text:p>
            <text:p>Priviledge State</text:p>
            <text:p>Security Access has to be establishe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office:value-type="string" table:style-name="ce6">
            <text:p>ID-2016-MV-1b</text:p>
          </table:table-cell>
          <table:table-cell office:value-type="string" table:style-name="ce7">
            <text:p>Steering the vehicle by spoofing of park assistance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activation by any speed</text:p>
          </table:table-cell>
          <table:table-cell office:value-type="string" table:style-name="ce7">
            <text:p>Spoofing of steering commands</text:p>
          </table:table-cell>
          <table:table-cell office:value-type="string" table:style-name="ce7">
            <text:p>Required Access/Connection</text:p>
            <text:p>CAN</text:p>
            <text:p>-</text:p>
            <text:p/>
            <text:p>Required Operational State</text:p>
            <text:p>Priviledge State</text:p>
            <text:p>Security Access has to be established</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office:value-type="string" table:style-name="ce6">
            <text:p>ID-2016-MV-2</text:p>
          </table:table-cell>
          <table:table-cell office:value-type="string" table:style-name="ce8">
            <text:p>Control over steering by flashing of modified firmware on ECU with reverse engineered and modified checksum</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Length of checksum only 16 bit.<text:s/></text:p>
            <text:p/>
            <text:p>Protection Mechanism Failure</text:p>
            <text:p>No authentication of CAN messages</text:p>
          </table:table-cell>
          <table:table-cell office:value-type="string" table:style-name="ce7">
            <text:p>OBD</text:p>
          </table:table-cell>
          <table:table-cell office:value-type="string" table:style-name="ce7">
            <text:p>Modified firmware on ECU.</text:p>
            <text:p>Activation of steering possible.</text:p>
          </table:table-cell>
          <table:table-cell office:value-type="string" table:style-name="ce7">
            <text:p>Monitoring flashing process of a diagnostic tool.<text:s/></text:p>
            <text:p>Getting into diagnostic session and getting Security Access.</text:p>
            <text:p>Executing flashing routine controls and loading new firmware on ECU.</text:p>
            <text:p>Breaking checksum validation by sending the firmware checksum via brute force (success possible in 9 hours because if checksum fails the attacker could simply try again).</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H/PR:L/UI:N/S:U/C:H/I:H/A:N; 6,4</text:p>
          </table:table-cell>
          <table:table-cell office:value-type="float" office:value="1.18" table:style-name="ce7">
            <text:p>1,18</text:p>
          </table:table-cell>
          <table:table-cell office:value-type="string" table:style-name="ce7">
            <text:p>CWE-284, CWE-287</text:p>
          </table:table-cell>
          <table:table-cell table:number-columns-repeated="16358"/>
        </table:table-row>
        <table:table-row table:style-name="ro3">
          <table:table-cell table:style-name="ce6"/>
          <table:table-cell office:value-type="string" table:style-name="ce8">
            <text:p>Monitoring Flash Proces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Monitoring flashing process of a diagnostic tool.</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table:style-name="ce6"/>
          <table:table-cell office:value-type="string" table:style-name="ce8">
            <text:p>Getting Security Acces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Getting into diagnostic session and getting Security Access.</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284, CWE-287</text:p>
          </table:table-cell>
          <table:table-cell table:number-columns-repeated="16358"/>
        </table:table-row>
        <table:table-row table:style-name="ro3">
          <table:table-cell table:style-name="ce6"/>
          <table:table-cell office:value-type="string" table:style-name="ce8">
            <text:p>Flashing Firmwar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Executing flashing routine controls and loading new firmware on ECU.</text:p>
          </table:table-cell>
          <table:table-cell office:value-type="string" table:style-name="ce7">
            <text:p>Required Access/Connection</text:p>
            <text:p>OBD</text:p>
            <text:p>-</text:p>
            <text:p/>
            <text:p>Required Operational State</text:p>
            <text:p>Priviledge State</text:p>
            <text:p>Security Access has to be established</text:p>
          </table:table-cell>
          <table:table-cell office:value-type="string" table:style-name="ce7">
            <text:p>Wri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table:style-name="ce6"/>
          <table:table-cell office:value-type="string" table:style-name="ce8">
            <text:p>Brute Forcing Firmware Checksum</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Brute Force</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Breaking checksum validation by sending the firmware checksum via brute force (success possible in 9 hours because if checksum fails the attacker could simply try again).</text:p>
          </table:table-cell>
          <table:table-cell office:value-type="string" table:style-name="ce7">
            <text:p>Required Access/Connection</text:p>
            <text:p>OBD</text:p>
            <text:p>-</text:p>
            <text:p/>
            <text:p>Required Operational State</text:p>
            <text:p>Priviledge State</text:p>
            <text:p>Security Access has to be established</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office:value-type="string" table:style-name="ce6">
            <text:p>ID-2016-MV-3</text:p>
          </table:table-cell>
          <table:table-cell office:value-type="string" table:style-name="ce7">
            <text:p>Acceleration and deceleration of the vehicle by sending valid ACC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and integrity protection of CAN messages</text:p>
          </table:table-cell>
          <table:table-cell office:value-type="string" table:style-name="ce7">
            <text:p>OBD</text:p>
          </table:table-cell>
          <table:table-cell office:value-type="string" table:style-name="ce7">
            <text:p>Acceleration and deceleration of the vehicle</text:p>
          </table:table-cell>
          <table:table-cell office:value-type="string" table:style-name="ce7">
            <text:p>Spoofing von CAN messages with regular ACC message that the "increase speed"-button or the "decrease speed"-button is pressed.</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Adaptive Cruise Control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office:value-type="string" table:style-name="ce6">
            <text:p>ID-2016-MV-4</text:p>
          </table:table-cell>
          <table:table-cell office:value-type="string" table:style-name="ce7">
            <text:p>Activation of diagnostic mode while driving (violation of diagnostic standard)</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and integrity protection of CAN messages</text:p>
          </table:table-cell>
          <table:table-cell office:value-type="string" table:style-name="ce7">
            <text:p>OBD</text:p>
          </table:table-cell>
          <table:table-cell office:value-type="string" table:style-name="ce7">
            <text:p>Vehicle goes into diagnostic mode by any speed</text:p>
          </table:table-cell>
          <table:table-cell office:value-type="string" table:style-name="ce7">
            <text:p>Reverse Engineering of the firmware.</text:p>
            <text:p>Sending of false speed and rotational speed messages via CAN to fool the ECU that the engine is not running.</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H/I:H/A:N; 8,1</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table:style-name="ce6"/>
          <table:table-cell office:value-type="string" table:style-name="ce7">
            <text:p>Reverse Engineering Firmwar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Reverse Engineering of the firmware.</text:p>
          </table:table-cell>
          <table:table-cell office:value-type="string" table:style-name="ce7">
            <text:p>Required Access/Connection</text:p>
            <text:p>CAN</text:p>
            <text:p>-</text:p>
            <text:p/>
            <text:p>Required System Knowledge</text:p>
            <text:p>Captured Data</text:p>
            <text:p>Obtainment of Firmware</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84, CWE-287</text:p>
          </table:table-cell>
          <table:table-cell table:number-columns-repeated="16358"/>
        </table:table-row>
        <table:table-row table:style-name="ro3">
          <table:table-cell table:style-name="ce6"/>
          <table:table-cell office:value-type="string" table:style-name="ce7">
            <text:p>Sending malicious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Sending of false speed and rotational speed messages via CAN to fool the ECU that the engine is not running.</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office:value-type="string" table:style-name="ce6">
            <text:p>ID-2016-MV-5</text:p>
          </table:table-cell>
          <table:table-cell office:value-type="string" table:style-name="ce7">
            <text:p>Deceleration of the vehicle by injecting CAN messages from Pre-Collision System and ACC</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rong braking of the vehicle</text:p>
          </table:table-cell>
          <table:table-cell office:value-type="string" table:style-name="ce7">
            <text:p>Spoofing messages to disable FFCM, SSCM and ABS and manipulated ACC, FFCM and SSCM <text:s/>messages</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Adaptive Cruise Control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office:value-type="string" table:style-name="ce6">
            <text:p>ID-2016-MV-6</text:p>
          </table:table-cell>
          <table:table-cell office:value-type="string" table:style-name="ce7">
            <text:p>Deceleration of the vehicle by spoofing CAN message that contains the signal of the electronic parking brak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rong braking of the vehicle</text:p>
          </table:table-cell>
          <table:table-cell office:value-type="string" table:style-name="ce7">
            <text:p>Setting EBP into Bootrom Mode.<text:s/></text:p>
            <text:p>Spoofing regular EBP message for applying the parking brak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table:style-name="ce6"/>
          <table:table-cell office:value-type="string" table:style-name="ce7">
            <text:p>Sending malicious CAN messages to activate bootrom mod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Setting EBP into Bootrom Mod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table:style-name="ce6"/>
          <table:table-cell office:value-type="string" table:style-name="ce7">
            <text:p>Sending malicious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OBD</text:p>
          </table:table-cell>
          <table:table-cell table:style-name="ce7"/>
          <table:table-cell office:value-type="string" table:style-name="ce7">
            <text:p>Spoofing regular EBP message for applying the parking brake.</text:p>
          </table:table-cell>
          <table:table-cell office:value-type="string" table:style-name="ce7">
            <text:p>Required Access/Connection</text:p>
            <text:p>OBD</text:p>
            <text:p>-</text:p>
            <text:p/>
            <text:p>Required Operational State</text:p>
            <text:p>System State</text:p>
            <text:p>ECU has to be in Bootrom Mode</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office:value-type="string" table:style-name="ce6">
            <text:p>ID-2016-MV-7</text:p>
          </table:table-cell>
          <table:table-cell office:value-type="string" table:style-name="ce7">
            <text:p>Preventing vehicle from moving by spoofing CAN message of the electronic parking brake while vehicle stands still</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Parking brake prevents vehicle from moving</text:p>
          </table:table-cell>
          <table:table-cell office:value-type="string" table:style-name="ce7">
            <text:p>Spoofing message for activating the parking brake.</text:p>
            <text:p>Setting EBP into Bootrom Mode.</text:p>
          </table:table-cell>
          <table:table-cell office:value-type="string" table:style-name="ce7">
            <text:p>Required Access/Connection</text:p>
            <text:p>CAN</text:p>
            <text:p>-</text:p>
            <text:p/>
            <text:p>Required Operational State</text:p>
            <text:p>Vehicle State</text:p>
            <text:p>Stationary vehicle</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H; 8,1</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table:style-name="ce6"/>
          <table:table-cell office:value-type="string" table:style-name="ce7">
            <text:p>Sending malicious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OBD</text:p>
          </table:table-cell>
          <table:table-cell table:style-name="ce7"/>
          <table:table-cell office:value-type="string" table:style-name="ce7">
            <text:p>Spoofing message for activating the parking brak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table:style-name="ce6"/>
          <table:table-cell office:value-type="string" table:style-name="ce7">
            <text:p>Sending malicious CAN messages to activate bootrom mod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OBD</text:p>
          </table:table-cell>
          <table:table-cell table:style-name="ce7"/>
          <table:table-cell office:value-type="string" table:style-name="ce7">
            <text:p>Setting EBP into Bootrom Mode.</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9">
            <text:p>Gateway{Radio ECU(Radio)+Body Control ECU(Body Control Module)+OBD(Data Link Connector), Bus(CAN C Bus), Bus(CAN IHS Bus)}</text:p>
            <text:p>Bus(CAN C Bus){Radio ECU(Radio)+Body Control ECU(Body Control Module)+OBD(Data Link Connector)+Connector(Star CCB Connector)+Connector(Star CCIP Connector), ABS ECU(ABS Module), Lighting ECU(AHLM Module), ACC ECU (), Engine ECU(Powertrain Control Module), Electronic Parking Brake(), Steering Support ECU(Electric Power Steering), Gear Shift(Electronic Shift Module), Front View Camera(Forward Facing Contol Module), Instrument Cluster(Instrument Panel Control), Seat Module ECU(Occupant Classification Module), Airbag ECU(Occupant Restraint Controller Module), Park Assistance ECU(Park Assist Module), Chassis ECU(Drivetrain Control Module), Audio System Control(Radio Frequency Hub), Steering ECU(Steering Control Module), Steering Lock Module(Steering Column Lock Module), Transmission ECU(Transmission Control Module)}</text:p>
            <text:p>Bus(CAN IHS Bus){Radio ECU(Radio)+Body Control ECU(Body Control Module)+OBD(Data Link Connector)+Connector(Star CCB Connector)+Connector(Star CCIP Connector), Amplifier(Radio Amplifier), Door Module Front Left ECU(Door Driver Module), CD/DVD Changer(External Disc Module), Seat Module ECU(Heated Seats Module), Air Conditioning ECU(HVAC Module), Center Console(Integrates Center Stack Switch Module), Instrument Cluster(IPC Module), Blind Spot Left Sensor(LBSS Sensor), Blind Spot Right Sensor(RBSS Sensor), Seat Module Front Left ECU(Memory Seat Driver Module), Door Module Front Right ECU(Passenger Door Module), <text:s/>Tailgate ECU(Power Liftgate Module)}</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Keine</text:p>
          </table:table-cell>
          <table:table-cell office:value-type="string" table:style-name="ce7">
            <text:p>CVSS:3.0/AV:A/AC:L/PR:N/UI:N/S:U/C:N/I:N/A:H;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8">
          <table:table-cell office:value-type="string" table:style-name="ce6">
            <text:p>ID-2016-Ke-1</text:p>
          </table:table-cell>
          <table:table-cell office:value-type="string" table:style-name="ce8">
            <text:p>Activation of vehicle functions (changing displays, acvation of sunroof, turning signals andseat adjustment, unlocking car, window cleaner, opening trunk, ...) by connection to vehicle WLAN and spoofing of the commands</text:p>
          </table:table-cell>
          <table:table-cell office:value-type="string" table:style-name="ce7">
            <text:p>Car Hacking Research: Remote Attack Tesla Motors</text:p>
          </table:table-cell>
          <table:table-cell office:value-type="float" office:value="2016" table:style-name="ce7">
            <text:p>2016</text:p>
          </table:table-cell>
          <table:table-cell office:value-type="string" table:style-name="ce7">
            <text:p>Security Evaluation</text:p>
            <text:p>Investigation of remote attack surfaces</text:p>
          </table:table-cell>
          <table:table-cell office:value-type="string" table:style-name="ce7">
            <text:p>Spoofing</text:p>
          </table:table-cell>
          <table:table-cell office:value-type="string" table:style-name="ce7">
            <text:p>Bus Attack</text:p>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bad authentication of Wi-Fi connection</text:p>
          </table:table-cell>
          <table:table-cell office:value-type="string" table:style-name="ce7">
            <text:p>WLAN</text:p>
          </table:table-cell>
          <table:table-cell office:value-type="string" table:style-name="ce7">
            <text:p>Activation of sunroof, truning signals and seat adjustment. Unlocking the car</text:p>
          </table:table-cell>
          <table:table-cell office:value-type="string" table:style-name="ce7">
            <text:p>Getting access to wireless connection to the car (requirement).</text:p>
            <text:p>Spoofing messages to control the different functions.</text:p>
            <text:p>Spoofing messages to control the different functions.</text:p>
          </table:table-cell>
          <table:table-cell office:value-type="string" table:style-name="ce7">
            <text:p>Required Access/Connection</text:p>
            <text:p>Remote access to vehicle</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Wi-Fi-Receiver has connection to intern vehicle bus systems</text:p>
          </table:table-cell>
          <table:table-cell office:value-type="string" table:style-name="ce7">
            <text:p>Tesla<text:s/></text:p>
            <text:p>Model S<text:s/></text:p>
            <text:p>-</text:p>
            <text:p>P85</text:p>
            <text:p/>
            <text:p>Tesla<text:s/></text:p>
            <text:p>Model S<text:s/></text:p>
            <text:p>-</text:p>
            <text:p>75D</text:p>
          </table:table-cell>
          <table:table-cell office:value-type="string" table:style-name="ce7">
            <text:p>Remote Gateway ECU</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19">
          <table:table-cell table:style-name="ce6"/>
          <table:table-cell office:value-type="string" table:style-name="ce8">
            <text:p>Sending malicious CAN messages</text:p>
          </table:table-cell>
          <table:table-cell office:value-type="string" table:style-name="ce7">
            <text:p>Car Hacking Research: Remote Attack Tesla Motors</text:p>
          </table:table-cell>
          <table:table-cell office:value-type="float" office:value="2016" table:style-name="ce7">
            <text:p>2016</text:p>
          </table:table-cell>
          <table:table-cell office:value-type="string" table:style-name="ce7">
            <text:p>Security Evaluation</text:p>
            <text:p>Investigation of remote attack surfac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Spoofing messages to control the different functions.</text:p>
          </table:table-cell>
          <table:table-cell office:value-type="string" table:style-name="ce7">
            <text:p>Required Access/Connection</text:p>
            <text:p>WLAN</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Wi-Fi-Receiver has connection to intern vehicle bus systems</text:p>
          </table:table-cell>
          <table:table-cell office:value-type="string" table:style-name="ce7">
            <text:p>Tesla<text:s/></text:p>
            <text:p>Model S<text:s/></text:p>
            <text:p>-</text:p>
            <text:p>P85</text:p>
            <text:p/>
            <text:p>Tesla<text:s/></text:p>
            <text:p>Model S<text:s/></text:p>
            <text:p>-</text:p>
            <text:p>75D</text:p>
          </table:table-cell>
          <table:table-cell office:value-type="string" table:style-name="ce7">
            <text:p>Remote Gateway ECU</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84, CWE-287</text:p>
          </table:table-cell>
          <table:table-cell table:number-columns-repeated="16358"/>
        </table:table-row>
        <table:table-row table:style-name="ro19">
          <table:table-cell office:value-type="string" table:style-name="ce6">
            <text:p>ID-2016-Ke-2</text:p>
          </table:table-cell>
          <table:table-cell office:value-type="string" table:style-name="ce7">
            <text:p>Deceleration of the vehicle by connection to vehicle WLAN and spoofing of the command</text:p>
          </table:table-cell>
          <table:table-cell office:value-type="string" table:style-name="ce7">
            <text:p>Car Hacking Research: Remote Attack Tesla Motors</text:p>
          </table:table-cell>
          <table:table-cell office:value-type="float" office:value="2016" table:style-name="ce7">
            <text:p>2016</text:p>
          </table:table-cell>
          <table:table-cell office:value-type="string" table:style-name="ce7">
            <text:p>Security Evaluation</text:p>
            <text:p>Investigation of remote attack surfac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bad authentication of Wi-Fi connection</text:p>
          </table:table-cell>
          <table:table-cell office:value-type="string" table:style-name="ce7">
            <text:p>WLAN</text:p>
          </table:table-cell>
          <table:table-cell office:value-type="string" table:style-name="ce7">
            <text:p>Activation of <text:s/>windscreen washer, outside mirror, trunk.</text:p>
            <text:p>Deceleration of the vehicle</text:p>
          </table:table-cell>
          <table:table-cell office:value-type="string" table:style-name="ce7">
            <text:p>Spoofing messages to control the different functions.</text:p>
          </table:table-cell>
          <table:table-cell office:value-type="string" table:style-name="ce7">
            <text:p>Required Access/Connection</text:p>
            <text:p>WLAN</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Wi-Fi-Receiver has connection to intern vehicle bus systems</text:p>
          </table:table-cell>
          <table:table-cell office:value-type="string" table:style-name="ce7">
            <text:p>Tesla<text:s/></text:p>
            <text:p>Model S<text:s/></text:p>
            <text:p>-</text:p>
            <text:p>P85</text:p>
            <text:p/>
            <text:p>Tesla<text:s/></text:p>
            <text:p>Model S<text:s/></text:p>
            <text:p>-</text:p>
            <text:p>75D</text:p>
          </table:table-cell>
          <table:table-cell office:value-type="string" table:style-name="ce7">
            <text:p>Remote Gateway ECU</text:p>
          </table:table-cell>
          <table:table-cell office:value-type="string" table:style-name="ce7">
            <text:p>Hardware Tool</text:p>
            <text:p>Laptop/PC</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84, CWE-287</text:p>
          </table:table-cell>
          <table:table-cell table:number-columns-repeated="16358"/>
        </table:table-row>
        <table:table-row table:style-name="ro3">
          <table:table-cell office:value-type="string" table:style-name="ce6">
            <text:p>ID-2012-VG-1</text:p>
          </table:table-cell>
          <table:table-cell office:value-type="string" table:style-name="ce8">
            <text:p>Extraction of secret keys and plaintexts by cryptoanalysis of the Hitag2 cipher (engine start possible)</text:p>
          </table:table-cell>
          <table:table-cell office:value-type="string" table:style-name="ce7">
            <text:p>Usenix – Gone in 360 Seconds</text:p>
            <text:p>Verdult, Roel; Garcia, Flavio D.; Balasch, Josep</text:p>
          </table:table-cell>
          <table:table-cell office:value-type="float" office:value="2012" table:style-name="ce7">
            <text:p>2012</text:p>
          </table:table-cell>
          <table:table-cell office:value-type="string" table:style-name="ce7">
            <text:p>Security Evaluation</text:p>
            <text:p>Investigation of vulnerabilities of a crypto algorithm</text:p>
          </table:table-cell>
          <table:table-cell office:value-type="string" table:style-name="ce7">
            <text:p>Information Disclosure</text:p>
            <text:p>Cryptoanalysis</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play attacks</text:p>
            <text:p/>
            <text:p>Use of Insufficiently Random Values</text:p>
            <text:p>No pseudorandom numbers generator (keys can be calculated)</text:p>
            <text:p/>
            <text:p>Improper Enforcement of Message or Data Structure</text:p>
            <text:p>Internally, only a subset of the available bits is used.</text:p>
            <text:p/>
            <text:p>Protection Mechanism Failure</text:p>
            <text:p>No challenge from the transponder.</text:p>
          </table:table-cell>
          <table:table-cell office:value-type="string" table:style-name="ce7">
            <text:p>Software</text:p>
          </table:table-cell>
          <table:table-cell office:value-type="string" table:style-name="ce7">
            <text:p>Provides first attempt at authentication that can be recorded and used later. Plain text and even secret keys (if not read protected) can be read.</text:p>
          </table:table-cell>
          <table:table-cell office:value-type="string" table:style-name="ce7">
            <text:p>Keystreamshifting attack that exploits the absence of a pseudorandom generator.</text:p>
          </table:table-cell>
          <table:table-cell office:value-type="string" table:style-name="ce7">
            <text:p>Required Access/Connection</text:p>
            <text:p>Software</text:p>
            <text:p>Access to Hitag2 algorithm</text:p>
          </table:table-cell>
          <table:table-cell office:value-type="string" table:style-name="ce7">
            <text:p>Read (functional component)</text:p>
          </table:table-cell>
          <table:table-cell office:value-type="string" table:style-name="ce7">
            <text:p>Software Restrictions</text:p>
            <text:p>-</text:p>
            <text:p>Algorithm complexity</text:p>
            <text:p/>
            <text:p>Physical restriction</text:p>
            <text:p>Range</text:p>
            <text:p>Transponder Range</text:p>
          </table:table-cell>
          <table:table-cell office:value-type="string" table:style-name="ce7">
            <text:p>Local Software</text:p>
          </table:table-cell>
          <table:table-cell office:value-type="string" table:style-name="ce7">
            <text:p>-</text:p>
            <text:p>Immobilizer sends signals to the key (transponder) for authentication.</text:p>
          </table:table-cell>
          <table:table-cell office:value-type="string" table:style-name="ce7">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7">
            <text:p>Key Transponder</text:p>
            <text:p/>
            <text:p>Immobilizer</text:p>
          </table:table-cell>
          <table:table-cell office:value-type="string" table:style-name="ce7">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94, CWE-330</text:p>
          </table:table-cell>
          <table:table-cell table:number-columns-repeated="16358"/>
        </table:table-row>
        <table:table-row table:style-name="ro3">
          <table:table-cell table:style-name="ce6"/>
          <table:table-cell office:value-type="string" table:style-name="ce8">
            <text:p>Cryptoanalysis to reduce encryption complexity</text:p>
          </table:table-cell>
          <table:table-cell office:value-type="string" table:style-name="ce7">
            <text:p>Usenix – Gone in 360 Seconds</text:p>
            <text:p>Verdult, Roel; Garcia, Flavio D.; Balasch, Josep</text:p>
          </table:table-cell>
          <table:table-cell office:value-type="float" office:value="2012" table:style-name="ce7">
            <text:p>2012</text:p>
          </table:table-cell>
          <table:table-cell office:value-type="string" table:style-name="ce7">
            <text:p>Security Evaluation</text:p>
            <text:p>Investigation of vulnerabilities of a crypto algorithm</text:p>
          </table:table-cell>
          <table:table-cell office:value-type="string" table:style-name="ce7">
            <text:p>Information Disclosure</text:p>
            <text:p>Cryptoanalysis</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office:value-type="string" table:style-name="ce7">
            <text:p>Secret key independent of read protection.</text:p>
          </table:table-cell>
          <table:table-cell office:value-type="string" table:style-name="ce7">
            <text:p>Time/Memory Tradeoff, Uses linear properties of LFSR based ciphers. The result is a lookup table that reduces complexity from 248 to 237 encryptions.</text:p>
          </table:table-cell>
          <table:table-cell office:value-type="string" table:style-name="ce7">
            <text:p>Required Access/Connection</text:p>
            <text:p>Software</text:p>
            <text:p>Access to Hitag2 algorithm</text:p>
          </table:table-cell>
          <table:table-cell office:value-type="string" table:style-name="ce7">
            <text:p>Read (functional component)</text:p>
          </table:table-cell>
          <table:table-cell office:value-type="string" table:style-name="ce7">
            <text:p>Software Restrictions</text:p>
            <text:p>-</text:p>
            <text:p>Algorithm complexity</text:p>
            <text:p/>
            <text:p>Physical restriction</text:p>
            <text:p>Range</text:p>
            <text:p>Transponder Range</text:p>
          </table:table-cell>
          <table:table-cell office:value-type="string" table:style-name="ce7">
            <text:p>Local Software</text:p>
          </table:table-cell>
          <table:table-cell office:value-type="string" table:style-name="ce7">
            <text:p>-</text:p>
            <text:p>Immobilizer sends signals to the key (transponder) for authentication.</text:p>
          </table:table-cell>
          <table:table-cell office:value-type="string" table:style-name="ce7">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7">
            <text:p>Key Transponder</text:p>
            <text:p/>
            <text:p>Immobilizer</text:p>
          </table:table-cell>
          <table:table-cell office:value-type="string" table:style-name="ce7">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94, CWE-330</text:p>
          </table:table-cell>
          <table:table-cell table:number-columns-repeated="16358"/>
        </table:table-row>
        <table:table-row table:style-name="ro3">
          <table:table-cell table:style-name="ce6"/>
          <table:table-cell table:style-name="ce8"/>
          <table:table-cell office:value-type="string" table:style-name="ce7">
            <text:p>Usenix – Gone in 360 Seconds</text:p>
            <text:p>Verdult, Roel; Garcia, Flavio D.; Balasch, Josep</text:p>
          </table:table-cell>
          <table:table-cell office:value-type="float" office:value="2012" table:style-name="ce7">
            <text:p>2012</text:p>
          </table:table-cell>
          <table:table-cell office:value-type="string" table:style-name="ce7">
            <text:p>Security Evaluation</text:p>
            <text:p>Investigation of vulnerabilities of a crypto algorithm</text:p>
          </table:table-cell>
          <table:table-cell office:value-type="string" table:style-name="ce7">
            <text:p>Information Disclosure</text:p>
            <text:p>Cryptoanalysis</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office:value-type="string" table:style-name="ce7">
            <text:p>Secret key can be obtained with only a few authentication attempts (here 136 attempts = 1 minute).</text:p>
            <text:p/>
            <text:p>Engine start possible.</text:p>
          </table:table-cell>
          <table:table-cell office:value-type="string" table:style-name="ce7">
            <text:p>Uses dependency between different sessions and a low degree determination of the filter function of the cipher.</text:p>
          </table:table-cell>
          <table:table-cell office:value-type="string" table:style-name="ce7">
            <text:p>Required Access/Connection</text:p>
            <text:p>Software</text:p>
            <text:p>Access to Hitag2 algorithm</text:p>
          </table:table-cell>
          <table:table-cell office:value-type="string" table:style-name="ce7">
            <text:p>Read (functional component)</text:p>
          </table:table-cell>
          <table:table-cell office:value-type="string" table:style-name="ce7">
            <text:p>Software Restrictions</text:p>
            <text:p>-</text:p>
            <text:p>Algorithm complexity</text:p>
            <text:p/>
            <text:p>Physical restriction</text:p>
            <text:p>Range</text:p>
            <text:p>Transponder Range</text:p>
          </table:table-cell>
          <table:table-cell office:value-type="string" table:style-name="ce7">
            <text:p>Local Software</text:p>
          </table:table-cell>
          <table:table-cell office:value-type="string" table:style-name="ce7">
            <text:p>-</text:p>
            <text:p>Immobilizer sends signals to the key (transponder) for authentication.</text:p>
          </table:table-cell>
          <table:table-cell office:value-type="string" table:style-name="ce7">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7">
            <text:p>Key Transponder</text:p>
            <text:p/>
            <text:p>Immobilizer</text:p>
          </table:table-cell>
          <table:table-cell office:value-type="string" table:style-name="ce7">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94, CWE-330</text:p>
          </table:table-cell>
          <table:table-cell table:number-columns-repeated="16358"/>
        </table:table-row>
        <table:table-row table:style-name="ro3">
          <table:table-cell office:value-type="string" table:style-name="ce6">
            <text:p>ID-2013-VG-1</text:p>
          </table:table-cell>
          <table:table-cell office:value-type="string" table:style-name="ce8">
            <text:p>Extraction of secret keys by cryptoanalysis of Megamos crypto cipher <text:s/>and attacking immobilizers key update mechanism (Denial of Service possible), Exploitation of weak secret keys by cryptoanalysis of the Megamos cipher</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Information Disclosure</text:p>
            <text:p>Eavesdropping</text:p>
            <text:p/>
            <text:p>Information Disclosure</text:p>
            <text:p>Cryptoanalysis</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7">
            <text:p>RFID</text:p>
          </table:table-cell>
          <table:table-cell office:value-type="string" table:style-name="ce7">
            <text:p>Secret key obtained after 3x216 attempts to authenticate (30 minutes)</text:p>
            <text:p/>
            <text:p>DoS possible</text:p>
          </table:table-cell>
          <table:table-cell office:value-type="string" table:style-name="ce7">
            <text:p>Eavesdropping of the communication between the transponder and the antenna/immobilizer.</text:p>
            <text:p>Reverse Engineering of the Cipher.</text:p>
            <text:p>Cryptoanalysis of the cipher in order to recover of the secret key:</text:p>
            <text:p>Exploitation of weaknesses in cipher design and authentication protocol.<text:s/></text:p>
            <text:p>Exploiting weaknesses in the key update mechanism.</text:p>
            <text:p>Exploitation of weak crypto-keys.</text:p>
          </table:table-cell>
          <table:table-cell office:value-type="string" table:style-name="ce7">
            <text:p>Required Access/Connection</text:p>
            <text:p>RFID</text:p>
            <text:p>-</text:p>
            <text:p/>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330, CWE-261</text:p>
          </table:table-cell>
          <table:table-cell table:number-columns-repeated="16358"/>
        </table:table-row>
        <table:table-row table:style-name="ro3">
          <table:table-cell table:style-name="ce6"/>
          <table:table-cell office:value-type="string" table:style-name="ce8">
            <text:p>Monitoring RFID communication</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RFID</text:p>
          </table:table-cell>
          <table:table-cell table:style-name="ce7"/>
          <table:table-cell office:value-type="string" table:style-name="ce7">
            <text:p>Eavesdropping of the communication between the transponder and the antenna/immobilizer.</text:p>
          </table:table-cell>
          <table:table-cell office:value-type="string" table:style-name="ce7">
            <text:p>Required Access/Connection</text:p>
            <text:p>RFI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0, CWE-261</text:p>
          </table:table-cell>
          <table:table-cell table:number-columns-repeated="16358"/>
        </table:table-row>
        <table:table-row table:style-name="ro3">
          <table:table-cell table:style-name="ce6"/>
          <table:table-cell office:value-type="string" table:style-name="ce8">
            <text:p>Reverse Engineering Cipher</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Reverse Engineering of the Cipher.</text:p>
          </table:table-cell>
          <table:table-cell office:value-type="string" table:style-name="ce7">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0, CWE-261</text:p>
          </table:table-cell>
          <table:table-cell table:number-columns-repeated="16358"/>
        </table:table-row>
        <table:table-row table:style-name="ro3">
          <table:table-cell table:style-name="ce6"/>
          <table:table-cell office:value-type="string" table:style-name="ce8">
            <text:p>Cryptoanalysis of Cipher</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Information Disclosure</text:p>
            <text:p>Cryptoanalysis</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Cryptoanalysis of the cipher in order to recover of the secret key.</text:p>
          </table:table-cell>
          <table:table-cell office:value-type="string" table:style-name="ce7">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0, CWE-261</text:p>
          </table:table-cell>
          <table:table-cell table:number-columns-repeated="16358"/>
        </table:table-row>
        <table:table-row table:style-name="ro3">
          <table:table-cell table:style-name="ce6"/>
          <table:table-cell office:value-type="string" table:style-name="ce8">
            <text:p>Exploiting Cipher weakness</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Exploitation of weaknesses in cipher design and authentication protocol.</text:p>
          </table:table-cell>
          <table:table-cell office:value-type="string" table:style-name="ce7">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A/AC:H/PR:N/UI:N/S:U/C:H/I:L/A:N; 5,9</text:p>
          </table:table-cell>
          <table:table-cell office:value-type="float" office:value="1.62" table:style-name="ce7">
            <text:p>1,62</text:p>
          </table:table-cell>
          <table:table-cell office:value-type="string" table:style-name="ce7">
            <text:p>CWE-330, CWE-261</text:p>
          </table:table-cell>
          <table:table-cell table:number-columns-repeated="16358"/>
        </table:table-row>
        <table:table-row table:style-name="ro3">
          <table:table-cell table:style-name="ce6"/>
          <table:table-cell office:value-type="string" table:style-name="ce8">
            <text:p>Exploiting Key Update weakness</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Exploiting weaknesses in the key update mechanism.</text:p>
          </table:table-cell>
          <table:table-cell office:value-type="string" table:style-name="ce7">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A/AC:H/PR:N/UI:N/S:U/C:H/I:L/A:N; 5,9</text:p>
          </table:table-cell>
          <table:table-cell office:value-type="float" office:value="1.62" table:style-name="ce7">
            <text:p>1,62</text:p>
          </table:table-cell>
          <table:table-cell office:value-type="string" table:style-name="ce7">
            <text:p>CWE-330, CWE-261</text:p>
          </table:table-cell>
          <table:table-cell table:number-columns-repeated="16358"/>
        </table:table-row>
        <table:table-row table:style-name="ro3">
          <table:table-cell table:style-name="ce6"/>
          <table:table-cell office:value-type="string" table:style-name="ce8">
            <text:p>Exploiting weak keys</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Exploitation of weak crypto-keys.</text:p>
          </table:table-cell>
          <table:table-cell office:value-type="string" table:style-name="ce7">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Keine</text:p>
          </table:table-cell>
          <table:table-cell office:value-type="string" table:style-name="ce7">
            <text:p>CVSS:3.0/AV:A/AC:H/PR:N/UI:N/S:U/C:H/I:L/A:N; 5,9</text:p>
          </table:table-cell>
          <table:table-cell office:value-type="float" office:value="1.62" table:style-name="ce7">
            <text:p>1,62</text:p>
          </table:table-cell>
          <table:table-cell office:value-type="string" table:style-name="ce7">
            <text:p>CWE-330, CWE-261</text:p>
          </table:table-cell>
          <table:table-cell table:number-columns-repeated="16358"/>
        </table:table-row>
        <table:table-row table:style-name="ro12">
          <table:table-cell office:value-type="string" table:style-name="ce6">
            <text:p>ID-2013-FD-1</text:p>
          </table:table-cell>
          <table:table-cell office:value-type="string" table:style-name="ce8">
            <text:p>Getting access to vehicle and starting engine by exploiting a weakness of keyless access system by executing a relay attack</text:p>
          </table:table-cell>
          <table:table-cell office:value-type="string" table:style-name="ce7">
            <text:p>Relay Attacks on Passive Keyless Entry andStart Systems in Modern Cars</text:p>
            <text:p>Francillon, Aurélien; Danev, Boris; Capkun, Srdjan, NDSS 2011</text:p>
          </table:table-cell>
          <table:table-cell office:value-type="float" office:value="2011" table:style-name="ce7">
            <text:p>2011</text:p>
          </table:table-cell>
          <table:table-cell office:value-type="string" table:style-name="ce7">
            <text:p>Security Evaluation</text:p>
            <text:p>Investigation of security of car access systems</text:p>
          </table:table-cell>
          <table:table-cell office:value-type="string" table:style-name="ce7">
            <text:p>Spoofing</text:p>
            <text:p>Man-in-the-Middle</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ext:p>Financial Asset</text:p>
          </table:table-cell>
          <table:table-cell office:value-type="string" table:style-name="ce7">
            <text:p>Protection Mechanism Failure</text:p>
            <text:p>Authentication bypass through relay attacks possible</text:p>
          </table:table-cell>
          <table:table-cell office:value-type="string" table:style-name="ce7">
            <text:p>RFID</text:p>
          </table:table-cell>
          <table:table-cell office:value-type="string" table:style-name="ce7">
            <text:p>Access to the vehicle. Starting of the engine</text:p>
          </table:table-cell>
          <table:table-cell office:value-type="string" table:style-name="ce7">
            <text:p>Relay over Cable attack: two loop antennas connected together with a</text:p>
            <text:p>cable that relays the LF signal between those two antennas. The antennas relay the trigger signal from the door handle to the drivers key and the open command from the key back to the car.</text:p>
          </table:table-cell>
          <table:table-cell office:value-type="string" table:style-name="ce7">
            <text:p>Organisational Requirement</text:p>
            <text:p>Proximity to vehicle</text:p>
            <text:p>Attacker needs to put antenna near the door handle in order to get the key to send an open signal</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able:table-cell>
          <table:table-cell office:value-type="string" table:style-name="ce7">
            <text:p>Vehicle brand not known</text:p>
            <text:p>-</text:p>
            <text:p>-</text:p>
            <text:p>-</text:p>
            <text:p>-</text:p>
            <text:p>2 SUV Models</text:p>
            <text:p>4 luxury Models</text:p>
            <text:p>1 Minivan</text:p>
            <text:p>2 Compact Class cars</text:p>
          </table:table-cell>
          <table:table-cell office:value-type="string" table:style-name="ce7">
            <text:p>Car Access System</text:p>
            <text:p>Passive Keyless Entry and Start (PKES) System.</text:p>
          </table:table-cell>
          <table:table-cell office:value-type="string" table:style-name="ce7">
            <text:p>Wireless Tool</text:p>
            <text:p>Radio Frequency Tool</text:p>
            <text:p>Two loop antennas<text:s/></text:p>
            <text:p/>
            <text:p>Wireless Tool</text:p>
            <text:p>Amplifier</text:p>
            <text:p>Optional amplifier</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12">
          <table:table-cell office:value-type="string" table:style-name="ce6">
            <text:p>ID-2013-FD-2</text:p>
          </table:table-cell>
          <table:table-cell office:value-type="string" table:style-name="ce8">
            <text:p>Getting access to vehicle and starting engine by exploiting a weakness of keyless access system by executing a relay attack</text:p>
          </table:table-cell>
          <table:table-cell office:value-type="string" table:style-name="ce7">
            <text:p>Relay Attacks on Passive Keyless Entry andStart Systems in Modern Cars</text:p>
            <text:p>Francillon, Aurélien; Danev, Boris; Capkun, Srdjan, NDSS 2011</text:p>
          </table:table-cell>
          <table:table-cell office:value-type="float" office:value="2011" table:style-name="ce7">
            <text:p>2011</text:p>
          </table:table-cell>
          <table:table-cell office:value-type="string" table:style-name="ce7">
            <text:p>Security Evaluation</text:p>
            <text:p>Investigation of security of car access systems</text:p>
          </table:table-cell>
          <table:table-cell office:value-type="string" table:style-name="ce7">
            <text:p>Spoofing</text:p>
            <text:p>Man-in-the-Middle</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ext:p>Financial Asset</text:p>
          </table:table-cell>
          <table:table-cell office:value-type="string" table:style-name="ce7">
            <text:p>Protection Mechanism Failure</text:p>
            <text:p>Authentication bypass through relay attacks possible</text:p>
          </table:table-cell>
          <table:table-cell office:value-type="string" table:style-name="ce7">
            <text:p>RFID</text:p>
          </table:table-cell>
          <table:table-cell office:value-type="string" table:style-name="ce7">
            <text:p>Access to the vehicle. Starting of the engine</text:p>
          </table:table-cell>
          <table:table-cell office:value-type="string" table:style-name="ce7">
            <text:p>Relay over the air attack:</text:p>
            <text:p>Same concept as over cable but here the attacker uses an emitter and a transceiver to relay the signals.</text:p>
          </table:table-cell>
          <table:table-cell office:value-type="string" table:style-name="ce7">
            <text:p>Organisational Requirement</text:p>
            <text:p>Proximity to vehicle</text:p>
            <text:p>Attacker needs to put antenna near the door handle in order to get the key to send an open signal</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able:table-cell>
          <table:table-cell office:value-type="string" table:style-name="ce7">
            <text:p>Vehicle brand not known</text:p>
            <text:p>-</text:p>
            <text:p>-</text:p>
            <text:p>-</text:p>
            <text:p>-</text:p>
            <text:p>2 SUV Models</text:p>
            <text:p>4 luxury Models</text:p>
            <text:p>1 Minivan</text:p>
            <text:p>2 Compact Class cars</text:p>
          </table:table-cell>
          <table:table-cell office:value-type="string" table:style-name="ce7">
            <text:p>Car Access System</text:p>
            <text:p>Passive Keyless Entry and Start (PKES) System.</text:p>
          </table:table-cell>
          <table:table-cell office:value-type="string" table:style-name="ce7">
            <text:p>Wireless Tool</text:p>
            <text:p>Radio Frequency Tool</text:p>
            <text:p>Two loop antennas<text:s/></text:p>
            <text:p/>
            <text:p>Wireless Tool</text:p>
            <text:p>Amplifier</text:p>
            <text:p>Optional amplifier</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94</text:p>
          </table:table-cell>
          <table:table-cell table:number-columns-repeated="16358"/>
        </table:table-row>
        <table:table-row table:style-name="ro3">
          <table:table-cell office:value-type="string" table:style-name="ce6">
            <text:p>ID-2016-BH-1</text:p>
          </table:table-cell>
          <table:table-cell office:value-type="string" table:style-name="ce8">
            <text:p>Changing displayed values of different controls in the instrument cluster , Controlling the vehicle speed and Deactivation of engine brake by reverse engineering the CAN data traffic and spoofing false message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Information Disclosure</text:p>
            <text:p>Eavesdropping</text:p>
            <text:p/>
            <text:p>Information Disclosure</text:p>
            <text:p>Reverse Engineering</text:p>
            <text:p/>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Change the display for:</text:p>
            <text:p>Oil temperature, oil pressure, coolant temperature, rpm, speed, tank level, battery charge and air pressure of the brake system.</text:p>
            <text:p>Overwriting the accelerator pedal using the Parameter Group Number (PGN) Torque/Speed Control (TSC)1 message parameters, acceleration via the speed mode and increasing the target speed, preventing acceleration using torque control and reducing the target torque.</text:p>
            <text:p>Deactivation of the motor brake via parameters of the TSC1 message.</text:p>
          </table:table-cell>
          <table:table-cell office:value-type="string" table:style-name="ce7">
            <text:p>Reading the CAN traffic in order to identify messages with which one can manipulate the behaviour of the truck.</text:p>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Truck Bridge)+Central Gateway(Trailer Bridge), Bus(Truck Bus), Bus(Trailer Bus)}</text:p>
            <text:p>Bus(Truck Bus){Central Gateway(Truck Bridge)+Central Gateway(Trailer Bridge)+OBD(OBD Port), Engine ECU(), Transmission ECU(), Brake System ECU(Truck Brakes ECU)}</text:p>
            <text:p>Bus(Trailer Bus){Central Gateway(Truck Bridge)+Central Gateway(Trailer Bridge)+OBD(OBD Port), Brakes System ECU(Trailer Brakes ECU), Lighting ECU()}</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Instrument Cluster</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Keine</text:p>
          </table:table-cell>
          <table:table-cell office:value-type="string" table:style-name="ce7">
            <text:p>CVSS:3.0/AV:A/AC:H/PR:N/UI:N/S:U/C:H/I:H/A:N; 6,8</text:p>
          </table:table-cell>
          <table:table-cell office:value-type="float" office:value="1.62" table:style-name="ce7">
            <text:p>1,62</text:p>
          </table:table-cell>
          <table:table-cell office:value-type="string" table:style-name="ce7">
            <text:p>CWE-284, CWE-287</text:p>
          </table:table-cell>
          <table:table-cell table:number-columns-repeated="16358"/>
        </table:table-row>
        <table:table-row table:style-name="ro8">
          <table:table-cell office:value-type="string" table:style-name="ce6">
            <text:p>ID-2016-BH-2</text:p>
          </table:table-cell>
          <table:table-cell office:value-type="string" table:style-name="ce8">
            <text:p>Changing displayed values of different controls in the instrument cluster (oil pressure, oil temperature, fuel level, ...) by reverse engineering the CAN data traffic and spoofing false message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Information Disclosure</text:p>
            <text:p>Eavesdropping</text:p>
            <text:p/>
            <text:p>Information Disclosure</text:p>
            <text:p>Reverse Engineering</text:p>
            <text:p/>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Change the display for:</text:p>
            <text:p>Oil temperature, oil pressure, coolant temperature, rpm, speed, tank level, battery charge and air pressure of the brake system.</text:p>
          </table:table-cell>
          <table:table-cell office:value-type="string" table:style-name="ce7">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Truck Bridge)+Central Gateway(Trailer Bridge), Bus(Truck Bus), Bus(Trailer Bus)}</text:p>
            <text:p>Bus(Truck Bus){Central Gateway(Truck Bridge)+Central Gateway(Trailer Bridge)+OBD(OBD Port), Engine ECU(), Transmission ECU(), Brake System ECU(Truck Brakes ECU)}</text:p>
            <text:p>Bus(Trailer Bus){Central Gateway(Truck Bridge)+Central Gateway(Trailer Bridge)+OBD(OBD Port), Brakes System ECU(Trailer Brakes ECU), Lighting ECU()}</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Instrument Cluster</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11">
          <table:table-cell office:value-type="string" table:style-name="ce6">
            <text:p>ID-2016-BH-3</text:p>
          </table:table-cell>
          <table:table-cell office:value-type="string" table:style-name="ce8">
            <text:p>Controlling vehicle speed by spoofing false CAN message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Overwriting the accelerator pedal using the Parameter Group Number (PGN) Torque/Speed Control (TSC)1 message parameters, acceleration via the speed mode and increasing the target speed, preventing acceleration using torque control and reducing the target torque.</text:p>
          </table:table-cell>
          <table:table-cell office:value-type="string" table:style-name="ce7">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Truck Bridge)+Central Gateway(Trailer Bridge), Bus(Truck Bus), Bus(Trailer Bus)}</text:p>
            <text:p>Bus(Truck Bus){Central Gateway(Truck Bridge)+Central Gateway(Trailer Bridge)+OBD(OBD Port), Engine ECU(), Transmission ECU(), Brake System ECU(Truck Brakes ECU)}</text:p>
            <text:p>Bus(Trailer Bus){Central Gateway(Truck Bridge)+Central Gateway(Trailer Bridge)+OBD(OBD Port), Brakes System ECU(Trailer Brakes ECU), Lighting ECU()}</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Engine ECU</text:p>
            <text:p>Powertrain</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8">
          <table:table-cell office:value-type="string" table:style-name="ce6">
            <text:p>ID-2016-BH-4</text:p>
          </table:table-cell>
          <table:table-cell office:value-type="string" table:style-name="ce8">
            <text:p>Deactivation of engine brake by spoofing CAN message with modified parameter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Deactivation of the motor brake via parameters of the TSC1 message.</text:p>
          </table:table-cell>
          <table:table-cell office:value-type="string" table:style-name="ce7">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Truck Bridge)+Central Gateway(Trailer Bridge), Bus(Truck Bus), Bus(Trailer Bus)}</text:p>
            <text:p>Bus(Truck Bus){Central Gateway(Truck Bridge)+Central Gateway(Trailer Bridge)+OBD(OBD Port), Engine ECU(), Transmission ECU(), Brake System ECU(Truck Brakes ECU)}</text:p>
            <text:p>Bus(Trailer Bus){Central Gateway(Truck Bridge)+Central Gateway(Trailer Bridge)+OBD(OBD Port), Brakes System ECU(Trailer Brakes ECU), Lighting ECU()}</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Engine ECU</text:p>
            <text:p>Engine Brake</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 CWE-287</text:p>
          </table:table-cell>
          <table:table-cell table:number-columns-repeated="16358"/>
        </table:table-row>
        <table:table-row table:style-name="ro3">
          <table:table-cell office:value-type="string" table:style-name="ce6">
            <text:p>ID-2008-EK-1</text:p>
          </table:table-cell>
          <table:table-cell office:value-type="string" table:style-name="ce8">
            <text:p>Secret key extraction and derivation, possible denial of service by attacking the Keeloq-Algorithm with side channel attacks</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Information Disclosure</text:p>
            <text:p>Side-Channel-Attack</text:p>
            <text:p>Differential Power Analysis</text:p>
            <text:p/>
            <text:p>Information Disclosure</text:p>
            <text:p>Side-Channel-Attack</text:p>
            <text:p>Side-Channel-Analysis</text:p>
            <text:p/>
            <text:p>Information Disclosure</text:p>
            <text:p>Eavesdropping</text:p>
            <text:p/>
            <text:p>Denial-of-Service</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 cryptographic algorithm</text:p>
          </table:table-cell>
          <table:table-cell office:value-type="string" table:style-name="ce7">
            <text:p>ECU</text:p>
          </table:table-cell>
          <table:table-cell office:value-type="string" table:style-name="ce7">
            <text:p>Hardware attack:</text:p>
            <text:p>Reading the Secret Key from DIP package Ics with only 6 Power Traces .</text:p>
            <text:p/>
            <text:p>Software attack:</text:p>
            <text:p>Key derivation algorithm could be identified.</text:p>
            <text:p/>
            <text:p>Denial of service possible</text:p>
          </table:table-cell>
          <table:table-cell office:value-type="string" table:style-name="ce7">
            <text:p>Analysis of the Cipher to find information leakage points.</text:p>
            <text:p>Energy measurement on the ECU.</text:p>
            <text:p>Data pre-processing and alignment.</text:p>
            <text:p>Development and implementation of a DPA attack:</text:p>
            <text:p>Hardware Attack on the code hopping encoder.</text:p>
            <text:p>Software Attack on the code hopping decoder which is implemented in the receiver.</text:p>
            <text:p>Denial of Service of the Keeloq RKE.</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61</text:p>
          </table:table-cell>
          <table:table-cell table:number-columns-repeated="16358"/>
        </table:table-row>
        <table:table-row table:style-name="ro3">
          <table:table-cell table:style-name="ce6"/>
          <table:table-cell office:value-type="string" table:style-name="ce8">
            <text:p>Analysis of Cipher</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Analysis of the Cipher to find information leakage points.</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3">
          <table:table-cell table:style-name="ce6"/>
          <table:table-cell office:value-type="string" table:style-name="ce8">
            <text:p>Energy measurment ECU</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Information Disclosure</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able:table-cell>
          <table:table-cell table:style-name="ce7"/>
          <table:table-cell office:value-type="string" table:style-name="ce7">
            <text:p>Energy measurement on the ECU.</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261</text:p>
          </table:table-cell>
          <table:table-cell table:number-columns-repeated="16358"/>
        </table:table-row>
        <table:table-row table:style-name="ro3">
          <table:table-cell table:style-name="ce6"/>
          <table:table-cell office:value-type="string" table:style-name="ce8">
            <text:p>Data analysis</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Information Disclosure</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number-columns-repeated="3" table:style-name="ce7"/>
          <table:table-cell office:value-type="string" table:style-name="ce7">
            <text:p>Data pre-processing and alignment.</text:p>
          </table:table-cell>
          <table:table-cell table:number-columns-repeated="2" table:style-name="ce7"/>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261</text:p>
          </table:table-cell>
          <table:table-cell table:number-columns-repeated="16358"/>
        </table:table-row>
        <table:table-row table:style-name="ro3">
          <table:table-cell table:style-name="ce6"/>
          <table:table-cell office:value-type="string" table:style-name="ce8">
            <text:p>Hardware Attack on the code hopping encoder.</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Tampering</text:p>
          </table:table-cell>
          <table:table-cell office:value-type="string" table:style-name="ce7">
            <text:p>Hard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ECU</text:p>
          </table:table-cell>
          <table:table-cell table:style-name="ce7"/>
          <table:table-cell office:value-type="string" table:style-name="ce7">
            <text:p>Hardware Attack on the code hopping encoder.</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261</text:p>
          </table:table-cell>
          <table:table-cell table:number-columns-repeated="16358"/>
        </table:table-row>
        <table:table-row table:style-name="ro3">
          <table:table-cell table:style-name="ce6"/>
          <table:table-cell office:value-type="string" table:style-name="ce8">
            <text:p>Software Attack on the code hopping decoder.</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Tampering</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ECU</text:p>
          </table:table-cell>
          <table:table-cell table:style-name="ce7"/>
          <table:table-cell office:value-type="string" table:style-name="ce7">
            <text:p>Software Attack on the code hopping decoder which is implemented in the receiver.</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3">
          <table:table-cell table:style-name="ce6"/>
          <table:table-cell office:value-type="string" table:style-name="ce8">
            <text:p>Denial of Service on KeeLoq</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Denial of Service</text:p>
          </table:table-cell>
          <table:table-cell office:value-type="string" table:style-name="ce7">
            <text:p>Software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ECU</text:p>
          </table:table-cell>
          <table:table-cell table:style-name="ce7"/>
          <table:table-cell office:value-type="string" table:style-name="ce7">
            <text:p>Denial of Service of the Keeloq RKE.</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zilloskop</text:p>
          </table:table-cell>
          <table:table-cell office:value-type="string" table:style-name="ce7">
            <text:p>Keine</text:p>
          </table:table-cell>
          <table:table-cell office:value-type="string" table:style-name="ce7">
            <text:p>CVSS:3.0/AV:L/AC:H/PR:N/UI:N/S:U/C:N/I:N/A:H; 5,1</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12">
          <table:table-cell office:value-type="string" table:style-name="ce6">
            <text:p>ID-2015-Da-1</text:p>
          </table:table-cell>
          <table:table-cell office:value-type="string" table:style-name="ce8">
            <text:p>Remote Code Execution by exploiting a vulnerability of the image parser of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ext:p>Fuzzing</text:p>
            <text:p/>
            <text:p>Spoofing</text:p>
          </table:table-cell>
          <table:table-cell office:value-type="string" table:style-name="ce7">
            <text:p>Wireless Attack</text:p>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Vulnerability in the image parsing library in which JPEGs &amp; PNGs are rendered by the receiver in the vehicle head unit results in code execution</text:p>
          </table:table-cell>
          <table:table-cell office:value-type="string" table:style-name="ce7">
            <text:p>DAB</text:p>
          </table:table-cell>
          <table:table-cell office:value-type="string" table:style-name="ce7">
            <text:p>Remote Code Execution through vulnerability of a picture parser</text:p>
          </table:table-cell>
          <table:table-cell office:value-type="string" table:style-name="ce7">
            <text:p>Getting access to connection to DAB radio via DAB tool. (requirement) and Reverse Engineering of DAB radio functions.</text:p>
            <text:p>Remote Code execution due to an exploit of a found vulnerability in image parser.</text:p>
            <text:p>Sending of malicious SQL commands.</text:p>
            <text:p>Sending of malicious texts for Cross-Site-Scripting.</text:p>
            <text:p>Executing a buffer overflow.</text:p>
            <text:p>Disabling ADAS functions via CAN or D-Bus.</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Attacker communicates to the Infotainment ECU with a DAB fuzzer over a DAB connection</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664</text:p>
          </table:table-cell>
          <table:table-cell table:number-columns-repeated="16358"/>
        </table:table-row>
        <table:table-row table:style-name="ro12">
          <table:table-cell table:style-name="ce6"/>
          <table:table-cell office:value-type="string" table:style-name="ce8">
            <text:p>Remote Code Execution</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DAB</text:p>
          </table:table-cell>
          <table:table-cell table:style-name="ce7"/>
          <table:table-cell office:value-type="string" table:style-name="ce7">
            <text:p>Remote Code execution due to an exploit of a found vulnerability in image parser.</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Attacker communicates to the Infotainment ECU with a DAB fuzzer over a DAB connection</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664</text:p>
          </table:table-cell>
          <table:table-cell table:number-columns-repeated="16358"/>
        </table:table-row>
        <table:table-row table:style-name="ro12">
          <table:table-cell office:value-type="string" table:style-name="ce6">
            <text:p>ID-2015-Da-2</text:p>
          </table:table-cell>
          <table:table-cell office:value-type="string" table:style-name="ce8">
            <text:p>SQL Injection on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ext:p>SQL Injection</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Enforcement of Message or Data Structure</text:p>
            <text:p>Improper Neutralization of Special Elements used in an SQL Command ('SQL Injection')</text:p>
          </table:table-cell>
          <table:table-cell office:value-type="string" table:style-name="ce7">
            <text:p>DAB</text:p>
          </table:table-cell>
          <table:table-cell office:value-type="string" table:style-name="ce7">
            <text:p>SQL Injection</text:p>
          </table:table-cell>
          <table:table-cell office:value-type="string" table:style-name="ce7">
            <text:p>Sending of malicious SQL commands.</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Attacker communicates to the Infotainment ECU with a DAB fuzzer over a DAB connection</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89</text:p>
          </table:table-cell>
          <table:table-cell table:number-columns-repeated="16358"/>
        </table:table-row>
        <table:table-row table:style-name="ro12">
          <table:table-cell office:value-type="string" table:style-name="ce6">
            <text:p>ID-2015-Da-3</text:p>
          </table:table-cell>
          <table:table-cell office:value-type="string" table:style-name="ce8">
            <text:p>Cross-Site-Scripting on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ext:p>Cross-Site-Script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Enforcement of Message or Data Structure</text:p>
            <text:p>Improper Neutralization of Input ('Cross-site Scripting')</text:p>
          </table:table-cell>
          <table:table-cell office:value-type="string" table:style-name="ce7">
            <text:p>DAB</text:p>
          </table:table-cell>
          <table:table-cell office:value-type="string" table:style-name="ce7">
            <text:p>Cross-Site-Scripting</text:p>
          </table:table-cell>
          <table:table-cell office:value-type="string" table:style-name="ce7">
            <text:p>Sending of malicious texts for Cross-Site-Scripting.</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Attacker communicates to the Infotainment ECU with a DAB fuzzer over a DAB connection</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79</text:p>
          </table:table-cell>
          <table:table-cell table:number-columns-repeated="16358"/>
        </table:table-row>
        <table:table-row table:style-name="ro12">
          <table:table-cell office:value-type="string" table:style-name="ce6">
            <text:p>ID-2015-Da-4</text:p>
          </table:table-cell>
          <table:table-cell office:value-type="string" table:style-name="ce8">
            <text:p>Buffer Overflow on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Elevation of Priviledge</text:p>
            <text:p>Buffer Overflow</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Access of Indexable Resource</text:p>
            <text:p>Potential for buffer overflows where fixed size buffers are allocated to store these databases that are downloaded over DAB by the receiver</text:p>
          </table:table-cell>
          <table:table-cell office:value-type="string" table:style-name="ce7">
            <text:p>DAB</text:p>
          </table:table-cell>
          <table:table-cell office:value-type="string" table:style-name="ce7">
            <text:p>Buffer Overflow</text:p>
          </table:table-cell>
          <table:table-cell office:value-type="string" table:style-name="ce7">
            <text:p>Executing a buffer overflow.</text:p>
          </table:table-cell>
          <table:table-cell office:value-type="string" table:style-name="ce7">
            <text:p>Required Access/Connection</text:p>
            <text:p>DAB</text:p>
            <text:p>DAB receiver</text:p>
          </table:table-cell>
          <table:table-cell office:value-type="string" table:style-name="ce7">
            <text:p>Write (functional component)</text:p>
          </table:table-cell>
          <table:table-cell office:value-type="string" table:style-name="ce7">
            <text:p>Connection Restrictions</text:p>
            <text:p>-</text:p>
            <text:p>Fixed data size</text:p>
          </table:table-cell>
          <table:table-cell office:value-type="string" table:style-name="ce7">
            <text:p>Remote</text:p>
          </table:table-cell>
          <table:table-cell office:value-type="string" table:style-name="ce7">
            <text:p>-</text:p>
            <text:p>Attacker communicates to the Infotainment ECU with a DAB fuzzer over a DAB connection</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120</text:p>
          </table:table-cell>
          <table:table-cell table:number-columns-repeated="16358"/>
        </table:table-row>
        <table:table-row table:style-name="ro12">
          <table:table-cell office:value-type="string" table:style-name="ce6">
            <text:p>ID-2015-Da-5</text:p>
          </table:table-cell>
          <table:table-cell office:value-type="string" table:style-name="ce8">
            <text:p>Deactivation of <text:s/>Advanced Driver-Assistance Systems (ADAS)- functions by sending commands via D-Bus</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Denial-of-Service</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Direct access to CAN bus, or via D-Bus</text:p>
          </table:table-cell>
          <table:table-cell office:value-type="string" table:style-name="ce7">
            <text:p>DAB</text:p>
          </table:table-cell>
          <table:table-cell office:value-type="string" table:style-name="ce7">
            <text:p>Deactivation of Advanced Driver-Assistance Systems (ADAS)-Functions via D-Bus</text:p>
          </table:table-cell>
          <table:table-cell office:value-type="string" table:style-name="ce7">
            <text:p>Disabling ADAS functions via CAN or D-Bus.</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Attacker communicates to the Infotainment ECU with a DAB fuzzer over a DAB connection</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Keine</text:p>
          </table:table-cell>
          <table:table-cell office:value-type="string" table:style-name="ce7">
            <text:p>CVSS:3.0/AV:N/AC:H/PR:N/UI:N/S:U/C:N/I:N/A:H; 5,9</text:p>
          </table:table-cell>
          <table:table-cell office:value-type="float" office:value="2.2200000000000002" table:style-name="ce7">
            <text:p>2,22</text:p>
          </table:table-cell>
          <table:table-cell office:value-type="string" table:style-name="ce7">
            <text:p>CWE-402, CWE-669</text:p>
          </table:table-cell>
          <table:table-cell table:number-columns-repeated="16358"/>
        </table:table-row>
        <table:table-row table:style-name="ro14">
          <table:table-cell office:value-type="string" table:style-name="ce6">
            <text:p>ID-2008-II-1</text:p>
          </table:table-cell>
          <table:table-cell office:value-type="string" table:style-name="ce18">
            <text:p>Spoofing Attack Using Bus-off Attacks against a Specific ECU of the CAN Bus</text:p>
          </table:table-cell>
          <table:table-cell office:value-type="string" table:style-name="ce7">
            <text:p>Spoofing Attack Using Bus-off Attacks against a Specific ECU of the CAN Bus<text:s/></text:p>
            <text:p>K. Iehira et al.</text:p>
          </table:table-cell>
          <table:table-cell office:value-type="float" office:value="2008" table:style-name="ce7">
            <text:p>2008</text:p>
          </table:table-cell>
          <table:table-cell office:value-type="string" table:style-name="ce7">
            <text:p>Security Evaluation</text:p>
            <text:p>Investigation of the possibility to block the transmission and reception of an ECU</text:p>
          </table:table-cell>
          <table:table-cell office:value-type="string" table:style-name="ce7">
            <text:p>Spoofing</text:p>
            <text:p>-</text:p>
            <text:p>Bus-Off-Attack</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ECU</text:p>
          </table:table-cell>
          <table:table-cell office:value-type="string" table:style-name="ce7">
            <text:p>Changing the the displayed speed in the instrument cluster</text:p>
          </table:table-cell>
          <table:table-cell office:value-type="string" table:style-name="ce7">
            <text:p>Inducing a bit error into the target ECU to increase the error counter until the ECU goes into a bus-off state.</text:p>
            <text:p>Spoofing messages in the same cycle as the regular message. As a result,</text:p>
            <text:p>the receiving ECU cannot detect the spoofing.</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Vehicle brand not known</text:p>
            <text:p>-</text:p>
            <text:p>2013</text:p>
            <text:p>Japanese hybrid vehicle</text:p>
          </table:table-cell>
          <table:table-cell office:value-type="string" table:style-name="ce7">
            <text:p>Instrument Cluster</text:p>
          </table:table-cell>
          <table:table-cell office:value-type="string" table:style-name="ce7">
            <text:p>Hardware Tool</text:p>
            <text:p>Evaluation Board</text:p>
            <text:p>Attack Hardware (FPGA, Microcontroller, CAN Transceiver)</text:p>
          </table:table-cell>
          <table:table-cell office:value-type="string" table:style-name="ce7">
            <text:p>Keine</text:p>
          </table:table-cell>
          <table:table-cell office:value-type="string" table:style-name="ce7">
            <text:p>CVSS:3.0/AV:A/AC:L/PR:N/UI:N/S:U/C:N/I:H/A:H; 8,1</text:p>
          </table:table-cell>
          <table:table-cell office:value-type="float" office:value="2.84" table:style-name="ce7">
            <text:p>2,84</text:p>
          </table:table-cell>
          <table:table-cell office:value-type="string" table:style-name="ce7">
            <text:p>CWE-287</text:p>
          </table:table-cell>
          <table:table-cell table:number-columns-repeated="16358"/>
        </table:table-row>
        <table:table-row table:style-name="ro14">
          <table:table-cell table:style-name="ce6"/>
          <table:table-cell office:value-type="string" table:style-name="ce18">
            <text:p>Forcing Bit Error in CAN communication</text:p>
          </table:table-cell>
          <table:table-cell office:value-type="string" table:style-name="ce7">
            <text:p>Spoofing Attack Using Bus-off Attacks against a Specific ECU of the CAN Bus<text:s/></text:p>
            <text:p>K. Iehira et al.</text:p>
          </table:table-cell>
          <table:table-cell office:value-type="float" office:value="2008" table:style-name="ce7">
            <text:p>2008</text:p>
          </table:table-cell>
          <table:table-cell office:value-type="string" table:style-name="ce7">
            <text:p>Security Evaluation</text:p>
            <text:p>Investigation of the possibility to block the transmission and reception of an ECU</text:p>
          </table:table-cell>
          <table:table-cell office:value-type="string" table:style-name="ce7">
            <text:p>Spoofing</text:p>
            <text:p>-</text:p>
            <text:p>Bus-Off-Attack</text:p>
          </table:table-cell>
          <table:table-cell office:value-type="string" table:style-name="ce7">
            <text:p>Hardware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ECU</text:p>
          </table:table-cell>
          <table:table-cell table:style-name="ce7"/>
          <table:table-cell office:value-type="string" table:style-name="ce7">
            <text:p>Inducing a bit error into the target ECU to increase the error counter until the ECU goes into a bus-off state.</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Vehicle brand not known</text:p>
            <text:p>-</text:p>
            <text:p>2013</text:p>
            <text:p>Japanese hybrid vehicle</text:p>
          </table:table-cell>
          <table:table-cell office:value-type="string" table:style-name="ce7">
            <text:p>Instrument Cluster</text:p>
          </table:table-cell>
          <table:table-cell office:value-type="string" table:style-name="ce7">
            <text:p>Hardware Tool</text:p>
            <text:p>Evaluation Board</text:p>
            <text:p>Attack Hardware (FPGA, Microcontroller, CAN Transceiver)</text:p>
          </table:table-cell>
          <table:table-cell office:value-type="string" table:style-name="ce7">
            <text:p>Keine</text:p>
          </table:table-cell>
          <table:table-cell office:value-type="string" table:style-name="ce7">
            <text:p>CVSS:3.0/AV:A/AC:L/PR:N/UI:N/S:U/C:N/I:H/A:H; 8,1</text:p>
          </table:table-cell>
          <table:table-cell office:value-type="float" office:value="2.84" table:style-name="ce7">
            <text:p>2,84</text:p>
          </table:table-cell>
          <table:table-cell office:value-type="string" table:style-name="ce7">
            <text:p>CWE-287</text:p>
          </table:table-cell>
          <table:table-cell table:number-columns-repeated="16358"/>
        </table:table-row>
        <table:table-row table:style-name="ro14">
          <table:table-cell table:style-name="ce6"/>
          <table:table-cell office:value-type="string" table:style-name="ce18">
            <text:p>Sending malicious CAN messages</text:p>
          </table:table-cell>
          <table:table-cell office:value-type="string" table:style-name="ce7">
            <text:p>Spoofing Attack Using Bus-off Attacks against a Specific ECU of the CAN Bus<text:s/></text:p>
            <text:p>K. Iehira et al.</text:p>
          </table:table-cell>
          <table:table-cell office:value-type="float" office:value="2008" table:style-name="ce7">
            <text:p>2008</text:p>
          </table:table-cell>
          <table:table-cell office:value-type="string" table:style-name="ce7">
            <text:p>Security Evaluation</text:p>
            <text:p>Investigation of the possibility to block the transmission and reception of an ECU</text:p>
          </table:table-cell>
          <table:table-cell office:value-type="string" table:style-name="ce7">
            <text:p>Spoofing</text:p>
            <text:p>-</text:p>
            <text:p>Bus-Off-Attack</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ECU</text:p>
          </table:table-cell>
          <table:table-cell table:style-name="ce7"/>
          <table:table-cell office:value-type="string" table:style-name="ce7">
            <text:p>Spoofing messages in the same cycle as the regular message. As a result,</text:p>
            <text:p>the receiving ECU cannot detect the spoofing.</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Vehicle brand not known</text:p>
            <text:p>-</text:p>
            <text:p>2013</text:p>
            <text:p>Japanese hybrid vehicle</text:p>
          </table:table-cell>
          <table:table-cell office:value-type="string" table:style-name="ce7">
            <text:p>Instrument Cluster</text:p>
          </table:table-cell>
          <table:table-cell office:value-type="string" table:style-name="ce7">
            <text:p>Hardware Tool</text:p>
            <text:p>Evaluation Board</text:p>
            <text:p>Attack Hardware (FPGA, Microcontroller, CAN Transceiver)</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7</text:p>
          </table:table-cell>
          <table:table-cell table:number-columns-repeated="16358"/>
        </table:table-row>
        <table:table-row table:style-name="ro3">
          <table:table-cell office:value-type="string" table:style-name="ce6">
            <text:p>ID-2016-Pa-1</text:p>
          </table:table-cell>
          <table:table-cell office:value-type="string" table:style-name="ce19">
            <text:p>Denial-of-Service Attack between physical and data link layer of the CAN protocol</text:p>
          </table:table-cell>
          <table:table-cell office:value-type="string" table:style-name="ce7">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7">
            <text:p>2016</text:p>
          </table:table-cell>
          <table:table-cell office:value-type="string" table:style-name="ce7">
            <text:p>Security Evaluation</text:p>
            <text:p>Investigation of lower layer attacks on the bus communication</text:p>
          </table:table-cell>
          <table:table-cell office:value-type="string" table:style-name="ce7">
            <text:p>Denial-of-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ext:p>Safety</text:p>
          </table:table-cell>
          <table:table-cell office:value-type="string" table:style-name="ce7">
            <text:p>Improper Control of a Resource Through its Lifetime</text:p>
            <text:p>Uncontrolled Resource Consumption</text:p>
            <text:p>CAN-Design vulnerable for denial of service attacks due to error frames and fault confinement</text:p>
          </table:table-cell>
          <table:table-cell office:value-type="string" table:style-name="ce7">
            <text:p>OBD</text:p>
          </table:table-cell>
          <table:table-cell office:value-type="string" table:style-name="ce7">
            <text:p>Deactivation of the parking assistance</text:p>
          </table:table-cell>
          <table:table-cell office:value-type="string" table:style-name="ce7">
            <text:p>Eavesdropping the bus for target frame of the Parking Sensors Module.</text:p>
            <text:p>Spoofing messages to overwrite ECU frame to get Node into bus-off state.</text:p>
          </table:table-cell>
          <table:table-cell office:value-type="string" table:style-name="ce7">
            <text:p>Required Access/Connection</text:p>
            <text:p>ECU</text:p>
            <text:p>The attacking microcontroller needs to be directly attached to the CAN transceiver</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Body Control ECU(Body Computer Module), Bus(CAN C), Bus(CAN B)}</text:p>
            <text:p>Bus(CAN C){Body Control ECU(Body Computer Module)+OBD(OPD Port), Engine ECU(Engine Control ECU), ABS ECU(Antilock Braking System Module), Steering Support ECU(Power Steering Control Module), Lighting ECU(Headlamps Control Module)}</text:p>
            <text:p>Bus(CAN B){Body Control ECU(Body Computer Module)+OBD(OPD Port), Park Assistance ECU(Parking Sensors Module), Airbag ECU(Airbag Control Module), Instrument Cluster(Instrument Panel Cluster Module), Audio System Control(), Telematic ECU(Convergence Module), Air Conditioning ECU(HVAC Module)}</text:p>
          </table:table-cell>
          <table:table-cell office:value-type="string" table:style-name="ce7">
            <text:p>Alfa Romeo<text:s/></text:p>
            <text:p>Giulietta</text:p>
          </table:table-cell>
          <table:table-cell office:value-type="string" table:style-name="ce7">
            <text:p>Park Assistance ECU</text:p>
            <text:p>Parking Sensors Module, manufactured by Valeo</text:p>
          </table:table-cell>
          <table:table-cell office:value-type="string" table:style-name="ce7">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7">
            <text:p>Keine</text:p>
          </table:table-cell>
          <table:table-cell office:value-type="string" table:style-name="ce7">
            <text:p>CVSS:3.0/AV:A/AC:L/PR:N/UI:N/S:C/C:L/I:L/A:H; 8,8</text:p>
          </table:table-cell>
          <table:table-cell office:value-type="float" office:value="2.84" table:style-name="ce7">
            <text:p>2,84</text:p>
          </table:table-cell>
          <table:table-cell office:value-type="string" table:style-name="ce7">
            <text:p>CWE-710</text:p>
          </table:table-cell>
          <table:table-cell table:number-columns-repeated="16358"/>
        </table:table-row>
        <table:table-row table:style-name="ro3">
          <table:table-cell table:style-name="ce6"/>
          <table:table-cell office:value-type="string" table:style-name="ce19">
            <text:p>Monitoring CAN messages</text:p>
          </table:table-cell>
          <table:table-cell office:value-type="string" table:style-name="ce7">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7">
            <text:p>2016</text:p>
          </table:table-cell>
          <table:table-cell office:value-type="string" table:style-name="ce7">
            <text:p>Security Evaluation</text:p>
            <text:p>Investigation of lower layer attacks on the bus communication</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OBD</text:p>
          </table:table-cell>
          <table:table-cell table:style-name="ce7"/>
          <table:table-cell office:value-type="string" table:style-name="ce7">
            <text:p>Eavesdropping the bus for target frame of the Parking Sensors Module.</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Body Control ECU(Body Computer Module), Bus(CAN C), Bus(CAN B)}</text:p>
            <text:p>Bus(CAN C){Body Control ECU(Body Computer Module)+OBD(OPD Port), Engine ECU(Engine Control ECU), ABS ECU(Antilock Braking System Module), Steering Support ECU(Power Steering Control Module), Lighting ECU(Headlamps Control Module)}</text:p>
            <text:p>Bus(CAN B){Body Control ECU(Body Computer Module)+OBD(OPD Port), Park Assistance ECU(Parking Sensors Module), Airbag ECU(Airbag Control Module), Instrument Cluster(Instrument Panel Cluster Module), Audio System Control(), Telematic ECU(Convergence Module), Air Conditioning ECU(HVAC Module)}</text:p>
          </table:table-cell>
          <table:table-cell office:value-type="string" table:style-name="ce7">
            <text:p>Alfa Romeo<text:s/></text:p>
            <text:p>Giulietta</text:p>
          </table:table-cell>
          <table:table-cell office:value-type="string" table:style-name="ce7">
            <text:p>Park Assistance ECU</text:p>
            <text:p>Parking Sensors Module, manufactured by Valeo</text:p>
          </table:table-cell>
          <table:table-cell office:value-type="string" table:style-name="ce7">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710</text:p>
          </table:table-cell>
          <table:table-cell table:number-columns-repeated="16358"/>
        </table:table-row>
        <table:table-row table:style-name="ro3">
          <table:table-cell table:style-name="ce6"/>
          <table:table-cell office:value-type="string" table:style-name="ce19">
            <text:p>Sending malicious CAN messages</text:p>
          </table:table-cell>
          <table:table-cell office:value-type="string" table:style-name="ce7">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7">
            <text:p>2016</text:p>
          </table:table-cell>
          <table:table-cell office:value-type="string" table:style-name="ce7">
            <text:p>Security Evaluation</text:p>
            <text:p>Investigation of lower layer attacks on the bus communication</text:p>
          </table:table-cell>
          <table:table-cell office:value-type="string" table:style-name="ce7">
            <text:p>Denial of 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Realiability</text:p>
          </table:table-cell>
          <table:table-cell table:style-name="ce7"/>
          <table:table-cell office:value-type="string" table:style-name="ce7">
            <text:p>OBD</text:p>
          </table:table-cell>
          <table:table-cell table:style-name="ce7"/>
          <table:table-cell office:value-type="string" table:style-name="ce7">
            <text:p>Spoofing messages to overwrite ECU frame to get Node into bus-off state.</text:p>
          </table:table-cell>
          <table:table-cell office:value-type="string" table:style-name="ce7">
            <text:p>Required Access/Connection</text:p>
            <text:p>ECU</text:p>
            <text:p>The attacking microcontroller needs to be directly attached to the CAN transceiver</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Body Control ECU(Body Computer Module), Bus(CAN C), Bus(CAN B)}</text:p>
            <text:p>Bus(CAN C){Body Control ECU(Body Computer Module)+OBD(OPD Port), Engine ECU(Engine Control ECU), ABS ECU(Antilock Braking System Module), Steering Support ECU(Power Steering Control Module), Lighting ECU(Headlamps Control Module)}</text:p>
            <text:p>Bus(CAN B){Body Control ECU(Body Computer Module)+OBD(OPD Port), Park Assistance ECU(Parking Sensors Module), Airbag ECU(Airbag Control Module), Instrument Cluster(Instrument Panel Cluster Module), Audio System Control(), Telematic ECU(Convergence Module), Air Conditioning ECU(HVAC Module)}</text:p>
          </table:table-cell>
          <table:table-cell office:value-type="string" table:style-name="ce7">
            <text:p>Alfa Romeo<text:s/></text:p>
            <text:p>Giulietta</text:p>
          </table:table-cell>
          <table:table-cell office:value-type="string" table:style-name="ce7">
            <text:p>Park Assistance ECU</text:p>
            <text:p>Parking Sensors Module, manufactured by Valeo</text:p>
          </table:table-cell>
          <table:table-cell office:value-type="string" table:style-name="ce7">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710</text:p>
          </table:table-cell>
          <table:table-cell table:number-columns-repeated="16358"/>
        </table:table-row>
        <table:table-row table:style-name="ro6">
          <table:table-cell office:value-type="string" table:style-name="ce6">
            <text:p>ID-2014-WJ-1</text:p>
          </table:table-cell>
          <table:table-cell office:value-type="string" table:style-name="ce8">
            <text:p>Control of different vehicle functions by spoofing of CAN messages via Wireless connection</text:p>
          </table:table-cell>
          <table:table-cell office:value-type="string" table:style-name="ce7">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7">
            <text:p>2014</text:p>
          </table:table-cell>
          <table:table-cell office:value-type="string" table:style-name="ce7">
            <text:p>Security Evaluation</text:p>
            <text:p>Investigation of wireless attack possibilities on connected cars</text:p>
          </table:table-cell>
          <table:table-cell office:value-type="string" table:style-name="ce7">
            <text:p>Information Disclosure</text:p>
            <text:p>Eavesdropp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Remote Gateway has direct connection to the CAN-Bus</text:p>
          </table:table-cell>
          <table:table-cell office:value-type="string" table:style-name="ce7">
            <text:p>OBD</text:p>
            <text:p/>
            <text:p>Bluetooth<text:s/></text:p>
            <text:p>WLAN possible</text:p>
          </table:table-cell>
          <table:table-cell office:value-type="string" table:style-name="ce7">
            <text:p>Physical Malfunction of the vehicle</text:p>
          </table:table-cell>
          <table:table-cell office:value-type="string" table:style-name="ce7">
            <text:p>Capturing CAN data traffic.</text:p>
            <text:p>Development of malicious smartphone app.<text:s/></text:p>
            <text:p>Installation of App on smartphone.</text:p>
            <text:p>Connection Smartphone and target vehicle.<text:s/></text:p>
            <text:p>App transmitts malicious data frames.</text:p>
          </table:table-cell>
          <table:table-cell office:value-type="string" table:style-name="ce7">
            <text:p>Required Access/Connection</text:p>
            <text:p>Connection to Cellular network</text:p>
            <text:p>App installed on smartphone</text:p>
          </table:table-cell>
          <table:table-cell office:value-type="string" table:style-name="ce7">
            <text:p>Execute (functional component)</text:p>
          </table:table-cell>
          <table:table-cell office:value-type="string" table:style-name="ce7">
            <text:p>Operational Restriction</text:p>
            <text:p>-</text:p>
            <text:p>App has to be distributed and downloaded by victims</text:p>
          </table:table-cell>
          <table:table-cell office:value-type="string" table:style-name="ce7">
            <text:p>Remote</text:p>
          </table:table-cell>
          <table:table-cell office:value-type="string" table:style-name="ce7">
            <text:p>-</text:p>
            <text:p>In-Vehicle CAN Bus network connected Remote Communication ECU (Telematic, Wi-Fi, Bluetooth,…) communicating with Mobile Devices of the outside world</text:p>
          </table:table-cell>
          <table:table-cell office:value-type="string" table:style-name="ce7">
            <text:p>Vehicle brand not known</text:p>
          </table:table-cell>
          <table:table-cell office:value-type="string" table:style-name="ce7">
            <text:p>Remote Gateway ECU</text:p>
            <text:p/>
            <text:p>Smartphone</text:p>
            <text:p>Samsung Galaxy S2</text:p>
          </table:table-cell>
          <table:table-cell office:value-type="string" table:style-name="ce7">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402, CWE-669</text:p>
          </table:table-cell>
          <table:table-cell table:number-columns-repeated="16358"/>
        </table:table-row>
        <table:table-row table:style-name="ro6">
          <table:table-cell table:style-name="ce6"/>
          <table:table-cell office:value-type="string" table:style-name="ce8">
            <text:p>Monitoring CAN messages</text:p>
          </table:table-cell>
          <table:table-cell office:value-type="string" table:style-name="ce7">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7">
            <text:p>2014</text:p>
          </table:table-cell>
          <table:table-cell office:value-type="string" table:style-name="ce7">
            <text:p>Security Evaluation</text:p>
            <text:p>Investigation of wireless attack possibilities on connected car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tmation Security</text:p>
          </table:table-cell>
          <table:table-cell table:style-name="ce7"/>
          <table:table-cell office:value-type="string" table:style-name="ce7">
            <text:p>OBD</text:p>
          </table:table-cell>
          <table:table-cell table:style-name="ce7"/>
          <table:table-cell office:value-type="string" table:style-name="ce7">
            <text:p>Capturing CAN data traffic.</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In-Vehicle CAN Bus network connected Remote Communication ECU (Telematic, Wi-Fi, Bluetooth,…) communicating with Mobile Devices of the outside world</text:p>
          </table:table-cell>
          <table:table-cell office:value-type="string" table:style-name="ce7">
            <text:p>Vehicle brand not known</text:p>
          </table:table-cell>
          <table:table-cell office:value-type="string" table:style-name="ce7">
            <text:p>Remote Gateway ECU</text:p>
            <text:p/>
            <text:p>Smartphone</text:p>
            <text:p>Samsung Galaxy S2</text:p>
          </table:table-cell>
          <table:table-cell office:value-type="string" table:style-name="ce7">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402, CWE-669</text:p>
          </table:table-cell>
          <table:table-cell table:number-columns-repeated="16358"/>
        </table:table-row>
        <table:table-row table:style-name="ro6">
          <table:table-cell table:style-name="ce6"/>
          <table:table-cell table:style-name="ce8"/>
          <table:table-cell office:value-type="string" table:style-name="ce7">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7">
            <text:p>2014</text:p>
          </table:table-cell>
          <table:table-cell office:value-type="string" table:style-name="ce7">
            <text:p>Security Evaluation</text:p>
            <text:p>Investigation of wireless attack possibilities on connected cars</text:p>
          </table:table-cell>
          <table:table-cell table:number-columns-repeated="2" table:style-name="ce7"/>
          <table:table-cell office:value-type="string" table:style-name="ce7">
            <text:p>Real Attack</text:p>
          </table:table-cell>
          <table:table-cell office:value-type="string" table:style-name="ce7">
            <text:p>Integrity</text:p>
          </table:table-cell>
          <table:table-cell table:number-columns-repeated="4" table:style-name="ce7"/>
          <table:table-cell office:value-type="string" table:style-name="ce7">
            <text:p>Development of malicious smartphone app.<text:s/></text:p>
            <text:p>Installation of App on smartphone.</text:p>
            <text:p>Connection Smartphone and target vehicle.</text:p>
          </table:table-cell>
          <table:table-cell table:number-columns-repeated="4" table:style-name="ce7"/>
          <table:table-cell office:value-type="string" table:style-name="ce7">
            <text:p>-</text:p>
            <text:p>In-Vehicle CAN Bus network connected Remote Communication ECU (Telematic, Wi-Fi, Bluetooth,…) communicating with Mobile Devices of the outside world</text:p>
          </table:table-cell>
          <table:table-cell office:value-type="string" table:style-name="ce7">
            <text:p>Vehicle brand not known</text:p>
          </table:table-cell>
          <table:table-cell office:value-type="string" table:style-name="ce7">
            <text:p>Remote Gateway ECU</text:p>
            <text:p/>
            <text:p>Smartphone</text:p>
            <text:p>Samsung Galaxy S2</text:p>
          </table:table-cell>
          <table:table-cell office:value-type="string" table:style-name="ce7">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402, CWE-669</text:p>
          </table:table-cell>
          <table:table-cell table:number-columns-repeated="16358"/>
        </table:table-row>
        <table:table-row table:style-name="ro6">
          <table:table-cell table:style-name="ce6"/>
          <table:table-cell office:value-type="string" table:style-name="ce8">
            <text:p>Sending malicious messages via App</text:p>
          </table:table-cell>
          <table:table-cell office:value-type="string" table:style-name="ce7">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7">
            <text:p>2014</text:p>
          </table:table-cell>
          <table:table-cell office:value-type="string" table:style-name="ce7">
            <text:p>Security Evaluation</text:p>
            <text:p>Investigation of wireless attack possibilities on connected car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table:style-name="ce7"/>
          <table:table-cell office:value-type="string" table:style-name="ce7">
            <text:p>Cellular</text:p>
          </table:table-cell>
          <table:table-cell table:style-name="ce7"/>
          <table:table-cell office:value-type="string" table:style-name="ce7">
            <text:p>App transmitts malicious data frames.</text:p>
          </table:table-cell>
          <table:table-cell office:value-type="string" table:style-name="ce7">
            <text:p>Required Access/Connection</text:p>
            <text:p>Connection to Cellular network</text:p>
            <text:p>App installed on smartphone</text:p>
          </table:table-cell>
          <table:table-cell office:value-type="string" table:style-name="ce7">
            <text:p>Execute (functional component)</text:p>
          </table:table-cell>
          <table:table-cell office:value-type="string" table:style-name="ce7">
            <text:p>Operational Restriction</text:p>
            <text:p>-</text:p>
            <text:p>App has to be distributed and downloaded by victims</text:p>
          </table:table-cell>
          <table:table-cell office:value-type="string" table:style-name="ce7">
            <text:p>Remote</text:p>
          </table:table-cell>
          <table:table-cell office:value-type="string" table:style-name="ce7">
            <text:p>-</text:p>
            <text:p>In-Vehicle CAN Bus network connected Remote Communication ECU (Telematic, Wi-Fi, Bluetooth,…) communicating with Mobile Devices of the outside world</text:p>
          </table:table-cell>
          <table:table-cell office:value-type="string" table:style-name="ce7">
            <text:p>Vehicle brand not known</text:p>
          </table:table-cell>
          <table:table-cell office:value-type="string" table:style-name="ce7">
            <text:p>Remote Gateway ECU</text:p>
            <text:p/>
            <text:p>Smartphone</text:p>
            <text:p>Samsung Galaxy S2</text:p>
          </table:table-cell>
          <table:table-cell office:value-type="string" table:style-name="ce7">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402, CWE-669</text:p>
          </table:table-cell>
          <table:table-cell table:number-columns-repeated="16358"/>
        </table:table-row>
        <table:table-row table:style-name="ro3">
          <table:table-cell office:value-type="string" table:style-name="ce6">
            <text:p>ID-2006-AB-1</text:p>
          </table:table-cell>
          <table:table-cell office:value-type="string" table:style-name="ce8">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Tampering</text:p>
            <text:p>Repudiation</text:p>
            <text:p>Information Disclosure</text:p>
            <text:p>Denial of Service</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ext:p>Availability</text:p>
            <text:p>Confidxentiality</text:p>
          </table:table-cell>
          <table:table-cell office:value-type="string" table:style-name="ce7">
            <text:p>Reliability</text:p>
            <text:p>Reliability</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General Subtrees:</text:p>
            <text:p/>
            <text:p>Become Part of the Network:</text:p>
            <text:p>1) Get Identifier</text:p>
            <text:p>a) Copy (NoW protocols/OBU/RSU)</text:p>
            <text:p>b) Steal (NoW protocols/OBU/RSU)</text:p>
            <text:p>c) Create (NoW protocols/OBU/RSU)</text:p>
            <text:p>2) Have Identifier</text:p>
            <text:p/>
            <text:p>Manipulate OBU Input:</text:p>
            <text:p>1) Manipulate a car</text:p>
            <text:p>a) Manipulate sensors</text:p>
            <text:p>b) Manipulate connections between components</text:p>
            <text:p>c) Replace OBU by own system/fake system</text:p>
            <text:p>d) Put system in ”service mode” und use the given (test-</text:p>
            <text:p>)functions</text:p>
            <text:p>e) Execute own code</text:p>
            <text:p>f) Stress components generating temporarily wrong outputs</text:p>
            <text:p>2) Manipulate sensor readings</text:p>
            <text:p>a) Manipulate positioning system</text:p>
            <text:p>b) Manipulate time system</text:p>
            <text:p>c) Manipulate car sensors</text:p>
            <text:p>3) Use an erroneous car</text:p>
            <text:p>a) Damage car</text:p>
            <text:p>b) Get erroneous car</text:p>
            <text:p/>
            <text:p>Violate Privacy:</text:p>
            <text:p>1) Link Person and (network-) Identifier</text:p>
            <text:p>a) Get access to TTP that links Person and Identifier (Security</text:p>
            <text:p>Infrastructure)</text:p>
            <text:p>b) Observe behavior (Side Channel)</text:p>
            <text:p>2) Track a specific node</text:p>
            <text:p>a) Recognize a node (having seen it before) (AND)</text:p>
            <text:p>b) Generate traces by linking overheard messages (NoW Protocols,</text:p>
            <text:p>Lower Layer)</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Keine</text:p>
          </table:table-cell>
          <table:table-cell office:value-type="string" table:style-name="ce7">
            <text:p>no real attack</text:p>
          </table:table-cell>
          <table:table-cell office:value-type="float" office:value="0" table:style-name="ce7">
            <text:p>0</text:p>
          </table:table-cell>
          <table:table-cell office:value-type="string" table:style-name="ce7">
            <text:p>CWE-693</text:p>
          </table:table-cell>
          <table:table-cell table:number-columns-repeated="16358"/>
        </table:table-row>
        <table:table-row table:style-name="ro3">
          <table:table-cell office:value-type="string" table:style-name="ce6">
            <text:p>ID-2006-AB-2</text:p>
          </table:table-cell>
          <table:table-cell office:value-type="string" table:style-name="ce8">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Tampering</text:p>
            <text:p>Repudiation</text:p>
            <text:p>Information Disclosure</text:p>
            <text:p>Denial of Service</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ext:p>Availability</text:p>
            <text:p>Confidxentiality</text:p>
          </table:table-cell>
          <table:table-cell office:value-type="string" table:style-name="ce7">
            <text:p>Reliability</text:p>
            <text:p>Reliability</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Car to Car Traffic Applications</text:p>
            <text:p/>
            <text:p>Disseminate False Messages:</text:p>
            <text:p>1) Generate new message (Lower Layer, NoW Protocols)</text:p>
            <text:p>a) Attack cryptographic system</text:p>
            <text:p>b) Become part of the Network (Subtree D) (AND)</text:p>
            <text:p>c) Inject directly</text:p>
            <text:p>2) Replay message (Lower Layer, NoW Protocols)</text:p>
            <text:p>a) Attack cryptographic system</text:p>
            <text:p>b) Capture message (AND)</text:p>
            <text:p>c) Send out</text:p>
            <text:p>3) Modify message (Lower Layer, NoW Protocols)</text:p>
            <text:p>a) Attack cryptographic system</text:p>
            <text:p>b) Capture message (AND)</text:p>
            <text:p>c) Break message integrity protection</text:p>
            <text:p/>
            <text:p>Disturb system:</text:p>
            <text:p>1) Remote Incapacitation of NOW components (OBU, RSU)</text:p>
            <text:p>a) Generate EMP</text:p>
            <text:p>b) Stimulate System Malfunction</text:p>
            <text:p>2) Suppress Communication</text:p>
            <text:p>a) 802.11p jamming</text:p>
            <text:p>b) GPS jamming (OBU Input)</text:p>
            <text:p>c) Inhibiting physical environment (Lower Layer)</text:p>
            <text:p>d) 802.11p weaknesses and flaws abuse (lower layer)</text:p>
            <text:p>3) NoW network misbehavior</text:p>
            <text:p>a) Overload nodes (NoW Protocols, OBU)</text:p>
            <text:p>b) Disturb routing (Now Protocols)</text:p>
            <text:p>c) Don’t participate in message forwarding / routing (NoW Protocols)</text:p>
            <text:p>4) Application layer misbehavior</text:p>
            <text:p>a) Generate many false messages (NoW Protocols, OBU)</text:p>
            <text:p>b) Generate corrupt messages (OBU)</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Keine</text:p>
          </table:table-cell>
          <table:table-cell office:value-type="string" table:style-name="ce7">
            <text:p>no real attack</text:p>
          </table:table-cell>
          <table:table-cell office:value-type="float" office:value="0" table:style-name="ce7">
            <text:p>0</text:p>
          </table:table-cell>
          <table:table-cell office:value-type="string" table:style-name="ce7">
            <text:p>CWE-693</text:p>
          </table:table-cell>
          <table:table-cell table:number-columns-repeated="16358"/>
        </table:table-row>
        <table:table-row table:style-name="ro3">
          <table:table-cell office:value-type="string" table:style-name="ce6">
            <text:p>ID-2006-AB-3</text:p>
          </table:table-cell>
          <table:table-cell office:value-type="string" table:style-name="ce8">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Tampering</text:p>
            <text:p>Repudiation</text:p>
            <text:p>Information Disclosure</text:p>
            <text:p>Denial of Service</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ext:p>Availability</text:p>
            <text:p>Confidxentiality</text:p>
          </table:table-cell>
          <table:table-cell office:value-type="string" table:style-name="ce7">
            <text:p>Reliability</text:p>
            <text:p>Reliability</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Car to Infrastructure Applications</text:p>
            <text:p/>
            <text:p>Disturb System:</text:p>
            <text:p>1) Paralyze RSU (RSU)</text:p>
            <text:p>a) Deplete RSU Battery</text:p>
            <text:p>b) Physically destroy RSU</text:p>
            <text:p>c) Use up computing resources on RSU</text:p>
            <text:p>2) Paralyze OBU (OBU)</text:p>
            <text:p>a) Physically destroy / remove OBU</text:p>
            <text:p>b) Use up computing resources on OBU</text:p>
            <text:p>c) Damage communication equipment</text:p>
            <text:p>3) Affect communication channel</text:p>
            <text:p>a) Physical jamming (lower layer)</text:p>
            <text:p>b) MAC jamming (lower layer)</text:p>
            <text:p>c) Attack NL mechanisms (NoW protocols)</text:p>
            <text:p/>
            <text:p>Disseminate False Messages:</text:p>
            <text:p>1) Obtain legitimate RSU (RSU, Security Infrastructure)</text:p>
            <text:p>a) Obtain Identifier (cf. General Subtree B)</text:p>
            <text:p>b) Change location of legitimate RSU (Position)</text:p>
            <text:p>c) Change software on legitimate RSU (RSU)</text:p>
            <text:p>2) Replay RSU messages (Lower layer, NoW Protocols) (AND)</text:p>
            <text:p>a) Capture message</text:p>
            <text:p>b) Send out</text:p>
            <text:p>3) Alter message (Lower Layer, NoW Protocols) (AND)</text:p>
            <text:p>a) Capture message</text:p>
            <text:p>b) Break message integrity check algorithm</text:p>
            <text:p>4) Create legitimate messages with wrong content (RSU Input)</text:p>
            <text:p>5) Alter RSU sensor readings / send information (RSU)</text:p>
            <text:p>a) Physically access RSU sensors (RSU)</text:p>
            <text:p>b) Physically access RSU storage / computing (RSU)</text:p>
            <text:p>6) Make OBU believe that it received legitimate messages without actually</text:p>
            <text:p>receiving one (OBU) (AND)</text:p>
            <text:p>a) Gain access to install malicious software</text:p>
            <text:p>b) Install malicious software</text:p>
            <text:p>7) Make OBU interpret the message wrong</text:p>
            <text:p>a) Alter OBU-SW (OBU)</text:p>
            <text:p>b) Alter OBU-configuration (OBU)</text:p>
            <text:p>c) Alter OBU sensors (OBU-Input)</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Keine</text:p>
          </table:table-cell>
          <table:table-cell office:value-type="string" table:style-name="ce7">
            <text:p>no real attack</text:p>
          </table:table-cell>
          <table:table-cell office:value-type="float" office:value="0" table:style-name="ce7">
            <text:p>0</text:p>
          </table:table-cell>
          <table:table-cell office:value-type="string" table:style-name="ce7">
            <text:p>CWE-693</text:p>
          </table:table-cell>
          <table:table-cell table:number-columns-repeated="16358"/>
        </table:table-row>
        <table:table-row table:style-name="ro3">
          <table:table-cell office:value-type="string" table:style-name="ce6">
            <text:p>ID-2006-AB-4</text:p>
          </table:table-cell>
          <table:table-cell office:value-type="string" table:style-name="ce8">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Tampering</text:p>
            <text:p>Repudiation</text:p>
            <text:p>Information Disclosure</text:p>
            <text:p>Denial of Service</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ext:p>Availability</text:p>
            <text:p>Confidxentiality</text:p>
          </table:table-cell>
          <table:table-cell office:value-type="string" table:style-name="ce7">
            <text:p>Reliability</text:p>
            <text:p>Reliability</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Car to Home Applications</text:p>
            <text:p/>
            <text:p>Disturb System:</text:p>
            <text:p>1) Unauthorized Data and System Access (cf. Subtree B in Figure 13).</text:p>
            <text:p>2) Paralyze OBU (cf. Subtree 2 in Figure 10.)</text:p>
            <text:p>3) Affect Communication Channel (cf. Subtree 3 in Figure 10.)</text:p>
            <text:p>a) Deplete Vehicle Battery (Sleep deprivation) (NoW Protocols,</text:p>
            <text:p>OBU).</text:p>
            <text:p/>
            <text:p>Unauthorized Data and System Access:</text:p>
            <text:p>1) Eavesdrop on or insert messages into communication (NoW Protocols,</text:p>
            <text:p>Lower Layer)</text:p>
            <text:p>a) Gain physical control of the communication channel</text:p>
            <text:p>b) Guess the code for deciphering the encrypted data exchanged</text:p>
            <text:p>c) Break cryptographic protection</text:p>
            <text:p>2) Gain system access on at least one of the communication partners</text:p>
            <text:p>a) Gain physical control of the car (OBU)</text:p>
            <text:p>b) Gain physical control of the communication partner (PDA,</text:p>
            <text:p>Home LAN, etc.)</text:p>
            <text:p>c) Gain remote system access on car by exploiting security holes</text:p>
            <text:p>(OBU)</text:p>
            <text:p>d) Gain remote system access on the communication peer by exploiting</text:p>
            <text:p>security holes (PDA, Home LAN, etc.)</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Keine</text:p>
          </table:table-cell>
          <table:table-cell office:value-type="string" table:style-name="ce7">
            <text:p>no real attack</text:p>
          </table:table-cell>
          <table:table-cell office:value-type="float" office:value="0" table:style-name="ce7">
            <text:p>0</text:p>
          </table:table-cell>
          <table:table-cell office:value-type="string" table:style-name="ce7">
            <text:p>CWE-693</text:p>
          </table:table-cell>
          <table:table-cell table:number-columns-repeated="16358"/>
        </table:table-row>
        <table:table-row table:style-name="ro3">
          <table:table-cell office:value-type="string" table:style-name="ce6">
            <text:p>ID-2006-AB-5</text:p>
          </table:table-cell>
          <table:table-cell office:value-type="string" table:style-name="ce8">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Tampering</text:p>
            <text:p>Repudiation</text:p>
            <text:p>Information Disclosure</text:p>
            <text:p>Denial of Service</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ext:p>Availability</text:p>
            <text:p>Confidxentiality</text:p>
          </table:table-cell>
          <table:table-cell office:value-type="string" table:style-name="ce7">
            <text:p>Reliability</text:p>
            <text:p>Reliability</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Routing based Applications</text:p>
            <text:p/>
            <text:p>Disturb System:</text:p>
            <text:p>1) Waste/exhaust resources (Overload wireless channel and nodes)</text:p>
            <text:p>a) Waste/exhaust of bandwidth of wireless channels (pertains all</text:p>
            <text:p>neighbors)</text:p>
            <text:p>b) Create false location table entries in nodes</text:p>
            <text:p>c) Overload selected node (OBU)</text:p>
            <text:p>d) Overload all neighbor nodes (OBU)</text:p>
            <text:p>2) Deter nodes from packet reception</text:p>
            <text:p>a) Create routing black holes</text:p>
            <text:p>b) Create routing loops</text:p>
            <text:p>c) Partition Network</text:p>
            <text:p/>
            <text:p>Inject False Messages:</text:p>
            <text:p>1) Inject beacon message</text:p>
            <text:p>a) Inject beacon message with falsified position information</text:p>
            <text:p>and/or timestamp</text:p>
            <text:p>b) Inject beacon message with falsified node ID</text:p>
            <text:p>2) Inject location query message</text:p>
            <text:p>a) Inject location query message with falsified piggybacked</text:p>
            <text:p>source node ID, position, and/or timestamp</text:p>
            <text:p>b) Inject location query message with falsified piggybacked</text:p>
            <text:p>sender node ID, position, and/or timestamp</text:p>
            <text:p>3) Inject data message</text:p>
            <text:p>a) Inject data message with falsified piggybacked source node</text:p>
            <text:p>ID, position, and/or timestamp</text:p>
            <text:p>b) Inject data message with falsified piggybacked sender node</text:p>
            <text:p>ID, position, and/or timestamp</text:p>
            <text:p/>
            <text:p>Privacy Violation:</text:p>
            <text:p>1) Eavesdropping</text:p>
            <text:p>a) Eavesdropping of forwarded data message</text:p>
            <text:p>b) Inject beacon message with falsified node ID, position information</text:p>
            <text:p>and/or timestamp</text:p>
            <text:p>c) Inject location reply with falsified node ID, position, and/or</text:p>
            <text:p>timestamp</text:p>
            <text:p>d) Inject data message with falsified piggybacked information</text:p>
            <text:p>2) Revealing/tracking a node’s position</text:p>
            <text:p>a) Analyzing/tracking the node ID, position, timestamp in a beacon</text:p>
            <text:p>b) (Frequently) sending a location query</text:p>
            <text:p>c) Analyzing/tracking the node ID, position, timestamp of the</text:p>
            <text:p>source node in a data message</text:p>
            <text:p>d) Analyzing/tracking the node ID, position, timestamp of the</text:p>
            <text:p>sender node in a data message</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Keine</text:p>
          </table:table-cell>
          <table:table-cell office:value-type="string" table:style-name="ce7">
            <text:p>no real attack</text:p>
          </table:table-cell>
          <table:table-cell office:value-type="float" office:value="0" table:style-name="ce7">
            <text:p>0</text:p>
          </table:table-cell>
          <table:table-cell office:value-type="string" table:style-name="ce7">
            <text:p>CWE-693</text:p>
          </table:table-cell>
          <table:table-cell table:number-columns-repeated="16358"/>
        </table:table-row>
        <table:table-row table:style-name="ro3">
          <table:table-cell office:value-type="string" table:style-name="ce6">
            <text:p>ID-2008-BN-1</text:p>
          </table:table-cell>
          <table:table-cell office:value-type="string" table:style-name="ce8">
            <text:p>Denial of Service attack on the WAVE (Wireless Access in Vehicular Environments) Standard</text:p>
          </table:table-cell>
          <table:table-cell office:value-type="string" table:style-name="ce7">
            <text:p>Denial of Service Attacks on Inter-Vehicle Communication Networks<text:s/></text:p>
            <text:p>J. Blum et al.</text:p>
            <text:p>-</text:p>
            <text:p>-</text:p>
            <text:p>IEEE ITSC</text:p>
          </table:table-cell>
          <table:table-cell office:value-type="float" office:value="2008" table:style-name="ce7">
            <text:p>2008</text:p>
          </table:table-cell>
          <table:table-cell office:value-type="string" table:style-name="ce7">
            <text:p>Security Evaluation</text:p>
            <text:p>Investigation of impact of denial of service attacks on a wireless communication standard</text:p>
          </table:table-cell>
          <table:table-cell office:value-type="string" table:style-name="ce7">
            <text:p>Denial-of-Service</text:p>
            <text:p>Spordadic Partial Jamming</text:p>
            <text:p/>
            <text:p>Denial-of-Service</text:p>
            <text:p>Sustained Partial Jamming</text:p>
            <text:p/>
            <text:p>Denial-of-Service</text:p>
            <text:p>Complete 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nsufficient Control Flow Management</text:p>
            <text:p>Channel synchronization between Control Channels and Service Channels can be exploited to prevent the sending of messages</text:p>
          </table:table-cell>
          <table:table-cell office:value-type="string" table:style-name="ce7">
            <text:p>WLAN</text:p>
          </table:table-cell>
          <table:table-cell office:value-type="string" table:style-name="ce7">
            <text:p>Attacks are affecting the reception of data pakets for all of the three jamming attacks</text:p>
          </table:table-cell>
          <table:table-cell office:value-type="string" table:style-name="ce7">
            <text:p>Simulation of the WAVE standard (IPv6 messages via UDP).</text:p>
            <text:p>Simulations ran over 5 seconds each and the three jamming attacks:</text:p>
            <text:p>Sporadic Partial Jamming Attack: the attacker</text:p>
            <text:p>sporadically sends many messages, the size of a</text:p>
            <text:p>WAVE heart-beat message, consuming 75% of</text:p>
            <text:p>the total bandwidth.</text:p>
            <text:p>Sustained Partial Jamming Attack: the malicious</text:p>
            <text:p>node sends one long message which consumes</text:p>
            <text:p>75% of the total bandwidth of each service</text:p>
            <text:p>interval sent once per interval.</text:p>
            <text:p>Complete Jamming Attack: the malicious node</text:p>
            <text:p>constantly sends small messages the size of a</text:p>
            <text:p>WAVE heart-beat message, essentially</text:p>
            <text:p>consuming 100% of the total bandwidth (minus</text:p>
            <text:p>the pauses for each AIFS interval in between</text:p>
            <text:p>transmissions).</text:p>
          </table:table-cell>
          <table:table-cell office:value-type="string" table:style-name="ce7">
            <text:p>Required Setup</text:p>
            <text:p>Simulation of the System</text:p>
            <text:p>Simulation system of the WAVE standar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WAVE Communications Architectur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7">
            <text:p>Keine</text:p>
          </table:table-cell>
          <table:table-cell office:value-type="string" table:style-name="ce7">
            <text:p>CVSS:3.0/AV:A/AC:L/PR:N/UI:N/S:U/C:N/I:N/A:H; 6,5</text:p>
          </table:table-cell>
          <table:table-cell office:value-type="float" office:value="2.84" table:style-name="ce7">
            <text:p>2,84</text:p>
          </table:table-cell>
          <table:table-cell office:value-type="string" table:style-name="ce7">
            <text:p>CWE-691</text:p>
          </table:table-cell>
          <table:table-cell table:number-columns-repeated="16358"/>
        </table:table-row>
        <table:table-row table:style-name="ro15">
          <table:table-cell table:style-name="ce6"/>
          <table:table-cell office:value-type="string" table:style-name="ce8">
            <text:p>Sporadic Partial Jamming Attack to disrupt the network</text:p>
          </table:table-cell>
          <table:table-cell office:value-type="string" table:style-name="ce7">
            <text:p>Denial of Service Attacks on Inter-Vehicle Communication Networks<text:s/></text:p>
            <text:p>J. Blum et al.</text:p>
            <text:p>-</text:p>
            <text:p>-</text:p>
            <text:p>IEEE ITSC</text:p>
          </table:table-cell>
          <table:table-cell office:value-type="float" office:value="2008" table:style-name="ce7">
            <text:p>2008</text:p>
          </table:table-cell>
          <table:table-cell office:value-type="string" table:style-name="ce7">
            <text:p>Security Evaluation</text:p>
            <text:p>Investigation of impact of denial of service attacks on a wireless communication standard</text:p>
          </table:table-cell>
          <table:table-cell office:value-type="string" table:style-name="ce7">
            <text:p>Denial of 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Simulations ran over 5 seconds each and the three jamming attacks:</text:p>
            <text:p>Sporadic Partial Jamming Attack: the attacker</text:p>
            <text:p>sporadically sends many messages, the size of a</text:p>
            <text:p>WAVE heart-beat message, consuming 75% of</text:p>
            <text:p>the total bandwidth.</text:p>
          </table:table-cell>
          <table:table-cell office:value-type="string" table:style-name="ce7">
            <text:p>Required Setup</text:p>
            <text:p>Simulation of the System</text:p>
            <text:p>Simulation system of the WAVE standar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WAVE Communications Architectur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1</text:p>
          </table:table-cell>
          <table:table-cell table:number-columns-repeated="16358"/>
        </table:table-row>
        <table:table-row table:style-name="ro15">
          <table:table-cell table:style-name="ce6"/>
          <table:table-cell office:value-type="string" table:style-name="ce8">
            <text:p>Substained Partial Jamming Attack to disrupt the network</text:p>
          </table:table-cell>
          <table:table-cell office:value-type="string" table:style-name="ce7">
            <text:p>Denial of Service Attacks on Inter-Vehicle Communication Networks<text:s/></text:p>
            <text:p>J. Blum et al.</text:p>
            <text:p>-</text:p>
            <text:p>-</text:p>
            <text:p>IEEE ITSC</text:p>
          </table:table-cell>
          <table:table-cell office:value-type="float" office:value="2008" table:style-name="ce7">
            <text:p>2008</text:p>
          </table:table-cell>
          <table:table-cell office:value-type="string" table:style-name="ce7">
            <text:p>Security Evaluation</text:p>
            <text:p>Investigation of impact of denial of service attacks on a wireless communication standard</text:p>
          </table:table-cell>
          <table:table-cell office:value-type="string" table:style-name="ce7">
            <text:p>Denial of 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Sustained Partial Jamming Attack: the malicious</text:p>
            <text:p>node sends one long message which consumes</text:p>
            <text:p>75% of the total bandwidth of each service</text:p>
            <text:p>interval sent once per interval.</text:p>
          </table:table-cell>
          <table:table-cell office:value-type="string" table:style-name="ce7">
            <text:p>Required Setup</text:p>
            <text:p>Simulation of the System</text:p>
            <text:p>Simulation system of the WAVE standar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WAVE Communications Architectur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1</text:p>
          </table:table-cell>
          <table:table-cell table:number-columns-repeated="16358"/>
        </table:table-row>
        <table:table-row table:style-name="ro15">
          <table:table-cell table:style-name="ce6"/>
          <table:table-cell office:value-type="string" table:style-name="ce8">
            <text:p>Complete Jamming Attack to disrupt the network</text:p>
          </table:table-cell>
          <table:table-cell office:value-type="string" table:style-name="ce7">
            <text:p>Denial of Service Attacks on Inter-Vehicle Communication Networks<text:s/></text:p>
            <text:p>J. Blum et al.</text:p>
            <text:p>-</text:p>
            <text:p>-</text:p>
            <text:p>IEEE ITSC</text:p>
          </table:table-cell>
          <table:table-cell office:value-type="float" office:value="2008" table:style-name="ce7">
            <text:p>2008</text:p>
          </table:table-cell>
          <table:table-cell office:value-type="string" table:style-name="ce7">
            <text:p>Security Evaluation</text:p>
            <text:p>Investigation of impact of denial of service attacks on a wireless communication standard</text:p>
          </table:table-cell>
          <table:table-cell office:value-type="string" table:style-name="ce7">
            <text:p>Denial of 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Complete Jamming Attack: the malicious node</text:p>
            <text:p>constantly sends small messages the size of a</text:p>
            <text:p>WAVE heart-beat message, essentially</text:p>
            <text:p>consuming 100% of the total bandwidth (minus</text:p>
            <text:p>the pauses for each AIFS interval in between</text:p>
            <text:p>transmissions).</text:p>
          </table:table-cell>
          <table:table-cell office:value-type="string" table:style-name="ce7">
            <text:p>Required Setup</text:p>
            <text:p>Simulation of the System</text:p>
            <text:p>Simulation system of the WAVE standard</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WAVE Communications Architectur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1</text:p>
          </table:table-cell>
          <table:table-cell table:number-columns-repeated="16358"/>
        </table:table-row>
        <table:table-row table:style-name="ro12">
          <table:table-cell office:value-type="string" table:style-name="ce6">
            <text:p>ID-2013-KL-1</text:p>
          </table:table-cell>
          <table:table-cell office:value-type="string" table:style-name="ce8">
            <text:p>LF Relay attack against smart key systems in differrent cars</text:p>
          </table:table-cell>
          <table:table-cell office:value-type="string" table:style-name="ce7">
            <text:p>Vehicle relay attack avoidance methods using RF signal strength</text:p>
            <text:p>G. Kim et al.</text:p>
            <text:p>-</text:p>
            <text:p>-</text:p>
            <text:p>Communications and Networks</text:p>
          </table:table-cell>
          <table:table-cell office:value-type="float" office:value="2013" table:style-name="ce7">
            <text:p>2013</text:p>
          </table:table-cell>
          <table:table-cell office:value-type="string" table:style-name="ce7">
            <text:p>Security Evaluation</text:p>
            <text:p>Investigation of the security of car access systems</text:p>
          </table:table-cell>
          <table:table-cell office:value-type="string" table:style-name="ce7">
            <text:p>Spoofing</text:p>
            <text:p>Man-in-the-Middle</text:p>
            <text:p>LF Relay Attack</text:p>
            <text:p/>
            <text:p>Spoofing</text:p>
            <text:p>Man-in-the-Middle</text:p>
            <text:p>RF Signal</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able:table-cell>
          <table:table-cell office:value-type="string" table:style-name="ce7">
            <text:p>Financial Asset</text:p>
          </table:table-cell>
          <table:table-cell office:value-type="string" table:style-name="ce7">
            <text:p>Protection Mechanism Failure</text:p>
            <text:p>Authentication bypass of smart key system through relay attacks possible</text:p>
          </table:table-cell>
          <table:table-cell office:value-type="string" table:style-name="ce7">
            <text:p>RFID</text:p>
          </table:table-cell>
          <table:table-cell office:value-type="string" table:style-name="ce7">
            <text:p>Passive Entry possible on all vehicles except that one vehicle that did not support this feature.</text:p>
            <text:p>Passive Start possible on all vehicles</text:p>
          </table:table-cell>
          <table:table-cell office:value-type="string" table:style-name="ce7">
            <text:p>Low Frequency (LF) Relay Attack: Triggering door handle, LF signal from car to attacker device 1. Relayed RF signal to attacker device 2. LF signal to driver (key fob). RF signal to car.</text:p>
          </table:table-cell>
          <table:table-cell office:value-type="string" table:style-name="ce7">
            <text:p>Required Setup</text:p>
            <text:p>System Configuration</text:p>
            <text:p>Valid frequency</text:p>
            <text:p/>
            <text:p>Organisational Requirement</text:p>
            <text:p>Proximity to vehicle<text:s/></text:p>
            <text:p>Range to the driver</text:p>
          </table:table-cell>
          <table:table-cell office:value-type="string" table:style-name="ce7">
            <text:p>Execute (functional component)</text:p>
          </table:table-cell>
          <table:table-cell office:value-type="string" table:style-name="ce7">
            <text:p>Physical Restriction</text:p>
            <text:p>Range</text:p>
            <text:p>Range max. 100 m</text:p>
          </table:table-cell>
          <table:table-cell office:value-type="string" table:style-name="ce7">
            <text:p>Remote</text:p>
          </table:table-cell>
          <table:table-cell office:value-type="string" table:style-name="ce7">
            <text:p>-</text:p>
            <text:p>Driver triggers door handle, LF signal (challenge) is sent from the car to the key. The key responds to the car with a RF signal (response) The car decodes the signal to check if the key is valid</text:p>
          </table:table-cell>
          <table:table-cell office:value-type="string" table:style-name="ce7">
            <text:p>Vehicle brand not known</text:p>
            <text:p>-</text:p>
            <text:p>-</text:p>
            <text:p>-</text:p>
            <text:p>-</text:p>
            <text:p>9 different cars from 7 different manufacturers</text:p>
          </table:table-cell>
          <table:table-cell office:value-type="string" table:style-name="ce7">
            <text:p>Car Access System</text:p>
            <text:p>Smart Key System: Passive Entry passive start (PEPS) system, Remote keyless entry (RKE)</text:p>
            <text:p/>
            <text:p>One car had no passive entry feature</text:p>
          </table:table-cell>
          <table:table-cell office:value-type="string" table:style-name="ce7">
            <text:p>Wireless Tool</text:p>
            <text:p>Radio Frequency Tool</text:p>
            <text:p>device for receiving LF signal from the car (2,4 GHz)</text:p>
            <text:p/>
            <text:p>Wireless Tool</text:p>
            <text:p>Radio Frequency Tool</text:p>
            <text:p>device for receiving the relayed RF signal from Device 1</text:p>
            <text:p/>
            <text:p>Wireless Tool</text:p>
            <text:p>Radio Frequency Tool</text:p>
            <text:p>DAQ Board</text:p>
            <text:p/>
            <text:p>Hardware Tool</text:p>
            <text:p>Laptop/PC</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693</text:p>
          </table:table-cell>
          <table:table-cell table:number-columns-repeated="16358"/>
        </table:table-row>
        <table:table-row table:style-name="ro12">
          <table:table-cell office:value-type="string" table:style-name="ce6">
            <text:p>ID-2013-KL-1</text:p>
          </table:table-cell>
          <table:table-cell office:value-type="string" table:style-name="ce8">
            <text:p>RF Relay attack against smart key systems in differrent cars</text:p>
          </table:table-cell>
          <table:table-cell office:value-type="string" table:style-name="ce7">
            <text:p>Vehicle relay attack avoidance methods using RF signal strength</text:p>
            <text:p>G. Kim et al.</text:p>
            <text:p>-</text:p>
            <text:p>-</text:p>
            <text:p>Communications and Networks</text:p>
          </table:table-cell>
          <table:table-cell office:value-type="float" office:value="2013" table:style-name="ce7">
            <text:p>2013</text:p>
          </table:table-cell>
          <table:table-cell office:value-type="string" table:style-name="ce7">
            <text:p>Security Evaluation</text:p>
            <text:p>Investigation of the security of car access systems</text:p>
          </table:table-cell>
          <table:table-cell office:value-type="string" table:style-name="ce7">
            <text:p>Spoofing</text:p>
            <text:p>Man-in-the-Middle</text:p>
            <text:p>LF Relay Attack</text:p>
            <text:p/>
            <text:p>Spoofing</text:p>
            <text:p>Man-in-the-Middle</text:p>
            <text:p>RF Signal</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able:table-cell>
          <table:table-cell office:value-type="string" table:style-name="ce7">
            <text:p>Financial Asset</text:p>
          </table:table-cell>
          <table:table-cell office:value-type="string" table:style-name="ce7">
            <text:p>Protection Mechanism Failure</text:p>
            <text:p>Authentication bypass of smart key system through relay attacks possible</text:p>
          </table:table-cell>
          <table:table-cell office:value-type="string" table:style-name="ce7">
            <text:p>RFID</text:p>
          </table:table-cell>
          <table:table-cell office:value-type="string" table:style-name="ce7">
            <text:p>Passive Entry possible on all vehicles except that one vehicle that did not support this feature.</text:p>
            <text:p>Passive Start possible on all vehicles</text:p>
          </table:table-cell>
          <table:table-cell office:value-type="string" table:style-name="ce7">
            <text:p>Radio Frequency (RF) Relay Attack: Triggering door handle, LF signal from car to attacker device 1. Relayed RF signal to attacker device 2. LF signal to driver (key fob). RF signal to device 2. Relayed RF signal to device 1. RF signal to car</text:p>
          </table:table-cell>
          <table:table-cell office:value-type="string" table:style-name="ce7">
            <text:p>Required Setup</text:p>
            <text:p>System Configuration</text:p>
            <text:p>Valid frequency</text:p>
            <text:p/>
            <text:p>Organisational Requirement</text:p>
            <text:p>Proximity to vehicle<text:s/></text:p>
            <text:p>Range to the driver</text:p>
          </table:table-cell>
          <table:table-cell office:value-type="string" table:style-name="ce7">
            <text:p>Execute (functional component)</text:p>
          </table:table-cell>
          <table:table-cell office:value-type="string" table:style-name="ce7">
            <text:p>Physical Restriction</text:p>
            <text:p>Range</text:p>
            <text:p>Range max. 100 m</text:p>
          </table:table-cell>
          <table:table-cell office:value-type="string" table:style-name="ce7">
            <text:p>Remote</text:p>
          </table:table-cell>
          <table:table-cell office:value-type="string" table:style-name="ce7">
            <text:p>-</text:p>
            <text:p>Driver triggers door handle, LF signal (challenge) is sent from the car to the key. The key responds to the car with a RF signal (response) The car decodes the signal to check if the key is valid</text:p>
          </table:table-cell>
          <table:table-cell office:value-type="string" table:style-name="ce7">
            <text:p>Vehicle brand not known</text:p>
            <text:p>-</text:p>
            <text:p>-</text:p>
            <text:p>-</text:p>
            <text:p>-</text:p>
            <text:p>9 different cars from 7 different manufacturers</text:p>
          </table:table-cell>
          <table:table-cell office:value-type="string" table:style-name="ce7">
            <text:p>Car Access System</text:p>
            <text:p>Smart Key System: Passive Entry passive start (PEPS) system, Remote keyless entry (RKE)</text:p>
            <text:p/>
            <text:p>One car had no passive entry feature</text:p>
          </table:table-cell>
          <table:table-cell office:value-type="string" table:style-name="ce7">
            <text:p>Wireless Tool</text:p>
            <text:p>Radio Frequency Tool</text:p>
            <text:p>device for receiving LF signal from the car (2,4 GHz)</text:p>
            <text:p/>
            <text:p>Wireless Tool</text:p>
            <text:p>Radio Frequency Tool</text:p>
            <text:p>device for receiving the relayed RF signal from Device 1</text:p>
            <text:p/>
            <text:p>Wireless Tool</text:p>
            <text:p>Radio Frequency Tool</text:p>
            <text:p>DAQ Board</text:p>
            <text:p/>
            <text:p>Hardware Tool</text:p>
            <text:p>Laptop/PC</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693</text:p>
          </table:table-cell>
          <table:table-cell table:number-columns-repeated="16358"/>
        </table:table-row>
        <table:table-row table:style-name="ro4">
          <table:table-cell office:value-type="string" table:style-name="ce6">
            <text:p>ID-2014-MV-1</text:p>
          </table:table-cell>
          <table:table-cell office:value-type="string" table:style-name="ce7">
            <text:p>Prevent engine start by spoofing commands via wireles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Uncontrolled Resource Consumption</text:p>
            <text:p>CAN-Design vulnerable for denial of service attacks</text:p>
          </table:table-cell>
          <table:table-cell office:value-type="string" table:style-name="ce7">
            <text:p>RFID</text:p>
          </table:table-cell>
          <table:table-cell office:value-type="string" table:style-name="ce7">
            <text:p>Engine can't be started</text:p>
          </table:table-cell>
          <table:table-cell office:value-type="string" table:style-name="ce7">
            <text:p>Spoofing Messages to internal network in order to prevent an engine start</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0 cm</text:p>
          </table:table-cell>
          <table:table-cell office:value-type="string" table:style-name="ce7">
            <text:p>Remote</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s/></text:p>
            <text:p>2010</text:p>
          </table:table-cell>
          <table:table-cell office:value-type="string" table:style-name="ce7">
            <text:p>Theft Warning System</text:p>
            <text:p>Passive Anti-Theft System (PATS)</text:p>
          </table:table-cell>
          <table:table-cell office:value-type="string" table:style-name="ce7">
            <text:p>-</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710</text:p>
          </table:table-cell>
          <table:table-cell table:number-columns-repeated="16358"/>
        </table:table-row>
        <table:table-row table:style-name="ro4">
          <table:table-cell office:value-type="string" table:style-name="ce6">
            <text:p>ID-2014-MV-2</text:p>
          </table:table-cell>
          <table:table-cell office:value-type="string" table:style-name="ce7">
            <text:p>Deactivation of Smart Junction Box by spoofing commands via wireles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vailability</text:p>
          </table:table-cell>
          <table:table-cell office:value-type="string" table:style-name="ce7">
            <text:p>Vehicle Function</text:p>
          </table:table-cell>
          <table:table-cell office:value-type="string" table:style-name="ce7">
            <text:p>Protection Mechanism Failure</text:p>
            <text:p>No authentication of CAN messages</text:p>
          </table:table-cell>
          <table:table-cell office:value-type="string" table:style-name="ce7">
            <text:p>RFID</text:p>
          </table:table-cell>
          <table:table-cell office:value-type="string" table:style-name="ce7">
            <text:p>Shutdown of the ECU.</text:p>
            <text:p>Error messages</text:p>
          </table:table-cell>
          <table:table-cell office:value-type="string" table:style-name="ce7">
            <text:p>Spoofing Messages to internal network to shut down the ECU</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 m</text:p>
          </table:table-cell>
          <table:table-cell office:value-type="string" table:style-name="ce7">
            <text:p>Remote</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s/></text:p>
            <text:p>2010</text:p>
          </table:table-cell>
          <table:table-cell office:value-type="string" table:style-name="ce7">
            <text:p>Junction Box</text:p>
            <text:p>Smart Junction Box (SJB): MAX1471A 315MHz/434MHz Low-Power, 3V/5V ASK/FSK Superheterodyne Receiver</text:p>
          </table:table-cell>
          <table:table-cell office:value-type="string" table:style-name="ce7">
            <text:p>-</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693</text:p>
          </table:table-cell>
          <table:table-cell table:number-columns-repeated="16358"/>
        </table:table-row>
        <table:table-row table:style-name="ro3">
          <table:table-cell office:value-type="string" table:style-name="ce6">
            <text:p>ID-2014-MV-3</text:p>
          </table:table-cell>
          <table:table-cell office:value-type="string" table:style-name="ce7">
            <text:p>Prevent locking and unlocking of the vehicle, starting egnine by spoofing commands via wireles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vailability</text:p>
          </table:table-cell>
          <table:table-cell office:value-type="string" table:style-name="ce7">
            <text:p>Reliability</text:p>
            <text:p>Financial Asset</text:p>
          </table:table-cell>
          <table:table-cell office:value-type="string" table:style-name="ce7">
            <text:p>Improper Control of a Resource Through its Lifetime</text:p>
            <text:p>Uncontrolled Resource Consumption</text:p>
            <text:p>CAN-Design vulnerable for denial of service attacks</text:p>
          </table:table-cell>
          <table:table-cell office:value-type="string" table:style-name="ce7">
            <text:p>RFID</text:p>
          </table:table-cell>
          <table:table-cell office:value-type="string" table:style-name="ce7">
            <text:p>Prevention of locking and unlocking. Starting of the engine (even without a valid key)</text:p>
            <text:p/>
            <text:p>Remote Code Execution</text:p>
          </table:table-cell>
          <table:table-cell office:value-type="string" table:style-name="ce7">
            <text:p>Spoofing Messages to internal network to trigger the door locks and to start the engine</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20 m</text:p>
          </table:table-cell>
          <table:table-cell office:value-type="string" table:style-name="ce7">
            <text:p>Remote</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ext:p/>
            <text:p>Smart Key sends signal to the receiver-Sensor, which is connected to the Certification ECU (directly, without bus). The certification ECU is connected with CAN and LIN</text:p>
          </table:table-cell>
          <table:table-cell office:value-type="string" table:style-name="ce7">
            <text:p>Toyota<text:s/></text:p>
            <text:p>Prius<text:s/></text:p>
            <text:p>2010</text:p>
          </table:table-cell>
          <table:table-cell office:value-type="string" table:style-name="ce7">
            <text:p>Car Access System</text:p>
            <text:p>Remote Keyless Entry / Start (RKE)</text:p>
          </table:table-cell>
          <table:table-cell office:value-type="string" table:style-name="ce7">
            <text:p>-</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400</text:p>
          </table:table-cell>
          <table:table-cell table:number-columns-repeated="16358"/>
        </table:table-row>
        <table:table-row table:style-name="ro4">
          <table:table-cell office:value-type="string" table:style-name="ce6">
            <text:p>ID-2014-MV-4</text:p>
          </table:table-cell>
          <table:table-cell office:value-type="string" table:style-name="ce7">
            <text:p>Spoofing CAN messages to internal networks by spoofing commands via Bluetooth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Algorithmic Complexity (Bluetooth stack)</text:p>
          </table:table-cell>
          <table:table-cell office:value-type="string" table:style-name="ce7">
            <text:p>Bluetooth</text:p>
          </table:table-cell>
          <table:table-cell office:value-type="string" table:style-name="ce7">
            <text:p>Wireless access of vehicle possible -&gt; ECUs which are connected to bussystem can be used for sending CAN messages</text:p>
          </table:table-cell>
          <table:table-cell office:value-type="string" table:style-name="ce7">
            <text:p>Spoofing Messages to CAN network</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0 m</text:p>
          </table:table-cell>
          <table:table-cell office:value-type="string" table:style-name="ce7">
            <text:p>Remote</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s/></text:p>
            <text:p>2010</text:p>
          </table:table-cell>
          <table:table-cell office:value-type="string" table:style-name="ce7">
            <text:p>Remote Gateway ECU</text:p>
            <text:p>Ford SYNC computer (Accessory Protocol Interface Module (APIM))</text:p>
          </table:table-cell>
          <table:table-cell office:value-type="string" table:style-name="ce7">
            <text:p>Smart Key sendet Signal zu Receiver-Sensor, der mit Smart Key ECU (direkt, ohne Bus) verbunden ist. Die Smart Key ECU ist verbunden zu CAN und LIN</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407</text:p>
          </table:table-cell>
          <table:table-cell table:number-columns-repeated="16358"/>
        </table:table-row>
        <table:table-row table:style-name="ro4">
          <table:table-cell office:value-type="string" table:style-name="ce6">
            <text:p>ID-2014-MV-5</text:p>
          </table:table-cell>
          <table:table-cell office:value-type="string" table:style-name="ce7">
            <text:p>Spoofing CAN messages to internal networks by spoofing commands via RD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When sending data with analog FM signals, data must be parsed and displayed. Weak points could exist at this point.</text:p>
          </table:table-cell>
          <table:table-cell office:value-type="string" table:style-name="ce7">
            <text:p>RDS</text:p>
          </table:table-cell>
          <table:table-cell office:value-type="string" table:style-name="ce7">
            <text:p>Wireless access of vehicle possible -&gt; ECUs which are connected to bussystem can be used for sending CAN messages</text:p>
          </table:table-cell>
          <table:table-cell office:value-type="string" table:style-name="ce7">
            <text:p>Spoofing Messages to CAN network</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00m</text:p>
          </table:table-cell>
          <table:table-cell office:value-type="string" table:style-name="ce7">
            <text:p>Remote</text:p>
          </table:table-cell>
          <table:table-cell office:value-type="string" table:style-name="ce7">
            <text:p>Gateway{Instrument Cluster()+Remote Gateway ECU(Accessory Protocol Interface Module)+OBD(OBD Port), Bus(Medium-Speed-CAN), Bus(High-Speed-CAN){Instrument Cluster()+Remote Gateway ECU(Accessory Protocol Interface Module)+OBD(OBD Port), Infotainment ECU(Audio Control Module), <text:s/>Air Condition ECU(HVAC Module), Infotainment ECU(Front Controls Interface Module), Information Display(Front Display Module), Junction Box(Smart Junction Box)}</text:p>
            <text:p>Bus(Medium-Speed-CAN){Instrument Cluster()+Remote Gateway ECU(Accessory Protocol Interface Module)+OBD(OBD Port), Power Steering ECU(Power Steering Control Module), Park Assistance ECU(Park Assistance Module), Engine ECU(Powertrain Control Module), ABS ECU(Anti-Lock Brake System Module), Seat Module ECU(Occupant Classification Module), Airbag ECU(Restraints Control Module)}</text:p>
          </table:table-cell>
          <table:table-cell office:value-type="string" table:style-name="ce7">
            <text:p>Ford<text:s/></text:p>
            <text:p>Escape<text:s/></text:p>
            <text:p>2010</text:p>
          </table:table-cell>
          <table:table-cell office:value-type="string" table:style-name="ce7">
            <text:p>Infotainment ECU</text:p>
            <text:p>Audio Control Module (ACM), Radio Data System</text:p>
          </table:table-cell>
          <table:table-cell office:value-type="string" table:style-name="ce7">
            <text:p>-</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664</text:p>
          </table:table-cell>
          <table:table-cell table:number-columns-repeated="16358"/>
        </table:table-row>
        <table:table-row table:style-name="ro3">
          <table:table-cell office:value-type="string" table:style-name="ce6">
            <text:p>ID-2014-MV-6</text:p>
          </table:table-cell>
          <table:table-cell office:value-type="string" table:style-name="ce7">
            <text:p>Voice recording and remote code execution by spoofing commands via WLAN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Improper Restriction of Communication Channel to Intended Endpoints</text:p>
            <text:p>Even without a direct connection of the telematics unit to the CAN, data can still be transferred to other locations.</text:p>
          </table:table-cell>
          <table:table-cell office:value-type="string" table:style-name="ce7">
            <text:p>WLAN</text:p>
          </table:table-cell>
          <table:table-cell office:value-type="string" table:style-name="ce7">
            <text:p>Voices can be recorded via microphone.<text:s/></text:p>
            <text:p>Remote Exploit without user interaction</text:p>
          </table:table-cell>
          <table:table-cell office:value-type="string" table:style-name="ce7">
            <text:p>Spoofing Messages to internal network for remote code exploitation and to record voices via microphone</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Variation of range</text:p>
          </table:table-cell>
          <table:table-cell office:value-type="string" table:style-name="ce7">
            <text:p>Remote</text:p>
          </table:table-cell>
          <table:table-cell office:value-type="string" table:style-name="ce7">
            <text:p>Gateway{Power Management ECU(Power Management Control ECU), Bus(CAN V1 Bus), Bus(CAN V2 Bus), Bus(CAN Power Management Bus)}</text:p>
            <text:p>Bus(CAN V1 Bus){Power Management ECU(Power Management Control ECU), Engine ECU(Engine Control Module), Transmission ECU(Transmission Control ECU), Airbag ECU(), Navigation ECU(Navigation Receiver), Body Control Module(Main Body ECU), Steering ECU(Power Steering ECU), Yaw Rate Sensor(Yaw Rate and Acceleration Sensor), Steering Angle Sensor(), ESP ECU(Skid Control ECU), Instrument Cluster(Combination Meter Assembly), Car Access ECU(Certification ECU), OBD(DLC3)}</text:p>
            <text:p>Bus(CAN V2 Bus){Power Management ECU(Power Management Control ECU), Park Assistance ECU(Intelligence Park Assist System), Seat Module ECU(Seat Belt ECU), Driving Dynamics ECU(Driving Support ECU)}</text:p>
            <text:p>Bus(CAN Power Management Bus){Power Management ECU(Power Management Control ECU), Air Conditioning ECU(Air Conditioning Amplifire Assembly), ESP ECU(Skid Control ECU)}</text:p>
            <text:p/>
            <text:p>Smart Key sends signal to the receiver-Sensor, which is connected to the Certification ECU (directly, without bus). The certification ECU is connected with CAN and LIN</text:p>
            <text:p/>
            <text:p>The Telematics receiver communicates via 3G/CDMA</text:p>
          </table:table-cell>
          <table:table-cell office:value-type="string" table:style-name="ce7">
            <text:p>Toyota<text:s/></text:p>
            <text:p>Prius<text:s/></text:p>
            <text:p>2010</text:p>
          </table:table-cell>
          <table:table-cell office:value-type="string" table:style-name="ce7">
            <text:p>Telematics ECU</text:p>
            <text:p>Safety Connect System, Qualcomm Chip</text:p>
          </table:table-cell>
          <table:table-cell office:value-type="string" table:style-name="ce7">
            <text:p>-</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923</text:p>
          </table:table-cell>
          <table:table-cell table:number-columns-repeated="16358"/>
        </table:table-row>
        <table:table-row table:style-name="ro3">
          <table:table-cell office:value-type="string" table:style-name="ce6">
            <text:p>ID-2007-Sp-1</text:p>
          </table:table-cell>
          <table:table-cell office:value-type="string" table:style-name="ce8">
            <text:p>Bypassing TPM protection by executing software attacks</text:p>
          </table:table-cell>
          <table:table-cell office:value-type="string" table:style-name="ce7">
            <text:p>A Security Assessment of Trusted Platform Modules</text:p>
            <text:p>Sparks, E., Smith, S.</text:p>
          </table:table-cell>
          <table:table-cell office:value-type="float" office:value="2007" table:style-name="ce7">
            <text:p>2007</text:p>
          </table:table-cell>
          <table:table-cell office:value-type="string" table:style-name="ce7">
            <text:p>Security Evaluation</text:p>
            <text:p>Investigation of hardware and software attacks on Trusted Platform Modules</text:p>
          </table:table-cell>
          <table:table-cell office:value-type="string" table:style-name="ce7">
            <text:p>Spoofing</text:p>
            <text:p>Software Attack</text:p>
          </table:table-cell>
          <table:table-cell office:value-type="string" table:style-name="ce7">
            <text:p>Software Attack</text:p>
            <text:p>Hard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7">
            <text:p>ECU</text:p>
          </table:table-cell>
          <table:table-cell office:value-type="string" table:style-name="ce7">
            <text:p>TPM measurement can be bypassed</text:p>
          </table:table-cell>
          <table:table-cell office:value-type="string" table:style-name="ce7">
            <text:p>Software attack: Attack on the insmod program that loads the data into the kernel by copying the paging table entry responsible for mapping the virtual target address to the kernel paging table to a specific location. The copied entry is then modified.</text:p>
          </table:table-cell>
          <table:table-cell office:value-type="string" table:style-name="ce7">
            <text:p>Required System Knowledge</text:p>
            <text:p>Captured Data</text:p>
            <text:p>Measurement of the trusted boot process</text:p>
            <text:p/>
            <text:p>Required Setup</text:p>
            <text:p>Priviledge</text:p>
            <text:p>Root access and ability to inject loadable kernel modules</text:p>
            <text:p/>
            <text:p>Required System Knowledge</text:p>
            <text:p>Captured Data</text:p>
            <text:p>2100 timing samples per bit</text:p>
          </table:table-cell>
          <table:table-cell office:value-type="string" table:style-name="ce7">
            <text:p>Read (functional component)</text:p>
          </table:table-cell>
          <table:table-cell office:value-type="string" table:style-name="ce7">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7">
            <text:p>Measurement Tool</text:p>
            <text:p>Logic Analyzer</text:p>
            <text:p>Agilent 16803A Logic Analyze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693</text:p>
          </table:table-cell>
          <table:table-cell table:number-columns-repeated="16358"/>
        </table:table-row>
        <table:table-row table:style-name="ro3">
          <table:table-cell office:value-type="string" table:style-name="ce6">
            <text:p>ID-2007-Sp-1</text:p>
          </table:table-cell>
          <table:table-cell office:value-type="string" table:style-name="ce8">
            <text:p>Bypassing TPM protection by executing side channel attacks on TPM</text:p>
          </table:table-cell>
          <table:table-cell office:value-type="string" table:style-name="ce7">
            <text:p>A Security Assessment of Trusted Platform Modules</text:p>
            <text:p>Sparks, E., Smith, S.</text:p>
          </table:table-cell>
          <table:table-cell office:value-type="float" office:value="2007" table:style-name="ce7">
            <text:p>2007</text:p>
          </table:table-cell>
          <table:table-cell office:value-type="string" table:style-name="ce7">
            <text:p>Security Evaluation</text:p>
            <text:p>Investigation of hardware and software attacks on Trusted Platform Modules</text:p>
          </table:table-cell>
          <table:table-cell office:value-type="string" table:style-name="ce7">
            <text:p>Information Disclosure</text:p>
            <text:p>Side-Channel-Attack</text:p>
            <text:p>Reset-Angriff</text:p>
          </table:table-cell>
          <table:table-cell office:value-type="string" table:style-name="ce7">
            <text:p>Software Attack</text:p>
            <text:p>Hard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7">
            <text:p>ECU</text:p>
          </table:table-cell>
          <table:table-cell office:value-type="string" table:style-name="ce7">
            <text:p>Execute an insecure configuration and thus control over all available operations of the trusted platform.</text:p>
          </table:table-cell>
          <table:table-cell office:value-type="string" table:style-name="ce7">
            <text:p>Reset Attack: Isolation of the LRESET connection. Recording a trusted boot process that serves as a copy of a TPM measurement. The TPM module is now integrated into another hardware platform with a different operating system. The TPM recognizes this and will not reveal any information. Now the attacker sends a reset signal to the TPM, which triggers a reboot. During the reboot, the recorded measurement is infiltrated, which the TPM recognizes as valid and boots. This executes an untrusted configuration and all operations that are bound to the trusted platform can be executed.</text:p>
          </table:table-cell>
          <table:table-cell office:value-type="string" table:style-name="ce7">
            <text:p>Required System Knowledge</text:p>
            <text:p>Captured Data</text:p>
            <text:p>Measurement of the trusted boot process</text:p>
            <text:p/>
            <text:p>Required Setup</text:p>
            <text:p>Priviledge</text:p>
            <text:p>Root access and ability to inject loadable kernel modules</text:p>
            <text:p/>
            <text:p>Required System Knowledge</text:p>
            <text:p>Captured Data</text:p>
            <text:p>2100 timing samples per bit</text:p>
          </table:table-cell>
          <table:table-cell office:value-type="string" table:style-name="ce7">
            <text:p>Read (functional component)</text:p>
          </table:table-cell>
          <table:table-cell office:value-type="string" table:style-name="ce7">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7">
            <text:p>Measurement Tool</text:p>
            <text:p>Logic Analyzer</text:p>
            <text:p>Agilent 16803A Logic Analyze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93</text:p>
          </table:table-cell>
          <table:table-cell table:number-columns-repeated="16358"/>
        </table:table-row>
        <table:table-row table:style-name="ro3">
          <table:table-cell office:value-type="string" table:style-name="ce6">
            <text:p>ID-2007-Sp-1</text:p>
          </table:table-cell>
          <table:table-cell office:value-type="string" table:style-name="ce8">
            <text:p>Getting the RSA key by side channel attacks on TPM</text:p>
          </table:table-cell>
          <table:table-cell office:value-type="string" table:style-name="ce7">
            <text:p>A Security Assessment of Trusted Platform Modules</text:p>
            <text:p>Sparks, E., Smith, S.</text:p>
          </table:table-cell>
          <table:table-cell office:value-type="float" office:value="2007" table:style-name="ce7">
            <text:p>2007</text:p>
          </table:table-cell>
          <table:table-cell office:value-type="string" table:style-name="ce7">
            <text:p>Security Evaluation</text:p>
            <text:p>Investigation of hardware and software attacks on Trusted Platform Modules</text:p>
          </table:table-cell>
          <table:table-cell office:value-type="string" table:style-name="ce7">
            <text:p>Information Disclosure</text:p>
            <text:p>Side-Channel-Attack</text:p>
            <text:p>Timing-Angriff</text:p>
          </table:table-cell>
          <table:table-cell office:value-type="string" table:style-name="ce7">
            <text:p>Software Attack</text:p>
            <text:p>Hard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7">
            <text:p>ECU</text:p>
          </table:table-cell>
          <table:table-cell office:value-type="string" table:style-name="ce7">
            <text:p>Conclusions on the RSA key</text:p>
          </table:table-cell>
          <table:table-cell office:value-type="string" table:style-name="ce7">
            <text:p>Timing Attack: Based on CRT (Chinese Restesatz) for RSA decryption.<text:s/></text:p>
            <text:p>Execution of TPM Seal operations for different input strings to capture time differences between the operations to be able to deduce the key used.</text:p>
          </table:table-cell>
          <table:table-cell office:value-type="string" table:style-name="ce7">
            <text:p>Required System Knowledge</text:p>
            <text:p>Captured Data</text:p>
            <text:p>Measurement of the trusted boot process</text:p>
            <text:p/>
            <text:p>Required Setup</text:p>
            <text:p>Priviledge</text:p>
            <text:p>Root access and ability to inject loadable kernel modules</text:p>
            <text:p/>
            <text:p>Required System Knowledge</text:p>
            <text:p>Captured Data</text:p>
            <text:p>2100 timing samples per bit</text:p>
          </table:table-cell>
          <table:table-cell office:value-type="string" table:style-name="ce7">
            <text:p>Read (functional component)</text:p>
          </table:table-cell>
          <table:table-cell office:value-type="string" table:style-name="ce7">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7">
            <text:p>Measurement Tool</text:p>
            <text:p>Logic Analyzer</text:p>
            <text:p>Agilent 16803A Logic Analyze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93</text:p>
          </table:table-cell>
          <table:table-cell table:number-columns-repeated="16358"/>
        </table:table-row>
        <table:table-row table:style-name="ro3">
          <table:table-cell office:value-type="string" table:style-name="ce6">
            <text:p>ID-2014-MV2-1</text:p>
          </table:table-cell>
          <table:table-cell office:value-type="string" table:style-name="ce19">
            <text:p>Control over many vehicle functions by building a testbench and spoofing of CAN messages</text:p>
          </table:table-cell>
          <table:table-cell office:value-type="string" table:style-name="ce7">
            <text:p>Car Hacking: For Poories</text:p>
            <text:p>Valasek, C., Miller, C.</text:p>
          </table:table-cell>
          <table:table-cell office:value-type="float" office:value="2014" table:style-name="ce7">
            <text:p>2014</text:p>
          </table:table-cell>
          <table:table-cell office:value-type="string" table:style-name="ce7">
            <text:p>Security Evaluation</text:p>
            <text:p>Investigation of car security in an economical way</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ECU on test bench:<text:s/></text:p>
            <text:p>Control of steering, speedometer, navigation, mileage and other functions. Investigation of remote interfaces to ECUs.</text:p>
          </table:table-cell>
          <table:table-cell office:value-type="string" table:style-name="ce7">
            <text:p>ECUs on test bench: Removing the ECU, connecting the power supply, connecting sensors and actuators, simulating the CAN data traffic of the missing ECUs. (requirement)</text:p>
            <text:p>Recording CAN traffic.</text:p>
            <text:p>Spoofing Attacks on test bench (CAN Injection).</text:p>
          </table:table-cell>
          <table:table-cell office:value-type="string" table:style-name="ce7">
            <text:p>Organisational Requirement</text:p>
            <text:p>Sensors</text:p>
            <text:p>Sensors required for ECU function</text:p>
          </table:table-cell>
          <table:table-cell office:value-type="string" table:style-name="ce7">
            <text:p>Execute (functional component)</text:p>
          </table:table-cell>
          <table:table-cell office:value-type="string" table:style-name="ce7">
            <text:p>Operational Restrictions</text:p>
            <text:p>-</text:p>
            <text:p>The CAN traffic could not be recreated by a full extend. So attacks which worked on the testbench are not neccessarily working on the original vehicle</text:p>
          </table:table-cell>
          <table:table-cell office:value-type="string" table:style-name="ce7">
            <text:p>Local Network</text:p>
          </table:table-cell>
          <table:table-cell office:value-type="string" table:style-name="ce7">
            <text:p>-</text:p>
            <text:p>Testbench is built where the ECUs, Sensors and Actuators gets connected and supply voltage gets applied.</text:p>
          </table:table-cell>
          <table:table-cell office:value-type="string" table:style-name="ce7">
            <text:p>-</text:p>
          </table:table-cell>
          <table:table-cell office:value-type="string" table:style-name="ce7">
            <text:p>Power Steering ECU</text:p>
            <text:p>Power Steering Control Module (PSCM)</text:p>
            <text:p/>
            <text:p>Infotainment ECU</text:p>
            <text:p>Audio Control Module (ACM)</text:p>
            <text:p/>
            <text:p>Remote Gateway ECU</text:p>
            <text:p>Ford SYNC computer (Accessory Protocol Interface Module (APIM))</text:p>
            <text:p/>
            <text:p>Park Assistance ECU</text:p>
            <text:p>Park Assistance Module (PAM)</text:p>
          </table:table-cell>
          <table:table-cell office:value-type="string" table:style-name="ce7">
            <text:p>Hardware Tool</text:p>
            <text:p>Interface</text:p>
            <text:p>ECOM Cable</text:p>
            <text:p/>
            <text:p>Software Tool</text:p>
            <text:p>Communication Software</text:p>
            <text:p>EcomCat</text:p>
            <text:p/>
            <text:p>Hardware Tool</text:p>
            <text:p>Power Supply</text:p>
            <text:p>Desktop 12v Power Supply (Pyramid)</text:p>
            <text:p/>
            <text:p>Hardware Tool</text:p>
            <text:p>Vehicle Diagnostic Tool</text:p>
            <text:p>Ford Werkstatt Tool</text:p>
          </table:table-cell>
          <table:table-cell office:value-type="string" table:style-name="ce7">
            <text:p>Keine</text:p>
          </table:table-cell>
          <table:table-cell office:value-type="string" table:style-name="ce7">
            <text:p>CVSS:3.0/AV:P/AC:L/PR:N/UI:N/S:U/C:N/I:H/A:N; 4,6</text:p>
          </table:table-cell>
          <table:table-cell office:value-type="float" office:value="0.91" table:style-name="ce7">
            <text:p>0,91</text:p>
          </table:table-cell>
          <table:table-cell office:value-type="string" table:style-name="ce7">
            <text:p>CWE-284</text:p>
          </table:table-cell>
          <table:table-cell table:number-columns-repeated="16358"/>
        </table:table-row>
        <table:table-row table:style-name="ro3">
          <table:table-cell office:value-type="string" table:style-name="ce6">
            <text:p>ID-2014-MV2-1</text:p>
          </table:table-cell>
          <table:table-cell office:value-type="string" table:style-name="ce19">
            <text:p>Control over many vehicle functions by building <text:s/>a mobile testing platform and spoofing of CAN messages</text:p>
          </table:table-cell>
          <table:table-cell office:value-type="string" table:style-name="ce7">
            <text:p>Car Hacking: For Poories</text:p>
            <text:p>Valasek, C., Miller, C.</text:p>
          </table:table-cell>
          <table:table-cell office:value-type="float" office:value="2014" table:style-name="ce7">
            <text:p>2014</text:p>
          </table:table-cell>
          <table:table-cell office:value-type="string" table:style-name="ce7">
            <text:p>Security Evaluation</text:p>
            <text:p>Investigation of car security in an economical way</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Mobile test platform:</text:p>
            <text:p>Lane Keeping Assistant could be attacked so that the steering wheel was controlled, change of speed display</text:p>
          </table:table-cell>
          <table:table-cell office:value-type="string" table:style-name="ce7">
            <text:p>Mobile test platform: Installation of the test bench in a moving object (go-kart), Sensors provide real data, attacks are closer to reality. (requirement)</text:p>
            <text:p>Spoofing Attacks on mobile test platform (CAN Injection).</text:p>
          </table:table-cell>
          <table:table-cell office:value-type="string" table:style-name="ce7">
            <text:p>Organisational Requirement</text:p>
            <text:p>Sensors</text:p>
            <text:p>Sensors required for ECU function</text:p>
          </table:table-cell>
          <table:table-cell office:value-type="string" table:style-name="ce7">
            <text:p>Execute (functional component)</text:p>
          </table:table-cell>
          <table:table-cell office:value-type="string" table:style-name="ce7">
            <text:p>Operational Restrictions</text:p>
            <text:p>-</text:p>
            <text:p>The CAN traffic could not be recreated by a full extend. So attacks which worked on the mobile test platform are not neccessarily working on the original vehicle</text:p>
          </table:table-cell>
          <table:table-cell office:value-type="string" table:style-name="ce7">
            <text:p>Local Network</text:p>
          </table:table-cell>
          <table:table-cell office:value-type="string" table:style-name="ce7">
            <text:p>-</text:p>
            <text:p>Mobile test platform is built where the ECUs, Sensors and Actuators gets connected and supply voltage gets applied.</text:p>
          </table:table-cell>
          <table:table-cell office:value-type="string" table:style-name="ce7">
            <text:p>-</text:p>
            <text:p>-</text:p>
            <text:p>-</text:p>
            <text:p>-</text:p>
            <text:p>-</text:p>
            <text:p>Kandi-KD-150 Buggy Gokart</text:p>
          </table:table-cell>
          <table:table-cell office:value-type="string" table:style-name="ce7">
            <text:p>Power Steering ECU</text:p>
            <text:p>Power Steering Control Module (PSCM)</text:p>
            <text:p/>
            <text:p>Infotainment ECU</text:p>
            <text:p>Audio Control Module (ACM)</text:p>
            <text:p/>
            <text:p>Remote Gateway ECU</text:p>
            <text:p>Ford SYNC computer (Accessory Protocol Interface Module (APIM))</text:p>
            <text:p/>
            <text:p>Park Assistance ECU</text:p>
            <text:p>Park Assistance Module (PAM)</text:p>
          </table:table-cell>
          <table:table-cell office:value-type="string" table:style-name="ce7">
            <text:p>Hardware Tool</text:p>
            <text:p>Interface</text:p>
            <text:p>ECOM Cable</text:p>
            <text:p/>
            <text:p>Software Tool</text:p>
            <text:p>Communication Software</text:p>
            <text:p>EcomCat</text:p>
            <text:p/>
            <text:p>Hardware Tool</text:p>
            <text:p>Power Supply</text:p>
            <text:p>Desktop 12v Power Supply (Pyramid)</text:p>
            <text:p/>
            <text:p>Hardware Tool</text:p>
            <text:p>Vehicle Diagnostic Tool</text:p>
            <text:p>Ford Werkstatt Tool</text:p>
          </table:table-cell>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284</text:p>
          </table:table-cell>
          <table:table-cell table:number-columns-repeated="16358"/>
        </table:table-row>
        <table:table-row table:style-name="ro3">
          <table:table-cell office:value-type="string" table:style-name="ce6">
            <text:p>ID-2015-Ma-1</text:p>
          </table:table-cell>
          <table:table-cell office:value-type="string" table:style-name="ce8">
            <text:p>Control of interior and exterior lighting, chassis, air conditioning, horn, switch vehicle off and start.</text:p>
            <text:p>Unprotected X.509 certificates for VPN to Tesla on memory card of the Center Information Display (CID), thereby firmware download and via Secure Shell (SSH) access data accessible</text:p>
            <text:p>Vehicle logs into WLAN with Service Set Identifier (SSID) Tesla Service.</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Information Disclosure</text:p>
            <text:p>Reverse Engineering</text:p>
            <text:p/>
            <text:p>Information Disclosure</text:p>
            <text:p>Eavesdropping</text:p>
            <text:p/>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Availability</text:p>
            <text:p>Integrity</text:p>
          </table:table-cell>
          <table:table-cell office:value-type="string" table:style-name="ce7">
            <text:p>Reliability</text:p>
            <text:p>Safety</text:p>
          </table:table-cell>
          <table:table-cell office:value-type="string" table:style-name="ce7">
            <text:p>Protection Mechanism Failure</text:p>
            <text:p>WebKit based browser running version 534.34, which is several years old and has several known vulnerabilities.</text:p>
            <text:p/>
            <text:p>Protection Mechanism Failure</text:p>
            <text:p>Unsecure DNS-Proxy (dnsmasq 2.58)</text:p>
            <text:p/>
            <text:p>Protection Mechanism Failure</text:p>
            <text:p>Unsecure HTTP-Service (mini_httpd 1.19)</text:p>
            <text:p/>
            <text:p>Improper Control of a Resource Through its Lifetime</text:p>
            <text:p>CID and IC are running with X11 but without Access Control</text:p>
            <text:p/>
            <text:p>Improper Control of a Resource Through its Lifetime</text:p>
            <text:p>CID firmware can be downloaded</text:p>
            <text:p/>
            <text:p>Protection Mechanism Failure</text:p>
            <text:p>Weak passwords</text:p>
          </table:table-cell>
          <table:table-cell office:value-type="string" table:style-name="ce7">
            <text:p>Ethernet</text:p>
          </table:table-cell>
          <table:table-cell office:value-type="string" table:style-name="ce7">
            <text:p>browser crash</text:p>
            <text:p>30 services could be addressed via the internal network</text:p>
            <text:p>Root access to the infotainment system.</text:p>
            <text:p>Opening/closing doors and boot.</text:p>
            <text:p>Starting and stopping the engine</text:p>
          </table:table-cell>
          <table:table-cell office:value-type="string" table:style-name="ce7">
            <text:p>Information Gathering about the vehicle. Analysis of vehicles internal networks and systems.</text:p>
            <text:p>Unknown connector on the CID turned out to be an Ethernet port, with non-standardized interface -&gt; communication with the internal network possible.</text:p>
            <text:p>Exploiting browser vulnerabilities via Ethernet port.</text:p>
            <text:p>Reverse Engineering of the CID Firmware. Cracking the shadow file in order to get user accounts and passwords.</text:p>
            <text:p>Priviledge Escalation to root access with valid credentials.</text:p>
            <text:p>Sending malicious commands in order to trigger vehicle functions.</text:p>
          </table:table-cell>
          <table:table-cell office:value-type="string" table:style-name="ce7">
            <text:p>Required Access/Connection</text:p>
            <text:p>Ethernet</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Gateway{Central Gateway(Gateway), Bus(CAN Bus), Peer_to_Peer(Ethernet)}</text:p>
            <text:p>Bus(CAN Bus){Central Gateway(Gateway), ECU(Vehicle Controllers)}</text:p>
            <text:p>Peer_to_Peer(Ethernet){Central Gateway(Gateway), Switch(Ethernet Switch), Peer_to_Peer(Ethernet2), Peer_to_Peer(Ethernet3), Peer_to_Peer(Ethernet4)}</text:p>
            <text:p>Peer_to_Peer(Ethernet2){Switch(), Connector(Service Port)}</text:p>
            <text:p>Peer_to_Peer(Ethernet3){Switch(), Domain Gateway(Toucan USB Ethernet), Peer_to_Peer(USB)}</text:p>
            <text:p>Peer_to_Peer(Ethernet3){Switch(), Domain Gateway(Toucan USB Ethernet), Peer_to_Peer(USB2)}</text:p>
            <text:p>Peer_to_Peer(USB){Domain Gateway(Toucan USB Ethernet), Instrument Cluster(IC)}</text:p>
            <text:p>Peer_to_Peer(USB2){Domain Gateway(Toucan USB Ethernet), Infotainment ECU(Center Information Display), Peer_to_Peer(USB3), Peer_to_Peer(USB4)}</text:p>
            <text:p>Peer_to_Peer(USB3){Domain Gateway(Toucan USB Ethernet), Remote Gateway(GSM Radio)}</text:p>
            <text:p>Peer_to_Peer(USB4){Domain Gateway(Toucan USB Ethernet), Remote Gateway(Parrot)}</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L/AC:L/PR:N/UI:N/S:U/C:H/I:H/A:H; 8,4</text:p>
          </table:table-cell>
          <table:table-cell office:value-type="float" office:value="2.52" table:style-name="ce7">
            <text:p>2,52</text:p>
          </table:table-cell>
          <table:table-cell office:value-type="string" table:style-name="ce7">
            <text:p>CWE-693</text:p>
          </table:table-cell>
          <table:table-cell table:number-columns-repeated="16358"/>
        </table:table-row>
        <table:table-row table:style-name="ro3">
          <table:table-cell table:style-name="ce6"/>
          <table:table-cell table:style-name="ce8"/>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Information Disclosure</text:p>
            <text:p>Reverse Engineering</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number-columns-repeated="3" table:style-name="ce7"/>
          <table:table-cell office:value-type="string" table:style-name="ce7">
            <text:p>Information Gathering about the vehicle. Analysis of vehicles internal networks and systems.</text:p>
            <text:p>Unknown connector on the CID turned out to be an Ethernet port, with non-standardized interface -&gt; communication with the internal network possible.</text:p>
          </table:table-cell>
          <table:table-cell table:number-columns-repeated="3" table:style-name="ce7"/>
          <table:table-cell office:value-type="string" table:style-name="ce7">
            <text:p>Local Physical</text:p>
          </table:table-cell>
          <table:table-cell office:value-type="string" table:style-name="ce7">
            <text:p>Gateway{Central Gateway(Gateway), Bus(CAN Bus), Peer_to_Peer(Ethernet)}</text:p>
            <text:p>Bus(CAN Bus){Central Gateway(Gateway), ECU(Vehicle Controllers)}</text:p>
            <text:p>Peer_to_Peer(Ethernet){Central Gateway(Gateway), Switch(Ethernet Switch), Peer_to_Peer(Ethernet2), Peer_to_Peer(Ethernet3), Peer_to_Peer(Ethernet4)}</text:p>
            <text:p>Peer_to_Peer(Ethernet2){Switch(), Connector(Service Port)}</text:p>
            <text:p>Peer_to_Peer(Ethernet3){Switch(), Domain Gateway(Toucan USB Ethernet), Peer_to_Peer(USB)}</text:p>
            <text:p>Peer_to_Peer(Ethernet3){Switch(), Domain Gateway(Toucan USB Ethernet), Peer_to_Peer(USB2)}</text:p>
            <text:p>Peer_to_Peer(USB){Domain Gateway(Toucan USB Ethernet), Instrument Cluster(IC)}</text:p>
            <text:p>Peer_to_Peer(USB2){Domain Gateway(Toucan USB Ethernet), Infotainment ECU(Center Information Display), Peer_to_Peer(USB3), Peer_to_Peer(USB4)}</text:p>
            <text:p>Peer_to_Peer(USB3){Domain Gateway(Toucan USB Ethernet), Remote Gateway(GSM Radio)}</text:p>
            <text:p>Peer_to_Peer(USB4){Domain Gateway(Toucan USB Ethernet), Remote Gateway(Parrot)}</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Exploiting Browser Vulnerability</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aliability</text:p>
          </table:table-cell>
          <table:table-cell table:style-name="ce7"/>
          <table:table-cell office:value-type="string" table:style-name="ce7">
            <text:p>Ethernet</text:p>
          </table:table-cell>
          <table:table-cell table:style-name="ce7"/>
          <table:table-cell office:value-type="string" table:style-name="ce7">
            <text:p>Exploiting browser vulnerabilities via Ethernet port.</text:p>
          </table:table-cell>
          <table:table-cell office:value-type="string" table:style-name="ce7">
            <text:p>Required Access/Connection</text:p>
            <text:p>Ethernet</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Gateway), Bus(CAN Bus), Peer_to_Peer(Ethernet)}</text:p>
            <text:p>Bus(CAN Bus){Central Gateway(Gateway), ECU(Vehicle Controllers)}</text:p>
            <text:p>Peer_to_Peer(Ethernet){Central Gateway(Gateway), Switch(Ethernet Switch), Peer_to_Peer(Ethernet2), Peer_to_Peer(Ethernet3), Peer_to_Peer(Ethernet4)}</text:p>
            <text:p>Peer_to_Peer(Ethernet2){Switch(), Connector(Service Port)}</text:p>
            <text:p>Peer_to_Peer(Ethernet3){Switch(), Domain Gateway(Toucan USB Ethernet), Peer_to_Peer(USB)}</text:p>
            <text:p>Peer_to_Peer(Ethernet3){Switch(), Domain Gateway(Toucan USB Ethernet), Peer_to_Peer(USB2)}</text:p>
            <text:p>Peer_to_Peer(USB){Domain Gateway(Toucan USB Ethernet), Instrument Cluster(IC)}</text:p>
            <text:p>Peer_to_Peer(USB2){Domain Gateway(Toucan USB Ethernet), Infotainment ECU(Center Information Display), Peer_to_Peer(USB3), Peer_to_Peer(USB4)}</text:p>
            <text:p>Peer_to_Peer(USB3){Domain Gateway(Toucan USB Ethernet), Remote Gateway(GSM Radio)}</text:p>
            <text:p>Peer_to_Peer(USB4){Domain Gateway(Toucan USB Ethernet), Remote Gateway(Parrot)}</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Reverse Engineering Firmware</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thernet</text:p>
          </table:table-cell>
          <table:table-cell table:style-name="ce7"/>
          <table:table-cell office:value-type="string" table:style-name="ce7">
            <text:p>Reverse Engineering of the CID Firmware. Cracking the shadow file in order to get user accounts and passwords.</text:p>
          </table:table-cell>
          <table:table-cell office:value-type="string" table:style-name="ce7">
            <text:p>Required Access/Connection</text:p>
            <text:p>Ethernet</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Central Gateway(Gateway), Bus(CAN Bus), Peer_to_Peer(Ethernet)}</text:p>
            <text:p>Bus(CAN Bus){Central Gateway(Gateway), ECU(Vehicle Controllers)}</text:p>
            <text:p>Peer_to_Peer(Ethernet){Central Gateway(Gateway), Switch(Ethernet Switch), Peer_to_Peer(Ethernet2), Peer_to_Peer(Ethernet3), Peer_to_Peer(Ethernet4)}</text:p>
            <text:p>Peer_to_Peer(Ethernet2){Switch(), Connector(Service Port)}</text:p>
            <text:p>Peer_to_Peer(Ethernet3){Switch(), Domain Gateway(Toucan USB Ethernet), Peer_to_Peer(USB)}</text:p>
            <text:p>Peer_to_Peer(Ethernet3){Switch(), Domain Gateway(Toucan USB Ethernet), Peer_to_Peer(USB2)}</text:p>
            <text:p>Peer_to_Peer(USB){Domain Gateway(Toucan USB Ethernet), Instrument Cluster(IC)}</text:p>
            <text:p>Peer_to_Peer(USB2){Domain Gateway(Toucan USB Ethernet), Infotainment ECU(Center Information Display), Peer_to_Peer(USB3), Peer_to_Peer(USB4)}</text:p>
            <text:p>Peer_to_Peer(USB3){Domain Gateway(Toucan USB Ethernet), Remote Gateway(GSM Radio)}</text:p>
            <text:p>Peer_to_Peer(USB4){Domain Gateway(Toucan USB Ethernet), Remote Gateway(Parrot)}</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Getting root access</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Elevation of Priviledge</text:p>
          </table:table-cell>
          <table:table-cell office:value-type="string" table:style-name="ce7">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Information Security</text:p>
          </table:table-cell>
          <table:table-cell table:style-name="ce7"/>
          <table:table-cell office:value-type="string" table:style-name="ce7">
            <text:p>Ethernet</text:p>
          </table:table-cell>
          <table:table-cell table:style-name="ce7"/>
          <table:table-cell office:value-type="string" table:style-name="ce7">
            <text:p>Priviledge Escalation to root access with valid credentials.</text:p>
          </table:table-cell>
          <table:table-cell office:value-type="string" table:style-name="ce7">
            <text:p>Required Access/Connection</text:p>
            <text:p>Ethernet</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Central Gateway(Gateway), Bus(CAN Bus), Peer_to_Peer(Ethernet)}</text:p>
            <text:p>Bus(CAN Bus){Central Gateway(Gateway), ECU(Vehicle Controllers)}</text:p>
            <text:p>Peer_to_Peer(Ethernet){Central Gateway(Gateway), Switch(Ethernet Switch), Peer_to_Peer(Ethernet2), Peer_to_Peer(Ethernet3), Peer_to_Peer(Ethernet4)}</text:p>
            <text:p>Peer_to_Peer(Ethernet2){Switch(), Connector(Service Port)}</text:p>
            <text:p>Peer_to_Peer(Ethernet3){Switch(), Domain Gateway(Toucan USB Ethernet), Peer_to_Peer(USB)}</text:p>
            <text:p>Peer_to_Peer(Ethernet3){Switch(), Domain Gateway(Toucan USB Ethernet), Peer_to_Peer(USB2)}</text:p>
            <text:p>Peer_to_Peer(USB){Domain Gateway(Toucan USB Ethernet), Instrument Cluster(IC)}</text:p>
            <text:p>Peer_to_Peer(USB2){Domain Gateway(Toucan USB Ethernet), Infotainment ECU(Center Information Display), Peer_to_Peer(USB3), Peer_to_Peer(USB4)}</text:p>
            <text:p>Peer_to_Peer(USB3){Domain Gateway(Toucan USB Ethernet), Remote Gateway(GSM Radio)}</text:p>
            <text:p>Peer_to_Peer(USB4){Domain Gateway(Toucan USB Ethernet), Remote Gateway(Parrot)}</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Sending malicious messages</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table:style-name="ce7"/>
          <table:table-cell office:value-type="string" table:style-name="ce7">
            <text:p>Ethernet</text:p>
          </table:table-cell>
          <table:table-cell table:style-name="ce7"/>
          <table:table-cell office:value-type="string" table:style-name="ce7">
            <text:p>Sending malicious commands in order to trigger vehicle functions.</text:p>
          </table:table-cell>
          <table:table-cell office:value-type="string" table:style-name="ce7">
            <text:p>Required Access/Connection</text:p>
            <text:p>Ethernet</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Gateway), Bus(CAN Bus), Peer_to_Peer(Ethernet)}</text:p>
            <text:p>Bus(CAN Bus){Central Gateway(Gateway), ECU(Vehicle Controllers)}</text:p>
            <text:p>Peer_to_Peer(Ethernet){Central Gateway(Gateway), Switch(Ethernet Switch), Peer_to_Peer(Ethernet2), Peer_to_Peer(Ethernet3), Peer_to_Peer(Ethernet4)}</text:p>
            <text:p>Peer_to_Peer(Ethernet2){Switch(), Connector(Service Port)}</text:p>
            <text:p>Peer_to_Peer(Ethernet3){Switch(), Domain Gateway(Toucan USB Ethernet), Peer_to_Peer(USB)}</text:p>
            <text:p>Peer_to_Peer(Ethernet3){Switch(), Domain Gateway(Toucan USB Ethernet), Peer_to_Peer(USB2)}</text:p>
            <text:p>Peer_to_Peer(USB){Domain Gateway(Toucan USB Ethernet), Instrument Cluster(IC)}</text:p>
            <text:p>Peer_to_Peer(USB2){Domain Gateway(Toucan USB Ethernet), Infotainment ECU(Center Information Display), Peer_to_Peer(USB3), Peer_to_Peer(USB4)}</text:p>
            <text:p>Peer_to_Peer(USB3){Domain Gateway(Toucan USB Ethernet), Remote Gateway(GSM Radio)}</text:p>
            <text:p>Peer_to_Peer(USB4){Domain Gateway(Toucan USB Ethernet), Remote Gateway(Parrot)}</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693</text:p>
          </table:table-cell>
          <table:table-cell table:number-columns-repeated="16358"/>
        </table:table-row>
        <table:table-row table:style-name="ro7">
          <table:table-cell office:value-type="string" table:style-name="ce6">
            <text:p>ID-2006-AS-1</text:p>
          </table:table-cell>
          <table:table-cell office:value-type="string" table:style-name="ce7">
            <text:p>Denial of service on WLAN communication by jamming attacks</text:p>
          </table:table-cell>
          <table:table-cell office:value-type="string" table:style-name="ce7">
            <text:p>Intelligent jamming in wireless networks with applications to 802.11b and other networks</text:p>
            <text:p>Thuente, D. et Al.</text:p>
          </table:table-cell>
          <table:table-cell office:value-type="float" office:value="2006" table:style-name="ce7">
            <text:p>2006</text:p>
          </table:table-cell>
          <table:table-cell office:value-type="string" table:style-name="ce7">
            <text:p>Security Evaluation</text:p>
            <text:p>Investigation of the impact of jamming attacks on the network throughput in wireless networks</text:p>
          </table:table-cell>
          <table:table-cell office:value-type="string" table:style-name="ce7">
            <text:p>Denial-of-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Wireless networks are vulnerable for high power noise</text:p>
          </table:table-cell>
          <table:table-cell office:value-type="string" table:style-name="ce7">
            <text:p>WLAN</text:p>
          </table:table-cell>
          <table:table-cell office:value-type="string" table:style-name="ce7">
            <text:p>The network nodes interpret the network as occupied and therefore cannot send any data.</text:p>
          </table:table-cell>
          <table:table-cell office:value-type="string" table:style-name="ce7">
            <text:p>Conventional network traffic: email, web browsing, file transfer and telnet traffic.</text:p>
            <text:p>All nodes are static and transmitted with a power of 0.001 watts. All simulations have a runtime of 600 seconds.</text:p>
            <text:p>Execution of Trivial Jamming Attack.</text:p>
          </table:table-cell>
          <table:table-cell office:value-type="string" table:style-name="ce7">
            <text:p>Required Setup</text:p>
            <text:p>System Configuration</text:p>
            <text:p>Power levels and duration to fool node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Peer_to_Peer(Ethernet){Server(), Switch(), Peer_to_Peer(Ethernet2)}</text:p>
            <text:p>Peer_to_Peer(Ethernet2){Switch(), Remote Gateway(Access Point)}</text:p>
            <text:p/>
            <text:p>Access Point connected to 9 clients</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OPNET 10.0 (jam_pulsed_adv jammer Modul)</text:p>
            <text:p>OPNETWORKS 03</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64</text:p>
          </table:table-cell>
          <table:table-cell table:number-columns-repeated="16358"/>
        </table:table-row>
        <table:table-row table:style-name="ro7">
          <table:table-cell table:style-name="ce6"/>
          <table:table-cell office:value-type="string" table:style-name="ce7">
            <text:p>Simple Periodic Jamming Attack to disrupt the network</text:p>
          </table:table-cell>
          <table:table-cell office:value-type="string" table:style-name="ce7">
            <text:p>Intelligent jamming in wireless networks with applications to 802.11b and other networks</text:p>
            <text:p>Thuente, D. et Al.</text:p>
          </table:table-cell>
          <table:table-cell office:value-type="float" office:value="2006" table:style-name="ce7">
            <text:p>2006</text:p>
          </table:table-cell>
          <table:table-cell office:value-type="string" table:style-name="ce7">
            <text:p>Security Evaluation</text:p>
            <text:p>Investigation of the impact of jamming attacks on the network throughput in wireless networks</text:p>
          </table:table-cell>
          <table:table-cell office:value-type="string" table:style-name="ce7">
            <text:p>Denial-of-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Wireless networks are vulnerable for high power noise</text:p>
          </table:table-cell>
          <table:table-cell office:value-type="string" table:style-name="ce7">
            <text:p>WLAN</text:p>
          </table:table-cell>
          <table:table-cell office:value-type="string" table:style-name="ce7">
            <text:p>The network nodes interpret the network as occupied and therefore cannot send any data.</text:p>
          </table:table-cell>
          <table:table-cell office:value-type="string" table:style-name="ce7">
            <text:p>Conventional network traffic: email, web browsing, file transfer and telnet traffic.</text:p>
            <text:p>All nodes are static and transmitted with a power of 0.001 watts. All simulations have a runtime of 600 seconds.</text:p>
            <text:p>Execution of Simple Periodic Jamming Attack.</text:p>
          </table:table-cell>
          <table:table-cell office:value-type="string" table:style-name="ce7">
            <text:p>Required Setup</text:p>
            <text:p>System Configuration</text:p>
            <text:p>Power levels and duration to fool node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Peer_to_Peer(Ethernet){Server(), Switch(), Peer_to_Peer(Ethernet2)}</text:p>
            <text:p>Peer_to_Peer(Ethernet2){Switch(), Remote Gateway(Access Point)}</text:p>
            <text:p/>
            <text:p>Access Point connected to 9 clients</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OPNET 10.0 (jam_pulsed_adv jammer Modul)</text:p>
            <text:p>OPNETWORKS 03</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64</text:p>
          </table:table-cell>
          <table:table-cell table:number-columns-repeated="16358"/>
        </table:table-row>
        <table:table-row table:style-name="ro7">
          <table:table-cell table:style-name="ce6"/>
          <table:table-cell office:value-type="string" table:style-name="ce7">
            <text:p>Execution of Intelligent Jamming Attack to disrupt the network</text:p>
          </table:table-cell>
          <table:table-cell office:value-type="string" table:style-name="ce7">
            <text:p>Intelligent jamming in wireless networks with applications to 802.11b and other networks</text:p>
            <text:p>Thuente, D. et Al.</text:p>
          </table:table-cell>
          <table:table-cell office:value-type="float" office:value="2006" table:style-name="ce7">
            <text:p>2006</text:p>
          </table:table-cell>
          <table:table-cell office:value-type="string" table:style-name="ce7">
            <text:p>Security Evaluation</text:p>
            <text:p>Investigation of the impact of jamming attacks on the network throughput in wireless networks</text:p>
          </table:table-cell>
          <table:table-cell office:value-type="string" table:style-name="ce7">
            <text:p>Denial-of-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Wireless networks are vulnerable for high power noise</text:p>
          </table:table-cell>
          <table:table-cell office:value-type="string" table:style-name="ce7">
            <text:p>WLAN</text:p>
          </table:table-cell>
          <table:table-cell office:value-type="string" table:style-name="ce7">
            <text:p>The network nodes interpret the network as occupied and therefore cannot send any data.</text:p>
          </table:table-cell>
          <table:table-cell office:value-type="string" table:style-name="ce7">
            <text:p>Conventional network traffic: email, web browsing, file transfer and telnet traffic.</text:p>
            <text:p>All nodes are static and transmitted with a power of 0.001 watts. All simulations have a runtime of 600 seconds.</text:p>
            <text:p>Execution of Intelligent Jamming Attack.</text:p>
          </table:table-cell>
          <table:table-cell office:value-type="string" table:style-name="ce7">
            <text:p>Required Setup</text:p>
            <text:p>System Configuration</text:p>
            <text:p>Power levels and duration to fool node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Peer_to_Peer(Ethernet){Server(), Switch(), Peer_to_Peer(Ethernet2)}</text:p>
            <text:p>Peer_to_Peer(Ethernet2){Switch(), Remote Gateway(Access Point)}</text:p>
            <text:p/>
            <text:p>Access Point connected to 9 clients</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OPNET 10.0 (jam_pulsed_adv jammer Modul)</text:p>
            <text:p>OPNETWORKS 03</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64</text:p>
          </table:table-cell>
          <table:table-cell table:number-columns-repeated="16358"/>
        </table:table-row>
        <table:table-row table:style-name="ro14">
          <table:table-cell office:value-type="string" table:style-name="ce6">
            <text:p>ID-2002-GK-1</text:p>
          </table:table-cell>
          <table:table-cell office:value-type="string" table:style-name="ce8">
            <text:p>Denial-of-Service-attack on the MAC-Layer of a WLAN network with 12x12 nodes</text:p>
          </table:table-cell>
          <table:table-cell office:value-type="string" table:style-name="ce7">
            <text:p>Denial of service attacks at the MAC layer in wireless ad hoc networks<text:s/></text:p>
            <text:p>Gupta, V. et. Al.</text:p>
          </table:table-cell>
          <table:table-cell office:value-type="float" office:value="2002" table:style-name="ce7">
            <text:p>2002</text:p>
          </table:table-cell>
          <table:table-cell office:value-type="string" table:style-name="ce7">
            <text:p>Security Evaluation</text:p>
            <text:p>Investigation of denial of service attacks on wireless ad hoc networks</text:p>
          </table:table-cell>
          <table:table-cell office:value-type="string" table:style-name="ce7">
            <text:p>Denial-of-Service</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Enforcement of Message or Data Structure</text:p>
            <text:p>Capture effect and unfairness at the media access</text:p>
          </table:table-cell>
          <table:table-cell office:value-type="string" table:style-name="ce7">
            <text:p>WLAN</text:p>
          </table:table-cell>
          <table:table-cell office:value-type="string" table:style-name="ce7">
            <text:p>Throughput goes towards zero for all nodes.</text:p>
          </table:table-cell>
          <table:table-cell office:value-type="string" table:style-name="ce7">
            <text:p>Attack from direct neighbor to eploit vulnerable service.</text:p>
          </table:table-cell>
          <table:table-cell office:value-type="string" table:style-name="ce7">
            <text:p>Required Setup</text:p>
            <text:p>Simulation of the system</text:p>
            <text:p>Simulation with 12x12 network of nodes</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Limited Bendwidth</text:p>
          </table:table-cell>
          <table:table-cell office:value-type="string" table:style-name="ce7">
            <text:p>Remote</text:p>
          </table:table-cell>
          <table:table-cell office:value-type="string" table:style-name="ce7">
            <text:p>-</text:p>
            <text:p>12x12 Network-Topology (144 nodes), every node has a distance of 350m.</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GLOMOSIM</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707</text:p>
          </table:table-cell>
          <table:table-cell table:number-columns-repeated="16358"/>
        </table:table-row>
        <table:table-row table:style-name="ro14">
          <table:table-cell table:style-name="ce6"/>
          <table:table-cell office:value-type="string" table:style-name="ce8">
            <text:p>Disrupting direct neighbor in WLAN network</text:p>
          </table:table-cell>
          <table:table-cell office:value-type="string" table:style-name="ce7">
            <text:p>Denial of service attacks at the MAC layer in wireless ad hoc networks<text:s/></text:p>
            <text:p>Gupta, V. et. Al.</text:p>
          </table:table-cell>
          <table:table-cell office:value-type="float" office:value="2002" table:style-name="ce7">
            <text:p>2002</text:p>
          </table:table-cell>
          <table:table-cell office:value-type="string" table:style-name="ce7">
            <text:p>Security Evaluation</text:p>
            <text:p>Investigation of denial of service attacks on wireless ad hoc networks</text:p>
          </table:table-cell>
          <table:table-cell office:value-type="string" table:style-name="ce7">
            <text:p>Denial-of-Service</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Enforcement of Message or Data Structure</text:p>
            <text:p>Capture effect and unfairness at the media access</text:p>
          </table:table-cell>
          <table:table-cell office:value-type="string" table:style-name="ce7">
            <text:p>WLAN</text:p>
          </table:table-cell>
          <table:table-cell office:value-type="string" table:style-name="ce7">
            <text:p>Throughput drops.</text:p>
          </table:table-cell>
          <table:table-cell office:value-type="string" table:style-name="ce7">
            <text:p>Attack from neighbors two locations away from attacked node.</text:p>
          </table:table-cell>
          <table:table-cell office:value-type="string" table:style-name="ce7">
            <text:p>Required Setup</text:p>
            <text:p>Simulation of the system</text:p>
            <text:p>Simulation with 12x12 network of nodes</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Limited Bendwidth</text:p>
          </table:table-cell>
          <table:table-cell office:value-type="string" table:style-name="ce7">
            <text:p>Remote</text:p>
          </table:table-cell>
          <table:table-cell office:value-type="string" table:style-name="ce7">
            <text:p>-</text:p>
            <text:p>12x12 Network-Topology (144 nodes), every node has a distance of 350m.</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GLOMOSIM</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table:style-name="ce7"/>
          <table:table-cell table:number-columns-repeated="16358"/>
        </table:table-row>
        <table:table-row table:style-name="ro14">
          <table:table-cell table:style-name="ce6"/>
          <table:table-cell office:value-type="string" table:style-name="ce8">
            <text:p>Disrupting direct neighbor in WLAN network with several attack sources</text:p>
          </table:table-cell>
          <table:table-cell office:value-type="string" table:style-name="ce7">
            <text:p>Denial of service attacks at the MAC layer in wireless ad hoc networks<text:s/></text:p>
            <text:p>Gupta, V. et. Al.</text:p>
          </table:table-cell>
          <table:table-cell office:value-type="float" office:value="2002" table:style-name="ce7">
            <text:p>2002</text:p>
          </table:table-cell>
          <table:table-cell office:value-type="string" table:style-name="ce7">
            <text:p>Security Evaluation</text:p>
            <text:p>Investigation of denial of service attacks on wireless ad hoc networks</text:p>
          </table:table-cell>
          <table:table-cell office:value-type="string" table:style-name="ce7">
            <text:p>Denial-of-Service</text:p>
            <text:p>Distributed Denial-of-Service</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Enforcement of Message or Data Structure</text:p>
            <text:p>Capture effect and unfairness at the media access</text:p>
          </table:table-cell>
          <table:table-cell office:value-type="string" table:style-name="ce7">
            <text:p>WLAN</text:p>
          </table:table-cell>
          <table:table-cell office:value-type="string" table:style-name="ce7">
            <text:p>The throughput is reduced for most nodes. At a high data rate from the attacker node, the throughput goes towards zero.</text:p>
          </table:table-cell>
          <table:table-cell office:value-type="string" table:style-name="ce7">
            <text:p>Two nodes can attack a server together even if they are not neighbors of the server node.</text:p>
          </table:table-cell>
          <table:table-cell office:value-type="string" table:style-name="ce7">
            <text:p>Required Setup</text:p>
            <text:p>Simulation of the system</text:p>
            <text:p>Simulation with 12x12 network of nodes</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Limited Bendwidth</text:p>
          </table:table-cell>
          <table:table-cell office:value-type="string" table:style-name="ce7">
            <text:p>Remote</text:p>
          </table:table-cell>
          <table:table-cell office:value-type="string" table:style-name="ce7">
            <text:p>-</text:p>
            <text:p>12x12 Network-Topology (144 nodes), every node has a distance of 350m.</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GLOMOSIM</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table:style-name="ce7"/>
          <table:table-cell table:number-columns-repeated="16358"/>
        </table:table-row>
        <table:table-row table:style-name="ro14">
          <table:table-cell table:style-name="ce6"/>
          <table:table-cell office:value-type="string" table:style-name="ce8">
            <text:p>Disrupting component groups in WLAN network</text:p>
          </table:table-cell>
          <table:table-cell office:value-type="string" table:style-name="ce7">
            <text:p>Denial of service attacks at the MAC layer in wireless ad hoc networks<text:s/></text:p>
            <text:p>Gupta, V. et. Al.</text:p>
          </table:table-cell>
          <table:table-cell office:value-type="float" office:value="2002" table:style-name="ce7">
            <text:p>2002</text:p>
          </table:table-cell>
          <table:table-cell office:value-type="string" table:style-name="ce7">
            <text:p>Security Evaluation</text:p>
            <text:p>Investigation of denial of service attacks on wireless ad hoc networks</text:p>
          </table:table-cell>
          <table:table-cell office:value-type="string" table:style-name="ce7">
            <text:p>Denial-of-Service</text:p>
            <text:p>Distributed Denial-of-Service</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Enforcement of Message or Data Structure</text:p>
            <text:p>Capture effect and unfairness at the media access</text:p>
          </table:table-cell>
          <table:table-cell office:value-type="string" table:style-name="ce7">
            <text:p>WLAN</text:p>
          </table:table-cell>
          <table:table-cell office:value-type="string" table:style-name="ce7">
            <text:p>High data rates lead to local overloads.</text:p>
          </table:table-cell>
          <table:table-cell office:value-type="string" table:style-name="ce7">
            <text:p>Two nodes can jointly perform a DoS attack on a separate group of nodes from the rest of the network.</text:p>
          </table:table-cell>
          <table:table-cell office:value-type="string" table:style-name="ce7">
            <text:p>Required Setup</text:p>
            <text:p>Simulation of the system</text:p>
            <text:p>Simulation with 12x12 network of nodes</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Limited Bendwidth</text:p>
          </table:table-cell>
          <table:table-cell office:value-type="string" table:style-name="ce7">
            <text:p>Remote</text:p>
          </table:table-cell>
          <table:table-cell office:value-type="string" table:style-name="ce7">
            <text:p>-</text:p>
            <text:p>12x12 Network-Topology (144 nodes), every node has a distance of 350m.</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GLOMOSIM</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table:style-name="ce7"/>
          <table:table-cell table:number-columns-repeated="16358"/>
        </table:table-row>
        <table:table-row table:style-name="ro3">
          <table:table-cell office:value-type="string" table:style-name="ce6">
            <text:p>ID-2015-FP-1</text:p>
          </table:table-cell>
          <table:table-cell office:value-type="string" table:style-name="ce8">
            <text:p>A 2G connection is established via an SMS update. A reverse shell is then started. In the second step, a new SMS is sent and a second reverse shell is called. This makes it possible to carry out various vehicle functions remotely: Brakes, windscreen wipers</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Information Disclosure</text:p>
            <text:p>Reverse Engineering</text:p>
            <text:p/>
            <text:p>Spoofing</text:p>
            <text:p/>
            <text:p>Information Disclosure</text:p>
            <text:p>Fingerprint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able:table-cell>
          <table:table-cell office:value-type="string" table:style-name="ce7">
            <text:p>Use of Insufficiently Random Values</text:p>
            <text:p>Same SSH server key for the TCU device</text:p>
          </table:table-cell>
          <table:table-cell office:value-type="string" table:style-name="ce7">
            <text:p>ECU</text:p>
            <text:p>Local test pins on the circuit board</text:p>
            <text:p/>
            <text:p>Cellular</text:p>
            <text:p>2G, 3G</text:p>
          </table:table-cell>
          <table:table-cell office:value-type="string" table:style-name="ce7">
            <text:p>Telephone numbers used in the SMS chip, log files, versions and states of the telematics components could be read.</text:p>
            <text:p/>
            <text:p>Software could be extracted as well as the main Java framework. Public and private keys could be read.</text:p>
            <text:p/>
            <text:p>Root Shell Access to Web/telnet Interface</text:p>
            <text:p/>
            <text:p>1500 potential devices and 300 IP addresses could be found.</text:p>
          </table:table-cell>
          <table:table-cell office:value-type="string" table:style-name="ce7">
            <text:p>Local:</text:p>
            <text:p>Information Gathering via Web/telnet Console</text:p>
            <text:p>Removing and reading the NAND flash chip</text:p>
            <text:p>Remote:</text:p>
            <text:p>Access via Internet to the Web/telnet console</text:p>
            <text:p>Access via the SMS Administration Interface.</text:p>
            <text:p>Devices and IP addresses can be found via the mobile phone provider.</text:p>
            <text:p>TCU has SocketCAN, with which you can access the CAN bus.</text:p>
          </table:table-cell>
          <table:table-cell office:value-type="string" table:style-name="ce7">
            <text:p>Required Access/Connection</text:p>
            <text:p>ECU</text:p>
            <text:p>Telematics ECU</text:p>
            <text:p/>
            <text:p>Required Access/Connection</text:p>
            <text:p>Cellular</text:p>
            <text:p>Remote connection to 2G Modem via cellular network</text:p>
          </table:table-cell>
          <table:table-cell office:value-type="string" table:style-name="ce7">
            <text:p>Full Control (functional component)</text:p>
          </table:table-cell>
          <table:table-cell office:value-type="string" table:style-name="ce7">
            <text:p>Knowlege Restriction</text:p>
            <text:p>-</text:p>
            <text:p>Reverse Engineering of TCU neccessary for accessing the CAN in order to signal a false vehicle state</text:p>
          </table:table-cell>
          <table:table-cell office:value-type="string" table:style-name="ce7">
            <text:p>Remote</text:p>
          </table:table-cell>
          <table:table-cell office:value-type="string" table:style-name="ce7">
            <text:p>-</text:p>
            <text:p>Remote Connection from TCU to environment (Update Server and Smartphone).</text:p>
            <text:p>TCU has Access to CAN</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344</text:p>
          </table:table-cell>
          <table:table-cell table:number-columns-repeated="16358"/>
        </table:table-row>
        <table:table-row table:style-name="ro3">
          <table:table-cell table:style-name="ce6"/>
          <table:table-cell office:value-type="string" table:style-name="ce8">
            <text:p>Reverse Engineering Chip</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Information Disclosure</text:p>
            <text:p>Reverse Engineering</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ext:p>Local test pins on the circuit board</text:p>
          </table:table-cell>
          <table:table-cell table:style-name="ce7"/>
          <table:table-cell office:value-type="string" table:style-name="ce7">
            <text:p>Local:</text:p>
            <text:p>Information Gathering via Web/telnet Console</text:p>
            <text:p>Removing and reading the NAND flash chip</text:p>
          </table:table-cell>
          <table:table-cell office:value-type="string" table:style-name="ce7">
            <text:p>Required Access/Connection</text:p>
            <text:p>ECU</text:p>
            <text:p>Telematics ECU</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ext:p>Remote Connection from TCU to environment (Update Server and Smartphone).</text:p>
            <text:p>TCU has Access to CAN</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344</text:p>
          </table:table-cell>
          <table:table-cell table:number-columns-repeated="16358"/>
        </table:table-row>
        <table:table-row table:style-name="ro3">
          <table:table-cell table:style-name="ce6"/>
          <table:table-cell office:value-type="string" table:style-name="ce8">
            <text:p>Accessing remote Component</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Cellular</text:p>
            <text:p>2G, 3G</text:p>
          </table:table-cell>
          <table:table-cell table:style-name="ce7"/>
          <table:table-cell office:value-type="string" table:style-name="ce7">
            <text:p>Remote:</text:p>
            <text:p>Getting Access via Internet to the Web/telnet console</text:p>
            <text:p>Getting Access via the SMS Administration Interface</text:p>
          </table:table-cell>
          <table:table-cell office:value-type="string" table:style-name="ce7">
            <text:p>Required Access/Connection</text:p>
            <text:p>Cellular</text:p>
            <text:p>Remote connection to 2G Modem via cellular network</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Remote Connection from TCU to environment (Update Server and Smartphone).</text:p>
            <text:p>TCU has Access to CAN</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344</text:p>
          </table:table-cell>
          <table:table-cell table:number-columns-repeated="16358"/>
        </table:table-row>
        <table:table-row table:style-name="ro3">
          <table:table-cell table:style-name="ce6"/>
          <table:table-cell office:value-type="string" table:style-name="ce8">
            <text:p>Monitoring IP addresses</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Cellular</text:p>
            <text:p>2G, 3G</text:p>
          </table:table-cell>
          <table:table-cell table:style-name="ce7"/>
          <table:table-cell office:value-type="string" table:style-name="ce7">
            <text:p>Devices and IP addresses can be found via the mobile phone provider.</text:p>
          </table:table-cell>
          <table:table-cell office:value-type="string" table:style-name="ce7">
            <text:p>Required Access/Connection</text:p>
            <text:p>Cellular</text:p>
            <text:p>Remote connection to 2G Modem via cellular network</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Remote Connection from TCU to environment (Update Server and Smartphone).</text:p>
            <text:p>TCU has Access to CAN</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44</text:p>
          </table:table-cell>
          <table:table-cell table:number-columns-repeated="16358"/>
        </table:table-row>
        <table:table-row table:style-name="ro3">
          <table:table-cell table:style-name="ce6"/>
          <table:table-cell office:value-type="string" table:style-name="ce8">
            <text:p>Sending malicious CAN messages</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Cellular</text:p>
            <text:p>2G, 3G</text:p>
          </table:table-cell>
          <table:table-cell table:style-name="ce7"/>
          <table:table-cell office:value-type="string" table:style-name="ce7">
            <text:p>TCU has SocketCAN, with which you can access the CAN bus.</text:p>
          </table:table-cell>
          <table:table-cell office:value-type="string" table:style-name="ce7">
            <text:p>Required Access/Connection</text:p>
            <text:p>Cellular</text:p>
            <text:p>Remote connection to 2G Modem via cellular network</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Remote Connection from TCU to environment (Update Server and Smartphone).</text:p>
            <text:p>TCU has Access to CAN</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344</text:p>
          </table:table-cell>
          <table:table-cell table:number-columns-repeated="16358"/>
        </table:table-row>
        <table:table-row table:style-name="ro3">
          <table:table-cell office:value-type="string" table:style-name="ce6">
            <text:p>ID-2006-SL-1</text:p>
          </table:table-cell>
          <table:table-cell office:value-type="string" table:style-name="ce8">
            <text:p>Extraction of secret keys by executing side channel attacks</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Timing Analyse</text:p>
            <text:p/>
            <text:p>Information Disclosure</text:p>
            <text:p>Side-Channel-Attack</text:p>
            <text:p>Simple Power Analysis Side Channel Attacks</text:p>
            <text:p/>
            <text:p>Information Disclosure</text:p>
            <text:p>Side-Channel-Attack</text:p>
            <text:p>Differential Power Analysis</text:p>
            <text:p/>
            <text:p>Information Disclosure</text:p>
            <text:p>Side-Channel-Attack</text:p>
            <text:p>Internal Collision Attack</text:p>
            <text:p/>
            <text:p>Information Disclosure</text:p>
            <text:p>Side-Channel-Attack</text:p>
            <text:p>Template Attack</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Timing analysis:</text:p>
            <text:p>The attacker must simulate or predict the timing behavior of the attacked device. The execution time of the square-and-multiply algorithm must be data dependent. The result is the hypothesis with the smaller variance of the data sets based on n time measurements.</text:p>
            <text:p/>
            <text:p>Simple Power Analysis Side Channel Attacks:</text:p>
            <text:p>SPAs are very implementation-dependent. The attacker needs complete knowledge of the energy consumption of the hardware and the exact details of the implementation.</text:p>
            <text:p/>
            <text:p>Differential Power Analysis:</text:p>
            <text:p>An attacker sets up a hypothesis with reduced key space and calculates the cross correlation of each side-channel measurement with a selection function and combines the input data with the key hypothesis.<text:s/></text:p>
            <text:p/>
            <text:p>Internal Collision Attacks:</text:p>
            <text:p>Find internal collisions in a cipher by analyzing energy absorption or electromagnetic radiation.</text:p>
            <text:p/>
            <text:p>Template Attacks:</text:p>
            <text:p>Profiling phase and key extraction phase, based on multivariate analysis of side channel traces.</text:p>
          </table:table-cell>
          <table:table-cell office:value-type="string" table:style-name="ce7">
            <text:p>Required Steup</text:p>
            <text:p>Simulation of the system</text:p>
            <text:p>Simulation or prediction of the timing behaviour of the attacked device.</text:p>
            <text:p/>
            <text:p>Required Operational State</text:p>
            <text:p>Vehicle State</text:p>
            <text:p>Execution time of</text:p>
            <text:p>the square and multiply algorithm has to be data-dependent.</text:p>
            <text:p/>
            <text:p>Required System Knowledge</text:p>
            <text:p>Information</text:p>
            <text:p>Power consumption behaviour of the target and exact point of time of observed key-dependend instructions.</text:p>
            <text:p/>
            <text:p>Required System Knowledge</text:p>
            <text:p>Captured Data</text:p>
            <text:p>Number of measured power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8"/>
        </table:table-row>
        <table:table-row table:style-name="ro3">
          <table:table-cell office:value-type="string" table:style-name="ce6">
            <text:p>ID-2006-SL-1</text:p>
          </table:table-cell>
          <table:table-cell office:value-type="string" table:style-name="ce8">
            <text:p>Extraction of secret keys by executing side channel attacks</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Timing Analyse</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Timing analysis:</text:p>
            <text:p>The attacker must simulate or predict the timing behavior of the attacked device. The execution time of the square-and-multiply algorithm must be data dependent. The result is the hypothesis with the smaller variance of the data sets based on n time measurements.</text:p>
          </table:table-cell>
          <table:table-cell office:value-type="string" table:style-name="ce7">
            <text:p>Required Steup</text:p>
            <text:p>Simulation of the system</text:p>
            <text:p>Simulation or prediction of the timing behaviour of the attacked device.</text:p>
            <text:p/>
            <text:p>Required Operational State</text:p>
            <text:p>Vehicle State</text:p>
            <text:p>Execution time of</text:p>
            <text:p>the square and multiply algorithm has to be data-dependent.</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8"/>
        </table:table-row>
        <table:table-row table:style-name="ro13">
          <table:table-cell table:style-name="ce6"/>
          <table:table-cell office:value-type="string" table:style-name="ce8">
            <text:p>Side Channel Attack through Simple Power Analysis</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Simple Power Analysis Side Channel Attacks</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Simple Power Analysis Side Channel Attacks:</text:p>
            <text:p>SPAs are very implementation-dependent. The attacker needs complete knowledge of the energy consumption of the hardware and the exact details of the implementation.</text:p>
          </table:table-cell>
          <table:table-cell office:value-type="string" table:style-name="ce7">
            <text:p>Required System Knowledge</text:p>
            <text:p>Information</text:p>
            <text:p>Power consumption behaviour of the target and exact point of time of observed key-dependend instruction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8"/>
        </table:table-row>
        <table:table-row table:style-name="ro14">
          <table:table-cell table:style-name="ce6"/>
          <table:table-cell office:value-type="string" table:style-name="ce8">
            <text:p>Side Channel Attack through Differential Power Analysis</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Differential Power Analysis</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Differential Power Analysis:</text:p>
            <text:p>An attacker sets up a hypothesis with reduced key space and calculates the cross correlation of each side-channel measurement with a selection function and combines the input data with the key hypothesis.</text:p>
          </table:table-cell>
          <table:table-cell office:value-type="string" table:style-name="ce7">
            <text:p>Required System Knowledge</text:p>
            <text:p>Captured Data</text:p>
            <text:p>Number of measured power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8"/>
        </table:table-row>
        <table:table-row table:style-name="ro16">
          <table:table-cell table:style-name="ce6"/>
          <table:table-cell office:value-type="string" table:style-name="ce8">
            <text:p>Side Channel Attack through Internal Collision Attack</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Internal Collision Attack</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Internal Collision Attacks:</text:p>
            <text:p>Find internal collisions in a cipher by analyzing energy absorption or electromagnetic radiation.</text:p>
          </table:table-cell>
          <table:table-cell office:value-type="string" table:style-name="ce7">
            <text:p>Required System Knowledge</text:p>
            <text:p>Captured Data</text:p>
            <text:p>Number of measured power consumption and electromagnetic radiation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8"/>
        </table:table-row>
        <table:table-row table:style-name="ro14">
          <table:table-cell table:style-name="ce6"/>
          <table:table-cell office:value-type="string" table:style-name="ce8">
            <text:p>Side Channel Attack through Template Attack</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Template Attack</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Template Attacks:</text:p>
            <text:p>Profiling phase and key extraction phase, based on multivariate analysis of side channel traces.</text:p>
          </table:table-cell>
          <table:table-cell office:value-type="string" table:style-name="ce7">
            <text:p>Required System Knowledge</text:p>
            <text:p>Captured Data</text:p>
            <text:p>Number of measured power traces.</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Measurement Tool</text:p>
            <text:p>Oszilloskop</text:p>
            <text:p/>
            <text:p>Hardware Tool</text:p>
            <text:p>Power Supply</text:p>
            <text:p>Extern Power Supply</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707</text:p>
          </table:table-cell>
          <table:table-cell table:number-columns-repeated="16358"/>
        </table:table-row>
        <table:table-row table:style-name="ro3">
          <table:table-cell office:value-type="string" table:style-name="ce6">
            <text:p>ID-2003-BS-1</text:p>
          </table:table-cell>
          <table:table-cell office:value-type="string" table:style-name="ce8">
            <text:p>Deauthentication attack to prevent authentication that is necessary when connecting to an access point by spoofing an authentication message by the attacker. Virtual Carrier Sense Attack for sending messages that contain a high value in the duration field of the message.</text:p>
          </table:table-cell>
          <table:table-cell office:value-type="string" table:style-name="ce7">
            <text:p>802.11 Denial-of-Service Attacks: Real Vulnerabilities and Practical Solutions</text:p>
            <text:p>Bellardo, J., Savage, S.</text:p>
          </table:table-cell>
          <table:table-cell office:value-type="float" office:value="2003" table:style-name="ce7">
            <text:p>2003</text:p>
          </table:table-cell>
          <table:table-cell office:value-type="string" table:style-name="ce7">
            <text:p>Security Evaluation</text:p>
            <text:p>Investigation of denial of service attacks against the 802.11 MAC protocol</text:p>
          </table:table-cell>
          <table:table-cell office:value-type="string" table:style-name="ce7">
            <text:p>Deniel-of-Service</text:p>
            <text:p>-</text:p>
            <text:p>Deauthentication Attack</text:p>
            <text:p/>
            <text:p>Deniel-of-Service</text:p>
            <text:p>-</text:p>
            <text:p>Virtual Carrier Sense Attack</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Protection Mechanism Failure</text:p>
            <text:p>Identity vulnerabilities over source address because of the implicit trust of the 802.11 network.</text:p>
            <text:p/>
            <text:p>Protection Mechanism Failure</text:p>
            <text:p>No mechanisms for verifying the correctness of one's own identity.</text:p>
            <text:p/>
            <text:p>Protection Mechanism Failure</text:p>
            <text:p>The message for the request of a de-authentication is itself not authenticated.</text:p>
            <text:p/>
            <text:p>Protection Mechanism Failure</text:p>
            <text:p>Association Messages and TIM Messages are not authenticated and in plain text.</text:p>
            <text:p/>
            <text:p>Insufficient Control Flow Management</text:p>
            <text:p>No perfect collision detection, therefore combination of physical carrier-sense and virtual carrier-sense, which can both be exploited.</text:p>
            <text:p/>
            <text:p>Protection Mechanism Failure</text:p>
            <text:p>RTS, CTS and ACK frames are not authenticated. Even if they were, this would only ensure non-repudiation.</text:p>
            <text:p/>
            <text:p>Improper Adherence to Coding Standards</text:p>
            <text:p>Incorrect implementation of the 802.11 standard</text:p>
          </table:table-cell>
          <table:table-cell office:value-type="string" table:style-name="ce7">
            <text:p>WLAN</text:p>
          </table:table-cell>
          <table:table-cell office:value-type="string" table:style-name="ce7">
            <text:p>Spoofing of nodes and other MAC layer services possible.</text:p>
            <text:p>Spoofing of the Deauthentication message possible -&gt; DoS attack on client possible.</text:p>
            <text:p>Spoofing of the Association Message</text:p>
            <text:p>Spoofing of Polling messages<text:s/></text:p>
            <text:p>Spoofing of TIM Embassies</text:p>
            <text:p>Clients can be erroneously awakened and put to sleep.</text:p>
            <text:p>Monopolize entire channels by sending short messages at the end of the interframe space interval.</text:p>
            <text:p>Valid clients can be prevented from gaining access to the channel by placing a large data field on the channel during the connection handshake.</text:p>
          </table:table-cell>
          <table:table-cell office:value-type="string" table:style-name="ce7">
            <text:p>Monitoring network activity and matching source and target MAC addresses against an attack list.<text:s/></text:p>
            <text:p>Deauthentication Attack:</text:p>
            <text:p>Monitoring network activity and matching source and target MAC addresses against an attack list.<text:s/></text:p>
            <text:p>When a data or connection frame is received from a target, a Deauthentication Frame is spoofed.</text:p>
            <text:p>Virtual carrier sense attack:</text:p>
            <text:p>Generation of packet streams with a large bandwidth of duration values.</text:p>
          </table:table-cell>
          <table:table-cell office:value-type="string" table:style-name="ce7">
            <text:p>Required System Knowledge</text:p>
            <text:p>Captured Data</text:p>
            <text:p>Promiscuous monitoring of the channel.</text:p>
            <text:p/>
            <text:p>Required Setup</text:p>
            <text:p>System Configuration</text:p>
            <text:p>Required Energy</text:p>
          </table:table-cell>
          <table:table-cell office:value-type="string" table:style-name="ce7">
            <text:p>Execute (functional component)</text:p>
          </table:table-cell>
          <table:table-cell office:value-type="string" table:style-name="ce7">
            <text:p>Impact Restriction</text:p>
            <text:p>-</text:p>
            <text:p>802.11 Network Interface Cards (NIC) are limiting the attack</text:p>
            <text:p/>
            <text:p>Security Feature</text:p>
            <text:p>-</text:p>
            <text:p>Moderate access</text:p>
          </table:table-cell>
          <table:table-cell office:value-type="string" table:style-name="ce7">
            <text:p>Remote</text:p>
          </table:table-cell>
          <table:table-cell office:value-type="string" table:style-name="ce7">
            <text:p>-</text:p>
            <text:p>Network of Clients that are connected to an Access Point</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Monitoring WLAN communication</text:p>
          </table:table-cell>
          <table:table-cell office:value-type="string" table:style-name="ce7">
            <text:p>802.11 Denial-of-Service Attacks: Real Vulnerabilities and Practical Solutions</text:p>
            <text:p>Bellardo, J., Savage, S.</text:p>
          </table:table-cell>
          <table:table-cell office:value-type="float" office:value="2003" table:style-name="ce7">
            <text:p>2003</text:p>
          </table:table-cell>
          <table:table-cell office:value-type="string" table:style-name="ce7">
            <text:p>Security Evaluation</text:p>
            <text:p>Investigation of denial of service attacks against the 802.11 MAC protocol</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WLAN</text:p>
          </table:table-cell>
          <table:table-cell table:style-name="ce7"/>
          <table:table-cell office:value-type="string" table:style-name="ce7">
            <text:p>Monitoring network activity and matching source and target MAC addresses against an attack list.</text:p>
          </table:table-cell>
          <table:table-cell office:value-type="string" table:style-name="ce7">
            <text:p>Required Access/Connection</text:p>
            <text:p>WLAN</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Network of Clients that are connected to an Access Point</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Deauthenticating WLAN component</text:p>
          </table:table-cell>
          <table:table-cell office:value-type="string" table:style-name="ce7">
            <text:p>802.11 Denial-of-Service Attacks: Real Vulnerabilities and Practical Solutions</text:p>
            <text:p>Bellardo, J., Savage, S.</text:p>
          </table:table-cell>
          <table:table-cell office:value-type="float" office:value="2003" table:style-name="ce7">
            <text:p>2003</text:p>
          </table:table-cell>
          <table:table-cell office:value-type="string" table:style-name="ce7">
            <text:p>Security Evaluation</text:p>
            <text:p>Investigation of denial of service attacks against the 802.11 MAC protocol</text:p>
          </table:table-cell>
          <table:table-cell office:value-type="string" table:style-name="ce7">
            <text:p>Deniel-of-Service</text:p>
            <text:p>-</text:p>
            <text:p>Deauthentication Attack</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Deauthentication Attack:</text:p>
            <text:p>Monitoring network activity and matching source and target MAC addresses against an attack list.<text:s/></text:p>
            <text:p>When a data or connection frame is received from a target, a Deauthentication Frame is spoofed.</text:p>
          </table:table-cell>
          <table:table-cell office:value-type="string" table:style-name="ce7">
            <text:p>Required System Knowledge</text:p>
            <text:p>Captured Data</text:p>
            <text:p>Promiscuous monitoring of the channel.</text:p>
            <text:p/>
            <text:p>Required Setup</text:p>
            <text:p>System Configuration</text:p>
            <text:p>Required Energy</text:p>
          </table:table-cell>
          <table:table-cell office:value-type="string" table:style-name="ce7">
            <text:p>Execute (functional component)</text:p>
          </table:table-cell>
          <table:table-cell office:value-type="string" table:style-name="ce7">
            <text:p>Impact Restriction</text:p>
            <text:p>-</text:p>
            <text:p>802.11 Network Interface Cards (NIC) are limiting the attack</text:p>
            <text:p/>
            <text:p>Security Feature</text:p>
            <text:p>-</text:p>
            <text:p>Moderate access</text:p>
          </table:table-cell>
          <table:table-cell office:value-type="string" table:style-name="ce7">
            <text:p>Remote</text:p>
          </table:table-cell>
          <table:table-cell office:value-type="string" table:style-name="ce7">
            <text:p>-</text:p>
            <text:p>Network of Clients that are connected to an Access Point</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
            <text:p>Keine</text:p>
          </table:table-cell>
          <table:table-cell office:value-type="string" table:style-name="ce7">
            <text:p>CVSS:3.0/AV:N/AC:L/PR:N/UI:N/S:U/C:N/I:H/A:H; 9,1</text:p>
          </table:table-cell>
          <table:table-cell office:value-type="float" office:value="3.89" table:style-name="ce7">
            <text:p>3,89</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Blocking communication channel with Virtual Carrier Sense Attack</text:p>
          </table:table-cell>
          <table:table-cell office:value-type="string" table:style-name="ce7">
            <text:p>802.11 Denial-of-Service Attacks: Real Vulnerabilities and Practical Solutions</text:p>
            <text:p>Bellardo, J., Savage, S.</text:p>
          </table:table-cell>
          <table:table-cell office:value-type="float" office:value="2003" table:style-name="ce7">
            <text:p>2003</text:p>
          </table:table-cell>
          <table:table-cell office:value-type="string" table:style-name="ce7">
            <text:p>Security Evaluation</text:p>
            <text:p>Investigation of denial of service attacks against the 802.11 MAC protocol</text:p>
          </table:table-cell>
          <table:table-cell office:value-type="string" table:style-name="ce7">
            <text:p>Deniel-of-Service</text:p>
            <text:p>-</text:p>
            <text:p>Virtual Carrier Sense Attack</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WLAN</text:p>
          </table:table-cell>
          <table:table-cell table:style-name="ce7"/>
          <table:table-cell office:value-type="string" table:style-name="ce7">
            <text:p>Virtual carrier sense attack:</text:p>
            <text:p>Generation of packet streams with a large bandwidth of duration values.</text:p>
          </table:table-cell>
          <table:table-cell office:value-type="string" table:style-name="ce7">
            <text:p>Required System Knowledge</text:p>
            <text:p>Captured Data</text:p>
            <text:p>Promiscuous monitoring of the channel.</text:p>
            <text:p/>
            <text:p>Required Setup</text:p>
            <text:p>System Configuration</text:p>
            <text:p>Required Energy</text:p>
          </table:table-cell>
          <table:table-cell office:value-type="string" table:style-name="ce7">
            <text:p>Execute (functional component)</text:p>
          </table:table-cell>
          <table:table-cell office:value-type="string" table:style-name="ce7">
            <text:p>Impact Restriction</text:p>
            <text:p>-</text:p>
            <text:p>802.11 Network Interface Cards (NIC) are limiting the attack</text:p>
            <text:p/>
            <text:p>Security Feature</text:p>
            <text:p>-</text:p>
            <text:p>Moderate access</text:p>
          </table:table-cell>
          <table:table-cell office:value-type="string" table:style-name="ce7">
            <text:p>Remote</text:p>
          </table:table-cell>
          <table:table-cell office:value-type="string" table:style-name="ce7">
            <text:p>-</text:p>
            <text:p>Network of Clients that are connected to an Access Point</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
            <text:p>Keine</text:p>
          </table:table-cell>
          <table:table-cell office:value-type="string" table:style-name="ce7">
            <text:p>CVSS:3.0/AV:N/AC:L/PR:N/UI:N/S:U/C:N/I:N/A:H; 7,5</text:p>
          </table:table-cell>
          <table:table-cell office:value-type="float" office:value="3.89" table:style-name="ce7">
            <text:p>3,89</text:p>
          </table:table-cell>
          <table:table-cell office:value-type="string" table:style-name="ce7">
            <text:p>CWE-693</text:p>
          </table:table-cell>
          <table:table-cell table:number-columns-repeated="16358"/>
        </table:table-row>
        <table:table-row table:style-name="ro5">
          <table:table-cell office:value-type="string" table:style-name="ce6">
            <text:p>ID-2016-GO-1</text:p>
          </table:table-cell>
          <table:table-cell office:value-type="string" table:style-name="ce8">
            <text:p>Unlocking car by reverse engineering of the keyless entry algorithm and extraction of the keys</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Information Disclosure</text:p>
            <text:p>Reverse Engineering</text:p>
            <text:p/>
            <text:p>Information Disclosure</text:p>
            <text:p>Eavesdropping</text:p>
            <text:p/>
            <text:p>Spoofing</text:p>
            <text:p>-</text:p>
            <text:p>Correlation Attack</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Financial Asset</text:p>
          </table:table-cell>
          <table:table-cell office:value-type="string" table:style-name="ce7">
            <text:p>Use of Insufficiently Random Values</text:p>
            <text:p>In total, only half a dozen Global Master Keys are used.</text:p>
          </table:table-cell>
          <table:table-cell office:value-type="string" table:style-name="ce7">
            <text:p>RFID</text:p>
          </table:table-cell>
          <table:table-cell office:value-type="string" table:style-name="ce7">
            <text:p>Reading the Master Key</text:p>
            <text:p>Reverse engineering of the algorithm for unlocking the vehicle<text:s/></text:p>
            <text:p>Opening of vehicles possible</text:p>
          </table:table-cell>
          <table:table-cell office:value-type="string" table:style-name="ce7">
            <text:p>Analysis of the Chip and the ECU.<text:s/></text:p>
            <text:p>Extraction of the Firmware</text:p>
            <text:p>Reverse Engineering of the Firmware.</text:p>
            <text:p>Extracting the global master key.</text:p>
          </table:table-cell>
          <table:table-cell office:value-type="string" table:style-name="ce7">
            <text:p>Required System Knowledge</text:p>
            <text:p>Captured Data</text:p>
            <text:p>At least 4 rolling codes</text:p>
          </table:table-cell>
          <table:table-cell office:value-type="string" table:style-name="ce7">
            <text:p>Read (functional component)</text:p>
          </table:table-cell>
          <table:table-cell office:value-type="string" table:style-name="ce7">
            <text:p>Impact Restriction</text:p>
            <text:p>-</text:p>
            <text:p>Hard to change a lock signal into a unlock signal</text:p>
          </table:table-cell>
          <table:table-cell office:value-type="string" table:style-name="ce7">
            <text:p>Remot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330, CWE-334</text:p>
          </table:table-cell>
          <table:table-cell table:number-columns-repeated="16358"/>
        </table:table-row>
        <table:table-row table:style-name="ro5">
          <table:table-cell table:style-name="ce6"/>
          <table:table-cell office:value-type="string" table:style-name="ce8">
            <text:p>Analysis of ECU and Chip</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RFID</text:p>
          </table:table-cell>
          <table:table-cell table:style-name="ce7"/>
          <table:table-cell office:value-type="string" table:style-name="ce7">
            <text:p>Analysis of the Chip and the ECU.</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Keine</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330, CWE-334</text:p>
          </table:table-cell>
          <table:table-cell table:number-columns-repeated="16358"/>
        </table:table-row>
        <table:table-row table:style-name="ro5">
          <table:table-cell table:style-name="ce6"/>
          <table:table-cell office:value-type="string" table:style-name="ce8">
            <text:p>Firmware Extraction</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RFID</text:p>
          </table:table-cell>
          <table:table-cell table:style-name="ce7"/>
          <table:table-cell office:value-type="string" table:style-name="ce7">
            <text:p>Extraction of the Firmware</text:p>
          </table:table-cell>
          <table:table-cell office:value-type="string" table:style-name="ce7">
            <text:p>Required Access/Connection</text:p>
            <text:p>ECU</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330, CWE-334</text:p>
          </table:table-cell>
          <table:table-cell table:number-columns-repeated="16358"/>
        </table:table-row>
        <table:table-row table:style-name="ro5">
          <table:table-cell table:style-name="ce6"/>
          <table:table-cell office:value-type="string" table:style-name="ce8">
            <text:p>Reverse Engineering Firmware</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RFID</text:p>
          </table:table-cell>
          <table:table-cell table:style-name="ce7"/>
          <table:table-cell office:value-type="string" table:style-name="ce7">
            <text:p>Reverse Engineering of the Firmware.</text:p>
          </table:table-cell>
          <table:table-cell office:value-type="string" table:style-name="ce7">
            <text:p>Required Access/Connection</text:p>
            <text:p>ECU</text:p>
            <text:p>-</text:p>
            <text:p/>
            <text:p>Required System Knowledge</text:p>
            <text:p>Captured data</text:p>
            <text:p>Firmware extraced from ECU</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0, CWE-334</text:p>
          </table:table-cell>
          <table:table-cell table:number-columns-repeated="16358"/>
        </table:table-row>
        <table:table-row table:style-name="ro5">
          <table:table-cell table:style-name="ce6"/>
          <table:table-cell office:value-type="string" table:style-name="ce8">
            <text:p>Extracting keys</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Spoofing</text:p>
            <text:p>-</text:p>
            <text:p>Correlation Attack</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RFID</text:p>
          </table:table-cell>
          <table:table-cell table:style-name="ce7"/>
          <table:table-cell office:value-type="string" table:style-name="ce7">
            <text:p>Extracting the global master key.</text:p>
          </table:table-cell>
          <table:table-cell office:value-type="string" table:style-name="ce7">
            <text:p>Required Access/Connection</text:p>
            <text:p>ECU</text:p>
            <text:p>-</text:p>
            <text:p/>
            <text:p>Required System Knowledge</text:p>
            <text:p>Captured data</text:p>
            <text:p>Firmware extraced from ECU and reverse engineered</text:p>
          </table:table-cell>
          <table:table-cell office:value-type="string" table:style-name="ce7">
            <text:p>Read (functional component)</text:p>
          </table:table-cell>
          <table:table-cell office:value-type="string" table:style-name="ce7">
            <text:p>Impact Restriction</text:p>
            <text:p>-</text:p>
            <text:p>Hard to change a lock signal into a unlock signal</text:p>
          </table:table-cell>
          <table:table-cell office:value-type="string" table:style-name="ce7">
            <text:p>Local Software</text:p>
          </table:table-cell>
          <table:table-cell office:value-type="string" table:style-name="ce7">
            <text:p>-</text:p>
            <text:p>Immonbilizer communicates with the key transponder through an antenna coil which is installed in the vehicle</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330, CWE-334</text:p>
          </table:table-cell>
          <table:table-cell table:number-columns-repeated="16358"/>
        </table:table-row>
        <table:table-row table:style-name="ro14">
          <table:table-cell office:value-type="string" table:style-name="ce6">
            <text:p>ID-2015-Ru-1</text:p>
          </table:table-cell>
          <table:table-cell office:value-type="string" table:style-name="ce7">
            <text:p>Unlocking vehicles over wide distances by executing a relay attack</text:p>
          </table:table-cell>
          <table:table-cell office:value-type="string" table:style-name="ce7">
            <text:p>Keyless Gone. Autodiebe tricksen kontaktlose Schließsysteme aus</text:p>
            <text:p>Rüsberg, K.</text:p>
          </table:table-cell>
          <table:table-cell office:value-type="float" office:value="2015" table:style-name="ce7">
            <text:p>2015</text:p>
          </table:table-cell>
          <table:table-cell office:value-type="string" table:style-name="ce7">
            <text:p>Financial Gain</text:p>
            <text:p>Car theft</text:p>
          </table:table-cell>
          <table:table-cell office:value-type="string" table:style-name="ce7">
            <text:p>Spoofing</text:p>
            <text:p>Man-in-the-Middle</text:p>
            <text:p>Relay-Station-Attack</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Financial Asset</text:p>
          </table:table-cell>
          <table:table-cell office:value-type="string" table:style-name="ce7">
            <text:p>Improper Control of a Resource Through its Lifetime</text:p>
            <text:p>No signal delay checking to check distance between key and car</text:p>
          </table:table-cell>
          <table:table-cell office:value-type="string" table:style-name="ce7">
            <text:p>RFID</text:p>
          </table:table-cell>
          <table:table-cell office:value-type="string" table:style-name="ce7">
            <text:p>Unlocking cars via bigger distances</text:p>
          </table:table-cell>
          <table:table-cell office:value-type="string" table:style-name="ce7">
            <text:p>Attackers relay radio transmits low frequency 125 kHz signal from car antenna to a second relay which radiates it unchanged. This activates the key that sends the release signal to unlock (433 MHz).</text:p>
          </table:table-cell>
          <table:table-cell office:value-type="string" table:style-name="ce7">
            <text:p>Organisational Setup</text:p>
            <text:p>Proximity to vehicle</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Attacker 1 is in the immediate vicinity of the vehicle (1 m). Attacker 2 is near the driver/radio key (up to 5 m). The distance between attacker 1 and 2 can be a maximum of 400 m.</text:p>
          </table:table-cell>
          <table:table-cell office:value-type="string" table:style-name="ce7">
            <text:p>BMW</text:p>
            <text:p>5 Series</text:p>
            <text:p/>
            <text:p>Audi</text:p>
            <text:p/>
            <text:p>Land Rover</text:p>
            <text:p>RangeRover</text:p>
          </table:table-cell>
          <table:table-cell office:value-type="string" table:style-name="ce7">
            <text:p>Car Access System</text:p>
          </table:table-cell>
          <table:table-cell office:value-type="string" table:style-name="ce7">
            <text:p>Wireless Tool</text:p>
            <text:p>Radio Frequency Tool</text:p>
            <text:p>Relay Devices</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664</text:p>
          </table:table-cell>
          <table:table-cell table:number-columns-repeated="16358"/>
        </table:table-row>
        <table:table-row table:style-name="ro8">
          <table:table-cell office:value-type="string" table:style-name="ce6">
            <text:p>ID-2005-AM-1</text:p>
          </table:table-cell>
          <table:table-cell office:value-type="string" table:style-name="ce8">
            <text:p>Gaining access to vehicle by Scan Attack</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Brute Force</text:p>
            <text:p>Scan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Information Security</text:p>
            <text:p>Reliability</text:p>
            <text:p>Financial Asset</text:p>
          </table:table-cell>
          <table:table-cell office:value-type="string" table:style-name="ce7">
            <text:p>Protection Mechanism Failure</text:p>
            <text:p>Radio transmission allows information to be read due to missing encryption</text:p>
          </table:table-cell>
          <table:table-cell office:value-type="string" table:style-name="ce7">
            <text:p>RFID</text:p>
          </table:table-cell>
          <table:table-cell office:value-type="string" table:style-name="ce7">
            <text:p>Scan attack:</text:p>
            <text:p>Attacks are possible. Measures to increase security have other disadvantages.</text:p>
          </table:table-cell>
          <table:table-cell office:value-type="string" table:style-name="ce7">
            <text:p>Scan Attack:</text:p>
            <text:p>Pulling the door handle many times and sending code back to vehicle until it opens.</text:p>
          </table:table-cell>
          <table:table-cell office:value-type="string" table:style-name="ce7">
            <text:p>Required System Knowledge</text:p>
            <text:p>Captured Data</text:p>
            <text:p>Response Code</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200</text:p>
          </table:table-cell>
          <table:table-cell table:number-columns-repeated="16358"/>
        </table:table-row>
        <table:table-row table:style-name="ro8">
          <table:table-cell table:style-name="ce6"/>
          <table:table-cell office:value-type="string" table:style-name="ce8">
            <text:p>Gaining access to vehicle by Playback Attack</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Replay</text:p>
            <text:p>Playback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RFID</text:p>
          </table:table-cell>
          <table:table-cell office:value-type="string" table:style-name="ce7">
            <text:p>Playback Attack:</text:p>
            <text:p>Attack not possible if the transmitted code on both sides of the communication link changes every time the system becomes triggering.</text:p>
          </table:table-cell>
          <table:table-cell office:value-type="string" table:style-name="ce7">
            <text:p>Playback Attack:</text:p>
            <text:p>Recording transmitted messages and playback of recorded messages.</text:p>
          </table:table-cell>
          <table:table-cell office:value-type="string" table:style-name="ce7">
            <text:p>Required System Knowledge</text:p>
            <text:p>Captured Data</text:p>
            <text:p>Recorded transmitted messages</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00</text:p>
          </table:table-cell>
          <table:table-cell table:number-columns-repeated="16358"/>
        </table:table-row>
        <table:table-row table:style-name="ro12">
          <table:table-cell table:style-name="ce6"/>
          <table:table-cell office:value-type="string" table:style-name="ce8">
            <text:p>Gaining access to vehicle by Two Thief Attack</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Man-in-the-Middle</text:p>
            <text:p>Two-Thief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RFID</text:p>
          </table:table-cell>
          <table:table-cell office:value-type="string" table:style-name="ce7">
            <text:p>Two-Thief Attack:</text:p>
            <text:p>As long as LF signal is used from vehicle to CID and RF signal is used from CID to vehicle, it is a deterministic attack that is possible with the help of suitable electronic devices.</text:p>
          </table:table-cell>
          <table:table-cell office:value-type="string" table:style-name="ce7">
            <text:p>Two-Thief Attack:</text:p>
            <text:p>Attacker near the vehicle sends vehicle signal to attacker 2 who is near the car owner with the key. The response signal from the key is transmitted from attacker 2 to attacker 1 and the vehicle.</text:p>
          </table:table-cell>
          <table:table-cell office:value-type="string" table:style-name="ce7">
            <text:p>Organisational Requirement</text:p>
            <text:p>Proximity to vehicle</text:p>
            <text:p>car owner has to be in range</text:p>
            <text:p/>
            <text:p>Organisational Requirement</text:p>
            <text:p>Organisation</text:p>
            <text:p>2 attackers</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00</text:p>
          </table:table-cell>
          <table:table-cell table:number-columns-repeated="16358"/>
        </table:table-row>
        <table:table-row table:style-name="ro8">
          <table:table-cell table:style-name="ce6"/>
          <table:table-cell office:value-type="string" table:style-name="ce8">
            <text:p>Gaining access to vehicle by Challenge Forward Prediction Attack</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text:p>
            <text:p>Challenge Forward Prediction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RFID</text:p>
          </table:table-cell>
          <table:table-cell office:value-type="string" table:style-name="ce7">
            <text:p>Challenge Forward Prediction Attack:</text:p>
            <text:p>The attacker must be close to the vehicle owner and cannot therefore remain on the vehicle indefinitely.</text:p>
          </table:table-cell>
          <table:table-cell office:value-type="string" table:style-name="ce7">
            <text:p>Challenge Forward Prediction Attack:</text:p>
            <text:p>Prediction of the next challenge by observing previous challenges.</text:p>
          </table:table-cell>
          <table:table-cell office:value-type="string" table:style-name="ce7">
            <text:p>Required System Knowledge</text:p>
            <text:p>Captured Data</text:p>
            <text:p>observed previous challenges.</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00</text:p>
          </table:table-cell>
          <table:table-cell table:number-columns-repeated="16358"/>
        </table:table-row>
        <table:table-row table:style-name="ro8">
          <table:table-cell table:style-name="ce6"/>
          <table:table-cell office:value-type="string" table:style-name="ce8">
            <text:p>Gaining access to vehicle by Dictionary Attack</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Brute Force</text:p>
            <text:p>Dictionary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alibility</text:p>
          </table:table-cell>
          <table:table-cell table:style-name="ce7"/>
          <table:table-cell office:value-type="string" table:style-name="ce7">
            <text:p>RFID</text:p>
          </table:table-cell>
          <table:table-cell office:value-type="string" table:style-name="ce7">
            <text:p>Dictionary Attack:</text:p>
            <text:p>Effort and probability for a successful attack depend strongly on the number of attempts.</text:p>
          </table:table-cell>
          <table:table-cell office:value-type="string" table:style-name="ce7">
            <text:p>Dictionary Attack:</text:p>
            <text:p>Electronic dictionary with valid entries of cahllenge-response pairs.</text:p>
          </table:table-cell>
          <table:table-cell office:value-type="string" table:style-name="ce7">
            <text:p>Required Setup</text:p>
            <text:p>Attack Configuration</text:p>
            <text:p>Electronic dictionary with valid entries of cahllenge-response pairs</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00</text:p>
          </table:table-cell>
          <table:table-cell table:number-columns-repeated="16358"/>
        </table:table-row>
        <table:table-row table:style-name="ro20">
          <table:table-cell office:value-type="string" table:style-name="ce6">
            <text:p>ID-2015-Ca-1</text:p>
          </table:table-cell>
          <table:table-cell office:value-type="string" table:style-name="ce7">
            <text:p>Information Gathering by monitoring the CAN traffic</text:p>
          </table:table-cell>
          <table:table-cell office:value-type="string" table:style-name="ce7">
            <text:p>Who's in Control? How to play with Device Control</text:p>
            <text:p>CanBusHack Inc.</text:p>
          </table:table-cell>
          <table:table-cell office:value-type="float" office:value="2015" table:style-name="ce7">
            <text:p>2015</text:p>
          </table:table-cell>
          <table:table-cell office:value-type="string" table:style-name="ce7">
            <text:p>Security Evaluation</text:p>
            <text:p>Investigation of diagnostic device control possibilities regarding security attacks</text:p>
          </table:table-cell>
          <table:table-cell office:value-type="string" table:style-name="ce7">
            <text:p>Information Disclosure</text:p>
            <text:p>Portscann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Eavesdropping of messages and vehicle information</text:p>
          </table:table-cell>
          <table:table-cell office:value-type="string" table:style-name="ce7">
            <text:p>Scanning for diagnostic messages, diagnostic-Ids, services and parameters.</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Hardare Tool</text:p>
            <text:p>Interface</text:p>
            <text:p>CAN-to-USB-Device</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text:p>
          </table:table-cell>
          <table:table-cell table:number-columns-repeated="16358"/>
        </table:table-row>
        <table:table-row table:style-name="ro11">
          <table:table-cell office:value-type="string" table:style-name="ce6">
            <text:p>ID-2008-CB-1</text:p>
          </table:table-cell>
          <table:table-cell office:value-type="string" table:style-name="ce8">
            <text:p>Overcome immobilizer by cryptoanalysis of the Keeloq cipher</text:p>
          </table:table-cell>
          <table:table-cell office:value-type="string" table:style-name="ce7">
            <text:p>Algebraic and Slide Attacks on Keeloq</text:p>
            <text:p>Courtois, N. et Al.</text:p>
          </table:table-cell>
          <table:table-cell office:value-type="float" office:value="2008" table:style-name="ce7">
            <text:p>2008</text:p>
          </table:table-cell>
          <table:table-cell office:value-type="string" table:style-name="ce7">
            <text:p>Security Evaluation</text:p>
            <text:p>Investigation of security attacks on the Keeloq scheme</text:p>
          </table:table-cell>
          <table:table-cell office:value-type="string" table:style-name="ce7">
            <text:p>Information Disclosure</text:p>
            <text:p>Cryptoanalys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 Cryptography (KeeLoq algorithm allows attacks with up to 128 rounds)</text:p>
          </table:table-cell>
          <table:table-cell office:value-type="string" table:style-name="ce7">
            <text:p>Software</text:p>
          </table:table-cell>
          <table:table-cell office:value-type="string" table:style-name="ce7">
            <text:p>Second Slide Algebraic Attack can break KeeLoq within 2^64 CPU-Clocks with 2^16 known plaintexts</text:p>
          </table:table-cell>
          <table:table-cell office:value-type="string" table:style-name="ce7">
            <text:p>Slide-Algebraic Attack with guessing of the last 16 bits</text:p>
          </table:table-cell>
          <table:table-cell office:value-type="string" table:style-name="ce7">
            <text:p>Required System Knowledge</text:p>
            <text:p>Captured Data</text:p>
            <text:p>2^32 Plaintexts<text:s/></text:p>
            <text:p/>
            <text:p>Required Setup</text:p>
            <text:p>Attack Configuration</text:p>
            <text:p>16 Gigabytes RAM</text:p>
          </table:table-cell>
          <table:table-cell office:value-type="string" table:style-name="ce7">
            <text:p>Execute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text:p>
          </table:table-cell>
          <table:table-cell office:value-type="string" table:style-name="ce7">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7">
            <text:p>Car Access System</text:p>
            <text:p>Keeloq Algorithm:</text:p>
            <text:p>block cipher 64 bit key and 32 bit blocks</text:p>
            <text:p>code hopping protocol and key derivation scheme</text:p>
          </table:table-cell>
          <table:table-cell office:value-type="string" table:style-name="ce7">
            <text:p>Software Tool</text:p>
            <text:p>Algorithm</text:p>
            <text:p>ElimLin</text:p>
            <text:p/>
            <text:p>Software Tool</text:p>
            <text:p>Algorithm</text:p>
            <text:p>SAT solver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11">
          <table:table-cell table:style-name="ce6"/>
          <table:table-cell office:value-type="string" table:style-name="ce8">
            <text:p>Cryptoanalysis of KeeLoq Cipher</text:p>
          </table:table-cell>
          <table:table-cell office:value-type="string" table:style-name="ce7">
            <text:p>Algebraic and Slide Attacks on Keeloq</text:p>
            <text:p>Courtois, N. et Al.</text:p>
          </table:table-cell>
          <table:table-cell office:value-type="float" office:value="2008" table:style-name="ce7">
            <text:p>2008</text:p>
          </table:table-cell>
          <table:table-cell office:value-type="string" table:style-name="ce7">
            <text:p>Security Evaluation</text:p>
            <text:p>Investigation of security attacks on the Keeloq scheme</text:p>
          </table:table-cell>
          <table:table-cell office:value-type="string" table:style-name="ce7">
            <text:p>Information Disclosure</text:p>
            <text:p>Cryptoanalys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Slide Algebraic Attack where the remaining bits are determined later.</text:p>
          </table:table-cell>
          <table:table-cell office:value-type="string" table:style-name="ce7">
            <text:p>Required System Knowledge</text:p>
            <text:p>Captured Data</text:p>
            <text:p>2^32 Plaintexts<text:s/></text:p>
            <text:p/>
            <text:p>Required Setup</text:p>
            <text:p>Attack Configuration</text:p>
            <text:p>16 Gigabytes RAM</text:p>
          </table:table-cell>
          <table:table-cell office:value-type="string" table:style-name="ce7">
            <text:p>Execute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text:p>
          </table:table-cell>
          <table:table-cell office:value-type="string" table:style-name="ce7">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7">
            <text:p>Car Access System</text:p>
            <text:p>Keeloq Algorithm:</text:p>
            <text:p>block cipher 64 bit key and 32 bit blocks</text:p>
            <text:p>code hopping protocol and key derivation scheme</text:p>
          </table:table-cell>
          <table:table-cell office:value-type="string" table:style-name="ce7">
            <text:p>Software Tool</text:p>
            <text:p>Algorithm</text:p>
            <text:p>ElimLin</text:p>
            <text:p/>
            <text:p>Software Tool</text:p>
            <text:p>Algorithm</text:p>
            <text:p>SAT solver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11">
          <table:table-cell table:style-name="ce6"/>
          <table:table-cell office:value-type="string" table:style-name="ce8">
            <text:p>Cryptoanalysis of KeeLoq Cipher to distinguish rounds</text:p>
          </table:table-cell>
          <table:table-cell office:value-type="string" table:style-name="ce7">
            <text:p>Algebraic and Slide Attacks on Keeloq</text:p>
            <text:p>Courtois, N. et Al.</text:p>
          </table:table-cell>
          <table:table-cell office:value-type="float" office:value="2008" table:style-name="ce7">
            <text:p>2008</text:p>
          </table:table-cell>
          <table:table-cell office:value-type="string" table:style-name="ce7">
            <text:p>Security Evaluation</text:p>
            <text:p>Investigation of security attacks on the Keeloq scheme</text:p>
          </table:table-cell>
          <table:table-cell office:value-type="string" table:style-name="ce7">
            <text:p>Information Disclosure</text:p>
            <text:p>Cryptoanalys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Distinguishes 512 KeeLoq rounds from a random permutation -&gt; 16 bits of the key can be found. For the remaining key bits, a system of equations is solved algebraically. (2^32 Plaintexts required).</text:p>
          </table:table-cell>
          <table:table-cell office:value-type="string" table:style-name="ce7">
            <text:p>Required System Knowledge</text:p>
            <text:p>Captured Data</text:p>
            <text:p>2^32 Plaintexts<text:s/></text:p>
            <text:p/>
            <text:p>Required Setup</text:p>
            <text:p>Attack Configuration</text:p>
            <text:p>16 Gigabytes RAM</text:p>
          </table:table-cell>
          <table:table-cell office:value-type="string" table:style-name="ce7">
            <text:p>Execute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text:p>
          </table:table-cell>
          <table:table-cell office:value-type="string" table:style-name="ce7">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7">
            <text:p>Car Access System</text:p>
            <text:p>Keeloq Algorithm:</text:p>
            <text:p>block cipher 64 bit key and 32 bit blocks</text:p>
            <text:p>code hopping protocol and key derivation scheme</text:p>
          </table:table-cell>
          <table:table-cell office:value-type="string" table:style-name="ce7">
            <text:p>Software Tool</text:p>
            <text:p>Algorithm</text:p>
            <text:p>ElimLin</text:p>
            <text:p/>
            <text:p>Software Tool</text:p>
            <text:p>Algorithm</text:p>
            <text:p>SAT solvers</text:p>
          </table:table-cell>
          <table:table-cell office:value-type="string" table:style-name="ce7">
            <text:p>Keine</text:p>
          </table:table-cell>
          <table:table-cell office:value-type="string" table:style-name="ce7">
            <text:p>CVSS:3.0/AV:L/AC:H/PR:N/UI:N/S:U/C:L/I:N/A:N; 2,9</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11">
          <table:table-cell table:style-name="ce6"/>
          <table:table-cell office:value-type="string" table:style-name="ce8">
            <text:p>Cryptoanalysis of KeeLoq Cipher to calculate pair lists</text:p>
          </table:table-cell>
          <table:table-cell office:value-type="string" table:style-name="ce7">
            <text:p>Algebraic and Slide Attacks on Keeloq</text:p>
            <text:p>Courtois, N. et Al.</text:p>
          </table:table-cell>
          <table:table-cell office:value-type="float" office:value="2008" table:style-name="ce7">
            <text:p>2008</text:p>
          </table:table-cell>
          <table:table-cell office:value-type="string" table:style-name="ce7">
            <text:p>Security Evaluation</text:p>
            <text:p>Investigation of security attacks on the Keeloq scheme</text:p>
          </table:table-cell>
          <table:table-cell office:value-type="string" table:style-name="ce7">
            <text:p>Information Disclosure</text:p>
            <text:p>Cryptoanalys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Calculates a list of pairs containing Fixed Points for 64 rounds of KeeLoq for each possible value of the first 16 bits of the key. (232 Plaintexts required.</text:p>
          </table:table-cell>
          <table:table-cell office:value-type="string" table:style-name="ce7">
            <text:p>Required System Knowledge</text:p>
            <text:p>Captured Data</text:p>
            <text:p>2^32 Plaintexts<text:s/></text:p>
            <text:p/>
            <text:p>Required Setup</text:p>
            <text:p>Attack Configuration</text:p>
            <text:p>16 Gigabytes RAM</text:p>
          </table:table-cell>
          <table:table-cell office:value-type="string" table:style-name="ce7">
            <text:p>Execute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text:p>
          </table:table-cell>
          <table:table-cell office:value-type="string" table:style-name="ce7">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7">
            <text:p>Car Access System</text:p>
            <text:p>Keeloq Algorithm:</text:p>
            <text:p>block cipher 64 bit key and 32 bit blocks</text:p>
            <text:p>code hopping protocol and key derivation scheme</text:p>
          </table:table-cell>
          <table:table-cell office:value-type="string" table:style-name="ce7">
            <text:p>Software Tool</text:p>
            <text:p>Algorithm</text:p>
            <text:p>ElimLin</text:p>
            <text:p/>
            <text:p>Software Tool</text:p>
            <text:p>Algorithm</text:p>
            <text:p>SAT solvers</text:p>
          </table:table-cell>
          <table:table-cell office:value-type="string" table:style-name="ce7">
            <text:p>Keine</text:p>
          </table:table-cell>
          <table:table-cell office:value-type="string" table:style-name="ce7">
            <text:p>CVSS:3.0/AV:L/AC:H/PR:N/UI:N/S:U/C:L/I:N/A:N; 2,9</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13">
          <table:table-cell office:value-type="string" table:style-name="ce6">
            <text:p>ID-2007-Ka-1</text:p>
          </table:table-cell>
          <table:table-cell office:value-type="string" table:style-name="ce7">
            <text:p>Overcoming TPM protection by execution of side channel attack to get trusted state</text:p>
          </table:table-cell>
          <table:table-cell office:value-type="string" table:style-name="ce7">
            <text:p>TPM Reset Attack</text:p>
            <text:p>Kauer, B.</text:p>
          </table:table-cell>
          <table:table-cell office:value-type="float" office:value="2007" table:style-name="ce7">
            <text:p>2007</text:p>
          </table:table-cell>
          <table:table-cell office:value-type="string" table:style-name="ce7">
            <text:p>Security Evaluation</text:p>
            <text:p>Investigation of security attacks on the trusted boot process of Trusted Platform Modules</text:p>
          </table:table-cell>
          <table:table-cell office:value-type="string" table:style-name="ce7">
            <text:p>Information Disclosure</text:p>
            <text:p>Side-Channel-Attack</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Control of a Resource Through its LifetimeReading the BIOS measurements and zeroing the Platform Configuration Registers (without restarting the computer) allows you to control the boot configuration.</text:p>
          </table:table-cell>
          <table:table-cell office:value-type="string" table:style-name="ce7">
            <text:p>ECU</text:p>
          </table:table-cell>
          <table:table-cell office:value-type="string" table:style-name="ce7">
            <text:p>TPM could be brought into any possible configuration and into a trusted state</text:p>
          </table:table-cell>
          <table:table-cell office:value-type="string" table:style-name="ce7">
            <text:p>Monitoring of the measurements sent from the bios to the PCR.</text:p>
            <text:p>If the PCRs can be set to zero without resetting the system, TPM can be configured and recognized as trusted.</text:p>
          </table:table-cell>
          <table:table-cell office:value-type="string" table:style-name="ce7">
            <text:p>Organisational Requirement</text:p>
            <text:p>Equipment</text:p>
            <text:p>Specialized Hardware</text:p>
            <text:p/>
            <text:p>Required Access/Connection</text:p>
            <text:p>ECU</text:p>
            <text:p>Access to TPM</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rusted Platform Module (TPM)</text:p>
          </table:table-cell>
          <table:table-cell office:value-type="string" table:style-name="ce7">
            <text:p>Security Testing Tool</text:p>
            <text:p>Information Gathering Tool</text:p>
            <text:p>Monitoring tool for the measurements</text:p>
          </table:table-cell>
          <table:table-cell office:value-type="string" table:style-name="ce7">
            <text:p>Keine</text:p>
          </table:table-cell>
          <table:table-cell office:value-type="string" table:style-name="ce7">
            <text:p>CVSS:3.0/AV:L/AC:H/PR:N/UI:N/S:U/C:H/I:H/A:N; 6,7</text:p>
          </table:table-cell>
          <table:table-cell office:value-type="float" office:value="1.44" table:style-name="ce7">
            <text:p>1,44</text:p>
          </table:table-cell>
          <table:table-cell office:value-type="string" table:style-name="ce7">
            <text:p>CWE-200</text:p>
          </table:table-cell>
          <table:table-cell table:number-columns-repeated="16358"/>
        </table:table-row>
        <table:table-row table:style-name="ro16">
          <table:table-cell table:style-name="ce6"/>
          <table:table-cell office:value-type="string" table:style-name="ce7">
            <text:p>Monitoring BIOS measurements</text:p>
          </table:table-cell>
          <table:table-cell office:value-type="string" table:style-name="ce7">
            <text:p>TPM Reset Attack</text:p>
            <text:p>Kauer, B.</text:p>
          </table:table-cell>
          <table:table-cell office:value-type="float" office:value="2007" table:style-name="ce7">
            <text:p>2007</text:p>
          </table:table-cell>
          <table:table-cell office:value-type="string" table:style-name="ce7">
            <text:p>Security Evaluation</text:p>
            <text:p>Investigation of security attacks on the trusted boot process of Trusted Platform Modules</text:p>
          </table:table-cell>
          <table:table-cell office:value-type="string" table:style-name="ce7">
            <text:p>Information Disclosure</text:p>
            <text:p>Eavesdropping</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able:table-cell>
          <table:table-cell table:style-name="ce7"/>
          <table:table-cell office:value-type="string" table:style-name="ce7">
            <text:p>Monitoring of the measurements sent from the bios to the PCR.</text:p>
          </table:table-cell>
          <table:table-cell office:value-type="string" table:style-name="ce7">
            <text:p>Organisational Requirement</text:p>
            <text:p>Equipment</text:p>
            <text:p>Specialized Hardware</text:p>
            <text:p/>
            <text:p>Required Access/Connection</text:p>
            <text:p>ECU</text:p>
            <text:p>Access to TPM</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Trusted Platform Module (TPM)</text:p>
          </table:table-cell>
          <table:table-cell office:value-type="string" table:style-name="ce7">
            <text:p>Security Testing Tool</text:p>
            <text:p>Information Gathering Tool</text:p>
            <text:p>Monitoring tool for the measurements</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00</text:p>
          </table:table-cell>
          <table:table-cell table:number-columns-repeated="16358"/>
        </table:table-row>
        <table:table-row table:style-name="ro16">
          <table:table-cell table:style-name="ce6"/>
          <table:table-cell office:value-type="string" table:style-name="ce7">
            <text:p>Getting into trusted state of TPM</text:p>
          </table:table-cell>
          <table:table-cell office:value-type="string" table:style-name="ce7">
            <text:p>TPM Reset Attack</text:p>
            <text:p>Kauer, B.</text:p>
          </table:table-cell>
          <table:table-cell office:value-type="float" office:value="2007" table:style-name="ce7">
            <text:p>2007</text:p>
          </table:table-cell>
          <table:table-cell office:value-type="string" table:style-name="ce7">
            <text:p>Security Evaluation</text:p>
            <text:p>Investigation of security attacks on the trusted boot process of Trusted Platform Modules</text:p>
          </table:table-cell>
          <table:table-cell office:value-type="string" table:style-name="ce7">
            <text:p>Information Disclosure</text:p>
            <text:p>Side-Channel-Attack</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ECU</text:p>
          </table:table-cell>
          <table:table-cell table:style-name="ce7"/>
          <table:table-cell office:value-type="string" table:style-name="ce7">
            <text:p>If the PCRs can be set to zero without resetting the system, TPM can be configured and recognized as trusted.</text:p>
          </table:table-cell>
          <table:table-cell office:value-type="string" table:style-name="ce7">
            <text:p>Organisational Requirement</text:p>
            <text:p>Equipment</text:p>
            <text:p>Specialized Hardware</text:p>
            <text:p/>
            <text:p>Required Access/Connection</text:p>
            <text:p>ECU</text:p>
            <text:p>Access to TPM</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Trusted Platform Module (TPM)</text:p>
          </table:table-cell>
          <table:table-cell office:value-type="string" table:style-name="ce7">
            <text:p>Security Testing Tool</text:p>
            <text:p>Information Gathering Tool</text:p>
            <text:p>Monitoring tool for the measurements</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200</text:p>
          </table:table-cell>
          <table:table-cell table:number-columns-repeated="16358"/>
        </table:table-row>
        <table:table-row table:style-name="ro13">
          <table:table-cell office:value-type="string" table:style-name="ce6">
            <text:p>ID-2018-DB-1</text:p>
          </table:table-cell>
          <table:table-cell office:value-type="string" table:style-name="ce8">
            <text:p>Executing airbag detonation by exploit a vulnerability of the end-of-life ISO standard</text:p>
          </table:table-cell>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Information Disclosure</text:p>
            <text:p/>
            <text:p>Spoofing</text:p>
            <text:p>Brute Force</text:p>
            <text:p/>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Use of a Broken or Risky Cryptographic Algorithm (Weak Algorithm in ISO standard)</text:p>
          </table:table-cell>
          <table:table-cell office:value-type="string" table:style-name="ce7">
            <text:p>ECU</text:p>
            <text:p>OBD possible</text:p>
          </table:table-cell>
          <table:table-cell office:value-type="string" table:style-name="ce7">
            <text:p>Airbag-Detonation</text:p>
          </table:table-cell>
          <table:table-cell office:value-type="string" table:style-name="ce7">
            <text:p>Intelligence Gathering and Threat Modelling (Including TARA and HARA with Security Guideword Method SGM).</text:p>
            <text:p>Vulnerability Analysis (Found Weakness in ISO Standard for End-of-Life Pyrotechnical units (Airbags), weak Security Access Algorithm).</text:p>
            <text:p>Brute Force of the Security Access.</text:p>
            <text:p>Exploitation of the found vulnerability by spoofing the command for airbag deployment.</text:p>
          </table:table-cell>
          <table:table-cell office:value-type="string" table:style-name="ce7">
            <text:p>Required Access/Connection</text:p>
            <text:p>ECU</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Laptop connected to Arduino and USB2CAN via USB which is connected to the Airbag ECU.</text:p>
          </table:table-cell>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A/AC:H/PR:L/UI:N/S:U/C:H/I:H/A:N; 6,4</text:p>
          </table:table-cell>
          <table:table-cell office:value-type="float" office:value="1.18" table:style-name="ce7">
            <text:p>1,18</text:p>
          </table:table-cell>
          <table:table-cell office:value-type="string" table:style-name="ce7">
            <text:p>CWE-327, CWE-261</text:p>
          </table:table-cell>
          <table:table-cell table:number-columns-repeated="16358"/>
        </table:table-row>
        <table:table-row table:style-name="ro13">
          <table:table-cell table:style-name="ce6"/>
          <table:table-cell table:style-name="ce8"/>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number-columns-repeated="3" table:style-name="ce7"/>
          <table:table-cell office:value-type="string" table:style-name="ce7">
            <text:p>Intelligence Gathering and Threat Modelling (Including TARA and HARA with Security Guideword Method SGM).</text:p>
          </table:table-cell>
          <table:table-cell table:number-columns-repeated="4" table:style-name="ce7"/>
          <table:table-cell office:value-type="string" table:style-name="ce7">
            <text:p>-</text:p>
            <text:p>Laptop connected to Arduino and USB2CAN via USB which is connected to the Airbag ECU.</text:p>
          </table:table-cell>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L/AC:H/PR:L/UI:N/S:U/C:H/I:N/A:N; 4,7</text:p>
          </table:table-cell>
          <table:table-cell office:value-type="float" office:value="1.05" table:style-name="ce7">
            <text:p>1,05</text:p>
          </table:table-cell>
          <table:table-cell office:value-type="string" table:style-name="ce7">
            <text:p>CWE-327, CWE-261</text:p>
          </table:table-cell>
          <table:table-cell table:number-columns-repeated="16358"/>
        </table:table-row>
        <table:table-row table:style-name="ro13">
          <table:table-cell table:style-name="ce6"/>
          <table:table-cell table:style-name="ce8"/>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number-columns-repeated="3" table:style-name="ce7"/>
          <table:table-cell office:value-type="string" table:style-name="ce7">
            <text:p>Vulnerability Analysis (Found Weakness in ISO Standard for End-of-Life Pyrotechnical units (Airbags), weak Security Access Algorithm).</text:p>
          </table:table-cell>
          <table:table-cell table:number-columns-repeated="3" table:style-name="ce7"/>
          <table:table-cell office:value-type="string" table:style-name="ce7">
            <text:p>Local Physical</text:p>
          </table:table-cell>
          <table:table-cell office:value-type="string" table:style-name="ce7">
            <text:p>-</text:p>
            <text:p>Laptop connected to Arduino and USB2CAN via USB which is connected to the Airbag ECU.</text:p>
          </table:table-cell>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P/AC:H/PR:N/UI:N/S:U/C:H/I:N/A:N; 4,2</text:p>
          </table:table-cell>
          <table:table-cell office:value-type="float" office:value="0.52" table:style-name="ce7">
            <text:p>0,52</text:p>
          </table:table-cell>
          <table:table-cell office:value-type="string" table:style-name="ce7">
            <text:p>CWE-327, CWE-261</text:p>
          </table:table-cell>
          <table:table-cell table:number-columns-repeated="16358"/>
        </table:table-row>
        <table:table-row table:style-name="ro13">
          <table:table-cell table:style-name="ce6"/>
          <table:table-cell office:value-type="string" table:style-name="ce8">
            <text:p>Brute Forcing Security Access</text:p>
          </table:table-cell>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Spoofing</text:p>
            <text:p>Brute Force</text:p>
          </table:table-cell>
          <table:table-cell office:value-type="string" table:style-name="ce7">
            <text:p>Bus Attack</text:p>
          </table:table-cell>
          <table:table-cell office:value-type="string" table:style-name="ce7">
            <text:p>Real Attack</text:p>
          </table:table-cell>
          <table:table-cell table:style-name="ce7"/>
          <table:table-cell office:value-type="string" table:style-name="ce7">
            <text:p>Information Security</text:p>
          </table:table-cell>
          <table:table-cell table:style-name="ce7"/>
          <table:table-cell office:value-type="string" table:style-name="ce7">
            <text:p>ECU</text:p>
          </table:table-cell>
          <table:table-cell table:style-name="ce7"/>
          <table:table-cell office:value-type="string" table:style-name="ce7">
            <text:p>Brute Force of the Security Access.</text:p>
          </table:table-cell>
          <table:table-cell office:value-type="string" table:style-name="ce7">
            <text:p>Required Access/Connection</text:p>
            <text:p>ECU</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Laptop connected to Arduino and USB2CAN via USB which is connected to the Airbag ECU.</text:p>
          </table:table-cell>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327, CWE-261</text:p>
          </table:table-cell>
          <table:table-cell table:number-columns-repeated="16358"/>
        </table:table-row>
        <table:table-row table:style-name="ro13">
          <table:table-cell table:style-name="ce6"/>
          <table:table-cell office:value-type="string" table:style-name="ce8">
            <text:p>Exploiting vulnerability to deploy Airbag</text:p>
          </table:table-cell>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table:style-name="ce7"/>
          <table:table-cell office:value-type="string" table:style-name="ce7">
            <text:p>Safety</text:p>
          </table:table-cell>
          <table:table-cell table:style-name="ce7"/>
          <table:table-cell office:value-type="string" table:style-name="ce7">
            <text:p>ECU</text:p>
          </table:table-cell>
          <table:table-cell table:style-name="ce7"/>
          <table:table-cell office:value-type="string" table:style-name="ce7">
            <text:p>Exploitation of the found vulnerability by spoofing the command for airbag deployment.</text:p>
          </table:table-cell>
          <table:table-cell office:value-type="string" table:style-name="ce7">
            <text:p>Required Access/Connection</text:p>
            <text:p>ECU</text:p>
            <text:p>-</text:p>
            <text:p/>
            <text:p>Required Operational State<text:s/></text:p>
            <text:p>Priviledge State</text:p>
            <text:p>Established Security Acces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Laptop connected to Arduino and USB2CAN via USB which is connected to the Airbag ECU.</text:p>
          </table:table-cell>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A/AC:L/PR:L/UI:N/S:U/C:H/I:H/A:N; 7,3</text:p>
          </table:table-cell>
          <table:table-cell office:value-type="float" office:value="2.0699999999999998" table:style-name="ce7">
            <text:p>2,07</text:p>
          </table:table-cell>
          <table:table-cell office:value-type="string" table:style-name="ce7">
            <text:p>CWE-327, CWE-261</text:p>
          </table:table-cell>
          <table:table-cell table:number-columns-repeated="16358"/>
        </table:table-row>
        <table:table-row table:style-name="ro3">
          <table:table-cell office:value-type="string" table:style-name="ce6">
            <text:p>ID-2017-Ke-1</text:p>
          </table:table-cell>
          <table:table-cell office:value-type="string" table:style-name="ce8">
            <text:p>Getting root priviledges and execution of shell by exploiting vulnerability in diagnostic protocol</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ext:p/>
            <text:p>Elevation of Priviledge</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Weakness in Diagnoseprotokoll</text:p>
          </table:table-cell>
          <table:table-cell office:value-type="string" table:style-name="ce7">
            <text:p>OBD</text:p>
          </table:table-cell>
          <table:table-cell office:value-type="string" table:style-name="ce7">
            <text:p>Execution of Root Shell on the hu-intel</text:p>
          </table:table-cell>
          <table:table-cell office:value-type="string" table:style-name="ce7">
            <text:p>Connection to E-NET (internal Ethernet network which is hosted on OBD). (Requirement)</text:p>
            <text:p>Information Gathering by monitoring data flow.</text:p>
            <text:p>Reverse Engineering of the diagnostic protocols between the gateway and head unit.</text:p>
            <text:p>Found vulnerability was exploited to host a root shell on the hu-intel.</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able:table-cell>
          <table:table-cell office:value-type="string" table:style-name="ce7">
            <text:p>CVSS:3.0/AV:L/AC:L/PR:L/UI:N/S:U/C:H/I:H/A:H; 7,8</text:p>
          </table:table-cell>
          <table:table-cell office:value-type="float" office:value="1.83" table:style-name="ce7">
            <text:p>1,83</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Monitoring Data Traffic</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ness in Diagnoseprotokoll</text:p>
          </table:table-cell>
          <table:table-cell office:value-type="string" table:style-name="ce7">
            <text:p>OBD</text:p>
          </table:table-cell>
          <table:table-cell table:style-name="ce7"/>
          <table:table-cell office:value-type="string" table:style-name="ce7">
            <text:p>Connection to E-NET (internal Ethernet network which is hosted on OBD). (Requirement)</text:p>
            <text:p>Information Gathering by monitoring data flow.</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Reverse Engineering Diagnostic Protocol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ness in Diagnoseprotokoll</text:p>
          </table:table-cell>
          <table:table-cell office:value-type="string" table:style-name="ce7">
            <text:p>OBD</text:p>
          </table:table-cell>
          <table:table-cell table:style-name="ce7"/>
          <table:table-cell office:value-type="string" table:style-name="ce7">
            <text:p>Reverse Engineering of the diagnostic protocols between the gateway and head unit.</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Hosting root shell by exploiting vulnerability</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Elevation of Priviledge</text:p>
          </table:table-cell>
          <table:table-cell office:value-type="string" table:style-name="ce7">
            <text:p>Diagnostic Attack</text:p>
          </table:table-cell>
          <table:table-cell office:value-type="string" table:style-name="ce7">
            <text:p>Real Attack</text:p>
          </table:table-cell>
          <table:table-cell office:value-type="string" table:style-name="ce7">
            <text:p>Authorization</text:p>
          </table:table-cell>
          <table:table-cell office:value-type="string" table:style-name="ce7">
            <text:p>Information Security</text:p>
          </table:table-cell>
          <table:table-cell office:value-type="string" table:style-name="ce7">
            <text:p>Protection Mechanism Failure</text:p>
            <text:p>Weakness in Diagnoseprotokoll</text:p>
          </table:table-cell>
          <table:table-cell office:value-type="string" table:style-name="ce7">
            <text:p>OBD</text:p>
          </table:table-cell>
          <table:table-cell office:value-type="string" table:style-name="ce7">
            <text:p>Execution of Root Shell on the hu-intel</text:p>
          </table:table-cell>
          <table:table-cell office:value-type="string" table:style-name="ce7">
            <text:p>Found vulnerability was exploited to host a root shell on the hu-intel.</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693</text:p>
          </table:table-cell>
          <table:table-cell table:number-columns-repeated="16358"/>
        </table:table-row>
        <table:table-row table:style-name="ro3">
          <table:table-cell office:value-type="string" table:style-name="ce6">
            <text:p>ID-2017-Ke-2</text:p>
          </table:table-cell>
          <table:table-cell office:value-type="string" table:style-name="ce8">
            <text:p>Getting root priviledges in the head unit by exploiting a vulnerability in the update service</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Portscanning</text:p>
            <text:p/>
            <text:p>Tampering</text:p>
            <text:p>Firmware Modification</text:p>
            <text:p/>
            <text:p>Elevation of Priviledge</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security mechanism for the USB-Ethernet interface</text:p>
            <text:p/>
            <text:p>Protection Mechanism Failure</text:p>
            <text:p>Weakness in update service (no signature on some content)</text:p>
          </table:table-cell>
          <table:table-cell office:value-type="string" table:style-name="ce7">
            <text:p>USB</text:p>
          </table:table-cell>
          <table:table-cell office:value-type="string" table:style-name="ce7">
            <text:p>Acquired Root priviledges in the Head Unit</text:p>
          </table:table-cell>
          <table:table-cell office:value-type="string" table:style-name="ce7">
            <text:p>Portscanning via USB-Ethernet-Interface due to non existing security mechanisms. Services Identified. In the update service the Head Unit falls into update stage. Some content of the USB has no signature.</text:p>
            <text:p>Malformed USB stick plugged in to gain root priviledges on the head unit.</text:p>
            <text:p>Executing a root shell.</text:p>
          </table:table-cell>
          <table:table-cell office:value-type="string" table:style-name="ce7">
            <text:p>Required Access/Connection</text:p>
            <text:p>USB</text:p>
            <text:p>USB-Port of the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ext:p>CVE-2018-9312</text:p>
            <text:p>CVE-2018-9320</text:p>
          </table:table-cell>
          <table:table-cell office:value-type="string" table:style-name="ce7">
            <text:p>CVSS:3.0/AV:L/AC:L/PR:L/UI:N/S:U/C:H/I:H/A:H; 7,8</text:p>
          </table:table-cell>
          <table:table-cell office:value-type="float" office:value="1.83" table:style-name="ce7">
            <text:p>1,83</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Portscan of Services in Head Unit</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Portscann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USB</text:p>
          </table:table-cell>
          <table:table-cell table:style-name="ce7"/>
          <table:table-cell office:value-type="string" table:style-name="ce7">
            <text:p>Portscanning via USB-Ethernet-Interface due to non existing security mechanisms. Services Identified. In the update service the Head Unit falls into update stage. Some content of the USB has no signature.</text:p>
          </table:table-cell>
          <table:table-cell office:value-type="string" table:style-name="ce7">
            <text:p>Required Access/Connection</text:p>
            <text:p>USB</text:p>
            <text:p>USB-Port of the Head Unit</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ext:p>CVE-2018-9312</text:p>
            <text:p>CVE-2018-9320</text:p>
          </table:table-cell>
          <table:table-cell office:value-type="string" table:style-name="ce7">
            <text:p>CVSS:3.0/AV:A/AC:L/PR:N/UI:N/S:U/C:L/I:N/A:N; 4,3</text:p>
          </table:table-cell>
          <table:table-cell office:value-type="float" office:value="2.84" table:style-name="ce7">
            <text:p>2,84</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Getting root priviledge by connecting malicious USB stick</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USB</text:p>
          </table:table-cell>
          <table:table-cell table:style-name="ce7"/>
          <table:table-cell office:value-type="string" table:style-name="ce7">
            <text:p>Malformed USB stick plugged in to gain root priviledges on the head unit.</text:p>
          </table:table-cell>
          <table:table-cell office:value-type="string" table:style-name="ce7">
            <text:p>Required Access/Connection</text:p>
            <text:p>USB</text:p>
            <text:p>USB-Port of the Head Unit</text:p>
          </table:table-cell>
          <table:table-cell office:value-type="string" table:style-name="ce7">
            <text:p>Wri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ext:p>CVE-2018-9312</text:p>
            <text:p>CVE-2018-9320</text:p>
          </table:table-cell>
          <table:table-cell office:value-type="string" table:style-name="ce7">
            <text:p>CVSS:3.0/AV:P/AC:H/PR:N/UI:N/S:U/C:N/I:H/A:N; 4,2</text:p>
          </table:table-cell>
          <table:table-cell office:value-type="float" office:value="0.52" table:style-name="ce7">
            <text:p>0,52</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Executing a root shell.</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Elevation of Priviledge</text:p>
          </table:table-cell>
          <table:table-cell office:value-type="string" table:style-name="ce7">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Information Security</text:p>
          </table:table-cell>
          <table:table-cell table:style-name="ce7"/>
          <table:table-cell office:value-type="string" table:style-name="ce7">
            <text:p>USB</text:p>
          </table:table-cell>
          <table:table-cell table:style-name="ce7"/>
          <table:table-cell office:value-type="string" table:style-name="ce7">
            <text:p>Executing a root shell.</text:p>
          </table:table-cell>
          <table:table-cell office:value-type="string" table:style-name="ce7">
            <text:p>Required Access/Connection</text:p>
            <text:p>USB</text:p>
            <text:p>USB-Port of the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ext:p>CVE-2018-9312</text:p>
            <text:p>CVE-2018-9320</text:p>
          </table:table-cell>
          <table:table-cell office:value-type="string" table:style-name="ce7">
            <text:p>CVSS:3.0/AV:P/AC:H/PR:N/UI:N/S:U/C:N/I:H/A:N; 4,2</text:p>
          </table:table-cell>
          <table:table-cell office:value-type="float" office:value="0.52" table:style-name="ce7">
            <text:p>0,52</text:p>
          </table:table-cell>
          <table:table-cell office:value-type="string" table:style-name="ce7">
            <text:p>CWE-693</text:p>
          </table:table-cell>
          <table:table-cell table:number-columns-repeated="16358"/>
        </table:table-row>
        <table:table-row table:style-name="ro3">
          <table:table-cell office:value-type="string" table:style-name="ce6">
            <text:p>ID-2017-Ke-3</text:p>
          </table:table-cell>
          <table:table-cell office:value-type="string" table:style-name="ce8">
            <text:p>Reboot of head unit due to a stack crash triggered by fuzzing attack</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amtion Disclosure</text:p>
            <text:p>Reverse Engineering</text:p>
            <text:p/>
            <text:p>Tampering</text:p>
            <text:p>Fuzzing</text:p>
          </table:table-cell>
          <table:table-cell office:value-type="string" table:style-name="ce7">
            <text:p>Wireless Attack</text:p>
          </table:table-cell>
          <table:table-cell office:value-type="string" table:style-name="ce7">
            <text:p>Real Attack</text:p>
          </table:table-cell>
          <table:table-cell office:value-type="string" table:style-name="ce7">
            <text:p>Intergity</text:p>
          </table:table-cell>
          <table:table-cell office:value-type="string" table:style-name="ce7">
            <text:p>Reliability</text:p>
          </table:table-cell>
          <table:table-cell office:value-type="string" table:style-name="ce7">
            <text:p>Protection Mechanism Failure</text:p>
            <text:p>Weakness in Bluetooth Stack (input validation)</text:p>
          </table:table-cell>
          <table:table-cell office:value-type="string" table:style-name="ce7">
            <text:p>Bluetooth</text:p>
          </table:table-cell>
          <table:table-cell office:value-type="string" table:style-name="ce7">
            <text:p>Reboot of Head Unit via Stack Crash</text:p>
          </table:table-cell>
          <table:table-cell office:value-type="string" table:style-name="ce7">
            <text:p>Required root access on hu-intel. (Requirement)</text:p>
            <text:p>Reverse Engineering of Bluetooth stack implementation.<text:s/></text:p>
            <text:p>Fuzzing by sending malformed packets which lead to memory corruption in the stack.<text:s/></text:p>
            <text:p>Setting head unit in pairing mode. Utilizing the stack crash (without PIN).</text:p>
            <text:p>Head unit reboots.</text:p>
          </table:table-cell>
          <table:table-cell office:value-type="string" table:style-name="ce7">
            <text:p>Required Access/Connection</text:p>
            <text:p>Bluetooth</text:p>
            <text:p>Connection to Telematic ECU</text:p>
            <text:p/>
            <text:p>Required Operational State</text:p>
            <text:p>Priviledge</text:p>
            <text:p>Root Access to hu-intel of the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A/AC:H/PR:N/UI:N/S:U/C:N/I:N/A:H; 5,3</text:p>
          </table:table-cell>
          <table:table-cell office:value-type="float" office:value="1.62" table:style-name="ce7">
            <text:p>1,62</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Reverse Engineering Bluetooth Stack</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am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ness in Bluetooth Stack (input validation)</text:p>
          </table:table-cell>
          <table:table-cell office:value-type="string" table:style-name="ce7">
            <text:p>Bluetooth</text:p>
          </table:table-cell>
          <table:table-cell table:style-name="ce7"/>
          <table:table-cell office:value-type="string" table:style-name="ce7">
            <text:p>Required root access on hu-intel. (Requirement)</text:p>
            <text:p>Reverse Engineering of Bluetooth stack implementation.</text:p>
          </table:table-cell>
          <table:table-cell office:value-type="string" table:style-name="ce7">
            <text:p>Required Access/Connection</text:p>
            <text:p>Bluetooth</text:p>
            <text:p>Connection to Telematic ECU</text:p>
            <text:p/>
            <text:p>Required Operational State</text:p>
            <text:p>Priviledge</text:p>
            <text:p>Root Access to hu-intel of the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Fuzzing Bluetooth message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Tampering</text:p>
            <text:p>Fuzzing</text:p>
          </table:table-cell>
          <table:table-cell office:value-type="string" table:style-name="ce7">
            <text:p>Wireless Attack</text:p>
          </table:table-cell>
          <table:table-cell office:value-type="string" table:style-name="ce7">
            <text:p>Real Attack</text:p>
          </table:table-cell>
          <table:table-cell office:value-type="string" table:style-name="ce7">
            <text:p>Intergity</text:p>
          </table:table-cell>
          <table:table-cell office:value-type="string" table:style-name="ce7">
            <text:p>Reliability</text:p>
          </table:table-cell>
          <table:table-cell office:value-type="string" table:style-name="ce7">
            <text:p>Protection Mechanism Failure</text:p>
            <text:p>Weakness in Bluetooth Stack (input validation)</text:p>
          </table:table-cell>
          <table:table-cell office:value-type="string" table:style-name="ce7">
            <text:p>Bluetooth</text:p>
          </table:table-cell>
          <table:table-cell office:value-type="string" table:style-name="ce7">
            <text:p>Head unit reboots.</text:p>
          </table:table-cell>
          <table:table-cell office:value-type="string" table:style-name="ce7">
            <text:p>Fuzzing by sending malformed packets which lead to memory corruption in the stack.</text:p>
          </table:table-cell>
          <table:table-cell office:value-type="string" table:style-name="ce7">
            <text:p>Required Access/Connection</text:p>
            <text:p>Bluetooth</text:p>
            <text:p>Connection to Telematic ECU</text:p>
            <text:p/>
            <text:p>Required Operational State</text:p>
            <text:p>Priviledge</text:p>
            <text:p>Root Access to hu-intel of the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693</text:p>
          </table:table-cell>
          <table:table-cell table:number-columns-repeated="16358"/>
        </table:table-row>
        <table:table-row table:style-name="ro3">
          <table:table-cell table:style-name="ce6"/>
          <table:table-cell table:style-name="ce8"/>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Tampering</text:p>
          </table:table-cell>
          <table:table-cell table:style-name="ce7"/>
          <table:table-cell office:value-type="string" table:style-name="ce7">
            <text:p>Real Attack</text:p>
          </table:table-cell>
          <table:table-cell office:value-type="string" table:style-name="ce7">
            <text:p>Integrity</text:p>
          </table:table-cell>
          <table:table-cell table:number-columns-repeated="3" table:style-name="ce7"/>
          <table:table-cell office:value-type="string" table:style-name="ce7">
            <text:p>Head unit reboots.</text:p>
          </table:table-cell>
          <table:table-cell office:value-type="string" table:style-name="ce7">
            <text:p>Setting head unit in pairing mode. Utilizing the stack crash (without PIN).</text:p>
          </table:table-cell>
          <table:table-cell table:number-columns-repeated="3" table:style-name="ce7"/>
          <table:table-cell office:value-type="string" table:style-name="ce7">
            <text:p>Local Softwar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693</text:p>
          </table:table-cell>
          <table:table-cell table:number-columns-repeated="16358"/>
        </table:table-row>
        <table:table-row table:style-name="ro3">
          <table:table-cell table:style-name="ce6"/>
          <table:table-cell table:style-name="ce8"/>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Denial of Service</text:p>
          </table:table-cell>
          <table:table-cell table:style-name="ce7"/>
          <table:table-cell office:value-type="string" table:style-name="ce7">
            <text:p>Real Attack</text:p>
          </table:table-cell>
          <table:table-cell office:value-type="string" table:style-name="ce7">
            <text:p>Availability</text:p>
          </table:table-cell>
          <table:table-cell table:number-columns-repeated="4" table:style-name="ce7"/>
          <table:table-cell office:value-type="string" table:style-name="ce7">
            <text:p>Head unit reboots.</text:p>
          </table:table-cell>
          <table:table-cell table:number-columns-repeated="3" table:style-name="ce7"/>
          <table:table-cell office:value-type="string" table:style-name="ce7">
            <text:p>Local Network</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A/AC:H/PR:N/UI:N/S:U/C:N/I:N/A:H; 5,3</text:p>
          </table:table-cell>
          <table:table-cell office:value-type="float" office:value="1.62" table:style-name="ce7">
            <text:p>1,62</text:p>
          </table:table-cell>
          <table:table-cell office:value-type="string" table:style-name="ce7">
            <text:p>CWE-693</text:p>
          </table:table-cell>
          <table:table-cell table:number-columns-repeated="16358"/>
        </table:table-row>
        <table:table-row table:style-name="ro3">
          <table:table-cell office:value-type="string" table:style-name="ce6">
            <text:p>ID-2017-Ke-4</text:p>
          </table:table-cell>
          <table:table-cell office:value-type="string" table:style-name="ce8">
            <text:p>Remote Code Execution in the browser of the head unit by exploiting memory bug</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amtion Disclosure</text:p>
            <text:p>Eavesdropping</text:p>
            <text:p/>
            <text:p>Elevation of Priviledge</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Adherence to Coding Standards</text:p>
            <text:p>Bug in browser application of the head unit.</text:p>
          </table:table-cell>
          <table:table-cell office:value-type="string" table:style-name="ce7">
            <text:p>Cellular</text:p>
            <text:p>GSM</text:p>
          </table:table-cell>
          <table:table-cell office:value-type="string" table:style-name="ce7">
            <text:p>Remote Code Execution</text:p>
          </table:table-cell>
          <table:table-cell office:value-type="string" table:style-name="ce7">
            <text:p>Implementing a stable GSM network. (Requirement)</text:p>
            <text:p>Traffic capturing from ConnectedDrive service.</text:p>
            <text:p>Identified browser vulnerability was exploited by a memory corruption bug.<text:s/></text:p>
            <text:p>Remote code execution with browser priviledge that lead to root priviledges in the head unit.</text:p>
          </table:table-cell>
          <table:table-cell office:value-type="string" table:style-name="ce7">
            <text:p>Required Access/Connection</text:p>
            <text:p>GSM</text:p>
            <text:p>GSM connection to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710</text:p>
          </table:table-cell>
          <table:table-cell table:number-columns-repeated="16358"/>
        </table:table-row>
        <table:table-row table:style-name="ro3">
          <table:table-cell table:style-name="ce6"/>
          <table:table-cell office:value-type="string" table:style-name="ce8">
            <text:p>Monitoring GSM traffic</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am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Cellular</text:p>
            <text:p>GSM</text:p>
          </table:table-cell>
          <table:table-cell table:style-name="ce7"/>
          <table:table-cell office:value-type="string" table:style-name="ce7">
            <text:p>Implementing a stable GSM network. (Requirement)</text:p>
            <text:p>Traffic capturing from ConnectedDrive service.</text:p>
          </table:table-cell>
          <table:table-cell office:value-type="string" table:style-name="ce7">
            <text:p>Required Access/Connection</text:p>
            <text:p>GSM</text:p>
            <text:p>GSM connection to Head Unit</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710</text:p>
          </table:table-cell>
          <table:table-cell table:number-columns-repeated="16358"/>
        </table:table-row>
        <table:table-row table:style-name="ro3">
          <table:table-cell table:style-name="ce6"/>
          <table:table-cell office:value-type="string" table:style-name="ce8">
            <text:p>Exploting Browaser Vulnerability</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Elevation of Priviledge</text:p>
            <text:p>-</text:p>
            <text:p>Memory Corruption</text:p>
          </table:table-cell>
          <table:table-cell office:value-type="string" table:style-name="ce7">
            <text:p>Wireless Attack</text:p>
          </table:table-cell>
          <table:table-cell office:value-type="string" table:style-name="ce7">
            <text:p>Real Attack</text:p>
          </table:table-cell>
          <table:table-cell office:value-type="string" table:style-name="ce7">
            <text:p>Authorization</text:p>
          </table:table-cell>
          <table:table-cell office:value-type="string" table:style-name="ce7">
            <text:p>Information Security</text:p>
          </table:table-cell>
          <table:table-cell table:style-name="ce7"/>
          <table:table-cell office:value-type="string" table:style-name="ce7">
            <text:p>Cellular</text:p>
            <text:p>GSM</text:p>
          </table:table-cell>
          <table:table-cell table:style-name="ce7"/>
          <table:table-cell office:value-type="string" table:style-name="ce7">
            <text:p>Identified browser vulnerability was exploited by a memory corruption bug.</text:p>
          </table:table-cell>
          <table:table-cell office:value-type="string" table:style-name="ce7">
            <text:p>Required Access/Connection</text:p>
            <text:p>GSM</text:p>
            <text:p>GSM connection to Head Unit</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710</text:p>
          </table:table-cell>
          <table:table-cell table:number-columns-repeated="16358"/>
        </table:table-row>
        <table:table-row table:style-name="ro3">
          <table:table-cell table:style-name="ce6"/>
          <table:table-cell office:value-type="string" table:style-name="ce8">
            <text:p>Remote Code Execution via GSM</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Cellular</text:p>
            <text:p>GSM</text:p>
          </table:table-cell>
          <table:table-cell table:style-name="ce7"/>
          <table:table-cell office:value-type="string" table:style-name="ce7">
            <text:p>Remote code execution with browser priviledge that lead to root priviledges in the head unit.</text:p>
          </table:table-cell>
          <table:table-cell office:value-type="string" table:style-name="ce7">
            <text:p>Required Access/Connection</text:p>
            <text:p>GSM</text:p>
            <text:p>GSM connection to Head Unit</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710</text:p>
          </table:table-cell>
          <table:table-cell table:number-columns-repeated="16358"/>
        </table:table-row>
        <table:table-row table:style-name="ro3">
          <table:table-cell office:value-type="string" table:style-name="ce6">
            <text:p>ID-2017-Ke-5</text:p>
          </table:table-cell>
          <table:table-cell office:value-type="string" table:style-name="ce7">
            <text:p>Compromising the head unit by spoofing of diagnostic CAN message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Diagnostic Attack</text:p>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mechanism for CAN messages</text:p>
          </table:table-cell>
          <table:table-cell office:value-type="string" table:style-name="ce7">
            <text:p>CAN-Bus</text:p>
          </table:table-cell>
          <table:table-cell office:value-type="string" table:style-name="ce7">
            <text:p>Compromise the head unit via remote. Sending diagnostic messages to the CAN.</text:p>
          </table:table-cell>
          <table:table-cell office:value-type="string" table:style-name="ce7">
            <text:p>Required exploitation of former vulnerabilities. Communication with hu-jacinto chip.</text:p>
            <text:p>Using proprietary data to execute CAN driver code in order to send CAN messages on the K-CAN.</text:p>
          </table:table-cell>
          <table:table-cell office:value-type="string" table:style-name="ce7">
            <text:p>Required Operational State</text:p>
            <text:p>Priviledge</text:p>
            <text:p>Root Access to hu-intel of the head unit to get access to hu-jacinto</text:p>
          </table:table-cell>
          <table:table-cell office:value-type="string" table:style-name="ce7">
            <text:p>Execute (functional component)</text:p>
          </table:table-cell>
          <table:table-cell office:value-type="string" table:style-name="ce7">
            <text:p>Knowledge Restriction</text:p>
            <text:p>-</text:p>
            <text:p>Datasheet not public</text:p>
          </table:table-cell>
          <table:table-cell office:value-type="string" table:style-name="ce7">
            <text:p>Local Network</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4</text:p>
          </table:table-cell>
          <table:table-cell office:value-type="string" table:style-name="ce7">
            <text:p>CVSS:3.0/AV:P/AC:L/PR:N/UI:N/S:U/C:H/I:H/A:H; 6,8</text:p>
          </table:table-cell>
          <table:table-cell office:value-type="float" office:value="0.91" table:style-name="ce7">
            <text:p>0,91</text:p>
          </table:table-cell>
          <table:table-cell office:value-type="string" table:style-name="ce7">
            <text:p>CWE-693</text:p>
          </table:table-cell>
          <table:table-cell table:number-columns-repeated="16358"/>
        </table:table-row>
        <table:table-row table:style-name="ro3">
          <table:table-cell office:value-type="string" table:style-name="ce6">
            <text:p>ID-2017-Ke-5</text:p>
          </table:table-cell>
          <table:table-cell office:value-type="string" table:style-name="ce7">
            <text:p>Compromising the head unit by spoofing of diagnostic CAN message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Diagnostic Attack</text:p>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mechanism for CAN messages</text:p>
          </table:table-cell>
          <table:table-cell office:value-type="string" table:style-name="ce7">
            <text:p>CAN-Bus</text:p>
          </table:table-cell>
          <table:table-cell office:value-type="string" table:style-name="ce7">
            <text:p>Compromise the head unit via remote. Sending diagnostic messages to the CAN.</text:p>
          </table:table-cell>
          <table:table-cell office:value-type="string" table:style-name="ce7">
            <text:p>Required exploitation of former vulnerabilities. Communication with hu-jacinto chip.</text:p>
            <text:p>Hooking CAN drivers functions dynamically in order to send CAN messages on K-CAN.</text:p>
          </table:table-cell>
          <table:table-cell office:value-type="string" table:style-name="ce7">
            <text:p>Required Operational State</text:p>
            <text:p>Priviledge</text:p>
            <text:p>Root Access to hu-intel of the head unit to get access to hu-jacinto</text:p>
          </table:table-cell>
          <table:table-cell office:value-type="string" table:style-name="ce7">
            <text:p>Execute (functional component)</text:p>
          </table:table-cell>
          <table:table-cell office:value-type="string" table:style-name="ce7">
            <text:p>Knowledge Restriction</text:p>
            <text:p>-</text:p>
            <text:p>Datasheet not public</text:p>
          </table:table-cell>
          <table:table-cell office:value-type="string" table:style-name="ce7">
            <text:p>Local Network</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4</text:p>
          </table:table-cell>
          <table:table-cell office:value-type="string" table:style-name="ce7">
            <text:p>CVSS:3.0/AV:P/AC:L/PR:N/UI:N/S:U/C:H/I:H/A:H; 6,8</text:p>
          </table:table-cell>
          <table:table-cell office:value-type="float" office:value="0.91" table:style-name="ce7">
            <text:p>0,91</text:p>
          </table:table-cell>
          <table:table-cell office:value-type="string" table:style-name="ce7">
            <text:p>CWE-693</text:p>
          </table:table-cell>
          <table:table-cell table:number-columns-repeated="16358"/>
        </table:table-row>
        <table:table-row table:style-name="ro3">
          <table:table-cell office:value-type="string" table:style-name="ce6">
            <text:p>ID-2017-Ke-6</text:p>
          </table:table-cell>
          <table:table-cell office:value-type="string" table:style-name="ce8">
            <text:p>Compromise telematics and send telematics messages to BMW vehicles to trigger remote service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ext:p/>
            <text:p>Spoofing</text:p>
          </table:table-cell>
          <table:table-cell office:value-type="string" table:style-name="ce7">
            <text:p>Software Attack</text:p>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Reliability</text:p>
          </table:table-cell>
          <table:table-cell office:value-type="string" table:style-name="ce7">
            <text:p>Protection Mechanism Failure</text:p>
            <text:p>Triggering of remote services via SMS possible.</text:p>
            <text:p/>
            <text:p>Use of Insufficiently Random Values</text:p>
            <text:p>Hardcoded encryption keys</text:p>
          </table:table-cell>
          <table:table-cell office:value-type="string" table:style-name="ce7">
            <text:p>Cellular</text:p>
            <text:p>GSM</text:p>
          </table:table-cell>
          <table:table-cell office:value-type="string" table:style-name="ce7">
            <text:p>NGTP could be completely reverse engineered.</text:p>
            <text:p>TSP signal could be suppressed.</text:p>
            <text:p>Sending NGTP messages to BMW vehicles to read out BMW Remote Service.</text:p>
          </table:table-cell>
          <table:table-cell office:value-type="string" table:style-name="ce7">
            <text:p>Telematic-Firmware dump.</text:p>
            <text:p>Reverse Engineering of the telematics firmware (NGTP, Next Generation Telematic Pattern).</text:p>
            <text:p>Simulation of a GSM network.</text:p>
            <text:p>Surpessing the TSP signal to make the vehicle serviced by attackers base station.</text:p>
            <text:p>Sending arbitrary NGTP messages to the vehicle directly to trigger BMW Remote Services.</text:p>
          </table:table-cell>
          <table:table-cell office:value-type="string" table:style-name="ce7">
            <text:p>Required Access/Connection</text:p>
            <text:p>Bluetooth</text:p>
            <text:p>Connection to Telematic ECU</text:p>
            <text:p/>
            <text:p>Required Access/Connection</text:p>
            <text:p>Software</text:p>
            <text:p>Firmware of ECU</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1</text:p>
          </table:table-cell>
          <table:table-cell office:value-type="string" table:style-name="ce7">
            <text:p>CVSS:3.0/AV:N/AC:L/PR:N/UI:N/S:U/C:H/I:H/A:H; 9,8</text:p>
          </table:table-cell>
          <table:table-cell office:value-type="float" office:value="3.89" table:style-name="ce7">
            <text:p>3,89</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Firmware Extraction</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Firmware Extraction</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Cellular</text:p>
            <text:p>GSM</text:p>
          </table:table-cell>
          <table:table-cell table:style-name="ce7"/>
          <table:table-cell office:value-type="string" table:style-name="ce7">
            <text:p>Telematic-Firmware dump.</text:p>
          </table:table-cell>
          <table:table-cell office:value-type="string" table:style-name="ce7">
            <text:p>Required Access/Connection</text:p>
            <text:p>Bluetooth</text:p>
            <text:p>Connection to Telematic ECU</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table:style-name="ce7"/>
          <table:table-cell office:value-type="string" table:style-name="ce7">
            <text:p>CVSS:3.0/AV:P/AC:H/PR:N/UI:N/S:U/C:H/I:N/A:N; 4,2</text:p>
          </table:table-cell>
          <table:table-cell office:value-type="float" office:value="0.52" table:style-name="ce7">
            <text:p>0,52</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Reverse Engineering Firmware</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Cellular</text:p>
            <text:p>GSM</text:p>
          </table:table-cell>
          <table:table-cell table:style-name="ce7"/>
          <table:table-cell office:value-type="string" table:style-name="ce7">
            <text:p>Reverse Engineering of the telematics firmware (NGTP, Next Generation Telematic Pattern).</text:p>
          </table:table-cell>
          <table:table-cell office:value-type="string" table:style-name="ce7">
            <text:p>Required Access/Connection</text:p>
            <text:p>Bluetooth</text:p>
            <text:p>Connection to Telematic ECU</text:p>
            <text:p/>
            <text:p>Required Access/Connection</text:p>
            <text:p>Software</text:p>
            <text:p>Firmware of ECU</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table:style-name="ce7"/>
          <table:table-cell office:value-type="string" table:style-name="ce7">
            <text:p>CVSS:3.0/AV:L/AC:H/PR:N/UI:N/S:U/C:H/I:N/A:N; 5,1</text:p>
          </table:table-cell>
          <table:table-cell office:value-type="float" office:value="1.44" table:style-name="ce7">
            <text:p>1,44</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Forcing GSM communication with Vehicle</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Denial of Service</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table:style-name="ce7"/>
          <table:table-cell office:value-type="string" table:style-name="ce7">
            <text:p>Cellular</text:p>
            <text:p>GSM</text:p>
          </table:table-cell>
          <table:table-cell table:style-name="ce7"/>
          <table:table-cell office:value-type="string" table:style-name="ce7">
            <text:p>Surpessing the TSP signal to make the vehicle serviced by attackers base station.</text:p>
          </table:table-cell>
          <table:table-cell office:value-type="string" table:style-name="ce7">
            <text:p>Required Access/Connection</text:p>
            <text:p>Bluetooth</text:p>
            <text:p>Connection to Telematic ECU</text:p>
            <text:p/>
            <text:p>Required System Knowledge</text:p>
            <text:p>Software</text:p>
            <text:p>Captured and Reverse Engineered Firmware</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table:style-name="ce7"/>
          <table:table-cell office:value-type="string" table:style-name="ce7">
            <text:p>CVSS:3.0/AV:N/AC:H/PR:N/UI:N/S:U/C:N/I:N/A:H; 5,9</text:p>
          </table:table-cell>
          <table:table-cell office:value-type="float" office:value="2.2200000000000002" table:style-name="ce7">
            <text:p>2,22</text:p>
          </table:table-cell>
          <table:table-cell office:value-type="string" table:style-name="ce7">
            <text:p>CWE-693</text:p>
          </table:table-cell>
          <table:table-cell table:number-columns-repeated="16358"/>
        </table:table-row>
        <table:table-row table:style-name="ro3">
          <table:table-cell table:style-name="ce6"/>
          <table:table-cell office:value-type="string" table:style-name="ce8">
            <text:p>Sending malicious messages via GSM</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Cellular</text:p>
            <text:p>GSM</text:p>
          </table:table-cell>
          <table:table-cell table:style-name="ce7"/>
          <table:table-cell office:value-type="string" table:style-name="ce7">
            <text:p>Sending arbitrary NGTP messages to the vehicle directly to trigger BMW Remote Services.</text:p>
          </table:table-cell>
          <table:table-cell office:value-type="string" table:style-name="ce7">
            <text:p>Required Access/Connection</text:p>
            <text:p>Bluetooth</text:p>
            <text:p>Connection to Telematic ECU</text:p>
            <text:p/>
            <text:p>Required System Knowledge</text:p>
            <text:p>Software</text:p>
            <text:p>Captured and Reverse Engineered Firmware</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table:style-name="ce7"/>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693</text:p>
          </table:table-cell>
          <table:table-cell table:number-columns-repeated="16358"/>
        </table:table-row>
        <table:table-row table:style-name="ro3">
          <table:table-cell office:value-type="string" table:style-name="ce6">
            <text:p>ID-2017-Ke-7</text:p>
          </table:table-cell>
          <table:table-cell office:value-type="string" table:style-name="ce7">
            <text:p>Bypassing the signature of the telematics firmware and sending CAN messages by reverse engieering the telematics firmware</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able:table-cell>
          <table:table-cell office:value-type="string" table:style-name="ce7">
            <text:p>Software Attack</text:p>
            <text:p>Bu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ext:p>Reliability</text:p>
          </table:table-cell>
          <table:table-cell office:value-type="string" table:style-name="ce7">
            <text:p>Incorrect Access of Indexable Resource</text:p>
            <text:p>Memory corruption vulnerability in TCB firmware</text:p>
          </table:table-cell>
          <table:table-cell office:value-type="string" table:style-name="ce7">
            <text:p>CAN-Bus</text:p>
          </table:table-cell>
          <table:table-cell office:value-type="string" table:style-name="ce7">
            <text:p>Bypassing the Signature Process</text:p>
            <text:p>Remote Code Execution</text:p>
            <text:p>Control over ECUs of buses like PT-CAN, K-CAN, ...</text:p>
          </table:table-cell>
          <table:table-cell office:value-type="string" table:style-name="ce7">
            <text:p>Exploiting memory corruption vulnerability allowed attackers to bypass signature protection and achieve remote code execution in the firmware.</text:p>
          </table:table-cell>
          <table:table-cell office:value-type="string" table:style-name="ce7">
            <text:p>Required Access/Connection</text:p>
            <text:p>Bluetooth</text:p>
            <text:p>Connection to Telematic ECU</text:p>
            <text:p/>
            <text:p>Required Access/Connection</text:p>
            <text:p>Software</text:p>
            <text:p>Firmware of ECU</text:p>
          </table:table-cell>
          <table:table-cell office:value-type="string" table:style-name="ce7">
            <text:p>Full Control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8</text:p>
          </table:table-cell>
          <table:table-cell office:value-type="string" table:style-name="ce7">
            <text:p>CVSS:3.0/AV:N/AC:L/PR:N/UI:N/S:U/C:H/I:H/A:H; 9,8</text:p>
          </table:table-cell>
          <table:table-cell office:value-type="float" office:value="3.89" table:style-name="ce7">
            <text:p>3,89</text:p>
          </table:table-cell>
          <table:table-cell office:value-type="string" table:style-name="ce7">
            <text:p>CWE-693</text:p>
          </table:table-cell>
          <table:table-cell table:number-columns-repeated="16358"/>
        </table:table-row>
        <table:table-row table:style-name="ro3">
          <table:table-cell table:style-name="ce6"/>
          <table:table-cell table:style-name="ce7"/>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table:style-name="ce7"/>
          <table:table-cell office:value-type="string" table:style-name="ce7">
            <text:p>Real Attack</text:p>
          </table:table-cell>
          <table:table-cell office:value-type="string" table:style-name="ce7">
            <text:p>Authentication</text:p>
          </table:table-cell>
          <table:table-cell table:number-columns-repeated="4" table:style-name="ce7"/>
          <table:table-cell office:value-type="string" table:style-name="ce7">
            <text:p>Remote root control over TCB without user interaction in order to send arbitrary diagnostic messages to control ECUs and CAN buses.</text:p>
          </table:table-cell>
          <table:table-cell table:number-columns-repeated="3" table:style-name="ce7"/>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8</text:p>
          </table:table-cell>
          <table:table-cell office:value-type="string" table:style-name="ce7">
            <text:p>CVSS:3.0/AV:N/AC:L/PR:N/UI:N/S:U/C:H/I:H/A:H; 9,8</text:p>
          </table:table-cell>
          <table:table-cell office:value-type="float" office:value="3.89" table:style-name="ce7">
            <text:p>3,89</text:p>
          </table:table-cell>
          <table:table-cell office:value-type="string" table:style-name="ce7">
            <text:p>CWE-693</text:p>
          </table:table-cell>
          <table:table-cell table:number-columns-repeated="16358"/>
        </table:table-row>
        <table:table-row table:style-name="ro3">
          <table:table-cell office:value-type="string" table:style-name="ce6">
            <text:p>ID-2017-Ke-8</text:p>
          </table:table-cell>
          <table:table-cell office:value-type="string" table:style-name="ce7">
            <text:p>Activation of different diagnostic services by getting remote control of the telematic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Wireless Attack</text:p>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ext:p>Reliability</text:p>
          </table:table-cell>
          <table:table-cell office:value-type="string" table:style-name="ce7">
            <text:p>Improper Comparison</text:p>
            <text:p>No plausibility check, since some diganose messages still work at high speeds.</text:p>
          </table:table-cell>
          <table:table-cell office:value-type="string" table:style-name="ce7">
            <text:p>Cellular</text:p>
            <text:p>GSM</text:p>
          </table:table-cell>
          <table:table-cell office:value-type="string" table:style-name="ce7">
            <text:p>Activation of different Diagnostic services</text:p>
          </table:table-cell>
          <table:table-cell office:value-type="string" table:style-name="ce7">
            <text:p>Remote control over telematics and the head unit allows sending valid diagnostic messages to other ECUs.</text:p>
          </table:table-cell>
          <table:table-cell office:value-type="string" table:style-name="ce7">
            <text:p>Required Access/Connection</text:p>
            <text:p>Remote Access to vehicle</text:p>
            <text:p>Telematic and Head unit</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Gateway{Central Gateway(Central Gateway Module), Bus(K-CAN), Peer_to_Peer(Ethernet Mii)}</text:p>
            <text:p>Bus(K-CAN){Central Gateway(Central Gateway Module), Infotainment ECU(Head Unit), Telematic ECU(Telematics Control Unit)}</text:p>
            <text:p>Peer_to_Peer(Ethernet Mii){Central Gateway(Central Gateway Module), Switch(Ethernet Switch), Peer_to_Peer(Ethernet), Peer_to_Peer(Ethernet2)}</text:p>
            <text:p>Peer_to_Peer(Ethernet){Switch(Ethernet Switch), OBD(OBD Port)}</text:p>
            <text:p>Peer_to_Peer(Ethernet2){Switch(Ethernet Switch), Infotainment ECU(Head Unit), Peer_to_Peer(USB)}</text:p>
            <text:p>Peer_to_Peer(USB){Infotainment ECU(Head Unit), Telematic ECU(Telematics Control Unit)}</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7, CWE-286</text:p>
          </table:table-cell>
          <table:table-cell table:number-columns-repeated="16358"/>
        </table:table-row>
        <table:table-row table:style-name="ro19">
          <table:table-cell office:value-type="string" table:style-name="ce6">
            <text:p>ID-2005-Po-1</text:p>
          </table:table-cell>
          <table:table-cell office:value-type="string" table:style-name="ce7">
            <text:p>Manipulating of traffic light devices by spoofing false messages from a MIRT device</text:p>
          </table:table-cell>
          <table:table-cell office:value-type="string" table:style-name="ce7">
            <text:p>Traffic Hackers Hit Red Lights</text:p>
            <text:p>Poulsen, K.</text:p>
          </table:table-cell>
          <table:table-cell office:value-type="float" office:value="2005" table:style-name="ce7">
            <text:p>2005</text:p>
          </table:table-cell>
          <table:table-cell office:value-type="string" table:style-name="ce7">
            <text:p>Damage</text:p>
            <text:p>Manipulating the traffic</text:p>
          </table:table-cell>
          <table:table-cell office:value-type="string" table:style-name="ce7">
            <text:p>Spoofing</text:p>
          </table:table-cell>
          <table:table-cell office:value-type="string" table:style-name="ce7">
            <text:p>Environment Attack</text:p>
          </table:table-cell>
          <table:table-cell office:value-type="string" table:style-name="ce7">
            <text:p>Analysis</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authentication. Fake devices allow attackers to control amplitudes</text:p>
          </table:table-cell>
          <table:table-cell office:value-type="string" table:style-name="ce7">
            <text:p>Infrarot</text:p>
          </table:table-cell>
          <table:table-cell office:value-type="string" table:style-name="ce7">
            <text:p>Accidents through influenceing the devices</text:p>
          </table:table-cell>
          <table:table-cell office:value-type="string" table:style-name="ce7">
            <text:p>Installation of MIRT in the vehicle. (Requirement)</text:p>
            <text:p>Spoofing of false messages.</text:p>
          </table:table-cell>
          <table:table-cell office:value-type="string" table:style-name="ce7">
            <text:p>Required Setup</text:p>
            <text:p>System Configuration</text:p>
            <text:p>MIRT has to be installed in the vehicle</text:p>
          </table:table-cell>
          <table:table-cell office:value-type="string" table:style-name="ce7">
            <text:p>Execute (functional component)</text:p>
          </table:table-cell>
          <table:table-cell office:value-type="string" table:style-name="ce7">
            <text:p>Security Features</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Wireless Tool</text:p>
            <text:p>Infrared Tool</text:p>
            <text:p>Mobile Infrared Transmitters (MIRT)</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12">
          <table:table-cell office:value-type="string" table:style-name="ce6">
            <text:p>ID-2007-BB-1</text:p>
          </table:table-cell>
          <table:table-cell office:value-type="string" table:style-name="ce8">
            <text:p>Injecting false information into the RDS by spoofing messages on a hijacked channel</text:p>
          </table:table-cell>
          <table:table-cell office:value-type="string" table:style-name="ce7">
            <text:p>Unusual car navigation tricks: Injecting RDS-TMC traffic information signals</text:p>
            <text:p>Barisani, A. et Al.</text:p>
          </table:table-cell>
          <table:table-cell office:value-type="float" office:value="2007" table:style-name="ce7">
            <text:p>2007</text:p>
          </table:table-cell>
          <table:table-cell office:value-type="string" table:style-name="ce7">
            <text:p>Security Evaluation</text:p>
            <text:p>Investigation of possibility to manipulate navigation data</text:p>
          </table:table-cell>
          <table:table-cell office:value-type="string" table:style-name="ce7">
            <text:p>Information Disclosure</text:p>
            <text:p>Eavesdropping</text:p>
            <text:p/>
            <text:p>Spoofing</text:p>
            <text:p>Hijack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able:table-cell>
          <table:table-cell office:value-type="string" table:style-name="ce7">
            <text:p>Protection Mechanism Failure</text:p>
            <text:p>No authentication</text:p>
          </table:table-cell>
          <table:table-cell office:value-type="string" table:style-name="ce7">
            <text:p>RDS</text:p>
          </table:table-cell>
          <table:table-cell office:value-type="string" table:style-name="ce7">
            <text:p>Incorrect information is being channelled into the vehicle:</text:p>
            <text:p>traffic jam</text:p>
            <text:p>Bad weather</text:p>
            <text:p>Full parking garages</text:p>
            <text:p>Overcrowded workshop</text:p>
            <text:p>casualties</text:p>
            <text:p>road works</text:p>
            <text:p/>
            <text:p>Diversion of the vehicle due to incorrect information</text:p>
          </table:table-cell>
          <table:table-cell office:value-type="string" table:style-name="ce7">
            <text:p>Eavesdropping RDS.</text:p>
            <text:p>Hijacking of the communication channels.</text:p>
            <text:p>Injecting RDS-TMC messages.</text:p>
          </table:table-cell>
          <table:table-cell office:value-type="string" table:style-name="ce7">
            <text:p>Required Access/Connection</text:p>
            <text:p>RDS</text:p>
            <text:p>-</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Signal Strength</text:p>
            <text:p>Stability of the transmitter</text:p>
          </table:table-cell>
          <table:table-cell office:value-type="string" table:style-name="ce7">
            <text:p>Remote</text:p>
          </table:table-cell>
          <table:table-cell office:value-type="string" table:style-name="ce7">
            <text:p>-</text:p>
            <text:p>Receiver in the vehicle receives RDS messages</text:p>
          </table:table-cell>
          <table:table-cell office:value-type="string" table:style-name="ce7">
            <text:p>Honda</text:p>
          </table:table-cell>
          <table:table-cell office:value-type="string" table:style-name="ce7">
            <text:p>Navigation ECU</text:p>
            <text:p>SatNav, Radio Data System (RDS-TMC)</text:p>
          </table:table-cell>
          <table:table-cell office:value-type="string" table:style-name="ce7">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7">
            <text:p>Keine</text:p>
          </table:table-cell>
          <table:table-cell office:value-type="string" table:style-name="ce7">
            <text:p>CVSS:3.0/AV:N/AC:L/PR:N/UI:N/S:U/C:H/I:H/A:N; 9,1</text:p>
          </table:table-cell>
          <table:table-cell office:value-type="float" office:value="3.89" table:style-name="ce7">
            <text:p>3,89</text:p>
          </table:table-cell>
          <table:table-cell office:value-type="string" table:style-name="ce7">
            <text:p>CWE-284</text:p>
          </table:table-cell>
          <table:table-cell table:number-columns-repeated="16358"/>
        </table:table-row>
        <table:table-row table:style-name="ro14">
          <table:table-cell table:style-name="ce6"/>
          <table:table-cell office:value-type="string" table:style-name="ce8">
            <text:p>Monitoring Radio Data System</text:p>
          </table:table-cell>
          <table:table-cell office:value-type="string" table:style-name="ce7">
            <text:p>Unusual car navigation tricks: Injecting RDS-TMC traffic information signals</text:p>
            <text:p>Barisani, A. et Al.</text:p>
          </table:table-cell>
          <table:table-cell office:value-type="float" office:value="2007" table:style-name="ce7">
            <text:p>2007</text:p>
          </table:table-cell>
          <table:table-cell office:value-type="string" table:style-name="ce7">
            <text:p>Security Evaluation</text:p>
            <text:p>Investigation of possibility to manipulate navigation data</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text:p>
          </table:table-cell>
          <table:table-cell office:value-type="string" table:style-name="ce7">
            <text:p>RDS</text:p>
          </table:table-cell>
          <table:table-cell table:style-name="ce7"/>
          <table:table-cell office:value-type="string" table:style-name="ce7">
            <text:p>Eavesdropping RDS.</text:p>
          </table:table-cell>
          <table:table-cell office:value-type="string" table:style-name="ce7">
            <text:p>Required Access/Connection</text:p>
            <text:p>RDS</text:p>
            <text:p>-</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Signal Strength</text:p>
            <text:p>Stability of the transmitter</text:p>
          </table:table-cell>
          <table:table-cell office:value-type="string" table:style-name="ce7">
            <text:p>Remote</text:p>
          </table:table-cell>
          <table:table-cell office:value-type="string" table:style-name="ce7">
            <text:p>-</text:p>
            <text:p>Receiver in the vehicle receives RDS messages</text:p>
          </table:table-cell>
          <table:table-cell office:value-type="string" table:style-name="ce7">
            <text:p>Honda</text:p>
          </table:table-cell>
          <table:table-cell office:value-type="string" table:style-name="ce7">
            <text:p>Navigation ECU</text:p>
            <text:p>SatNav, Radio Data System (RDS-TMC)</text:p>
          </table:table-cell>
          <table:table-cell office:value-type="string" table:style-name="ce7">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84</text:p>
          </table:table-cell>
          <table:table-cell table:number-columns-repeated="16358"/>
        </table:table-row>
        <table:table-row table:style-name="ro14">
          <table:table-cell table:style-name="ce6"/>
          <table:table-cell office:value-type="string" table:style-name="ce8">
            <text:p>Hijacking of the communication channels.</text:p>
          </table:table-cell>
          <table:table-cell office:value-type="string" table:style-name="ce7">
            <text:p>Unusual car navigation tricks: Injecting RDS-TMC traffic information signals</text:p>
            <text:p>Barisani, A. et Al.</text:p>
          </table:table-cell>
          <table:table-cell office:value-type="float" office:value="2007" table:style-name="ce7">
            <text:p>2007</text:p>
          </table:table-cell>
          <table:table-cell office:value-type="string" table:style-name="ce7">
            <text:p>Security Evaluation</text:p>
            <text:p>Investigation of possibility to manipulate navigation data</text:p>
          </table:table-cell>
          <table:table-cell office:value-type="string" table:style-name="ce7">
            <text:p>Spoofing</text:p>
            <text:p>Hijack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text:p>
          </table:table-cell>
          <table:table-cell office:value-type="string" table:style-name="ce7">
            <text:p>RDS</text:p>
          </table:table-cell>
          <table:table-cell table:style-name="ce7"/>
          <table:table-cell office:value-type="string" table:style-name="ce7">
            <text:p>Hijacking of the communication channels.</text:p>
          </table:table-cell>
          <table:table-cell office:value-type="string" table:style-name="ce7">
            <text:p>Required Access/Connection</text:p>
            <text:p>RDS</text:p>
            <text:p>-</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Signal Strength</text:p>
            <text:p>Stability of the transmitter</text:p>
          </table:table-cell>
          <table:table-cell office:value-type="string" table:style-name="ce7">
            <text:p>Remote</text:p>
          </table:table-cell>
          <table:table-cell office:value-type="string" table:style-name="ce7">
            <text:p>-</text:p>
            <text:p>Receiver in the vehicle receives RDS messages</text:p>
          </table:table-cell>
          <table:table-cell office:value-type="string" table:style-name="ce7">
            <text:p>Honda</text:p>
          </table:table-cell>
          <table:table-cell office:value-type="string" table:style-name="ce7">
            <text:p>Navigation ECU</text:p>
            <text:p>SatNav, Radio Data System (RDS-TMC)</text:p>
          </table:table-cell>
          <table:table-cell office:value-type="string" table:style-name="ce7">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14">
          <table:table-cell table:style-name="ce6"/>
          <table:table-cell office:value-type="string" table:style-name="ce8">
            <text:p>Sending malicious RDS-TMC messages.</text:p>
          </table:table-cell>
          <table:table-cell office:value-type="string" table:style-name="ce7">
            <text:p>Unusual car navigation tricks: Injecting RDS-TMC traffic information signals</text:p>
            <text:p>Barisani, A. et Al.</text:p>
          </table:table-cell>
          <table:table-cell office:value-type="float" office:value="2007" table:style-name="ce7">
            <text:p>2007</text:p>
          </table:table-cell>
          <table:table-cell office:value-type="string" table:style-name="ce7">
            <text:p>Security Evaluation</text:p>
            <text:p>Investigation of possibility to manipulate navigation data</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text:p>
          </table:table-cell>
          <table:table-cell office:value-type="string" table:style-name="ce7">
            <text:p>RDS</text:p>
          </table:table-cell>
          <table:table-cell table:style-name="ce7"/>
          <table:table-cell office:value-type="string" table:style-name="ce7">
            <text:p>Injecting RDS-TMC messages.</text:p>
          </table:table-cell>
          <table:table-cell office:value-type="string" table:style-name="ce7">
            <text:p>Required Access/Connection</text:p>
            <text:p>RDS</text:p>
            <text:p>-</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Signal Strength</text:p>
            <text:p>Stability of the transmitter</text:p>
          </table:table-cell>
          <table:table-cell office:value-type="string" table:style-name="ce7">
            <text:p>Remote</text:p>
          </table:table-cell>
          <table:table-cell office:value-type="string" table:style-name="ce7">
            <text:p>-</text:p>
            <text:p>Receiver in the vehicle receives RDS messages</text:p>
          </table:table-cell>
          <table:table-cell office:value-type="string" table:style-name="ce7">
            <text:p>Honda</text:p>
          </table:table-cell>
          <table:table-cell office:value-type="string" table:style-name="ce7">
            <text:p>Navigation ECU</text:p>
            <text:p>SatNav, Radio Data System (RDS-TMC)</text:p>
          </table:table-cell>
          <table:table-cell office:value-type="string" table:style-name="ce7">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84</text:p>
          </table:table-cell>
          <table:table-cell table:number-columns-repeated="16358"/>
        </table:table-row>
        <table:table-row table:style-name="ro3">
          <table:table-cell office:value-type="string" table:style-name="ce6">
            <text:p>ID-2018-AD-1</text:p>
          </table:table-cell>
          <table:table-cell office:value-type="string" table:style-name="ce7">
            <text:p>Unauthorized unlocking of vehicles and starting the engine</text:p>
          </table:table-cell>
          <table:table-cell office:value-type="string" table:style-name="ce7">
            <text:p>ADAC, Autos und Motorräder mit Keyless-Schließsystem, die der ADAC illegal öffnen und wegfahren konnte. Stand: 27.04.2018</text:p>
          </table:table-cell>
          <table:table-cell office:value-type="float" office:value="2018" table:style-name="ce7">
            <text:p>2018</text:p>
          </table:table-cell>
          <table:table-cell office:value-type="string" table:style-name="ce7">
            <text:p>Security Evaluation</text:p>
            <text:p>Investigation for possibility of Car theft through security attacks on keyless entry systems</text:p>
          </table:table-cell>
          <table:table-cell office:value-type="string" table:style-name="ce7">
            <text:p>Spoofing</text:p>
            <text:p>Man-in-the-Middle</text:p>
            <text:p>Relay</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Financial Asset</text:p>
          </table:table-cell>
          <table:table-cell office:value-type="string" table:style-name="ce7">
            <text:p>Protection Mechanism Failure</text:p>
            <text:p>No authentication</text:p>
          </table:table-cell>
          <table:table-cell office:value-type="string" table:style-name="ce7">
            <text:p>RFID</text:p>
          </table:table-cell>
          <table:table-cell office:value-type="string" table:style-name="ce7">
            <text:p>Unlocking vehicles and starting the engine</text:p>
          </table:table-cell>
          <table:table-cell office:value-type="string" table:style-name="ce7">
            <text:p>Thief 1 pulls door handle.</text:p>
            <text:p>Signal chain between vehicle, thief1, thief 2 and driver (key) is created.</text:p>
            <text:p>Thief 1 receives forwarded signal from key.</text:p>
          </table:table-cell>
          <table:table-cell office:value-type="string" table:style-name="ce7">
            <text:p>Organisational Requirement</text:p>
            <text:p>Organisation</text:p>
            <text:p>One person near the vehicle, second person near the car owner with the transpond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ext:p>Key communicates with the Keyless Access ECU</text:p>
          </table:table-cell>
          <table:table-cell office:value-type="string" table:style-name="ce7">
            <text:p>Alfa Romeo<text:s/></text:p>
            <text:p/>
            <text:p>Audi</text:p>
            <text:p/>
            <text:p>BMW</text:p>
            <text:p/>
            <text:p>Chevrolet</text:p>
            <text:p/>
            <text:p>Citroen</text:p>
            <text:p/>
            <text:p>DS Automobiles</text:p>
            <text:p/>
            <text:p>Fiat</text:p>
            <text:p/>
            <text:p>Ford</text:p>
            <text:p/>
            <text:p>Honda</text:p>
            <text:p/>
            <text:p>Hyundai</text:p>
            <text:p/>
            <text:p>Infiniti</text:p>
            <text:p/>
            <text:p>Jaguar</text:p>
            <text:p/>
            <text:p>Jeep</text:p>
            <text:p/>
            <text:p>KIA</text:p>
            <text:p/>
            <text:p>Land Rover</text:p>
            <text:p/>
            <text:p>Lexus</text:p>
            <text:p/>
            <text:p>Mazda</text:p>
            <text:p/>
            <text:p>Mercedes</text:p>
            <text:p/>
            <text:p>Mini</text:p>
            <text:p/>
            <text:p>Mitsubishi</text:p>
            <text:p/>
            <text:p>Nissan</text:p>
            <text:p/>
            <text:p>Opel</text:p>
            <text:p/>
            <text:p>Peugeot</text:p>
            <text:p/>
            <text:p>Renault</text:p>
            <text:p/>
            <text:p>Seat</text:p>
            <text:p/>
            <text:p>Skoda</text:p>
            <text:p/>
            <text:p>SsangYong</text:p>
            <text:p/>
            <text:p>Suzuki</text:p>
            <text:p/>
            <text:p>Subaru</text:p>
            <text:p/>
            <text:p>Tesla</text:p>
            <text:p/>
            <text:p>Toyota</text:p>
            <text:p/>
            <text:p>Volvo</text:p>
            <text:p/>
            <text:p>Volkswagen</text:p>
            <text:p/>
            <text:p>KTM</text:p>
          </table:table-cell>
          <table:table-cell office:value-type="string" table:style-name="ce7">
            <text:p>Car Access System</text:p>
            <text:p/>
            <text:p>Key Transponder</text:p>
          </table:table-cell>
          <table:table-cell office:value-type="string" table:style-name="ce7">
            <text:p>Wireless Tool</text:p>
            <text:p>Radio Frequency Tool</text:p>
            <text:p>Signal-Transmitter</text:p>
          </table:table-cell>
          <table:table-cell office:value-type="string" table:style-name="ce7">
            <text:p>Keine</text:p>
          </table:table-cell>
          <table:table-cell office:value-type="string" table:style-name="ce7">
            <text:p>CVSS:3.0/AV:N/AC:L/PR:N/UI:N/S:U/C:N/I:H/A:N; 7,5</text:p>
          </table:table-cell>
          <table:table-cell office:value-type="float" office:value="3.89" table:style-name="ce7">
            <text:p>3,89</text:p>
          </table:table-cell>
          <table:table-cell office:value-type="string" table:style-name="ce7">
            <text:p>CWE-284</text:p>
          </table:table-cell>
          <table:table-cell table:number-columns-repeated="16358"/>
        </table:table-row>
        <table:table-row table:style-name="ro6">
          <table:table-cell office:value-type="string" table:style-name="ce6">
            <text:p>ID-2005-BG-1</text:p>
          </table:table-cell>
          <table:table-cell office:value-type="string" table:style-name="ce8">
            <text:p>Extraction of secret key by reverse engineering of the cryptographic cipher of a RFID device</text:p>
          </table:table-cell>
          <table:table-cell office:value-type="string" table:style-name="ce7">
            <text:p>Security Analysis of a Cryptographically-Enabled RFID Device</text:p>
            <text:p>Bono, S. et Al.</text:p>
          </table:table-cell>
          <table:table-cell office:value-type="float" office:value="2005" table:style-name="ce7">
            <text:p>2005</text:p>
          </table:table-cell>
          <table:table-cell office:value-type="string" table:style-name="ce7">
            <text:p>Security Evaluation</text:p>
            <text:p>Investigation of security of <text:s/>cryptographically-enabled RFID devices</text:p>
          </table:table-cell>
          <table:table-cell office:value-type="string" table:style-name="ce7">
            <text:p>Information Disclosure</text:p>
            <text:p>Reverse Engineering</text:p>
            <text:p/>
            <text:p>Spoofing</text:p>
            <text:p>Brute Force</text:p>
          </table:table-cell>
          <table:table-cell office:value-type="string" table:style-name="ce7">
            <text:p>Crypto Attack</text:p>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ext:p>Financial Asset</text:p>
          </table:table-cell>
          <table:table-cell office:value-type="string" table:style-name="ce7">
            <text:p>Protection Mechanism Failure</text:p>
            <text:p>Key length is too short</text:p>
            <text:p/>
            <text:p>Protection Mechanism Failure</text:p>
            <text:p>Security by Obscurity</text:p>
          </table:table-cell>
          <table:table-cell office:value-type="string" table:style-name="ce7">
            <text:p>RFID</text:p>
          </table:table-cell>
          <table:table-cell office:value-type="string" table:style-name="ce7">
            <text:p>Cipher is available in detail</text:p>
            <text:p>Key could be calculated</text:p>
            <text:p>Through simulation, a vehicle could be started at a filling station.</text:p>
            <text:p/>
            <text:p>Vehicle theft possible</text:p>
          </table:table-cell>
          <table:table-cell office:value-type="string" table:style-name="ce7">
            <text:p>Reverse engineering of the cipher.</text:p>
            <text:p>Key-Cracking: Key with length of 40 bit can be calculated with 16 FPGAs</text:p>
            <text:p>Simulation of RF output (Brute Force).</text:p>
          </table:table-cell>
          <table:table-cell office:value-type="string" table:style-name="ce7">
            <text:p>Required Access/Connection</text:p>
            <text:p>Software</text:p>
            <text:p>Firmware access neccessary</text:p>
            <text:p/>
            <text:p>Required System Knowledge</text:p>
            <text:p>Captured Data</text:p>
            <text:p>At least two challenge-response pairs neccessary for key cracking</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SpeedPass Network</text:p>
          </table:table-cell>
          <table:table-cell office:value-type="string" table:style-name="ce7">
            <text:p>Ford<text:s/></text:p>
            <text:p>Escape<text:s/></text:p>
            <text:p>-</text:p>
            <text:p>SUV</text:p>
          </table:table-cell>
          <table:table-cell office:value-type="string" table:style-name="ce7">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7">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7">
            <text:p>Keine</text:p>
          </table:table-cell>
          <table:table-cell office:value-type="string" table:style-name="ce7">
            <text:p>CVSS:3.0/AV:L/AC:H/PR:N/UI:N/S:U/C:H/I:H/A:N; 6,7</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6">
          <table:table-cell table:style-name="ce6"/>
          <table:table-cell office:value-type="string" table:style-name="ce8">
            <text:p>Reverse Engineering Cipher</text:p>
          </table:table-cell>
          <table:table-cell office:value-type="string" table:style-name="ce7">
            <text:p>Security Analysis of a Cryptographically-Enabled RFID Device</text:p>
            <text:p>Bono, S. et Al.</text:p>
          </table:table-cell>
          <table:table-cell office:value-type="float" office:value="2005" table:style-name="ce7">
            <text:p>2005</text:p>
          </table:table-cell>
          <table:table-cell office:value-type="string" table:style-name="ce7">
            <text:p>Security Evaluation</text:p>
            <text:p>Investigation of security of <text:s/>cryptographically-enabled RFID devices</text:p>
          </table:table-cell>
          <table:table-cell office:value-type="string" table:style-name="ce7">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ecurity by Obscurity</text:p>
          </table:table-cell>
          <table:table-cell office:value-type="string" table:style-name="ce7">
            <text:p>RFID</text:p>
          </table:table-cell>
          <table:table-cell table:style-name="ce7"/>
          <table:table-cell office:value-type="string" table:style-name="ce7">
            <text:p>Reverse engineering of the cipher.</text:p>
          </table:table-cell>
          <table:table-cell office:value-type="string" table:style-name="ce7">
            <text:p>Required Access/Connection</text:p>
            <text:p>Software</text:p>
            <text:p>Firmware access neccessary</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SpeedPass Network</text:p>
          </table:table-cell>
          <table:table-cell office:value-type="string" table:style-name="ce7">
            <text:p>Ford<text:s/></text:p>
            <text:p>Escape<text:s/></text:p>
            <text:p>-</text:p>
            <text:p>SUV</text:p>
          </table:table-cell>
          <table:table-cell office:value-type="string" table:style-name="ce7">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7">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6">
          <table:table-cell table:style-name="ce6"/>
          <table:table-cell office:value-type="string" table:style-name="ce8">
            <text:p>Cracking secret key</text:p>
          </table:table-cell>
          <table:table-cell office:value-type="string" table:style-name="ce7">
            <text:p>Security Analysis of a Cryptographically-Enabled RFID Device</text:p>
            <text:p>Bono, S. et Al.</text:p>
          </table:table-cell>
          <table:table-cell office:value-type="float" office:value="2005" table:style-name="ce7">
            <text:p>2005</text:p>
          </table:table-cell>
          <table:table-cell office:value-type="string" table:style-name="ce7">
            <text:p>Security Evaluation</text:p>
            <text:p>Investigation of security of <text:s/>cryptographically-enabled RFID devices</text:p>
          </table:table-cell>
          <table:table-cell office:value-type="string" table:style-name="ce7">
            <text:p>Spoofing</text:p>
            <text:p>Brute Forc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Key length is too short</text:p>
          </table:table-cell>
          <table:table-cell office:value-type="string" table:style-name="ce7">
            <text:p>RFID</text:p>
          </table:table-cell>
          <table:table-cell table:style-name="ce7"/>
          <table:table-cell office:value-type="string" table:style-name="ce7">
            <text:p>Key-Cracking: Key with length of 40 bit can be calculated with 16 FPGAs</text:p>
            <text:p>Simulation of RF output (Brute Force).</text:p>
          </table:table-cell>
          <table:table-cell office:value-type="string" table:style-name="ce7">
            <text:p>Required Access/Connection</text:p>
            <text:p>Software</text:p>
            <text:p>Firmware access neccessary</text:p>
            <text:p/>
            <text:p>Required System Knowledge</text:p>
            <text:p>Captured Data</text:p>
            <text:p>At least two challenge-response pairs neccessary for key cracking</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ext:p>SpeedPass Network</text:p>
          </table:table-cell>
          <table:table-cell office:value-type="string" table:style-name="ce7">
            <text:p>Ford<text:s/></text:p>
            <text:p>Escape<text:s/></text:p>
            <text:p>-</text:p>
            <text:p>SUV</text:p>
          </table:table-cell>
          <table:table-cell office:value-type="string" table:style-name="ce7">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7">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7">
            <text:p>Keine</text:p>
          </table:table-cell>
          <table:table-cell office:value-type="string" table:style-name="ce7">
            <text:p>CVSS:3.0/AV:L/AC:H/PR:N/UI:N/S:U/C:H/I:N/A:N; 5,1</text:p>
          </table:table-cell>
          <table:table-cell office:value-type="float" office:value="1.44" table:style-name="ce7">
            <text:p>1,44</text:p>
          </table:table-cell>
          <table:table-cell office:value-type="string" table:style-name="ce7">
            <text:p>CWE-261</text:p>
          </table:table-cell>
          <table:table-cell table:number-columns-repeated="16358"/>
        </table:table-row>
        <table:table-row table:style-name="ro3">
          <table:table-cell office:value-type="string" table:style-name="ce6">
            <text:p>ID-2015-PF-1</text:p>
          </table:table-cell>
          <table:table-cell office:value-type="string" table:style-name="ce8">
            <text:p>Blinding camera and lidar by laser attack</text:p>
          </table:table-cell>
          <table:table-cell office:value-type="string" table:style-name="ce7">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Tampering</text:p>
            <text:p>-</text:p>
            <text:p>Blinding Attack</text:p>
            <text:p/>
            <text:p>Spoofing</text:p>
            <text:p>Man-in-the-Middle</text:p>
            <text:p/>
            <text:p>Spoofing</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sufficient Control Flow Management</text:p>
            <text:p>Time until new environment stabilizes</text:p>
          </table:table-cell>
          <table:table-cell office:value-type="string" table:style-name="ce7">
            <text:p>Camera</text:p>
          </table:table-cell>
          <table:table-cell office:value-type="string" table:style-name="ce7">
            <text:p>Camera:</text:p>
            <text:p>Shuttering the camera with laser works largely as front/rear/side attack. Camera could not be completely dazzled, but sufficient to influence function.</text:p>
            <text:p>Confusing the auto controls can be realized as front/rear/side attack and can influence the camera. This can go so far that the camera does not recover anymore.</text:p>
            <text:p/>
            <text:p>Lidar:</text:p>
            <text:p>Influence of the driving behaviour by replay of the lidar signal possible.</text:p>
            <text:p>The generation of fake objects is possible through the spoofing attack.</text:p>
          </table:table-cell>
          <table:table-cell office:value-type="string" table:style-name="ce7">
            <text:p>Shuttering of the camera by laser irradiation (constant beam of light).</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Read/Write (functional communication link)</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11">
          <table:table-cell table:style-name="ce6"/>
          <table:table-cell office:value-type="string" table:style-name="ce8">
            <text:p>Confusing Camera Auto Controls</text:p>
          </table:table-cell>
          <table:table-cell office:value-type="string" table:style-name="ce7">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Tampering</text:p>
            <text:p>-</text:p>
            <text:p>Blinding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sufficient Control Flow Management</text:p>
            <text:p>Time until new environment stabilizes</text:p>
          </table:table-cell>
          <table:table-cell office:value-type="string" table:style-name="ce7">
            <text:p>Camera</text:p>
          </table:table-cell>
          <table:table-cell table:style-name="ce7"/>
          <table:table-cell office:value-type="string" table:style-name="ce7">
            <text:p>Confusing the auto controls starts between image recognition and image stabilization (burst of light).</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Read/Write (functional communication link)</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11">
          <table:table-cell table:style-name="ce6"/>
          <table:table-cell office:value-type="string" table:style-name="ce8">
            <text:p>Relaying signals captured by a lidar and transmitted to the vehicle to falsify the echo and spoofing of fake echo lidar signals in order to disturb autonomous driving functions</text:p>
          </table:table-cell>
          <table:table-cell office:value-type="string" table:style-name="ce7">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Spoofing</text:p>
            <text:p>Man-in-the-Middle</text:p>
          </table:table-cell>
          <table:table-cell office:value-type="string" table:style-name="ce7">
            <text:p>Environment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table:style-name="ce7"/>
          <table:table-cell office:value-type="string" table:style-name="ce7">
            <text:p>Lidar</text:p>
          </table:table-cell>
          <table:table-cell table:style-name="ce7"/>
          <table:table-cell office:value-type="string" table:style-name="ce7">
            <text:p>Relaying signals captured by a lidar and transmitted to the vehicle to falsify the echo.</text:p>
            <text:p>Spoofing of fake echo lidar signals.</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Execute (functional component)</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11">
          <table:table-cell table:style-name="ce20"/>
          <table:table-cell office:value-type="string" table:style-name="ce21">
            <text:p>Relaying LiDAR Signals</text:p>
          </table:table-cell>
          <table:table-cell office:value-type="string" table:style-name="ce22">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Spoofing</text:p>
            <text:p>Man-in-the-Middle</text:p>
            <text:p>Relay Attack</text:p>
          </table:table-cell>
          <table:table-cell office:value-type="string" table:style-name="ce7">
            <text:p>Environment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table:style-name="ce7"/>
          <table:table-cell office:value-type="string" table:style-name="ce7">
            <text:p>Lidar</text:p>
          </table:table-cell>
          <table:table-cell table:style-name="ce7"/>
          <table:table-cell office:value-type="string" table:style-name="ce7">
            <text:p>Relaying signals captured by a lidar and transmitted to the vehicle to falsify the echo.</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Execute (functional component)</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11">
          <table:table-cell table:style-name="ce20"/>
          <table:table-cell office:value-type="string" table:style-name="ce23">
            <text:p>Fake LiDAR echos</text:p>
          </table:table-cell>
          <table:table-cell office:value-type="string" table:style-name="ce22">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Spoofing</text:p>
          </table:table-cell>
          <table:table-cell office:value-type="string" table:style-name="ce7">
            <text:p>Environment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table:style-name="ce7"/>
          <table:table-cell office:value-type="string" table:style-name="ce7">
            <text:p>Lidar</text:p>
          </table:table-cell>
          <table:table-cell table:style-name="ce7"/>
          <table:table-cell office:value-type="string" table:style-name="ce7">
            <text:p>Spoofing of fake echo lidar signals.</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Execute (functional component)</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4">
          <table:table-cell office:value-type="string" table:style-name="ce6">
            <text:p>ID-2004-WT-1</text:p>
          </table:table-cell>
          <table:table-cell office:value-type="string" table:style-name="ce24">
            <text:p>Denial of service attack on WLAN communication channel occupying the channel</text:p>
          </table:table-cell>
          <table:table-cell office:value-type="string" table:style-name="ce7">
            <text:p>A trivial denial of service attack on IEEE 802.11 direct sequence spectrum wireless LANs</text:p>
            <text:p>Wullems, C. et. Al.</text:p>
          </table:table-cell>
          <table:table-cell office:value-type="float" office:value="2004" table:style-name="ce7">
            <text:p>2004</text:p>
          </table:table-cell>
          <table:table-cell office:value-type="string" table:style-name="ce7">
            <text:p>Security Evaluation</text:p>
            <text:p>Investigation of denial of service attacks on WLAN</text:p>
          </table:table-cell>
          <table:table-cell office:value-type="string" table:style-name="ce7">
            <text:p>Deniel-of-Service</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nsufficient Control Flow Management</text:p>
            <text:p>Test mode of the Clear Channel Assessment (CCA) procedure allows continuous sending of bit patterns on the channel</text:p>
          </table:table-cell>
          <table:table-cell office:value-type="string" table:style-name="ce7">
            <text:p>WLAN</text:p>
          </table:table-cell>
          <table:table-cell office:value-type="string" table:style-name="ce7">
            <text:p>Data flows are prevented.</text:p>
            <text:p>No defense mechanisms against attacks on DSSS-based WLANs at this time.</text:p>
          </table:table-cell>
          <table:table-cell office:value-type="string" table:style-name="ce7">
            <text:p>Analysis of the IEEE 802.11 protocols.</text:p>
            <text:p>Exploit of the Clear Channel Assessment procedure:</text:p>
            <text:p>attack uses the PLME (PHY Layer Management Entity) service, which puts the network card into a test mode in which special bit patterns are continuously sent to the channel.</text:p>
            <text:p>- station is assigned to a channel<text:s/></text:p>
            <text:p>- transmission channel is set up</text:p>
            <text:p>- attack is being carried out</text:p>
          </table:table-cell>
          <table:table-cell office:value-type="string" table:style-name="ce7">
            <text:p>Required Access/Connection</text:p>
            <text:p>WLAN</text:p>
            <text:p>Connection to Channel</text:p>
          </table:table-cell>
          <table:table-cell office:value-type="string" table:style-name="ce7">
            <text:p>Read/Write (functional communication link)</text:p>
          </table:table-cell>
          <table:table-cell office:value-type="string" table:style-name="ce7">
            <text:p>Connection Restriction</text:p>
            <text:p>-</text:p>
            <text:p>Shared Communication Channels</text:p>
          </table:table-cell>
          <table:table-cell office:value-type="string" table:style-name="ce7">
            <text:p>Remote</text:p>
          </table:table-cell>
          <table:table-cell office:value-type="string" table:style-name="ce7">
            <text:p>-</text:p>
            <text:p>WLAN network</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ompaq IPAQ device<text:s/></text:p>
            <text:p>Linux OS</text:p>
            <text:p/>
            <text:p>Hardware Tool</text:p>
            <text:p>Laptop/PC<text:s/></text:p>
            <text:p>Linux Fedora Core 1<text:s/></text:p>
            <text:p/>
            <text:p>Software Tool</text:p>
            <text:p>Software Driver</text:p>
            <text:p>linux- wlan-ng Treiber</text:p>
            <text:p/>
            <text:p>Wireless Tool</text:p>
            <text:p>WLAN Tool</text:p>
            <text:p>PRISM-based Wireless Network Interface Cards</text:p>
            <text:p/>
            <text:p>Software Tool</text:p>
            <text:p>Software Driver</text:p>
            <text:p>wlanctl-ng p2req-low-level commands</text:p>
          </table:table-cell>
          <table:table-cell office:value-type="string" table:style-name="ce7">
            <text:p>Keine</text:p>
          </table:table-cell>
          <table:table-cell office:value-type="string" table:style-name="ce7">
            <text:p>CVSS:3.0/AV:N/AC:H/PR:N/UI:N/S:U/C:N/I:H/A:H; 7,4</text:p>
          </table:table-cell>
          <table:table-cell office:value-type="float" office:value="2.2200000000000002" table:style-name="ce7">
            <text:p>2,22</text:p>
          </table:table-cell>
          <table:table-cell office:value-type="string" table:style-name="ce7">
            <text:p>CWE-691</text:p>
          </table:table-cell>
          <table:table-cell table:number-columns-repeated="16358"/>
        </table:table-row>
        <table:table-row table:style-name="ro4">
          <table:table-cell table:style-name="ce6"/>
          <table:table-cell table:style-name="ce25"/>
          <table:table-cell office:value-type="string" table:style-name="ce7">
            <text:p>A trivial denial of service attack on IEEE 802.11 direct sequence spectrum wireless LANs</text:p>
            <text:p>Wullems, C. et. Al.</text:p>
          </table:table-cell>
          <table:table-cell office:value-type="float" office:value="2004" table:style-name="ce7">
            <text:p>2004</text:p>
          </table:table-cell>
          <table:table-cell office:value-type="string" table:style-name="ce7">
            <text:p>Security Evaluation</text:p>
            <text:p>Investigation of denial of service attacks on WLAN</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sufficient Control Flow Management</text:p>
            <text:p>Test mode of the Clear Channel Assessment (CCA) procedure allows continuous sending of bit patterns on the channel</text:p>
          </table:table-cell>
          <table:table-cell office:value-type="string" table:style-name="ce7">
            <text:p>WLAN</text:p>
          </table:table-cell>
          <table:table-cell table:style-name="ce7"/>
          <table:table-cell office:value-type="string" table:style-name="ce7">
            <text:p>Analysis of the IEEE 802.11 protocols.</text:p>
          </table:table-cell>
          <table:table-cell table:number-columns-repeated="3" table:style-name="ce7"/>
          <table:table-cell office:value-type="string" table:style-name="ce7">
            <text:p>Remote</text:p>
          </table:table-cell>
          <table:table-cell office:value-type="string" table:style-name="ce7">
            <text:p>-</text:p>
            <text:p>WLAN network</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ompaq IPAQ device<text:s/></text:p>
            <text:p>Linux OS</text:p>
            <text:p/>
            <text:p>Hardware Tool</text:p>
            <text:p>Laptop/PC<text:s/></text:p>
            <text:p>Linux Fedora Core 1<text:s/></text:p>
            <text:p/>
            <text:p>Software Tool</text:p>
            <text:p>Software Driver</text:p>
            <text:p>linux- wlan-ng Treiber</text:p>
            <text:p/>
            <text:p>Wireless Tool</text:p>
            <text:p>WLAN Tool</text:p>
            <text:p>PRISM-based Wireless Network Interface Cards</text:p>
            <text:p/>
            <text:p>Software Tool</text:p>
            <text:p>Software Driver</text:p>
            <text:p>wlanctl-ng p2req-low-level commands</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691</text:p>
          </table:table-cell>
          <table:table-cell table:number-columns-repeated="16358"/>
        </table:table-row>
        <table:table-row table:style-name="ro4">
          <table:table-cell table:style-name="ce6"/>
          <table:table-cell office:value-type="string" table:style-name="ce8">
            <text:p>Exploit of the Clear Channel Assessment procedure</text:p>
          </table:table-cell>
          <table:table-cell office:value-type="string" table:style-name="ce7">
            <text:p>A trivial denial of service attack on IEEE 802.11 direct sequence spectrum wireless LANs</text:p>
            <text:p>Wullems, C. et. Al.</text:p>
          </table:table-cell>
          <table:table-cell office:value-type="float" office:value="2004" table:style-name="ce7">
            <text:p>2004</text:p>
          </table:table-cell>
          <table:table-cell office:value-type="string" table:style-name="ce7">
            <text:p>Security Evaluation</text:p>
            <text:p>Investigation of denial of service attacks on WLAN</text:p>
          </table:table-cell>
          <table:table-cell office:value-type="string" table:style-name="ce7">
            <text:p>Deniel-of-Service</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nsufficient Control Flow Management</text:p>
            <text:p>Test mode of the Clear Channel Assessment (CCA) procedure allows continuous sending of bit patterns on the channel</text:p>
          </table:table-cell>
          <table:table-cell office:value-type="string" table:style-name="ce7">
            <text:p>WLAN</text:p>
          </table:table-cell>
          <table:table-cell table:style-name="ce7"/>
          <table:table-cell office:value-type="string" table:style-name="ce7">
            <text:p>Exploit of the Clear Channel Assessment procedure:</text:p>
            <text:p>attack uses the PLME (PHY Layer Management Entity) service, which puts the network card into a test mode in which special bit patterns are continuously sent to the channel.</text:p>
            <text:p>- station is assigned to a channel<text:s/></text:p>
            <text:p>- transmission channel is set up</text:p>
            <text:p>- attack is being carried out by sending pattern for test mode to indicate a busy node</text:p>
          </table:table-cell>
          <table:table-cell office:value-type="string" table:style-name="ce7">
            <text:p>Required Access/Connection</text:p>
            <text:p>WLAN</text:p>
            <text:p>Connection to Channel</text:p>
          </table:table-cell>
          <table:table-cell office:value-type="string" table:style-name="ce7">
            <text:p>Read/Write (functional communication link)</text:p>
          </table:table-cell>
          <table:table-cell office:value-type="string" table:style-name="ce7">
            <text:p>Connection Restriction</text:p>
            <text:p>-</text:p>
            <text:p>Shared Communication Channels</text:p>
          </table:table-cell>
          <table:table-cell office:value-type="string" table:style-name="ce7">
            <text:p>Remote</text:p>
          </table:table-cell>
          <table:table-cell office:value-type="string" table:style-name="ce7">
            <text:p>-</text:p>
            <text:p>WLAN network</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ompaq IPAQ device<text:s/></text:p>
            <text:p>Linux OS</text:p>
            <text:p/>
            <text:p>Hardware Tool</text:p>
            <text:p>Laptop/PC<text:s/></text:p>
            <text:p>Linux Fedora Core 1<text:s/></text:p>
            <text:p/>
            <text:p>Software Tool</text:p>
            <text:p>Software Driver</text:p>
            <text:p>linux- wlan-ng Treiber</text:p>
            <text:p/>
            <text:p>Wireless Tool</text:p>
            <text:p>WLAN Tool</text:p>
            <text:p>PRISM-based Wireless Network Interface Cards</text:p>
            <text:p/>
            <text:p>Software Tool</text:p>
            <text:p>Software Driver</text:p>
            <text:p>wlanctl-ng p2req-low-level commands</text:p>
          </table:table-cell>
          <table:table-cell office:value-type="string" table:style-name="ce7">
            <text:p>Keine</text:p>
          </table:table-cell>
          <table:table-cell office:value-type="string" table:style-name="ce7">
            <text:p>CVSS:3.0/AV:N/AC:H/PR:N/UI:N/S:U/C:N/I:H/A:H; 7,4</text:p>
          </table:table-cell>
          <table:table-cell office:value-type="float" office:value="2.2200000000000002" table:style-name="ce7">
            <text:p>2,22</text:p>
          </table:table-cell>
          <table:table-cell office:value-type="string" table:style-name="ce7">
            <text:p>CWE-691</text:p>
          </table:table-cell>
          <table:table-cell table:number-columns-repeated="16358"/>
        </table:table-row>
        <table:table-row table:style-name="ro3">
          <table:table-cell office:value-type="string" table:style-name="ce6">
            <text:p>ID-2013-Ba-1</text:p>
          </table:table-cell>
          <table:table-cell office:value-type="string" table:style-name="ce8">
            <text:p>Information gathering and message spoofing on the CAN bus</text:p>
          </table:table-cell>
          <table:table-cell office:value-type="string" table:style-name="ce7">
            <text:p>Hacking into a Vehicle CAN bus (Toyotahack and SocketCAN)</text:p>
            <text:p>Baltieri, F.,</text:p>
          </table:table-cell>
          <table:table-cell office:value-type="float" office:value="2013" table:style-name="ce7">
            <text:p>2013</text:p>
          </table:table-cell>
          <table:table-cell office:value-type="string" table:style-name="ce7">
            <text:p>Security Evaluation</text:p>
            <text:p>Investigation of the security of the CAN bus</text:p>
          </table:table-cell>
          <table:table-cell office:value-type="string" table:style-name="ce7">
            <text:p>Information Disclosure</text:p>
            <text:p>Eavesdropping</text:p>
            <text:p/>
            <text:p>Spoofing</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ternal bus information can also be read</text:p>
            <text:p>Malicious messages can be sent to the bus, actuators can be controlled</text:p>
          </table:table-cell>
          <table:table-cell office:value-type="string" table:style-name="ce7">
            <text:p>Establish connection to OBD with USB-to-CAN adapter and associated software. (Requirement)</text:p>
            <text:p>Reading the CAN data traffic.</text:p>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Connection USB-to-CAN-Device via OBD to the CAN-Bus</text:p>
          </table:table-cell>
          <table:table-cell office:value-type="string" table:style-name="ce7">
            <text:p>Toyota</text:p>
          </table:table-cell>
          <table:table-cell office:value-type="string" table:style-name="ce7">
            <text:p>-</text:p>
          </table:table-cell>
          <table:table-cell office:value-type="string" table:style-name="ce7">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7">
            <text:p>Keine</text:p>
          </table:table-cell>
          <table:table-cell office:value-type="string" table:style-name="ce7">
            <text:p>CVSS:3.0/AV:A/AC:L/PR:N/UI:N/S:U/C:L/I:H/A:N; 7,1</text:p>
          </table:table-cell>
          <table:table-cell office:value-type="float" office:value="2.84" table:style-name="ce7">
            <text:p>2,84</text:p>
          </table:table-cell>
          <table:table-cell office:value-type="string" table:style-name="ce7">
            <text:p>CWE-284</text:p>
          </table:table-cell>
          <table:table-cell table:number-columns-repeated="16358"/>
        </table:table-row>
        <table:table-row table:style-name="ro3">
          <table:table-cell table:style-name="ce6"/>
          <table:table-cell office:value-type="string" table:style-name="ce8">
            <text:p>Monitoring CAN messages</text:p>
          </table:table-cell>
          <table:table-cell office:value-type="string" table:style-name="ce7">
            <text:p>Hacking into a Vehicle CAN bus (Toyotahack and SocketCAN)</text:p>
            <text:p>Baltieri, F.,</text:p>
          </table:table-cell>
          <table:table-cell office:value-type="float" office:value="2013" table:style-name="ce7">
            <text:p>2013</text:p>
          </table:table-cell>
          <table:table-cell office:value-type="string" table:style-name="ce7">
            <text:p>Security Evaluation</text:p>
            <text:p>Investigation of the security of the CAN bu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table:style-name="ce7"/>
          <table:table-cell office:value-type="string" table:style-name="ce7">
            <text:p>Establish connection to OBD with USB-to-CAN adapter and associated software. (Requirement)</text:p>
            <text:p>Reading the CAN data traffic.</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Connection USB-to-CAN-Device via OBD to the CAN-Bus</text:p>
          </table:table-cell>
          <table:table-cell office:value-type="string" table:style-name="ce7">
            <text:p>Toyota</text:p>
          </table:table-cell>
          <table:table-cell office:value-type="string" table:style-name="ce7">
            <text:p>-</text:p>
          </table:table-cell>
          <table:table-cell office:value-type="string" table:style-name="ce7">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7">
            <text:p>Keine</text:p>
          </table:table-cell>
          <table:table-cell office:value-type="string" table:style-name="ce7">
            <text:p>CVSS:3.0/AV:A/AC:L/PR:N/UI:N/S:U/C:H/I:N/A:N; 6,5</text:p>
          </table:table-cell>
          <table:table-cell office:value-type="float" office:value="2.84" table:style-name="ce7">
            <text:p>2,84</text:p>
          </table:table-cell>
          <table:table-cell office:value-type="string" table:style-name="ce7">
            <text:p>CWE-284</text:p>
          </table:table-cell>
          <table:table-cell table:number-columns-repeated="16358"/>
        </table:table-row>
        <table:table-row table:style-name="ro3">
          <table:table-cell table:style-name="ce6"/>
          <table:table-cell office:value-type="string" table:style-name="ce8">
            <text:p>Sending malicious CAN messages</text:p>
          </table:table-cell>
          <table:table-cell office:value-type="string" table:style-name="ce7">
            <text:p>Hacking into a Vehicle CAN bus (Toyotahack and SocketCAN)</text:p>
            <text:p>Baltieri, F.,</text:p>
          </table:table-cell>
          <table:table-cell office:value-type="float" office:value="2013" table:style-name="ce7">
            <text:p>2013</text:p>
          </table:table-cell>
          <table:table-cell office:value-type="string" table:style-name="ce7">
            <text:p>Security Evaluation</text:p>
            <text:p>Investigation of the security of the CAN bu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table:style-name="ce7"/>
          <table:table-cell office:value-type="string" table:style-name="ce7">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Connection USB-to-CAN-Device via OBD to the CAN-Bus</text:p>
          </table:table-cell>
          <table:table-cell office:value-type="string" table:style-name="ce7">
            <text:p>Toyota</text:p>
          </table:table-cell>
          <table:table-cell office:value-type="string" table:style-name="ce7">
            <text:p>-</text:p>
          </table:table-cell>
          <table:table-cell office:value-type="string" table:style-name="ce7">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text:p>
          </table:table-cell>
          <table:table-cell table:number-columns-repeated="16358"/>
        </table:table-row>
        <table:table-row table:style-name="ro3">
          <table:table-cell office:value-type="string" table:style-name="ce6">
            <text:p>ID-2018-Co-1</text:p>
          </table:table-cell>
          <table:table-cell office:value-type="string" table:style-name="ce8">
            <text:p>Reading files on the Infotainment system and remote code execution by reverse engineering</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Information Disclosure</text:p>
            <text:p>Portscanning</text:p>
            <text:p/>
            <text:p>Information Disclosure</text:p>
            <text:p>Reverse Engineer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Publicly routable IPv4 address (unfirewalled) that enables client-to-client communication.</text:p>
          </table:table-cell>
          <table:table-cell office:value-type="string" table:style-name="ce7">
            <text:p>WLAN</text:p>
          </table:table-cell>
          <table:table-cell office:value-type="string" table:style-name="ce7">
            <text:p>Reading of various files possible with extension for remote code execution via Internet on the MMX. This allows a control of the RCC.</text:p>
            <text:p/>
            <text:p>Software update function available. Firmware is signed with RSA, but not encrypted. If you get a firmware, it can be compromised and loaded on the Renesas V850.</text:p>
          </table:table-cell>
          <table:table-cell office:value-type="string" table:style-name="ce7">
            <text:p>Remote access to the MMX by WLAN (Requirement).</text:p>
            <text:p>Portscan of the Modular Infotainment Platform (MIB).</text:p>
            <text:p>Telnet service is enabled. The key space of the passwords can be searched by brute force. This attack seems to work with all versions of the MIB IVI system.<text:s/></text:p>
            <text:p>RCC (MIB radio and car control unit) can be accessed from MMX (MIB main processor) via Ethernet (Telnet).<text:s/></text:p>
            <text:p>Renesas V850 can be accessed from RCC via a serial connection.</text:p>
            <text:p>Firmware Update on the MMX in order to be able to communicate with CAN.</text:p>
            <text:p>CAN messages can be sent to the CAN via a backdoor on the Renesas V850.</text:p>
          </table:table-cell>
          <table:table-cell office:value-type="string" table:style-name="ce7">
            <text:p>Required Access/Connection</text:p>
            <text:p>WLAN</text:p>
            <text:p>-</text:p>
          </table:table-cell>
          <table:table-cell office:value-type="string" table:style-name="ce7">
            <text:p>Write (functional component)</text:p>
          </table:table-cell>
          <table:table-cell office:value-type="string" table:style-name="ce7">
            <text:p>Physical Restriction</text:p>
            <text:p>Range</text:p>
            <text:p>Range of the Wi-Fi hotspot<text:s/></text:p>
            <text:p/>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7">
            <text:p>Remote</text:p>
          </table:table-cell>
          <table:table-cell office:value-type="string" table:style-name="ce7">
            <text:p>-</text:p>
            <text:p>MIB can be connected with Wi-Fi-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N/AC:H/PR:N/UI:N/S:U/C:H/I:H/A:N; 7,4</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3">
          <table:table-cell table:style-name="ce6"/>
          <table:table-cell office:value-type="string" table:style-name="ce8">
            <text:p>Portscan Infotainment</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Information Disclosure</text:p>
            <text:p>Portscann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WLAN</text:p>
          </table:table-cell>
          <table:table-cell table:style-name="ce7"/>
          <table:table-cell office:value-type="string" table:style-name="ce7">
            <text:p>Portscan of the Modular Infotainment Platform (MIB).</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Physical Restriction</text:p>
            <text:p>Range</text:p>
            <text:p>Range of the Wi-Fi hotspot</text:p>
          </table:table-cell>
          <table:table-cell office:value-type="string" table:style-name="ce7">
            <text:p>Remote</text:p>
          </table:table-cell>
          <table:table-cell office:value-type="string" table:style-name="ce7">
            <text:p>-</text:p>
            <text:p>MIB can be connected with Wi-Fi-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3">
          <table:table-cell table:style-name="ce6"/>
          <table:table-cell office:value-type="string" table:style-name="ce8">
            <text:p>Brute force on Password key space</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Spoofing</text:p>
            <text:p>Brute Forc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WLAN</text:p>
          </table:table-cell>
          <table:table-cell table:style-name="ce7"/>
          <table:table-cell office:value-type="string" table:style-name="ce7">
            <text:p>Telnet service is enabled. The key space of the passwords can be searched by brute force. This attack seems to work with all versions of the MIB IVI system.</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7">
            <text:p>Physical Restriction</text:p>
            <text:p>Range</text:p>
            <text:p>Range of the Wi-Fi hotspot</text:p>
          </table:table-cell>
          <table:table-cell office:value-type="string" table:style-name="ce7">
            <text:p>Local Network</text:p>
          </table:table-cell>
          <table:table-cell office:value-type="string" table:style-name="ce7">
            <text:p>-</text:p>
            <text:p>MIB can be connected with Wi-Fi-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84</text:p>
          </table:table-cell>
          <table:table-cell table:number-columns-repeated="16358"/>
        </table:table-row>
        <table:table-row table:style-name="ro3">
          <table:table-cell table:style-name="ce6"/>
          <table:table-cell office:value-type="string" table:style-name="ce8">
            <text:p>Accessing Radio and car control unit from Infotainment</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Ethernet</text:p>
          </table:table-cell>
          <table:table-cell table:style-name="ce7"/>
          <table:table-cell office:value-type="string" table:style-name="ce7">
            <text:p>RCC (MIB radio and car control unit) can be accessed from MMX (MIB main processor) via Ethernet (Telnet).</text:p>
          </table:table-cell>
          <table:table-cell office:value-type="string" table:style-name="ce7">
            <text:p>Required Access/Connection</text:p>
            <text:p>WLAN</text:p>
            <text:p>-</text:p>
          </table:table-cell>
          <table:table-cell office:value-type="string" table:style-name="ce7">
            <text:p>Read/Write (functional communication link)</text:p>
          </table:table-cell>
          <table:table-cell office:value-type="string" table:style-name="ce7">
            <text:p>Physical Restriction</text:p>
            <text:p>Range</text:p>
            <text:p>Range of the Wi-Fi hotspot</text:p>
          </table:table-cell>
          <table:table-cell office:value-type="string" table:style-name="ce7">
            <text:p>Local Network</text:p>
          </table:table-cell>
          <table:table-cell office:value-type="string" table:style-name="ce7">
            <text:p>-</text:p>
            <text:p>MIB can be connected with Wi-Fi-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text:p>
          </table:table-cell>
          <table:table-cell table:number-columns-repeated="16358"/>
        </table:table-row>
        <table:table-row table:style-name="ro3">
          <table:table-cell table:style-name="ce6"/>
          <table:table-cell office:value-type="string" table:style-name="ce8">
            <text:p>Accessing chip for CAN communication</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Serial Bus</text:p>
          </table:table-cell>
          <table:table-cell table:style-name="ce7"/>
          <table:table-cell office:value-type="string" table:style-name="ce7">
            <text:p>Renesas V850 can be accessed from RCC via a serial connection.</text:p>
          </table:table-cell>
          <table:table-cell office:value-type="string" table:style-name="ce7">
            <text:p>Required Access/Connection</text:p>
            <text:p>WLAN</text:p>
            <text:p>-</text:p>
          </table:table-cell>
          <table:table-cell office:value-type="string" table:style-name="ce7">
            <text:p>Read/Write (functional communication link)</text:p>
          </table:table-cell>
          <table:table-cell office:value-type="string" table:style-name="ce7">
            <text:p>Physical Restriction</text:p>
            <text:p>Range</text:p>
            <text:p>Range of the Wi-Fi hotspot</text:p>
          </table:table-cell>
          <table:table-cell office:value-type="string" table:style-name="ce7">
            <text:p>Local Network</text:p>
          </table:table-cell>
          <table:table-cell office:value-type="string" table:style-name="ce7">
            <text:p>-</text:p>
            <text:p>MIB can be connected with Wi-Fi-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A/AC:L/PR:N/UI:N/S:U/C:N/I:H/A:N; 6,5</text:p>
          </table:table-cell>
          <table:table-cell office:value-type="float" office:value="2.84" table:style-name="ce7">
            <text:p>2,84</text:p>
          </table:table-cell>
          <table:table-cell office:value-type="string" table:style-name="ce7">
            <text:p>CWE-284</text:p>
          </table:table-cell>
          <table:table-cell table:number-columns-repeated="16358"/>
        </table:table-row>
        <table:table-row table:style-name="ro3">
          <table:table-cell table:style-name="ce6"/>
          <table:table-cell office:value-type="string" table:style-name="ce8">
            <text:p>Flashing malicious Update</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Tampering</text:p>
            <text:p>Firmware Modification</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Software</text:p>
          </table:table-cell>
          <table:table-cell table:style-name="ce7"/>
          <table:table-cell office:value-type="string" table:style-name="ce7">
            <text:p>Firmware Update on the MMX in order to be able to communicate with CAN.</text:p>
          </table:table-cell>
          <table:table-cell office:value-type="string" table:style-name="ce7">
            <text:p>Required Access/Connection</text:p>
            <text:p>WLAN</text:p>
            <text:p>-</text:p>
          </table:table-cell>
          <table:table-cell office:value-type="string" table:style-name="ce7">
            <text:p>Write (functional component)</text:p>
          </table:table-cell>
          <table:table-cell office:value-type="string" table:style-name="ce7">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7">
            <text:p>Local Network</text:p>
          </table:table-cell>
          <table:table-cell office:value-type="string" table:style-name="ce7">
            <text:p>-</text:p>
            <text:p>MIB can be connected with Wi-Fi-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284</text:p>
          </table:table-cell>
          <table:table-cell table:number-columns-repeated="16358"/>
        </table:table-row>
        <table:table-row table:style-name="ro3">
          <table:table-cell table:style-name="ce6"/>
          <table:table-cell office:value-type="string" table:style-name="ce8">
            <text:p>Sending malicious CAN messages</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table:style-name="ce7"/>
          <table:table-cell office:value-type="string" table:style-name="ce7">
            <text:p>CAN</text:p>
          </table:table-cell>
          <table:table-cell table:style-name="ce7"/>
          <table:table-cell office:value-type="string" table:style-name="ce7">
            <text:p>CAN messages can be sent to the CAN via a backdoor on the Renesas V850.</text:p>
          </table:table-cell>
          <table:table-cell office:value-type="string" table:style-name="ce7">
            <text:p>Required Access/Connection</text:p>
            <text:p>WLAN</text:p>
            <text:p>-</text:p>
          </table:table-cell>
          <table:table-cell office:value-type="string" table:style-name="ce7">
            <text:p>Write (functional component)</text:p>
          </table:table-cell>
          <table:table-cell office:value-type="string" table:style-name="ce7">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7">
            <text:p>Remote</text:p>
          </table:table-cell>
          <table:table-cell office:value-type="string" table:style-name="ce7">
            <text:p>-</text:p>
            <text:p>MIB can be connected with Wi-Fi-Network</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Keine</text:p>
          </table:table-cell>
          <table:table-cell office:value-type="string" table:style-name="ce7">
            <text:p>CVSS:3.0/AV:P/AC:H/PR:N/UI:N/S:U/C:N/I:H/A:N; 4,2</text:p>
          </table:table-cell>
          <table:table-cell office:value-type="float" office:value="0.52" table:style-name="ce7">
            <text:p>0,52</text:p>
          </table:table-cell>
          <table:table-cell office:value-type="string" table:style-name="ce7">
            <text:p>CWE-284</text:p>
          </table:table-cell>
          <table:table-cell table:number-columns-repeated="16358"/>
        </table:table-row>
        <table:table-row table:style-name="ro9">
          <table:table-cell office:value-type="string" table:style-name="ce6">
            <text:p>ID-2016-KK-1</text:p>
          </table:table-cell>
          <table:table-cell office:value-type="string" table:style-name="ce7">
            <text:p>Investigation of vulnerabilities in connected cars</text:p>
          </table:table-cell>
          <table:table-cell office:value-type="string" table:style-name="ce7">
            <text:p>On board diagnostics: Risks and vulnerabilities of the connected vehicle</text:p>
            <text:p>Klinedinst, D. et. Al.</text:p>
          </table:table-cell>
          <table:table-cell office:value-type="float" office:value="2016" table:style-name="ce7">
            <text:p>2016</text:p>
          </table:table-cell>
          <table:table-cell office:value-type="string" table:style-name="ce7">
            <text:p>Security Evaluation</text:p>
            <text:p>Investigation of vulnerbilities in connected vehicles</text:p>
          </table:table-cell>
          <table:table-cell office:value-type="string" table:style-name="ce7">
            <text:p>Information Disclosure</text:p>
          </table:table-cell>
          <table:table-cell office:value-type="string" table:style-name="ce7">
            <text:p>Bus Attack</text:p>
          </table:table-cell>
          <table:table-cell office:value-type="string" table:style-name="ce7">
            <text:p>Analysis</text:p>
          </table:table-cell>
          <table:table-cell office:value-type="string" table:style-name="ce7">
            <text:p>Integrity</text:p>
          </table:table-cell>
          <table:table-cell office:value-type="string" table:style-name="ce7">
            <text:p>Safety</text:p>
            <text:p>Reliability</text:p>
          </table:table-cell>
          <table:table-cell office:value-type="string" table:style-name="ce7">
            <text:p>Use of Insufficiently Random Values</text:p>
            <text:p>Hardcoded credentials</text:p>
            <text:p/>
            <text:p>Protection Mechanism Failure</text:p>
            <text:p>Any infiltration of commands possible CAN Injection possible</text:p>
            <text:p/>
            <text:p>Use of Insufficiently Random Values</text:p>
            <text:p>Weak WPA2 passwords</text:p>
          </table:table-cell>
          <table:table-cell office:value-type="string" table:style-name="ce7">
            <text:p>OBD</text:p>
          </table:table-cell>
          <table:table-cell office:value-type="string" table:style-name="ce7">
            <text:p>distraction of the driver</text:p>
            <text:p>Switching off the engine</text:p>
            <text:p>Intervention in the steering system</text:p>
            <text:p>vehicle theft</text:p>
            <text:p>Danger to pedestrians or occupants</text:p>
            <text:p>insurance fraud</text:p>
            <text:p>Eavesdropping of the inmates</text:p>
            <text:p>information theft</text:p>
            <text:p>Attack on Mobile Devices</text:p>
            <text:p>vehicle tracking</text:p>
          </table:table-cell>
          <table:table-cell office:value-type="string" table:style-name="ce7">
            <text:p>Theoretical consideration of possible weak points of Connected Cars.</text:p>
            <text:p>Analysis of various aftersales OBD devices for vulnerabilities. These vulnerabilities were examined for their exploitability on the real vehicle and classified using STRIDE.</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Vehicle brand not known</text:p>
          </table:table-cell>
          <table:table-cell office:value-type="string" table:style-name="ce7">
            <text:p>-</text:p>
          </table:table-cell>
          <table:table-cell office:value-type="string" table:style-name="ce7">
            <text:p>Wireless Tool</text:p>
            <text:p>Cellular Tool</text:p>
            <text:p>Audiovox Car Connection</text:p>
            <text:p/>
            <text:p>Wireless Tool</text:p>
            <text:p>Cellular Tool</text:p>
            <text:p>Automatic Link</text:p>
            <text:p/>
            <text:p>Wireless Tool</text:p>
            <text:p>Cellular Tool</text:p>
            <text:p>Cell Control</text:p>
            <text:p/>
            <text:p>Wireless Tool</text:p>
            <text:p>Cellular Tool</text:p>
            <text:p>Delphi (Verizon) Connect</text:p>
            <text:p/>
            <text:p>Wireless Tool</text:p>
            <text:p>Cellular Tool</text:p>
            <text:p>Wi-Fi Link MX</text:p>
            <text:p/>
            <text:p>Wireless Tool</text:p>
            <text:p>Cellular Tool</text:p>
            <text:p>Lemur Blue Driver</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798</text:p>
          </table:table-cell>
          <table:table-cell table:number-columns-repeated="16358"/>
        </table:table-row>
        <table:table-row table:style-name="ro21">
          <table:table-cell office:value-type="string" table:style-name="ce6">
            <text:p>ID-2007-SB-1</text:p>
          </table:table-cell>
          <table:table-cell office:value-type="string" table:style-name="ce19">
            <text:p>Eavesdropping of Bluetooth messages by obtaining connection parameters</text:p>
          </table:table-cell>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Control of a Resource Through its Lifetime</text:p>
            <text:p>Package FHS, which is used during handshake, contains MAC and Clock, which are necessary for listening to the connection.</text:p>
          </table:table-cell>
          <table:table-cell office:value-type="string" table:style-name="ce7">
            <text:p>Bluetooth</text:p>
          </table:table-cell>
          <table:table-cell office:value-type="string" table:style-name="ce7">
            <text:p>Hopping sequence can be determined, the correct channel can be detected and thus a whitented packet can be read</text:p>
          </table:table-cell>
          <table:table-cell office:value-type="string" table:style-name="ce7">
            <text:p>Eavesdropping.</text:p>
            <text:p>Setting up USRP.</text:p>
            <text:p>Removing of data whitening.</text:p>
            <text:p>Obtaining the MAC.</text:p>
            <text:p>Determining the Hopping pattern.</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Knowledge Restriction</text:p>
            <text:p>-</text:p>
            <text:p>Identification of the Hopping-Sequenz timed Hopping (Channel Hopping)</text:p>
            <text:p/>
            <text:p>Knowledge Restriction</text:p>
            <text:p>-</text:p>
            <text:p>Whitening of messages (depends on MAC-Addresse and the clock of the master device)</text:p>
          </table:table-cell>
          <table:table-cell office:value-type="string" table:style-name="ce7">
            <text:p>Remote</text:p>
          </table:table-cell>
          <table:table-cell office:value-type="string" table:style-name="ce7">
            <text:p>-</text:p>
            <text:p>Bluetooth Network</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office:value-type="string" table:style-name="ce7">
            <text:p>CVSS:3.0/AV:N/AC:H/PR:N/UI:N/S:U/C:H/I:L/A:N; 6,5</text:p>
          </table:table-cell>
          <table:table-cell office:value-type="float" office:value="2.2200000000000002" table:style-name="ce7">
            <text:p>2,22</text:p>
          </table:table-cell>
          <table:table-cell office:value-type="string" table:style-name="ce7">
            <text:p>CWE-200</text:p>
          </table:table-cell>
          <table:table-cell table:number-columns-repeated="16358"/>
        </table:table-row>
        <table:table-row table:style-name="ro16">
          <table:table-cell table:style-name="ce6"/>
          <table:table-cell office:value-type="string" table:style-name="ce19">
            <text:p>Monitoring Bluetooth traffic</text:p>
          </table:table-cell>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Bluetooth</text:p>
          </table:table-cell>
          <table:table-cell table:style-name="ce7"/>
          <table:table-cell office:value-type="string" table:style-name="ce7">
            <text:p>Eavesdropping.</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Bluetooth Network</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office:value-type="string" table:style-name="ce7">
            <text:p>CVSS:3.0/AV:N/AC:H/PR:N/UI:N/S:U/C:H/I:N/A:N; 5,9</text:p>
          </table:table-cell>
          <table:table-cell office:value-type="float" office:value="2.2200000000000002" table:style-name="ce7">
            <text:p>2,22</text:p>
          </table:table-cell>
          <table:table-cell office:value-type="string" table:style-name="ce7">
            <text:p>CWE-200</text:p>
          </table:table-cell>
          <table:table-cell table:number-columns-repeated="16358"/>
        </table:table-row>
        <table:table-row table:style-name="ro16">
          <table:table-cell table:style-name="ce6"/>
          <table:table-cell table:style-name="ce19"/>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table:number-columns-repeated="2" table:style-name="ce7"/>
          <table:table-cell office:value-type="string" table:style-name="ce7">
            <text:p>Real Attack</text:p>
          </table:table-cell>
          <table:table-cell table:number-columns-repeated="3" table:style-name="ce7"/>
          <table:table-cell office:value-type="string" table:style-name="ce7">
            <text:p>Bluetooth</text:p>
          </table:table-cell>
          <table:table-cell table:style-name="ce7"/>
          <table:table-cell office:value-type="string" table:style-name="ce7">
            <text:p>Setting up USRP.</text:p>
          </table:table-cell>
          <table:table-cell table:number-columns-repeated="4" table:style-name="ce7"/>
          <table:table-cell office:value-type="string" table:style-name="ce7">
            <text:p>-</text:p>
            <text:p>Bluetooth Network</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table:style-name="ce7"/>
          <table:table-cell office:value-type="float" office:value="0" table:style-name="ce7">
            <text:p>0</text:p>
          </table:table-cell>
          <table:table-cell office:value-type="string" table:style-name="ce7">
            <text:p>CWE-200</text:p>
          </table:table-cell>
          <table:table-cell table:number-columns-repeated="16358"/>
        </table:table-row>
        <table:table-row table:style-name="ro16">
          <table:table-cell table:style-name="ce6"/>
          <table:table-cell table:style-name="ce19"/>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able:table-cell>
          <table:table-cell office:value-type="string" table:style-name="ce7">
            <text:p>Wireless Attack</text:p>
          </table:table-cell>
          <table:table-cell office:value-type="string" table:style-name="ce7">
            <text:p>Real Attack</text:p>
          </table:table-cell>
          <table:table-cell table:number-columns-repeated="3" table:style-name="ce7"/>
          <table:table-cell office:value-type="string" table:style-name="ce7">
            <text:p>Bluetooth</text:p>
          </table:table-cell>
          <table:table-cell table:style-name="ce7"/>
          <table:table-cell office:value-type="string" table:style-name="ce7">
            <text:p>Removing of data whitening.</text:p>
          </table:table-cell>
          <table:table-cell table:number-columns-repeated="4" table:style-name="ce7"/>
          <table:table-cell office:value-type="string" table:style-name="ce7">
            <text:p>-</text:p>
            <text:p>Bluetooth Network</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office:value-type="string" table:style-name="ce7">
            <text:p>CVSS:3.0/AV:L/AC:H/PR:N/UI:N/S:U/C:N/I:L/A:N; 2,9</text:p>
          </table:table-cell>
          <table:table-cell office:value-type="float" office:value="1.44" table:style-name="ce7">
            <text:p>1,44</text:p>
          </table:table-cell>
          <table:table-cell office:value-type="string" table:style-name="ce7">
            <text:p>CWE-200</text:p>
          </table:table-cell>
          <table:table-cell table:number-columns-repeated="16358"/>
        </table:table-row>
        <table:table-row table:style-name="ro16">
          <table:table-cell table:style-name="ce6"/>
          <table:table-cell office:value-type="string" table:style-name="ce19">
            <text:p>Monitoring MAC</text:p>
          </table:table-cell>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Bluetooth</text:p>
          </table:table-cell>
          <table:table-cell table:style-name="ce7"/>
          <table:table-cell office:value-type="string" table:style-name="ce7">
            <text:p>Obtaining the MAC.</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Bluetooth Network</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200</text:p>
          </table:table-cell>
          <table:table-cell table:number-columns-repeated="16358"/>
        </table:table-row>
        <table:table-row table:style-name="ro16">
          <table:table-cell table:style-name="ce6"/>
          <table:table-cell office:value-type="string" table:style-name="ce19">
            <text:p>Reverse Engineering Bluetooth Hopping Scheme</text:p>
          </table:table-cell>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Bluetooth</text:p>
          </table:table-cell>
          <table:table-cell table:style-name="ce7"/>
          <table:table-cell office:value-type="string" table:style-name="ce7">
            <text:p>Determining the Hopping pattern.</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Whitening of messages (depends on MAC-Addresse and the clock of the master device)</text:p>
          </table:table-cell>
          <table:table-cell office:value-type="string" table:style-name="ce7">
            <text:p>Remote</text:p>
          </table:table-cell>
          <table:table-cell office:value-type="string" table:style-name="ce7">
            <text:p>-</text:p>
            <text:p>Bluetooth Network</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Keine</text:p>
          </table:table-cell>
          <table:table-cell office:value-type="string" table:style-name="ce7">
            <text:p>CVSS:3.0/AV:L/AC:L/PR:N/UI:N/S:U/C:H/I:N/A:N; 6,2</text:p>
          </table:table-cell>
          <table:table-cell office:value-type="float" office:value="2.52" table:style-name="ce7">
            <text:p>2,52</text:p>
          </table:table-cell>
          <table:table-cell office:value-type="string" table:style-name="ce7">
            <text:p>CWE-200</text:p>
          </table:table-cell>
          <table:table-cell table:number-columns-repeated="16358"/>
        </table:table-row>
        <table:table-row table:style-name="ro3">
          <table:table-cell office:value-type="string" table:style-name="ce6">
            <text:p>ID-2014-CZ-1</text:p>
          </table:table-cell>
          <table:table-cell office:value-type="string" table:style-name="ce8">
            <text:p>Large scale analysis of embedded firmwares by crawling und reverse engineering firmware files from the internet</text:p>
          </table:table-cell>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Information Disclosure</text:p>
            <text:p>Reverse Engineering</text:p>
            <text:p/>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Certificates and private keys are not regenerated after software update</text:p>
            <text:p/>
            <text:p>Protection Mechanism Failure</text:p>
            <text:p>Encryption can be decrypted</text:p>
            <text:p/>
            <text:p>Improper Control of a Resource Through its Lifetime</text:p>
            <text:p>Man-in-the-Middle attack possible</text:p>
            <text:p/>
            <text:p>Improper Control of a Resource Through its Lifetime</text:p>
            <text:p>Unsecure build management, infrastructure management and release management</text:p>
            <text:p/>
            <text:p>Improper Control of a Resource Through its Lifetime</text:p>
            <text:p>Unsecure design and configuration</text:p>
            <text:p/>
            <text:p>Improper Control of a Resource Through its Lifetime</text:p>
            <text:p>High Priviledges</text:p>
            <text:p/>
            <text:p>Improper Enforcement of Message or Data Structure</text:p>
            <text:p>Cross Site Scripting (XSS) Vulnerability in Perl-based Web Interface</text:p>
          </table:table-cell>
          <table:table-cell office:value-type="string" table:style-name="ce7">
            <text:p>Internet</text:p>
          </table:table-cell>
          <table:table-cell office:value-type="string" table:style-name="ce7">
            <text:p>Analysis and results resulted in a 10 GB database:</text:p>
            <text:p/>
            <text:p>Downloaded Files: 759,273 (1.8 TB)</text:p>
            <text:p>172,751 files left after filtering<text:s/></text:p>
            <text:p>Of which 32,356 files selected for analysis</text:p>
            <text:p/>
            <text:p>ARM: 63%.</text:p>
            <text:p>MIPS: 7%</text:p>
            <text:p/>
            <text:p>Linux: 86%</text:p>
            <text:p>Proprietary operating systems: 7%.</text:p>
            <text:p/>
            <text:p>112 Linux kernel versions</text:p>
            <text:p/>
            <text:p>Results:</text:p>
            <text:p>38 new vulnerabilities</text:p>
            <text:p>Private RSA keys and self-signed certificates used in approximately 35,000 online devices.</text:p>
            <text:p>Several hard-coded password hashes that could be used to deduce the original passwords.</text:p>
            <text:p>Multiple Backdoors (Authorized Key Files, hardcoded telnet credentials, hardcoded admin logins, backdoor daemons)</text:p>
          </table:table-cell>
          <table:table-cell office:value-type="string" table:style-name="ce7">
            <text:p>Collecting firmware files with the help of web crawlers.</text:p>
            <text:p>Filtering the Files.</text:p>
            <text:p>Firmware identification.</text:p>
            <text:p>Password Hash Cracking.</text:p>
            <text:p>Fuzzing in order to find vulnerabilities.</text:p>
          </table:table-cell>
          <table:table-cell office:value-type="string" table:style-name="ce7">
            <text:p>Required Setup</text:p>
            <text:p>Attack Configuration</text:p>
            <text:p>Automated technique for obtaining, unpacking and analyzing firmaware images</text:p>
          </table:table-cell>
          <table:table-cell office:value-type="string" table:style-name="ce7">
            <text:p>Read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CVSS:3.0/AV:L/AC:H/PR:N/UI:N/S:U/C:H/I:L/A:N; 5,7</text:p>
          </table:table-cell>
          <table:table-cell office:value-type="float" office:value="1.44" table:style-name="ce7">
            <text:p>1,44</text:p>
          </table:table-cell>
          <table:table-cell office:value-type="string" table:style-name="ce7">
            <text:p>CWE-693, CWE-330</text:p>
          </table:table-cell>
          <table:table-cell table:number-columns-repeated="16358"/>
        </table:table-row>
        <table:table-row table:style-name="ro3">
          <table:table-cell table:style-name="ce6"/>
          <table:table-cell office:value-type="string" table:style-name="ce8">
            <text:p>Obtaining Firmware Files</text:p>
          </table:table-cell>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Internet</text:p>
          </table:table-cell>
          <table:table-cell table:style-name="ce7"/>
          <table:table-cell office:value-type="string" table:style-name="ce7">
            <text:p>Collecting firmware files with the help of web crawlers.</text:p>
          </table:table-cell>
          <table:table-cell office:value-type="string" table:style-name="ce7">
            <text:p>Required Setup</text:p>
            <text:p>Attack Configuration</text:p>
            <text:p>Automated technique for obtaining, unpacking and analyzing firmaware images</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CVSS:3.0/AV:N/AC:L/PR:N/UI:N/S:U/C:H/I:N/A:N; 7,5</text:p>
          </table:table-cell>
          <table:table-cell office:value-type="float" office:value="3.89" table:style-name="ce7">
            <text:p>3,89</text:p>
          </table:table-cell>
          <table:table-cell office:value-type="string" table:style-name="ce7">
            <text:p>CWE-693, CWE-330</text:p>
          </table:table-cell>
          <table:table-cell table:number-columns-repeated="16358"/>
        </table:table-row>
        <table:table-row table:style-name="ro3">
          <table:table-cell table:style-name="ce6"/>
          <table:table-cell table:style-name="ce8"/>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Filtering the Files.</text:p>
          </table:table-cell>
          <table:table-cell table:number-columns-repeated="3" table:style-name="ce7"/>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No vector defined</text:p>
          </table:table-cell>
          <table:table-cell office:value-type="float" office:value="0" table:style-name="ce7">
            <text:p>0</text:p>
          </table:table-cell>
          <table:table-cell office:value-type="string" table:style-name="ce7">
            <text:p>CWE-693, CWE-330</text:p>
          </table:table-cell>
          <table:table-cell table:number-columns-repeated="16358"/>
        </table:table-row>
        <table:table-row table:style-name="ro3">
          <table:table-cell table:style-name="ce6"/>
          <table:table-cell table:style-name="ce8"/>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Firmware identification.</text:p>
          </table:table-cell>
          <table:table-cell table:number-columns-repeated="3" table:style-name="ce7"/>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No vector defined</text:p>
          </table:table-cell>
          <table:table-cell office:value-type="float" office:value="0" table:style-name="ce7">
            <text:p>0</text:p>
          </table:table-cell>
          <table:table-cell office:value-type="string" table:style-name="ce7">
            <text:p>CWE-693, CWE-330</text:p>
          </table:table-cell>
          <table:table-cell table:number-columns-repeated="16358"/>
        </table:table-row>
        <table:table-row table:style-name="ro3">
          <table:table-cell table:style-name="ce6"/>
          <table:table-cell office:value-type="string" table:style-name="ce8">
            <text:p>Breaking Password Hashes</text:p>
          </table:table-cell>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Spoofing</text:p>
          </table:table-cell>
          <table:table-cell office:value-type="string" table:style-name="ce7">
            <text:p>Crypto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table:style-name="ce7"/>
          <table:table-cell office:value-type="string" table:style-name="ce7">
            <text:p>Software</text:p>
          </table:table-cell>
          <table:table-cell table:style-name="ce7"/>
          <table:table-cell office:value-type="string" table:style-name="ce7">
            <text:p>Password Hash Cracking.</text:p>
          </table:table-cell>
          <table:table-cell office:value-type="string" table:style-name="ce7">
            <text:p>Required System Knowledge</text:p>
            <text:p>Captured Data</text:p>
            <text:p>Collection of Firmware Files</text:p>
          </table:table-cell>
          <table:table-cell office:value-type="string" table:style-name="ce7">
            <text:p>Read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CVSS:3.0/AV:L/AC:L/PR:N/UI:N/S:U/C:H/I:N/A:N; 6,2</text:p>
          </table:table-cell>
          <table:table-cell office:value-type="float" office:value="2.52" table:style-name="ce7">
            <text:p>2,52</text:p>
          </table:table-cell>
          <table:table-cell office:value-type="string" table:style-name="ce7">
            <text:p>CWE-693, CWE-330</text:p>
          </table:table-cell>
          <table:table-cell table:number-columns-repeated="16358"/>
        </table:table-row>
        <table:table-row table:style-name="ro3">
          <table:table-cell table:style-name="ce6"/>
          <table:table-cell office:value-type="string" table:style-name="ce8">
            <text:p>Fuzzing Firmware files in order to identify vulnerabilities</text:p>
          </table:table-cell>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Tampering</text:p>
            <text:p>Fuzzing</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table:style-name="ce7"/>
          <table:table-cell office:value-type="string" table:style-name="ce7">
            <text:p>Software</text:p>
          </table:table-cell>
          <table:table-cell table:style-name="ce7"/>
          <table:table-cell office:value-type="string" table:style-name="ce7">
            <text:p>Fuzzing in order to find vulnerabilities.</text:p>
          </table:table-cell>
          <table:table-cell office:value-type="string" table:style-name="ce7">
            <text:p>Required System Knowledge</text:p>
            <text:p>Captured Data</text:p>
            <text:p>Collection of Firmware Files</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693, CWE-330</text:p>
          </table:table-cell>
          <table:table-cell table:number-columns-repeated="16358"/>
        </table:table-row>
        <table:table-row table:style-name="ro3">
          <table:table-cell office:value-type="string" table:style-name="ce6">
            <text:p>ID-2013-Sc-1</text:p>
          </table:table-cell>
          <table:table-cell office:value-type="string" table:style-name="ce7">
            <text:p>Position Forging in order to pretend false single vehicle position</text:p>
          </table:table-cell>
          <table:table-cell office:value-type="string" table:style-name="ce7">
            <text:p>Analysis of Attack Methods on Car-to-X Communication Using Practical Tests</text:p>
            <text:p>Schröder, H.</text:p>
          </table:table-cell>
          <table:table-cell office:value-type="float" office:value="2013" table:style-name="ce7">
            <text:p>2013</text:p>
          </table:table-cell>
          <table:table-cell office:value-type="string" table:style-name="ce7">
            <text:p>Security Evaluation</text:p>
            <text:p>Investigation of security attacks an Car-2-X communication</text:p>
          </table:table-cell>
          <table:table-cell office:value-type="string" table:style-name="ce7">
            <text:p>Tampering</text:p>
            <text:p>-</text:p>
            <text:p>Forging Attack</text:p>
          </table:table-cell>
          <table:table-cell office:value-type="string" table:style-name="ce7">
            <text:p>Wireless Attack</text:p>
          </table:table-cell>
          <table:table-cell office:value-type="string" table:style-name="ce7">
            <text:p>Simulation</text:p>
          </table:table-cell>
          <table:table-cell office:value-type="string" table:style-name="ce7">
            <text:p>Integrity</text:p>
          </table:table-cell>
          <table:table-cell office:value-type="string" table:style-name="ce7">
            <text:p>Safety</text:p>
          </table:table-cell>
          <table:table-cell office:value-type="string" table:style-name="ce7">
            <text:p>Improper Control of a Resource Through its Lifetime</text:p>
            <text:p>Authentication of the attacker if a valid certificate can be obtained</text:p>
          </table:table-cell>
          <table:table-cell office:value-type="string" table:style-name="ce7">
            <text:p>WLAN</text:p>
          </table:table-cell>
          <table:table-cell office:value-type="string" table:style-name="ce7">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7">
            <text:p>Position Forging Attack:</text:p>
            <text:p>Forge single positions.</text:p>
          </table:table-cell>
          <table:table-cell office:value-type="string" table:style-name="ce7">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Energy</text:p>
            <text:p>-</text:p>
          </table:table-cell>
          <table:table-cell office:value-type="string" table:style-name="ce7">
            <text:p>Remote</text:p>
          </table:table-cell>
          <table:table-cell office:value-type="string" table:style-name="ce7">
            <text:p>-</text:p>
            <text:p>Attack Executor is connected with a Victim Chooser which is connected to a Victim Tracker. The Attack Executor <text:s/>is also connected to a Message Generator that sends malicious messages to the victim</text:p>
          </table:table-cell>
          <table:table-cell office:value-type="string" table:style-name="ce7">
            <text:p>-</text:p>
          </table:table-cell>
          <table:table-cell office:value-type="string" table:style-name="ce7">
            <text:p>-</text:p>
          </table:table-cell>
          <table:table-cell office:value-type="string" table:style-name="ce7">
            <text:p>Software Tool</text:p>
            <text:p>Application</text:p>
            <text:p>Electronic Brake Lights Applikation</text:p>
            <text:p/>
            <text:p>Hardware Tool</text:p>
            <text:p>Laptop/PC</text:p>
          </table:table-cell>
          <table:table-cell office:value-type="string" table:style-name="ce7">
            <text:p>Keine</text:p>
          </table:table-cell>
          <table:table-cell office:value-type="string" table:style-name="ce7">
            <text:p>CVSS:3.0/AV:N/AC:H/PR:N/UI:N/S:U/C:N/I:H/A:H; 7,4</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2">
          <table:table-cell table:style-name="ce6"/>
          <table:table-cell office:value-type="string" table:style-name="ce7">
            <text:p>Position Forging in order to pretend false multiple vehicle positions</text:p>
          </table:table-cell>
          <table:table-cell office:value-type="string" table:style-name="ce7">
            <text:p>Analysis of Attack Methods on Car-to-X Communication Using Practical Tests</text:p>
            <text:p>Schröder, H.</text:p>
          </table:table-cell>
          <table:table-cell office:value-type="float" office:value="2013" table:style-name="ce7">
            <text:p>2013</text:p>
          </table:table-cell>
          <table:table-cell office:value-type="string" table:style-name="ce7">
            <text:p>Security Evaluation</text:p>
            <text:p>Investigation of security attacks an Car-2-X communication</text:p>
          </table:table-cell>
          <table:table-cell office:value-type="string" table:style-name="ce7">
            <text:p>Tampering</text:p>
            <text:p>-</text:p>
            <text:p>Forging Attack</text:p>
          </table:table-cell>
          <table:table-cell office:value-type="string" table:style-name="ce7">
            <text:p>Wireless Attack</text:p>
          </table:table-cell>
          <table:table-cell office:value-type="string" table:style-name="ce7">
            <text:p>Simulation</text:p>
          </table:table-cell>
          <table:table-cell office:value-type="string" table:style-name="ce7">
            <text:p>Integrity</text:p>
          </table:table-cell>
          <table:table-cell office:value-type="string" table:style-name="ce7">
            <text:p>Safety</text:p>
          </table:table-cell>
          <table:table-cell office:value-type="string" table:style-name="ce7">
            <text:p>Improper Control of a Resource Through its Lifetime</text:p>
            <text:p>Authentication of the attacker if a valid certificate can be obtained</text:p>
          </table:table-cell>
          <table:table-cell office:value-type="string" table:style-name="ce7">
            <text:p>WLAN</text:p>
          </table:table-cell>
          <table:table-cell table:style-name="ce7"/>
          <table:table-cell office:value-type="string" table:style-name="ce7">
            <text:p>Position Forging Attack:</text:p>
            <text:p>Forge multiple positions with different Node Ids.</text:p>
          </table:table-cell>
          <table:table-cell office:value-type="string" table:style-name="ce7">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Energy</text:p>
            <text:p>-</text:p>
          </table:table-cell>
          <table:table-cell office:value-type="string" table:style-name="ce7">
            <text:p>Remote</text:p>
          </table:table-cell>
          <table:table-cell office:value-type="string" table:style-name="ce7">
            <text:p>-</text:p>
            <text:p>Attack Executor is connected with a Victim Chooser which is connected to a Victim Tracker. The Attack Executor <text:s/>is also connected to a Message Generator that sends malicious messages to the victim</text:p>
          </table:table-cell>
          <table:table-cell office:value-type="string" table:style-name="ce7">
            <text:p>-</text:p>
          </table:table-cell>
          <table:table-cell office:value-type="string" table:style-name="ce7">
            <text:p>-</text:p>
          </table:table-cell>
          <table:table-cell office:value-type="string" table:style-name="ce7">
            <text:p>Software Tool</text:p>
            <text:p>Application</text:p>
            <text:p>Electronic Brake Lights Applikation</text:p>
            <text:p/>
            <text:p>Hardware Tool</text:p>
            <text:p>Laptop/PC</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2">
          <table:table-cell table:style-name="ce6"/>
          <table:table-cell office:value-type="string" table:style-name="ce7">
            <text:p>Position Forging in order to pretend false single vehicle movement paths</text:p>
          </table:table-cell>
          <table:table-cell office:value-type="string" table:style-name="ce7">
            <text:p>Analysis of Attack Methods on Car-to-X Communication Using Practical Tests</text:p>
            <text:p>Schröder, H.</text:p>
          </table:table-cell>
          <table:table-cell office:value-type="float" office:value="2013" table:style-name="ce7">
            <text:p>2013</text:p>
          </table:table-cell>
          <table:table-cell office:value-type="string" table:style-name="ce7">
            <text:p>Security Evaluation</text:p>
            <text:p>Investigation of security attacks an Car-2-X communication</text:p>
          </table:table-cell>
          <table:table-cell office:value-type="string" table:style-name="ce7">
            <text:p>Tampering</text:p>
            <text:p>-</text:p>
            <text:p>Forging Attack</text:p>
          </table:table-cell>
          <table:table-cell office:value-type="string" table:style-name="ce7">
            <text:p>Wireless Attack</text:p>
          </table:table-cell>
          <table:table-cell office:value-type="string" table:style-name="ce7">
            <text:p>Simulation</text:p>
          </table:table-cell>
          <table:table-cell office:value-type="string" table:style-name="ce7">
            <text:p>Integrity</text:p>
          </table:table-cell>
          <table:table-cell office:value-type="string" table:style-name="ce7">
            <text:p>Safety</text:p>
          </table:table-cell>
          <table:table-cell office:value-type="string" table:style-name="ce7">
            <text:p>Improper Control of a Resource Through its Lifetime</text:p>
            <text:p>Authentication of the attacker if a valid certificate can be obtained</text:p>
          </table:table-cell>
          <table:table-cell office:value-type="string" table:style-name="ce7">
            <text:p>WLAN</text:p>
          </table:table-cell>
          <table:table-cell table:style-name="ce7"/>
          <table:table-cell office:value-type="string" table:style-name="ce7">
            <text:p>Position Forging Attack:</text:p>
            <text:p>Forge movement path of a single Node.</text:p>
          </table:table-cell>
          <table:table-cell office:value-type="string" table:style-name="ce7">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Energy</text:p>
            <text:p>-</text:p>
          </table:table-cell>
          <table:table-cell office:value-type="string" table:style-name="ce7">
            <text:p>Remote</text:p>
          </table:table-cell>
          <table:table-cell office:value-type="string" table:style-name="ce7">
            <text:p>-</text:p>
            <text:p>Attack Executor is connected with a Victim Chooser which is connected to a Victim Tracker. The Attack Executor <text:s/>is also connected to a Message Generator that sends malicious messages to the victim</text:p>
          </table:table-cell>
          <table:table-cell office:value-type="string" table:style-name="ce7">
            <text:p>-</text:p>
          </table:table-cell>
          <table:table-cell office:value-type="string" table:style-name="ce7">
            <text:p>-</text:p>
          </table:table-cell>
          <table:table-cell office:value-type="string" table:style-name="ce7">
            <text:p>Software Tool</text:p>
            <text:p>Application</text:p>
            <text:p>Electronic Brake Lights Applikation</text:p>
            <text:p/>
            <text:p>Hardware Tool</text:p>
            <text:p>Laptop/PC</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2">
          <table:table-cell table:style-name="ce6"/>
          <table:table-cell office:value-type="string" table:style-name="ce7">
            <text:p>Position Forging in order to pretend false multiple vehicle movement paths</text:p>
          </table:table-cell>
          <table:table-cell office:value-type="string" table:style-name="ce7">
            <text:p>Analysis of Attack Methods on Car-to-X Communication Using Practical Tests</text:p>
            <text:p>Schröder, H.</text:p>
          </table:table-cell>
          <table:table-cell office:value-type="float" office:value="2013" table:style-name="ce7">
            <text:p>2013</text:p>
          </table:table-cell>
          <table:table-cell office:value-type="string" table:style-name="ce7">
            <text:p>Security Evaluation</text:p>
            <text:p>Investigation of security attacks an Car-2-X communication</text:p>
          </table:table-cell>
          <table:table-cell office:value-type="string" table:style-name="ce7">
            <text:p>Tampering</text:p>
            <text:p>-</text:p>
            <text:p>Forging Attack</text:p>
          </table:table-cell>
          <table:table-cell office:value-type="string" table:style-name="ce7">
            <text:p>Wireless Attack</text:p>
          </table:table-cell>
          <table:table-cell office:value-type="string" table:style-name="ce7">
            <text:p>Simulation</text:p>
          </table:table-cell>
          <table:table-cell office:value-type="string" table:style-name="ce7">
            <text:p>Integrity</text:p>
          </table:table-cell>
          <table:table-cell office:value-type="string" table:style-name="ce7">
            <text:p>Safety</text:p>
          </table:table-cell>
          <table:table-cell office:value-type="string" table:style-name="ce7">
            <text:p>Improper Control of a Resource Through its Lifetime</text:p>
            <text:p>Authentication of the attacker if a valid certificate can be obtained</text:p>
          </table:table-cell>
          <table:table-cell office:value-type="string" table:style-name="ce7">
            <text:p>WLAN</text:p>
          </table:table-cell>
          <table:table-cell table:style-name="ce7"/>
          <table:table-cell office:value-type="string" table:style-name="ce7">
            <text:p>Position Forging Attack:</text:p>
            <text:p>Forge multiple movement paths with different node Ids.</text:p>
          </table:table-cell>
          <table:table-cell office:value-type="string" table:style-name="ce7">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Energy</text:p>
            <text:p>-</text:p>
          </table:table-cell>
          <table:table-cell office:value-type="string" table:style-name="ce7">
            <text:p>Remote</text:p>
          </table:table-cell>
          <table:table-cell office:value-type="string" table:style-name="ce7">
            <text:p>-</text:p>
            <text:p>Attack Executor is connected with a Victim Chooser which is connected to a Victim Tracker. The Attack Executor <text:s/>is also connected to a Message Generator that sends malicious messages to the victim</text:p>
          </table:table-cell>
          <table:table-cell office:value-type="string" table:style-name="ce7">
            <text:p>-</text:p>
          </table:table-cell>
          <table:table-cell office:value-type="string" table:style-name="ce7">
            <text:p>-</text:p>
          </table:table-cell>
          <table:table-cell office:value-type="string" table:style-name="ce7">
            <text:p>Software Tool</text:p>
            <text:p>Application</text:p>
            <text:p>Electronic Brake Lights Applikation</text:p>
            <text:p/>
            <text:p>Hardware Tool</text:p>
            <text:p>Laptop/PC</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284</text:p>
          </table:table-cell>
          <table:table-cell table:number-columns-repeated="16358"/>
        </table:table-row>
        <table:table-row table:style-name="ro13">
          <table:table-cell office:value-type="string" table:style-name="ce6">
            <text:p>ID-2009-Wi-1</text:p>
          </table:table-cell>
          <table:table-cell office:value-type="string" table:style-name="ce7">
            <text:p>Eavesdropping attack on the TPM communication</text:p>
          </table:table-cell>
          <table:table-cell office:value-type="string" table:style-name="ce7">
            <text:p>Eavesdropping trusted platform module communication<text:s/></text:p>
            <text:p>J. Winter</text:p>
            <text:p>-</text:p>
            <text:p>-</text:p>
            <text:p>ETISS</text:p>
          </table:table-cell>
          <table:table-cell office:value-type="float" office:value="2009" table:style-name="ce7">
            <text:p>2009</text:p>
          </table:table-cell>
          <table:table-cell office:value-type="string" table:style-name="ce7">
            <text:p>Security Evaluation</text:p>
            <text:p>Investigation of effort required by an attacker for eavesdropping the Trusted Platformn Module communication</text:p>
          </table:table-cell>
          <table:table-cell office:value-type="string" table:style-name="ce7">
            <text:p>Information Disclosure</text:p>
            <text:p>Eavesdropping</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confidential channel between the TPM and the processor that communicates with it</text:p>
          </table:table-cell>
          <table:table-cell office:value-type="string" table:style-name="ce7">
            <text:p>ECU</text:p>
          </table:table-cell>
          <table:table-cell office:value-type="string" table:style-name="ce7">
            <text:p>Eavesdropping and monitoring the traffic of the platforms LPC bus.</text:p>
            <text:p>Revelation of the sealed secret</text:p>
          </table:table-cell>
          <table:table-cell office:value-type="string" table:style-name="ce7">
            <text:p>Building a custom LPC Bus Analyzer that is used to monitor and process the data traffic between the Host PC and the TPM. Setting up the LPC Bus Analyzer Between the PC and the TPM. (Requirement). Eavesdropping of the data traffic.</text:p>
          </table:table-cell>
          <table:table-cell office:value-type="string" table:style-name="ce7">
            <text:p>Required Access/Connection</text:p>
            <text:p>ECU</text:p>
            <text:p>Trusted Platform Module</text:p>
          </table:table-cell>
          <table:table-cell office:value-type="string" table:style-name="ce7">
            <text:p>Read (functional component)</text:p>
          </table:table-cell>
          <table:table-cell office:value-type="string" table:style-name="ce7">
            <text:p>Security Feature</text:p>
            <text:p>-</text:p>
            <text:p>TPM version 1.2 has some countermeasures against eavesdropping.</text:p>
          </table:table-cell>
          <table:table-cell office:value-type="string" table:style-name="ce7">
            <text:p>Local Physical</text:p>
          </table:table-cell>
          <table:table-cell office:value-type="string" table:style-name="ce7">
            <text:p>-</text:p>
            <text:p>LPC (Low Pin Count) Bus Analyzer is set between the Host PC (Attacker) and the TPM</text:p>
          </table:table-cell>
          <table:table-cell office:value-type="string" table:style-name="ce7">
            <text:p>-</text:p>
          </table:table-cell>
          <table:table-cell office:value-type="string" table:style-name="ce7">
            <text:p>Trusted Platform Module (TPM)</text:p>
            <text:p>Intel D845EBG desktop board with an Infineon TPM v1.1b daughterboard</text:p>
          </table:table-cell>
          <table:table-cell office:value-type="string" table:style-name="ce7">
            <text:p>Hardware Tool</text:p>
            <text:p>Evaluation Board</text:p>
            <text:p>Custom LPC Bus Analyzer: Spartan 3E Evaluation Board (Avnet, ADS-XLX-SP3E-EVL100) with Cypress FX2 (CYC68013) microcontroller and a Spartan 3E (XC3S100E) FPGA, <text:s/>100 MHz clock source, USB2.0 and 8051-compatible.</text:p>
            <text:p/>
            <text:p>Software Tool</text:p>
            <text:p>Framework</text:p>
            <text:p>FX2 firmware of the GNU Radio project</text:p>
            <text:p/>
            <text:p>Software Tool</text:p>
            <text:p>Software library</text:p>
            <text:p>libusb library</text:p>
          </table:table-cell>
          <table:table-cell office:value-type="string" table:style-name="ce7">
            <text:p>Keine</text:p>
          </table:table-cell>
          <table:table-cell office:value-type="string" table:style-name="ce7">
            <text:p>CVSS:3.0/AV:P/AC:L/PR:N/UI:N/S:U/C:H/I:N/A:N; 4,6</text:p>
          </table:table-cell>
          <table:table-cell office:value-type="float" office:value="0.91" table:style-name="ce7">
            <text:p>0,91</text:p>
          </table:table-cell>
          <table:table-cell office:value-type="string" table:style-name="ce7">
            <text:p>CWE-200</text:p>
          </table:table-cell>
          <table:table-cell table:number-columns-repeated="16358"/>
        </table:table-row>
        <table:table-row table:style-name="ro15">
          <table:table-cell office:value-type="string" table:style-name="ce6">
            <text:p>ID-2008-NL-1</text:p>
          </table:table-cell>
          <table:table-cell office:value-type="string" table:style-name="ce19">
            <text:p>Monitoring of FlexRay messages by eavesdropping of the channel and spoofing messages</text:p>
          </table:table-cell>
          <table:table-cell office:value-type="string" table:style-name="ce7">
            <text:p>A First Simulation of Attacks in the Automotive Network Protocol FlexRay</text:p>
            <text:p>D. Nilsson et al.</text:p>
            <text:p>-</text:p>
            <text:p>-</text:p>
            <text:p>CISIS'08</text:p>
          </table:table-cell>
          <table:table-cell office:value-type="float" office:value="2008" table:style-name="ce7">
            <text:p>2008</text:p>
          </table:table-cell>
          <table:table-cell office:value-type="string" table:style-name="ce7">
            <text:p>Security Evaluation</text:p>
            <text:p>Investigation of the FlexRay protocol for security attacks</text:p>
          </table:table-cell>
          <table:table-cell office:value-type="string" table:style-name="ce7">
            <text:p>Information Disclosure</text:p>
            <text:p>Eavesdropping</text:p>
          </table:table-cell>
          <table:table-cell office:value-type="string" table:style-name="ce7">
            <text:p>Software Attack</text:p>
          </table:table-cell>
          <table:table-cell office:value-type="string" table:style-name="ce7">
            <text:p>Simulation</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FlexRay has no encyption mechanism</text:p>
          </table:table-cell>
          <table:table-cell office:value-type="string" table:style-name="ce7">
            <text:p>FlexRay</text:p>
          </table:table-cell>
          <table:table-cell office:value-type="string" table:style-name="ce7">
            <text:p>All messages that are sent via FlexRay can be read along with the message.</text:p>
          </table:table-cell>
          <table:table-cell office:value-type="string" table:style-name="ce7">
            <text:p>Simulation model of a FlexRay network.</text:p>
            <text:p>Reading of the data traffic (possible for every component that has access to the network).</text:p>
            <text:p>Spoofing of messages on the bus.</text:p>
          </table:table-cell>
          <table:table-cell office:value-type="string" table:style-name="ce7">
            <text:p>Required Access/Connection</text:p>
            <text:p>FlexRay</text:p>
            <text:p>-</text:p>
          </table:table-cell>
          <table:table-cell office:value-type="string" table:style-name="ce7">
            <text:p>Read/Write (functional communication link)</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FlexRay-Bus</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s/></text:p>
            <text:p>Vector CANoe v7.0</text:p>
          </table:table-cell>
          <table:table-cell office:value-type="string" table:style-name="ce7">
            <text:p>Keine</text:p>
          </table:table-cell>
          <table:table-cell office:value-type="string" table:style-name="ce7">
            <text:p>CVSS:3.0/AV:A/AC:H/PR:N/UI:N/S:U/C:H/I:H/A:N; 6,8</text:p>
          </table:table-cell>
          <table:table-cell office:value-type="float" office:value="1.62" table:style-name="ce7">
            <text:p>1,62</text:p>
          </table:table-cell>
          <table:table-cell office:value-type="string" table:style-name="ce7">
            <text:p>CWE-200</text:p>
          </table:table-cell>
          <table:table-cell table:number-columns-repeated="16358"/>
        </table:table-row>
        <table:table-row table:style-name="ro15">
          <table:table-cell table:style-name="ce6"/>
          <table:table-cell office:value-type="string" table:style-name="ce19">
            <text:p>Monitoring of FlexRay messages by eavesdropping of the channel</text:p>
          </table:table-cell>
          <table:table-cell office:value-type="string" table:style-name="ce7">
            <text:p>A First Simulation of Attacks in the Automotive Network Protocol FlexRay</text:p>
            <text:p>D. Nilsson et al.</text:p>
            <text:p>-</text:p>
            <text:p>-</text:p>
            <text:p>CISIS'08</text:p>
          </table:table-cell>
          <table:table-cell office:value-type="float" office:value="2008" table:style-name="ce7">
            <text:p>2008</text:p>
          </table:table-cell>
          <table:table-cell office:value-type="string" table:style-name="ce7">
            <text:p>Security Evaluation</text:p>
            <text:p>Investigation of the FlexRay protocol for security attacks</text:p>
          </table:table-cell>
          <table:table-cell office:value-type="string" table:style-name="ce7">
            <text:p>Information Disclosure</text:p>
            <text:p>Eavesdropping</text:p>
          </table:table-cell>
          <table:table-cell office:value-type="string" table:style-name="ce7">
            <text:p>Bus Attack</text:p>
          </table:table-cell>
          <table:table-cell office:value-type="string" table:style-name="ce7">
            <text:p>Simulation</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FlexRay has no authentication mechanism</text:p>
          </table:table-cell>
          <table:table-cell office:value-type="string" table:style-name="ce7">
            <text:p>FlexRay</text:p>
          </table:table-cell>
          <table:table-cell office:value-type="string" table:style-name="ce7">
            <text:p>Messages can be read</text:p>
          </table:table-cell>
          <table:table-cell office:value-type="string" table:style-name="ce7">
            <text:p>Simulation model of a FlexRay network.</text:p>
            <text:p>Reading of the data traffic (possible for every component that has access to the network).</text:p>
          </table:table-cell>
          <table:table-cell office:value-type="string" table:style-name="ce7">
            <text:p>Required Access/Connection</text:p>
            <text:p>FlexRay</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FlexRay-Bus</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s/></text:p>
            <text:p>Vector CANoe v7.0</text:p>
          </table:table-cell>
          <table:table-cell office:value-type="string" table:style-name="ce7">
            <text:p>Keine</text:p>
          </table:table-cell>
          <table:table-cell office:value-type="string" table:style-name="ce7">
            <text:p>CVSS:3.0/AV:A/AC:H/PR:N/UI:N/S:U/C:H/I:N/A:N; 5,3</text:p>
          </table:table-cell>
          <table:table-cell office:value-type="float" office:value="1.62" table:style-name="ce7">
            <text:p>1,62</text:p>
          </table:table-cell>
          <table:table-cell office:value-type="string" table:style-name="ce7">
            <text:p>CWE-284</text:p>
          </table:table-cell>
          <table:table-cell table:number-columns-repeated="16358"/>
        </table:table-row>
        <table:table-row table:style-name="ro15">
          <table:table-cell office:value-type="string" table:style-name="ce6">
            <text:p>ID-2008-NL-2</text:p>
          </table:table-cell>
          <table:table-cell office:value-type="string" table:style-name="ce19">
            <text:p>Spoofing of FlexRay messages</text:p>
          </table:table-cell>
          <table:table-cell office:value-type="string" table:style-name="ce7">
            <text:p>A First Simulation of Attacks in the Automotive Network Protocol FlexRay</text:p>
            <text:p>D. Nilsson et al.</text:p>
            <text:p>-</text:p>
            <text:p>-</text:p>
            <text:p>CISIS'08</text:p>
          </table:table-cell>
          <table:table-cell office:value-type="float" office:value="2008" table:style-name="ce7">
            <text:p>2008</text:p>
          </table:table-cell>
          <table:table-cell office:value-type="string" table:style-name="ce7">
            <text:p>Security Evaluation</text:p>
            <text:p>Investigation of the FlexRay protocol for security attacks</text:p>
          </table:table-cell>
          <table:table-cell office:value-type="string" table:style-name="ce7">
            <text:p>Spoofing</text:p>
          </table:table-cell>
          <table:table-cell office:value-type="string" table:style-name="ce7">
            <text:p>Bus Attack</text:p>
          </table:table-cell>
          <table:table-cell office:value-type="string" table:style-name="ce7">
            <text:p>Simulation</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FlexRay has no authentication mechanism</text:p>
          </table:table-cell>
          <table:table-cell office:value-type="string" table:style-name="ce7">
            <text:p>FlexRay</text:p>
          </table:table-cell>
          <table:table-cell office:value-type="string" table:style-name="ce7">
            <text:p>Messages can be spoofed onto the bus. Example: Activating the rear brake lights</text:p>
          </table:table-cell>
          <table:table-cell office:value-type="string" table:style-name="ce7">
            <text:p>Spoofing of messages on the bus.</text:p>
          </table:table-cell>
          <table:table-cell office:value-type="string" table:style-name="ce7">
            <text:p>Required Access/Connection</text:p>
            <text:p>FlexRay</text:p>
            <text:p>-</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Local Network</text:p>
          </table:table-cell>
          <table:table-cell office:value-type="string" table:style-name="ce7">
            <text:p>-</text:p>
            <text:p>FlexRay-Bus</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s/></text:p>
            <text:p>Vector CANoe v7.0</text:p>
          </table:table-cell>
          <table:table-cell office:value-type="string" table:style-name="ce7">
            <text:p>Keine</text:p>
          </table:table-cell>
          <table:table-cell office:value-type="string" table:style-name="ce7">
            <text:p>CVSS:3.0/AV:A/AC:H/PR:N/UI:N/S:U/C:N/I:H/A:N; 5,3</text:p>
          </table:table-cell>
          <table:table-cell office:value-type="float" office:value="1.62" table:style-name="ce7">
            <text:p>1,62</text:p>
          </table:table-cell>
          <table:table-cell office:value-type="string" table:style-name="ce7">
            <text:p>CWE-284</text:p>
          </table:table-cell>
          <table:table-cell table:number-columns-repeated="16358"/>
        </table:table-row>
        <table:table-row table:style-name="ro3">
          <table:table-cell office:value-type="string" table:style-name="ce6">
            <text:p>ID-2018-SB-1</text:p>
          </table:table-cell>
          <table:table-cell office:value-type="string" table:style-name="ce8">
            <text:p>Misleading the traffic sign recognition by using fake traffic signs and adversarial examples</text:p>
          </table:table-cell>
          <table:table-cell office:value-type="string" table:style-name="ce7">
            <text:p>DARTS: Deceiving Autonomous Cars with Toxic Signs</text:p>
            <text:p>Sitawarin, C. et. Al.</text:p>
          </table:table-cell>
          <table:table-cell office:value-type="float" office:value="2018" table:style-name="ce7">
            <text:p>2018</text:p>
          </table:table-cell>
          <table:table-cell office:value-type="string" table:style-name="ce7">
            <text:p>Security Evaluation</text:p>
            <text:p>Investigation of realistic attacks against sign detection systerms in autonomous vehicles</text:p>
          </table:table-cell>
          <table:table-cell office:value-type="string" table:style-name="ce7">
            <text:p>Tampering</text:p>
            <text:p>Adversarial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Weak robustness of the AI algorithm against adversarial examples</text:p>
          </table:table-cell>
          <table:table-cell office:value-type="string" table:style-name="ce7">
            <text:p>Camera</text:p>
          </table:table-cell>
          <table:table-cell office:value-type="string" table:style-name="ce7">
            <text:p>Virtual white box attacks:</text:p>
            <text:p>Sign Embedding and Adversarial Traffic Sign Attacks achieved a success rate of up to 90%.</text:p>
            <text:p/>
            <text:p>Virtual black box attacks:</text:p>
            <text:p>Success rate has decreased significantly.</text:p>
            <text:p/>
            <text:p>Real World Tests (Drive-By-Tests):</text:p>
            <text:p>White-Box -&gt; Adversarial Traffic Sign Attack 92.82 %, logo attack 52.50 %, custom sign attack 96.51 %.</text:p>
            <text:p>Black box -&gt; Adversarial traffic sign attack 96.68 %, logo attack 0.00 % (32.73 % with other logo), custom sign attack 97.71 %.</text:p>
            <text:p>Lenticular Printing Black-Box -&gt; Camera classified the signs depending on the angle always differently</text:p>
          </table:table-cell>
          <table:table-cell office:value-type="string" table:style-name="ce7">
            <text:p>Sign-Embedding Attack: Classifies advertising logos or the like as traffic signs or classifies a traffic sign designed by the attacker.</text:p>
          </table:table-cell>
          <table:table-cell office:value-type="string" table:style-name="ce7">
            <text:p>Organisational Requirement</text:p>
            <text:p>Equipment</text:p>
            <text:p>Traffic sign</text:p>
            <text:p/>
            <text:p>Required System Knowledge</text:p>
            <text:p>Information</text:p>
            <text:p>Data neccessary for white-box attack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Camera transmitts recorded video to Detector. Detector transmitts data to Classifier (Multiscale CNN)</text:p>
          </table:table-cell>
          <table:table-cell office:value-type="string" table:style-name="ce7">
            <text:p>-</text:p>
          </table:table-cell>
          <table:table-cell office:value-type="string" table:style-name="ce7">
            <text:p>Artificial Intelligence Platform</text:p>
            <text:p>GPU Cluster with 8 NVIDIA Tesla P100 GPUs, 16 GB Speicher each, without GPU parallelisation</text:p>
          </table:table-cell>
          <table:table-cell office:value-type="string" table:style-name="ce7">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8">
          <table:table-cell table:style-name="ce6"/>
          <table:table-cell office:value-type="string" table:style-name="ce8">
            <text:p>Altering traffic signs to mislead autonomous vehicle functions</text:p>
          </table:table-cell>
          <table:table-cell office:value-type="string" table:style-name="ce7">
            <text:p>DARTS: Deceiving Autonomous Cars with Toxic Signs</text:p>
            <text:p>Sitawarin, C. et. Al.</text:p>
          </table:table-cell>
          <table:table-cell office:value-type="float" office:value="2018" table:style-name="ce7">
            <text:p>2018</text:p>
          </table:table-cell>
          <table:table-cell office:value-type="string" table:style-name="ce7">
            <text:p>Security Evaluation</text:p>
            <text:p>Investigation of realistic attacks against sign detection systerms in autonomous vehicles</text:p>
          </table:table-cell>
          <table:table-cell office:value-type="string" table:style-name="ce7">
            <text:p>Tampering</text:p>
            <text:p>Adversarial Attack</text:p>
            <text:p>Adversarial Traffic Sign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Weak robustness of the AI algorithm against adversarial examples</text:p>
          </table:table-cell>
          <table:table-cell office:value-type="string" table:style-name="ce7">
            <text:p>Camera</text:p>
          </table:table-cell>
          <table:table-cell table:style-name="ce7"/>
          <table:table-cell office:value-type="string" table:style-name="ce7">
            <text:p>Adversarial Traffic Sign Attack:</text:p>
            <text:p>An existing sign is hardly perceptibly altered so that the vehicle classifies it as another sign.</text:p>
          </table:table-cell>
          <table:table-cell office:value-type="string" table:style-name="ce7">
            <text:p>Organisational Requirement</text:p>
            <text:p>Equipment</text:p>
            <text:p>Traffic sign</text:p>
            <text:p/>
            <text:p>Required System Knowledge</text:p>
            <text:p>Information</text:p>
            <text:p>Data neccessary for white-box attack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Camera transmitts recorded video to Detector. Detector transmitts data to Classifier (Multiscale CNN)</text:p>
          </table:table-cell>
          <table:table-cell office:value-type="string" table:style-name="ce7">
            <text:p>-</text:p>
          </table:table-cell>
          <table:table-cell office:value-type="string" table:style-name="ce7">
            <text:p>Artificial Intelligence Platform</text:p>
            <text:p>GPU Cluster with 8 NVIDIA Tesla P100 GPUs, 16 GB Speicher each, without GPU parallelisation</text:p>
          </table:table-cell>
          <table:table-cell office:value-type="string" table:style-name="ce7">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8">
          <table:table-cell table:style-name="ce6"/>
          <table:table-cell office:value-type="string" table:style-name="ce8">
            <text:p>Altering traffic signs with lenticular printing technique</text:p>
          </table:table-cell>
          <table:table-cell office:value-type="string" table:style-name="ce7">
            <text:p>DARTS: Deceiving Autonomous Cars with Toxic Signs</text:p>
            <text:p>Sitawarin, C. et. Al.</text:p>
          </table:table-cell>
          <table:table-cell office:value-type="float" office:value="2018" table:style-name="ce7">
            <text:p>2018</text:p>
          </table:table-cell>
          <table:table-cell office:value-type="string" table:style-name="ce7">
            <text:p>Security Evaluation</text:p>
            <text:p>Investigation of realistic attacks against sign detection systerms in autonomous vehicles</text:p>
          </table:table-cell>
          <table:table-cell office:value-type="string" table:style-name="ce7">
            <text:p>Tampering</text:p>
            <text:p>Adversarial Attack</text:p>
            <text:p>Lenticular Printing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Weak robustness of the AI algorithm against adversarial examples</text:p>
          </table:table-cell>
          <table:table-cell office:value-type="string" table:style-name="ce7">
            <text:p>Camera</text:p>
          </table:table-cell>
          <table:table-cell table:style-name="ce7"/>
          <table:table-cell office:value-type="string" table:style-name="ce7">
            <text:p>Lenticular Printing Attack:</text:p>
            <text:p>Creates an image that looks different depending on the viewing angle of the image by nesting several different images together.</text:p>
          </table:table-cell>
          <table:table-cell office:value-type="string" table:style-name="ce7">
            <text:p>Organisational Requirement</text:p>
            <text:p>Equipment</text:p>
            <text:p>Traffic sign</text:p>
            <text:p/>
            <text:p>Required System Knowledge</text:p>
            <text:p>Information</text:p>
            <text:p>Data neccessary for white-box attacks</text:p>
          </table:table-cell>
          <table:table-cell office:value-type="string" table:style-name="ce7">
            <text:p>Execute (functional component)</text:p>
          </table:table-cell>
          <table:table-cell office:value-type="string" table:style-name="ce7">
            <text:p>-</text:p>
            <text:p>-</text:p>
            <text:p>-</text:p>
          </table:table-cell>
          <table:table-cell office:value-type="string" table:style-name="ce7">
            <text:p>Remote</text:p>
          </table:table-cell>
          <table:table-cell office:value-type="string" table:style-name="ce7">
            <text:p>-</text:p>
            <text:p>Camera transmitts recorded video to Detector. Detector transmitts data to Classifier (Multiscale CNN)</text:p>
          </table:table-cell>
          <table:table-cell office:value-type="string" table:style-name="ce7">
            <text:p>-</text:p>
          </table:table-cell>
          <table:table-cell office:value-type="string" table:style-name="ce7">
            <text:p>Artificial Intelligence Platform</text:p>
            <text:p>GPU Cluster with 8 NVIDIA Tesla P100 GPUs, 16 GB Speicher each, without GPU parallelisation</text:p>
          </table:table-cell>
          <table:table-cell office:value-type="string" table:style-name="ce7">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3">
          <table:table-cell office:value-type="string" table:style-name="ce6">
            <text:p>ID-2017-HP-1</text:p>
          </table:table-cell>
          <table:table-cell office:value-type="string" table:style-name="ce8">
            <text:p>Misleading deep reinforcement learning algorithms by using adversarial examples in black box and white box scenarios</text:p>
          </table:table-cell>
          <table:table-cell office:value-type="string" table:style-name="ce7">
            <text:p>Adversarial Attacks on Neural Network Policies</text:p>
            <text:p>Huang, S. et Al.</text:p>
          </table:table-cell>
          <table:table-cell office:value-type="float" office:value="2017" table:style-name="ce7">
            <text:p>2017</text:p>
          </table:table-cell>
          <table:table-cell office:value-type="string" table:style-name="ce7">
            <text:p>Security Evaluation</text:p>
            <text:p>Investigation of the effectivity of adversarial examples on deep reinforcement learning algorithms during training</text:p>
          </table:table-cell>
          <table:table-cell office:value-type="string" table:style-name="ce7">
            <text:p>Tampering</text:p>
            <text:p>Adversarial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3C, TRPO and DQN are susceptible to pertubations</text:p>
          </table:table-cell>
          <table:table-cell office:value-type="string" table:style-name="ce7">
            <text:p>Software</text:p>
          </table:table-cell>
          <table:table-cell office:value-type="string" table:style-name="ce7">
            <text:p>White box:</text:p>
            <text:p>Policy performance is already reduced by small disturbances, which were fed as input.</text:p>
            <text:p/>
            <text:p>Black box:</text:p>
            <text:p>The less the attacker knows about the policy, the less impact an attack will have. The policy performance could nevertheless be reduced.</text:p>
          </table:table-cell>
          <table:table-cell office:value-type="string" table:style-name="ce7">
            <text:p>white-box und black-box Szenario. (2 verschiedene Richtlinien), 3 Deep Reinforcement Learning Algorithmen: A3C, TRPO, DQN, DQN.</text:p>
            <text:p>Application of the Fast Gradient Sign Method (FGSM) to generate adversarial examples in the context of computer vision classification.</text:p>
            <text:p>Evaluation on 4 Atari 2600 games (Chopper Commadn, Pong, Seaquest, Space Invaders) in the Arcade learning environment.</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Size of pertubation intended to make attack less noticeable to the human observer</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 Reinforcement Learning algorithms: A3C</text:p>
            <text:p/>
            <text:p>Software Tool</text:p>
            <text:p>Algorithm</text:p>
            <text:p>Deep Reinforcement Learning algorithms: TRPO</text:p>
            <text:p/>
            <text:p>Software Tool</text:p>
            <text:p>Algorithm</text:p>
            <text:p>Deep Reinforcement Learning algorithms: DQN</text:p>
            <text:p/>
            <text:p>Software Tool</text:p>
            <text:p>Application</text:p>
            <text:p>Arcade Learning Environment</text:p>
            <text:p>Atari 2600 Game: Chopper Command<text:s/></text:p>
            <text:p/>
            <text:p>Software Tool</text:p>
            <text:p>Application</text:p>
            <text:p>Arcade Learning Environment</text:p>
            <text:p>Atari 2600 Game: Pong</text:p>
            <text:p/>
            <text:p>Software Tool</text:p>
            <text:p>Application</text:p>
            <text:p>Arcade Learning Environment</text:p>
            <text:p>Atari 2600 Game: Seaquest</text:p>
            <text:p/>
            <text:p>Software Tool</text:p>
            <text:p>Application</text:p>
            <text:p>Arcade Learning Environment</text:p>
            <text:p>Atari 2600 Game: Space Invaders</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3">
          <table:table-cell table:style-name="ce6"/>
          <table:table-cell table:style-name="ce8"/>
          <table:table-cell office:value-type="string" table:style-name="ce7">
            <text:p>Adversarial Attacks on Neural Network Policies</text:p>
            <text:p>Huang, S. et Al.</text:p>
          </table:table-cell>
          <table:table-cell office:value-type="float" office:value="2017" table:style-name="ce7">
            <text:p>2017</text:p>
          </table:table-cell>
          <table:table-cell office:value-type="string" table:style-name="ce7">
            <text:p>Security Evaluation</text:p>
            <text:p>Investigation of the effectivity of adversarial examples on deep reinforcement learning algorithms during training</text:p>
          </table:table-cell>
          <table:table-cell office:value-type="string" table:style-name="ce7">
            <text:p>Tampering</text:p>
            <text:p>Adversarial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3C, TRPO and DQN are susceptible to pertubations</text:p>
          </table:table-cell>
          <table:table-cell office:value-type="string" table:style-name="ce7">
            <text:p>Software</text:p>
          </table:table-cell>
          <table:table-cell table:style-name="ce7"/>
          <table:table-cell office:value-type="string" table:style-name="ce7">
            <text:p>white-box und black-box Szenario. (2 verschiedene Richtlinien), 3 Deep Reinforcement Learning Algorithmen: A3C, TRPO, DQN, DQN.</text:p>
            <text:p>Application of the Fast Gradient Sign Method (FGSM) to generate adversarial examples in the context of computer vision classification.</text:p>
          </table:table-cell>
          <table:table-cell table:number-columns-repeated="3" table:style-name="ce7"/>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 Reinforcement Learning algorithms: A3C</text:p>
            <text:p/>
            <text:p>Software Tool</text:p>
            <text:p>Algorithm</text:p>
            <text:p>Deep Reinforcement Learning algorithms: TRPO</text:p>
            <text:p/>
            <text:p>Software Tool</text:p>
            <text:p>Algorithm</text:p>
            <text:p>Deep Reinforcement Learning algorithms: DQN</text:p>
            <text:p/>
            <text:p>Software Tool</text:p>
            <text:p>Application</text:p>
            <text:p>Arcade Learning Environment</text:p>
            <text:p>Atari 2600 Game: Chopper Command<text:s/></text:p>
            <text:p/>
            <text:p>Software Tool</text:p>
            <text:p>Application</text:p>
            <text:p>Arcade Learning Environment</text:p>
            <text:p>Atari 2600 Game: Pong</text:p>
            <text:p/>
            <text:p>Software Tool</text:p>
            <text:p>Application</text:p>
            <text:p>Arcade Learning Environment</text:p>
            <text:p>Atari 2600 Game: Seaquest</text:p>
            <text:p/>
            <text:p>Software Tool</text:p>
            <text:p>Application</text:p>
            <text:p>Arcade Learning Environment</text:p>
            <text:p>Atari 2600 Game: Space Invaders</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3">
          <table:table-cell table:style-name="ce6"/>
          <table:table-cell office:value-type="string" table:style-name="ce8">
            <text:p>Misleading deep reinforcement learning algorithms by using adversarial examples</text:p>
          </table:table-cell>
          <table:table-cell office:value-type="string" table:style-name="ce7">
            <text:p>Adversarial Attacks on Neural Network Policies</text:p>
            <text:p>Huang, S. et Al.</text:p>
          </table:table-cell>
          <table:table-cell office:value-type="float" office:value="2017" table:style-name="ce7">
            <text:p>2017</text:p>
          </table:table-cell>
          <table:table-cell office:value-type="string" table:style-name="ce7">
            <text:p>Security Evaluation</text:p>
            <text:p>Investigation of the effectivity of adversarial examples on deep reinforcement learning algorithms during training</text:p>
          </table:table-cell>
          <table:table-cell office:value-type="string" table:style-name="ce7">
            <text:p>Tampering</text:p>
            <text:p>Adversarial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3C, TRPO and DQN are susceptible to pertubations</text:p>
          </table:table-cell>
          <table:table-cell office:value-type="string" table:style-name="ce7">
            <text:p>Software</text:p>
          </table:table-cell>
          <table:table-cell office:value-type="string" table:style-name="ce7">
            <text:p>White box:</text:p>
            <text:p>Policy performance is already reduced by small disturbances, which were fed as input.</text:p>
            <text:p/>
            <text:p>Black box:</text:p>
            <text:p>The less the attacker knows about the policy, the less impact an attack will have. The policy performance could nevertheless be reduced.</text:p>
          </table:table-cell>
          <table:table-cell office:value-type="string" table:style-name="ce7">
            <text:p>Evaluation on 4 Atari 2600 games (Chopper Commadn, Pong, Seaquest, Space Invaders) in the Arcade learning environment.</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Size of pertubation intended to make attack less noticeable to the human observer</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 Reinforcement Learning algorithms: A3C</text:p>
            <text:p/>
            <text:p>Software Tool</text:p>
            <text:p>Algorithm</text:p>
            <text:p>Deep Reinforcement Learning algorithms: TRPO</text:p>
            <text:p/>
            <text:p>Software Tool</text:p>
            <text:p>Algorithm</text:p>
            <text:p>Deep Reinforcement Learning algorithms: DQN</text:p>
            <text:p/>
            <text:p>Software Tool</text:p>
            <text:p>Application</text:p>
            <text:p>Arcade Learning Environment</text:p>
            <text:p>Atari 2600 Game: Chopper Command<text:s/></text:p>
            <text:p/>
            <text:p>Software Tool</text:p>
            <text:p>Application</text:p>
            <text:p>Arcade Learning Environment</text:p>
            <text:p>Atari 2600 Game: Pong</text:p>
            <text:p/>
            <text:p>Software Tool</text:p>
            <text:p>Application</text:p>
            <text:p>Arcade Learning Environment</text:p>
            <text:p>Atari 2600 Game: Seaquest</text:p>
            <text:p/>
            <text:p>Software Tool</text:p>
            <text:p>Application</text:p>
            <text:p>Arcade Learning Environment</text:p>
            <text:p>Atari 2600 Game: Space Invaders</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11">
          <table:table-cell office:value-type="string" table:style-name="ce6">
            <text:p>ID-2017-LS-1</text:p>
          </table:table-cell>
          <table:table-cell office:value-type="string" table:style-name="ce8">
            <text:p>Misleading detector by using adversarial examples</text:p>
          </table:table-cell>
          <table:table-cell office:value-type="string" table:style-name="ce7">
            <text:p>Adversarial Examples that Fool Detectors</text:p>
            <text:p>Lu, J.</text:p>
          </table:table-cell>
          <table:table-cell office:value-type="float" office:value="2017" table:style-name="ce7">
            <text:p>2017</text:p>
          </table:table-cell>
          <table:table-cell office:value-type="string" table:style-name="ce7">
            <text:p>Security Evaluation</text:p>
            <text:p>Investigation of attacks against detectors in Neural Networks</text:p>
          </table:table-cell>
          <table:table-cell office:value-type="string" table:style-name="ce7">
            <text:p>Tampering</text:p>
            <text:p>Adversarial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Detectors vulnerable against pertubations</text:p>
          </table:table-cell>
          <table:table-cell office:value-type="string" table:style-name="ce7">
            <text:p>Camera</text:p>
          </table:table-cell>
          <table:table-cell office:value-type="string" table:style-name="ce7">
            <text:p>Small pertubations could mislead the Detector.</text:p>
            <text:p>Successful attacks on Faster RCNN (can be generalized to YOLO 9000)</text:p>
            <text:p>Successful attacks with large pertubations (can be transferred to the real world)</text:p>
            <text:p>Simple defense mechanisms cannot detect adversarial attacks</text:p>
          </table:table-cell>
          <table:table-cell office:value-type="string" table:style-name="ce7">
            <text:p>Generation of adversarial examples in order to attack stop sign recognition</text:p>
            <text:p>and face recognition.</text:p>
            <text:p>Misleading the detector of traffic sign and face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Large Pertubations neccessary</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Camera<text:s/></text:p>
            <text:p>Panasonic HC-V700M HD Camera</text:p>
            <text:p/>
            <text:p>Camera<text:s/></text:p>
            <text:p>Sony a7 Camera</text:p>
          </table:table-cell>
          <table:table-cell office:value-type="string" table:style-name="ce7">
            <text:p>Software Tool</text:p>
            <text:p>Algorithm</text:p>
            <text:p>Faster RCNN</text:p>
            <text:p/>
            <text:p>Software Tool</text:p>
            <text:p>Algorithm</text:p>
            <text:p>YOLO 9000</text:p>
            <text:p/>
            <text:p>Software Tool</text:p>
            <text:p>Dataset</text:p>
            <text:p>FaceWarehouse</text:p>
            <text:p/>
            <text:p>Software Tool</text:p>
            <text:p>Software Library</text:p>
            <text:p>FaceTracker</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21">
          <table:table-cell table:style-name="ce6"/>
          <table:table-cell table:style-name="ce8"/>
          <table:table-cell office:value-type="string" table:style-name="ce7">
            <text:p>Adversarial Examples that Fool Detectors</text:p>
            <text:p>Lu, J.</text:p>
          </table:table-cell>
          <table:table-cell office:value-type="float" office:value="2017" table:style-name="ce7">
            <text:p>2017</text:p>
          </table:table-cell>
          <table:table-cell office:value-type="string" table:style-name="ce7">
            <text:p>Security Evaluation</text:p>
            <text:p>Investigation of attacks against detectors in Neural Networks</text:p>
          </table:table-cell>
          <table:table-cell office:value-type="string" table:style-name="ce7">
            <text:p>Tampering</text:p>
          </table:table-cell>
          <table:table-cell table:style-name="ce7"/>
          <table:table-cell office:value-type="string" table:style-name="ce7">
            <text:p>Real Attack</text:p>
          </table:table-cell>
          <table:table-cell office:value-type="string" table:style-name="ce7">
            <text:p>Integrity</text:p>
          </table:table-cell>
          <table:table-cell table:number-columns-repeated="4" table:style-name="ce7"/>
          <table:table-cell office:value-type="string" table:style-name="ce7">
            <text:p>Generation of adversarial examples in order to attack stop sign recognition</text:p>
            <text:p>and face recognition.</text:p>
          </table:table-cell>
          <table:table-cell table:number-columns-repeated="3" table:style-name="ce7"/>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Camera<text:s/></text:p>
            <text:p>Panasonic HC-V700M HD Camera</text:p>
            <text:p/>
            <text:p>Camera<text:s/></text:p>
            <text:p>Sony a7 Camera</text:p>
          </table:table-cell>
          <table:table-cell office:value-type="string" table:style-name="ce7">
            <text:p>Software Tool</text:p>
            <text:p>Algorithm</text:p>
            <text:p>Faster RCNN</text:p>
            <text:p/>
            <text:p>Software Tool</text:p>
            <text:p>Algorithm</text:p>
            <text:p>YOLO 9000</text:p>
            <text:p/>
            <text:p>Software Tool</text:p>
            <text:p>Dataset</text:p>
            <text:p>FaceWarehouse</text:p>
            <text:p/>
            <text:p>Software Tool</text:p>
            <text:p>Software Library</text:p>
            <text:p>FaceTrack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11">
          <table:table-cell table:style-name="ce6"/>
          <table:table-cell office:value-type="string" table:style-name="ce8">
            <text:p>Misleading detector by using adversarial examples</text:p>
          </table:table-cell>
          <table:table-cell office:value-type="string" table:style-name="ce7">
            <text:p>Adversarial Examples that Fool Detectors</text:p>
            <text:p>Lu, J.</text:p>
          </table:table-cell>
          <table:table-cell office:value-type="float" office:value="2017" table:style-name="ce7">
            <text:p>2017</text:p>
          </table:table-cell>
          <table:table-cell office:value-type="string" table:style-name="ce7">
            <text:p>Security Evaluation</text:p>
            <text:p>Investigation of attacks against detectors in Neural Networks</text:p>
          </table:table-cell>
          <table:table-cell office:value-type="string" table:style-name="ce7">
            <text:p>Tampering</text:p>
            <text:p>Adversarial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Detectors vulnerable against pertubations</text:p>
          </table:table-cell>
          <table:table-cell office:value-type="string" table:style-name="ce7">
            <text:p>Camera</text:p>
          </table:table-cell>
          <table:table-cell office:value-type="string" table:style-name="ce7">
            <text:p>Small pertubations could mislead the Detector.</text:p>
            <text:p>Successful attacks on Faster RCNN (can be generalized to YOLO 9000)</text:p>
            <text:p>Successful attacks with large pertubations (can be transferred to the real world)</text:p>
            <text:p>Simple defense mechanisms cannot detect adversarial attacks</text:p>
          </table:table-cell>
          <table:table-cell office:value-type="string" table:style-name="ce7">
            <text:p>Misleading the detector of traffic sign and face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Large Pertubations neccessary</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Camera<text:s/></text:p>
            <text:p>Panasonic HC-V700M HD Camera</text:p>
            <text:p/>
            <text:p>Camera<text:s/></text:p>
            <text:p>Sony a7 Camera</text:p>
          </table:table-cell>
          <table:table-cell office:value-type="string" table:style-name="ce7">
            <text:p>Software Tool</text:p>
            <text:p>Algorithm</text:p>
            <text:p>Faster RCNN</text:p>
            <text:p/>
            <text:p>Software Tool</text:p>
            <text:p>Algorithm</text:p>
            <text:p>YOLO 9000</text:p>
            <text:p/>
            <text:p>Software Tool</text:p>
            <text:p>Dataset</text:p>
            <text:p>FaceWarehouse</text:p>
            <text:p/>
            <text:p>Software Tool</text:p>
            <text:p>Software Library</text:p>
            <text:p>FaceTracker</text:p>
          </table:table-cell>
          <table:table-cell office:value-type="string" table:style-name="ce7">
            <text:p>Keine</text:p>
          </table:table-cell>
          <table:table-cell office:value-type="string" table:style-name="ce7">
            <text:p>CVSS:3.0/AV:N/AC:H/PR:N/UI:N/S:U/C:N/I:H/A:N; 5,9</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3">
          <table:table-cell office:value-type="string" table:style-name="ce6">
            <text:p>ID-2016-LC-1</text:p>
          </table:table-cell>
          <table:table-cell office:value-type="string" table:style-name="ce8">
            <text:p>non-targeted and targeted attacks with adversarial examples</text:p>
          </table:table-cell>
          <table:table-cell office:value-type="string" table:style-name="ce7">
            <text:p>Delving into Transferable Adversarial Examples and Black-Box Attacks</text:p>
            <text:p>Liu, Y.</text:p>
          </table:table-cell>
          <table:table-cell office:value-type="float" office:value="2016" table:style-name="ce7">
            <text:p>2016</text:p>
          </table:table-cell>
          <table:table-cell office:value-type="string" table:style-name="ce7">
            <text:p>Security Evaluation</text:p>
            <text:p>Investigation of the transferability of adversarial instance generation strategies on different models</text:p>
          </table:table-cell>
          <table:table-cell office:value-type="string" table:style-name="ce7">
            <text:p>Tampering</text:p>
            <text:p>Adversarial Attack</text:p>
            <text:p>Non-Targeted Attack</text:p>
            <text:p/>
            <text:p>Tampering</text:p>
            <text:p>Adversarial Attack</text:p>
            <text:p>Targeted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Non-targeted:</text:p>
            <text:p>Optimization-based -&gt; many adversarial images could be transferred to other models</text:p>
            <text:p>Fast Gradient -&gt; High transferability<text:s/></text:p>
            <text:p/>
            <text:p>Targeted:</text:p>
            <text:p>Optimization-based -&gt; hardly transferability possible</text:p>
            <text:p>Fast Dradient -&gt; Hardly transferability possible</text:p>
            <text:p/>
            <text:p>Real worls attack:</text:p>
            <text:p>Adversarial Examples for Clarifai.</text:p>
            <text:p>For non-targeted there is a high transferability, for targeted there is medium transferability (50-70%).</text:p>
          </table:table-cell>
          <table:table-cell office:value-type="string" table:style-name="ce7">
            <text:p>Generation of targeted and non-targeted adversarial examples in one network and evaluation on another network.</text:p>
            <text:p>Misleading the image classification network Clarifai.com.</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the region that each model can predict the image correctly</text:p>
            <text:p>is limited to the central area.</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3">
          <table:table-cell table:style-name="ce6"/>
          <table:table-cell office:value-type="string" table:style-name="ce8">
            <text:p>Misleading image classification network with non-targeted attack</text:p>
          </table:table-cell>
          <table:table-cell office:value-type="string" table:style-name="ce7">
            <text:p>Delving into Transferable Adversarial Examples and Black-Box Attacks</text:p>
            <text:p>Liu, Y.</text:p>
          </table:table-cell>
          <table:table-cell office:value-type="float" office:value="2016" table:style-name="ce7">
            <text:p>2016</text:p>
          </table:table-cell>
          <table:table-cell office:value-type="string" table:style-name="ce7">
            <text:p>Security Evaluation</text:p>
            <text:p>Investigation of the transferability of adversarial instance generation strategies on different models</text:p>
          </table:table-cell>
          <table:table-cell office:value-type="string" table:style-name="ce7">
            <text:p>Tampering</text:p>
            <text:p>Adversarial Attack</text:p>
            <text:p>Non-Targeted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Non-targeted:</text:p>
            <text:p>Optimization-based -&gt; many adversarial images could be transferred to other models</text:p>
            <text:p>Fast Gradient -&gt; High transferability<text:s/></text:p>
            <text:p/>
            <text:p>Real worls attack:</text:p>
            <text:p>Adversarial Examples for Clarifai.</text:p>
            <text:p>For non-targeted there is a high transferability, for targeted there is medium transferability (50-70%).</text:p>
          </table:table-cell>
          <table:table-cell office:value-type="string" table:style-name="ce7">
            <text:p>Misleading the image classification network Clarifai.com.</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the region that each model can predict the image correctly</text:p>
            <text:p>is limited to the central area.</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3">
          <table:table-cell table:style-name="ce6"/>
          <table:table-cell office:value-type="string" table:style-name="ce8">
            <text:p>Misleading image classification network with targeted attack</text:p>
          </table:table-cell>
          <table:table-cell office:value-type="string" table:style-name="ce7">
            <text:p>Delving into Transferable Adversarial Examples and Black-Box Attacks</text:p>
            <text:p>Liu, Y.</text:p>
          </table:table-cell>
          <table:table-cell office:value-type="float" office:value="2016" table:style-name="ce7">
            <text:p>2016</text:p>
          </table:table-cell>
          <table:table-cell office:value-type="string" table:style-name="ce7">
            <text:p>Security Evaluation</text:p>
            <text:p>Investigation of the transferability of adversarial instance generation strategies on different models</text:p>
          </table:table-cell>
          <table:table-cell office:value-type="string" table:style-name="ce7">
            <text:p>Tampering</text:p>
            <text:p>Adversarial Attack</text:p>
            <text:p>Targeted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Targeted:</text:p>
            <text:p>Optimization-based -&gt; hardly transferability possible</text:p>
            <text:p>Fast Dradient -&gt; Hardly transferability possible</text:p>
            <text:p/>
            <text:p>Real worls attack:</text:p>
            <text:p>Adversarial Examples for Clarifai.</text:p>
            <text:p>For non-targeted there is a high transferability, for targeted there is medium transferability (50-70%).</text:p>
          </table:table-cell>
          <table:table-cell office:value-type="string" table:style-name="ce7">
            <text:p>Misleading the image classification network Clarifai.com.</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oftware Restriction</text:p>
            <text:p>-</text:p>
            <text:p>the region that each model can predict the image correctly</text:p>
            <text:p>is limited to the central area.</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9">
          <table:table-cell office:value-type="string" table:style-name="ce6">
            <text:p>ID-2017-CS-1</text:p>
          </table:table-cell>
          <table:table-cell office:value-type="string" table:style-name="ce8">
            <text:p>Attacking Deep Neural Networks with Adversarial Examples</text:p>
          </table:table-cell>
          <table:table-cell office:value-type="string" table:style-name="ce7">
            <text:p>EAD: Elastic-Net Attacks to Deep Neural Networks via Adversarial Examples</text:p>
            <text:p>Chen, P. et. Al.</text:p>
          </table:table-cell>
          <table:table-cell office:value-type="float" office:value="2017" table:style-name="ce7">
            <text:p>2017</text:p>
          </table:table-cell>
          <table:table-cell office:value-type="string" table:style-name="ce7">
            <text:p>Security Evaluation</text:p>
            <text:p>Investigation of elastic-net attacks on Deep Neural Networks</text:p>
          </table:table-cell>
          <table:table-cell office:value-type="string" table:style-name="ce7">
            <text:p>Tampering</text:p>
            <text:p>Adversarial Attack</text:p>
            <text:p>Targeted Carlini &amp; Wagner attacker</text:p>
            <text:p/>
            <text:p>Tampering</text:p>
            <text:p>Adversarial Attack</text:p>
            <text:p>Targeted Fast Gradient Attack</text:p>
            <text:p/>
            <text:p>Tampering</text:p>
            <text:p>Adversarial Attack</text:p>
            <text:p>Targeted Elastic net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Lack of robutness of Deep Neural Networks against adversarial examples</text:p>
          </table:table-cell>
          <table:table-cell office:value-type="string" table:style-name="ce7">
            <text:p>Software</text:p>
          </table:table-cell>
          <table:table-cell office:value-type="string" table:style-name="ce7">
            <text:p>Breaking defended and undefended networks.</text:p>
            <text:p>Attack transferable and complement to adversarial training</text:p>
          </table:table-cell>
          <table:table-cell office:value-type="string" table:style-name="ce7">
            <text:p>EAD algorithm uses adversarial examples to attack image classifiers based on deep convolutional neural network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Defense distillation</text:p>
            <text:p/>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Artificial Intelligence Platform</text:p>
            <text:p>Intel E5-2690 v3 CPU (40 GB RAM, NVIDIA K80 GPU)</text:p>
          </table:table-cell>
          <table:table-cell office:value-type="string" table:style-name="ce7">
            <text:p>Software Tool</text:p>
            <text:p>Algorithm</text:p>
            <text:p>Adam Optimizer</text:p>
            <text:p/>
            <text:p>Software Tool</text:p>
            <text:p>Algorithm</text:p>
            <text:p>FISTA</text:p>
            <text:p/>
            <text:p>Software Tool</text:p>
            <text:p>Software Library</text:p>
            <text:p>CleverHans<text:s/></text:p>
            <text:p/>
            <text:p>Software Tool</text:p>
            <text:p>Dataset</text:p>
            <text:p>ImageNet</text:p>
            <text:p/>
            <text:p>Software Tool</text:p>
            <text:p>Dataset</text:p>
            <text:p>MNIST Dataset</text:p>
            <text:p/>
            <text:p>Software Tool</text:p>
            <text:p>Dataset</text:p>
            <text:p>CIFAR</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3">
          <table:table-cell office:value-type="string" table:style-name="ce6">
            <text:p>ID-2017-CA-1</text:p>
          </table:table-cell>
          <table:table-cell office:value-type="string" table:style-name="ce8">
            <text:p>Fooling gradient-based algorithms for machine learning by generation of adversarial examples</text:p>
          </table:table-cell>
          <table:table-cell office:value-type="string" table:style-name="ce7">
            <text:p>Houdini: Fooling Deep Structured Prediction Models</text:p>
            <text:p>Cisse, M. et Al.,</text:p>
          </table:table-cell>
          <table:table-cell office:value-type="float" office:value="2017" table:style-name="ce7">
            <text:p>2017</text:p>
          </table:table-cell>
          <table:table-cell office:value-type="string" table:style-name="ce7">
            <text:p>Security Evaluation</text:p>
            <text:p>Investigation of attacks via adversarial examples in order to fool machine learning algorithms</text:p>
          </table:table-cell>
          <table:table-cell office:value-type="string" table:style-name="ce7">
            <text:p>Tampering</text:p>
            <text:p>Adversarial Attack</text:p>
            <text:p>Untargeted Attacks</text:p>
            <text:p/>
            <text:p>Tampering</text:p>
            <text:p>Adversarial Attack</text:p>
            <text:p>Targeted Attacks</text:p>
            <text:p/>
            <text:p>Tampering</text:p>
            <text:p>Adversarial Attack</text:p>
            <text:p>Black-Box Attacks</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Algorithms vulnerable against adversarial pertubations</text:p>
          </table:table-cell>
          <table:table-cell office:value-type="string" table:style-name="ce7">
            <text:p>Software</text:p>
          </table:table-cell>
          <table:table-cell office:value-type="string" table:style-name="ce7">
            <text:p>Human Pose Estimation:</text:p>
            <text:p>Deception of algorithms to estimate human poses using targeted and untargeted attacks.</text:p>
            <text:p/>
            <text:p>Semantic segmentation:</text:p>
            <text:p>Network hallucinates a segmentation.</text:p>
            <text:p/>
            <text:p>Speech Recognition:</text:p>
            <text:p>By generating adversarial audio files, attack on ASR could be carried out</text:p>
          </table:table-cell>
          <table:table-cell office:value-type="string" table:style-name="ce7">
            <text:p>Use of a loss function to generate adversarial examples with Houdini in order to mislead human pose recognition, semantic segmentation and speech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Houdini</text:p>
            <text:p/>
            <text:p>Software Tool</text:p>
            <text:p>Dataset</text:p>
            <text:p>MPII Datenset</text:p>
            <text:p/>
            <text:p/>
            <text:p>Software Tool</text:p>
            <text:p>Algorithm</text:p>
            <text:p>Bidirectional LSTM</text:p>
            <text:p/>
            <text:p>Software Tool</text:p>
            <text:p>Algorithm</text:p>
            <text:p>Connectionist Temporal Classification (CTC) loss function</text:p>
            <text:p/>
            <text:p>Hardware Tool</text:p>
            <text:p>Mobile Device</text:p>
            <text:p>Android-based Mobile Device</text:p>
            <text:p/>
            <text:p>Software Tool</text:p>
            <text:p>Application</text:p>
            <text:p>Human Pose Estimation</text:p>
            <text:p/>
            <text:p>Software Tool</text:p>
            <text:p>Application</text:p>
            <text:p>Sematic Segmentation</text:p>
            <text:p/>
            <text:p>Software Tool</text:p>
            <text:p>Application</text:p>
            <text:p>Speech Recognition</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17">
          <table:table-cell office:value-type="string" table:style-name="ce6">
            <text:p>ID-2012-BN-1</text:p>
          </table:table-cell>
          <table:table-cell office:value-type="string" table:style-name="ce7">
            <text:p>Misleading Support Vector Maschines by data poisoning</text:p>
          </table:table-cell>
          <table:table-cell office:value-type="string" table:style-name="ce7">
            <text:p>Poisoning Attacks against Support Vector Machines</text:p>
            <text:p>Biggio, B.</text:p>
          </table:table-cell>
          <table:table-cell office:value-type="float" office:value="2012" table:style-name="ce7">
            <text:p>2012</text:p>
          </table:table-cell>
          <table:table-cell office:value-type="string" table:style-name="ce7">
            <text:p>Security Evaluation</text:p>
            <text:p>Investigation of poisoning attacks on support vector machines</text:p>
          </table:table-cell>
          <table:table-cell office:value-type="string" table:style-name="ce7">
            <text:p>Tampering</text:p>
            <text:p>Adversarial Attack</text:p>
            <text:p>Data Poisoning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Support Vector Machines vulnerable against poisoning attacks</text:p>
          </table:table-cell>
          <table:table-cell office:value-type="string" table:style-name="ce7">
            <text:p>Software</text:p>
          </table:table-cell>
          <table:table-cell office:value-type="string" table:style-name="ce7">
            <text:p>Attack has big impact on the SVMs</text:p>
          </table:table-cell>
          <table:table-cell office:value-type="string" table:style-name="ce7">
            <text:p>Poisoning Attack against Support Vector Machine. The attack uses a gradient ascent</text:p>
            <text:p>strategy in which the gradient is computed based on properties of the SVM's optimal solution. This method can be kernelized and enables the attack to be constructed in the input space even for non-linear kernels.</text:p>
          </table:table-cell>
          <table:table-cell office:value-type="string" table:style-name="ce7">
            <text:p>Required System Knowledge</text:p>
            <text:p>Information</text:p>
            <text:p>Attacker knows the learning algorithm and is able to get data from the underlying data distribution</text:p>
            <text:p/>
            <text:p>Required System Knowledge</text:p>
            <text:p>Information</text:p>
            <text:p>Attacker knows training data for learning</text:p>
          </table:table-cell>
          <table:table-cell office:value-type="string" table:style-name="ce7">
            <text:p>Execute (functional component)</text:p>
          </table:table-cell>
          <table:table-cell office:value-type="string" table:style-name="ce7">
            <text:p>Software Restriction</text:p>
            <text:p>-</text:p>
            <text:p>small changes can affect</text:p>
            <text:p>SVM's structural constraints.</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MNIST Dataset</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4">
          <table:table-cell office:value-type="string" table:style-name="ce6">
            <text:p>ID-2016-MD-1</text:p>
          </table:table-cell>
          <table:table-cell office:value-type="string" table:style-name="ce7">
            <text:p>Attacking a black box deep neural network classifier by using adversarial examples</text:p>
          </table:table-cell>
          <table:table-cell office:value-type="string" table:style-name="ce7">
            <text:p>Practical Black-box Attacks against Machine Learning</text:p>
            <text:p>Papernot, N. et Al.,</text:p>
          </table:table-cell>
          <table:table-cell office:value-type="float" office:value="2016" table:style-name="ce7">
            <text:p>2016</text:p>
          </table:table-cell>
          <table:table-cell office:value-type="string" table:style-name="ce7">
            <text:p>Security Evaluation</text:p>
            <text:p>Investigation of black box adversarial example attacks against machine learning</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Substitute accuracy of up to 83%.<text:s/></text:p>
            <text:p>Transferability of adversarial samples of up to 76 %.</text:p>
            <text:p/>
            <text:p>Amazon Web Services, Google Cloud with success rates of 96.19% and 88.94% respectively</text:p>
          </table:table-cell>
          <table:table-cell office:value-type="string" table:style-name="ce7">
            <text:p>The target DNN is used as an oracle to create a synthesized data set. This data set is used to make an approximation of the model used by the oracle for learning. The approximation is used to generate adversarial samples to be misclassified from.</text:p>
            <text:p>Attacking target systems Amazon Web Services, Google Cloud</text:p>
          </table:table-cell>
          <table:table-cell office:value-type="string" table:style-name="ce7">
            <text:p>Required Setup</text:p>
            <text:p>Attack Configuration</text:p>
            <text:p>to enable the adversary to</text:p>
            <text:p>train a substitute model without a real labeled dataset, we</text:p>
            <text:p>use the target DNN as an oracle to construct a synthetic</text:p>
            <text:p>dataset.</text:p>
          </table:table-cell>
          <table:table-cell office:value-type="string" table:style-name="ce7">
            <text:p>Execute (functional component)</text:p>
          </table:table-cell>
          <table:table-cell office:value-type="string" table:style-name="ce7">
            <text:p>Knowledge Restriction</text:p>
            <text:p>-</text:p>
            <text:p>Choosing the correct architecture for approximation without the knowledge of the oracles <text:s/>architecture<text:s/></text:p>
            <text:p/>
            <text:p>Connection Restriction</text:p>
            <text:p>-</text:p>
            <text:p>Limitation of the oracle queries to guarantee traceability</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Web Application</text:p>
            <text:p>MetaMind</text:p>
            <text:p>Online Deep Learning API</text:p>
            <text:p/>
            <text:p>Software Tool</text:p>
            <text:p>Dataset</text:p>
            <text:p>MNIST<text:s/></text:p>
            <text:p/>
            <text:p>Software Tool</text:p>
            <text:p>Dataset</text:p>
            <text:p>German Traffic Signs Recognition Benchmark (GTSRB)</text:p>
            <text:p/>
            <text:p>Software Tool</text:p>
            <text:p>Web Application</text:p>
            <text:p>Amazon Web Services<text:s/></text:p>
            <text:p/>
            <text:p>Software Tool</text:p>
            <text:p>Web Application</text:p>
            <text:p>Google Cloud</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4">
          <table:table-cell office:value-type="string" table:style-name="ce6">
            <text:p>ID-2017-EE-1</text:p>
          </table:table-cell>
          <table:table-cell office:value-type="string" table:style-name="ce8">
            <text:p>Triggering misclassification on a deep neural network by generation of physical pertubations</text:p>
          </table:table-cell>
          <table:table-cell office:value-type="string" table:style-name="ce7">
            <text:p>Robust Physical-World Attacks on Deep Learning Models</text:p>
            <text:p>Eykholt, K. et Al.</text:p>
          </table:table-cell>
          <table:table-cell office:value-type="float" office:value="2017" table:style-name="ce7">
            <text:p>2017</text:p>
          </table:table-cell>
          <table:table-cell office:value-type="string" table:style-name="ce7">
            <text:p>Security Evaluation</text:p>
            <text:p>Investigation of the possibility to generate robust physical pertubations in order to fool classifiers</text:p>
          </table:table-cell>
          <table:table-cell office:value-type="string" table:style-name="ce7">
            <text:p>Tampering</text:p>
            <text:p>Adversarial Attack</text:p>
            <text:p>Object-Constrained Poster-Printing Attacks.</text:p>
            <text:p/>
            <text:p>Tampering</text:p>
            <text:p>Adversarial Attack</text:p>
            <text:p>Sticker Attacks.</text:p>
            <text:p/>
            <text:p>Tampering</text:p>
            <text:p>Adversarial Attack</text:p>
            <text:p>Drive-By Testing.</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Camera</text:p>
          </table:table-cell>
          <table:table-cell office:value-type="string" table:style-name="ce7">
            <text:p>LISA-CNN: targeted-attack success-rate von 73,33%</text:p>
            <text:p>GTSRB-CNN: targeted-attack success-rate von 80%</text:p>
            <text:p>Inception-v3: target-attack success-rate von 90% und 71,4%</text:p>
          </table:table-cell>
          <table:table-cell office:value-type="string" table:style-name="ce7">
            <text:p>Derivation of an algorithm that generates physical pertubations while taking environmental and operating conditions into account.<text:s/></text:p>
            <text:p>Attacks on Traffic sign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Operational Restriction</text:p>
            <text:p>-</text:p>
            <text:p>Changing conditions of environment like weather</text:p>
            <text:p/>
            <text:p>Operational Restriction</text:p>
            <text:p>-</text:p>
            <text:p>Distance anf angle of vehicle and camera are changing constantly</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Adam Optimizer</text:p>
            <text:p/>
            <text:p>Software Tool</text:p>
            <text:p>Algorithm</text:p>
            <text:p>LISA-CNN</text:p>
            <text:p/>
            <text:p>Software Tool</text:p>
            <text:p>Algorithm</text:p>
            <text:p>GTSRB-CNN</text:p>
            <text:p/>
            <text:p>Software Tool</text:p>
            <text:p>Software Library</text:p>
            <text:p>Cleverhans</text:p>
            <text:p/>
            <text:p>Software Tool</text:p>
            <text:p>Algorithm</text:p>
            <text:p>Inception-v3</text:p>
            <text:p/>
            <text:p>Sensing Tool</text:p>
            <text:p>Camera</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4">
          <table:table-cell table:style-name="ce6"/>
          <table:table-cell table:style-name="ce8"/>
          <table:table-cell office:value-type="string" table:style-name="ce7">
            <text:p>Robust Physical-World Attacks on Deep Learning Models</text:p>
            <text:p>Eykholt, K. et Al.</text:p>
          </table:table-cell>
          <table:table-cell office:value-type="float" office:value="2017" table:style-name="ce7">
            <text:p>2017</text:p>
          </table:table-cell>
          <table:table-cell office:value-type="string" table:style-name="ce7">
            <text:p>Security Evaluation</text:p>
            <text:p>Investigation of the possibility to generate robust physical pertubations in order to fool classifiers</text:p>
          </table:table-cell>
          <table:table-cell office:value-type="string" table:style-name="ce7">
            <text:p>Tampering</text:p>
          </table:table-cell>
          <table:table-cell table:style-name="ce7"/>
          <table:table-cell office:value-type="string" table:style-name="ce7">
            <text:p>Real Attack</text:p>
          </table:table-cell>
          <table:table-cell office:value-type="string" table:style-name="ce7">
            <text:p>Integrity</text:p>
          </table:table-cell>
          <table:table-cell table:number-columns-repeated="2" table:style-name="ce7"/>
          <table:table-cell office:value-type="string" table:style-name="ce7">
            <text:p>classifiers</text:p>
          </table:table-cell>
          <table:table-cell table:style-name="ce7"/>
          <table:table-cell office:value-type="string" table:style-name="ce7">
            <text:p>Derivation of an algorithm that generates physical pertubations while taking environmental and operating conditions into account.</text:p>
          </table:table-cell>
          <table:table-cell table:number-columns-repeated="3" table:style-name="ce7"/>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Adam Optimizer</text:p>
            <text:p/>
            <text:p>Software Tool</text:p>
            <text:p>Algorithm</text:p>
            <text:p>LISA-CNN</text:p>
            <text:p/>
            <text:p>Software Tool</text:p>
            <text:p>Algorithm</text:p>
            <text:p>GTSRB-CNN</text:p>
            <text:p/>
            <text:p>Software Tool</text:p>
            <text:p>Software Library</text:p>
            <text:p>Cleverhans</text:p>
            <text:p/>
            <text:p>Software Tool</text:p>
            <text:p>Algorithm</text:p>
            <text:p>Inception-v3</text:p>
            <text:p/>
            <text:p>Sensing Tool</text:p>
            <text:p>Camera</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4">
          <table:table-cell table:style-name="ce6"/>
          <table:table-cell office:value-type="string" table:style-name="ce8">
            <text:p>Triggering misclassification on a deep neural network by generation of physical pertubations</text:p>
          </table:table-cell>
          <table:table-cell office:value-type="string" table:style-name="ce7">
            <text:p>Robust Physical-World Attacks on Deep Learning Models</text:p>
            <text:p>Eykholt, K. et Al.</text:p>
          </table:table-cell>
          <table:table-cell office:value-type="float" office:value="2017" table:style-name="ce7">
            <text:p>2017</text:p>
          </table:table-cell>
          <table:table-cell office:value-type="string" table:style-name="ce7">
            <text:p>Security Evaluation</text:p>
            <text:p>Investigation of the possibility to generate robust physical pertubations in order to fool classifiers</text:p>
          </table:table-cell>
          <table:table-cell office:value-type="string" table:style-name="ce7">
            <text:p>Tampering</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Camera</text:p>
          </table:table-cell>
          <table:table-cell office:value-type="string" table:style-name="ce7">
            <text:p>LISA-CNN: targeted-attack success-rate von 73,33%</text:p>
            <text:p>GTSRB-CNN: targeted-attack success-rate von 80%</text:p>
            <text:p>Inception-v3: target-attack success-rate von 90% und 71,4%</text:p>
          </table:table-cell>
          <table:table-cell office:value-type="string" table:style-name="ce7">
            <text:p>Attacks on Traffic sign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Operational Restriction</text:p>
            <text:p>-</text:p>
            <text:p>Changing conditions of environment like weather</text:p>
            <text:p/>
            <text:p>Operational Restriction</text:p>
            <text:p>-</text:p>
            <text:p>Distance anf angle of vehicle and camera are changing constantly</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Adam Optimizer</text:p>
            <text:p/>
            <text:p>Software Tool</text:p>
            <text:p>Algorithm</text:p>
            <text:p>LISA-CNN</text:p>
            <text:p/>
            <text:p>Software Tool</text:p>
            <text:p>Algorithm</text:p>
            <text:p>GTSRB-CNN</text:p>
            <text:p/>
            <text:p>Software Tool</text:p>
            <text:p>Software Library</text:p>
            <text:p>Cleverhans</text:p>
            <text:p/>
            <text:p>Software Tool</text:p>
            <text:p>Algorithm</text:p>
            <text:p>Inception-v3</text:p>
            <text:p/>
            <text:p>Sensing Tool</text:p>
            <text:p>Camera</text:p>
          </table:table-cell>
          <table:table-cell office:value-type="string" table:style-name="ce7">
            <text:p>Keine</text:p>
          </table:table-cell>
          <table:table-cell office:value-type="string" table:style-name="ce7">
            <text:p>CVSS:3.0/AV:N/AC:H/PR:N/UI:N/S:C/C:N/I:H/A:N; 6,8</text:p>
          </table:table-cell>
          <table:table-cell office:value-type="float" office:value="2.2200000000000002" table:style-name="ce7">
            <text:p>2,22</text:p>
          </table:table-cell>
          <table:table-cell office:value-type="string" table:style-name="ce7">
            <text:p>CWE-1039</text:p>
          </table:table-cell>
          <table:table-cell table:number-columns-repeated="16358"/>
        </table:table-row>
        <table:table-row table:style-name="ro16">
          <table:table-cell office:value-type="string" table:style-name="ce6">
            <text:p>ID-2009-RN-1</text:p>
          </table:table-cell>
          <table:table-cell office:value-type="string" table:style-name="ce7">
            <text:p>Investigation of vulnerabilities in static machine learning</text:p>
          </table:table-cell>
          <table:table-cell office:value-type="string" table:style-name="ce7">
            <text:p>Stealthy poisoning attacks on PCA-based anomaly detectors</text:p>
            <text:p>Rubinstein, B. et al.</text:p>
          </table:table-cell>
          <table:table-cell office:value-type="float" office:value="2009" table:style-name="ce7">
            <text:p>2009</text:p>
          </table:table-cell>
          <table:table-cell office:value-type="string" table:style-name="ce7">
            <text:p>Security Evaluation</text:p>
            <text:p>Investigation how an attacker can infiltrate the learning process</text:p>
          </table:table-cell>
          <table:table-cell office:value-type="string" table:style-name="ce7">
            <text:p>Tampering</text:p>
            <text:p>Adversarial Attack</text:p>
            <text:p>Boiling Frog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To get a 50% chance that the DoS attack will not be detected, the attacker must increase the volume for each link in the target flow by an average of 18%. With Boiling Frog, the volume must increase by only 5%.</text:p>
          </table:table-cell>
          <table:table-cell office:value-type="string" table:style-name="ce7">
            <text:p>Training the PCA detectors (Principal Components Analysis) on an initial Traffic Matrix TM. The learned Principal Components are used for anomaly detection.<text:s/></text:p>
            <text:p>Attacker uses data poisoning to execute a DoS afterward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PCA detecto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22">
          <table:table-cell table:style-name="ce6"/>
          <table:table-cell table:style-name="ce7"/>
          <table:table-cell office:value-type="string" table:style-name="ce7">
            <text:p>Stealthy poisoning attacks on PCA-based anomaly detectors</text:p>
            <text:p>Rubinstein, B. et al.</text:p>
          </table:table-cell>
          <table:table-cell office:value-type="float" office:value="2009" table:style-name="ce7">
            <text:p>2009</text:p>
          </table:table-cell>
          <table:table-cell office:value-type="string" table:style-name="ce7">
            <text:p>Security Evaluation</text:p>
            <text:p>Investigation how an attacker can infiltrate the learning process</text:p>
          </table:table-cell>
          <table:table-cell office:value-type="string" table:style-name="ce7">
            <text:p>Tampering</text:p>
          </table:table-cell>
          <table:table-cell table:style-name="ce7"/>
          <table:table-cell office:value-type="string" table:style-name="ce7">
            <text:p>Real Attack</text:p>
          </table:table-cell>
          <table:table-cell office:value-type="string" table:style-name="ce7">
            <text:p>Integrity</text:p>
          </table:table-cell>
          <table:table-cell table:number-columns-repeated="2" table:style-name="ce7"/>
          <table:table-cell office:value-type="string" table:style-name="ce7">
            <text:p>Software</text:p>
          </table:table-cell>
          <table:table-cell table:style-name="ce7"/>
          <table:table-cell office:value-type="string" table:style-name="ce7">
            <text:p>Training the PCA detectors (Principal Components Analysis) on an initial Traffic Matrix TM. The learned Principal Components are used for anomaly detection.</text:p>
          </table:table-cell>
          <table:table-cell table:number-columns-repeated="3" table:style-name="ce7"/>
          <table:table-cell office:value-type="string" table:style-name="ce7">
            <text:p>Integrity</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PCA detecto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16">
          <table:table-cell table:style-name="ce6"/>
          <table:table-cell office:value-type="string" table:style-name="ce7">
            <text:p>Investigation of vulnerabilities in static machine learning</text:p>
          </table:table-cell>
          <table:table-cell office:value-type="string" table:style-name="ce7">
            <text:p>Stealthy poisoning attacks on PCA-based anomaly detectors</text:p>
            <text:p>Rubinstein, B. et al.</text:p>
          </table:table-cell>
          <table:table-cell office:value-type="float" office:value="2009" table:style-name="ce7">
            <text:p>2009</text:p>
          </table:table-cell>
          <table:table-cell office:value-type="string" table:style-name="ce7">
            <text:p>Security Evaluation</text:p>
            <text:p>Investigation how an attacker can infiltrate the learning process</text:p>
          </table:table-cell>
          <table:table-cell office:value-type="string" table:style-name="ce7">
            <text:p>Tampering</text:p>
            <text:p>Adversarial Attack</text:p>
            <text:p>Boiling Frog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To get a 50% chance that the DoS attack will not be detected, the attacker must increase the volume for each link in the target flow by an average of 18%. With Boiling Frog, the volume must increase by only 5%.</text:p>
          </table:table-cell>
          <table:table-cell office:value-type="string" table:style-name="ce7">
            <text:p>Attacker uses data poisoning to execute a DoS afterward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PCA detector</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23">
          <table:table-cell office:value-type="string" table:style-name="ce6">
            <text:p>ID-2017-CZ-1</text:p>
          </table:table-cell>
          <table:table-cell office:value-type="string" table:style-name="ce8">
            <text:p>Image misclassification by execution of targeted and untargeted attacks with adversarial examples</text:p>
          </table:table-cell>
          <table:table-cell office:value-type="string" table:style-name="ce7">
            <text:p>ZOO: Order Optimization based Black-Box Attacks to Deep Neural Networks without Training Substitute Models</text:p>
            <text:p>Chen, P. et al.</text:p>
          </table:table-cell>
          <table:table-cell office:value-type="float" office:value="2017" table:style-name="ce7">
            <text:p>2017</text:p>
          </table:table-cell>
          <table:table-cell office:value-type="string" table:style-name="ce7">
            <text:p>Security Evaluation</text:p>
            <text:p>Investigation of black box attacks against Deep Neural Networks without training substitute models</text:p>
          </table:table-cell>
          <table:table-cell office:value-type="string" table:style-name="ce7">
            <text:p>Tampering</text:p>
            <text:p>Adversarial Attack</text:p>
            <text:p>Untargeted Black-Box-Attack</text:p>
            <text:p/>
            <text:p>Tampering</text:p>
            <text:p>Adversarial Attack</text:p>
            <text:p>Targeted 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Weak robustness of the AI algorithm against adversarial examples</text:p>
          </table:table-cell>
          <table:table-cell office:value-type="string" table:style-name="ce7">
            <text:p>Software</text:p>
          </table:table-cell>
          <table:table-cell office:value-type="string" table:style-name="ce7">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7">
            <text:p>Black-box attack via zeroth order stochastic coordinate descent.</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Knowledge Restriction</text:p>
            <text:p>-</text:p>
            <text:p>DNN is unknown</text:p>
            <text:p/>
            <text:p>Knowledge Restriction</text:p>
            <text:p>-</text:p>
            <text:p>Output eventually not observable</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Artificial Intelligence Platform</text:p>
            <text:p>Xeon E5-2690v4 CPU mit NVIDIA K80 GPU</text:p>
            <text:p>AMD Ryzen 1600 CPU</text:p>
          </table:table-cell>
          <table:table-cell office:value-type="string" table:style-name="ce7">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23">
          <table:table-cell table:style-name="ce6"/>
          <table:table-cell office:value-type="string" table:style-name="ce8">
            <text:p>Misclassification of images via untargeted attack</text:p>
          </table:table-cell>
          <table:table-cell office:value-type="string" table:style-name="ce7">
            <text:p>ZOO: Order Optimization based Black-Box Attacks to Deep Neural Networks without Training Substitute Models</text:p>
            <text:p>Chen, P. et al.</text:p>
          </table:table-cell>
          <table:table-cell office:value-type="float" office:value="2017" table:style-name="ce7">
            <text:p>2017</text:p>
          </table:table-cell>
          <table:table-cell office:value-type="string" table:style-name="ce7">
            <text:p>Security Evaluation</text:p>
            <text:p>Investigation of black box attacks against Deep Neural Networks without training substitute models</text:p>
          </table:table-cell>
          <table:table-cell office:value-type="string" table:style-name="ce7">
            <text:p>Tampering</text:p>
            <text:p>Adversarial Attack</text:p>
            <text:p>Untargeted 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Weak robustness of the AI algorithm against adversarial examples</text:p>
          </table:table-cell>
          <table:table-cell office:value-type="string" table:style-name="ce7">
            <text:p>Software</text:p>
          </table:table-cell>
          <table:table-cell office:value-type="string" table:style-name="ce7">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7">
            <text:p>Untargeted attack to misclassify an image.</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Knowledge Restriction</text:p>
            <text:p>-</text:p>
            <text:p>DNN is unknown</text:p>
            <text:p/>
            <text:p>Knowledge Restriction</text:p>
            <text:p>-</text:p>
            <text:p>Output eventually not observable</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Artificial Intelligence Platform</text:p>
            <text:p>Xeon E5-2690v4 CPU mit NVIDIA K80 GPU</text:p>
            <text:p>AMD Ryzen 1600 CPU</text:p>
          </table:table-cell>
          <table:table-cell office:value-type="string" table:style-name="ce7">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23">
          <table:table-cell table:style-name="ce6"/>
          <table:table-cell office:value-type="string" table:style-name="ce8">
            <text:p>Misclassification of images via targeted attack</text:p>
          </table:table-cell>
          <table:table-cell office:value-type="string" table:style-name="ce7">
            <text:p>ZOO: Order Optimization based Black-Box Attacks to Deep Neural Networks without Training Substitute Models</text:p>
            <text:p>Chen, P. et al.</text:p>
          </table:table-cell>
          <table:table-cell office:value-type="float" office:value="2017" table:style-name="ce7">
            <text:p>2017</text:p>
          </table:table-cell>
          <table:table-cell office:value-type="string" table:style-name="ce7">
            <text:p>Security Evaluation</text:p>
            <text:p>Investigation of black box attacks against Deep Neural Networks without training substitute models</text:p>
          </table:table-cell>
          <table:table-cell office:value-type="string" table:style-name="ce7">
            <text:p>Tampering</text:p>
            <text:p>Adversarial Attack</text:p>
            <text:p>Targeted 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Weak robustness of the AI algorithm against adversarial examples</text:p>
          </table:table-cell>
          <table:table-cell office:value-type="string" table:style-name="ce7">
            <text:p>Software</text:p>
          </table:table-cell>
          <table:table-cell office:value-type="string" table:style-name="ce7">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7">
            <text:p>Targeted Attack to classify an image into a desired category.</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Knowledge Restriction</text:p>
            <text:p>-</text:p>
            <text:p>DNN is unknown</text:p>
            <text:p/>
            <text:p>Knowledge Restriction</text:p>
            <text:p>-</text:p>
            <text:p>Output eventually not observable</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Artificial Intelligence Platform</text:p>
            <text:p>Xeon E5-2690v4 CPU mit NVIDIA K80 GPU</text:p>
            <text:p>AMD Ryzen 1600 CPU</text:p>
          </table:table-cell>
          <table:table-cell office:value-type="string" table:style-name="ce7">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17">
          <table:table-cell office:value-type="string" table:style-name="ce6">
            <text:p>ID-2017-BR-1</text:p>
          </table:table-cell>
          <table:table-cell office:value-type="string" table:style-name="ce7">
            <text:p>Attacking machine learning algorithms by using pertubations of the inputs</text:p>
          </table:table-cell>
          <table:table-cell office:value-type="string" table:style-name="ce7">
            <text:p>Decision-Based Adversarial Attacks: Reliable Attacks Against Black-Box Machine Learning Models</text:p>
            <text:p>Brendel, W.,</text:p>
          </table:table-cell>
          <table:table-cell office:value-type="float" office:value="2017" table:style-name="ce7">
            <text:p>2017</text:p>
          </table:table-cell>
          <table:table-cell office:value-type="string" table:style-name="ce7">
            <text:p>Security Evaluation</text:p>
            <text:p>Investigation of attacks via adversarial examples against black box machine learning models</text:p>
          </table:table-cell>
          <table:table-cell office:value-type="string" table:style-name="ce7">
            <text:p>Tampering</text:p>
            <text:p>Adversarial Attack</text:p>
            <text:p>Boundary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Many machine learning algorithms are vulnerable to almost imperceptible perturbations of their inputs.</text:p>
          </table:table-cell>
          <table:table-cell office:value-type="string" table:style-name="ce7">
            <text:p>Software</text:p>
          </table:table-cell>
          <table:table-cell office:value-type="string" table:style-name="ce7">
            <text:p>Boundary Attack is immune to defenses based on gradient-masking.</text:p>
            <text:p>Boundary Attack has been successfully used in real world image recognition applications. The adversarial examples, which were created by the Boundary Attack, had such small pertubations, that a differentiation from the original was hardly possible and still wrongly classified.</text:p>
          </table:table-cell>
          <table:table-cell office:value-type="string" table:style-name="ce7">
            <text:p>Boundary Attack:</text:p>
            <text:p>Attack algorithm is initialized at a point that is already adversarial.</text:p>
            <text:p>Performing a random walk along the boundary between adversarial and non-adversarial area.</text:p>
            <text:p>This is done in such a way that the algorithm remains in the adversarial area and the distance to the target image becomes smaller. Thus, one tries to find smaller adversarial pertubations based on an adversarial criterion (e.g. misclassification). Two relevant parameters: Length of total pertubation and distance to original input.</text:p>
          </table:table-cell>
          <table:table-cell office:value-type="string" table:style-name="ce7">
            <text:p>Required System Knowledge</text:p>
            <text:p>Information</text:p>
            <text:p>knowledge about the</text:p>
            <text:p>data distribution on which the black-box models was trained on</text:p>
          </table:table-cell>
          <table:table-cell office:value-type="string" table:style-name="ce7">
            <text:p>Execute (functional component)</text:p>
          </table:table-cell>
          <table:table-cell office:value-type="string" table:style-name="ce7">
            <text:p>Software Restriction</text:p>
            <text:p>-</text:p>
            <text:p>Boundary Attack is severely restricted to the final class prediction.</text:p>
            <text:p/>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MNIST</text:p>
            <text:p/>
            <text:p>Software Tool</text:p>
            <text:p>Dataset</text:p>
            <text:p>CIFAR</text:p>
            <text:p/>
            <text:p>Software Tool</text:p>
            <text:p>Web Application</text:p>
            <text:p>cloud-based comuter vision API by Clarifai</text:p>
          </table:table-cell>
          <table:table-cell office:value-type="string" table:style-name="ce7">
            <text:p>Keine</text:p>
          </table:table-cell>
          <table:table-cell office:value-type="string" table:style-name="ce7">
            <text:p>CVSS:3.0/AV:L/AC:H/PR:N/UI:N/S:C/C:N/I:H/A:N; 5,9</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15">
          <table:table-cell table:style-name="ce6"/>
          <table:table-cell office:value-type="string" table:style-name="ce7">
            <text:p>Attacking machine learning algorithms by using pertubations of the inputs</text:p>
          </table:table-cell>
          <table:table-cell office:value-type="string" table:style-name="ce7">
            <text:p>Decision-Based Adversarial Attacks: Reliable Attacks Against Black-Box Machine Learning Models</text:p>
            <text:p>Brendel, W.,</text:p>
          </table:table-cell>
          <table:table-cell office:value-type="float" office:value="2017" table:style-name="ce7">
            <text:p>2017</text:p>
          </table:table-cell>
          <table:table-cell office:value-type="string" table:style-name="ce7">
            <text:p>Security Evaluation</text:p>
            <text:p>Investigation of attacks via adversarial examples against black box machine learning models</text:p>
          </table:table-cell>
          <table:table-cell office:value-type="string" table:style-name="ce7">
            <text:p>Tampering</text:p>
          </table:table-cell>
          <table:table-cell table:style-name="ce7"/>
          <table:table-cell office:value-type="string" table:style-name="ce7">
            <text:p>Real Attack</text:p>
          </table:table-cell>
          <table:table-cell office:value-type="string" table:style-name="ce7">
            <text:p>Integrity</text:p>
          </table:table-cell>
          <table:table-cell table:number-columns-repeated="2" table:style-name="ce7"/>
          <table:table-cell office:value-type="string" table:style-name="ce7">
            <text:p>Software</text:p>
          </table:table-cell>
          <table:table-cell table:style-name="ce7"/>
          <table:table-cell office:value-type="string" table:style-name="ce7">
            <text:p>Attack algorithm is initialized at a point that is already adversarial.</text:p>
          </table:table-cell>
          <table:table-cell table:number-columns-repeated="3" table:style-name="ce7"/>
          <table:table-cell office:value-type="string" table:style-name="ce7">
            <text:p>Local Network</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MNIST</text:p>
            <text:p/>
            <text:p>Software Tool</text:p>
            <text:p>Dataset</text:p>
            <text:p>CIFAR</text:p>
            <text:p/>
            <text:p>Software Tool</text:p>
            <text:p>Web Application</text:p>
            <text:p>cloud-based comuter vision API by Clarifai</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17">
          <table:table-cell table:style-name="ce6"/>
          <table:table-cell office:value-type="string" table:style-name="ce7">
            <text:p>Attacking machine learning algorithms by using pertubations of the inputs</text:p>
          </table:table-cell>
          <table:table-cell office:value-type="string" table:style-name="ce7">
            <text:p>Decision-Based Adversarial Attacks: Reliable Attacks Against Black-Box Machine Learning Models</text:p>
            <text:p>Brendel, W.,</text:p>
          </table:table-cell>
          <table:table-cell office:value-type="float" office:value="2017" table:style-name="ce7">
            <text:p>2017</text:p>
          </table:table-cell>
          <table:table-cell office:value-type="string" table:style-name="ce7">
            <text:p>Security Evaluation</text:p>
            <text:p>Investigation of attacks via adversarial examples against black box machine learning models</text:p>
          </table:table-cell>
          <table:table-cell office:value-type="string" table:style-name="ce7">
            <text:p>Tampering</text:p>
            <text:p>Adversarial Attack</text:p>
            <text:p>Boundary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Many machine learning algorithms are vulnerable to almost imperceptible perturbations of their inputs.</text:p>
          </table:table-cell>
          <table:table-cell office:value-type="string" table:style-name="ce7">
            <text:p>Software</text:p>
          </table:table-cell>
          <table:table-cell office:value-type="string" table:style-name="ce7">
            <text:p>Boundary Attack is immune to defenses based on gradient-masking.</text:p>
            <text:p>Boundary Attack has been successfully used in real world image recognition applications. The adversarial examples, which were created by the Boundary Attack, had such small pertubations, that a differentiation from the original was hardly possible and still wrongly classified.</text:p>
          </table:table-cell>
          <table:table-cell office:value-type="string" table:style-name="ce7">
            <text:p>Performing a random walk along the boundary between adversarial and non-adversarial area.</text:p>
            <text:p>This is done in such a way that the algorithm remains in the adversarial area and the distance to the target image becomes smaller. Thus, one tries to find smaller adversarial pertubations based on an adversarial criterion (e.g. misclassification). Two relevant parameters: Length of total pertubation and distance to original input.</text:p>
          </table:table-cell>
          <table:table-cell office:value-type="string" table:style-name="ce7">
            <text:p>Required System Knowledge</text:p>
            <text:p>Information</text:p>
            <text:p>knowledge about the</text:p>
            <text:p>data distribution on which the black-box models was trained on</text:p>
          </table:table-cell>
          <table:table-cell office:value-type="string" table:style-name="ce7">
            <text:p>Execute (functional component)</text:p>
          </table:table-cell>
          <table:table-cell office:value-type="string" table:style-name="ce7">
            <text:p>Software Restriction</text:p>
            <text:p>-</text:p>
            <text:p>Boundary Attack is severely restricted to the final class prediction.</text:p>
            <text:p/>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MNIST</text:p>
            <text:p/>
            <text:p>Software Tool</text:p>
            <text:p>Dataset</text:p>
            <text:p>CIFAR</text:p>
            <text:p/>
            <text:p>Software Tool</text:p>
            <text:p>Web Application</text:p>
            <text:p>cloud-based comuter vision API by Clarifai</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7">
            <text:p>1,44</text:p>
          </table:table-cell>
          <table:table-cell office:value-type="string" table:style-name="ce7">
            <text:p>CWE-1039</text:p>
          </table:table-cell>
          <table:table-cell table:number-columns-repeated="16358"/>
        </table:table-row>
        <table:table-row table:style-name="ro14">
          <table:table-cell office:value-type="string" table:style-name="ce6">
            <text:p>ID-2017-XW-1</text:p>
          </table:table-cell>
          <table:table-cell office:value-type="string" table:style-name="ce7">
            <text:p>Adversarial Examples with Dense Adversary Generation (DAG) Algorithm <text:s/>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Cross-Training Transfer:</text:p>
            <text:p>Significant performance loss of up to 40%.</text:p>
          </table:table-cell>
          <table:table-cell office:value-type="string" table:style-name="ce7">
            <text:p>Cross-Training Transfer:</text:p>
            <text:p>Pertubations learned in one network are transferred to another network of the same architecture, but trained with a different data set.</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Keine</text:p>
          </table:table-cell>
          <table:table-cell office:value-type="string" table:style-name="ce7">
            <text:p>CVSS:3.0/AV:L/AC:H/PR:N/UI:N/S:U/C:N/I:H/A:L; 5,7</text:p>
          </table:table-cell>
          <table:table-cell office:value-type="float" office:value="1.44" table:style-name="ce26">
            <text:p>1,44</text:p>
          </table:table-cell>
          <table:table-cell office:value-type="string" table:style-name="ce26">
            <text:p>CWE-1039</text:p>
          </table:table-cell>
          <table:table-cell table:number-columns-repeated="16358"/>
        </table:table-row>
        <table:table-row table:style-name="ro14">
          <table:table-cell table:style-name="ce6"/>
          <table:table-cell office:value-type="string" table:style-name="ce7">
            <text:p>Adversarial Examples with Dense Adversary Generation (DAG) Algorithm <text:s/>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Cross-Network Transfer:</text:p>
            <text:p>Performance drops in the 2 % range</text:p>
          </table:table-cell>
          <table:table-cell office:value-type="string" table:style-name="ce7">
            <text:p>Cross-Network Transfer:</text:p>
            <text:p>like Cross-Training Transfer only with different network structure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26">
            <text:p>1,44</text:p>
          </table:table-cell>
          <table:table-cell office:value-type="string" table:style-name="ce26">
            <text:p>CWE-1039</text:p>
          </table:table-cell>
          <table:table-cell table:number-columns-repeated="16358"/>
        </table:table-row>
        <table:table-row table:style-name="ro14">
          <table:table-cell table:style-name="ce6"/>
          <table:table-cell office:value-type="string" table:style-name="ce7">
            <text:p>Adversarial Examples with Dense Adversary Generation (DAG) Algorithm <text:s/>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Cross-task transfer:</text:p>
            <text:p>Performance drops by approx. 11%</text:p>
          </table:table-cell>
          <table:table-cell office:value-type="string" table:style-name="ce7">
            <text:p>Cross-task transfer:</text:p>
            <text:p>For example, pertubations generated in a detection network are used for attacks on a segmentation network.</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26">
            <text:p>1,44</text:p>
          </table:table-cell>
          <table:table-cell office:value-type="string" table:style-name="ce26">
            <text:p>CWE-1039</text:p>
          </table:table-cell>
          <table:table-cell table:number-columns-repeated="16358"/>
        </table:table-row>
        <table:table-row table:style-name="ro14">
          <table:table-cell table:style-name="ce6"/>
          <table:table-cell office:value-type="string" table:style-name="ce7">
            <text:p>Adversarial Examples with Dense Adversary Generation (DAG) Algorithm <text:s/>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Combination of heterogeneous pertubations:</text:p>
            <text:p>Different but statistically significant loss of performance</text:p>
          </table:table-cell>
          <table:table-cell office:value-type="string" table:style-name="ce7">
            <text:p>Combination of heterogeneous pertubations:</text:p>
            <text:p>Combination of pertubations to increase adversarial performance.</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26">
            <text:p>1,44</text:p>
          </table:table-cell>
          <table:table-cell office:value-type="string" table:style-name="ce26">
            <text:p>CWE-1039</text:p>
          </table:table-cell>
          <table:table-cell table:number-columns-repeated="16358"/>
        </table:table-row>
        <table:table-row table:style-name="ro14">
          <table:table-cell table:style-name="ce6"/>
          <table:table-cell office:value-type="string" table:style-name="ce7">
            <text:p>Adversarial Examples with Dense Adversary Generation (DAG) Algorithm <text:s/>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Black box attack:</text:p>
            <text:p>Performance drops by 15%</text:p>
          </table:table-cell>
          <table:table-cell office:value-type="string" table:style-name="ce7">
            <text:p>Black box attack:</text:p>
            <text:p>Combination of pertubations enables black box attacks on different, unknown network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Keine</text:p>
          </table:table-cell>
          <table:table-cell office:value-type="string" table:style-name="ce7">
            <text:p>CVSS:3.0/AV:L/AC:H/PR:N/UI:N/S:U/C:N/I:H/A:N; 5,1</text:p>
          </table:table-cell>
          <table:table-cell office:value-type="float" office:value="1.44" table:style-name="ce26">
            <text:p>1,44</text:p>
          </table:table-cell>
          <table:table-cell office:value-type="string" table:style-name="ce26">
            <text:p>CWE-1039</text:p>
          </table:table-cell>
          <table:table-cell table:number-columns-repeated="16358"/>
        </table:table-row>
        <table:table-row table:number-rows-repeated="1048162" table:style-name="ro24">
          <table:table-cell table:number-columns-repeated="16384"/>
        </table:table-row>
      </table:table>
      <table:table table:name="Taxonomy_Elements" table:style-name="ta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27"/>
        <table:table-column table:style-name="co20" table:default-cell-style-name="ce1"/>
        <table:table-column table:style-name="co5" table:default-cell-style-name="ce1"/>
        <table:table-column table:style-name="co21" table:default-cell-style-name="ce1"/>
        <table:table-column table:style-name="co22" table:number-columns-repeated="15" table:default-cell-style-name="ce1"/>
        <table:table-column table:style-name="co3" table:number-columns-repeated="32" table:default-cell-style-name="ce1"/>
        <table:table-column table:style-name="co23" table:default-cell-style-name="ce1"/>
        <table:table-column table:style-name="co3" table:number-columns-repeated="16327" table:default-cell-style-name="ce1"/>
        <table:table-row table:style-name="ro25">
          <table:table-cell table:style-name="ce96"/>
          <table:table-cell office:value-type="string" table:style-name="ce95">
            <text:p>Level 1</text:p>
          </table:table-cell>
          <table:table-cell office:value-type="string" table:number-columns-spanned="54" table:number-rows-spanned="1" table:style-name="ce94">
            <text:p>Level 2</text:p>
          </table:table-cell>
          <table:covered-table-cell table:number-columns-repeated="53"/>
          <table:table-cell office:value-type="string" table:style-name="ce93">
            <text:p>Level 3</text:p>
          </table:table-cell>
          <table:table-cell table:number-columns-repeated="16327"/>
        </table:table-row>
        <table:table-row table:style-name="ro26">
          <table:table-cell office:value-type="string" table:style-name="ce83">
            <text:p>Description</text:p>
          </table:table-cell>
          <table:table-cell office:value-type="string" table:style-name="ce33">
            <text:p>Description in continous text</text:p>
          </table:table-cell>
          <table:table-cell table:style-name="ce39"/>
          <table:table-cell table:number-columns-repeated="2" table:style-name="ce37"/>
          <table:table-cell table:style-name="ce38"/>
          <table:table-cell table:number-columns-repeated="49" table:style-name="ce37"/>
          <table:table-cell table:style-name="ce36"/>
          <table:table-cell table:style-name="ce35"/>
          <table:table-cell table:number-columns-repeated="16327"/>
        </table:table-row>
        <table:table-row table:style-name="ro26">
          <table:table-cell office:value-type="string" table:number-columns-spanned="1" table:number-rows-spanned="6" table:style-name="ce47">
            <text:p>Reference</text:p>
          </table:table-cell>
          <table:table-cell office:value-type="string" table:style-name="ce60">
            <text:p>Title</text:p>
          </table:table-cell>
          <table:table-cell table:style-name="ce59"/>
          <table:table-cell table:number-columns-repeated="2" table:style-name="ce57"/>
          <table:table-cell table:style-name="ce58"/>
          <table:table-cell table:number-columns-repeated="49" table:style-name="ce57"/>
          <table:table-cell table:style-name="ce56"/>
          <table:table-cell table:style-name="ce55"/>
          <table:table-cell table:number-columns-repeated="16327"/>
        </table:table-row>
        <table:table-row table:style-name="ro26">
          <table:covered-table-cell/>
          <table:table-cell office:value-type="string" table:style-name="ce53">
            <text:p>Authors</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DOI</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ISBN</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Published</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73">
            <text:p>Description</text:p>
          </table:table-cell>
          <table:table-cell table:style-name="ce45"/>
          <table:table-cell table:number-columns-repeated="2" table:style-name="ce43"/>
          <table:table-cell table:style-name="ce44"/>
          <table:table-cell table:number-columns-repeated="49" table:style-name="ce43"/>
          <table:table-cell table:style-name="ce42"/>
          <table:table-cell table:style-name="ce41"/>
          <table:table-cell table:number-columns-repeated="16327"/>
        </table:table-row>
        <table:table-row table:style-name="ro26">
          <table:table-cell office:value-type="string" table:number-columns-spanned="1" table:number-rows-spanned="2" table:style-name="ce47">
            <text:p>Year</text:p>
          </table:table-cell>
          <table:table-cell office:value-type="float" office:value="2018" table:style-name="ce92">
            <text:p>2018</text:p>
          </table:table-cell>
          <table:table-cell table:style-name="ce91"/>
          <table:table-cell table:number-columns-repeated="2" table:style-name="ce70"/>
          <table:table-cell table:style-name="ce76"/>
          <table:table-cell table:number-columns-repeated="49" table:style-name="ce70"/>
          <table:table-cell table:style-name="ce69"/>
          <table:table-cell table:style-name="ce68"/>
          <table:table-cell table:number-columns-repeated="16327"/>
        </table:table-row>
        <table:table-row table:style-name="ro26">
          <table:covered-table-cell/>
          <table:table-cell office:value-type="float" office:value="2019" table:style-name="ce90">
            <text:p>2019</text:p>
          </table:table-cell>
          <table:table-cell table:style-name="ce89"/>
          <table:table-cell table:number-columns-repeated="2" table:style-name="ce63"/>
          <table:table-cell table:style-name="ce64"/>
          <table:table-cell table:number-columns-repeated="49" table:style-name="ce63"/>
          <table:table-cell table:style-name="ce62"/>
          <table:table-cell table:style-name="ce61"/>
          <table:table-cell table:number-columns-repeated="16327"/>
        </table:table-row>
        <table:table-row table:style-name="ro26">
          <table:table-cell office:value-type="string" table:number-columns-spanned="1" table:number-rows-spanned="6" table:style-name="ce47">
            <text:p>Attack Motivation</text:p>
          </table:table-cell>
          <table:table-cell office:value-type="string" table:style-name="ce60">
            <text:p>Challenge Status / Thrill</text:p>
          </table:table-cell>
          <table:table-cell table:style-name="ce59"/>
          <table:table-cell table:number-columns-repeated="2" table:style-name="ce57"/>
          <table:table-cell table:style-name="ce58"/>
          <table:table-cell table:number-columns-repeated="49" table:style-name="ce57"/>
          <table:table-cell table:style-name="ce56"/>
          <table:table-cell table:style-name="ce55"/>
          <table:table-cell table:number-columns-repeated="16327"/>
        </table:table-row>
        <table:table-row table:style-name="ro26">
          <table:covered-table-cell/>
          <table:table-cell office:value-type="string" table:style-name="ce53">
            <text:p>Political Gain</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Financial Gain</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Damage</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Security Evaluation</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73">
            <text:p>Tuning</text:p>
          </table:table-cell>
          <table:table-cell table:style-name="ce45"/>
          <table:table-cell table:number-columns-repeated="2" table:style-name="ce43"/>
          <table:table-cell table:style-name="ce44"/>
          <table:table-cell table:number-columns-repeated="49" table:style-name="ce43"/>
          <table:table-cell table:style-name="ce42"/>
          <table:table-cell table:style-name="ce41"/>
          <table:table-cell table:number-columns-repeated="16327"/>
        </table:table-row>
        <table:table-row table:style-name="ro26">
          <table:table-cell office:value-type="string" table:number-columns-spanned="1" table:number-rows-spanned="6" table:style-name="ce47">
            <text:p>Attack Class</text:p>
          </table:table-cell>
          <table:table-cell office:value-type="string" table:style-name="ce72">
            <text:p>Spoofing</text:p>
          </table:table-cell>
          <table:table-cell office:value-type="string" table:style-name="ce71">
            <text:p>Brute Force</text:p>
          </table:table-cell>
          <table:table-cell office:value-type="string" table:style-name="ce70">
            <text:p>Man-in-the-Middle</text:p>
          </table:table-cell>
          <table:table-cell office:value-type="string" table:style-name="ce70">
            <text:p>Hijacking</text:p>
          </table:table-cell>
          <table:table-cell office:value-type="string" table:style-name="ce76">
            <text:p>Replay</text:p>
          </table:table-cell>
          <table:table-cell table:number-columns-repeated="49" table:style-name="ce70"/>
          <table:table-cell table:style-name="ce69"/>
          <table:table-cell office:value-type="string" table:style-name="ce68">
            <text:p>Attack Term of Publication</text:p>
          </table:table-cell>
          <table:table-cell table:number-columns-repeated="16327"/>
        </table:table-row>
        <table:table-row table:style-name="ro26">
          <table:covered-table-cell/>
          <table:table-cell office:value-type="string" table:style-name="ce53">
            <text:p>Tampering</text:p>
          </table:table-cell>
          <table:table-cell office:value-type="string" table:style-name="ce52">
            <text:p>Cross-Site-Scripting</text:p>
          </table:table-cell>
          <table:table-cell office:value-type="string" table:style-name="ce50">
            <text:p>SQL Injection</text:p>
          </table:table-cell>
          <table:table-cell office:value-type="string" table:style-name="ce50">
            <text:p>Firmware Modification</text:p>
          </table:table-cell>
          <table:table-cell office:value-type="string" table:style-name="ce51">
            <text:p>Virus</text:p>
          </table:table-cell>
          <table:table-cell office:value-type="string" table:style-name="ce50">
            <text:p>Worm</text:p>
          </table:table-cell>
          <table:table-cell office:value-type="string" table:style-name="ce50">
            <text:p>Fuzzing</text:p>
          </table:table-cell>
          <table:table-cell office:value-type="string" table:style-name="ce50">
            <text:p>Adversarial Attack</text:p>
          </table:table-cell>
          <table:table-cell table:number-columns-repeated="46" table:style-name="ce50"/>
          <table:table-cell table:style-name="ce49"/>
          <table:table-cell office:value-type="string" table:style-name="ce48">
            <text:p>Attack Term of Publication</text:p>
          </table:table-cell>
          <table:table-cell table:number-columns-repeated="16327"/>
        </table:table-row>
        <table:table-row table:style-name="ro26">
          <table:covered-table-cell/>
          <table:table-cell office:value-type="string" table:style-name="ce53">
            <text:p>Repudiation</text:p>
          </table:table-cell>
          <table:table-cell office:value-type="string" table:style-name="ce52">
            <text:p>Repudiation Attack</text:p>
          </table:table-cell>
          <table:table-cell office:value-type="string" table:style-name="ce50">
            <text:p>Stealth Attack</text:p>
          </table:table-cell>
          <table:table-cell table:style-name="ce50"/>
          <table:table-cell table:style-name="ce51"/>
          <table:table-cell table:number-columns-repeated="49" table:style-name="ce50"/>
          <table:table-cell table:style-name="ce49"/>
          <table:table-cell office:value-type="string" table:style-name="ce48">
            <text:p>Attack Term of Publication</text:p>
          </table:table-cell>
          <table:table-cell table:number-columns-repeated="16327"/>
        </table:table-row>
        <table:table-row table:style-name="ro26">
          <table:covered-table-cell/>
          <table:table-cell office:value-type="string" table:style-name="ce53">
            <text:p>Information Disclosure</text:p>
          </table:table-cell>
          <table:table-cell office:value-type="string" table:style-name="ce52">
            <text:p>Eavesdropping</text:p>
          </table:table-cell>
          <table:table-cell office:value-type="string" table:style-name="ce50">
            <text:p>Trojan</text:p>
          </table:table-cell>
          <table:table-cell office:value-type="string" table:style-name="ce50">
            <text:p>Spyware</text:p>
          </table:table-cell>
          <table:table-cell office:value-type="string" table:style-name="ce51">
            <text:p>Reverse Engineering</text:p>
          </table:table-cell>
          <table:table-cell office:value-type="string" table:style-name="ce51">
            <text:p>Cryptoanalysis</text:p>
          </table:table-cell>
          <table:table-cell office:value-type="string" table:style-name="ce51">
            <text:p>Portscanning</text:p>
          </table:table-cell>
          <table:table-cell office:value-type="string" table:style-name="ce51">
            <text:p>Side-Channel-Attack</text:p>
          </table:table-cell>
          <table:table-cell office:value-type="string" table:style-name="ce51">
            <text:p>Fingerprinting</text:p>
          </table:table-cell>
          <table:table-cell table:number-columns-repeated="45" table:style-name="ce50"/>
          <table:table-cell table:style-name="ce49"/>
          <table:table-cell office:value-type="string" table:style-name="ce48">
            <text:p>Attack Term of Publication</text:p>
          </table:table-cell>
          <table:table-cell table:number-columns-repeated="16327"/>
        </table:table-row>
        <table:table-row table:style-name="ro26">
          <table:covered-table-cell/>
          <table:table-cell office:value-type="string" table:style-name="ce53">
            <text:p>Denial of Service</text:p>
          </table:table-cell>
          <table:table-cell office:value-type="string" table:style-name="ce52">
            <text:p>Distributed DoS</text:p>
          </table:table-cell>
          <table:table-cell office:value-type="string" table:style-name="ce50">
            <text:p>Jamming</text:p>
          </table:table-cell>
          <table:table-cell table:style-name="ce50"/>
          <table:table-cell table:style-name="ce51"/>
          <table:table-cell table:number-columns-repeated="49" table:style-name="ce50"/>
          <table:table-cell table:style-name="ce49"/>
          <table:table-cell office:value-type="string" table:style-name="ce48">
            <text:p>Attack Term of Publication</text:p>
          </table:table-cell>
          <table:table-cell table:number-columns-repeated="16327"/>
        </table:table-row>
        <table:table-row table:style-name="ro26">
          <table:covered-table-cell/>
          <table:table-cell office:value-type="string" table:style-name="ce46">
            <text:p>Elevation of Privilege</text:p>
          </table:table-cell>
          <table:table-cell office:value-type="string" table:style-name="ce65">
            <text:p>Buffer Overflow</text:p>
          </table:table-cell>
          <table:table-cell office:value-type="string" table:style-name="ce63">
            <text:p>Rootkit</text:p>
          </table:table-cell>
          <table:table-cell office:value-type="string" table:style-name="ce63">
            <text:p>Backdoor</text:p>
          </table:table-cell>
          <table:table-cell table:style-name="ce64"/>
          <table:table-cell table:number-columns-repeated="49" table:style-name="ce63"/>
          <table:table-cell table:style-name="ce62"/>
          <table:table-cell office:value-type="string" table:style-name="ce61">
            <text:p>Attack Term of Publication</text:p>
          </table:table-cell>
          <table:table-cell table:number-columns-repeated="16327"/>
        </table:table-row>
        <table:table-row table:style-name="ro26">
          <table:table-cell office:value-type="string" table:number-columns-spanned="1" table:number-rows-spanned="8" table:style-name="ce47">
            <text:p>Attack Base</text:p>
          </table:table-cell>
          <table:table-cell office:value-type="string" table:style-name="ce60">
            <text:p>Wireless Attack</text:p>
          </table:table-cell>
          <table:table-cell table:style-name="ce59"/>
          <table:table-cell table:number-columns-repeated="2" table:style-name="ce57"/>
          <table:table-cell table:style-name="ce58"/>
          <table:table-cell table:number-columns-repeated="49" table:style-name="ce57"/>
          <table:table-cell table:style-name="ce56"/>
          <table:table-cell table:style-name="ce55"/>
          <table:table-cell table:number-columns-repeated="16327"/>
        </table:table-row>
        <table:table-row table:style-name="ro26">
          <table:covered-table-cell/>
          <table:table-cell office:value-type="string" table:style-name="ce53">
            <text:p>Hardware Attack</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Software Attack</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rypto Attack</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Bus Attack</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Diagnostic Attack</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Artificial Intelligence Attack</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73">
            <text:p>Environment Attack</text:p>
          </table:table-cell>
          <table:table-cell table:style-name="ce45"/>
          <table:table-cell table:number-columns-repeated="2" table:style-name="ce43"/>
          <table:table-cell table:style-name="ce44"/>
          <table:table-cell table:number-columns-repeated="49" table:style-name="ce43"/>
          <table:table-cell table:style-name="ce42"/>
          <table:table-cell table:style-name="ce41"/>
          <table:table-cell table:number-columns-repeated="16327"/>
        </table:table-row>
        <table:table-row table:style-name="ro26">
          <table:table-cell office:value-type="string" table:number-columns-spanned="1" table:number-rows-spanned="3" table:style-name="ce47">
            <text:p>Attack Type</text:p>
          </table:table-cell>
          <table:table-cell office:value-type="string" table:style-name="ce72">
            <text:p>Analysis</text:p>
          </table:table-cell>
          <table:table-cell table:style-name="ce71"/>
          <table:table-cell table:number-columns-repeated="2" table:style-name="ce70"/>
          <table:table-cell table:style-name="ce76"/>
          <table:table-cell table:number-columns-repeated="49" table:style-name="ce70"/>
          <table:table-cell table:style-name="ce69"/>
          <table:table-cell table:style-name="ce68"/>
          <table:table-cell table:number-columns-repeated="16327"/>
        </table:table-row>
        <table:table-row table:style-name="ro26">
          <table:covered-table-cell/>
          <table:table-cell office:value-type="string" table:style-name="ce53">
            <text:p>Simulation</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46">
            <text:p>Real Attack</text:p>
          </table:table-cell>
          <table:table-cell table:style-name="ce65"/>
          <table:table-cell table:number-columns-repeated="2" table:style-name="ce63"/>
          <table:table-cell table:style-name="ce64"/>
          <table:table-cell table:number-columns-repeated="49" table:style-name="ce63"/>
          <table:table-cell table:style-name="ce62"/>
          <table:table-cell table:style-name="ce61"/>
          <table:table-cell table:number-columns-repeated="16327"/>
        </table:table-row>
        <table:table-row table:style-name="ro26">
          <table:table-cell office:value-type="string" table:number-columns-spanned="1" table:number-rows-spanned="6" table:style-name="ce47">
            <text:p>Violated Security Property</text:p>
          </table:table-cell>
          <table:table-cell office:value-type="string" table:style-name="ce60">
            <text:p>Confidentiality</text:p>
          </table:table-cell>
          <table:table-cell table:style-name="ce59"/>
          <table:table-cell table:number-columns-repeated="2" table:style-name="ce57"/>
          <table:table-cell table:style-name="ce58"/>
          <table:table-cell table:number-columns-repeated="49" table:style-name="ce57"/>
          <table:table-cell table:style-name="ce56"/>
          <table:table-cell table:style-name="ce55"/>
          <table:table-cell table:number-columns-repeated="16327"/>
        </table:table-row>
        <table:table-row table:style-name="ro26">
          <table:covered-table-cell/>
          <table:table-cell office:value-type="string" table:style-name="ce53">
            <text:p>Integrity</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Availability</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Authentication</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Non-Repudiation</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73">
            <text:p>Authorization</text:p>
          </table:table-cell>
          <table:table-cell table:style-name="ce45"/>
          <table:table-cell table:number-columns-repeated="2" table:style-name="ce43"/>
          <table:table-cell table:style-name="ce44"/>
          <table:table-cell table:number-columns-repeated="49" table:style-name="ce43"/>
          <table:table-cell table:style-name="ce42"/>
          <table:table-cell table:style-name="ce41"/>
          <table:table-cell table:number-columns-repeated="16327"/>
        </table:table-row>
        <table:table-row table:style-name="ro26">
          <table:table-cell office:value-type="string" table:number-columns-spanned="1" table:number-rows-spanned="4" table:style-name="ce47">
            <text:p>Affected Asset</text:p>
          </table:table-cell>
          <table:table-cell office:value-type="string" table:style-name="ce72">
            <text:p>Safety</text:p>
          </table:table-cell>
          <table:table-cell table:style-name="ce71"/>
          <table:table-cell table:number-columns-repeated="2" table:style-name="ce70"/>
          <table:table-cell table:style-name="ce76"/>
          <table:table-cell table:number-columns-repeated="49" table:style-name="ce70"/>
          <table:table-cell table:style-name="ce69"/>
          <table:table-cell table:style-name="ce68"/>
          <table:table-cell table:number-columns-repeated="16327"/>
        </table:table-row>
        <table:table-row table:style-name="ro26">
          <table:covered-table-cell/>
          <table:table-cell office:value-type="string" table:style-name="ce53">
            <text:p>Reliability</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Information Security</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46">
            <text:p>Financial Asset</text:p>
          </table:table-cell>
          <table:table-cell table:style-name="ce65"/>
          <table:table-cell table:number-columns-repeated="2" table:style-name="ce63"/>
          <table:table-cell table:style-name="ce64"/>
          <table:table-cell table:number-columns-repeated="49" table:style-name="ce63"/>
          <table:table-cell table:style-name="ce62"/>
          <table:table-cell table:style-name="ce61"/>
          <table:table-cell table:number-columns-repeated="16327"/>
        </table:table-row>
        <table:table-row table:style-name="ro26">
          <table:table-cell office:value-type="string" table:number-columns-spanned="1" table:number-rows-spanned="11" table:style-name="ce47">
            <text:p>Vulnerability</text:p>
          </table:table-cell>
          <table:table-cell office:value-type="string" table:style-name="ce60">
            <text:p>CWE-682: Incorrect Calculation</text:p>
          </table:table-cell>
          <table:table-cell office:value-type="string" table:style-name="ce59">
            <text:p>Exact CWE Number</text:p>
          </table:table-cell>
          <table:table-cell table:number-columns-repeated="2" table:style-name="ce57"/>
          <table:table-cell table:style-name="ce58"/>
          <table:table-cell table:number-columns-repeated="49" table:style-name="ce57"/>
          <table:table-cell table:style-name="ce56"/>
          <table:table-cell office:value-type="string" table:style-name="ce55">
            <text:p>Vulnerability description of attack publication</text:p>
          </table:table-cell>
          <table:table-cell table:number-columns-repeated="16327"/>
        </table:table-row>
        <table:table-row table:style-name="ro26">
          <table:covered-table-cell/>
          <table:table-cell office:value-type="string" table:style-name="ce53">
            <text:p>CWE-118: Incorrect Access of Indexable Resource (’Range Error’)</text:p>
          </table:table-cell>
          <table:table-cell office:value-type="string" table:style-name="ce52">
            <text:p>Exact CWE Number</text:p>
          </table:table-cell>
          <table:table-cell table:number-columns-repeated="2" table:style-name="ce50"/>
          <table:table-cell table:style-name="ce51"/>
          <table:table-cell table:number-columns-repeated="49" table:style-name="ce50"/>
          <table:table-cell table:style-name="ce49"/>
          <table:table-cell office:value-type="string" table:style-name="ce48">
            <text:p>Vulnerability description of attack publication</text:p>
          </table:table-cell>
          <table:table-cell table:number-columns-repeated="16327"/>
        </table:table-row>
        <table:table-row table:style-name="ro26">
          <table:covered-table-cell/>
          <table:table-cell office:value-type="string" table:style-name="ce53">
            <text:p>CWE-330: Use of Insufficiently Random Values</text:p>
          </table:table-cell>
          <table:table-cell office:value-type="string" table:style-name="ce52">
            <text:p>Exact CWE Number</text:p>
          </table:table-cell>
          <table:table-cell table:number-columns-repeated="2" table:style-name="ce50"/>
          <table:table-cell table:style-name="ce51"/>
          <table:table-cell table:number-columns-repeated="49" table:style-name="ce50"/>
          <table:table-cell table:style-name="ce49"/>
          <table:table-cell office:value-type="string" table:style-name="ce48">
            <text:p>Vulnerability description of attack publication</text:p>
          </table:table-cell>
          <table:table-cell table:number-columns-repeated="16327"/>
        </table:table-row>
        <table:table-row table:style-name="ro26">
          <table:covered-table-cell/>
          <table:table-cell office:value-type="string" table:style-name="ce53">
            <text:p>CWE-435: Improper Interaction Between Multiple Correctly-Behaving Entities</text:p>
          </table:table-cell>
          <table:table-cell office:value-type="string" table:style-name="ce52">
            <text:p>Exact CWE Number</text:p>
          </table:table-cell>
          <table:table-cell table:number-columns-repeated="2" table:style-name="ce50"/>
          <table:table-cell table:style-name="ce51"/>
          <table:table-cell table:number-columns-repeated="49" table:style-name="ce50"/>
          <table:table-cell table:style-name="ce49"/>
          <table:table-cell office:value-type="string" table:style-name="ce48">
            <text:p>Vulnerability description of attack publication</text:p>
          </table:table-cell>
          <table:table-cell table:number-columns-repeated="16327"/>
        </table:table-row>
        <table:table-row table:style-name="ro26">
          <table:covered-table-cell/>
          <table:table-cell office:value-type="string" table:style-name="ce53">
            <text:p>CWE-664: Improper Control of a Resource Through its Lifetime</text:p>
          </table:table-cell>
          <table:table-cell office:value-type="string" table:style-name="ce52">
            <text:p>Exact CWE Number</text:p>
          </table:table-cell>
          <table:table-cell table:number-columns-repeated="2" table:style-name="ce50"/>
          <table:table-cell table:style-name="ce51"/>
          <table:table-cell table:number-columns-repeated="49" table:style-name="ce50"/>
          <table:table-cell table:style-name="ce49"/>
          <table:table-cell office:value-type="string" table:style-name="ce48">
            <text:p>Vulnerability description of attack publication</text:p>
          </table:table-cell>
          <table:table-cell table:number-columns-repeated="16327"/>
        </table:table-row>
        <table:table-row table:style-name="ro26">
          <table:covered-table-cell/>
          <table:table-cell office:value-type="string" table:style-name="ce88">
            <text:p>CWE-691: Insufficient Control Flow Management</text:p>
          </table:table-cell>
          <table:table-cell office:value-type="string" table:style-name="ce52">
            <text:p>Exact CWE Number</text:p>
          </table:table-cell>
          <table:table-cell table:number-columns-repeated="2" table:style-name="ce50"/>
          <table:table-cell table:style-name="ce51"/>
          <table:table-cell table:number-columns-repeated="49" table:style-name="ce50"/>
          <table:table-cell table:style-name="ce49"/>
          <table:table-cell office:value-type="string" table:style-name="ce48">
            <text:p>Vulnerability description of attack publication</text:p>
          </table:table-cell>
          <table:table-cell table:number-columns-repeated="16327"/>
        </table:table-row>
        <table:table-row table:style-name="ro26">
          <table:covered-table-cell/>
          <table:table-cell office:value-type="string" table:style-name="ce53">
            <text:p>CWE-693: Protection Mechanism Failure</text:p>
          </table:table-cell>
          <table:table-cell office:value-type="string" table:style-name="ce52">
            <text:p>Exact CWE Number</text:p>
          </table:table-cell>
          <table:table-cell table:number-columns-repeated="2" table:style-name="ce50"/>
          <table:table-cell table:style-name="ce51"/>
          <table:table-cell table:number-columns-repeated="49" table:style-name="ce50"/>
          <table:table-cell table:style-name="ce49"/>
          <table:table-cell office:value-type="string" table:style-name="ce48">
            <text:p>Vulnerability description of attack publication</text:p>
          </table:table-cell>
          <table:table-cell table:number-columns-repeated="16327"/>
        </table:table-row>
        <table:table-row table:style-name="ro26">
          <table:covered-table-cell/>
          <table:table-cell office:value-type="string" table:style-name="ce53">
            <text:p>CWE-697: Incorrect Comparison</text:p>
          </table:table-cell>
          <table:table-cell office:value-type="string" table:style-name="ce52">
            <text:p>Exact CWE Number</text:p>
          </table:table-cell>
          <table:table-cell table:number-columns-repeated="2" table:style-name="ce50"/>
          <table:table-cell table:style-name="ce51"/>
          <table:table-cell table:number-columns-repeated="49" table:style-name="ce50"/>
          <table:table-cell table:style-name="ce49"/>
          <table:table-cell office:value-type="string" table:style-name="ce48">
            <text:p>Vulnerability description of attack publication</text:p>
          </table:table-cell>
          <table:table-cell table:number-columns-repeated="16327"/>
        </table:table-row>
        <table:table-row table:style-name="ro26">
          <table:covered-table-cell/>
          <table:table-cell office:value-type="string" table:style-name="ce53">
            <text:p>CWE-703: Improper Check or Handling of Exceptional Conditions</text:p>
          </table:table-cell>
          <table:table-cell office:value-type="string" table:style-name="ce52">
            <text:p>Exact CWE Number</text:p>
          </table:table-cell>
          <table:table-cell table:number-columns-repeated="2" table:style-name="ce50"/>
          <table:table-cell table:style-name="ce51"/>
          <table:table-cell table:number-columns-repeated="49" table:style-name="ce50"/>
          <table:table-cell table:style-name="ce49"/>
          <table:table-cell office:value-type="string" table:style-name="ce48">
            <text:p>Vulnerability description of attack publication</text:p>
          </table:table-cell>
          <table:table-cell table:number-columns-repeated="16327"/>
        </table:table-row>
        <table:table-row table:style-name="ro26">
          <table:covered-table-cell/>
          <table:table-cell office:value-type="string" table:style-name="ce53">
            <text:p>CWE-707: Improper Enforcement of Message or Data Structure</text:p>
          </table:table-cell>
          <table:table-cell office:value-type="string" table:style-name="ce52">
            <text:p>Exact CWE Number</text:p>
          </table:table-cell>
          <table:table-cell table:number-columns-repeated="2" table:style-name="ce50"/>
          <table:table-cell table:style-name="ce51"/>
          <table:table-cell table:number-columns-repeated="49" table:style-name="ce50"/>
          <table:table-cell table:style-name="ce49"/>
          <table:table-cell office:value-type="string" table:style-name="ce48">
            <text:p>Vulnerability description of attack publication</text:p>
          </table:table-cell>
          <table:table-cell table:number-columns-repeated="16327"/>
        </table:table-row>
        <table:table-row table:style-name="ro26">
          <table:covered-table-cell/>
          <table:table-cell office:value-type="string" table:style-name="ce73">
            <text:p>CWE-710: Improper Adherence to Coding Standards</text:p>
          </table:table-cell>
          <table:table-cell office:value-type="string" table:style-name="ce45">
            <text:p>Exact CWE Number</text:p>
          </table:table-cell>
          <table:table-cell table:number-columns-repeated="2" table:style-name="ce43"/>
          <table:table-cell table:style-name="ce44"/>
          <table:table-cell table:number-columns-repeated="49" table:style-name="ce43"/>
          <table:table-cell table:style-name="ce42"/>
          <table:table-cell office:value-type="string" table:style-name="ce41">
            <text:p>Vulnerability description of attack publication</text:p>
          </table:table-cell>
          <table:table-cell table:number-columns-repeated="16327"/>
        </table:table-row>
        <table:table-row table:style-name="ro26">
          <table:table-cell office:value-type="string" table:number-columns-spanned="1" table:number-rows-spanned="28" table:style-name="ce47">
            <text:p>Interface</text:p>
          </table:table-cell>
          <table:table-cell office:value-type="string" table:style-name="ce72">
            <text:p>WLAN</text:p>
          </table:table-cell>
          <table:table-cell table:style-name="ce71"/>
          <table:table-cell table:style-name="ce70"/>
          <table:table-cell table:style-name="ce87"/>
          <table:table-cell table:style-name="ce86"/>
          <table:table-cell table:number-columns-repeated="49" table:style-name="ce70"/>
          <table:table-cell table:style-name="ce69"/>
          <table:table-cell table:style-name="ce68"/>
          <table:table-cell table:number-columns-repeated="16327"/>
        </table:table-row>
        <table:table-row table:style-name="ro26">
          <table:covered-table-cell/>
          <table:table-cell office:value-type="string" table:style-name="ce53">
            <text:p>Bluetooth</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ellular</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GPS</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DVB-T / DVB-T2</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DAB</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RDS</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TPMS</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RFID</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Infrared</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USB</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AUX</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D</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DVD</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OBD</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ECU</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omponent</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D-Bus</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AN-Bus</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AN-FD-Bus</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LIN-Bus</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MOST-Bus</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FlexRay</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Ethernet</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Software<text:s/></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amera</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Radar</text:p>
          </table:table-cell>
          <table:table-cell table:style-name="ce52"/>
          <table:table-cell table:style-name="ce50"/>
          <table:table-cell table:style-name="ce85"/>
          <table:table-cell table:style-name="ce66"/>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46">
            <text:p>LiDAR</text:p>
          </table:table-cell>
          <table:table-cell table:style-name="ce65"/>
          <table:table-cell table:style-name="ce63"/>
          <table:table-cell table:style-name="ce84"/>
          <table:table-cell table:style-name="ce64"/>
          <table:table-cell table:number-columns-repeated="49" table:style-name="ce63"/>
          <table:table-cell table:style-name="ce62"/>
          <table:table-cell table:style-name="ce61"/>
          <table:table-cell table:number-columns-repeated="16327"/>
        </table:table-row>
        <table:table-row table:style-name="ro26">
          <table:table-cell office:value-type="string" table:style-name="ce83">
            <text:p>Consequence</text:p>
          </table:table-cell>
          <table:table-cell office:value-type="string" table:style-name="ce82">
            <text:p>Description in continous text</text:p>
          </table:table-cell>
          <table:table-cell table:style-name="ce81"/>
          <table:table-cell table:number-columns-repeated="2" table:style-name="ce79"/>
          <table:table-cell table:style-name="ce80"/>
          <table:table-cell table:number-columns-repeated="49" table:style-name="ce79"/>
          <table:table-cell table:style-name="ce78"/>
          <table:table-cell table:style-name="ce77"/>
          <table:table-cell table:number-columns-repeated="16327"/>
        </table:table-row>
        <table:table-row table:style-name="ro26">
          <table:table-cell office:value-type="string" table:number-columns-spanned="1" table:number-rows-spanned="4" table:style-name="ce47">
            <text:p>Attack Path</text:p>
          </table:table-cell>
          <table:table-cell office:value-type="string" table:style-name="ce72">
            <text:p>Step 1</text:p>
          </table:table-cell>
          <table:table-cell table:style-name="ce71"/>
          <table:table-cell table:number-columns-repeated="2" table:style-name="ce70"/>
          <table:table-cell table:style-name="ce76"/>
          <table:table-cell table:number-columns-repeated="49" table:style-name="ce70"/>
          <table:table-cell table:style-name="ce69"/>
          <table:table-cell table:style-name="ce68"/>
          <table:table-cell table:number-columns-repeated="16327"/>
        </table:table-row>
        <table:table-row table:style-name="ro26">
          <table:covered-table-cell/>
          <table:table-cell office:value-type="string" table:style-name="ce53">
            <text:p>Step 2</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Step 3</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46">
            <text:p>Step 4</text:p>
          </table:table-cell>
          <table:table-cell table:style-name="ce65"/>
          <table:table-cell table:number-columns-repeated="2" table:style-name="ce63"/>
          <table:table-cell table:style-name="ce64"/>
          <table:table-cell table:number-columns-repeated="49" table:style-name="ce63"/>
          <table:table-cell table:style-name="ce62"/>
          <table:table-cell table:style-name="ce61"/>
          <table:table-cell table:number-columns-repeated="16327"/>
        </table:table-row>
        <table:table-row table:style-name="ro26">
          <table:table-cell office:value-type="string" table:number-columns-spanned="1" table:number-rows-spanned="5" table:style-name="ce47">
            <text:p>Requirement</text:p>
          </table:table-cell>
          <table:table-cell office:value-type="string" table:style-name="ce60">
            <text:p>Required Access / Connection</text:p>
          </table:table-cell>
          <table:table-cell office:value-type="string" table:style-name="ce59">
            <text:p>WLAN</text:p>
          </table:table-cell>
          <table:table-cell office:value-type="string" table:style-name="ce57">
            <text:p>Bluetooth</text:p>
          </table:table-cell>
          <table:table-cell office:value-type="string" table:style-name="ce57">
            <text:p>Cellular</text:p>
          </table:table-cell>
          <table:table-cell office:value-type="string" table:style-name="ce57">
            <text:p>GPS</text:p>
          </table:table-cell>
          <table:table-cell office:value-type="string" table:style-name="ce57">
            <text:p>DVB-T / DVB-T2</text:p>
          </table:table-cell>
          <table:table-cell office:value-type="string" table:style-name="ce57">
            <text:p>DAB</text:p>
          </table:table-cell>
          <table:table-cell office:value-type="string" table:style-name="ce57">
            <text:p>RDS</text:p>
          </table:table-cell>
          <table:table-cell office:value-type="string" table:style-name="ce57">
            <text:p>TPMS</text:p>
          </table:table-cell>
          <table:table-cell office:value-type="string" table:style-name="ce57">
            <text:p>RFID</text:p>
          </table:table-cell>
          <table:table-cell office:value-type="string" table:style-name="ce57">
            <text:p>Infrared</text:p>
          </table:table-cell>
          <table:table-cell office:value-type="string" table:style-name="ce57">
            <text:p>USB</text:p>
          </table:table-cell>
          <table:table-cell office:value-type="string" table:style-name="ce57">
            <text:p>AUX</text:p>
          </table:table-cell>
          <table:table-cell office:value-type="string" table:style-name="ce57">
            <text:p>CD</text:p>
          </table:table-cell>
          <table:table-cell office:value-type="string" table:style-name="ce57">
            <text:p>DVD</text:p>
          </table:table-cell>
          <table:table-cell office:value-type="string" table:style-name="ce57">
            <text:p>OBD</text:p>
          </table:table-cell>
          <table:table-cell office:value-type="string" table:style-name="ce57">
            <text:p>ECU</text:p>
          </table:table-cell>
          <table:table-cell office:value-type="string" table:style-name="ce57">
            <text:p>Component</text:p>
          </table:table-cell>
          <table:table-cell office:value-type="string" table:style-name="ce57">
            <text:p>D-Bus</text:p>
          </table:table-cell>
          <table:table-cell office:value-type="string" table:style-name="ce57">
            <text:p>CAN-Bus</text:p>
          </table:table-cell>
          <table:table-cell office:value-type="string" table:style-name="ce57">
            <text:p>CAN-FD-Bus</text:p>
          </table:table-cell>
          <table:table-cell office:value-type="string" table:style-name="ce57">
            <text:p>LIN-Bus</text:p>
          </table:table-cell>
          <table:table-cell office:value-type="string" table:style-name="ce57">
            <text:p>MOST-Bus</text:p>
          </table:table-cell>
          <table:table-cell office:value-type="string" table:style-name="ce57">
            <text:p>FlexRay</text:p>
          </table:table-cell>
          <table:table-cell office:value-type="string" table:style-name="ce57">
            <text:p>Ethernet</text:p>
          </table:table-cell>
          <table:table-cell office:value-type="string" table:style-name="ce57">
            <text:p>Software<text:s/></text:p>
          </table:table-cell>
          <table:table-cell office:value-type="string" table:style-name="ce57">
            <text:p>Camera</text:p>
          </table:table-cell>
          <table:table-cell office:value-type="string" table:style-name="ce57">
            <text:p>Radar</text:p>
          </table:table-cell>
          <table:table-cell office:value-type="string" table:style-name="ce57">
            <text:p>LiDAR</text:p>
          </table:table-cell>
          <table:table-cell table:number-columns-repeated="25" table:style-name="ce57"/>
          <table:table-cell table:style-name="ce56"/>
          <table:table-cell office:value-type="string" table:style-name="ce55">
            <text:p>Requirement description of attack publication</text:p>
          </table:table-cell>
          <table:table-cell table:number-columns-repeated="16327"/>
        </table:table-row>
        <table:table-row table:style-name="ro26">
          <table:covered-table-cell/>
          <table:table-cell office:value-type="string" table:style-name="ce53">
            <text:p>Required Operational State</text:p>
          </table:table-cell>
          <table:table-cell office:value-type="string" table:style-name="ce52">
            <text:p>Vehicle State</text:p>
          </table:table-cell>
          <table:table-cell office:value-type="string" table:style-name="ce50">
            <text:p>System State</text:p>
          </table:table-cell>
          <table:table-cell office:value-type="string" table:style-name="ce50">
            <text:p>Privilege State</text:p>
          </table:table-cell>
          <table:table-cell table:style-name="ce51"/>
          <table:table-cell table:number-columns-repeated="49" table:style-name="ce50"/>
          <table:table-cell table:style-name="ce49"/>
          <table:table-cell office:value-type="string" table:style-name="ce48">
            <text:p>Requirement description of attack publication</text:p>
          </table:table-cell>
          <table:table-cell table:number-columns-repeated="16327"/>
        </table:table-row>
        <table:table-row table:style-name="ro26">
          <table:covered-table-cell/>
          <table:table-cell office:value-type="string" table:style-name="ce53">
            <text:p>Required System Knowledge</text:p>
          </table:table-cell>
          <table:table-cell office:value-type="string" table:style-name="ce52">
            <text:p>Information</text:p>
          </table:table-cell>
          <table:table-cell office:value-type="string" table:style-name="ce50">
            <text:p>Captured Data</text:p>
          </table:table-cell>
          <table:table-cell table:style-name="ce50"/>
          <table:table-cell table:style-name="ce51"/>
          <table:table-cell table:number-columns-repeated="49" table:style-name="ce50"/>
          <table:table-cell table:style-name="ce49"/>
          <table:table-cell office:value-type="string" table:style-name="ce48">
            <text:p>Requirement description of attack publication</text:p>
          </table:table-cell>
          <table:table-cell table:number-columns-repeated="16327"/>
        </table:table-row>
        <table:table-row table:style-name="ro26">
          <table:covered-table-cell/>
          <table:table-cell office:value-type="string" table:style-name="ce53">
            <text:p>Required Setup</text:p>
          </table:table-cell>
          <table:table-cell office:value-type="string" table:style-name="ce52">
            <text:p>Simulation of the System</text:p>
          </table:table-cell>
          <table:table-cell office:value-type="string" table:style-name="ce50">
            <text:p>Attack Configuration</text:p>
          </table:table-cell>
          <table:table-cell office:value-type="string" table:style-name="ce50">
            <text:p>System Configuration</text:p>
          </table:table-cell>
          <table:table-cell office:value-type="string" table:style-name="ce51">
            <text:p>Manipulated Message</text:p>
          </table:table-cell>
          <table:table-cell table:number-columns-repeated="49" table:style-name="ce50"/>
          <table:table-cell table:style-name="ce49"/>
          <table:table-cell office:value-type="string" table:style-name="ce48">
            <text:p>Requirement description of attack publication</text:p>
          </table:table-cell>
          <table:table-cell table:number-columns-repeated="16327"/>
        </table:table-row>
        <table:table-row table:style-name="ro26">
          <table:covered-table-cell/>
          <table:table-cell office:value-type="string" table:style-name="ce73">
            <text:p>Organisational Requirement</text:p>
          </table:table-cell>
          <table:table-cell office:value-type="string" table:style-name="ce65">
            <text:p>Organisation</text:p>
          </table:table-cell>
          <table:table-cell office:value-type="string" table:style-name="ce63">
            <text:p>Proximity to the Vehicle</text:p>
          </table:table-cell>
          <table:table-cell office:value-type="string" table:style-name="ce63">
            <text:p>Equipment</text:p>
          </table:table-cell>
          <table:table-cell table:style-name="ce64"/>
          <table:table-cell table:number-columns-repeated="49" table:style-name="ce63"/>
          <table:table-cell table:style-name="ce62"/>
          <table:table-cell office:value-type="string" table:style-name="ce48">
            <text:p>Requirement description of attack publication</text:p>
          </table:table-cell>
          <table:table-cell table:number-columns-repeated="16327"/>
        </table:table-row>
        <table:table-row table:style-name="ro26">
          <table:table-cell office:value-type="string" table:number-columns-spanned="1" table:number-rows-spanned="5" table:style-name="ce47">
            <text:p>Acquired Priviledges</text:p>
          </table:table-cell>
          <table:table-cell office:value-type="string" table:style-name="ce72">
            <text:p>Read/Write (Functional Communication Link)</text:p>
          </table:table-cell>
          <table:table-cell table:style-name="ce59"/>
          <table:table-cell table:number-columns-repeated="2" table:style-name="ce57"/>
          <table:table-cell table:style-name="ce58"/>
          <table:table-cell table:number-columns-repeated="49" table:style-name="ce57"/>
          <table:table-cell table:style-name="ce56"/>
          <table:table-cell table:style-name="ce48"/>
          <table:table-cell table:number-columns-repeated="16327"/>
        </table:table-row>
        <table:table-row table:style-name="ro26">
          <table:covered-table-cell/>
          <table:table-cell office:value-type="string" table:style-name="ce53">
            <text:p>Execute (Functional Component)</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Read (Functional Component)</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Write (Functional Component)</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73">
            <text:p>Full Control (Functional Component)</text:p>
          </table:table-cell>
          <table:table-cell table:style-name="ce45"/>
          <table:table-cell table:number-columns-repeated="2" table:style-name="ce43"/>
          <table:table-cell table:style-name="ce44"/>
          <table:table-cell table:number-columns-repeated="49" table:style-name="ce43"/>
          <table:table-cell table:style-name="ce42"/>
          <table:table-cell table:style-name="ce41"/>
          <table:table-cell table:number-columns-repeated="16327"/>
        </table:table-row>
        <table:table-row table:style-name="ro26">
          <table:table-cell office:value-type="string" table:number-columns-spanned="1" table:number-rows-spanned="6" table:style-name="ce47">
            <text:p>Restriction</text:p>
          </table:table-cell>
          <table:table-cell office:value-type="string" table:style-name="ce72">
            <text:p>Physical Restriction</text:p>
          </table:table-cell>
          <table:table-cell office:value-type="string" table:style-name="ce71">
            <text:p>Signal Strength</text:p>
          </table:table-cell>
          <table:table-cell office:value-type="string" table:style-name="ce70">
            <text:p>Frequency</text:p>
          </table:table-cell>
          <table:table-cell office:value-type="string" table:style-name="ce70">
            <text:p>Range</text:p>
          </table:table-cell>
          <table:table-cell office:value-type="string" table:style-name="ce76">
            <text:p>Computability</text:p>
          </table:table-cell>
          <table:table-cell office:value-type="string" table:style-name="ce76">
            <text:p>Energy</text:p>
          </table:table-cell>
          <table:table-cell table:number-columns-repeated="48" table:style-name="ce70"/>
          <table:table-cell table:style-name="ce69"/>
          <table:table-cell office:value-type="string" table:style-name="ce68">
            <text:p>Restriction description of attack publication</text:p>
          </table:table-cell>
          <table:table-cell table:number-columns-repeated="16327"/>
        </table:table-row>
        <table:table-row table:style-name="ro26">
          <table:covered-table-cell/>
          <table:table-cell office:value-type="string" table:style-name="ce53">
            <text:p>Security Measure</text:p>
          </table:table-cell>
          <table:table-cell office:value-type="string" table:style-name="ce52">
            <text:p>Access Control</text:p>
          </table:table-cell>
          <table:table-cell office:value-type="string" table:style-name="ce50">
            <text:p>Encryption</text:p>
          </table:table-cell>
          <table:table-cell table:style-name="ce50"/>
          <table:table-cell table:style-name="ce51"/>
          <table:table-cell table:number-columns-repeated="49" table:style-name="ce50"/>
          <table:table-cell table:style-name="ce49"/>
          <table:table-cell office:value-type="string" table:style-name="ce48">
            <text:p>Restriction description of attack publication</text:p>
          </table:table-cell>
          <table:table-cell table:number-columns-repeated="16327"/>
        </table:table-row>
        <table:table-row table:style-name="ro26">
          <table:covered-table-cell/>
          <table:table-cell office:value-type="string" table:style-name="ce53">
            <text:p>Impact Restriction</text:p>
          </table:table-cell>
          <table:table-cell office:value-type="string" table:style-name="ce52">
            <text:p>Plausibility Checks</text:p>
          </table:table-cell>
          <table:table-cell table:number-columns-repeated="2" table:style-name="ce50"/>
          <table:table-cell table:style-name="ce51"/>
          <table:table-cell table:number-columns-repeated="49" table:style-name="ce50"/>
          <table:table-cell table:style-name="ce49"/>
          <table:table-cell office:value-type="string" table:style-name="ce48">
            <text:p>Restriction description of attack publication</text:p>
          </table:table-cell>
          <table:table-cell table:number-columns-repeated="16327"/>
        </table:table-row>
        <table:table-row table:style-name="ro26">
          <table:covered-table-cell/>
          <table:table-cell office:value-type="string" table:style-name="ce53">
            <text:p>Knowledge Restriction</text:p>
          </table:table-cell>
          <table:table-cell office:value-type="string" table:style-name="ce52">
            <text:p>Protocol</text:p>
          </table:table-cell>
          <table:table-cell office:value-type="string" table:style-name="ce50">
            <text:p>Technology</text:p>
          </table:table-cell>
          <table:table-cell table:number-columns-repeated="51" table:style-name="ce50"/>
          <table:table-cell table:style-name="ce49"/>
          <table:table-cell office:value-type="string" table:style-name="ce48">
            <text:p>Restriction description of attack publication</text:p>
          </table:table-cell>
          <table:table-cell table:number-columns-repeated="16327"/>
        </table:table-row>
        <table:table-row table:style-name="ro26">
          <table:covered-table-cell/>
          <table:table-cell office:value-type="string" table:style-name="ce53">
            <text:p>Connection Restriction</text:p>
          </table:table-cell>
          <table:table-cell office:value-type="string" table:style-name="ce52">
            <text:p>Bandwidth</text:p>
          </table:table-cell>
          <table:table-cell table:number-columns-repeated="52" table:style-name="ce50"/>
          <table:table-cell table:style-name="ce49"/>
          <table:table-cell office:value-type="string" table:style-name="ce48">
            <text:p>Restriction description of attack publication</text:p>
          </table:table-cell>
          <table:table-cell table:number-columns-repeated="16327"/>
        </table:table-row>
        <table:table-row table:style-name="ro26">
          <table:covered-table-cell/>
          <table:table-cell office:value-type="string" table:style-name="ce46">
            <text:p>Operational Restriction</text:p>
          </table:table-cell>
          <table:table-cell office:value-type="string" table:style-name="ce65">
            <text:p>Performance</text:p>
          </table:table-cell>
          <table:table-cell table:number-columns-repeated="52" table:style-name="ce63"/>
          <table:table-cell table:style-name="ce62"/>
          <table:table-cell office:value-type="string" table:style-name="ce61">
            <text:p>Restriction description of attack publication</text:p>
          </table:table-cell>
          <table:table-cell table:number-columns-repeated="16327"/>
        </table:table-row>
        <table:table-row table:style-name="ro26">
          <table:table-cell office:value-type="string" table:number-columns-spanned="1" table:number-rows-spanned="4" table:style-name="ce47">
            <text:p>Attack Level</text:p>
          </table:table-cell>
          <table:table-cell office:value-type="string" table:style-name="ce60">
            <text:p>Remote</text:p>
          </table:table-cell>
          <table:table-cell table:style-name="ce59"/>
          <table:table-cell table:number-columns-repeated="52" table:style-name="ce57"/>
          <table:table-cell table:style-name="ce56"/>
          <table:table-cell table:style-name="ce55"/>
          <table:table-cell table:number-columns-repeated="16327"/>
        </table:table-row>
        <table:table-row table:style-name="ro26">
          <table:covered-table-cell/>
          <table:table-cell office:value-type="string" table:style-name="ce53">
            <text:p>Local Network</text:p>
          </table:table-cell>
          <table:table-cell table:style-name="ce52"/>
          <table:table-cell table:number-columns-repeated="52" table:style-name="ce50"/>
          <table:table-cell table:style-name="ce49"/>
          <table:table-cell table:style-name="ce48"/>
          <table:table-cell table:number-columns-repeated="16327"/>
        </table:table-row>
        <table:table-row table:style-name="ro26">
          <table:covered-table-cell/>
          <table:table-cell office:value-type="string" table:style-name="ce53">
            <text:p>Local Software</text:p>
          </table:table-cell>
          <table:table-cell table:style-name="ce52"/>
          <table:table-cell table:number-columns-repeated="52" table:style-name="ce50"/>
          <table:table-cell table:style-name="ce49"/>
          <table:table-cell table:style-name="ce48"/>
          <table:table-cell table:number-columns-repeated="16327"/>
        </table:table-row>
        <table:table-row table:style-name="ro26">
          <table:covered-table-cell/>
          <table:table-cell office:value-type="string" table:style-name="ce46">
            <text:p>Local Hardware</text:p>
          </table:table-cell>
          <table:table-cell table:style-name="ce45"/>
          <table:table-cell table:number-columns-repeated="52" table:style-name="ce43"/>
          <table:table-cell table:style-name="ce42"/>
          <table:table-cell table:style-name="ce41"/>
          <table:table-cell table:number-columns-repeated="16327"/>
        </table:table-row>
        <table:table-row table:style-name="ro26">
          <table:table-cell office:value-type="string" table:number-columns-spanned="1" table:number-rows-spanned="5" table:style-name="ce47">
            <text:p>Vehicle</text:p>
          </table:table-cell>
          <table:table-cell office:value-type="string" table:style-name="ce60">
            <text:p>Manufacturer</text:p>
          </table:table-cell>
          <table:table-cell table:style-name="ce71"/>
          <table:table-cell table:number-columns-repeated="52" table:style-name="ce70"/>
          <table:table-cell table:style-name="ce69"/>
          <table:table-cell table:style-name="ce68"/>
          <table:table-cell table:number-columns-repeated="16327"/>
        </table:table-row>
        <table:table-row table:style-name="ro26">
          <table:covered-table-cell/>
          <table:table-cell office:value-type="string" table:style-name="ce53">
            <text:p>Model</text:p>
          </table:table-cell>
          <table:table-cell table:style-name="ce52"/>
          <table:table-cell table:number-columns-repeated="52" table:style-name="ce50"/>
          <table:table-cell table:style-name="ce49"/>
          <table:table-cell table:style-name="ce48"/>
          <table:table-cell table:number-columns-repeated="16327"/>
        </table:table-row>
        <table:table-row table:style-name="ro26">
          <table:covered-table-cell/>
          <table:table-cell office:value-type="string" table:style-name="ce53">
            <text:p>Construction Year</text:p>
          </table:table-cell>
          <table:table-cell table:style-name="ce52"/>
          <table:table-cell table:style-name="ce50"/>
          <table:table-cell table:style-name="ce75"/>
          <table:table-cell table:number-columns-repeated="50" table:style-name="ce50"/>
          <table:table-cell table:style-name="ce49"/>
          <table:table-cell table:style-name="ce48"/>
          <table:table-cell table:number-columns-repeated="16327"/>
        </table:table-row>
        <table:table-row table:style-name="ro26">
          <table:covered-table-cell/>
          <table:table-cell office:value-type="string" table:style-name="ce53">
            <text:p>Type</text:p>
          </table:table-cell>
          <table:table-cell table:style-name="ce52"/>
          <table:table-cell table:style-name="ce50"/>
          <table:table-cell table:style-name="ce75"/>
          <table:table-cell table:number-columns-repeated="50" table:style-name="ce50"/>
          <table:table-cell table:style-name="ce49"/>
          <table:table-cell table:style-name="ce48"/>
          <table:table-cell table:number-columns-repeated="16327"/>
        </table:table-row>
        <table:table-row table:style-name="ro26">
          <table:covered-table-cell/>
          <table:table-cell office:value-type="string" table:style-name="ce73">
            <text:p>Additional Description</text:p>
          </table:table-cell>
          <table:table-cell table:style-name="ce65"/>
          <table:table-cell table:style-name="ce63"/>
          <table:table-cell table:style-name="ce74"/>
          <table:table-cell table:number-columns-repeated="50" table:style-name="ce63"/>
          <table:table-cell table:style-name="ce62"/>
          <table:table-cell table:style-name="ce61"/>
          <table:table-cell table:number-columns-repeated="16327"/>
        </table:table-row>
        <table:table-row table:style-name="ro26">
          <table:table-cell office:value-type="string" table:number-columns-spanned="1" table:number-rows-spanned="3" table:style-name="ce47">
            <text:p>Component</text:p>
          </table:table-cell>
          <table:table-cell office:value-type="string" table:style-name="ce72">
            <text:p>ECU</text:p>
          </table:table-cell>
          <table:table-cell office:value-type="string" table:style-name="ce59">
            <text:p>Engine ECU</text:p>
          </table:table-cell>
          <table:table-cell office:value-type="string" table:style-name="ce57">
            <text:p>Transmission ECU</text:p>
          </table:table-cell>
          <table:table-cell office:value-type="string" table:style-name="ce57">
            <text:p>ABS ECU</text:p>
          </table:table-cell>
          <table:table-cell office:value-type="string" table:style-name="ce57">
            <text:p>ESP ECU</text:p>
          </table:table-cell>
          <table:table-cell office:value-type="string" table:style-name="ce57">
            <text:p>Brake System ECU</text:p>
          </table:table-cell>
          <table:table-cell office:value-type="string" table:style-name="ce57">
            <text:p>Air Conditioning ECU</text:p>
          </table:table-cell>
          <table:table-cell office:value-type="string" table:style-name="ce57">
            <text:p>Central Gateway</text:p>
          </table:table-cell>
          <table:table-cell office:value-type="string" table:style-name="ce57">
            <text:p>Domain Gateway</text:p>
          </table:table-cell>
          <table:table-cell office:value-type="string" table:style-name="ce57">
            <text:p>Navigation ECU</text:p>
          </table:table-cell>
          <table:table-cell office:value-type="string" table:style-name="ce57">
            <text:p>ACC</text:p>
          </table:table-cell>
          <table:table-cell office:value-type="string" table:style-name="ce57">
            <text:p>TV Tuner</text:p>
          </table:table-cell>
          <table:table-cell office:value-type="string" table:style-name="ce57">
            <text:p>Amplifier</text:p>
          </table:table-cell>
          <table:table-cell office:value-type="string" table:style-name="ce57">
            <text:p>Tire Pressure Control</text:p>
          </table:table-cell>
          <table:table-cell office:value-type="string" table:style-name="ce57">
            <text:p>Information Display</text:p>
          </table:table-cell>
          <table:table-cell office:value-type="string" table:style-name="ce57">
            <text:p>Trailer ECU</text:p>
          </table:table-cell>
          <table:table-cell office:value-type="string" table:style-name="ce57">
            <text:p>Parking ECU</text:p>
          </table:table-cell>
          <table:table-cell office:value-type="string" table:style-name="ce57">
            <text:p>Center Console</text:p>
          </table:table-cell>
          <table:table-cell office:value-type="string" table:style-name="ce57">
            <text:p>Wiper ECU</text:p>
          </table:table-cell>
          <table:table-cell office:value-type="string" table:style-name="ce57">
            <text:p>Pre-Heater ECU</text:p>
          </table:table-cell>
          <table:table-cell office:value-type="string" table:style-name="ce57">
            <text:p>Heating ECU</text:p>
          </table:table-cell>
          <table:table-cell office:value-type="string" table:style-name="ce57">
            <text:p>Light Switch ECU</text:p>
          </table:table-cell>
          <table:table-cell office:value-type="string" table:style-name="ce57">
            <text:p>Lighting ECU</text:p>
          </table:table-cell>
          <table:table-cell office:value-type="string" table:style-name="ce57">
            <text:p>Theft Warning</text:p>
          </table:table-cell>
          <table:table-cell office:value-type="string" table:style-name="ce57">
            <text:p>Audio System Control</text:p>
          </table:table-cell>
          <table:table-cell office:value-type="string" table:style-name="ce57">
            <text:p>Antenna Tuner</text:p>
          </table:table-cell>
          <table:table-cell office:value-type="string" table:style-name="ce57">
            <text:p>Video Module</text:p>
          </table:table-cell>
          <table:table-cell office:value-type="string" table:style-name="ce57">
            <text:p>Combi Instrument</text:p>
          </table:table-cell>
          <table:table-cell office:value-type="string" table:style-name="ce57">
            <text:p>Multi Media Changer</text:p>
          </table:table-cell>
          <table:table-cell office:value-type="string" table:style-name="ce57">
            <text:p>CD/DVD Changer</text:p>
          </table:table-cell>
          <table:table-cell office:value-type="string" table:style-name="ce57">
            <text:p>Voice Control</text:p>
          </table:table-cell>
          <table:table-cell office:value-type="string" table:style-name="ce57">
            <text:p>Telephone Interface</text:p>
          </table:table-cell>
          <table:table-cell office:value-type="string" table:style-name="ce57">
            <text:p>Door Module Front Left ECU</text:p>
          </table:table-cell>
          <table:table-cell office:value-type="string" table:style-name="ce57">
            <text:p>Door Module Front Right ECU</text:p>
          </table:table-cell>
          <table:table-cell office:value-type="string" table:style-name="ce57">
            <text:p>Door Module Rear Left ECU</text:p>
          </table:table-cell>
          <table:table-cell office:value-type="string" table:style-name="ce57">
            <text:p>Door Module Rear Right ECU</text:p>
          </table:table-cell>
          <table:table-cell office:value-type="string" table:style-name="ce57">
            <text:p>Seat Module Front Left ECU</text:p>
          </table:table-cell>
          <table:table-cell office:value-type="string" table:style-name="ce57">
            <text:p>Seat Module Front Right ECU</text:p>
          </table:table-cell>
          <table:table-cell office:value-type="string" table:style-name="ce57">
            <text:p>Seat Module Rear Left ECU</text:p>
          </table:table-cell>
          <table:table-cell office:value-type="string" table:style-name="ce57">
            <text:p>Seat Module Rear Right ECU</text:p>
          </table:table-cell>
          <table:table-cell office:value-type="string" table:style-name="ce57">
            <text:p>Seat Module Rear Center ECU</text:p>
          </table:table-cell>
          <table:table-cell office:value-type="string" table:style-name="ce57">
            <text:p>Car Access ECU</text:p>
          </table:table-cell>
          <table:table-cell office:value-type="string" table:style-name="ce57">
            <text:p>Steering ECU</text:p>
          </table:table-cell>
          <table:table-cell office:value-type="string" table:style-name="ce57">
            <text:p>Steering Support ECU</text:p>
          </table:table-cell>
          <table:table-cell office:value-type="string" table:style-name="ce57">
            <text:p>Driving Dynamics ECU</text:p>
          </table:table-cell>
          <table:table-cell office:value-type="string" table:style-name="ce57">
            <text:p>Electronic Parking Brake</text:p>
          </table:table-cell>
          <table:table-cell office:value-type="string" table:style-name="ce57">
            <text:p>Four-Wheel ECU</text:p>
          </table:table-cell>
          <table:table-cell office:value-type="string" table:style-name="ce57">
            <text:p>Airbag ECU</text:p>
          </table:table-cell>
          <table:table-cell office:value-type="string" table:style-name="ce57">
            <text:p>Gear Lever</text:p>
          </table:table-cell>
          <table:table-cell office:value-type="string" table:style-name="ce57">
            <text:p>Comfort ECU</text:p>
          </table:table-cell>
          <table:table-cell office:value-type="string" table:style-name="ce57">
            <text:p>Seat Heating ECU</text:p>
          </table:table-cell>
          <table:table-cell office:value-type="string" table:style-name="ce57">
            <text:p>Electronic Ignition Lock</text:p>
          </table:table-cell>
          <table:table-cell office:value-type="string" table:style-name="ce57">
            <text:p>Rear View Camera</text:p>
          </table:table-cell>
          <table:table-cell office:value-type="string" table:style-name="ce57">
            <text:p>Radar ECU</text:p>
          </table:table-cell>
          <table:table-cell office:value-type="string" table:style-name="ce56">
            <text:p>Lidar ECU</text:p>
          </table:table-cell>
          <table:table-cell office:value-type="string" table:style-name="ce55">
            <text:p>Component description of attack publication</text:p>
          </table:table-cell>
          <table:table-cell table:number-columns-repeated="16327"/>
        </table:table-row>
        <table:table-row table:style-name="ro26">
          <table:covered-table-cell/>
          <table:table-cell office:value-type="string" table:style-name="ce53">
            <text:p>Sensor</text:p>
          </table:table-cell>
          <table:table-cell office:value-type="string" table:style-name="ce52">
            <text:p>Engine Speed Sensor</text:p>
          </table:table-cell>
          <table:table-cell office:value-type="string" table:style-name="ce50">
            <text:p>Tire Speed Sensor</text:p>
          </table:table-cell>
          <table:table-cell office:value-type="string" table:style-name="ce50">
            <text:p>Transmission Speed Sensor</text:p>
          </table:table-cell>
          <table:table-cell office:value-type="string" table:style-name="ce50">
            <text:p>Rotation Rate Sensor</text:p>
          </table:table-cell>
          <table:table-cell office:value-type="string" table:style-name="ce50">
            <text:p>Pressure Sensor</text:p>
          </table:table-cell>
          <table:table-cell office:value-type="string" table:style-name="ce50">
            <text:p>High Pressure Sensor</text:p>
          </table:table-cell>
          <table:table-cell office:value-type="string" table:style-name="ce50">
            <text:p>Temperature Sensor</text:p>
          </table:table-cell>
          <table:table-cell office:value-type="string" table:style-name="ce50">
            <text:p>Steering Angle Sensor</text:p>
          </table:table-cell>
          <table:table-cell office:value-type="string" table:style-name="ce50">
            <text:p>Accelerator Pedal Sensor</text:p>
          </table:table-cell>
          <table:table-cell office:value-type="string" table:style-name="ce50">
            <text:p>Yaw Rate Sensor</text:p>
          </table:table-cell>
          <table:table-cell office:value-type="string" table:style-name="ce50">
            <text:p>Air Mass Sensor</text:p>
          </table:table-cell>
          <table:table-cell office:value-type="string" table:style-name="ce50">
            <text:p>Acceleration Sensor</text:p>
          </table:table-cell>
          <table:table-cell office:value-type="string" table:style-name="ce50">
            <text:p>Torque Sensor</text:p>
          </table:table-cell>
          <table:table-cell office:value-type="string" table:style-name="ce50">
            <text:p>Seat Occupancy Sensor</text:p>
          </table:table-cell>
          <table:table-cell office:value-type="string" table:style-name="ce50">
            <text:p>Ultrasonic Sensor</text:p>
          </table:table-cell>
          <table:table-cell office:value-type="string" table:style-name="ce50">
            <text:p>Rain Sensor</text:p>
          </table:table-cell>
          <table:table-cell office:value-type="string" table:style-name="ce50">
            <text:p>Light Sensor</text:p>
          </table:table-cell>
          <table:table-cell office:value-type="string" table:style-name="ce50">
            <text:p>Lambda Probe</text:p>
          </table:table-cell>
          <table:table-cell office:value-type="string" table:style-name="ce50">
            <text:p>Brake Switch</text:p>
          </table:table-cell>
          <table:table-cell office:value-type="string" table:style-name="ce50">
            <text:p>Clutch Switch</text:p>
          </table:table-cell>
          <table:table-cell office:value-type="string" table:style-name="ce50">
            <text:p>Start Switch</text:p>
          </table:table-cell>
          <table:table-cell office:value-type="string" table:style-name="ce50">
            <text:p>Throttle Sensor</text:p>
          </table:table-cell>
          <table:table-cell office:value-type="string" table:style-name="ce50">
            <text:p>Distance Sensor</text:p>
          </table:table-cell>
          <table:table-cell office:value-type="string" table:style-name="ce50">
            <text:p>Radar Sensor</text:p>
          </table:table-cell>
          <table:table-cell office:value-type="string" table:style-name="ce50">
            <text:p>Lidar Sensor</text:p>
          </table:table-cell>
          <table:table-cell office:value-type="string" table:style-name="ce50">
            <text:p>Tilt Sensor</text:p>
          </table:table-cell>
          <table:table-cell table:number-columns-repeated="27" table:style-name="ce50"/>
          <table:table-cell table:style-name="ce49"/>
          <table:table-cell office:value-type="string" table:style-name="ce48">
            <text:p>Component description of attack publication</text:p>
          </table:table-cell>
          <table:table-cell table:number-columns-repeated="16327"/>
        </table:table-row>
        <table:table-row table:style-name="ro26">
          <table:covered-table-cell/>
          <table:table-cell office:value-type="string" table:style-name="ce73">
            <text:p>Actuator</text:p>
          </table:table-cell>
          <table:table-cell office:value-type="string" table:style-name="ce45">
            <text:p>Spark Plugs</text:p>
          </table:table-cell>
          <table:table-cell office:value-type="string" table:style-name="ce43">
            <text:p>Ignition Coil</text:p>
          </table:table-cell>
          <table:table-cell office:value-type="string" table:style-name="ce43">
            <text:p>Injection</text:p>
          </table:table-cell>
          <table:table-cell office:value-type="string" table:style-name="ce43">
            <text:p>Camshaft Control</text:p>
          </table:table-cell>
          <table:table-cell office:value-type="string" table:style-name="ce43">
            <text:p>Suction Pipe Control</text:p>
          </table:table-cell>
          <table:table-cell office:value-type="string" table:style-name="ce43">
            <text:p>Electronic Pedal Control</text:p>
          </table:table-cell>
          <table:table-cell office:value-type="string" table:style-name="ce43">
            <text:p>Exhaust Gas Recirculation</text:p>
          </table:table-cell>
          <table:table-cell office:value-type="string" table:style-name="ce43">
            <text:p>Boost Pressure Control</text:p>
          </table:table-cell>
          <table:table-cell office:value-type="string" table:style-name="ce43">
            <text:p>Air Compressor</text:p>
          </table:table-cell>
          <table:table-cell office:value-type="string" table:style-name="ce43">
            <text:p>Fan</text:p>
          </table:table-cell>
          <table:table-cell office:value-type="string" table:style-name="ce43">
            <text:p>Airbag</text:p>
          </table:table-cell>
          <table:table-cell office:value-type="string" table:style-name="ce43">
            <text:p>Steering</text:p>
          </table:table-cell>
          <table:table-cell office:value-type="string" table:style-name="ce43">
            <text:p>Brakes</text:p>
          </table:table-cell>
          <table:table-cell table:number-columns-repeated="40" table:style-name="ce43"/>
          <table:table-cell table:style-name="ce42"/>
          <table:table-cell office:value-type="string" table:style-name="ce41">
            <text:p>Component description of attack publication</text:p>
          </table:table-cell>
          <table:table-cell table:number-columns-repeated="16327"/>
        </table:table-row>
        <table:table-row table:style-name="ro26">
          <table:table-cell office:value-type="string" table:number-columns-spanned="1" table:number-rows-spanned="6" table:style-name="ce47">
            <text:p>Tools</text:p>
          </table:table-cell>
          <table:table-cell office:value-type="string" table:style-name="ce72">
            <text:p>Hardware Tool</text:p>
          </table:table-cell>
          <table:table-cell office:value-type="string" table:style-name="ce71">
            <text:p>Laptop/PC</text:p>
          </table:table-cell>
          <table:table-cell office:value-type="string" table:style-name="ce70">
            <text:p>Evaluation Boards</text:p>
          </table:table-cell>
          <table:table-cell office:value-type="string" table:style-name="ce70">
            <text:p>Interface</text:p>
          </table:table-cell>
          <table:table-cell office:value-type="string" table:style-name="ce70">
            <text:p>Debugger</text:p>
          </table:table-cell>
          <table:table-cell office:value-type="string" table:style-name="ce70">
            <text:p>Vehicle Diagnostic Tool</text:p>
          </table:table-cell>
          <table:table-cell office:value-type="string" table:style-name="ce70">
            <text:p>Power Supply</text:p>
          </table:table-cell>
          <table:table-cell office:value-type="string" table:style-name="ce70">
            <text:p>Laser</text:p>
          </table:table-cell>
          <table:table-cell office:value-type="string" table:style-name="ce70">
            <text:p>Mobile Device</text:p>
          </table:table-cell>
          <table:table-cell office:value-type="string" table:style-name="ce70">
            <text:p>Graphical Processing Unit</text:p>
          </table:table-cell>
          <table:table-cell table:number-columns-repeated="44" table:style-name="ce70"/>
          <table:table-cell table:style-name="ce69"/>
          <table:table-cell office:value-type="string" table:style-name="ce68">
            <text:p>Tool description of attack publication</text:p>
          </table:table-cell>
          <table:table-cell table:number-columns-repeated="16327"/>
        </table:table-row>
        <table:table-row table:style-name="ro26">
          <table:covered-table-cell/>
          <table:table-cell office:value-type="string" table:style-name="ce53">
            <text:p>Software Tool</text:p>
          </table:table-cell>
          <table:table-cell office:value-type="string" table:style-name="ce52">
            <text:p>Mathematical Tool</text:p>
          </table:table-cell>
          <table:table-cell office:value-type="string" table:style-name="ce50">
            <text:p>Algorithm</text:p>
          </table:table-cell>
          <table:table-cell office:value-type="string" table:style-name="ce50">
            <text:p>Vehicle Diagnostic Software</text:p>
          </table:table-cell>
          <table:table-cell office:value-type="string" table:style-name="ce50">
            <text:p>Framework</text:p>
          </table:table-cell>
          <table:table-cell office:value-type="string" table:style-name="ce50">
            <text:p>Software Driver</text:p>
          </table:table-cell>
          <table:table-cell office:value-type="string" table:style-name="ce50">
            <text:p>Dataset</text:p>
          </table:table-cell>
          <table:table-cell office:value-type="string" table:style-name="ce50">
            <text:p>Debugger</text:p>
          </table:table-cell>
          <table:table-cell office:value-type="string" table:style-name="ce50">
            <text:p>Software Library</text:p>
          </table:table-cell>
          <table:table-cell office:value-type="string" table:style-name="ce50">
            <text:p>Communication Tool</text:p>
          </table:table-cell>
          <table:table-cell office:value-type="string" table:style-name="ce50">
            <text:p>Simulation Tool</text:p>
          </table:table-cell>
          <table:table-cell office:value-type="string" table:style-name="ce50">
            <text:p>Application</text:p>
          </table:table-cell>
          <table:table-cell office:value-type="string" table:style-name="ce50">
            <text:p>Web Application</text:p>
          </table:table-cell>
          <table:table-cell office:value-type="string" table:style-name="ce50">
            <text:p>Cryptographic Software</text:p>
          </table:table-cell>
          <table:table-cell office:value-type="string" table:style-name="ce50">
            <text:p>Software Development Tool</text:p>
          </table:table-cell>
          <table:table-cell table:number-columns-repeated="39" table:style-name="ce50"/>
          <table:table-cell table:style-name="ce49"/>
          <table:table-cell office:value-type="string" table:style-name="ce48">
            <text:p>Tool description of attack publication</text:p>
          </table:table-cell>
          <table:table-cell table:number-columns-repeated="16327"/>
        </table:table-row>
        <table:table-row table:style-name="ro26">
          <table:covered-table-cell/>
          <table:table-cell office:value-type="string" table:style-name="ce53">
            <text:p>Security Tool</text:p>
          </table:table-cell>
          <table:table-cell office:value-type="string" table:style-name="ce52">
            <text:p>Code Analysis Tool<text:s/></text:p>
          </table:table-cell>
          <table:table-cell office:value-type="string" table:style-name="ce50">
            <text:p>Info Gathering Tool</text:p>
          </table:table-cell>
          <table:table-cell office:value-type="string" table:style-name="ce50">
            <text:p>Vulnerability Analysis Tool</text:p>
          </table:table-cell>
          <table:table-cell office:value-type="string" table:style-name="ce50">
            <text:p>Web Application Tool</text:p>
          </table:table-cell>
          <table:table-cell office:value-type="string" table:style-name="ce50">
            <text:p>Exploitation Tool</text:p>
          </table:table-cell>
          <table:table-cell office:value-type="string" table:style-name="ce50">
            <text:p>Stress Testing Tool</text:p>
          </table:table-cell>
          <table:table-cell office:value-type="string" table:style-name="ce50">
            <text:p>Forensic Tool</text:p>
          </table:table-cell>
          <table:table-cell office:value-type="string" table:style-name="ce50">
            <text:p>Sniffing/Spoofing Tool</text:p>
          </table:table-cell>
          <table:table-cell office:value-type="string" table:style-name="ce50">
            <text:p>Password Attack Tool</text:p>
          </table:table-cell>
          <table:table-cell office:value-type="string" table:style-name="ce50">
            <text:p>Maintaining Access Tool</text:p>
          </table:table-cell>
          <table:table-cell office:value-type="string" table:style-name="ce50">
            <text:p>Reverse Engineering Tool</text:p>
          </table:table-cell>
          <table:table-cell table:number-columns-repeated="42" table:style-name="ce50"/>
          <table:table-cell table:style-name="ce49"/>
          <table:table-cell office:value-type="string" table:style-name="ce48">
            <text:p>Tool description of attack publication</text:p>
          </table:table-cell>
          <table:table-cell table:number-columns-repeated="16327"/>
        </table:table-row>
        <table:table-row table:style-name="ro26">
          <table:covered-table-cell/>
          <table:table-cell office:value-type="string" table:style-name="ce53">
            <text:p>Measurement Tool</text:p>
          </table:table-cell>
          <table:table-cell office:value-type="string" table:style-name="ce52">
            <text:p>Oscilloscope</text:p>
          </table:table-cell>
          <table:table-cell office:value-type="string" table:style-name="ce50">
            <text:p>Logic Analyzer</text:p>
          </table:table-cell>
          <table:table-cell table:style-name="ce67"/>
          <table:table-cell table:style-name="ce66"/>
          <table:table-cell table:number-columns-repeated="49" table:style-name="ce50"/>
          <table:table-cell table:style-name="ce49"/>
          <table:table-cell office:value-type="string" table:style-name="ce48">
            <text:p>Tool description of attack publication</text:p>
          </table:table-cell>
          <table:table-cell table:number-columns-repeated="16327"/>
        </table:table-row>
        <table:table-row table:style-name="ro26">
          <table:covered-table-cell/>
          <table:table-cell office:value-type="string" table:style-name="ce53">
            <text:p>Sensing Tool</text:p>
          </table:table-cell>
          <table:table-cell office:value-type="string" table:style-name="ce52">
            <text:p>Camera</text:p>
          </table:table-cell>
          <table:table-cell office:value-type="string" table:style-name="ce50">
            <text:p>LiDAR</text:p>
          </table:table-cell>
          <table:table-cell office:value-type="string" table:style-name="ce50">
            <text:p>Radar</text:p>
          </table:table-cell>
          <table:table-cell table:style-name="ce66"/>
          <table:table-cell table:number-columns-repeated="49" table:style-name="ce50"/>
          <table:table-cell table:style-name="ce49"/>
          <table:table-cell office:value-type="string" table:style-name="ce48">
            <text:p>Tool description of attack publication</text:p>
          </table:table-cell>
          <table:table-cell table:number-columns-repeated="16327"/>
        </table:table-row>
        <table:table-row table:style-name="ro26">
          <table:covered-table-cell/>
          <table:table-cell office:value-type="string" table:style-name="ce46">
            <text:p>Wireless Tool</text:p>
          </table:table-cell>
          <table:table-cell office:value-type="string" table:style-name="ce65">
            <text:p>Bluetooth Tool</text:p>
          </table:table-cell>
          <table:table-cell office:value-type="string" table:style-name="ce63">
            <text:p>Radio Frequency Tool</text:p>
          </table:table-cell>
          <table:table-cell office:value-type="string" table:style-name="ce63">
            <text:p>WLAN Tool</text:p>
          </table:table-cell>
          <table:table-cell office:value-type="string" table:style-name="ce64">
            <text:p>DAB Tool</text:p>
          </table:table-cell>
          <table:table-cell office:value-type="string" table:style-name="ce64">
            <text:p>Cellular Tool</text:p>
          </table:table-cell>
          <table:table-cell office:value-type="string" table:style-name="ce64">
            <text:p>Infrared Tool</text:p>
          </table:table-cell>
          <table:table-cell office:value-type="string" table:style-name="ce63">
            <text:p>Amplifier</text:p>
          </table:table-cell>
          <table:table-cell office:value-type="string" table:style-name="ce63">
            <text:p>Radio Module</text:p>
          </table:table-cell>
          <table:table-cell office:value-type="string" table:style-name="ce63">
            <text:p>Modulator/Demodulator</text:p>
          </table:table-cell>
          <table:table-cell table:number-columns-repeated="44" table:style-name="ce63"/>
          <table:table-cell table:style-name="ce62"/>
          <table:table-cell office:value-type="string" table:style-name="ce61">
            <text:p>Tool description of attack publication</text:p>
          </table:table-cell>
          <table:table-cell table:number-columns-repeated="16327"/>
        </table:table-row>
        <table:table-row table:style-name="ro26">
          <table:table-cell office:value-type="string" table:number-columns-spanned="1" table:number-rows-spanned="22" table:style-name="ce47">
            <text:p>Entry in Vulnerability Database</text:p>
          </table:table-cell>
          <table:table-cell office:value-type="string" table:style-name="ce60">
            <text:p>Common Vulnerabilities and Exposure (CVE)</text:p>
          </table:table-cell>
          <table:table-cell table:style-name="ce59"/>
          <table:table-cell table:number-columns-repeated="2" table:style-name="ce57"/>
          <table:table-cell table:style-name="ce58"/>
          <table:table-cell table:number-columns-repeated="49" table:style-name="ce57"/>
          <table:table-cell table:style-name="ce56"/>
          <table:table-cell table:style-name="ce55"/>
          <table:table-cell table:number-columns-repeated="16327"/>
        </table:table-row>
        <table:table-row table:style-name="ro26">
          <table:covered-table-cell/>
          <table:table-cell office:value-type="string" table:style-name="ce53">
            <text:p>National Vulnerablity Database (NVD)</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Rapid7 - Vulnerability &amp; Exploit Database (Metasploit)</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Exploit Database</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hina National Vulnerability Database (CNVD)</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hina National Vulnerability Database of Information Security (CNNVD)</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ERT-EU Security Advisories</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CERT/CC Vulnerability Notes Database</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AusCERT Security Bulletins)</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ICS-CERT ADVISORY</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Japan Vulnerability Notes (JVN)</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JC3 Bulletin Archive</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JVN iPedia</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NCSC-FI Vulnerability Database</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4">
            <text:p>Packet Storm</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scip VulDB</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SecuriTeam</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Security Focus</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SecurityTracker</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TippingPoint Zero Day Initiative</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53">
            <text:p>VeriSign iDefense</text:p>
          </table:table-cell>
          <table:table-cell table:style-name="ce52"/>
          <table:table-cell table:number-columns-repeated="2" table:style-name="ce50"/>
          <table:table-cell table:style-name="ce51"/>
          <table:table-cell table:number-columns-repeated="49" table:style-name="ce50"/>
          <table:table-cell table:style-name="ce49"/>
          <table:table-cell table:style-name="ce48"/>
          <table:table-cell table:number-columns-repeated="16327"/>
        </table:table-row>
        <table:table-row table:style-name="ro26">
          <table:covered-table-cell/>
          <table:table-cell office:value-type="string" table:style-name="ce46">
            <text:p>WooYun.org</text:p>
          </table:table-cell>
          <table:table-cell table:style-name="ce45"/>
          <table:table-cell table:number-columns-repeated="2" table:style-name="ce43"/>
          <table:table-cell table:style-name="ce44"/>
          <table:table-cell table:number-columns-repeated="49" table:style-name="ce43"/>
          <table:table-cell table:style-name="ce42"/>
          <table:table-cell table:style-name="ce41"/>
          <table:table-cell table:number-columns-repeated="16327"/>
        </table:table-row>
        <table:table-row table:style-name="ro26">
          <table:table-cell office:value-type="string" table:style-name="ce34">
            <text:p>Rating</text:p>
          </table:table-cell>
          <table:table-cell office:value-type="string" table:style-name="ce40">
            <text:p>CVSS</text:p>
          </table:table-cell>
          <table:table-cell table:style-name="ce39"/>
          <table:table-cell table:number-columns-repeated="2" table:style-name="ce37"/>
          <table:table-cell table:style-name="ce38"/>
          <table:table-cell table:number-columns-repeated="49" table:style-name="ce37"/>
          <table:table-cell table:style-name="ce36"/>
          <table:table-cell table:style-name="ce35"/>
          <table:table-cell table:number-columns-repeated="16327"/>
        </table:table-row>
        <table:table-row table:style-name="ro26">
          <table:table-cell office:value-type="string" table:style-name="ce34">
            <text:p>Exploitability</text:p>
          </table:table-cell>
          <table:table-cell office:value-type="string" table:style-name="ce33">
            <text:p>CVSS Exploitability</text:p>
          </table:table-cell>
          <table:table-cell table:style-name="ce32"/>
          <table:table-cell table:number-columns-repeated="2" table:style-name="ce30"/>
          <table:table-cell table:style-name="ce31"/>
          <table:table-cell table:number-columns-repeated="49" table:style-name="ce30"/>
          <table:table-cell table:style-name="ce29"/>
          <table:table-cell table:style-name="ce28"/>
          <table:table-cell table:number-columns-repeated="16327"/>
        </table:table-row>
        <table:table-row table:number-rows-repeated="1048431" table:style-name="ro2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Symbol" svg:font-family="Symbol"/>
  </office:font-face-decls>
  <office:styles>
    <number:number-style style:name="N0">
      <number:number number:min-integer-digits="1"/>
    </number:number-style>
    <number:text-style style:name="N30">
      <number:text-content/>
    </number:text-style>
    <style:style style:name="Berechnung"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Link" style:family="table-cell" style:data-style-name="N0">
      <style:table-cell-properties style:vertical-align="automatic" fo:background-color="transparent"/>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openpyxl</meta:initial-creator>
    <dc:creator>duju0001</dc:creator>
    <meta:creation-date>2015-06-05T18:19:34Z</meta:creation-date>
    <dc:date>2019-04-01T14:17:28Z</dc:date>
    <meta:editing-duration>PT0S</meta:editing-duration>
  </office:meta>
</office:document-meta>
</file>